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21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1.746cm"/>
    </style:style>
    <style:style style:name="co4" style:family="table-column">
      <style:table-column-properties fo:break-before="auto" style:column-width="1.61cm"/>
    </style:style>
    <style:style style:name="co5" style:family="table-column">
      <style:table-column-properties fo:break-before="auto" style:column-width="1.84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Najboljši</text:p>
          </table:table-cell>
          <table:table-cell office:value-type="string" calcext:value-type="string">
            <text:p>Povprečj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4" calcext:value-type="float">
            <text:p>0.064</text:p>
          </table:table-cell>
          <table:table-cell office:value-type="float" office:value="0.256229" calcext:value-type="float">
            <text:p>0.256229</text:p>
          </table:table-cell>
          <table:table-cell table:number-columns-repeated="2" office:value-type="float" office:value="0.272" calcext:value-type="float">
            <text:p>0.272</text:p>
          </table:table-cell>
          <table:table-cell office:value-type="float" office:value="0.3072" calcext:value-type="float">
            <text:p>0.3072</text:p>
          </table:table-cell>
          <table:table-cell table:number-columns-repeated="2" office:value-type="float" office:value="0.328" calcext:value-type="float">
            <text:p>0.328</text:p>
          </table:table-cell>
          <table:table-cell office:value-type="float" office:value="0.3696" calcext:value-type="float">
            <text:p>0.3696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47314" calcext:value-type="float">
            <text:p>0.447314</text:p>
          </table:table-cell>
          <table:table-cell office:value-type="float" office:value="0.656" calcext:value-type="float">
            <text:p>0.656</text:p>
          </table:table-cell>
          <table:table-cell office:value-type="float" office:value="0.338034" calcext:value-type="float">
            <text:p>0.3380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2" calcext:value-type="float">
            <text:p>0.152</text:p>
          </table:table-cell>
          <table:table-cell office:value-type="float" office:value="0.266514" calcext:value-type="float">
            <text:p>0.266514</text:p>
          </table:table-cell>
          <table:table-cell office:value-type="float" office:value="0.272" calcext:value-type="float">
            <text:p>0.272</text:p>
          </table:table-cell>
          <table:table-cell office:value-type="float" office:value="0.289143" calcext:value-type="float">
            <text:p>0.289143</text:p>
          </table:table-cell>
          <table:table-cell table:number-columns-repeated="2" office:value-type="float" office:value="0.328" calcext:value-type="float">
            <text:p>0.328</text:p>
          </table:table-cell>
          <table:table-cell office:value-type="float" office:value="0.357943" calcext:value-type="float">
            <text:p>0.357943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69486" calcext:value-type="float">
            <text:p>0.469486</text:p>
          </table:table-cell>
          <table:table-cell office:value-type="float" office:value="0.656" calcext:value-type="float">
            <text:p>0.656</text:p>
          </table:table-cell>
          <table:table-cell office:value-type="float" office:value="0.351109" calcext:value-type="float">
            <text:p>0.35110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8" calcext:value-type="float">
            <text:p>0.088</text:p>
          </table:table-cell>
          <table:table-cell office:value-type="float" office:value="0.263543" calcext:value-type="float">
            <text:p>0.263543</text:p>
          </table:table-cell>
          <table:table-cell office:value-type="float" office:value="0.272" calcext:value-type="float">
            <text:p>0.272</text:p>
          </table:table-cell>
          <table:table-cell office:value-type="float" office:value="0.321371" calcext:value-type="float">
            <text:p>0.321371</text:p>
          </table:table-cell>
          <table:table-cell office:value-type="float" office:value="0.328" calcext:value-type="float">
            <text:p>0.328</text:p>
          </table:table-cell>
          <table:table-cell office:value-type="float" office:value="0.330057" calcext:value-type="float">
            <text:p>0.330057</text:p>
          </table:table-cell>
          <table:table-cell office:value-type="float" office:value="0.392914" calcext:value-type="float">
            <text:p>0.392914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83429" calcext:value-type="float">
            <text:p>0.483429</text:p>
          </table:table-cell>
          <table:table-cell office:value-type="float" office:value="0.656" calcext:value-type="float">
            <text:p>0.656</text:p>
          </table:table-cell>
          <table:table-cell office:value-type="float" office:value="0.359131" calcext:value-type="float">
            <text:p>0.35913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4" calcext:value-type="float">
            <text:p>0.24</text:p>
          </table:table-cell>
          <table:table-cell office:value-type="float" office:value="0.270629" calcext:value-type="float">
            <text:p>0.270629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9086" calcext:value-type="float">
            <text:p>0.319086</text:p>
          </table:table-cell>
          <table:table-cell office:value-type="float" office:value="0.328" calcext:value-type="float">
            <text:p>0.328</text:p>
          </table:table-cell>
          <table:table-cell office:value-type="float" office:value="0.336914" calcext:value-type="float">
            <text:p>0.336914</text:p>
          </table:table-cell>
          <table:table-cell office:value-type="float" office:value="0.399543" calcext:value-type="float">
            <text:p>0.399543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84571" calcext:value-type="float">
            <text:p>0.484571</text:p>
          </table:table-cell>
          <table:table-cell office:value-type="float" office:value="0.656" calcext:value-type="float">
            <text:p>0.656</text:p>
          </table:table-cell>
          <table:table-cell office:value-type="float" office:value="0.361074" calcext:value-type="float">
            <text:p>0.36107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44" calcext:value-type="float">
            <text:p>0.144</text:p>
          </table:table-cell>
          <table:table-cell office:value-type="float" office:value="0.266743" calcext:value-type="float">
            <text:p>0.266743</text:p>
          </table:table-cell>
          <table:table-cell office:value-type="float" office:value="0.276343" calcext:value-type="float">
            <text:p>0.276343</text:p>
          </table:table-cell>
          <table:table-cell table:number-columns-repeated="2" office:value-type="float" office:value="0.328" calcext:value-type="float">
            <text:p>0.328</text:p>
          </table:table-cell>
          <table:table-cell office:value-type="float" office:value="0.334629" calcext:value-type="float">
            <text:p>0.334629</text:p>
          </table:table-cell>
          <table:table-cell office:value-type="float" office:value="0.395886" calcext:value-type="float">
            <text:p>0.395886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5072" calcext:value-type="float">
            <text:p>0.5072</text:p>
          </table:table-cell>
          <table:table-cell office:value-type="float" office:value="0.656" calcext:value-type="float">
            <text:p>0.656</text:p>
          </table:table-cell>
          <table:table-cell office:value-type="float" office:value="0.36368" calcext:value-type="float">
            <text:p>0.3636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4" calcext:value-type="float">
            <text:p>0.024</text:p>
          </table:table-cell>
          <table:table-cell office:value-type="float" office:value="0.251657" calcext:value-type="float">
            <text:p>0.251657</text:p>
          </table:table-cell>
          <table:table-cell office:value-type="float" office:value="0.273371" calcext:value-type="float">
            <text:p>0.273371</text:p>
          </table:table-cell>
          <table:table-cell office:value-type="float" office:value="0.326171" calcext:value-type="float">
            <text:p>0.326171</text:p>
          </table:table-cell>
          <table:table-cell office:value-type="float" office:value="0.328" calcext:value-type="float">
            <text:p>0.328</text:p>
          </table:table-cell>
          <table:table-cell office:value-type="float" office:value="0.351771" calcext:value-type="float">
            <text:p>0.351771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517257" calcext:value-type="float">
            <text:p>0.517257</text:p>
          </table:table-cell>
          <table:table-cell office:value-type="float" office:value="0.664" calcext:value-type="float">
            <text:p>0.664</text:p>
          </table:table-cell>
          <table:table-cell office:value-type="float" office:value="0.364823" calcext:value-type="float">
            <text:p>0.36482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72" calcext:value-type="float">
            <text:p>0.072</text:p>
          </table:table-cell>
          <table:table-cell office:value-type="float" office:value="0.247771" calcext:value-type="float">
            <text:p>0.247771</text:p>
          </table:table-cell>
          <table:table-cell office:value-type="float" office:value="0.274286" calcext:value-type="float">
            <text:p>0.274286</text:p>
          </table:table-cell>
          <table:table-cell office:value-type="float" office:value="0.326171" calcext:value-type="float">
            <text:p>0.326171</text:p>
          </table:table-cell>
          <table:table-cell office:value-type="float" office:value="0.328229" calcext:value-type="float">
            <text:p>0.328229</text:p>
          </table:table-cell>
          <table:table-cell office:value-type="float" office:value="0.386514" calcext:value-type="float">
            <text:p>0.386514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00229" calcext:value-type="float">
            <text:p>0.400229</text:p>
          </table:table-cell>
          <table:table-cell office:value-type="float" office:value="0.559543" calcext:value-type="float">
            <text:p>0.559543</text:p>
          </table:table-cell>
          <table:table-cell office:value-type="float" office:value="0.664" calcext:value-type="float">
            <text:p>0.664</text:p>
          </table:table-cell>
          <table:table-cell office:value-type="float" office:value="0.372274" calcext:value-type="float">
            <text:p>0.37227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4" calcext:value-type="float">
            <text:p>0.024</text:p>
          </table:table-cell>
          <table:table-cell office:value-type="float" office:value="0.253486" calcext:value-type="float">
            <text:p>0.253486</text:p>
          </table:table-cell>
          <table:table-cell office:value-type="float" office:value="0.2816" calcext:value-type="float">
            <text:p>0.2816</text:p>
          </table:table-cell>
          <table:table-cell office:value-type="float" office:value="0.328" calcext:value-type="float">
            <text:p>0.328</text:p>
          </table:table-cell>
          <table:table-cell office:value-type="float" office:value="0.335771" calcext:value-type="float">
            <text:p>0.335771</text:p>
          </table:table-cell>
          <table:table-cell office:value-type="float" office:value="0.399086" calcext:value-type="float">
            <text:p>0.399086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096" calcext:value-type="float">
            <text:p>0.4096</text:p>
          </table:table-cell>
          <table:table-cell office:value-type="float" office:value="0.597714" calcext:value-type="float">
            <text:p>0.597714</text:p>
          </table:table-cell>
          <table:table-cell office:value-type="float" office:value="0.664" calcext:value-type="float">
            <text:p>0.664</text:p>
          </table:table-cell>
          <table:table-cell office:value-type="float" office:value="0.380526" calcext:value-type="float">
            <text:p>0.38052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8" calcext:value-type="float">
            <text:p>0.128</text:p>
          </table:table-cell>
          <table:table-cell office:value-type="float" office:value="0.260571" calcext:value-type="float">
            <text:p>0.260571</text:p>
          </table:table-cell>
          <table:table-cell office:value-type="float" office:value="0.290286" calcext:value-type="float">
            <text:p>0.290286</text:p>
          </table:table-cell>
          <table:table-cell office:value-type="float" office:value="0.328" calcext:value-type="float">
            <text:p>0.328</text:p>
          </table:table-cell>
          <table:table-cell office:value-type="float" office:value="0.347657" calcext:value-type="float">
            <text:p>0.347657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19429" calcext:value-type="float">
            <text:p>0.419429</text:p>
          </table:table-cell>
          <table:table-cell office:value-type="float" office:value="0.607771" calcext:value-type="float">
            <text:p>0.607771</text:p>
          </table:table-cell>
          <table:table-cell office:value-type="float" office:value="0.664" calcext:value-type="float">
            <text:p>0.664</text:p>
          </table:table-cell>
          <table:table-cell office:value-type="float" office:value="0.385371" calcext:value-type="float">
            <text:p>0.38537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256" calcext:value-type="float">
            <text:p>0.256</text:p>
          </table:table-cell>
          <table:table-cell office:value-type="float" office:value="0.301486" calcext:value-type="float">
            <text:p>0.301486</text:p>
          </table:table-cell>
          <table:table-cell office:value-type="float" office:value="0.328" calcext:value-type="float">
            <text:p>0.328</text:p>
          </table:table-cell>
          <table:table-cell office:value-type="float" office:value="0.365257" calcext:value-type="float">
            <text:p>0.365257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10743" calcext:value-type="float">
            <text:p>0.410743</text:p>
          </table:table-cell>
          <table:table-cell office:value-type="float" office:value="0.593143" calcext:value-type="float">
            <text:p>0.593143</text:p>
          </table:table-cell>
          <table:table-cell office:value-type="float" office:value="0.664" calcext:value-type="float">
            <text:p>0.664</text:p>
          </table:table-cell>
          <table:table-cell office:value-type="float" office:value="0.385463" calcext:value-type="float">
            <text:p>0.38546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" calcext:value-type="float">
            <text:p>0.08</text:p>
          </table:table-cell>
          <table:table-cell office:value-type="float" office:value="0.262171" calcext:value-type="float">
            <text:p>0.262171</text:p>
          </table:table-cell>
          <table:table-cell office:value-type="float" office:value="0.317257" calcext:value-type="float">
            <text:p>0.317257</text:p>
          </table:table-cell>
          <table:table-cell office:value-type="float" office:value="0.328" calcext:value-type="float">
            <text:p>0.328</text:p>
          </table:table-cell>
          <table:table-cell office:value-type="float" office:value="0.370743" calcext:value-type="float">
            <text:p>0.370743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20343" calcext:value-type="float">
            <text:p>0.420343</text:p>
          </table:table-cell>
          <table:table-cell office:value-type="float" office:value="0.601371" calcext:value-type="float">
            <text:p>0.601371</text:p>
          </table:table-cell>
          <table:table-cell office:value-type="float" office:value="0.664" calcext:value-type="float">
            <text:p>0.664</text:p>
          </table:table-cell>
          <table:table-cell office:value-type="float" office:value="0.389989" calcext:value-type="float">
            <text:p>0.38998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96" calcext:value-type="float">
            <text:p>0.096</text:p>
          </table:table-cell>
          <table:table-cell office:value-type="float" office:value="0.260343" calcext:value-type="float">
            <text:p>0.260343</text:p>
          </table:table-cell>
          <table:table-cell office:value-type="float" office:value="0.321829" calcext:value-type="float">
            <text:p>0.3218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75086" calcext:value-type="float">
            <text:p>0.375086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18057" calcext:value-type="float">
            <text:p>0.418057</text:p>
          </table:table-cell>
          <table:table-cell office:value-type="float" office:value="0.599771" calcext:value-type="float">
            <text:p>0.599771</text:p>
          </table:table-cell>
          <table:table-cell office:value-type="float" office:value="0.664" calcext:value-type="float">
            <text:p>0.664</text:p>
          </table:table-cell>
          <table:table-cell office:value-type="float" office:value="0.390309" calcext:value-type="float">
            <text:p>0.39030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2" calcext:value-type="float">
            <text:p>0.112</text:p>
          </table:table-cell>
          <table:table-cell office:value-type="float" office:value="0.2656" calcext:value-type="float">
            <text:p>0.2656</text:p>
          </table:table-cell>
          <table:table-cell office:value-type="float" office:value="0.319771" calcext:value-type="float">
            <text:p>0.319771</text:p>
          </table:table-cell>
          <table:table-cell office:value-type="float" office:value="0.328" calcext:value-type="float">
            <text:p>0.328</text:p>
          </table:table-cell>
          <table:table-cell office:value-type="float" office:value="0.346286" calcext:value-type="float">
            <text:p>0.346286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33371" calcext:value-type="float">
            <text:p>0.433371</text:p>
          </table:table-cell>
          <table:table-cell office:value-type="float" office:value="0.604114" calcext:value-type="float">
            <text:p>0.604114</text:p>
          </table:table-cell>
          <table:table-cell office:value-type="float" office:value="0.664" calcext:value-type="float">
            <text:p>0.664</text:p>
          </table:table-cell>
          <table:table-cell office:value-type="float" office:value="0.389714" calcext:value-type="float">
            <text:p>0.38971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24" calcext:value-type="float">
            <text:p>0.224</text:p>
          </table:table-cell>
          <table:table-cell office:value-type="float" office:value="0.278171" calcext:value-type="float">
            <text:p>0.278171</text:p>
          </table:table-cell>
          <table:table-cell office:value-type="float" office:value="0.327771" calcext:value-type="float">
            <text:p>0.327771</text:p>
          </table:table-cell>
          <table:table-cell office:value-type="float" office:value="0.330286" calcext:value-type="float">
            <text:p>0.330286</text:p>
          </table:table-cell>
          <table:table-cell office:value-type="float" office:value="0.395886" calcext:value-type="float">
            <text:p>0.395886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288" calcext:value-type="float">
            <text:p>0.4288</text:p>
          </table:table-cell>
          <table:table-cell office:value-type="float" office:value="0.606629" calcext:value-type="float">
            <text:p>0.606629</text:p>
          </table:table-cell>
          <table:table-cell office:value-type="float" office:value="0.664" calcext:value-type="float">
            <text:p>0.664</text:p>
          </table:table-cell>
          <table:table-cell office:value-type="float" office:value="0.396754" calcext:value-type="float">
            <text:p>0.39675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68" calcext:value-type="float">
            <text:p>0.168</text:p>
          </table:table-cell>
          <table:table-cell office:value-type="float" office:value="0.282057" calcext:value-type="float">
            <text:p>0.282057</text:p>
          </table:table-cell>
          <table:table-cell office:value-type="float" office:value="0.328" calcext:value-type="float">
            <text:p>0.328</text:p>
          </table:table-cell>
          <table:table-cell office:value-type="float" office:value="0.328686" calcext:value-type="float">
            <text:p>0.328686</text:p>
          </table:table-cell>
          <table:table-cell office:value-type="float" office:value="0.395429" calcext:value-type="float">
            <text:p>0.395429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29029" calcext:value-type="float">
            <text:p>0.429029</text:p>
          </table:table-cell>
          <table:table-cell office:value-type="float" office:value="0.613257" calcext:value-type="float">
            <text:p>0.613257</text:p>
          </table:table-cell>
          <table:table-cell office:value-type="float" office:value="0.664" calcext:value-type="float">
            <text:p>0.664</text:p>
          </table:table-cell>
          <table:table-cell office:value-type="float" office:value="0.397646" calcext:value-type="float">
            <text:p>0.39764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24" calcext:value-type="float">
            <text:p>0.224</text:p>
          </table:table-cell>
          <table:table-cell office:value-type="float" office:value="0.294629" calcext:value-type="float">
            <text:p>0.2946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30514" calcext:value-type="float">
            <text:p>0.330514</text:p>
          </table:table-cell>
          <table:table-cell office:value-type="float" office:value="0.397486" calcext:value-type="float">
            <text:p>0.397486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15543" calcext:value-type="float">
            <text:p>0.415543</text:p>
          </table:table-cell>
          <table:table-cell office:value-type="float" office:value="0.601829" calcext:value-type="float">
            <text:p>0.601829</text:p>
          </table:table-cell>
          <table:table-cell office:value-type="float" office:value="0.664" calcext:value-type="float">
            <text:p>0.664</text:p>
          </table:table-cell>
          <table:table-cell office:value-type="float" office:value="0.3968" calcext:value-type="float">
            <text:p>0.396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24" calcext:value-type="float">
            <text:p>0.224</text:p>
          </table:table-cell>
          <table:table-cell office:value-type="float" office:value="0.2896" calcext:value-type="float">
            <text:p>0.2896</text:p>
          </table:table-cell>
          <table:table-cell office:value-type="float" office:value="0.328" calcext:value-type="float">
            <text:p>0.328</text:p>
          </table:table-cell>
          <table:table-cell office:value-type="float" office:value="0.332114" calcext:value-type="float">
            <text:p>0.332114</text:p>
          </table:table-cell>
          <table:table-cell office:value-type="float" office:value="0.395429" calcext:value-type="float">
            <text:p>0.395429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288" calcext:value-type="float">
            <text:p>0.4288</text:p>
          </table:table-cell>
          <table:table-cell office:value-type="float" office:value="0.621943" calcext:value-type="float">
            <text:p>0.621943</text:p>
          </table:table-cell>
          <table:table-cell office:value-type="float" office:value="0.68" calcext:value-type="float">
            <text:p>0.68</text:p>
          </table:table-cell>
          <table:table-cell office:value-type="float" office:value="0.399589" calcext:value-type="float">
            <text:p>0.39958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96" calcext:value-type="float">
            <text:p>0.096</text:p>
          </table:table-cell>
          <table:table-cell office:value-type="float" office:value="0.287086" calcext:value-type="float">
            <text:p>0.287086</text:p>
          </table:table-cell>
          <table:table-cell office:value-type="float" office:value="0.328" calcext:value-type="float">
            <text:p>0.328</text:p>
          </table:table-cell>
          <table:table-cell office:value-type="float" office:value="0.378971" calcext:value-type="float">
            <text:p>0.378971</text:p>
          </table:table-cell>
          <table:table-cell table:number-columns-repeated="5" office:value-type="float" office:value="0.4" calcext:value-type="float">
            <text:p>0.4</text:p>
          </table:table-cell>
          <table:table-cell office:value-type="float" office:value="0.466743" calcext:value-type="float">
            <text:p>0.466743</text:p>
          </table:table-cell>
          <table:table-cell office:value-type="float" office:value="0.628114" calcext:value-type="float">
            <text:p>0.628114</text:p>
          </table:table-cell>
          <table:table-cell office:value-type="float" office:value="0.68" calcext:value-type="float">
            <text:p>0.68</text:p>
          </table:table-cell>
          <table:table-cell office:value-type="float" office:value="0.408891" calcext:value-type="float">
            <text:p>0.40889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72" calcext:value-type="float">
            <text:p>0.272</text:p>
          </table:table-cell>
          <table:table-cell office:value-type="float" office:value="0.280914" calcext:value-type="float">
            <text:p>0.280914</text:p>
          </table:table-cell>
          <table:table-cell office:value-type="float" office:value="0.328" calcext:value-type="float">
            <text:p>0.328</text:p>
          </table:table-cell>
          <table:table-cell office:value-type="float" office:value="0.3408" calcext:value-type="float">
            <text:p>0.3408</text:p>
          </table:table-cell>
          <table:table-cell office:value-type="float" office:value="0.399771" calcext:value-type="float">
            <text:p>0.399771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22857" calcext:value-type="float">
            <text:p>0.422857</text:p>
          </table:table-cell>
          <table:table-cell office:value-type="float" office:value="0.6176" calcext:value-type="float">
            <text:p>0.6176</text:p>
          </table:table-cell>
          <table:table-cell office:value-type="float" office:value="0.68" calcext:value-type="float">
            <text:p>0.68</text:p>
          </table:table-cell>
          <table:table-cell office:value-type="float" office:value="0.398994" calcext:value-type="float">
            <text:p>0.39899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7029" calcext:value-type="float">
            <text:p>0.2770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43543" calcext:value-type="float">
            <text:p>0.343543</text:p>
          </table:table-cell>
          <table:table-cell table:number-columns-repeated="5" office:value-type="float" office:value="0.4" calcext:value-type="float">
            <text:p>0.4</text:p>
          </table:table-cell>
          <table:table-cell office:value-type="float" office:value="0.469714" calcext:value-type="float">
            <text:p>0.469714</text:p>
          </table:table-cell>
          <table:table-cell office:value-type="float" office:value="0.637257" calcext:value-type="float">
            <text:p>0.637257</text:p>
          </table:table-cell>
          <table:table-cell office:value-type="float" office:value="0.68" calcext:value-type="float">
            <text:p>0.68</text:p>
          </table:table-cell>
          <table:table-cell office:value-type="float" office:value="0.405554" calcext:value-type="float">
            <text:p>0.40555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2" calcext:value-type="float">
            <text:p>0.12</text:p>
          </table:table-cell>
          <table:table-cell office:value-type="float" office:value="0.264" calcext:value-type="float">
            <text:p>0.264</text:p>
          </table:table-cell>
          <table:table-cell office:value-type="float" office:value="0.3168" calcext:value-type="float">
            <text:p>0.3168</text:p>
          </table:table-cell>
          <table:table-cell office:value-type="float" office:value="0.3376" calcext:value-type="float">
            <text:p>0.3376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00457" calcext:value-type="float">
            <text:p>0.400457</text:p>
          </table:table-cell>
          <table:table-cell office:value-type="float" office:value="0.511086" calcext:value-type="float">
            <text:p>0.511086</text:p>
          </table:table-cell>
          <table:table-cell office:value-type="float" office:value="0.646629" calcext:value-type="float">
            <text:p>0.646629</text:p>
          </table:table-cell>
          <table:table-cell office:value-type="float" office:value="0.68" calcext:value-type="float">
            <text:p>0.68</text:p>
          </table:table-cell>
          <table:table-cell office:value-type="float" office:value="0.407657" calcext:value-type="float">
            <text:p>0.40765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72" calcext:value-type="float">
            <text:p>0.272</text:p>
          </table:table-cell>
          <table:table-cell office:value-type="float" office:value="0.295543" calcext:value-type="float">
            <text:p>0.295543</text:p>
          </table:table-cell>
          <table:table-cell office:value-type="float" office:value="0.328" calcext:value-type="float">
            <text:p>0.328</text:p>
          </table:table-cell>
          <table:table-cell office:value-type="float" office:value="0.365257" calcext:value-type="float">
            <text:p>0.365257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05714" calcext:value-type="float">
            <text:p>0.405714</text:p>
          </table:table-cell>
          <table:table-cell office:value-type="float" office:value="0.5264" calcext:value-type="float">
            <text:p>0.5264</text:p>
          </table:table-cell>
          <table:table-cell office:value-type="float" office:value="0.655543" calcext:value-type="float">
            <text:p>0.655543</text:p>
          </table:table-cell>
          <table:table-cell office:value-type="float" office:value="0.792" calcext:value-type="float">
            <text:p>0.792</text:p>
          </table:table-cell>
          <table:table-cell office:value-type="float" office:value="0.417646" calcext:value-type="float">
            <text:p>0.41764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72" calcext:value-type="float">
            <text:p>0.272</text:p>
          </table:table-cell>
          <table:table-cell office:value-type="float" office:value="0.308343" calcext:value-type="float">
            <text:p>0.308343</text:p>
          </table:table-cell>
          <table:table-cell office:value-type="float" office:value="0.3376" calcext:value-type="float">
            <text:p>0.3376</text:p>
          </table:table-cell>
          <table:table-cell table:number-columns-repeated="5" office:value-type="float" office:value="0.4" calcext:value-type="float">
            <text:p>0.4</text:p>
          </table:table-cell>
          <table:table-cell office:value-type="float" office:value="0.404343" calcext:value-type="float">
            <text:p>0.404343</text:p>
          </table:table-cell>
          <table:table-cell office:value-type="float" office:value="0.5568" calcext:value-type="float">
            <text:p>0.5568</text:p>
          </table:table-cell>
          <table:table-cell office:value-type="float" office:value="0.658971" calcext:value-type="float">
            <text:p>0.658971</text:p>
          </table:table-cell>
          <table:table-cell office:value-type="float" office:value="0.792" calcext:value-type="float">
            <text:p>0.792</text:p>
          </table:table-cell>
          <table:table-cell office:value-type="float" office:value="0.426606" calcext:value-type="float">
            <text:p>0.42660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6" calcext:value-type="float">
            <text:p>0.16</text:p>
          </table:table-cell>
          <table:table-cell office:value-type="float" office:value="0.2992" calcext:value-type="float">
            <text:p>0.2992</text:p>
          </table:table-cell>
          <table:table-cell office:value-type="float" office:value="0.336" calcext:value-type="float">
            <text:p>0.336</text:p>
          </table:table-cell>
          <table:table-cell office:value-type="float" office:value="0.399314" calcext:value-type="float">
            <text:p>0.399314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25371" calcext:value-type="float">
            <text:p>0.425371</text:p>
          </table:table-cell>
          <table:table-cell office:value-type="float" office:value="0.576686" calcext:value-type="float">
            <text:p>0.576686</text:p>
          </table:table-cell>
          <table:table-cell office:value-type="float" office:value="0.664914" calcext:value-type="float">
            <text:p>0.664914</text:p>
          </table:table-cell>
          <table:table-cell office:value-type="float" office:value="0.792" calcext:value-type="float">
            <text:p>0.792</text:p>
          </table:table-cell>
          <table:table-cell office:value-type="float" office:value="0.430149" calcext:value-type="float">
            <text:p>0.43014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6" calcext:value-type="float">
            <text:p>0.16</text:p>
          </table:table-cell>
          <table:table-cell office:value-type="float" office:value="0.2896" calcext:value-type="float">
            <text:p>0.2896</text:p>
          </table:table-cell>
          <table:table-cell office:value-type="float" office:value="0.329143" calcext:value-type="float">
            <text:p>0.329143</text:p>
          </table:table-cell>
          <table:table-cell office:value-type="float" office:value="0.393371" calcext:value-type="float">
            <text:p>0.393371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20571" calcext:value-type="float">
            <text:p>0.420571</text:p>
          </table:table-cell>
          <table:table-cell office:value-type="float" office:value="0.583543" calcext:value-type="float">
            <text:p>0.583543</text:p>
          </table:table-cell>
          <table:table-cell office:value-type="float" office:value="0.663314" calcext:value-type="float">
            <text:p>0.663314</text:p>
          </table:table-cell>
          <table:table-cell office:value-type="float" office:value="0.792" calcext:value-type="float">
            <text:p>0.792</text:p>
          </table:table-cell>
          <table:table-cell office:value-type="float" office:value="0.427954" calcext:value-type="float">
            <text:p>0.42795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72" calcext:value-type="float">
            <text:p>0.272</text:p>
          </table:table-cell>
          <table:table-cell office:value-type="float" office:value="0.293486" calcext:value-type="float">
            <text:p>0.293486</text:p>
          </table:table-cell>
          <table:table-cell office:value-type="float" office:value="0.329143" calcext:value-type="float">
            <text:p>0.329143</text:p>
          </table:table-cell>
          <table:table-cell office:value-type="float" office:value="0.394286" calcext:value-type="float">
            <text:p>0.394286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37714" calcext:value-type="float">
            <text:p>0.437714</text:p>
          </table:table-cell>
          <table:table-cell office:value-type="float" office:value="0.601143" calcext:value-type="float">
            <text:p>0.601143</text:p>
          </table:table-cell>
          <table:table-cell office:value-type="float" office:value="0.671086" calcext:value-type="float">
            <text:p>0.671086</text:p>
          </table:table-cell>
          <table:table-cell office:value-type="float" office:value="0.792" calcext:value-type="float">
            <text:p>0.792</text:p>
          </table:table-cell>
          <table:table-cell office:value-type="float" office:value="0.432686" calcext:value-type="float">
            <text:p>0.43268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64" calcext:value-type="float">
            <text:p>0.264</text:p>
          </table:table-cell>
          <table:table-cell office:value-type="float" office:value="0.293714" calcext:value-type="float">
            <text:p>0.293714</text:p>
          </table:table-cell>
          <table:table-cell office:value-type="float" office:value="0.333714" calcext:value-type="float">
            <text:p>0.333714</text:p>
          </table:table-cell>
          <table:table-cell office:value-type="float" office:value="0.398857" calcext:value-type="float">
            <text:p>0.398857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42514" calcext:value-type="float">
            <text:p>0.442514</text:p>
          </table:table-cell>
          <table:table-cell office:value-type="float" office:value="0.594286" calcext:value-type="float">
            <text:p>0.594286</text:p>
          </table:table-cell>
          <table:table-cell office:value-type="float" office:value="0.6768" calcext:value-type="float">
            <text:p>0.6768</text:p>
          </table:table-cell>
          <table:table-cell office:value-type="float" office:value="0.792" calcext:value-type="float">
            <text:p>0.792</text:p>
          </table:table-cell>
          <table:table-cell office:value-type="float" office:value="0.433989" calcext:value-type="float">
            <text:p>0.43398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72" calcext:value-type="float">
            <text:p>0.272</text:p>
          </table:table-cell>
          <table:table-cell office:value-type="float" office:value="0.303771" calcext:value-type="float">
            <text:p>0.303771</text:p>
          </table:table-cell>
          <table:table-cell office:value-type="float" office:value="0.351314" calcext:value-type="float">
            <text:p>0.351314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00457" calcext:value-type="float">
            <text:p>0.400457</text:p>
          </table:table-cell>
          <table:table-cell office:value-type="float" office:value="0.505143" calcext:value-type="float">
            <text:p>0.505143</text:p>
          </table:table-cell>
          <table:table-cell office:value-type="float" office:value="0.610514" calcext:value-type="float">
            <text:p>0.610514</text:p>
          </table:table-cell>
          <table:table-cell office:value-type="float" office:value="0.689371" calcext:value-type="float">
            <text:p>0.689371</text:p>
          </table:table-cell>
          <table:table-cell office:value-type="float" office:value="0.824" calcext:value-type="float">
            <text:p>0.824</text:p>
          </table:table-cell>
          <table:table-cell office:value-type="float" office:value="0.446057" calcext:value-type="float">
            <text:p>0.44605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72" calcext:value-type="float">
            <text:p>0.272</text:p>
          </table:table-cell>
          <table:table-cell office:value-type="float" office:value="0.302171" calcext:value-type="float">
            <text:p>0.302171</text:p>
          </table:table-cell>
          <table:table-cell office:value-type="float" office:value="0.346514" calcext:value-type="float">
            <text:p>0.346514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11657" calcext:value-type="float">
            <text:p>0.411657</text:p>
          </table:table-cell>
          <table:table-cell office:value-type="float" office:value="0.524343" calcext:value-type="float">
            <text:p>0.524343</text:p>
          </table:table-cell>
          <table:table-cell office:value-type="float" office:value="0.615314" calcext:value-type="float">
            <text:p>0.615314</text:p>
          </table:table-cell>
          <table:table-cell office:value-type="float" office:value="0.695086" calcext:value-type="float">
            <text:p>0.695086</text:p>
          </table:table-cell>
          <table:table-cell office:value-type="float" office:value="0.824" calcext:value-type="float">
            <text:p>0.824</text:p>
          </table:table-cell>
          <table:table-cell office:value-type="float" office:value="0.449509" calcext:value-type="float">
            <text:p>0.44950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72" calcext:value-type="float">
            <text:p>0.272</text:p>
          </table:table-cell>
          <table:table-cell office:value-type="float" office:value="0.304" calcext:value-type="float">
            <text:p>0.304</text:p>
          </table:table-cell>
          <table:table-cell office:value-type="float" office:value="0.333257" calcext:value-type="float">
            <text:p>0.333257</text:p>
          </table:table-cell>
          <table:table-cell office:value-type="float" office:value="0.397029" calcext:value-type="float">
            <text:p>0.397029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34514" calcext:value-type="float">
            <text:p>0.434514</text:p>
          </table:table-cell>
          <table:table-cell office:value-type="float" office:value="0.549714" calcext:value-type="float">
            <text:p>0.549714</text:p>
          </table:table-cell>
          <table:table-cell office:value-type="float" office:value="0.621714" calcext:value-type="float">
            <text:p>0.621714</text:p>
          </table:table-cell>
          <table:table-cell office:value-type="float" office:value="0.696914" calcext:value-type="float">
            <text:p>0.696914</text:p>
          </table:table-cell>
          <table:table-cell office:value-type="float" office:value="0.824" calcext:value-type="float">
            <text:p>0.824</text:p>
          </table:table-cell>
          <table:table-cell office:value-type="float" office:value="0.453714" calcext:value-type="float">
            <text:p>0.45371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72" calcext:value-type="float">
            <text:p>0.272</text:p>
          </table:table-cell>
          <table:table-cell office:value-type="float" office:value="0.306743" calcext:value-type="float">
            <text:p>0.306743</text:p>
          </table:table-cell>
          <table:table-cell office:value-type="float" office:value="0.341257" calcext:value-type="float">
            <text:p>0.341257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544" calcext:value-type="float">
            <text:p>0.4544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632229" calcext:value-type="float">
            <text:p>0.632229</text:p>
          </table:table-cell>
          <table:table-cell office:value-type="float" office:value="0.698743" calcext:value-type="float">
            <text:p>0.698743</text:p>
          </table:table-cell>
          <table:table-cell office:value-type="float" office:value="0.824" calcext:value-type="float">
            <text:p>0.824</text:p>
          </table:table-cell>
          <table:table-cell office:value-type="float" office:value="0.460617" calcext:value-type="float">
            <text:p>0.46061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7486" calcext:value-type="float">
            <text:p>0.317486</text:p>
          </table:table-cell>
          <table:table-cell office:value-type="float" office:value="0.359314" calcext:value-type="float">
            <text:p>0.359314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00686" calcext:value-type="float">
            <text:p>0.400686</text:p>
          </table:table-cell>
          <table:table-cell office:value-type="float" office:value="0.484343" calcext:value-type="float">
            <text:p>0.484343</text:p>
          </table:table-cell>
          <table:table-cell office:value-type="float" office:value="0.587886" calcext:value-type="float">
            <text:p>0.587886</text:p>
          </table:table-cell>
          <table:table-cell office:value-type="float" office:value="0.634743" calcext:value-type="float">
            <text:p>0.634743</text:p>
          </table:table-cell>
          <table:table-cell office:value-type="float" office:value="0.698514" calcext:value-type="float">
            <text:p>0.698514</text:p>
          </table:table-cell>
          <table:table-cell office:value-type="float" office:value="0.824" calcext:value-type="float">
            <text:p>0.824</text:p>
          </table:table-cell>
          <table:table-cell office:value-type="float" office:value="0.468297" calcext:value-type="float">
            <text:p>0.46829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7486" calcext:value-type="float">
            <text:p>0.317486</text:p>
          </table:table-cell>
          <table:table-cell office:value-type="float" office:value="0.387657" calcext:value-type="float">
            <text:p>0.387657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07086" calcext:value-type="float">
            <text:p>0.407086</text:p>
          </table:table-cell>
          <table:table-cell office:value-type="float" office:value="0.522971" calcext:value-type="float">
            <text:p>0.522971</text:p>
          </table:table-cell>
          <table:table-cell office:value-type="float" office:value="0.597029" calcext:value-type="float">
            <text:p>0.597029</text:p>
          </table:table-cell>
          <table:table-cell office:value-type="float" office:value="0.6368" calcext:value-type="float">
            <text:p>0.6368</text:p>
          </table:table-cell>
          <table:table-cell office:value-type="float" office:value="0.706286" calcext:value-type="float">
            <text:p>0.706286</text:p>
          </table:table-cell>
          <table:table-cell office:value-type="float" office:value="0.824" calcext:value-type="float">
            <text:p>0.824</text:p>
          </table:table-cell>
          <table:table-cell office:value-type="float" office:value="0.477531" calcext:value-type="float">
            <text:p>0.47753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7943" calcext:value-type="float">
            <text:p>0.317943</text:p>
          </table:table-cell>
          <table:table-cell office:value-type="float" office:value="0.373029" calcext:value-type="float">
            <text:p>0.373029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44114" calcext:value-type="float">
            <text:p>0.444114</text:p>
          </table:table-cell>
          <table:table-cell office:value-type="float" office:value="0.549714" calcext:value-type="float">
            <text:p>0.549714</text:p>
          </table:table-cell>
          <table:table-cell office:value-type="float" office:value="0.618286" calcext:value-type="float">
            <text:p>0.618286</text:p>
          </table:table-cell>
          <table:table-cell office:value-type="float" office:value="0.644114" calcext:value-type="float">
            <text:p>0.644114</text:p>
          </table:table-cell>
          <table:table-cell office:value-type="float" office:value="0.712457" calcext:value-type="float">
            <text:p>0.712457</text:p>
          </table:table-cell>
          <table:table-cell office:value-type="float" office:value="0.824" calcext:value-type="float">
            <text:p>0.824</text:p>
          </table:table-cell>
          <table:table-cell office:value-type="float" office:value="0.485966" calcext:value-type="float">
            <text:p>0.48596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5657" calcext:value-type="float">
            <text:p>0.315657</text:p>
          </table:table-cell>
          <table:table-cell office:value-type="float" office:value="0.3616" calcext:value-type="float">
            <text:p>0.3616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59657" calcext:value-type="float">
            <text:p>0.459657</text:p>
          </table:table-cell>
          <table:table-cell office:value-type="float" office:value="0.551771" calcext:value-type="float">
            <text:p>0.551771</text:p>
          </table:table-cell>
          <table:table-cell office:value-type="float" office:value="0.618743" calcext:value-type="float">
            <text:p>0.618743</text:p>
          </table:table-cell>
          <table:table-cell office:value-type="float" office:value="0.645714" calcext:value-type="float">
            <text:p>0.645714</text:p>
          </table:table-cell>
          <table:table-cell office:value-type="float" office:value="0.7008" calcext:value-type="float">
            <text:p>0.7008</text:p>
          </table:table-cell>
          <table:table-cell office:value-type="float" office:value="0.824" calcext:value-type="float">
            <text:p>0.824</text:p>
          </table:table-cell>
          <table:table-cell office:value-type="float" office:value="0.485394" calcext:value-type="float">
            <text:p>0.48539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36" calcext:value-type="float">
            <text:p>0.3136</text:p>
          </table:table-cell>
          <table:table-cell office:value-type="float" office:value="0.376229" calcext:value-type="float">
            <text:p>0.376229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61257" calcext:value-type="float">
            <text:p>0.461257</text:p>
          </table:table-cell>
          <table:table-cell office:value-type="float" office:value="0.56" calcext:value-type="float">
            <text:p>0.56</text:p>
          </table:table-cell>
          <table:table-cell office:value-type="float" office:value="0.617371" calcext:value-type="float">
            <text:p>0.617371</text:p>
          </table:table-cell>
          <table:table-cell office:value-type="float" office:value="0.643657" calcext:value-type="float">
            <text:p>0.643657</text:p>
          </table:table-cell>
          <table:table-cell office:value-type="float" office:value="0.701943" calcext:value-type="float">
            <text:p>0.701943</text:p>
          </table:table-cell>
          <table:table-cell office:value-type="float" office:value="0.824" calcext:value-type="float">
            <text:p>0.824</text:p>
          </table:table-cell>
          <table:table-cell office:value-type="float" office:value="0.487406" calcext:value-type="float">
            <text:p>0.48740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72" calcext:value-type="float">
            <text:p>0.272</text:p>
          </table:table-cell>
          <table:table-cell office:value-type="float" office:value="0.32" calcext:value-type="float">
            <text:p>0.32</text:p>
          </table:table-cell>
          <table:table-cell office:value-type="float" office:value="0.341257" calcext:value-type="float">
            <text:p>0.341257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304" calcext:value-type="float">
            <text:p>0.4304</text:p>
          </table:table-cell>
          <table:table-cell office:value-type="float" office:value="0.535314" calcext:value-type="float">
            <text:p>0.535314</text:p>
          </table:table-cell>
          <table:table-cell office:value-type="float" office:value="0.608457" calcext:value-type="float">
            <text:p>0.608457</text:p>
          </table:table-cell>
          <table:table-cell office:value-type="float" office:value="0.639771" calcext:value-type="float">
            <text:p>0.639771</text:p>
          </table:table-cell>
          <table:table-cell office:value-type="float" office:value="0.696229" calcext:value-type="float">
            <text:p>0.696229</text:p>
          </table:table-cell>
          <table:table-cell office:value-type="float" office:value="0.824" calcext:value-type="float">
            <text:p>0.824</text:p>
          </table:table-cell>
          <table:table-cell office:value-type="float" office:value="0.477143" calcext:value-type="float">
            <text:p>0.47714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72" calcext:value-type="float">
            <text:p>0.272</text:p>
          </table:table-cell>
          <table:table-cell office:value-type="float" office:value="0.3248" calcext:value-type="float">
            <text:p>0.3248</text:p>
          </table:table-cell>
          <table:table-cell office:value-type="float" office:value="0.360457" calcext:value-type="float">
            <text:p>0.360457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28343" calcext:value-type="float">
            <text:p>0.428343</text:p>
          </table:table-cell>
          <table:table-cell office:value-type="float" office:value="0.541486" calcext:value-type="float">
            <text:p>0.541486</text:p>
          </table:table-cell>
          <table:table-cell office:value-type="float" office:value="0.612571" calcext:value-type="float">
            <text:p>0.612571</text:p>
          </table:table-cell>
          <table:table-cell office:value-type="float" office:value="0.640686" calcext:value-type="float">
            <text:p>0.640686</text:p>
          </table:table-cell>
          <table:table-cell office:value-type="float" office:value="0.696686" calcext:value-type="float">
            <text:p>0.696686</text:p>
          </table:table-cell>
          <table:table-cell office:value-type="float" office:value="0.824" calcext:value-type="float">
            <text:p>0.824</text:p>
          </table:table-cell>
          <table:table-cell office:value-type="float" office:value="0.480503" calcext:value-type="float">
            <text:p>0.48050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72" calcext:value-type="float">
            <text:p>0.272</text:p>
          </table:table-cell>
          <table:table-cell office:value-type="float" office:value="0.322971" calcext:value-type="float">
            <text:p>0.322971</text:p>
          </table:table-cell>
          <table:table-cell office:value-type="float" office:value="0.383314" calcext:value-type="float">
            <text:p>0.383314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00914" calcext:value-type="float">
            <text:p>0.400914</text:p>
          </table:table-cell>
          <table:table-cell office:value-type="float" office:value="0.486857" calcext:value-type="float">
            <text:p>0.486857</text:p>
          </table:table-cell>
          <table:table-cell office:value-type="float" office:value="0.580114" calcext:value-type="float">
            <text:p>0.580114</text:p>
          </table:table-cell>
          <table:table-cell office:value-type="float" office:value="0.620571" calcext:value-type="float">
            <text:p>0.620571</text:p>
          </table:table-cell>
          <table:table-cell office:value-type="float" office:value="0.641829" calcext:value-type="float">
            <text:p>0.641829</text:p>
          </table:table-cell>
          <table:table-cell office:value-type="float" office:value="0.697829" calcext:value-type="float">
            <text:p>0.697829</text:p>
          </table:table-cell>
          <table:table-cell office:value-type="float" office:value="0.824" calcext:value-type="float">
            <text:p>0.824</text:p>
          </table:table-cell>
          <table:table-cell office:value-type="float" office:value="0.49344" calcext:value-type="float">
            <text:p>0.4934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72" calcext:value-type="float">
            <text:p>0.272</text:p>
          </table:table-cell>
          <table:table-cell office:value-type="float" office:value="0.325714" calcext:value-type="float">
            <text:p>0.325714</text:p>
          </table:table-cell>
          <table:table-cell office:value-type="float" office:value="0.395429" calcext:value-type="float">
            <text:p>0.39542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68114" calcext:value-type="float">
            <text:p>0.468114</text:p>
          </table:table-cell>
          <table:table-cell office:value-type="float" office:value="0.558171" calcext:value-type="float">
            <text:p>0.558171</text:p>
          </table:table-cell>
          <table:table-cell office:value-type="float" office:value="0.609371" calcext:value-type="float">
            <text:p>0.609371</text:p>
          </table:table-cell>
          <table:table-cell office:value-type="float" office:value="0.629714" calcext:value-type="float">
            <text:p>0.629714</text:p>
          </table:table-cell>
          <table:table-cell office:value-type="float" office:value="0.645029" calcext:value-type="float">
            <text:p>0.645029</text:p>
          </table:table-cell>
          <table:table-cell office:value-type="float" office:value="0.698971" calcext:value-type="float">
            <text:p>0.698971</text:p>
          </table:table-cell>
          <table:table-cell office:value-type="float" office:value="0.824" calcext:value-type="float">
            <text:p>0.824</text:p>
          </table:table-cell>
          <table:table-cell office:value-type="float" office:value="0.513051" calcext:value-type="float">
            <text:p>0.51305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72" calcext:value-type="float">
            <text:p>0.272</text:p>
          </table:table-cell>
          <table:table-cell office:value-type="float" office:value="0.3296" calcext:value-type="float">
            <text:p>0.3296</text:p>
          </table:table-cell>
          <table:table-cell office:value-type="float" office:value="0.395657" calcext:value-type="float">
            <text:p>0.395657</text:p>
          </table:table-cell>
          <table:table-cell office:value-type="float" office:value="0.4" calcext:value-type="float">
            <text:p>0.4</text:p>
          </table:table-cell>
          <table:table-cell office:value-type="float" office:value="0.409829" calcext:value-type="float">
            <text:p>0.409829</text:p>
          </table:table-cell>
          <table:table-cell office:value-type="float" office:value="0.512229" calcext:value-type="float">
            <text:p>0.512229</text:p>
          </table:table-cell>
          <table:table-cell office:value-type="float" office:value="0.573029" calcext:value-type="float">
            <text:p>0.573029</text:p>
          </table:table-cell>
          <table:table-cell office:value-type="float" office:value="0.610514" calcext:value-type="float">
            <text:p>0.610514</text:p>
          </table:table-cell>
          <table:table-cell office:value-type="float" office:value="0.629486" calcext:value-type="float">
            <text:p>0.629486</text:p>
          </table:table-cell>
          <table:table-cell office:value-type="float" office:value="0.645029" calcext:value-type="float">
            <text:p>0.645029</text:p>
          </table:table-cell>
          <table:table-cell office:value-type="float" office:value="0.706514" calcext:value-type="float">
            <text:p>0.706514</text:p>
          </table:table-cell>
          <table:table-cell office:value-type="float" office:value="0.824" calcext:value-type="float">
            <text:p>0.824</text:p>
          </table:table-cell>
          <table:table-cell office:value-type="float" office:value="0.521189" calcext:value-type="float">
            <text:p>0.521189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72" calcext:value-type="float">
            <text:p>0.272</text:p>
          </table:table-cell>
          <table:table-cell office:value-type="float" office:value="0.330286" calcext:value-type="float">
            <text:p>0.330286</text:p>
          </table:table-cell>
          <table:table-cell office:value-type="float" office:value="0.397029" calcext:value-type="float">
            <text:p>0.397029</text:p>
          </table:table-cell>
          <table:table-cell office:value-type="float" office:value="0.4" calcext:value-type="float">
            <text:p>0.4</text:p>
          </table:table-cell>
          <table:table-cell office:value-type="float" office:value="0.418743" calcext:value-type="float">
            <text:p>0.418743</text:p>
          </table:table-cell>
          <table:table-cell office:value-type="float" office:value="0.520457" calcext:value-type="float">
            <text:p>0.520457</text:p>
          </table:table-cell>
          <table:table-cell office:value-type="float" office:value="0.577143" calcext:value-type="float">
            <text:p>0.577143</text:p>
          </table:table-cell>
          <table:table-cell office:value-type="float" office:value="0.6096" calcext:value-type="float">
            <text:p>0.6096</text:p>
          </table:table-cell>
          <table:table-cell office:value-type="float" office:value="0.627657" calcext:value-type="float">
            <text:p>0.627657</text:p>
          </table:table-cell>
          <table:table-cell office:value-type="float" office:value="0.644114" calcext:value-type="float">
            <text:p>0.644114</text:p>
          </table:table-cell>
          <table:table-cell office:value-type="float" office:value="0.711771" calcext:value-type="float">
            <text:p>0.711771</text:p>
          </table:table-cell>
          <table:table-cell office:value-type="float" office:value="0.824" calcext:value-type="float">
            <text:p>0.824</text:p>
          </table:table-cell>
          <table:table-cell office:value-type="float" office:value="0.52368" calcext:value-type="float">
            <text:p>0.5236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72" calcext:value-type="float">
            <text:p>0.272</text:p>
          </table:table-cell>
          <table:table-cell office:value-type="float" office:value="0.324571" calcext:value-type="float">
            <text:p>0.324571</text:p>
          </table:table-cell>
          <table:table-cell office:value-type="float" office:value="0.393143" calcext:value-type="float">
            <text:p>0.393143</text:p>
          </table:table-cell>
          <table:table-cell office:value-type="float" office:value="0.401143" calcext:value-type="float">
            <text:p>0.401143</text:p>
          </table:table-cell>
          <table:table-cell office:value-type="float" office:value="0.476343" calcext:value-type="float">
            <text:p>0.476343</text:p>
          </table:table-cell>
          <table:table-cell office:value-type="float" office:value="0.554743" calcext:value-type="float">
            <text:p>0.554743</text:p>
          </table:table-cell>
          <table:table-cell office:value-type="float" office:value="0.5984" calcext:value-type="float">
            <text:p>0.5984</text:p>
          </table:table-cell>
          <table:table-cell office:value-type="float" office:value="0.613714" calcext:value-type="float">
            <text:p>0.613714</text:p>
          </table:table-cell>
          <table:table-cell office:value-type="float" office:value="0.630171" calcext:value-type="float">
            <text:p>0.630171</text:p>
          </table:table-cell>
          <table:table-cell office:value-type="float" office:value="0.645257" calcext:value-type="float">
            <text:p>0.645257</text:p>
          </table:table-cell>
          <table:table-cell office:value-type="float" office:value="0.706286" calcext:value-type="float">
            <text:p>0.706286</text:p>
          </table:table-cell>
          <table:table-cell office:value-type="float" office:value="0.824" calcext:value-type="float">
            <text:p>0.824</text:p>
          </table:table-cell>
          <table:table-cell office:value-type="float" office:value="0.534377" calcext:value-type="float">
            <text:p>0.534377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72" calcext:value-type="float">
            <text:p>0.272</text:p>
          </table:table-cell>
          <table:table-cell office:value-type="float" office:value="0.325257" calcext:value-type="float">
            <text:p>0.325257</text:p>
          </table:table-cell>
          <table:table-cell office:value-type="float" office:value="0.390857" calcext:value-type="float">
            <text:p>0.390857</text:p>
          </table:table-cell>
          <table:table-cell office:value-type="float" office:value="0.4224" calcext:value-type="float">
            <text:p>0.4224</text:p>
          </table:table-cell>
          <table:table-cell office:value-type="float" office:value="0.519314" calcext:value-type="float">
            <text:p>0.519314</text:p>
          </table:table-cell>
          <table:table-cell office:value-type="float" office:value="0.587429" calcext:value-type="float">
            <text:p>0.587429</text:p>
          </table:table-cell>
          <table:table-cell office:value-type="float" office:value="0.611429" calcext:value-type="float">
            <text:p>0.611429</text:p>
          </table:table-cell>
          <table:table-cell office:value-type="float" office:value="0.620343" calcext:value-type="float">
            <text:p>0.620343</text:p>
          </table:table-cell>
          <table:table-cell office:value-type="float" office:value="0.637257" calcext:value-type="float">
            <text:p>0.637257</text:p>
          </table:table-cell>
          <table:table-cell office:value-type="float" office:value="0.647314" calcext:value-type="float">
            <text:p>0.647314</text:p>
          </table:table-cell>
          <table:table-cell office:value-type="float" office:value="0.723886" calcext:value-type="float">
            <text:p>0.723886</text:p>
          </table:table-cell>
          <table:table-cell office:value-type="float" office:value="0.888" calcext:value-type="float">
            <text:p>0.888</text:p>
          </table:table-cell>
          <table:table-cell office:value-type="float" office:value="0.548549" calcext:value-type="float">
            <text:p>0.548549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72" calcext:value-type="float">
            <text:p>0.272</text:p>
          </table:table-cell>
          <table:table-cell office:value-type="float" office:value="0.328" calcext:value-type="float">
            <text:p>0.328</text:p>
          </table:table-cell>
          <table:table-cell office:value-type="float" office:value="0.392686" calcext:value-type="float">
            <text:p>0.392686</text:p>
          </table:table-cell>
          <table:table-cell office:value-type="float" office:value="0.440914" calcext:value-type="float">
            <text:p>0.440914</text:p>
          </table:table-cell>
          <table:table-cell office:value-type="float" office:value="0.546057" calcext:value-type="float">
            <text:p>0.546057</text:p>
          </table:table-cell>
          <table:table-cell office:value-type="float" office:value="0.596114" calcext:value-type="float">
            <text:p>0.596114</text:p>
          </table:table-cell>
          <table:table-cell office:value-type="float" office:value="0.615543" calcext:value-type="float">
            <text:p>0.615543</text:p>
          </table:table-cell>
          <table:table-cell office:value-type="float" office:value="0.630171" calcext:value-type="float">
            <text:p>0.630171</text:p>
          </table:table-cell>
          <table:table-cell office:value-type="float" office:value="0.6416" calcext:value-type="float">
            <text:p>0.6416</text:p>
          </table:table-cell>
          <table:table-cell office:value-type="float" office:value="0.648457" calcext:value-type="float">
            <text:p>0.648457</text:p>
          </table:table-cell>
          <table:table-cell office:value-type="float" office:value="0.704229" calcext:value-type="float">
            <text:p>0.704229</text:p>
          </table:table-cell>
          <table:table-cell office:value-type="float" office:value="0.888" calcext:value-type="float">
            <text:p>0.888</text:p>
          </table:table-cell>
          <table:table-cell office:value-type="float" office:value="0.554377" calcext:value-type="float">
            <text:p>0.554377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72" calcext:value-type="float">
            <text:p>0.272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74629" calcext:value-type="float">
            <text:p>0.374629</text:p>
          </table:table-cell>
          <table:table-cell office:value-type="float" office:value="0.416914" calcext:value-type="float">
            <text:p>0.416914</text:p>
          </table:table-cell>
          <table:table-cell office:value-type="float" office:value="0.521371" calcext:value-type="float">
            <text:p>0.521371</text:p>
          </table:table-cell>
          <table:table-cell office:value-type="float" office:value="0.5872" calcext:value-type="float">
            <text:p>0.5872</text:p>
          </table:table-cell>
          <table:table-cell office:value-type="float" office:value="0.612114" calcext:value-type="float">
            <text:p>0.612114</text:p>
          </table:table-cell>
          <table:table-cell office:value-type="float" office:value="0.624914" calcext:value-type="float">
            <text:p>0.624914</text:p>
          </table:table-cell>
          <table:table-cell office:value-type="float" office:value="0.6384" calcext:value-type="float">
            <text:p>0.6384</text:p>
          </table:table-cell>
          <table:table-cell office:value-type="float" office:value="0.648229" calcext:value-type="float">
            <text:p>0.648229</text:p>
          </table:table-cell>
          <table:table-cell office:value-type="float" office:value="0.700114" calcext:value-type="float">
            <text:p>0.700114</text:p>
          </table:table-cell>
          <table:table-cell office:value-type="float" office:value="0.888" calcext:value-type="float">
            <text:p>0.888</text:p>
          </table:table-cell>
          <table:table-cell office:value-type="float" office:value="0.545029" calcext:value-type="float">
            <text:p>0.54502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72" calcext:value-type="float">
            <text:p>0.272</text:p>
          </table:table-cell>
          <table:table-cell office:value-type="float" office:value="0.3232" calcext:value-type="float">
            <text:p>0.3232</text:p>
          </table:table-cell>
          <table:table-cell office:value-type="float" office:value="0.362743" calcext:value-type="float">
            <text:p>0.362743</text:p>
          </table:table-cell>
          <table:table-cell office:value-type="float" office:value="0.4096" calcext:value-type="float">
            <text:p>0.4096</text:p>
          </table:table-cell>
          <table:table-cell office:value-type="float" office:value="0.508114" calcext:value-type="float">
            <text:p>0.508114</text:p>
          </table:table-cell>
          <table:table-cell office:value-type="float" office:value="0.583086" calcext:value-type="float">
            <text:p>0.583086</text:p>
          </table:table-cell>
          <table:table-cell office:value-type="float" office:value="0.610514" calcext:value-type="float">
            <text:p>0.610514</text:p>
          </table:table-cell>
          <table:table-cell office:value-type="float" office:value="0.629486" calcext:value-type="float">
            <text:p>0.629486</text:p>
          </table:table-cell>
          <table:table-cell office:value-type="float" office:value="0.644571" calcext:value-type="float">
            <text:p>0.644571</text:p>
          </table:table-cell>
          <table:table-cell office:value-type="float" office:value="0.650057" calcext:value-type="float">
            <text:p>0.650057</text:p>
          </table:table-cell>
          <table:table-cell office:value-type="float" office:value="0.698971" calcext:value-type="float">
            <text:p>0.698971</text:p>
          </table:table-cell>
          <table:table-cell office:value-type="float" office:value="0.888" calcext:value-type="float">
            <text:p>0.888</text:p>
          </table:table-cell>
          <table:table-cell office:value-type="float" office:value="0.542034" calcext:value-type="float">
            <text:p>0.542034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0.328" calcext:value-type="float">
            <text:p>0.328</text:p>
          </table:table-cell>
          <table:table-cell office:value-type="float" office:value="0.389029" calcext:value-type="float">
            <text:p>0.389029</text:p>
          </table:table-cell>
          <table:table-cell office:value-type="float" office:value="0.495086" calcext:value-type="float">
            <text:p>0.495086</text:p>
          </table:table-cell>
          <table:table-cell office:value-type="float" office:value="0.588343" calcext:value-type="float">
            <text:p>0.588343</text:p>
          </table:table-cell>
          <table:table-cell office:value-type="float" office:value="0.609829" calcext:value-type="float">
            <text:p>0.609829</text:p>
          </table:table-cell>
          <table:table-cell office:value-type="float" office:value="0.625371" calcext:value-type="float">
            <text:p>0.625371</text:p>
          </table:table-cell>
          <table:table-cell office:value-type="float" office:value="0.637257" calcext:value-type="float">
            <text:p>0.637257</text:p>
          </table:table-cell>
          <table:table-cell office:value-type="float" office:value="0.647086" calcext:value-type="float">
            <text:p>0.647086</text:p>
          </table:table-cell>
          <table:table-cell office:value-type="float" office:value="0.650971" calcext:value-type="float">
            <text:p>0.650971</text:p>
          </table:table-cell>
          <table:table-cell office:value-type="float" office:value="0.707657" calcext:value-type="float">
            <text:p>0.707657</text:p>
          </table:table-cell>
          <table:table-cell office:value-type="float" office:value="0.888" calcext:value-type="float">
            <text:p>0.888</text:p>
          </table:table-cell>
          <table:table-cell office:value-type="float" office:value="0.567863" calcext:value-type="float">
            <text:p>0.56786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88" calcext:value-type="float">
            <text:p>0.288</text:p>
          </table:table-cell>
          <table:table-cell office:value-type="float" office:value="0.343314" calcext:value-type="float">
            <text:p>0.343314</text:p>
          </table:table-cell>
          <table:table-cell office:value-type="float" office:value="0.398857" calcext:value-type="float">
            <text:p>0.398857</text:p>
          </table:table-cell>
          <table:table-cell office:value-type="float" office:value="0.512" calcext:value-type="float">
            <text:p>0.512</text:p>
          </table:table-cell>
          <table:table-cell office:value-type="float" office:value="0.5904" calcext:value-type="float">
            <text:p>0.5904</text:p>
          </table:table-cell>
          <table:table-cell office:value-type="float" office:value="0.615543" calcext:value-type="float">
            <text:p>0.615543</text:p>
          </table:table-cell>
          <table:table-cell office:value-type="float" office:value="0.628343" calcext:value-type="float">
            <text:p>0.628343</text:p>
          </table:table-cell>
          <table:table-cell office:value-type="float" office:value="0.6384" calcext:value-type="float">
            <text:p>0.6384</text:p>
          </table:table-cell>
          <table:table-cell office:value-type="float" office:value="0.647314" calcext:value-type="float">
            <text:p>0.647314</text:p>
          </table:table-cell>
          <table:table-cell office:value-type="float" office:value="0.653029" calcext:value-type="float">
            <text:p>0.653029</text:p>
          </table:table-cell>
          <table:table-cell office:value-type="float" office:value="0.706057" calcext:value-type="float">
            <text:p>0.706057</text:p>
          </table:table-cell>
          <table:table-cell office:value-type="float" office:value="0.888" calcext:value-type="float">
            <text:p>0.888</text:p>
          </table:table-cell>
          <table:table-cell office:value-type="float" office:value="0.573326" calcext:value-type="float">
            <text:p>0.57332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72" calcext:value-type="float">
            <text:p>0.272</text:p>
          </table:table-cell>
          <table:table-cell office:value-type="float" office:value="0.334171" calcext:value-type="float">
            <text:p>0.334171</text:p>
          </table:table-cell>
          <table:table-cell office:value-type="float" office:value="0.399086" calcext:value-type="float">
            <text:p>0.399086</text:p>
          </table:table-cell>
          <table:table-cell office:value-type="float" office:value="0.483657" calcext:value-type="float">
            <text:p>0.483657</text:p>
          </table:table-cell>
          <table:table-cell office:value-type="float" office:value="0.588343" calcext:value-type="float">
            <text:p>0.588343</text:p>
          </table:table-cell>
          <table:table-cell office:value-type="float" office:value="0.616" calcext:value-type="float">
            <text:p>0.616</text:p>
          </table:table-cell>
          <table:table-cell office:value-type="float" office:value="0.630171" calcext:value-type="float">
            <text:p>0.630171</text:p>
          </table:table-cell>
          <table:table-cell office:value-type="float" office:value="0.641829" calcext:value-type="float">
            <text:p>0.641829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3943" calcext:value-type="float">
            <text:p>0.653943</text:p>
          </table:table-cell>
          <table:table-cell office:value-type="float" office:value="0.7008" calcext:value-type="float">
            <text:p>0.7008</text:p>
          </table:table-cell>
          <table:table-cell office:value-type="float" office:value="0.888" calcext:value-type="float">
            <text:p>0.888</text:p>
          </table:table-cell>
          <table:table-cell office:value-type="float" office:value="0.5696" calcext:value-type="float">
            <text:p>0.569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28" calcext:value-type="float">
            <text:p>0.328</text:p>
          </table:table-cell>
          <table:table-cell office:value-type="float" office:value="0.349943" calcext:value-type="float">
            <text:p>0.349943</text:p>
          </table:table-cell>
          <table:table-cell office:value-type="float" office:value="0.402286" calcext:value-type="float">
            <text:p>0.402286</text:p>
          </table:table-cell>
          <table:table-cell office:value-type="float" office:value="0.507657" calcext:value-type="float">
            <text:p>0.507657</text:p>
          </table:table-cell>
          <table:table-cell office:value-type="float" office:value="0.589257" calcext:value-type="float">
            <text:p>0.589257</text:p>
          </table:table-cell>
          <table:table-cell office:value-type="float" office:value="0.616686" calcext:value-type="float">
            <text:p>0.616686</text:p>
          </table:table-cell>
          <table:table-cell office:value-type="float" office:value="0.633371" calcext:value-type="float">
            <text:p>0.633371</text:p>
          </table:table-cell>
          <table:table-cell office:value-type="float" office:value="0.642057" calcext:value-type="float">
            <text:p>0.642057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3714" calcext:value-type="float">
            <text:p>0.653714</text:p>
          </table:table-cell>
          <table:table-cell office:value-type="float" office:value="0.701486" calcext:value-type="float">
            <text:p>0.701486</text:p>
          </table:table-cell>
          <table:table-cell office:value-type="float" office:value="0.888" calcext:value-type="float">
            <text:p>0.888</text:p>
          </table:table-cell>
          <table:table-cell office:value-type="float" office:value="0.574446" calcext:value-type="float">
            <text:p>0.57444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28" calcext:value-type="float">
            <text:p>0.328</text:p>
          </table:table-cell>
          <table:table-cell office:value-type="float" office:value="0.347429" calcext:value-type="float">
            <text:p>0.347429</text:p>
          </table:table-cell>
          <table:table-cell office:value-type="float" office:value="0.399771" calcext:value-type="float">
            <text:p>0.399771</text:p>
          </table:table-cell>
          <table:table-cell office:value-type="float" office:value="0.523657" calcext:value-type="float">
            <text:p>0.523657</text:p>
          </table:table-cell>
          <table:table-cell office:value-type="float" office:value="0.602286" calcext:value-type="float">
            <text:p>0.602286</text:p>
          </table:table-cell>
          <table:table-cell office:value-type="float" office:value="0.621029" calcext:value-type="float">
            <text:p>0.621029</text:p>
          </table:table-cell>
          <table:table-cell office:value-type="float" office:value="0.633829" calcext:value-type="float">
            <text:p>0.633829</text:p>
          </table:table-cell>
          <table:table-cell office:value-type="float" office:value="0.641143" calcext:value-type="float">
            <text:p>0.641143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2343" calcext:value-type="float">
            <text:p>0.652343</text:p>
          </table:table-cell>
          <table:table-cell office:value-type="float" office:value="0.696" calcext:value-type="float">
            <text:p>0.696</text:p>
          </table:table-cell>
          <table:table-cell office:value-type="float" office:value="0.888" calcext:value-type="float">
            <text:p>0.888</text:p>
          </table:table-cell>
          <table:table-cell office:value-type="float" office:value="0.576549" calcext:value-type="float">
            <text:p>0.576549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72" calcext:value-type="float">
            <text:p>0.272</text:p>
          </table:table-cell>
          <table:table-cell office:value-type="float" office:value="0.346057" calcext:value-type="float">
            <text:p>0.346057</text:p>
          </table:table-cell>
          <table:table-cell office:value-type="float" office:value="0.450971" calcext:value-type="float">
            <text:p>0.450971</text:p>
          </table:table-cell>
          <table:table-cell office:value-type="float" office:value="0.588114" calcext:value-type="float">
            <text:p>0.588114</text:p>
          </table:table-cell>
          <table:table-cell office:value-type="float" office:value="0.612114" calcext:value-type="float">
            <text:p>0.612114</text:p>
          </table:table-cell>
          <table:table-cell office:value-type="float" office:value="0.624914" calcext:value-type="float">
            <text:p>0.624914</text:p>
          </table:table-cell>
          <table:table-cell office:value-type="float" office:value="0.635429" calcext:value-type="float">
            <text:p>0.635429</text:p>
          </table:table-cell>
          <table:table-cell office:value-type="float" office:value="0.643429" calcext:value-type="float">
            <text:p>0.643429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5771" calcext:value-type="float">
            <text:p>0.655771</text:p>
          </table:table-cell>
          <table:table-cell office:value-type="float" office:value="0.6992" calcext:value-type="float">
            <text:p>0.6992</text:p>
          </table:table-cell>
          <table:table-cell office:value-type="float" office:value="0.888" calcext:value-type="float">
            <text:p>0.888</text:p>
          </table:table-cell>
          <table:table-cell office:value-type="float" office:value="0.5904" calcext:value-type="float">
            <text:p>0.590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272" calcext:value-type="float">
            <text:p>0.272</text:p>
          </table:table-cell>
          <table:table-cell office:value-type="float" office:value="0.368457" calcext:value-type="float">
            <text:p>0.368457</text:p>
          </table:table-cell>
          <table:table-cell office:value-type="float" office:value="0.498743" calcext:value-type="float">
            <text:p>0.498743</text:p>
          </table:table-cell>
          <table:table-cell office:value-type="float" office:value="0.594286" calcext:value-type="float">
            <text:p>0.594286</text:p>
          </table:table-cell>
          <table:table-cell office:value-type="float" office:value="0.615086" calcext:value-type="float">
            <text:p>0.615086</text:p>
          </table:table-cell>
          <table:table-cell office:value-type="float" office:value="0.629486" calcext:value-type="float">
            <text:p>0.629486</text:p>
          </table:table-cell>
          <table:table-cell office:value-type="float" office:value="0.635429" calcext:value-type="float">
            <text:p>0.635429</text:p>
          </table:table-cell>
          <table:table-cell office:value-type="float" office:value="0.642286" calcext:value-type="float">
            <text:p>0.642286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3714" calcext:value-type="float">
            <text:p>0.653714</text:p>
          </table:table-cell>
          <table:table-cell office:value-type="float" office:value="0.691886" calcext:value-type="float">
            <text:p>0.691886</text:p>
          </table:table-cell>
          <table:table-cell office:value-type="float" office:value="0.888" calcext:value-type="float">
            <text:p>0.888</text:p>
          </table:table-cell>
          <table:table-cell office:value-type="float" office:value="0.597737" calcext:value-type="float">
            <text:p>0.59773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28" calcext:value-type="float">
            <text:p>0.328</text:p>
          </table:table-cell>
          <table:table-cell office:value-type="float" office:value="0.362514" calcext:value-type="float">
            <text:p>0.362514</text:p>
          </table:table-cell>
          <table:table-cell office:value-type="float" office:value="0.542629" calcext:value-type="float">
            <text:p>0.542629</text:p>
          </table:table-cell>
          <table:table-cell office:value-type="float" office:value="0.607543" calcext:value-type="float">
            <text:p>0.607543</text:p>
          </table:table-cell>
          <table:table-cell office:value-type="float" office:value="0.623314" calcext:value-type="float">
            <text:p>0.623314</text:p>
          </table:table-cell>
          <table:table-cell office:value-type="float" office:value="0.632229" calcext:value-type="float">
            <text:p>0.632229</text:p>
          </table:table-cell>
          <table:table-cell office:value-type="float" office:value="0.64" calcext:value-type="float">
            <text:p>0.64</text:p>
          </table:table-cell>
          <table:table-cell office:value-type="float" office:value="0.647086" calcext:value-type="float">
            <text:p>0.647086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5543" calcext:value-type="float">
            <text:p>0.655543</text:p>
          </table:table-cell>
          <table:table-cell office:value-type="float" office:value="0.690514" calcext:value-type="float">
            <text:p>0.690514</text:p>
          </table:table-cell>
          <table:table-cell office:value-type="float" office:value="0.888" calcext:value-type="float">
            <text:p>0.888</text:p>
          </table:table-cell>
          <table:table-cell office:value-type="float" office:value="0.604937" calcext:value-type="float">
            <text:p>0.604937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72" calcext:value-type="float">
            <text:p>0.272</text:p>
          </table:table-cell>
          <table:table-cell office:value-type="float" office:value="0.359314" calcext:value-type="float">
            <text:p>0.359314</text:p>
          </table:table-cell>
          <table:table-cell office:value-type="float" office:value="0.578743" calcext:value-type="float">
            <text:p>0.578743</text:p>
          </table:table-cell>
          <table:table-cell office:value-type="float" office:value="0.617829" calcext:value-type="float">
            <text:p>0.617829</text:p>
          </table:table-cell>
          <table:table-cell office:value-type="float" office:value="0.627886" calcext:value-type="float">
            <text:p>0.627886</text:p>
          </table:table-cell>
          <table:table-cell office:value-type="float" office:value="0.634743" calcext:value-type="float">
            <text:p>0.634743</text:p>
          </table:table-cell>
          <table:table-cell office:value-type="float" office:value="0.640686" calcext:value-type="float">
            <text:p>0.640686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5314" calcext:value-type="float">
            <text:p>0.655314</text:p>
          </table:table-cell>
          <table:table-cell office:value-type="float" office:value="0.690057" calcext:value-type="float">
            <text:p>0.690057</text:p>
          </table:table-cell>
          <table:table-cell office:value-type="float" office:value="0.888" calcext:value-type="float">
            <text:p>0.888</text:p>
          </table:table-cell>
          <table:table-cell office:value-type="float" office:value="0.610057" calcext:value-type="float">
            <text:p>0.610057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272" calcext:value-type="float">
            <text:p>0.272</text:p>
          </table:table-cell>
          <table:table-cell office:value-type="float" office:value="0.389486" calcext:value-type="float">
            <text:p>0.389486</text:p>
          </table:table-cell>
          <table:table-cell office:value-type="float" office:value="0.567543" calcext:value-type="float">
            <text:p>0.567543</text:p>
          </table:table-cell>
          <table:table-cell office:value-type="float" office:value="0.616686" calcext:value-type="float">
            <text:p>0.616686</text:p>
          </table:table-cell>
          <table:table-cell office:value-type="float" office:value="0.626514" calcext:value-type="float">
            <text:p>0.626514</text:p>
          </table:table-cell>
          <table:table-cell office:value-type="float" office:value="0.634514" calcext:value-type="float">
            <text:p>0.634514</text:p>
          </table:table-cell>
          <table:table-cell office:value-type="float" office:value="0.641829" calcext:value-type="float">
            <text:p>0.641829</text:p>
          </table:table-cell>
          <table:table-cell office:value-type="float" office:value="0.648" calcext:value-type="float">
            <text:p>0.648</text:p>
          </table:table-cell>
          <table:table-cell office:value-type="float" office:value="0.649371" calcext:value-type="float">
            <text:p>0.649371</text:p>
          </table:table-cell>
          <table:table-cell office:value-type="float" office:value="0.656" calcext:value-type="float">
            <text:p>0.656</text:p>
          </table:table-cell>
          <table:table-cell office:value-type="float" office:value="0.695543" calcext:value-type="float">
            <text:p>0.695543</text:p>
          </table:table-cell>
          <table:table-cell office:value-type="float" office:value="0.888" calcext:value-type="float">
            <text:p>0.888</text:p>
          </table:table-cell>
          <table:table-cell office:value-type="float" office:value="0.612549" calcext:value-type="float">
            <text:p>0.61254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272" calcext:value-type="float">
            <text:p>0.272</text:p>
          </table:table-cell>
          <table:table-cell office:value-type="float" office:value="0.373943" calcext:value-type="float">
            <text:p>0.373943</text:p>
          </table:table-cell>
          <table:table-cell office:value-type="float" office:value="0.529143" calcext:value-type="float">
            <text:p>0.529143</text:p>
          </table:table-cell>
          <table:table-cell office:value-type="float" office:value="0.611886" calcext:value-type="float">
            <text:p>0.611886</text:p>
          </table:table-cell>
          <table:table-cell office:value-type="float" office:value="0.624229" calcext:value-type="float">
            <text:p>0.624229</text:p>
          </table:table-cell>
          <table:table-cell office:value-type="float" office:value="0.634514" calcext:value-type="float">
            <text:p>0.634514</text:p>
          </table:table-cell>
          <table:table-cell office:value-type="float" office:value="0.640914" calcext:value-type="float">
            <text:p>0.640914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0514" calcext:value-type="float">
            <text:p>0.650514</text:p>
          </table:table-cell>
          <table:table-cell office:value-type="float" office:value="0.656" calcext:value-type="float">
            <text:p>0.656</text:p>
          </table:table-cell>
          <table:table-cell office:value-type="float" office:value="0.699429" calcext:value-type="float">
            <text:p>0.699429</text:p>
          </table:table-cell>
          <table:table-cell office:value-type="float" office:value="0.888" calcext:value-type="float">
            <text:p>0.888</text:p>
          </table:table-cell>
          <table:table-cell office:value-type="float" office:value="0.606857" calcext:value-type="float">
            <text:p>0.60685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272" calcext:value-type="float">
            <text:p>0.272</text:p>
          </table:table-cell>
          <table:table-cell office:value-type="float" office:value="0.379886" calcext:value-type="float">
            <text:p>0.379886</text:p>
          </table:table-cell>
          <table:table-cell office:value-type="float" office:value="0.576457" calcext:value-type="float">
            <text:p>0.576457</text:p>
          </table:table-cell>
          <table:table-cell office:value-type="float" office:value="0.618514" calcext:value-type="float">
            <text:p>0.618514</text:p>
          </table:table-cell>
          <table:table-cell office:value-type="float" office:value="0.630629" calcext:value-type="float">
            <text:p>0.630629</text:p>
          </table:table-cell>
          <table:table-cell office:value-type="float" office:value="0.637714" calcext:value-type="float">
            <text:p>0.637714</text:p>
          </table:table-cell>
          <table:table-cell office:value-type="float" office:value="0.644114" calcext:value-type="float">
            <text:p>0.644114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1886" calcext:value-type="float">
            <text:p>0.651886</text:p>
          </table:table-cell>
          <table:table-cell office:value-type="float" office:value="0.656" calcext:value-type="float">
            <text:p>0.656</text:p>
          </table:table-cell>
          <table:table-cell office:value-type="float" office:value="0.695771" calcext:value-type="float">
            <text:p>0.695771</text:p>
          </table:table-cell>
          <table:table-cell office:value-type="float" office:value="0.888" calcext:value-type="float">
            <text:p>0.888</text:p>
          </table:table-cell>
          <table:table-cell office:value-type="float" office:value="0.613897" calcext:value-type="float">
            <text:p>0.613897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272" calcext:value-type="float">
            <text:p>0.272</text:p>
          </table:table-cell>
          <table:table-cell office:value-type="float" office:value="0.475657" calcext:value-type="float">
            <text:p>0.475657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621714" calcext:value-type="float">
            <text:p>0.621714</text:p>
          </table:table-cell>
          <table:table-cell office:value-type="float" office:value="0.632" calcext:value-type="float">
            <text:p>0.632</text:p>
          </table:table-cell>
          <table:table-cell office:value-type="float" office:value="0.639314" calcext:value-type="float">
            <text:p>0.639314</text:p>
          </table:table-cell>
          <table:table-cell office:value-type="float" office:value="0.645943" calcext:value-type="float">
            <text:p>0.645943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656" calcext:value-type="float">
            <text:p>0.656</text:p>
          </table:table-cell>
          <table:table-cell office:value-type="float" office:value="0.696457" calcext:value-type="float">
            <text:p>0.696457</text:p>
          </table:table-cell>
          <table:table-cell office:value-type="float" office:value="0.888" calcext:value-type="float">
            <text:p>0.888</text:p>
          </table:table-cell>
          <table:table-cell office:value-type="float" office:value="0.627749" calcext:value-type="float">
            <text:p>0.62774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72" calcext:value-type="float">
            <text:p>0.272</text:p>
          </table:table-cell>
          <table:table-cell office:value-type="float" office:value="0.432229" calcext:value-type="float">
            <text:p>0.432229</text:p>
          </table:table-cell>
          <table:table-cell office:value-type="float" office:value="0.602971" calcext:value-type="float">
            <text:p>0.602971</text:p>
          </table:table-cell>
          <table:table-cell office:value-type="float" office:value="0.621257" calcext:value-type="float">
            <text:p>0.621257</text:p>
          </table:table-cell>
          <table:table-cell office:value-type="float" office:value="0.632" calcext:value-type="float">
            <text:p>0.632</text:p>
          </table:table-cell>
          <table:table-cell office:value-type="float" office:value="0.637943" calcext:value-type="float">
            <text:p>0.637943</text:p>
          </table:table-cell>
          <table:table-cell office:value-type="float" office:value="0.643429" calcext:value-type="float">
            <text:p>0.643429</text:p>
          </table:table-cell>
          <table:table-cell office:value-type="float" office:value="0.648" calcext:value-type="float">
            <text:p>0.648</text:p>
          </table:table-cell>
          <table:table-cell office:value-type="float" office:value="0.6496" calcext:value-type="float">
            <text:p>0.6496</text:p>
          </table:table-cell>
          <table:table-cell office:value-type="float" office:value="0.656" calcext:value-type="float">
            <text:p>0.656</text:p>
          </table:table-cell>
          <table:table-cell office:value-type="float" office:value="0.690514" calcext:value-type="float">
            <text:p>0.690514</text:p>
          </table:table-cell>
          <table:table-cell office:value-type="float" office:value="0.888" calcext:value-type="float">
            <text:p>0.888</text:p>
          </table:table-cell>
          <table:table-cell office:value-type="float" office:value="0.621394" calcext:value-type="float">
            <text:p>0.621394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28" calcext:value-type="float">
            <text:p>0.328</text:p>
          </table:table-cell>
          <table:table-cell office:value-type="float" office:value="0.466057" calcext:value-type="float">
            <text:p>0.466057</text:p>
          </table:table-cell>
          <table:table-cell office:value-type="float" office:value="0.610514" calcext:value-type="float">
            <text:p>0.610514</text:p>
          </table:table-cell>
          <table:table-cell office:value-type="float" office:value="0.626743" calcext:value-type="float">
            <text:p>0.626743</text:p>
          </table:table-cell>
          <table:table-cell office:value-type="float" office:value="0.632" calcext:value-type="float">
            <text:p>0.632</text:p>
          </table:table-cell>
          <table:table-cell office:value-type="float" office:value="0.639314" calcext:value-type="float">
            <text:p>0.639314</text:p>
          </table:table-cell>
          <table:table-cell office:value-type="float" office:value="0.644343" calcext:value-type="float">
            <text:p>0.644343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0286" calcext:value-type="float">
            <text:p>0.650286</text:p>
          </table:table-cell>
          <table:table-cell office:value-type="float" office:value="0.656" calcext:value-type="float">
            <text:p>0.656</text:p>
          </table:table-cell>
          <table:table-cell office:value-type="float" office:value="0.684343" calcext:value-type="float">
            <text:p>0.684343</text:p>
          </table:table-cell>
          <table:table-cell office:value-type="float" office:value="0.888" calcext:value-type="float">
            <text:p>0.888</text:p>
          </table:table-cell>
          <table:table-cell office:value-type="float" office:value="0.62576" calcext:value-type="float">
            <text:p>0.6257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8" calcext:value-type="float">
            <text:p>0.28</text:p>
          </table:table-cell>
          <table:table-cell office:value-type="float" office:value="0.498286" calcext:value-type="float">
            <text:p>0.498286</text:p>
          </table:table-cell>
          <table:table-cell office:value-type="float" office:value="0.616457" calcext:value-type="float">
            <text:p>0.616457</text:p>
          </table:table-cell>
          <table:table-cell office:value-type="float" office:value="0.629029" calcext:value-type="float">
            <text:p>0.629029</text:p>
          </table:table-cell>
          <table:table-cell office:value-type="float" office:value="0.635657" calcext:value-type="float">
            <text:p>0.635657</text:p>
          </table:table-cell>
          <table:table-cell office:value-type="float" office:value="0.64" calcext:value-type="float">
            <text:p>0.64</text:p>
          </table:table-cell>
          <table:table-cell office:value-type="float" office:value="0.647314" calcext:value-type="float">
            <text:p>0.647314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0514" calcext:value-type="float">
            <text:p>0.650514</text:p>
          </table:table-cell>
          <table:table-cell office:value-type="float" office:value="0.656" calcext:value-type="float">
            <text:p>0.656</text:p>
          </table:table-cell>
          <table:table-cell office:value-type="float" office:value="0.684571" calcext:value-type="float">
            <text:p>0.684571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0583" calcext:value-type="float">
            <text:p>0.63058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28" calcext:value-type="float">
            <text:p>0.328</text:p>
          </table:table-cell>
          <table:table-cell office:value-type="float" office:value="0.548571" calcext:value-type="float">
            <text:p>0.548571</text:p>
          </table:table-cell>
          <table:table-cell office:value-type="float" office:value="0.616" calcext:value-type="float">
            <text:p>0.616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633371" calcext:value-type="float">
            <text:p>0.633371</text:p>
          </table:table-cell>
          <table:table-cell office:value-type="float" office:value="0.64" calcext:value-type="float">
            <text:p>0.64</text:p>
          </table:table-cell>
          <table:table-cell office:value-type="float" office:value="0.643886" calcext:value-type="float">
            <text:p>0.643886</text:p>
          </table:table-cell>
          <table:table-cell office:value-type="float" office:value="0.648" calcext:value-type="float">
            <text:p>0.648</text:p>
          </table:table-cell>
          <table:table-cell office:value-type="float" office:value="0.648229" calcext:value-type="float">
            <text:p>0.648229</text:p>
          </table:table-cell>
          <table:table-cell office:value-type="float" office:value="0.656" calcext:value-type="float">
            <text:p>0.656</text:p>
          </table:table-cell>
          <table:table-cell office:value-type="float" office:value="0.677943" calcext:value-type="float">
            <text:p>0.677943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376" calcext:value-type="float">
            <text:p>0.6337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28" calcext:value-type="float">
            <text:p>0.328</text:p>
          </table:table-cell>
          <table:table-cell office:value-type="float" office:value="0.527543" calcext:value-type="float">
            <text:p>0.527543</text:p>
          </table:table-cell>
          <table:table-cell office:value-type="float" office:value="0.619429" calcext:value-type="float">
            <text:p>0.619429</text:p>
          </table:table-cell>
          <table:table-cell office:value-type="float" office:value="0.631771" calcext:value-type="float">
            <text:p>0.631771</text:p>
          </table:table-cell>
          <table:table-cell office:value-type="float" office:value="0.638857" calcext:value-type="float">
            <text:p>0.638857</text:p>
          </table:table-cell>
          <table:table-cell office:value-type="float" office:value="0.640914" calcext:value-type="float">
            <text:p>0.640914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3257" calcext:value-type="float">
            <text:p>0.653257</text:p>
          </table:table-cell>
          <table:table-cell office:value-type="float" office:value="0.656" calcext:value-type="float">
            <text:p>0.656</text:p>
          </table:table-cell>
          <table:table-cell office:value-type="float" office:value="0.680229" calcext:value-type="float">
            <text:p>0.680229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44" calcext:value-type="float">
            <text:p>0.634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72" calcext:value-type="float">
            <text:p>0.272</text:p>
          </table:table-cell>
          <table:table-cell office:value-type="float" office:value="0.459886" calcext:value-type="float">
            <text:p>0.459886</text:p>
          </table:table-cell>
          <table:table-cell office:value-type="float" office:value="0.617371" calcext:value-type="float">
            <text:p>0.617371</text:p>
          </table:table-cell>
          <table:table-cell office:value-type="float" office:value="0.631771" calcext:value-type="float">
            <text:p>0.631771</text:p>
          </table:table-cell>
          <table:table-cell office:value-type="float" office:value="0.637029" calcext:value-type="float">
            <text:p>0.637029</text:p>
          </table:table-cell>
          <table:table-cell office:value-type="float" office:value="0.64" calcext:value-type="float">
            <text:p>0.64</text:p>
          </table:table-cell>
          <table:table-cell office:value-type="float" office:value="0.647771" calcext:value-type="float">
            <text:p>0.647771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44" calcext:value-type="float">
            <text:p>0.6544</text:p>
          </table:table-cell>
          <table:table-cell office:value-type="float" office:value="0.656" calcext:value-type="float">
            <text:p>0.656</text:p>
          </table:table-cell>
          <table:table-cell office:value-type="float" office:value="0.680686" calcext:value-type="float">
            <text:p>0.680686</text:p>
          </table:table-cell>
          <table:table-cell office:value-type="float" office:value="0.888" calcext:value-type="float">
            <text:p>0.888</text:p>
          </table:table-cell>
          <table:table-cell office:value-type="float" office:value="0.627291" calcext:value-type="float">
            <text:p>0.62729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72" calcext:value-type="float">
            <text:p>0.272</text:p>
          </table:table-cell>
          <table:table-cell office:value-type="float" office:value="0.520686" calcext:value-type="float">
            <text:p>0.520686</text:p>
          </table:table-cell>
          <table:table-cell office:value-type="float" office:value="0.621486" calcext:value-type="float">
            <text:p>0.621486</text:p>
          </table:table-cell>
          <table:table-cell office:value-type="float" office:value="0.632" calcext:value-type="float">
            <text:p>0.632</text:p>
          </table:table-cell>
          <table:table-cell office:value-type="float" office:value="0.639314" calcext:value-type="float">
            <text:p>0.639314</text:p>
          </table:table-cell>
          <table:table-cell office:value-type="float" office:value="0.641143" calcext:value-type="float">
            <text:p>0.641143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4171" calcext:value-type="float">
            <text:p>0.654171</text:p>
          </table:table-cell>
          <table:table-cell office:value-type="float" office:value="0.656" calcext:value-type="float">
            <text:p>0.656</text:p>
          </table:table-cell>
          <table:table-cell office:value-type="float" office:value="0.685029" calcext:value-type="float">
            <text:p>0.685029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4583" calcext:value-type="float">
            <text:p>0.634583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2" calcext:value-type="float">
            <text:p>0.272</text:p>
          </table:table-cell>
          <table:table-cell office:value-type="float" office:value="0.496457" calcext:value-type="float">
            <text:p>0.496457</text:p>
          </table:table-cell>
          <table:table-cell office:value-type="float" office:value="0.618971" calcext:value-type="float">
            <text:p>0.618971</text:p>
          </table:table-cell>
          <table:table-cell office:value-type="float" office:value="0.631086" calcext:value-type="float">
            <text:p>0.631086</text:p>
          </table:table-cell>
          <table:table-cell office:value-type="float" office:value="0.637486" calcext:value-type="float">
            <text:p>0.637486</text:p>
          </table:table-cell>
          <table:table-cell office:value-type="float" office:value="0.642514" calcext:value-type="float">
            <text:p>0.642514</text:p>
          </table:table-cell>
          <table:table-cell office:value-type="float" office:value="0.648" calcext:value-type="float">
            <text:p>0.648</text:p>
          </table:table-cell>
          <table:table-cell office:value-type="float" office:value="0.649143" calcext:value-type="float">
            <text:p>0.649143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84571" calcext:value-type="float">
            <text:p>0.684571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2023" calcext:value-type="float">
            <text:p>0.632023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272" calcext:value-type="float">
            <text:p>0.272</text:p>
          </table:table-cell>
          <table:table-cell office:value-type="float" office:value="0.468343" calcext:value-type="float">
            <text:p>0.468343</text:p>
          </table:table-cell>
          <table:table-cell office:value-type="float" office:value="0.620571" calcext:value-type="float">
            <text:p>0.620571</text:p>
          </table:table-cell>
          <table:table-cell office:value-type="float" office:value="0.631314" calcext:value-type="float">
            <text:p>0.631314</text:p>
          </table:table-cell>
          <table:table-cell office:value-type="float" office:value="0.6384" calcext:value-type="float">
            <text:p>0.6384</text:p>
          </table:table-cell>
          <table:table-cell office:value-type="float" office:value="0.6448" calcext:value-type="float">
            <text:p>0.6448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5086" calcext:value-type="float">
            <text:p>0.655086</text:p>
          </table:table-cell>
          <table:table-cell office:value-type="float" office:value="0.656" calcext:value-type="float">
            <text:p>0.656</text:p>
          </table:table-cell>
          <table:table-cell office:value-type="float" office:value="0.694171" calcext:value-type="float">
            <text:p>0.694171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0469" calcext:value-type="float">
            <text:p>0.63046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28" calcext:value-type="float">
            <text:p>0.328</text:p>
          </table:table-cell>
          <table:table-cell office:value-type="float" office:value="0.504" calcext:value-type="float">
            <text:p>0.504</text:p>
          </table:table-cell>
          <table:table-cell office:value-type="float" office:value="0.623314" calcext:value-type="float">
            <text:p>0.623314</text:p>
          </table:table-cell>
          <table:table-cell office:value-type="float" office:value="0.632" calcext:value-type="float">
            <text:p>0.632</text:p>
          </table:table-cell>
          <table:table-cell office:value-type="float" office:value="0.639086" calcext:value-type="float">
            <text:p>0.639086</text:p>
          </table:table-cell>
          <table:table-cell office:value-type="float" office:value="0.645029" calcext:value-type="float">
            <text:p>0.645029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5543" calcext:value-type="float">
            <text:p>0.655543</text:p>
          </table:table-cell>
          <table:table-cell office:value-type="float" office:value="0.656" calcext:value-type="float">
            <text:p>0.656</text:p>
          </table:table-cell>
          <table:table-cell office:value-type="float" office:value="0.6864" calcext:value-type="float">
            <text:p>0.6864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3737" calcext:value-type="float">
            <text:p>0.63373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28" calcext:value-type="float">
            <text:p>0.328</text:p>
          </table:table-cell>
          <table:table-cell office:value-type="float" office:value="0.517943" calcext:value-type="float">
            <text:p>0.517943</text:p>
          </table:table-cell>
          <table:table-cell office:value-type="float" office:value="0.618971" calcext:value-type="float">
            <text:p>0.618971</text:p>
          </table:table-cell>
          <table:table-cell office:value-type="float" office:value="0.631543" calcext:value-type="float">
            <text:p>0.631543</text:p>
          </table:table-cell>
          <table:table-cell office:value-type="float" office:value="0.637943" calcext:value-type="float">
            <text:p>0.637943</text:p>
          </table:table-cell>
          <table:table-cell office:value-type="float" office:value="0.643429" calcext:value-type="float">
            <text:p>0.643429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4171" calcext:value-type="float">
            <text:p>0.654171</text:p>
          </table:table-cell>
          <table:table-cell office:value-type="float" office:value="0.656" calcext:value-type="float">
            <text:p>0.656</text:p>
          </table:table-cell>
          <table:table-cell office:value-type="float" office:value="0.693029" calcext:value-type="float">
            <text:p>0.693029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4903" calcext:value-type="float">
            <text:p>0.634903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28" calcext:value-type="float">
            <text:p>0.328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620343" calcext:value-type="float">
            <text:p>0.620343</text:p>
          </table:table-cell>
          <table:table-cell office:value-type="float" office:value="0.634057" calcext:value-type="float">
            <text:p>0.634057</text:p>
          </table:table-cell>
          <table:table-cell office:value-type="float" office:value="0.64" calcext:value-type="float">
            <text:p>0.64</text:p>
          </table:table-cell>
          <table:table-cell office:value-type="float" office:value="0.647771" calcext:value-type="float">
            <text:p>0.647771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5543" calcext:value-type="float">
            <text:p>0.655543</text:p>
          </table:table-cell>
          <table:table-cell office:value-type="float" office:value="0.656" calcext:value-type="float">
            <text:p>0.656</text:p>
          </table:table-cell>
          <table:table-cell office:value-type="float" office:value="0.694171" calcext:value-type="float">
            <text:p>0.694171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4949" calcext:value-type="float">
            <text:p>0.634949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272" calcext:value-type="float">
            <text:p>0.272</text:p>
          </table:table-cell>
          <table:table-cell office:value-type="float" office:value="0.472914" calcext:value-type="float">
            <text:p>0.472914</text:p>
          </table:table-cell>
          <table:table-cell office:value-type="float" office:value="0.621029" calcext:value-type="float">
            <text:p>0.621029</text:p>
          </table:table-cell>
          <table:table-cell office:value-type="float" office:value="0.633371" calcext:value-type="float">
            <text:p>0.633371</text:p>
          </table:table-cell>
          <table:table-cell office:value-type="float" office:value="0.64" calcext:value-type="float">
            <text:p>0.64</text:p>
          </table:table-cell>
          <table:table-cell office:value-type="float" office:value="0.647086" calcext:value-type="float">
            <text:p>0.647086</text:p>
          </table:table-cell>
          <table:table-cell office:value-type="float" office:value="0.648" calcext:value-type="float">
            <text:p>0.648</text:p>
          </table:table-cell>
          <table:table-cell office:value-type="float" office:value="0.648457" calcext:value-type="float">
            <text:p>0.648457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98743" calcext:value-type="float">
            <text:p>0.698743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216" calcext:value-type="float">
            <text:p>0.63216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272" calcext:value-type="float">
            <text:p>0.272</text:p>
          </table:table-cell>
          <table:table-cell office:value-type="float" office:value="0.473371" calcext:value-type="float">
            <text:p>0.473371</text:p>
          </table:table-cell>
          <table:table-cell office:value-type="float" office:value="0.621943" calcext:value-type="float">
            <text:p>0.621943</text:p>
          </table:table-cell>
          <table:table-cell office:value-type="float" office:value="0.633371" calcext:value-type="float">
            <text:p>0.633371</text:p>
          </table:table-cell>
          <table:table-cell office:value-type="float" office:value="0.642057" calcext:value-type="float">
            <text:p>0.642057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0743" calcext:value-type="float">
            <text:p>0.650743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6229" calcext:value-type="float">
            <text:p>0.656229</text:p>
          </table:table-cell>
          <table:table-cell office:value-type="float" office:value="0.694857" calcext:value-type="float">
            <text:p>0.694857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2457" calcext:value-type="float">
            <text:p>0.63245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72" calcext:value-type="float">
            <text:p>0.272</text:p>
          </table:table-cell>
          <table:table-cell office:value-type="float" office:value="0.512914" calcext:value-type="float">
            <text:p>0.512914</text:p>
          </table:table-cell>
          <table:table-cell office:value-type="float" office:value="0.627657" calcext:value-type="float">
            <text:p>0.627657</text:p>
          </table:table-cell>
          <table:table-cell office:value-type="float" office:value="0.634743" calcext:value-type="float">
            <text:p>0.634743</text:p>
          </table:table-cell>
          <table:table-cell office:value-type="float" office:value="0.642971" calcext:value-type="float">
            <text:p>0.642971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1886" calcext:value-type="float">
            <text:p>0.651886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6457" calcext:value-type="float">
            <text:p>0.656457</text:p>
          </table:table-cell>
          <table:table-cell office:value-type="float" office:value="0.693486" calcext:value-type="float">
            <text:p>0.693486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7211" calcext:value-type="float">
            <text:p>0.63721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28" calcext:value-type="float">
            <text:p>0.328</text:p>
          </table:table-cell>
          <table:table-cell office:value-type="float" office:value="0.48" calcext:value-type="float">
            <text:p>0.48</text:p>
          </table:table-cell>
          <table:table-cell office:value-type="float" office:value="0.621943" calcext:value-type="float">
            <text:p>0.621943</text:p>
          </table:table-cell>
          <table:table-cell office:value-type="float" office:value="0.634057" calcext:value-type="float">
            <text:p>0.634057</text:p>
          </table:table-cell>
          <table:table-cell office:value-type="float" office:value="0.642286" calcext:value-type="float">
            <text:p>0.642286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3486" calcext:value-type="float">
            <text:p>0.653486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6457" calcext:value-type="float">
            <text:p>0.656457</text:p>
          </table:table-cell>
          <table:table-cell office:value-type="float" office:value="0.689143" calcext:value-type="float">
            <text:p>0.689143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2937" calcext:value-type="float">
            <text:p>0.63293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28" calcext:value-type="float">
            <text:p>0.328</text:p>
          </table:table-cell>
          <table:table-cell office:value-type="float" office:value="0.470629" calcext:value-type="float">
            <text:p>0.470629</text:p>
          </table:table-cell>
          <table:table-cell office:value-type="float" office:value="0.616686" calcext:value-type="float">
            <text:p>0.616686</text:p>
          </table:table-cell>
          <table:table-cell office:value-type="float" office:value="0.631771" calcext:value-type="float">
            <text:p>0.631771</text:p>
          </table:table-cell>
          <table:table-cell office:value-type="float" office:value="0.639771" calcext:value-type="float">
            <text:p>0.639771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4171" calcext:value-type="float">
            <text:p>0.654171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91886" calcext:value-type="float">
            <text:p>0.691886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1291" calcext:value-type="float">
            <text:p>0.63129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28" calcext:value-type="float">
            <text:p>0.328</text:p>
          </table:table-cell>
          <table:table-cell office:value-type="float" office:value="0.440686" calcext:value-type="float">
            <text:p>0.440686</text:p>
          </table:table-cell>
          <table:table-cell office:value-type="float" office:value="0.617143" calcext:value-type="float">
            <text:p>0.617143</text:p>
          </table:table-cell>
          <table:table-cell office:value-type="float" office:value="0.632" calcext:value-type="float">
            <text:p>0.632</text:p>
          </table:table-cell>
          <table:table-cell office:value-type="float" office:value="0.637486" calcext:value-type="float">
            <text:p>0.637486</text:p>
          </table:table-cell>
          <table:table-cell office:value-type="float" office:value="0.647314" calcext:value-type="float">
            <text:p>0.647314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3257" calcext:value-type="float">
            <text:p>0.653257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82971" calcext:value-type="float">
            <text:p>0.682971</text:p>
          </table:table-cell>
          <table:table-cell office:value-type="float" office:value="0.888" calcext:value-type="float">
            <text:p>0.888</text:p>
          </table:table-cell>
          <table:table-cell office:value-type="float" office:value="0.627086" calcext:value-type="float">
            <text:p>0.62708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28" calcext:value-type="float">
            <text:p>0.328</text:p>
          </table:table-cell>
          <table:table-cell office:value-type="float" office:value="0.434057" calcext:value-type="float">
            <text:p>0.434057</text:p>
          </table:table-cell>
          <table:table-cell office:value-type="float" office:value="0.616457" calcext:value-type="float">
            <text:p>0.616457</text:p>
          </table:table-cell>
          <table:table-cell office:value-type="float" office:value="0.631771" calcext:value-type="float">
            <text:p>0.631771</text:p>
          </table:table-cell>
          <table:table-cell office:value-type="float" office:value="0.64" calcext:value-type="float">
            <text:p>0.64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3486" calcext:value-type="float">
            <text:p>0.653486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87771" calcext:value-type="float">
            <text:p>0.687771</text:p>
          </table:table-cell>
          <table:table-cell office:value-type="float" office:value="0.888" calcext:value-type="float">
            <text:p>0.888</text:p>
          </table:table-cell>
          <table:table-cell office:value-type="float" office:value="0.627154" calcext:value-type="float">
            <text:p>0.62715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28" calcext:value-type="float">
            <text:p>0.328</text:p>
          </table:table-cell>
          <table:table-cell office:value-type="float" office:value="0.427886" calcext:value-type="float">
            <text:p>0.427886</text:p>
          </table:table-cell>
          <table:table-cell office:value-type="float" office:value="0.622629" calcext:value-type="float">
            <text:p>0.622629</text:p>
          </table:table-cell>
          <table:table-cell office:value-type="float" office:value="0.6336" calcext:value-type="float">
            <text:p>0.6336</text:p>
          </table:table-cell>
          <table:table-cell office:value-type="float" office:value="0.6416" calcext:value-type="float">
            <text:p>0.6416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5314" calcext:value-type="float">
            <text:p>0.655314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82057" calcext:value-type="float">
            <text:p>0.682057</text:p>
          </table:table-cell>
          <table:table-cell office:value-type="float" office:value="0.888" calcext:value-type="float">
            <text:p>0.888</text:p>
          </table:table-cell>
          <table:table-cell office:value-type="float" office:value="0.627109" calcext:value-type="float">
            <text:p>0.62710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28" calcext:value-type="float">
            <text:p>0.328</text:p>
          </table:table-cell>
          <table:table-cell office:value-type="float" office:value="0.440686" calcext:value-type="float">
            <text:p>0.440686</text:p>
          </table:table-cell>
          <table:table-cell office:value-type="float" office:value="0.624229" calcext:value-type="float">
            <text:p>0.624229</text:p>
          </table:table-cell>
          <table:table-cell office:value-type="float" office:value="0.633371" calcext:value-type="float">
            <text:p>0.633371</text:p>
          </table:table-cell>
          <table:table-cell office:value-type="float" office:value="0.642057" calcext:value-type="float">
            <text:p>0.642057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3257" calcext:value-type="float">
            <text:p>0.653257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888" calcext:value-type="float">
            <text:p>0.888</text:p>
          </table:table-cell>
          <table:table-cell office:value-type="float" office:value="0.628731" calcext:value-type="float">
            <text:p>0.62873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28" calcext:value-type="float">
            <text:p>0.328</text:p>
          </table:table-cell>
          <table:table-cell office:value-type="float" office:value="0.405714" calcext:value-type="float">
            <text:p>0.405714</text:p>
          </table:table-cell>
          <table:table-cell office:value-type="float" office:value="0.618514" calcext:value-type="float">
            <text:p>0.618514</text:p>
          </table:table-cell>
          <table:table-cell office:value-type="float" office:value="0.632" calcext:value-type="float">
            <text:p>0.632</text:p>
          </table:table-cell>
          <table:table-cell office:value-type="float" office:value="0.64" calcext:value-type="float">
            <text:p>0.64</text:p>
          </table:table-cell>
          <table:table-cell office:value-type="float" office:value="0.647314" calcext:value-type="float">
            <text:p>0.647314</text:p>
          </table:table-cell>
          <table:table-cell office:value-type="float" office:value="0.648" calcext:value-type="float">
            <text:p>0.648</text:p>
          </table:table-cell>
          <table:table-cell office:value-type="float" office:value="0.649371" calcext:value-type="float">
            <text:p>0.649371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888" calcext:value-type="float">
            <text:p>0.888</text:p>
          </table:table-cell>
          <table:table-cell office:value-type="float" office:value="0.623863" calcext:value-type="float">
            <text:p>0.62386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28" calcext:value-type="float">
            <text:p>0.328</text:p>
          </table:table-cell>
          <table:table-cell office:value-type="float" office:value="0.4128" calcext:value-type="float">
            <text:p>0.4128</text:p>
          </table:table-cell>
          <table:table-cell office:value-type="float" office:value="0.613943" calcext:value-type="float">
            <text:p>0.613943</text:p>
          </table:table-cell>
          <table:table-cell office:value-type="float" office:value="0.630629" calcext:value-type="float">
            <text:p>0.630629</text:p>
          </table:table-cell>
          <table:table-cell office:value-type="float" office:value="0.639086" calcext:value-type="float">
            <text:p>0.639086</text:p>
          </table:table-cell>
          <table:table-cell office:value-type="float" office:value="0.645486" calcext:value-type="float">
            <text:p>0.645486</text:p>
          </table:table-cell>
          <table:table-cell office:value-type="float" office:value="0.648" calcext:value-type="float">
            <text:p>0.648</text:p>
          </table:table-cell>
          <table:table-cell office:value-type="float" office:value="0.648457" calcext:value-type="float">
            <text:p>0.648457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86171" calcext:value-type="float">
            <text:p>0.686171</text:p>
          </table:table-cell>
          <table:table-cell office:value-type="float" office:value="0.888" calcext:value-type="float">
            <text:p>0.888</text:p>
          </table:table-cell>
          <table:table-cell office:value-type="float" office:value="0.623657" calcext:value-type="float">
            <text:p>0.623657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28" calcext:value-type="float">
            <text:p>0.328</text:p>
          </table:table-cell>
          <table:table-cell office:value-type="float" office:value="0.410971" calcext:value-type="float">
            <text:p>0.410971</text:p>
          </table:table-cell>
          <table:table-cell office:value-type="float" office:value="0.612114" calcext:value-type="float">
            <text:p>0.612114</text:p>
          </table:table-cell>
          <table:table-cell office:value-type="float" office:value="0.6304" calcext:value-type="float">
            <text:p>0.6304</text:p>
          </table:table-cell>
          <table:table-cell office:value-type="float" office:value="0.64" calcext:value-type="float">
            <text:p>0.64</text:p>
          </table:table-cell>
          <table:table-cell office:value-type="float" office:value="0.646629" calcext:value-type="float">
            <text:p>0.646629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4857" calcext:value-type="float">
            <text:p>0.654857</text:p>
          </table:table-cell>
          <table:table-cell office:value-type="float" office:value="0.656" calcext:value-type="float">
            <text:p>0.656</text:p>
          </table:table-cell>
          <table:table-cell office:value-type="float" office:value="0.689371" calcext:value-type="float">
            <text:p>0.689371</text:p>
          </table:table-cell>
          <table:table-cell office:value-type="float" office:value="0.888" calcext:value-type="float">
            <text:p>0.888</text:p>
          </table:table-cell>
          <table:table-cell office:value-type="float" office:value="0.623634" calcext:value-type="float">
            <text:p>0.623634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272" calcext:value-type="float">
            <text:p>0.272</text:p>
          </table:table-cell>
          <table:table-cell office:value-type="float" office:value="0.435429" calcext:value-type="float">
            <text:p>0.435429</text:p>
          </table:table-cell>
          <table:table-cell office:value-type="float" office:value="0.618514" calcext:value-type="float">
            <text:p>0.618514</text:p>
          </table:table-cell>
          <table:table-cell office:value-type="float" office:value="0.631086" calcext:value-type="float">
            <text:p>0.631086</text:p>
          </table:table-cell>
          <table:table-cell office:value-type="float" office:value="0.640229" calcext:value-type="float">
            <text:p>0.640229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55771" calcext:value-type="float">
            <text:p>0.655771</text:p>
          </table:table-cell>
          <table:table-cell office:value-type="float" office:value="0.656" calcext:value-type="float">
            <text:p>0.656</text:p>
          </table:table-cell>
          <table:table-cell office:value-type="float" office:value="0.687543" calcext:value-type="float">
            <text:p>0.687543</text:p>
          </table:table-cell>
          <table:table-cell office:value-type="float" office:value="0.888" calcext:value-type="float">
            <text:p>0.888</text:p>
          </table:table-cell>
          <table:table-cell office:value-type="float" office:value="0.626857" calcext:value-type="float">
            <text:p>0.626857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72" calcext:value-type="float">
            <text:p>0.272</text:p>
          </table:table-cell>
          <table:table-cell office:value-type="float" office:value="0.437714" calcext:value-type="float">
            <text:p>0.437714</text:p>
          </table:table-cell>
          <table:table-cell office:value-type="float" office:value="0.621029" calcext:value-type="float">
            <text:p>0.621029</text:p>
          </table:table-cell>
          <table:table-cell office:value-type="float" office:value="0.632229" calcext:value-type="float">
            <text:p>0.632229</text:p>
          </table:table-cell>
          <table:table-cell office:value-type="float" office:value="0.64" calcext:value-type="float">
            <text:p>0.64</text:p>
          </table:table-cell>
          <table:table-cell office:value-type="float" office:value="0.647086" calcext:value-type="float">
            <text:p>0.647086</text:p>
          </table:table-cell>
          <table:table-cell office:value-type="float" office:value="0.648" calcext:value-type="float">
            <text:p>0.648</text:p>
          </table:table-cell>
          <table:table-cell office:value-type="float" office:value="0.648229" calcext:value-type="float">
            <text:p>0.648229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93029" calcext:value-type="float">
            <text:p>0.693029</text:p>
          </table:table-cell>
          <table:table-cell office:value-type="float" office:value="0.888" calcext:value-type="float">
            <text:p>0.888</text:p>
          </table:table-cell>
          <table:table-cell office:value-type="float" office:value="0.627931" calcext:value-type="float">
            <text:p>0.62793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28" calcext:value-type="float">
            <text:p>0.328</text:p>
          </table:table-cell>
          <table:table-cell office:value-type="float" office:value="0.453486" calcext:value-type="float">
            <text:p>0.453486</text:p>
          </table:table-cell>
          <table:table-cell office:value-type="float" office:value="0.623086" calcext:value-type="float">
            <text:p>0.623086</text:p>
          </table:table-cell>
          <table:table-cell office:value-type="float" office:value="0.632686" calcext:value-type="float">
            <text:p>0.632686</text:p>
          </table:table-cell>
          <table:table-cell office:value-type="float" office:value="0.64" calcext:value-type="float">
            <text:p>0.64</text:p>
          </table:table-cell>
          <table:table-cell office:value-type="float" office:value="0.6448" calcext:value-type="float">
            <text:p>0.6448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5771" calcext:value-type="float">
            <text:p>0.655771</text:p>
          </table:table-cell>
          <table:table-cell office:value-type="float" office:value="0.656" calcext:value-type="float">
            <text:p>0.656</text:p>
          </table:table-cell>
          <table:table-cell office:value-type="float" office:value="0.693486" calcext:value-type="float">
            <text:p>0.693486</text:p>
          </table:table-cell>
          <table:table-cell office:value-type="float" office:value="0.888" calcext:value-type="float">
            <text:p>0.888</text:p>
          </table:table-cell>
          <table:table-cell office:value-type="float" office:value="0.629531" calcext:value-type="float">
            <text:p>0.62953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28" calcext:value-type="float">
            <text:p>0.328</text:p>
          </table:table-cell>
          <table:table-cell office:value-type="float" office:value="0.496229" calcext:value-type="float">
            <text:p>0.496229</text:p>
          </table:table-cell>
          <table:table-cell office:value-type="float" office:value="0.623771" calcext:value-type="float">
            <text:p>0.623771</text:p>
          </table:table-cell>
          <table:table-cell office:value-type="float" office:value="0.633143" calcext:value-type="float">
            <text:p>0.633143</text:p>
          </table:table-cell>
          <table:table-cell office:value-type="float" office:value="0.64" calcext:value-type="float">
            <text:p>0.64</text:p>
          </table:table-cell>
          <table:table-cell office:value-type="float" office:value="0.645486" calcext:value-type="float">
            <text:p>0.645486</text:p>
          </table:table-cell>
          <table:table-cell office:value-type="float" office:value="0.648" calcext:value-type="float">
            <text:p>0.648</text:p>
          </table:table-cell>
          <table:table-cell office:value-type="float" office:value="0.648914" calcext:value-type="float">
            <text:p>0.648914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94171" calcext:value-type="float">
            <text:p>0.694171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4171" calcext:value-type="float">
            <text:p>0.63417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288" calcext:value-type="float">
            <text:p>0.288</text:p>
          </table:table-cell>
          <table:table-cell office:value-type="float" office:value="0.523886" calcext:value-type="float">
            <text:p>0.523886</text:p>
          </table:table-cell>
          <table:table-cell office:value-type="float" office:value="0.624" calcext:value-type="float">
            <text:p>0.624</text:p>
          </table:table-cell>
          <table:table-cell office:value-type="float" office:value="0.632686" calcext:value-type="float">
            <text:p>0.632686</text:p>
          </table:table-cell>
          <table:table-cell office:value-type="float" office:value="0.64" calcext:value-type="float">
            <text:p>0.64</text:p>
          </table:table-cell>
          <table:table-cell office:value-type="float" office:value="0.645943" calcext:value-type="float">
            <text:p>0.645943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5771" calcext:value-type="float">
            <text:p>0.655771</text:p>
          </table:table-cell>
          <table:table-cell office:value-type="float" office:value="0.656" calcext:value-type="float">
            <text:p>0.656</text:p>
          </table:table-cell>
          <table:table-cell office:value-type="float" office:value="0.698514" calcext:value-type="float">
            <text:p>0.698514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728" calcext:value-type="float">
            <text:p>0.6372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96" calcext:value-type="float">
            <text:p>0.296</text:p>
          </table:table-cell>
          <table:table-cell office:value-type="float" office:value="0.5664" calcext:value-type="float">
            <text:p>0.5664</text:p>
          </table:table-cell>
          <table:table-cell office:value-type="float" office:value="0.626286" calcext:value-type="float">
            <text:p>0.626286</text:p>
          </table:table-cell>
          <table:table-cell office:value-type="float" office:value="0.634743" calcext:value-type="float">
            <text:p>0.634743</text:p>
          </table:table-cell>
          <table:table-cell office:value-type="float" office:value="0.64" calcext:value-type="float">
            <text:p>0.64</text:p>
          </table:table-cell>
          <table:table-cell office:value-type="float" office:value="0.646629" calcext:value-type="float">
            <text:p>0.646629</text:p>
          </table:table-cell>
          <table:table-cell table:number-columns-repeated="2" office:value-type="float" office:value="0.648" calcext:value-type="float">
            <text:p>0.648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95543" calcext:value-type="float">
            <text:p>0.695543</text:p>
          </table:table-cell>
          <table:table-cell office:value-type="float" office:value="0.888" calcext:value-type="float">
            <text:p>0.888</text:p>
          </table:table-cell>
          <table:table-cell office:value-type="float" office:value="0.64176" calcext:value-type="float">
            <text:p>0.6417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28" calcext:value-type="float">
            <text:p>0.328</text:p>
          </table:table-cell>
          <table:table-cell office:value-type="float" office:value="0.564343" calcext:value-type="float">
            <text:p>0.564343</text:p>
          </table:table-cell>
          <table:table-cell office:value-type="float" office:value="0.6272" calcext:value-type="float">
            <text:p>0.6272</text:p>
          </table:table-cell>
          <table:table-cell office:value-type="float" office:value="0.633829" calcext:value-type="float">
            <text:p>0.633829</text:p>
          </table:table-cell>
          <table:table-cell office:value-type="float" office:value="0.64" calcext:value-type="float">
            <text:p>0.64</text:p>
          </table:table-cell>
          <table:table-cell office:value-type="float" office:value="0.647771" calcext:value-type="float">
            <text:p>0.647771</text:p>
          </table:table-cell>
          <table:table-cell office:value-type="float" office:value="0.648" calcext:value-type="float">
            <text:p>0.648</text:p>
          </table:table-cell>
          <table:table-cell office:value-type="float" office:value="0.649829" calcext:value-type="float">
            <text:p>0.649829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6229" calcext:value-type="float">
            <text:p>0.656229</text:p>
          </table:table-cell>
          <table:table-cell office:value-type="float" office:value="0.689829" calcext:value-type="float">
            <text:p>0.689829</text:p>
          </table:table-cell>
          <table:table-cell office:value-type="float" office:value="0.888" calcext:value-type="float">
            <text:p>0.888</text:p>
          </table:table-cell>
          <table:table-cell office:value-type="float" office:value="0.641303" calcext:value-type="float">
            <text:p>0.641303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28" calcext:value-type="float">
            <text:p>0.328</text:p>
          </table:table-cell>
          <table:table-cell office:value-type="float" office:value="0.530514" calcext:value-type="float">
            <text:p>0.530514</text:p>
          </table:table-cell>
          <table:table-cell office:value-type="float" office:value="0.627429" calcext:value-type="float">
            <text:p>0.627429</text:p>
          </table:table-cell>
          <table:table-cell office:value-type="float" office:value="0.636343" calcext:value-type="float">
            <text:p>0.636343</text:p>
          </table:table-cell>
          <table:table-cell office:value-type="float" office:value="0.641829" calcext:value-type="float">
            <text:p>0.641829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1886" calcext:value-type="float">
            <text:p>0.651886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7829" calcext:value-type="float">
            <text:p>0.657829</text:p>
          </table:table-cell>
          <table:table-cell office:value-type="float" office:value="0.696229" calcext:value-type="float">
            <text:p>0.696229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9406" calcext:value-type="float">
            <text:p>0.639406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28" calcext:value-type="float">
            <text:p>0.328</text:p>
          </table:table-cell>
          <table:table-cell office:value-type="float" office:value="0.546057" calcext:value-type="float">
            <text:p>0.546057</text:p>
          </table:table-cell>
          <table:table-cell office:value-type="float" office:value="0.630629" calcext:value-type="float">
            <text:p>0.630629</text:p>
          </table:table-cell>
          <table:table-cell office:value-type="float" office:value="0.636114" calcext:value-type="float">
            <text:p>0.636114</text:p>
          </table:table-cell>
          <table:table-cell office:value-type="float" office:value="0.642743" calcext:value-type="float">
            <text:p>0.642743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4171" calcext:value-type="float">
            <text:p>0.654171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92" calcext:value-type="float">
            <text:p>0.6592</text:p>
          </table:table-cell>
          <table:table-cell office:value-type="float" office:value="0.711771" calcext:value-type="float">
            <text:p>0.711771</text:p>
          </table:table-cell>
          <table:table-cell office:value-type="float" office:value="0.888" calcext:value-type="float">
            <text:p>0.888</text:p>
          </table:table-cell>
          <table:table-cell office:value-type="float" office:value="0.643269" calcext:value-type="float">
            <text:p>0.643269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28" calcext:value-type="float">
            <text:p>0.328</text:p>
          </table:table-cell>
          <table:table-cell office:value-type="float" office:value="0.533486" calcext:value-type="float">
            <text:p>0.533486</text:p>
          </table:table-cell>
          <table:table-cell office:value-type="float" office:value="0.631543" calcext:value-type="float">
            <text:p>0.631543</text:p>
          </table:table-cell>
          <table:table-cell office:value-type="float" office:value="0.637029" calcext:value-type="float">
            <text:p>0.637029</text:p>
          </table:table-cell>
          <table:table-cell office:value-type="float" office:value="0.6448" calcext:value-type="float">
            <text:p>0.6448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3029" calcext:value-type="float">
            <text:p>0.653029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8514" calcext:value-type="float">
            <text:p>0.658514</text:p>
          </table:table-cell>
          <table:table-cell office:value-type="float" office:value="0.698514" calcext:value-type="float">
            <text:p>0.698514</text:p>
          </table:table-cell>
          <table:table-cell office:value-type="float" office:value="0.888" calcext:value-type="float">
            <text:p>0.888</text:p>
          </table:table-cell>
          <table:table-cell office:value-type="float" office:value="0.640891" calcext:value-type="float">
            <text:p>0.64089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28" calcext:value-type="float">
            <text:p>0.328</text:p>
          </table:table-cell>
          <table:table-cell office:value-type="float" office:value="0.557486" calcext:value-type="float">
            <text:p>0.557486</text:p>
          </table:table-cell>
          <table:table-cell office:value-type="float" office:value="0.631314" calcext:value-type="float">
            <text:p>0.631314</text:p>
          </table:table-cell>
          <table:table-cell office:value-type="float" office:value="0.637714" calcext:value-type="float">
            <text:p>0.637714</text:p>
          </table:table-cell>
          <table:table-cell office:value-type="float" office:value="0.643657" calcext:value-type="float">
            <text:p>0.643657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3943" calcext:value-type="float">
            <text:p>0.653943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8743" calcext:value-type="float">
            <text:p>0.658743</text:p>
          </table:table-cell>
          <table:table-cell office:value-type="float" office:value="0.693943" calcext:value-type="float">
            <text:p>0.693943</text:p>
          </table:table-cell>
          <table:table-cell office:value-type="float" office:value="0.888" calcext:value-type="float">
            <text:p>0.888</text:p>
          </table:table-cell>
          <table:table-cell office:value-type="float" office:value="0.64288" calcext:value-type="float">
            <text:p>0.6428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72" calcext:value-type="float">
            <text:p>0.272</text:p>
          </table:table-cell>
          <table:table-cell office:value-type="float" office:value="0.488229" calcext:value-type="float">
            <text:p>0.488229</text:p>
          </table:table-cell>
          <table:table-cell office:value-type="float" office:value="0.628343" calcext:value-type="float">
            <text:p>0.628343</text:p>
          </table:table-cell>
          <table:table-cell office:value-type="float" office:value="0.635657" calcext:value-type="float">
            <text:p>0.635657</text:p>
          </table:table-cell>
          <table:table-cell office:value-type="float" office:value="0.643429" calcext:value-type="float">
            <text:p>0.643429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5314" calcext:value-type="float">
            <text:p>0.655314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7371" calcext:value-type="float">
            <text:p>0.657371</text:p>
          </table:table-cell>
          <table:table-cell office:value-type="float" office:value="0.693943" calcext:value-type="float">
            <text:p>0.693943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5429" calcext:value-type="float">
            <text:p>0.635429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72" calcext:value-type="float">
            <text:p>0.272</text:p>
          </table:table-cell>
          <table:table-cell office:value-type="float" office:value="0.4592" calcext:value-type="float">
            <text:p>0.4592</text:p>
          </table:table-cell>
          <table:table-cell office:value-type="float" office:value="0.6272" calcext:value-type="float">
            <text:p>0.6272</text:p>
          </table:table-cell>
          <table:table-cell office:value-type="float" office:value="0.634743" calcext:value-type="float">
            <text:p>0.634743</text:p>
          </table:table-cell>
          <table:table-cell office:value-type="float" office:value="0.6416" calcext:value-type="float">
            <text:p>0.6416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49829" calcext:value-type="float">
            <text:p>0.649829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93257" calcext:value-type="float">
            <text:p>0.693257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1383" calcext:value-type="float">
            <text:p>0.631383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72" calcext:value-type="float">
            <text:p>0.272</text:p>
          </table:table-cell>
          <table:table-cell office:value-type="float" office:value="0.450743" calcext:value-type="float">
            <text:p>0.450743</text:p>
          </table:table-cell>
          <table:table-cell office:value-type="float" office:value="0.626286" calcext:value-type="float">
            <text:p>0.626286</text:p>
          </table:table-cell>
          <table:table-cell office:value-type="float" office:value="0.6352" calcext:value-type="float">
            <text:p>0.6352</text:p>
          </table:table-cell>
          <table:table-cell office:value-type="float" office:value="0.642971" calcext:value-type="float">
            <text:p>0.642971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0286" calcext:value-type="float">
            <text:p>0.650286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93943" calcext:value-type="float">
            <text:p>0.693943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0743" calcext:value-type="float">
            <text:p>0.630743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28" calcext:value-type="float">
            <text:p>0.328</text:p>
          </table:table-cell>
          <table:table-cell office:value-type="float" office:value="0.458743" calcext:value-type="float">
            <text:p>0.458743</text:p>
          </table:table-cell>
          <table:table-cell office:value-type="float" office:value="0.626286" calcext:value-type="float">
            <text:p>0.626286</text:p>
          </table:table-cell>
          <table:table-cell office:value-type="float" office:value="0.635886" calcext:value-type="float">
            <text:p>0.635886</text:p>
          </table:table-cell>
          <table:table-cell office:value-type="float" office:value="0.643429" calcext:value-type="float">
            <text:p>0.643429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1657" calcext:value-type="float">
            <text:p>0.651657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6457" calcext:value-type="float">
            <text:p>0.656457</text:p>
          </table:table-cell>
          <table:table-cell office:value-type="float" office:value="0.693943" calcext:value-type="float">
            <text:p>0.693943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184" calcext:value-type="float">
            <text:p>0.63184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28" calcext:value-type="float">
            <text:p>0.328</text:p>
          </table:table-cell>
          <table:table-cell office:value-type="float" office:value="0.490514" calcext:value-type="float">
            <text:p>0.490514</text:p>
          </table:table-cell>
          <table:table-cell office:value-type="float" office:value="0.629714" calcext:value-type="float">
            <text:p>0.629714</text:p>
          </table:table-cell>
          <table:table-cell office:value-type="float" office:value="0.639543" calcext:value-type="float">
            <text:p>0.639543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52571" calcext:value-type="float">
            <text:p>0.652571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8286" calcext:value-type="float">
            <text:p>0.658286</text:p>
          </table:table-cell>
          <table:table-cell office:value-type="float" office:value="0.698057" calcext:value-type="float">
            <text:p>0.698057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6869" calcext:value-type="float">
            <text:p>0.63686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72" calcext:value-type="float">
            <text:p>0.272</text:p>
          </table:table-cell>
          <table:table-cell office:value-type="float" office:value="0.538971" calcext:value-type="float">
            <text:p>0.538971</text:p>
          </table:table-cell>
          <table:table-cell office:value-type="float" office:value="0.636343" calcext:value-type="float">
            <text:p>0.636343</text:p>
          </table:table-cell>
          <table:table-cell office:value-type="float" office:value="0.645257" calcext:value-type="float">
            <text:p>0.645257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0743" calcext:value-type="float">
            <text:p>0.650743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9886" calcext:value-type="float">
            <text:p>0.659886</text:p>
          </table:table-cell>
          <table:table-cell office:value-type="float" office:value="0.689143" calcext:value-type="float">
            <text:p>0.689143</text:p>
          </table:table-cell>
          <table:table-cell office:value-type="float" office:value="0.888" calcext:value-type="float">
            <text:p>0.888</text:p>
          </table:table-cell>
          <table:table-cell office:value-type="float" office:value="0.642834" calcext:value-type="float">
            <text:p>0.642834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28" calcext:value-type="float">
            <text:p>0.328</text:p>
          </table:table-cell>
          <table:table-cell office:value-type="float" office:value="0.585829" calcext:value-type="float">
            <text:p>0.585829</text:p>
          </table:table-cell>
          <table:table-cell office:value-type="float" office:value="0.637257" calcext:value-type="float">
            <text:p>0.637257</text:p>
          </table:table-cell>
          <table:table-cell office:value-type="float" office:value="0.645257" calcext:value-type="float">
            <text:p>0.645257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1657" calcext:value-type="float">
            <text:p>0.651657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9886" calcext:value-type="float">
            <text:p>0.659886</text:p>
          </table:table-cell>
          <table:table-cell office:value-type="float" office:value="0.689143" calcext:value-type="float">
            <text:p>0.689143</text:p>
          </table:table-cell>
          <table:table-cell office:value-type="float" office:value="0.888" calcext:value-type="float">
            <text:p>0.888</text:p>
          </table:table-cell>
          <table:table-cell office:value-type="float" office:value="0.647703" calcext:value-type="float">
            <text:p>0.647703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28" calcext:value-type="float">
            <text:p>0.328</text:p>
          </table:table-cell>
          <table:table-cell office:value-type="float" office:value="0.555657" calcext:value-type="float">
            <text:p>0.555657</text:p>
          </table:table-cell>
          <table:table-cell office:value-type="float" office:value="0.638171" calcext:value-type="float">
            <text:p>0.638171</text:p>
          </table:table-cell>
          <table:table-cell office:value-type="float" office:value="0.643429" calcext:value-type="float">
            <text:p>0.643429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49371" calcext:value-type="float">
            <text:p>0.649371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9429" calcext:value-type="float">
            <text:p>0.659429</text:p>
          </table:table-cell>
          <table:table-cell office:value-type="float" office:value="0.689371" calcext:value-type="float">
            <text:p>0.689371</text:p>
          </table:table-cell>
          <table:table-cell office:value-type="float" office:value="0.888" calcext:value-type="float">
            <text:p>0.888</text:p>
          </table:table-cell>
          <table:table-cell office:value-type="float" office:value="0.644343" calcext:value-type="float">
            <text:p>0.64434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28" calcext:value-type="float">
            <text:p>0.328</text:p>
          </table:table-cell>
          <table:table-cell office:value-type="float" office:value="0.5312" calcext:value-type="float">
            <text:p>0.5312</text:p>
          </table:table-cell>
          <table:table-cell office:value-type="float" office:value="0.638629" calcext:value-type="float">
            <text:p>0.638629</text:p>
          </table:table-cell>
          <table:table-cell office:value-type="float" office:value="0.645257" calcext:value-type="float">
            <text:p>0.645257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1886" calcext:value-type="float">
            <text:p>0.651886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62171" calcext:value-type="float">
            <text:p>0.662171</text:p>
          </table:table-cell>
          <table:table-cell office:value-type="float" office:value="0.695771" calcext:value-type="float">
            <text:p>0.695771</text:p>
          </table:table-cell>
          <table:table-cell office:value-type="float" office:value="0.888" calcext:value-type="float">
            <text:p>0.888</text:p>
          </table:table-cell>
          <table:table-cell office:value-type="float" office:value="0.643291" calcext:value-type="float">
            <text:p>0.64329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28" calcext:value-type="float">
            <text:p>0.328</text:p>
          </table:table-cell>
          <table:table-cell office:value-type="float" office:value="0.542629" calcext:value-type="float">
            <text:p>0.542629</text:p>
          </table:table-cell>
          <table:table-cell office:value-type="float" office:value="0.639771" calcext:value-type="float">
            <text:p>0.639771</text:p>
          </table:table-cell>
          <table:table-cell office:value-type="float" office:value="0.644343" calcext:value-type="float">
            <text:p>0.644343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0971" calcext:value-type="float">
            <text:p>0.650971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9429" calcext:value-type="float">
            <text:p>0.659429</text:p>
          </table:table-cell>
          <table:table-cell office:value-type="float" office:value="0.684343" calcext:value-type="float">
            <text:p>0.684343</text:p>
          </table:table-cell>
          <table:table-cell office:value-type="float" office:value="0.888" calcext:value-type="float">
            <text:p>0.888</text:p>
          </table:table-cell>
          <table:table-cell office:value-type="float" office:value="0.642949" calcext:value-type="float">
            <text:p>0.642949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72" calcext:value-type="float">
            <text:p>0.272</text:p>
          </table:table-cell>
          <table:table-cell office:value-type="float" office:value="0.489829" calcext:value-type="float">
            <text:p>0.489829</text:p>
          </table:table-cell>
          <table:table-cell office:value-type="float" office:value="0.6384" calcext:value-type="float">
            <text:p>0.6384</text:p>
          </table:table-cell>
          <table:table-cell office:value-type="float" office:value="0.642743" calcext:value-type="float">
            <text:p>0.642743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49371" calcext:value-type="float">
            <text:p>0.649371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8743" calcext:value-type="float">
            <text:p>0.658743</text:p>
          </table:table-cell>
          <table:table-cell office:value-type="float" office:value="0.684114" calcext:value-type="float">
            <text:p>0.684114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712" calcext:value-type="float">
            <text:p>0.6371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272" calcext:value-type="float">
            <text:p>0.272</text:p>
          </table:table-cell>
          <table:table-cell office:value-type="float" office:value="0.443657" calcext:value-type="float">
            <text:p>0.443657</text:p>
          </table:table-cell>
          <table:table-cell office:value-type="float" office:value="0.6336" calcext:value-type="float">
            <text:p>0.6336</text:p>
          </table:table-cell>
          <table:table-cell office:value-type="float" office:value="0.642057" calcext:value-type="float">
            <text:p>0.642057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53486" calcext:value-type="float">
            <text:p>0.653486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83429" calcext:value-type="float">
            <text:p>0.683429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1223" calcext:value-type="float">
            <text:p>0.631223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28" calcext:value-type="float">
            <text:p>0.328</text:p>
          </table:table-cell>
          <table:table-cell office:value-type="float" office:value="0.455771" calcext:value-type="float">
            <text:p>0.455771</text:p>
          </table:table-cell>
          <table:table-cell office:value-type="float" office:value="0.6352" calcext:value-type="float">
            <text:p>0.6352</text:p>
          </table:table-cell>
          <table:table-cell office:value-type="float" office:value="0.641143" calcext:value-type="float">
            <text:p>0.641143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54171" calcext:value-type="float">
            <text:p>0.654171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6686" calcext:value-type="float">
            <text:p>0.656686</text:p>
          </table:table-cell>
          <table:table-cell office:value-type="float" office:value="0.688" calcext:value-type="float">
            <text:p>0.688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3097" calcext:value-type="float">
            <text:p>0.63309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272" calcext:value-type="float">
            <text:p>0.272</text:p>
          </table:table-cell>
          <table:table-cell office:value-type="float" office:value="0.435886" calcext:value-type="float">
            <text:p>0.435886</text:p>
          </table:table-cell>
          <table:table-cell office:value-type="float" office:value="0.630857" calcext:value-type="float">
            <text:p>0.630857</text:p>
          </table:table-cell>
          <table:table-cell office:value-type="float" office:value="0.64" calcext:value-type="float">
            <text:p>0.64</text:p>
          </table:table-cell>
          <table:table-cell office:value-type="float" office:value="0.646171" calcext:value-type="float">
            <text:p>0.646171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2114" calcext:value-type="float">
            <text:p>0.652114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87543" calcext:value-type="float">
            <text:p>0.687543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0057" calcext:value-type="float">
            <text:p>0.630057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272" calcext:value-type="float">
            <text:p>0.272</text:p>
          </table:table-cell>
          <table:table-cell office:value-type="float" office:value="0.485714" calcext:value-type="float">
            <text:p>0.485714</text:p>
          </table:table-cell>
          <table:table-cell office:value-type="float" office:value="0.635429" calcext:value-type="float">
            <text:p>0.635429</text:p>
          </table:table-cell>
          <table:table-cell office:value-type="float" office:value="0.640914" calcext:value-type="float">
            <text:p>0.640914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48229" calcext:value-type="float">
            <text:p>0.648229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6457" calcext:value-type="float">
            <text:p>0.656457</text:p>
          </table:table-cell>
          <table:table-cell office:value-type="float" office:value="0.693714" calcext:value-type="float">
            <text:p>0.693714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6846" calcext:value-type="float">
            <text:p>0.636846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272" calcext:value-type="float">
            <text:p>0.272</text:p>
          </table:table-cell>
          <table:table-cell office:value-type="float" office:value="0.417371" calcext:value-type="float">
            <text:p>0.417371</text:p>
          </table:table-cell>
          <table:table-cell office:value-type="float" office:value="0.632" calcext:value-type="float">
            <text:p>0.632</text:p>
          </table:table-cell>
          <table:table-cell office:value-type="float" office:value="0.64" calcext:value-type="float">
            <text:p>0.64</text:p>
          </table:table-cell>
          <table:table-cell office:value-type="float" office:value="0.646629" calcext:value-type="float">
            <text:p>0.646629</text:p>
          </table:table-cell>
          <table:table-cell office:value-type="float" office:value="0.648" calcext:value-type="float">
            <text:p>0.648</text:p>
          </table:table-cell>
          <table:table-cell office:value-type="float" office:value="0.648914" calcext:value-type="float">
            <text:p>0.648914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691886" calcext:value-type="float">
            <text:p>0.691886</text:p>
          </table:table-cell>
          <table:table-cell office:value-type="float" office:value="0.888" calcext:value-type="float">
            <text:p>0.888</text:p>
          </table:table-cell>
          <table:table-cell office:value-type="float" office:value="0.629394" calcext:value-type="float">
            <text:p>0.62939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28" calcext:value-type="float">
            <text:p>0.328</text:p>
          </table:table-cell>
          <table:table-cell office:value-type="float" office:value="0.516343" calcext:value-type="float">
            <text:p>0.516343</text:p>
          </table:table-cell>
          <table:table-cell office:value-type="float" office:value="0.634514" calcext:value-type="float">
            <text:p>0.634514</text:p>
          </table:table-cell>
          <table:table-cell office:value-type="float" office:value="0.640686" calcext:value-type="float">
            <text:p>0.640686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49829" calcext:value-type="float">
            <text:p>0.649829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8286" calcext:value-type="float">
            <text:p>0.658286</text:p>
          </table:table-cell>
          <table:table-cell office:value-type="float" office:value="0.6832" calcext:value-type="float">
            <text:p>0.6832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9086" calcext:value-type="float">
            <text:p>0.63908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28" calcext:value-type="float">
            <text:p>0.328</text:p>
          </table:table-cell>
          <table:table-cell office:value-type="float" office:value="0.539657" calcext:value-type="float">
            <text:p>0.539657</text:p>
          </table:table-cell>
          <table:table-cell office:value-type="float" office:value="0.637257" calcext:value-type="float">
            <text:p>0.637257</text:p>
          </table:table-cell>
          <table:table-cell office:value-type="float" office:value="0.6416" calcext:value-type="float">
            <text:p>0.6416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54857" calcext:value-type="float">
            <text:p>0.654857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7829" calcext:value-type="float">
            <text:p>0.657829</text:p>
          </table:table-cell>
          <table:table-cell office:value-type="float" office:value="0.6832" calcext:value-type="float">
            <text:p>0.6832</text:p>
          </table:table-cell>
          <table:table-cell office:value-type="float" office:value="0.888" calcext:value-type="float">
            <text:p>0.888</text:p>
          </table:table-cell>
          <table:table-cell office:value-type="float" office:value="0.64144" calcext:value-type="float">
            <text:p>0.6414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28" calcext:value-type="float">
            <text:p>0.328</text:p>
          </table:table-cell>
          <table:table-cell office:value-type="float" office:value="0.557486" calcext:value-type="float">
            <text:p>0.557486</text:p>
          </table:table-cell>
          <table:table-cell office:value-type="float" office:value="0.637943" calcext:value-type="float">
            <text:p>0.637943</text:p>
          </table:table-cell>
          <table:table-cell office:value-type="float" office:value="0.642514" calcext:value-type="float">
            <text:p>0.642514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528" calcext:value-type="float">
            <text:p>0.6528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7829" calcext:value-type="float">
            <text:p>0.657829</text:p>
          </table:table-cell>
          <table:table-cell office:value-type="float" office:value="0.694171" calcext:value-type="float">
            <text:p>0.694171</text:p>
          </table:table-cell>
          <table:table-cell office:value-type="float" office:value="0.888" calcext:value-type="float">
            <text:p>0.888</text:p>
          </table:table-cell>
          <table:table-cell office:value-type="float" office:value="0.644274" calcext:value-type="float">
            <text:p>0.644274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272" calcext:value-type="float">
            <text:p>0.272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639086" calcext:value-type="float">
            <text:p>0.639086</text:p>
          </table:table-cell>
          <table:table-cell office:value-type="float" office:value="0.642743" calcext:value-type="float">
            <text:p>0.642743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52114" calcext:value-type="float">
            <text:p>0.652114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6914" calcext:value-type="float">
            <text:p>0.656914</text:p>
          </table:table-cell>
          <table:table-cell office:value-type="float" office:value="0.699886" calcext:value-type="float">
            <text:p>0.699886</text:p>
          </table:table-cell>
          <table:table-cell office:value-type="float" office:value="0.888" calcext:value-type="float">
            <text:p>0.888</text:p>
          </table:table-cell>
          <table:table-cell office:value-type="float" office:value="0.642034" calcext:value-type="float">
            <text:p>0.642034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272" calcext:value-type="float">
            <text:p>0.272</text:p>
          </table:table-cell>
          <table:table-cell office:value-type="float" office:value="0.426286" calcext:value-type="float">
            <text:p>0.426286</text:p>
          </table:table-cell>
          <table:table-cell office:value-type="float" office:value="0.634286" calcext:value-type="float">
            <text:p>0.634286</text:p>
          </table:table-cell>
          <table:table-cell office:value-type="float" office:value="0.64" calcext:value-type="float">
            <text:p>0.64</text:p>
          </table:table-cell>
          <table:table-cell office:value-type="float" office:value="0.647086" calcext:value-type="float">
            <text:p>0.647086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6914" calcext:value-type="float">
            <text:p>0.656914</text:p>
          </table:table-cell>
          <table:table-cell office:value-type="float" office:value="0.712457" calcext:value-type="float">
            <text:p>0.712457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2023" calcext:value-type="float">
            <text:p>0.632023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28" calcext:value-type="float">
            <text:p>0.328</text:p>
          </table:table-cell>
          <table:table-cell office:value-type="float" office:value="0.448" calcext:value-type="float">
            <text:p>0.448</text:p>
          </table:table-cell>
          <table:table-cell office:value-type="float" office:value="0.634057" calcext:value-type="float">
            <text:p>0.634057</text:p>
          </table:table-cell>
          <table:table-cell office:value-type="float" office:value="0.640229" calcext:value-type="float">
            <text:p>0.640229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54857" calcext:value-type="float">
            <text:p>0.654857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76" calcext:value-type="float">
            <text:p>0.6576</text:p>
          </table:table-cell>
          <table:table-cell office:value-type="float" office:value="0.706514" calcext:value-type="float">
            <text:p>0.706514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4126" calcext:value-type="float">
            <text:p>0.63412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28" calcext:value-type="float">
            <text:p>0.328</text:p>
          </table:table-cell>
          <table:table-cell office:value-type="float" office:value="0.446857" calcext:value-type="float">
            <text:p>0.446857</text:p>
          </table:table-cell>
          <table:table-cell office:value-type="float" office:value="0.633143" calcext:value-type="float">
            <text:p>0.633143</text:p>
          </table:table-cell>
          <table:table-cell office:value-type="float" office:value="0.640686" calcext:value-type="float">
            <text:p>0.640686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48229" calcext:value-type="float">
            <text:p>0.648229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76" calcext:value-type="float">
            <text:p>0.6576</text:p>
          </table:table-cell>
          <table:table-cell office:value-type="float" office:value="0.710171" calcext:value-type="float">
            <text:p>0.710171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4469" calcext:value-type="float">
            <text:p>0.63446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28" calcext:value-type="float">
            <text:p>0.328</text:p>
          </table:table-cell>
          <table:table-cell office:value-type="float" office:value="0.477486" calcext:value-type="float">
            <text:p>0.477486</text:p>
          </table:table-cell>
          <table:table-cell office:value-type="float" office:value="0.6384" calcext:value-type="float">
            <text:p>0.6384</text:p>
          </table:table-cell>
          <table:table-cell office:value-type="float" office:value="0.6432" calcext:value-type="float">
            <text:p>0.6432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496" calcext:value-type="float">
            <text:p>0.6496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8057" calcext:value-type="float">
            <text:p>0.658057</text:p>
          </table:table-cell>
          <table:table-cell office:value-type="float" office:value="0.724343" calcext:value-type="float">
            <text:p>0.724343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9909" calcext:value-type="float">
            <text:p>0.639909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28" calcext:value-type="float">
            <text:p>0.328</text:p>
          </table:table-cell>
          <table:table-cell office:value-type="float" office:value="0.4944" calcext:value-type="float">
            <text:p>0.4944</text:p>
          </table:table-cell>
          <table:table-cell office:value-type="float" office:value="0.637486" calcext:value-type="float">
            <text:p>0.637486</text:p>
          </table:table-cell>
          <table:table-cell office:value-type="float" office:value="0.645257" calcext:value-type="float">
            <text:p>0.645257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48686" calcext:value-type="float">
            <text:p>0.648686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6457" calcext:value-type="float">
            <text:p>0.656457</text:p>
          </table:table-cell>
          <table:table-cell office:value-type="float" office:value="0.708343" calcext:value-type="float">
            <text:p>0.708343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9863" calcext:value-type="float">
            <text:p>0.639863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28" calcext:value-type="float">
            <text:p>0.328</text:p>
          </table:table-cell>
          <table:table-cell office:value-type="float" office:value="0.501714" calcext:value-type="float">
            <text:p>0.501714</text:p>
          </table:table-cell>
          <table:table-cell office:value-type="float" office:value="0.635886" calcext:value-type="float">
            <text:p>0.635886</text:p>
          </table:table-cell>
          <table:table-cell office:value-type="float" office:value="0.643886" calcext:value-type="float">
            <text:p>0.643886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54629" calcext:value-type="float">
            <text:p>0.654629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6229" calcext:value-type="float">
            <text:p>0.656229</text:p>
          </table:table-cell>
          <table:table-cell office:value-type="float" office:value="0.706286" calcext:value-type="float">
            <text:p>0.706286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9863" calcext:value-type="float">
            <text:p>0.639863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28" calcext:value-type="float">
            <text:p>0.328</text:p>
          </table:table-cell>
          <table:table-cell office:value-type="float" office:value="0.438171" calcext:value-type="float">
            <text:p>0.438171</text:p>
          </table:table-cell>
          <table:table-cell office:value-type="float" office:value="0.632914" calcext:value-type="float">
            <text:p>0.632914</text:p>
          </table:table-cell>
          <table:table-cell office:value-type="float" office:value="0.6448" calcext:value-type="float">
            <text:p>0.6448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53257" calcext:value-type="float">
            <text:p>0.653257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7088" calcext:value-type="float">
            <text:p>0.7088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3394" calcext:value-type="float">
            <text:p>0.633394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28" calcext:value-type="float">
            <text:p>0.328</text:p>
          </table:table-cell>
          <table:table-cell office:value-type="float" office:value="0.466057" calcext:value-type="float">
            <text:p>0.466057</text:p>
          </table:table-cell>
          <table:table-cell office:value-type="float" office:value="0.6384" calcext:value-type="float">
            <text:p>0.6384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50514" calcext:value-type="float">
            <text:p>0.650514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7829" calcext:value-type="float">
            <text:p>0.657829</text:p>
          </table:table-cell>
          <table:table-cell office:value-type="float" office:value="0.704229" calcext:value-type="float">
            <text:p>0.704229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7303" calcext:value-type="float">
            <text:p>0.637303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28" calcext:value-type="float">
            <text:p>0.328</text:p>
          </table:table-cell>
          <table:table-cell office:value-type="float" office:value="0.519543" calcext:value-type="float">
            <text:p>0.519543</text:p>
          </table:table-cell>
          <table:table-cell office:value-type="float" office:value="0.641371" calcext:value-type="float">
            <text:p>0.641371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496" calcext:value-type="float">
            <text:p>0.6496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76" calcext:value-type="float">
            <text:p>0.6576</text:p>
          </table:table-cell>
          <table:table-cell office:value-type="float" office:value="0.6896" calcext:value-type="float">
            <text:p>0.6896</text:p>
          </table:table-cell>
          <table:table-cell office:value-type="float" office:value="0.888" calcext:value-type="float">
            <text:p>0.888</text:p>
          </table:table-cell>
          <table:table-cell office:value-type="float" office:value="0.641371" calcext:value-type="float">
            <text:p>0.64137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8" calcext:value-type="float">
            <text:p>0.328</text:p>
          </table:table-cell>
          <table:table-cell office:value-type="float" office:value="0.426286" calcext:value-type="float">
            <text:p>0.426286</text:p>
          </table:table-cell>
          <table:table-cell office:value-type="float" office:value="0.637486" calcext:value-type="float">
            <text:p>0.637486</text:p>
          </table:table-cell>
          <table:table-cell office:value-type="float" office:value="0.646171" calcext:value-type="float">
            <text:p>0.646171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48229" calcext:value-type="float">
            <text:p>0.648229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8514" calcext:value-type="float">
            <text:p>0.658514</text:p>
          </table:table-cell>
          <table:table-cell office:value-type="float" office:value="0.687771" calcext:value-type="float">
            <text:p>0.687771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1246" calcext:value-type="float">
            <text:p>0.63124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28" calcext:value-type="float">
            <text:p>0.328</text:p>
          </table:table-cell>
          <table:table-cell office:value-type="float" office:value="0.402514" calcext:value-type="float">
            <text:p>0.402514</text:p>
          </table:table-cell>
          <table:table-cell office:value-type="float" office:value="0.636571" calcext:value-type="float">
            <text:p>0.636571</text:p>
          </table:table-cell>
          <table:table-cell office:value-type="float" office:value="0.646857" calcext:value-type="float">
            <text:p>0.646857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0514" calcext:value-type="float">
            <text:p>0.650514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61029" calcext:value-type="float">
            <text:p>0.661029</text:p>
          </table:table-cell>
          <table:table-cell office:value-type="float" office:value="0.697371" calcext:value-type="float">
            <text:p>0.697371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0286" calcext:value-type="float">
            <text:p>0.630286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28" calcext:value-type="float">
            <text:p>0.328</text:p>
          </table:table-cell>
          <table:table-cell office:value-type="float" office:value="0.495543" calcext:value-type="float">
            <text:p>0.495543</text:p>
          </table:table-cell>
          <table:table-cell office:value-type="float" office:value="0.64" calcext:value-type="float">
            <text:p>0.64</text:p>
          </table:table-cell>
          <table:table-cell office:value-type="float" office:value="0.646629" calcext:value-type="float">
            <text:p>0.646629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48686" calcext:value-type="float">
            <text:p>0.648686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8971" calcext:value-type="float">
            <text:p>0.658971</text:p>
          </table:table-cell>
          <table:table-cell office:value-type="float" office:value="0.699429" calcext:value-type="float">
            <text:p>0.699429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9726" calcext:value-type="float">
            <text:p>0.63972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28" calcext:value-type="float">
            <text:p>0.328</text:p>
          </table:table-cell>
          <table:table-cell office:value-type="float" office:value="0.481829" calcext:value-type="float">
            <text:p>0.481829</text:p>
          </table:table-cell>
          <table:table-cell office:value-type="float" office:value="0.639314" calcext:value-type="float">
            <text:p>0.639314</text:p>
          </table:table-cell>
          <table:table-cell office:value-type="float" office:value="0.643429" calcext:value-type="float">
            <text:p>0.643429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51886" calcext:value-type="float">
            <text:p>0.651886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6686" calcext:value-type="float">
            <text:p>0.656686</text:p>
          </table:table-cell>
          <table:table-cell office:value-type="float" office:value="0.694857" calcext:value-type="float">
            <text:p>0.694857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68" calcext:value-type="float">
            <text:p>0.6368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28" calcext:value-type="float">
            <text:p>0.328</text:p>
          </table:table-cell>
          <table:table-cell office:value-type="float" office:value="0.532343" calcext:value-type="float">
            <text:p>0.532343</text:p>
          </table:table-cell>
          <table:table-cell office:value-type="float" office:value="0.64" calcext:value-type="float">
            <text:p>0.64</text:p>
          </table:table-cell>
          <table:table-cell office:value-type="float" office:value="0.644114" calcext:value-type="float">
            <text:p>0.644114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54171" calcext:value-type="float">
            <text:p>0.654171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88" calcext:value-type="float">
            <text:p>0.688</text:p>
          </table:table-cell>
          <table:table-cell office:value-type="float" office:value="0.888" calcext:value-type="float">
            <text:p>0.888</text:p>
          </table:table-cell>
          <table:table-cell office:value-type="float" office:value="0.641463" calcext:value-type="float">
            <text:p>0.641463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480686" calcext:value-type="float">
            <text:p>0.480686</text:p>
          </table:table-cell>
          <table:table-cell office:value-type="float" office:value="0.64" calcext:value-type="float">
            <text:p>0.64</text:p>
          </table:table-cell>
          <table:table-cell office:value-type="float" office:value="0.644114" calcext:value-type="float">
            <text:p>0.644114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55543" calcext:value-type="float">
            <text:p>0.655543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88457" calcext:value-type="float">
            <text:p>0.688457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648" calcext:value-type="float">
            <text:p>0.6364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8" calcext:value-type="float">
            <text:p>0.28</text:p>
          </table:table-cell>
          <table:table-cell office:value-type="float" office:value="0.522971" calcext:value-type="float">
            <text:p>0.522971</text:p>
          </table:table-cell>
          <table:table-cell office:value-type="float" office:value="0.64" calcext:value-type="float">
            <text:p>0.64</text:p>
          </table:table-cell>
          <table:table-cell office:value-type="float" office:value="0.6464" calcext:value-type="float">
            <text:p>0.6464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1886" calcext:value-type="float">
            <text:p>0.651886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8743" calcext:value-type="float">
            <text:p>0.658743</text:p>
          </table:table-cell>
          <table:table-cell office:value-type="float" office:value="0.688686" calcext:value-type="float">
            <text:p>0.688686</text:p>
          </table:table-cell>
          <table:table-cell office:value-type="float" office:value="0.888" calcext:value-type="float">
            <text:p>0.888</text:p>
          </table:table-cell>
          <table:table-cell office:value-type="float" office:value="0.641669" calcext:value-type="float">
            <text:p>0.641669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28" calcext:value-type="float">
            <text:p>0.328</text:p>
          </table:table-cell>
          <table:table-cell office:value-type="float" office:value="0.509943" calcext:value-type="float">
            <text:p>0.509943</text:p>
          </table:table-cell>
          <table:table-cell office:value-type="float" office:value="0.639086" calcext:value-type="float">
            <text:p>0.639086</text:p>
          </table:table-cell>
          <table:table-cell office:value-type="float" office:value="0.646629" calcext:value-type="float">
            <text:p>0.646629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0514" calcext:value-type="float">
            <text:p>0.650514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6914" calcext:value-type="float">
            <text:p>0.656914</text:p>
          </table:table-cell>
          <table:table-cell office:value-type="float" office:value="0.6896" calcext:value-type="float">
            <text:p>0.6896</text:p>
          </table:table-cell>
          <table:table-cell office:value-type="float" office:value="0.888" calcext:value-type="float">
            <text:p>0.888</text:p>
          </table:table-cell>
          <table:table-cell office:value-type="float" office:value="0.640069" calcext:value-type="float">
            <text:p>0.640069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28" calcext:value-type="float">
            <text:p>0.328</text:p>
          </table:table-cell>
          <table:table-cell office:value-type="float" office:value="0.476343" calcext:value-type="float">
            <text:p>0.476343</text:p>
          </table:table-cell>
          <table:table-cell office:value-type="float" office:value="0.639086" calcext:value-type="float">
            <text:p>0.639086</text:p>
          </table:table-cell>
          <table:table-cell office:value-type="float" office:value="0.645486" calcext:value-type="float">
            <text:p>0.645486</text:p>
          </table:table-cell>
          <table:table-cell table:number-columns-repeated="3" office:value-type="float" office:value="0.648" calcext:value-type="float">
            <text:p>0.648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7371" calcext:value-type="float">
            <text:p>0.657371</text:p>
          </table:table-cell>
          <table:table-cell office:value-type="float" office:value="0.694857" calcext:value-type="float">
            <text:p>0.694857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6914" calcext:value-type="float">
            <text:p>0.636914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28" calcext:value-type="float">
            <text:p>0.328</text:p>
          </table:table-cell>
          <table:table-cell office:value-type="float" office:value="0.469029" calcext:value-type="float">
            <text:p>0.469029</text:p>
          </table:table-cell>
          <table:table-cell office:value-type="float" office:value="0.641143" calcext:value-type="float">
            <text:p>0.641143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51886" calcext:value-type="float">
            <text:p>0.651886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8743" calcext:value-type="float">
            <text:p>0.658743</text:p>
          </table:table-cell>
          <table:table-cell office:value-type="float" office:value="0.692571" calcext:value-type="float">
            <text:p>0.692571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6937" calcext:value-type="float">
            <text:p>0.636937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272" calcext:value-type="float">
            <text:p>0.272</text:p>
          </table:table-cell>
          <table:table-cell office:value-type="float" office:value="0.464229" calcext:value-type="float">
            <text:p>0.464229</text:p>
          </table:table-cell>
          <table:table-cell office:value-type="float" office:value="0.639771" calcext:value-type="float">
            <text:p>0.639771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53257" calcext:value-type="float">
            <text:p>0.653257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60114" calcext:value-type="float">
            <text:p>0.660114</text:p>
          </table:table-cell>
          <table:table-cell office:value-type="float" office:value="0.692571" calcext:value-type="float">
            <text:p>0.692571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6594" calcext:value-type="float">
            <text:p>0.636594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28" calcext:value-type="float">
            <text:p>0.328</text:p>
          </table:table-cell>
          <table:table-cell office:value-type="float" office:value="0.473143" calcext:value-type="float">
            <text:p>0.473143</text:p>
          </table:table-cell>
          <table:table-cell office:value-type="float" office:value="0.641829" calcext:value-type="float">
            <text:p>0.641829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55543" calcext:value-type="float">
            <text:p>0.655543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92" calcext:value-type="float">
            <text:p>0.6592</text:p>
          </table:table-cell>
          <table:table-cell office:value-type="float" office:value="0.692571" calcext:value-type="float">
            <text:p>0.692571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7829" calcext:value-type="float">
            <text:p>0.637829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272" calcext:value-type="float">
            <text:p>0.272</text:p>
          </table:table-cell>
          <table:table-cell office:value-type="float" office:value="0.414629" calcext:value-type="float">
            <text:p>0.414629</text:p>
          </table:table-cell>
          <table:table-cell office:value-type="float" office:value="0.639543" calcext:value-type="float">
            <text:p>0.639543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53714" calcext:value-type="float">
            <text:p>0.653714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9657" calcext:value-type="float">
            <text:p>0.659657</text:p>
          </table:table-cell>
          <table:table-cell office:value-type="float" office:value="0.701943" calcext:value-type="float">
            <text:p>0.701943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2549" calcext:value-type="float">
            <text:p>0.632549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272" calcext:value-type="float">
            <text:p>0.272</text:p>
          </table:table-cell>
          <table:table-cell office:value-type="float" office:value="0.426743" calcext:value-type="float">
            <text:p>0.426743</text:p>
          </table:table-cell>
          <table:table-cell office:value-type="float" office:value="0.639543" calcext:value-type="float">
            <text:p>0.639543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54857" calcext:value-type="float">
            <text:p>0.654857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60343" calcext:value-type="float">
            <text:p>0.660343</text:p>
          </table:table-cell>
          <table:table-cell office:value-type="float" office:value="0.690286" calcext:value-type="float">
            <text:p>0.690286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2777" calcext:value-type="float">
            <text:p>0.632777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272" calcext:value-type="float">
            <text:p>0.272</text:p>
          </table:table-cell>
          <table:table-cell office:value-type="float" office:value="0.4768" calcext:value-type="float">
            <text:p>0.4768</text:p>
          </table:table-cell>
          <table:table-cell office:value-type="float" office:value="0.642286" calcext:value-type="float">
            <text:p>0.642286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52343" calcext:value-type="float">
            <text:p>0.652343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8057" calcext:value-type="float">
            <text:p>0.658057</text:p>
          </table:table-cell>
          <table:table-cell office:value-type="float" office:value="0.690286" calcext:value-type="float">
            <text:p>0.690286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7577" calcext:value-type="float">
            <text:p>0.637577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272" calcext:value-type="float">
            <text:p>0.272</text:p>
          </table:table-cell>
          <table:table-cell office:value-type="float" office:value="0.4432" calcext:value-type="float">
            <text:p>0.4432</text:p>
          </table:table-cell>
          <table:table-cell office:value-type="float" office:value="0.640229" calcext:value-type="float">
            <text:p>0.640229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53714" calcext:value-type="float">
            <text:p>0.653714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92" calcext:value-type="float">
            <text:p>0.6592</text:p>
          </table:table-cell>
          <table:table-cell office:value-type="float" office:value="0.687314" calcext:value-type="float">
            <text:p>0.687314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3966" calcext:value-type="float">
            <text:p>0.63396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272" calcext:value-type="float">
            <text:p>0.272</text:p>
          </table:table-cell>
          <table:table-cell office:value-type="float" office:value="0.461029" calcext:value-type="float">
            <text:p>0.461029</text:p>
          </table:table-cell>
          <table:table-cell office:value-type="float" office:value="0.642514" calcext:value-type="float">
            <text:p>0.642514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53714" calcext:value-type="float">
            <text:p>0.653714</text:p>
          </table:table-cell>
          <table:table-cell table:number-columns-repeated="3" office:value-type="float" office:value="0.656" calcext:value-type="float">
            <text:p>0.656</text:p>
          </table:table-cell>
          <table:table-cell office:value-type="float" office:value="0.687314" calcext:value-type="float">
            <text:p>0.687314</text:p>
          </table:table-cell>
          <table:table-cell office:value-type="float" office:value="0.888" calcext:value-type="float">
            <text:p>0.888</text:p>
          </table:table-cell>
          <table:table-cell office:value-type="float" office:value="0.635657" calcext:value-type="float">
            <text:p>0.635657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28" calcext:value-type="float">
            <text:p>0.328</text:p>
          </table:table-cell>
          <table:table-cell office:value-type="float" office:value="0.552686" calcext:value-type="float">
            <text:p>0.552686</text:p>
          </table:table-cell>
          <table:table-cell office:value-type="float" office:value="0.645029" calcext:value-type="float">
            <text:p>0.645029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53486" calcext:value-type="float">
            <text:p>0.653486</text:p>
          </table:table-cell>
          <table:table-cell table:number-columns-repeated="3" office:value-type="float" office:value="0.656" calcext:value-type="float">
            <text:p>0.656</text:p>
          </table:table-cell>
          <table:table-cell office:value-type="float" office:value="0.682971" calcext:value-type="float">
            <text:p>0.682971</text:p>
          </table:table-cell>
          <table:table-cell office:value-type="float" office:value="0.888" calcext:value-type="float">
            <text:p>0.888</text:p>
          </table:table-cell>
          <table:table-cell office:value-type="float" office:value="0.644617" calcext:value-type="float">
            <text:p>0.644617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28" calcext:value-type="float">
            <text:p>0.328</text:p>
          </table:table-cell>
          <table:table-cell office:value-type="float" office:value="0.572343" calcext:value-type="float">
            <text:p>0.572343</text:p>
          </table:table-cell>
          <table:table-cell office:value-type="float" office:value="0.6448" calcext:value-type="float">
            <text:p>0.6448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528" calcext:value-type="float">
            <text:p>0.6528</text:p>
          </table:table-cell>
          <table:table-cell table:number-columns-repeated="3" office:value-type="float" office:value="0.656" calcext:value-type="float">
            <text:p>0.656</text:p>
          </table:table-cell>
          <table:table-cell office:value-type="float" office:value="0.682743" calcext:value-type="float">
            <text:p>0.682743</text:p>
          </table:table-cell>
          <table:table-cell office:value-type="float" office:value="0.888" calcext:value-type="float">
            <text:p>0.888</text:p>
          </table:table-cell>
          <table:table-cell office:value-type="float" office:value="0.646469" calcext:value-type="float">
            <text:p>0.646469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272" calcext:value-type="float">
            <text:p>0.272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644114" calcext:value-type="float">
            <text:p>0.644114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54171" calcext:value-type="float">
            <text:p>0.654171</text:p>
          </table:table-cell>
          <table:table-cell table:number-columns-repeated="3" office:value-type="float" office:value="0.656" calcext:value-type="float">
            <text:p>0.656</text:p>
          </table:table-cell>
          <table:table-cell office:value-type="float" office:value="0.6832" calcext:value-type="float">
            <text:p>0.6832</text:p>
          </table:table-cell>
          <table:table-cell office:value-type="float" office:value="0.888" calcext:value-type="float">
            <text:p>0.888</text:p>
          </table:table-cell>
          <table:table-cell office:value-type="float" office:value="0.646491" calcext:value-type="float">
            <text:p>0.64649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28" calcext:value-type="float">
            <text:p>0.328</text:p>
          </table:table-cell>
          <table:table-cell office:value-type="float" office:value="0.608" calcext:value-type="float">
            <text:p>0.608</text:p>
          </table:table-cell>
          <table:table-cell office:value-type="float" office:value="0.642286" calcext:value-type="float">
            <text:p>0.642286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49829" calcext:value-type="float">
            <text:p>0.649829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6229" calcext:value-type="float">
            <text:p>0.656229</text:p>
          </table:table-cell>
          <table:table-cell office:value-type="float" office:value="0.6832" calcext:value-type="float">
            <text:p>0.6832</text:p>
          </table:table-cell>
          <table:table-cell office:value-type="float" office:value="0.888" calcext:value-type="float">
            <text:p>0.888</text:p>
          </table:table-cell>
          <table:table-cell office:value-type="float" office:value="0.649554" calcext:value-type="float">
            <text:p>0.649554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28" calcext:value-type="float">
            <text:p>0.328</text:p>
          </table:table-cell>
          <table:table-cell office:value-type="float" office:value="0.579429" calcext:value-type="float">
            <text:p>0.579429</text:p>
          </table:table-cell>
          <table:table-cell office:value-type="float" office:value="0.642286" calcext:value-type="float">
            <text:p>0.642286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544" calcext:value-type="float">
            <text:p>0.6544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6914" calcext:value-type="float">
            <text:p>0.656914</text:p>
          </table:table-cell>
          <table:table-cell office:value-type="float" office:value="0.6832" calcext:value-type="float">
            <text:p>0.6832</text:p>
          </table:table-cell>
          <table:table-cell office:value-type="float" office:value="0.888" calcext:value-type="float">
            <text:p>0.888</text:p>
          </table:table-cell>
          <table:table-cell office:value-type="float" office:value="0.647223" calcext:value-type="float">
            <text:p>0.647223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28" calcext:value-type="float">
            <text:p>0.328</text:p>
          </table:table-cell>
          <table:table-cell office:value-type="float" office:value="0.596571" calcext:value-type="float">
            <text:p>0.596571</text:p>
          </table:table-cell>
          <table:table-cell office:value-type="float" office:value="0.640914" calcext:value-type="float">
            <text:p>0.640914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53029" calcext:value-type="float">
            <text:p>0.653029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7829" calcext:value-type="float">
            <text:p>0.657829</text:p>
          </table:table-cell>
          <table:table-cell office:value-type="float" office:value="0.6832" calcext:value-type="float">
            <text:p>0.6832</text:p>
          </table:table-cell>
          <table:table-cell office:value-type="float" office:value="0.888" calcext:value-type="float">
            <text:p>0.888</text:p>
          </table:table-cell>
          <table:table-cell office:value-type="float" office:value="0.648754" calcext:value-type="float">
            <text:p>0.648754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28" calcext:value-type="float">
            <text:p>0.328</text:p>
          </table:table-cell>
          <table:table-cell office:value-type="float" office:value="0.563657" calcext:value-type="float">
            <text:p>0.563657</text:p>
          </table:table-cell>
          <table:table-cell office:value-type="float" office:value="0.642286" calcext:value-type="float">
            <text:p>0.642286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50057" calcext:value-type="float">
            <text:p>0.650057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7371" calcext:value-type="float">
            <text:p>0.657371</text:p>
          </table:table-cell>
          <table:table-cell office:value-type="float" office:value="0.6832" calcext:value-type="float">
            <text:p>0.6832</text:p>
          </table:table-cell>
          <table:table-cell office:value-type="float" office:value="0.888" calcext:value-type="float">
            <text:p>0.888</text:p>
          </table:table-cell>
          <table:table-cell office:value-type="float" office:value="0.645257" calcext:value-type="float">
            <text:p>0.645257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28" calcext:value-type="float">
            <text:p>0.328</text:p>
          </table:table-cell>
          <table:table-cell office:value-type="float" office:value="0.545143" calcext:value-type="float">
            <text:p>0.545143</text:p>
          </table:table-cell>
          <table:table-cell office:value-type="float" office:value="0.639086" calcext:value-type="float">
            <text:p>0.639086</text:p>
          </table:table-cell>
          <table:table-cell office:value-type="float" office:value="0.647086" calcext:value-type="float">
            <text:p>0.647086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48914" calcext:value-type="float">
            <text:p>0.648914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8743" calcext:value-type="float">
            <text:p>0.658743</text:p>
          </table:table-cell>
          <table:table-cell office:value-type="float" office:value="0.6832" calcext:value-type="float">
            <text:p>0.6832</text:p>
          </table:table-cell>
          <table:table-cell office:value-type="float" office:value="0.888" calcext:value-type="float">
            <text:p>0.888</text:p>
          </table:table-cell>
          <table:table-cell office:value-type="float" office:value="0.643017" calcext:value-type="float">
            <text:p>0.643017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28" calcext:value-type="float">
            <text:p>0.328</text:p>
          </table:table-cell>
          <table:table-cell office:value-type="float" office:value="0.527314" calcext:value-type="float">
            <text:p>0.527314</text:p>
          </table:table-cell>
          <table:table-cell office:value-type="float" office:value="0.638857" calcext:value-type="float">
            <text:p>0.638857</text:p>
          </table:table-cell>
          <table:table-cell office:value-type="float" office:value="0.647314" calcext:value-type="float">
            <text:p>0.647314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0743" calcext:value-type="float">
            <text:p>0.650743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8971" calcext:value-type="float">
            <text:p>0.658971</text:p>
          </table:table-cell>
          <table:table-cell office:value-type="float" office:value="0.688914" calcext:value-type="float">
            <text:p>0.688914</text:p>
          </table:table-cell>
          <table:table-cell office:value-type="float" office:value="0.888" calcext:value-type="float">
            <text:p>0.888</text:p>
          </table:table-cell>
          <table:table-cell office:value-type="float" office:value="0.642011" calcext:value-type="float">
            <text:p>0.64201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28" calcext:value-type="float">
            <text:p>0.328</text:p>
          </table:table-cell>
          <table:table-cell office:value-type="float" office:value="0.529143" calcext:value-type="float">
            <text:p>0.529143</text:p>
          </table:table-cell>
          <table:table-cell office:value-type="float" office:value="0.64" calcext:value-type="float">
            <text:p>0.64</text:p>
          </table:table-cell>
          <table:table-cell office:value-type="float" office:value="0.647314" calcext:value-type="float">
            <text:p>0.647314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0971" calcext:value-type="float">
            <text:p>0.650971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9429" calcext:value-type="float">
            <text:p>0.659429</text:p>
          </table:table-cell>
          <table:table-cell office:value-type="float" office:value="0.688914" calcext:value-type="float">
            <text:p>0.688914</text:p>
          </table:table-cell>
          <table:table-cell office:value-type="float" office:value="0.888" calcext:value-type="float">
            <text:p>0.888</text:p>
          </table:table-cell>
          <table:table-cell office:value-type="float" office:value="0.642377" calcext:value-type="float">
            <text:p>0.642377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28" calcext:value-type="float">
            <text:p>0.328</text:p>
          </table:table-cell>
          <table:table-cell office:value-type="float" office:value="0.567086" calcext:value-type="float">
            <text:p>0.567086</text:p>
          </table:table-cell>
          <table:table-cell office:value-type="float" office:value="0.64" calcext:value-type="float">
            <text:p>0.64</text:p>
          </table:table-cell>
          <table:table-cell office:value-type="float" office:value="0.646629" calcext:value-type="float">
            <text:p>0.646629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0514" calcext:value-type="float">
            <text:p>0.650514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9429" calcext:value-type="float">
            <text:p>0.659429</text:p>
          </table:table-cell>
          <table:table-cell office:value-type="float" office:value="0.693486" calcext:value-type="float">
            <text:p>0.693486</text:p>
          </table:table-cell>
          <table:table-cell office:value-type="float" office:value="0.888" calcext:value-type="float">
            <text:p>0.888</text:p>
          </table:table-cell>
          <table:table-cell office:value-type="float" office:value="0.646514" calcext:value-type="float">
            <text:p>0.646514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328" calcext:value-type="float">
            <text:p>0.328</text:p>
          </table:table-cell>
          <table:table-cell office:value-type="float" office:value="0.528457" calcext:value-type="float">
            <text:p>0.528457</text:p>
          </table:table-cell>
          <table:table-cell office:value-type="float" office:value="0.641371" calcext:value-type="float">
            <text:p>0.641371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52114" calcext:value-type="float">
            <text:p>0.652114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9657" calcext:value-type="float">
            <text:p>0.659657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888" calcext:value-type="float">
            <text:p>0.888</text:p>
          </table:table-cell>
          <table:table-cell office:value-type="float" office:value="0.6432" calcext:value-type="float">
            <text:p>0.643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328" calcext:value-type="float">
            <text:p>0.328</text:p>
          </table:table-cell>
          <table:table-cell office:value-type="float" office:value="0.495771" calcext:value-type="float">
            <text:p>0.495771</text:p>
          </table:table-cell>
          <table:table-cell office:value-type="float" office:value="0.638629" calcext:value-type="float">
            <text:p>0.638629</text:p>
          </table:table-cell>
          <table:table-cell office:value-type="float" office:value="0.644114" calcext:value-type="float">
            <text:p>0.644114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48686" calcext:value-type="float">
            <text:p>0.648686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60343" calcext:value-type="float">
            <text:p>0.660343</text:p>
          </table:table-cell>
          <table:table-cell office:value-type="float" office:value="0.710629" calcext:value-type="float">
            <text:p>0.710629</text:p>
          </table:table-cell>
          <table:table-cell office:value-type="float" office:value="0.904" calcext:value-type="float">
            <text:p>0.904</text:p>
          </table:table-cell>
          <table:table-cell office:value-type="float" office:value="0.640617" calcext:value-type="float">
            <text:p>0.640617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328" calcext:value-type="float">
            <text:p>0.328</text:p>
          </table:table-cell>
          <table:table-cell office:value-type="float" office:value="0.502629" calcext:value-type="float">
            <text:p>0.502629</text:p>
          </table:table-cell>
          <table:table-cell office:value-type="float" office:value="0.638629" calcext:value-type="float">
            <text:p>0.638629</text:p>
          </table:table-cell>
          <table:table-cell office:value-type="float" office:value="0.643657" calcext:value-type="float">
            <text:p>0.643657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1657" calcext:value-type="float">
            <text:p>0.651657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61714" calcext:value-type="float">
            <text:p>0.661714</text:p>
          </table:table-cell>
          <table:table-cell office:value-type="float" office:value="0.714743" calcext:value-type="float">
            <text:p>0.714743</text:p>
          </table:table-cell>
          <table:table-cell office:value-type="float" office:value="0.904" calcext:value-type="float">
            <text:p>0.904</text:p>
          </table:table-cell>
          <table:table-cell office:value-type="float" office:value="0.642103" calcext:value-type="float">
            <text:p>0.642103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328" calcext:value-type="float">
            <text:p>0.328</text:p>
          </table:table-cell>
          <table:table-cell office:value-type="float" office:value="0.511771" calcext:value-type="float">
            <text:p>0.511771</text:p>
          </table:table-cell>
          <table:table-cell office:value-type="float" office:value="0.637257" calcext:value-type="float">
            <text:p>0.637257</text:p>
          </table:table-cell>
          <table:table-cell office:value-type="float" office:value="0.642743" calcext:value-type="float">
            <text:p>0.642743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3714" calcext:value-type="float">
            <text:p>0.653714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60571" calcext:value-type="float">
            <text:p>0.660571</text:p>
          </table:table-cell>
          <table:table-cell office:value-type="float" office:value="0.7216" calcext:value-type="float">
            <text:p>0.7216</text:p>
          </table:table-cell>
          <table:table-cell office:value-type="float" office:value="0.904" calcext:value-type="float">
            <text:p>0.904</text:p>
          </table:table-cell>
          <table:table-cell office:value-type="float" office:value="0.643566" calcext:value-type="float">
            <text:p>0.643566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328" calcext:value-type="float">
            <text:p>0.328</text:p>
          </table:table-cell>
          <table:table-cell office:value-type="float" office:value="0.433829" calcext:value-type="float">
            <text:p>0.433829</text:p>
          </table:table-cell>
          <table:table-cell office:value-type="float" office:value="0.629257" calcext:value-type="float">
            <text:p>0.629257</text:p>
          </table:table-cell>
          <table:table-cell office:value-type="float" office:value="0.64" calcext:value-type="float">
            <text:p>0.64</text:p>
          </table:table-cell>
          <table:table-cell office:value-type="float" office:value="0.647543" calcext:value-type="float">
            <text:p>0.647543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0514" calcext:value-type="float">
            <text:p>0.650514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8514" calcext:value-type="float">
            <text:p>0.658514</text:p>
          </table:table-cell>
          <table:table-cell office:value-type="float" office:value="0.704229" calcext:value-type="float">
            <text:p>0.704229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2389" calcext:value-type="float">
            <text:p>0.632389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328" calcext:value-type="float">
            <text:p>0.328</text:p>
          </table:table-cell>
          <table:table-cell office:value-type="float" office:value="0.462857" calcext:value-type="float">
            <text:p>0.462857</text:p>
          </table:table-cell>
          <table:table-cell office:value-type="float" office:value="0.632229" calcext:value-type="float">
            <text:p>0.632229</text:p>
          </table:table-cell>
          <table:table-cell office:value-type="float" office:value="0.640229" calcext:value-type="float">
            <text:p>0.640229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0971" calcext:value-type="float">
            <text:p>0.650971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8514" calcext:value-type="float">
            <text:p>0.658514</text:p>
          </table:table-cell>
          <table:table-cell office:value-type="float" office:value="0.702171" calcext:value-type="float">
            <text:p>0.702171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5497" calcext:value-type="float">
            <text:p>0.635497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328" calcext:value-type="float">
            <text:p>0.328</text:p>
          </table:table-cell>
          <table:table-cell office:value-type="float" office:value="0.428343" calcext:value-type="float">
            <text:p>0.428343</text:p>
          </table:table-cell>
          <table:table-cell office:value-type="float" office:value="0.633143" calcext:value-type="float">
            <text:p>0.633143</text:p>
          </table:table-cell>
          <table:table-cell office:value-type="float" office:value="0.64" calcext:value-type="float">
            <text:p>0.64</text:p>
          </table:table-cell>
          <table:table-cell office:value-type="float" office:value="0.647086" calcext:value-type="float">
            <text:p>0.647086</text:p>
          </table:table-cell>
          <table:table-cell office:value-type="float" office:value="0.648" calcext:value-type="float">
            <text:p>0.648</text:p>
          </table:table-cell>
          <table:table-cell office:value-type="float" office:value="0.649371" calcext:value-type="float">
            <text:p>0.649371</text:p>
          </table:table-cell>
          <table:table-cell table:number-columns-repeated="3" office:value-type="float" office:value="0.656" calcext:value-type="float">
            <text:p>0.656</text:p>
          </table:table-cell>
          <table:table-cell office:value-type="float" office:value="0.709029" calcext:value-type="float">
            <text:p>0.709029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2297" calcext:value-type="float">
            <text:p>0.632297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28" calcext:value-type="float">
            <text:p>0.28</text:p>
          </table:table-cell>
          <table:table-cell office:value-type="float" office:value="0.448457" calcext:value-type="float">
            <text:p>0.448457</text:p>
          </table:table-cell>
          <table:table-cell office:value-type="float" office:value="0.632229" calcext:value-type="float">
            <text:p>0.632229</text:p>
          </table:table-cell>
          <table:table-cell office:value-type="float" office:value="0.640229" calcext:value-type="float">
            <text:p>0.640229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48914" calcext:value-type="float">
            <text:p>0.648914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6914" calcext:value-type="float">
            <text:p>0.656914</text:p>
          </table:table-cell>
          <table:table-cell office:value-type="float" office:value="0.702171" calcext:value-type="float">
            <text:p>0.702171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3691" calcext:value-type="float">
            <text:p>0.63369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304" calcext:value-type="float">
            <text:p>0.304</text:p>
          </table:table-cell>
          <table:table-cell office:value-type="float" office:value="0.4768" calcext:value-type="float">
            <text:p>0.4768</text:p>
          </table:table-cell>
          <table:table-cell office:value-type="float" office:value="0.634514" calcext:value-type="float">
            <text:p>0.634514</text:p>
          </table:table-cell>
          <table:table-cell office:value-type="float" office:value="0.6416" calcext:value-type="float">
            <text:p>0.6416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0286" calcext:value-type="float">
            <text:p>0.650286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7371" calcext:value-type="float">
            <text:p>0.657371</text:p>
          </table:table-cell>
          <table:table-cell office:value-type="float" office:value="0.701943" calcext:value-type="float">
            <text:p>0.701943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7051" calcext:value-type="float">
            <text:p>0.63705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304" calcext:value-type="float">
            <text:p>0.304</text:p>
          </table:table-cell>
          <table:table-cell office:value-type="float" office:value="0.458286" calcext:value-type="float">
            <text:p>0.458286</text:p>
          </table:table-cell>
          <table:table-cell office:value-type="float" office:value="0.634286" calcext:value-type="float">
            <text:p>0.634286</text:p>
          </table:table-cell>
          <table:table-cell office:value-type="float" office:value="0.640914" calcext:value-type="float">
            <text:p>0.640914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544" calcext:value-type="float">
            <text:p>0.6544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8743" calcext:value-type="float">
            <text:p>0.658743</text:p>
          </table:table-cell>
          <table:table-cell office:value-type="float" office:value="0.701943" calcext:value-type="float">
            <text:p>0.701943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4857" calcext:value-type="float">
            <text:p>0.634857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328" calcext:value-type="float">
            <text:p>0.328</text:p>
          </table:table-cell>
          <table:table-cell office:value-type="float" office:value="0.426057" calcext:value-type="float">
            <text:p>0.426057</text:p>
          </table:table-cell>
          <table:table-cell office:value-type="float" office:value="0.6288" calcext:value-type="float">
            <text:p>0.6288</text:p>
          </table:table-cell>
          <table:table-cell office:value-type="float" office:value="0.64" calcext:value-type="float">
            <text:p>0.64</text:p>
          </table:table-cell>
          <table:table-cell office:value-type="float" office:value="0.647543" calcext:value-type="float">
            <text:p>0.647543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28" calcext:value-type="float">
            <text:p>0.6528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76" calcext:value-type="float">
            <text:p>0.6576</text:p>
          </table:table-cell>
          <table:table-cell office:value-type="float" office:value="0.696" calcext:value-type="float">
            <text:p>0.696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008" calcext:value-type="float">
            <text:p>0.6300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272" calcext:value-type="float">
            <text:p>0.272</text:p>
          </table:table-cell>
          <table:table-cell office:value-type="float" office:value="0.407314" calcext:value-type="float">
            <text:p>0.407314</text:p>
          </table:table-cell>
          <table:table-cell office:value-type="float" office:value="0.626743" calcext:value-type="float">
            <text:p>0.626743</text:p>
          </table:table-cell>
          <table:table-cell office:value-type="float" office:value="0.64" calcext:value-type="float">
            <text:p>0.64</text:p>
          </table:table-cell>
          <table:table-cell office:value-type="float" office:value="0.645257" calcext:value-type="float">
            <text:p>0.645257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0514" calcext:value-type="float">
            <text:p>0.650514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6457" calcext:value-type="float">
            <text:p>0.656457</text:p>
          </table:table-cell>
          <table:table-cell office:value-type="float" office:value="0.696686" calcext:value-type="float">
            <text:p>0.696686</text:p>
          </table:table-cell>
          <table:table-cell office:value-type="float" office:value="0.904" calcext:value-type="float">
            <text:p>0.904</text:p>
          </table:table-cell>
          <table:table-cell office:value-type="float" office:value="0.627497" calcext:value-type="float">
            <text:p>0.627497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272" calcext:value-type="float">
            <text:p>0.272</text:p>
          </table:table-cell>
          <table:table-cell office:value-type="float" office:value="0.453486" calcext:value-type="float">
            <text:p>0.453486</text:p>
          </table:table-cell>
          <table:table-cell office:value-type="float" office:value="0.632686" calcext:value-type="float">
            <text:p>0.632686</text:p>
          </table:table-cell>
          <table:table-cell office:value-type="float" office:value="0.640914" calcext:value-type="float">
            <text:p>0.640914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51886" calcext:value-type="float">
            <text:p>0.651886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84343" calcext:value-type="float">
            <text:p>0.684343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1931" calcext:value-type="float">
            <text:p>0.63193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328" calcext:value-type="float">
            <text:p>0.328</text:p>
          </table:table-cell>
          <table:table-cell office:value-type="float" office:value="0.498057" calcext:value-type="float">
            <text:p>0.498057</text:p>
          </table:table-cell>
          <table:table-cell office:value-type="float" office:value="0.635429" calcext:value-type="float">
            <text:p>0.635429</text:p>
          </table:table-cell>
          <table:table-cell office:value-type="float" office:value="0.642286" calcext:value-type="float">
            <text:p>0.642286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53714" calcext:value-type="float">
            <text:p>0.653714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76" calcext:value-type="float">
            <text:p>0.6576</text:p>
          </table:table-cell>
          <table:table-cell office:value-type="float" office:value="0.684571" calcext:value-type="float">
            <text:p>0.684571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7166" calcext:value-type="float">
            <text:p>0.637166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272" calcext:value-type="float">
            <text:p>0.272</text:p>
          </table:table-cell>
          <table:table-cell office:value-type="float" office:value="0.466057" calcext:value-type="float">
            <text:p>0.466057</text:p>
          </table:table-cell>
          <table:table-cell office:value-type="float" office:value="0.632686" calcext:value-type="float">
            <text:p>0.632686</text:p>
          </table:table-cell>
          <table:table-cell office:value-type="float" office:value="0.640457" calcext:value-type="float">
            <text:p>0.640457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54171" calcext:value-type="float">
            <text:p>0.654171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6229" calcext:value-type="float">
            <text:p>0.656229</text:p>
          </table:table-cell>
          <table:table-cell office:value-type="float" office:value="0.691429" calcext:value-type="float">
            <text:p>0.691429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4103" calcext:value-type="float">
            <text:p>0.634103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272" calcext:value-type="float">
            <text:p>0.272</text:p>
          </table:table-cell>
          <table:table-cell office:value-type="float" office:value="0.476343" calcext:value-type="float">
            <text:p>0.476343</text:p>
          </table:table-cell>
          <table:table-cell office:value-type="float" office:value="0.634057" calcext:value-type="float">
            <text:p>0.634057</text:p>
          </table:table-cell>
          <table:table-cell office:value-type="float" office:value="0.64" calcext:value-type="float">
            <text:p>0.64</text:p>
          </table:table-cell>
          <table:table-cell office:value-type="float" office:value="0.647314" calcext:value-type="float">
            <text:p>0.647314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3943" calcext:value-type="float">
            <text:p>0.653943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6229" calcext:value-type="float">
            <text:p>0.656229</text:p>
          </table:table-cell>
          <table:table-cell office:value-type="float" office:value="0.691429" calcext:value-type="float">
            <text:p>0.691429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5131" calcext:value-type="float">
            <text:p>0.635131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328" calcext:value-type="float">
            <text:p>0.328</text:p>
          </table:table-cell>
          <table:table-cell office:value-type="float" office:value="0.498971" calcext:value-type="float">
            <text:p>0.498971</text:p>
          </table:table-cell>
          <table:table-cell office:value-type="float" office:value="0.637943" calcext:value-type="float">
            <text:p>0.637943</text:p>
          </table:table-cell>
          <table:table-cell office:value-type="float" office:value="0.640686" calcext:value-type="float">
            <text:p>0.640686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49371" calcext:value-type="float">
            <text:p>0.649371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6686" calcext:value-type="float">
            <text:p>0.656686</text:p>
          </table:table-cell>
          <table:table-cell office:value-type="float" office:value="0.691429" calcext:value-type="float">
            <text:p>0.691429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8309" calcext:value-type="float">
            <text:p>0.638309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328" calcext:value-type="float">
            <text:p>0.328</text:p>
          </table:table-cell>
          <table:table-cell office:value-type="float" office:value="0.479314" calcext:value-type="float">
            <text:p>0.479314</text:p>
          </table:table-cell>
          <table:table-cell office:value-type="float" office:value="0.639086" calcext:value-type="float">
            <text:p>0.639086</text:p>
          </table:table-cell>
          <table:table-cell office:value-type="float" office:value="0.644343" calcext:value-type="float">
            <text:p>0.644343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48229" calcext:value-type="float">
            <text:p>0.648229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8057" calcext:value-type="float">
            <text:p>0.658057</text:p>
          </table:table-cell>
          <table:table-cell office:value-type="float" office:value="0.691429" calcext:value-type="float">
            <text:p>0.691429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6846" calcext:value-type="float">
            <text:p>0.636846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272" calcext:value-type="float">
            <text:p>0.272</text:p>
          </table:table-cell>
          <table:table-cell office:value-type="float" office:value="0.546743" calcext:value-type="float">
            <text:p>0.546743</text:p>
          </table:table-cell>
          <table:table-cell office:value-type="float" office:value="0.64" calcext:value-type="float">
            <text:p>0.64</text:p>
          </table:table-cell>
          <table:table-cell office:value-type="float" office:value="0.647771" calcext:value-type="float">
            <text:p>0.647771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2114" calcext:value-type="float">
            <text:p>0.652114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76" calcext:value-type="float">
            <text:p>0.6576</text:p>
          </table:table-cell>
          <table:table-cell office:value-type="float" office:value="0.684571" calcext:value-type="float">
            <text:p>0.684571</text:p>
          </table:table-cell>
          <table:table-cell office:value-type="float" office:value="0.904" calcext:value-type="float">
            <text:p>0.904</text:p>
          </table:table-cell>
          <table:table-cell office:value-type="float" office:value="0.64368" calcext:value-type="float">
            <text:p>0.64368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272" calcext:value-type="float">
            <text:p>0.272</text:p>
          </table:table-cell>
          <table:table-cell office:value-type="float" office:value="0.545371" calcext:value-type="float">
            <text:p>0.545371</text:p>
          </table:table-cell>
          <table:table-cell office:value-type="float" office:value="0.64" calcext:value-type="float">
            <text:p>0.64</text:p>
          </table:table-cell>
          <table:table-cell office:value-type="float" office:value="0.646171" calcext:value-type="float">
            <text:p>0.646171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48686" calcext:value-type="float">
            <text:p>0.648686</text:p>
          </table:table-cell>
          <table:table-cell table:number-columns-repeated="3" office:value-type="float" office:value="0.656" calcext:value-type="float">
            <text:p>0.656</text:p>
          </table:table-cell>
          <table:table-cell office:value-type="float" office:value="0.688457" calcext:value-type="float">
            <text:p>0.688457</text:p>
          </table:table-cell>
          <table:table-cell office:value-type="float" office:value="0.904" calcext:value-type="float">
            <text:p>0.904</text:p>
          </table:table-cell>
          <table:table-cell office:value-type="float" office:value="0.643269" calcext:value-type="float">
            <text:p>0.643269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328" calcext:value-type="float">
            <text:p>0.328</text:p>
          </table:table-cell>
          <table:table-cell office:value-type="float" office:value="0.531429" calcext:value-type="float">
            <text:p>0.531429</text:p>
          </table:table-cell>
          <table:table-cell office:value-type="float" office:value="0.64" calcext:value-type="float">
            <text:p>0.64</text:p>
          </table:table-cell>
          <table:table-cell office:value-type="float" office:value="0.640229" calcext:value-type="float">
            <text:p>0.640229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53486" calcext:value-type="float">
            <text:p>0.653486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6457" calcext:value-type="float">
            <text:p>0.656457</text:p>
          </table:table-cell>
          <table:table-cell office:value-type="float" office:value="0.695314" calcext:value-type="float">
            <text:p>0.695314</text:p>
          </table:table-cell>
          <table:table-cell office:value-type="float" office:value="0.904" calcext:value-type="float">
            <text:p>0.904</text:p>
          </table:table-cell>
          <table:table-cell office:value-type="float" office:value="0.641691" calcext:value-type="float">
            <text:p>0.641691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328" calcext:value-type="float">
            <text:p>0.328</text:p>
          </table:table-cell>
          <table:table-cell office:value-type="float" office:value="0.602971" calcext:value-type="float">
            <text:p>0.602971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647543" calcext:value-type="float">
            <text:p>0.647543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5314" calcext:value-type="float">
            <text:p>0.655314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8057" calcext:value-type="float">
            <text:p>0.658057</text:p>
          </table:table-cell>
          <table:table-cell office:value-type="float" office:value="0.695543" calcext:value-type="float">
            <text:p>0.695543</text:p>
          </table:table-cell>
          <table:table-cell office:value-type="float" office:value="0.904" calcext:value-type="float">
            <text:p>0.904</text:p>
          </table:table-cell>
          <table:table-cell office:value-type="float" office:value="0.649143" calcext:value-type="float">
            <text:p>0.649143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328" calcext:value-type="float">
            <text:p>0.328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64" calcext:value-type="float">
            <text:p>0.64</text:p>
          </table:table-cell>
          <table:table-cell office:value-type="float" office:value="0.642057" calcext:value-type="float">
            <text:p>0.642057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48914" calcext:value-type="float">
            <text:p>0.648914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7829" calcext:value-type="float">
            <text:p>0.657829</text:p>
          </table:table-cell>
          <table:table-cell office:value-type="float" office:value="0.684571" calcext:value-type="float">
            <text:p>0.684571</text:p>
          </table:table-cell>
          <table:table-cell office:value-type="float" office:value="0.904" calcext:value-type="float">
            <text:p>0.904</text:p>
          </table:table-cell>
          <table:table-cell office:value-type="float" office:value="0.64528" calcext:value-type="float">
            <text:p>0.64528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272" calcext:value-type="float">
            <text:p>0.272</text:p>
          </table:table-cell>
          <table:table-cell office:value-type="float" office:value="0.535086" calcext:value-type="float">
            <text:p>0.535086</text:p>
          </table:table-cell>
          <table:table-cell office:value-type="float" office:value="0.64" calcext:value-type="float">
            <text:p>0.64</text:p>
          </table:table-cell>
          <table:table-cell office:value-type="float" office:value="0.643886" calcext:value-type="float">
            <text:p>0.643886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2343" calcext:value-type="float">
            <text:p>0.652343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8971" calcext:value-type="float">
            <text:p>0.658971</text:p>
          </table:table-cell>
          <table:table-cell office:value-type="float" office:value="0.684571" calcext:value-type="float">
            <text:p>0.684571</text:p>
          </table:table-cell>
          <table:table-cell office:value-type="float" office:value="0.904" calcext:value-type="float">
            <text:p>0.904</text:p>
          </table:table-cell>
          <table:table-cell office:value-type="float" office:value="0.642286" calcext:value-type="float">
            <text:p>0.642286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328" calcext:value-type="float">
            <text:p>0.328</text:p>
          </table:table-cell>
          <table:table-cell office:value-type="float" office:value="0.576457" calcext:value-type="float">
            <text:p>0.576457</text:p>
          </table:table-cell>
          <table:table-cell office:value-type="float" office:value="0.64" calcext:value-type="float">
            <text:p>0.64</text:p>
          </table:table-cell>
          <table:table-cell office:value-type="float" office:value="0.645257" calcext:value-type="float">
            <text:p>0.645257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1429" calcext:value-type="float">
            <text:p>0.651429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60571" calcext:value-type="float">
            <text:p>0.660571</text:p>
          </table:table-cell>
          <table:table-cell office:value-type="float" office:value="0.684571" calcext:value-type="float">
            <text:p>0.684571</text:p>
          </table:table-cell>
          <table:table-cell office:value-type="float" office:value="0.904" calcext:value-type="float">
            <text:p>0.904</text:p>
          </table:table-cell>
          <table:table-cell office:value-type="float" office:value="0.646629" calcext:value-type="float">
            <text:p>0.646629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328" calcext:value-type="float">
            <text:p>0.328</text:p>
          </table:table-cell>
          <table:table-cell office:value-type="float" office:value="0.576914" calcext:value-type="float">
            <text:p>0.576914</text:p>
          </table:table-cell>
          <table:table-cell office:value-type="float" office:value="0.64" calcext:value-type="float">
            <text:p>0.64</text:p>
          </table:table-cell>
          <table:table-cell office:value-type="float" office:value="0.645943" calcext:value-type="float">
            <text:p>0.645943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1886" calcext:value-type="float">
            <text:p>0.651886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608" calcext:value-type="float">
            <text:p>0.6608</text:p>
          </table:table-cell>
          <table:table-cell office:value-type="float" office:value="0.684571" calcext:value-type="float">
            <text:p>0.684571</text:p>
          </table:table-cell>
          <table:table-cell office:value-type="float" office:value="0.904" calcext:value-type="float">
            <text:p>0.904</text:p>
          </table:table-cell>
          <table:table-cell office:value-type="float" office:value="0.646811" calcext:value-type="float">
            <text:p>0.64681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328" calcext:value-type="float">
            <text:p>0.328</text:p>
          </table:table-cell>
          <table:table-cell office:value-type="float" office:value="0.512229" calcext:value-type="float">
            <text:p>0.512229</text:p>
          </table:table-cell>
          <table:table-cell office:value-type="float" office:value="0.64" calcext:value-type="float">
            <text:p>0.64</text:p>
          </table:table-cell>
          <table:table-cell office:value-type="float" office:value="0.6464" calcext:value-type="float">
            <text:p>0.6464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0514" calcext:value-type="float">
            <text:p>0.650514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8514" calcext:value-type="float">
            <text:p>0.658514</text:p>
          </table:table-cell>
          <table:table-cell office:value-type="float" office:value="0.684571" calcext:value-type="float">
            <text:p>0.684571</text:p>
          </table:table-cell>
          <table:table-cell office:value-type="float" office:value="0.904" calcext:value-type="float">
            <text:p>0.904</text:p>
          </table:table-cell>
          <table:table-cell office:value-type="float" office:value="0.640023" calcext:value-type="float">
            <text:p>0.640023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328" calcext:value-type="float">
            <text:p>0.328</text:p>
          </table:table-cell>
          <table:table-cell office:value-type="float" office:value="0.588343" calcext:value-type="float">
            <text:p>0.588343</text:p>
          </table:table-cell>
          <table:table-cell office:value-type="float" office:value="0.64" calcext:value-type="float">
            <text:p>0.64</text:p>
          </table:table-cell>
          <table:table-cell office:value-type="float" office:value="0.646629" calcext:value-type="float">
            <text:p>0.646629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4171" calcext:value-type="float">
            <text:p>0.654171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9429" calcext:value-type="float">
            <text:p>0.659429</text:p>
          </table:table-cell>
          <table:table-cell office:value-type="float" office:value="0.684571" calcext:value-type="float">
            <text:p>0.684571</text:p>
          </table:table-cell>
          <table:table-cell office:value-type="float" office:value="0.904" calcext:value-type="float">
            <text:p>0.904</text:p>
          </table:table-cell>
          <table:table-cell office:value-type="float" office:value="0.648114" calcext:value-type="float">
            <text:p>0.648114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328" calcext:value-type="float">
            <text:p>0.328</text:p>
          </table:table-cell>
          <table:table-cell office:value-type="float" office:value="0.562514" calcext:value-type="float">
            <text:p>0.562514</text:p>
          </table:table-cell>
          <table:table-cell office:value-type="float" office:value="0.640914" calcext:value-type="float">
            <text:p>0.640914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55543" calcext:value-type="float">
            <text:p>0.655543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9657" calcext:value-type="float">
            <text:p>0.659657</text:p>
          </table:table-cell>
          <table:table-cell office:value-type="float" office:value="0.690514" calcext:value-type="float">
            <text:p>0.690514</text:p>
          </table:table-cell>
          <table:table-cell office:value-type="float" office:value="0.904" calcext:value-type="float">
            <text:p>0.904</text:p>
          </table:table-cell>
          <table:table-cell office:value-type="float" office:value="0.646514" calcext:value-type="float">
            <text:p>0.646514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272" calcext:value-type="float">
            <text:p>0.272</text:p>
          </table:table-cell>
          <table:table-cell office:value-type="float" office:value="0.598171" calcext:value-type="float">
            <text:p>0.598171</text:p>
          </table:table-cell>
          <table:table-cell office:value-type="float" office:value="0.641143" calcext:value-type="float">
            <text:p>0.641143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51657" calcext:value-type="float">
            <text:p>0.651657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8971" calcext:value-type="float">
            <text:p>0.658971</text:p>
          </table:table-cell>
          <table:table-cell office:value-type="float" office:value="0.690743" calcext:value-type="float">
            <text:p>0.690743</text:p>
          </table:table-cell>
          <table:table-cell office:value-type="float" office:value="0.904" calcext:value-type="float">
            <text:p>0.904</text:p>
          </table:table-cell>
          <table:table-cell office:value-type="float" office:value="0.649669" calcext:value-type="float">
            <text:p>0.649669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328" calcext:value-type="float">
            <text:p>0.328</text:p>
          </table:table-cell>
          <table:table-cell office:value-type="float" office:value="0.571886" calcext:value-type="float">
            <text:p>0.571886</text:p>
          </table:table-cell>
          <table:table-cell office:value-type="float" office:value="0.64" calcext:value-type="float">
            <text:p>0.64</text:p>
          </table:table-cell>
          <table:table-cell office:value-type="float" office:value="0.647314" calcext:value-type="float">
            <text:p>0.647314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1886" calcext:value-type="float">
            <text:p>0.651886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7829" calcext:value-type="float">
            <text:p>0.657829</text:p>
          </table:table-cell>
          <table:table-cell office:value-type="float" office:value="0.684571" calcext:value-type="float">
            <text:p>0.684571</text:p>
          </table:table-cell>
          <table:table-cell office:value-type="float" office:value="0.904" calcext:value-type="float">
            <text:p>0.904</text:p>
          </table:table-cell>
          <table:table-cell office:value-type="float" office:value="0.646149" calcext:value-type="float">
            <text:p>0.646149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328" calcext:value-type="float">
            <text:p>0.328</text:p>
          </table:table-cell>
          <table:table-cell office:value-type="float" office:value="0.511771" calcext:value-type="float">
            <text:p>0.511771</text:p>
          </table:table-cell>
          <table:table-cell office:value-type="float" office:value="0.64" calcext:value-type="float">
            <text:p>0.64</text:p>
          </table:table-cell>
          <table:table-cell office:value-type="float" office:value="0.644114" calcext:value-type="float">
            <text:p>0.644114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496" calcext:value-type="float">
            <text:p>0.6496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76" calcext:value-type="float">
            <text:p>0.6576</text:p>
          </table:table-cell>
          <table:table-cell office:value-type="float" office:value="0.696" calcext:value-type="float">
            <text:p>0.696</text:p>
          </table:table-cell>
          <table:table-cell office:value-type="float" office:value="0.904" calcext:value-type="float">
            <text:p>0.904</text:p>
          </table:table-cell>
          <table:table-cell office:value-type="float" office:value="0.640709" calcext:value-type="float">
            <text:p>0.640709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328" calcext:value-type="float">
            <text:p>0.328</text:p>
          </table:table-cell>
          <table:table-cell office:value-type="float" office:value="0.549486" calcext:value-type="float">
            <text:p>0.549486</text:p>
          </table:table-cell>
          <table:table-cell office:value-type="float" office:value="0.64" calcext:value-type="float">
            <text:p>0.64</text:p>
          </table:table-cell>
          <table:table-cell office:value-type="float" office:value="0.6448" calcext:value-type="float">
            <text:p>0.6448</text:p>
          </table:table-cell>
          <table:table-cell table:number-columns-repeated="3" office:value-type="float" office:value="0.648" calcext:value-type="float">
            <text:p>0.648</text:p>
          </table:table-cell>
          <table:table-cell table:number-columns-repeated="3" office:value-type="float" office:value="0.656" calcext:value-type="float">
            <text:p>0.656</text:p>
          </table:table-cell>
          <table:table-cell office:value-type="float" office:value="0.696686" calcext:value-type="float">
            <text:p>0.696686</text:p>
          </table:table-cell>
          <table:table-cell office:value-type="float" office:value="0.904" calcext:value-type="float">
            <text:p>0.904</text:p>
          </table:table-cell>
          <table:table-cell office:value-type="float" office:value="0.644297" calcext:value-type="float">
            <text:p>0.644297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328" calcext:value-type="float">
            <text:p>0.328</text:p>
          </table:table-cell>
          <table:table-cell office:value-type="float" office:value="0.525029" calcext:value-type="float">
            <text:p>0.525029</text:p>
          </table:table-cell>
          <table:table-cell office:value-type="float" office:value="0.64" calcext:value-type="float">
            <text:p>0.64</text:p>
          </table:table-cell>
          <table:table-cell office:value-type="float" office:value="0.643886" calcext:value-type="float">
            <text:p>0.643886</text:p>
          </table:table-cell>
          <table:table-cell table:number-columns-repeated="3" office:value-type="float" office:value="0.648" calcext:value-type="float">
            <text:p>0.648</text:p>
          </table:table-cell>
          <table:table-cell table:number-columns-repeated="3" office:value-type="float" office:value="0.656" calcext:value-type="float">
            <text:p>0.656</text:p>
          </table:table-cell>
          <table:table-cell office:value-type="float" office:value="0.695086" calcext:value-type="float">
            <text:p>0.695086</text:p>
          </table:table-cell>
          <table:table-cell office:value-type="float" office:value="0.904" calcext:value-type="float">
            <text:p>0.904</text:p>
          </table:table-cell>
          <table:table-cell office:value-type="float" office:value="0.6416" calcext:value-type="float">
            <text:p>0.6416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328" calcext:value-type="float">
            <text:p>0.328</text:p>
          </table:table-cell>
          <table:table-cell office:value-type="float" office:value="0.540114" calcext:value-type="float">
            <text:p>0.540114</text:p>
          </table:table-cell>
          <table:table-cell office:value-type="float" office:value="0.64" calcext:value-type="float">
            <text:p>0.64</text:p>
          </table:table-cell>
          <table:table-cell office:value-type="float" office:value="0.642743" calcext:value-type="float">
            <text:p>0.642743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528" calcext:value-type="float">
            <text:p>0.6528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703314" calcext:value-type="float">
            <text:p>0.703314</text:p>
          </table:table-cell>
          <table:table-cell office:value-type="float" office:value="0.904" calcext:value-type="float">
            <text:p>0.904</text:p>
          </table:table-cell>
          <table:table-cell office:value-type="float" office:value="0.643497" calcext:value-type="float">
            <text:p>0.643497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328" calcext:value-type="float">
            <text:p>0.328</text:p>
          </table:table-cell>
          <table:table-cell office:value-type="float" office:value="0.499429" calcext:value-type="float">
            <text:p>0.499429</text:p>
          </table:table-cell>
          <table:table-cell office:value-type="float" office:value="0.64" calcext:value-type="float">
            <text:p>0.64</text:p>
          </table:table-cell>
          <table:table-cell office:value-type="float" office:value="0.642057" calcext:value-type="float">
            <text:p>0.642057</text:p>
          </table:table-cell>
          <table:table-cell table:number-columns-repeated="3" office:value-type="float" office:value="0.648" calcext:value-type="float">
            <text:p>0.648</text:p>
          </table:table-cell>
          <table:table-cell table:number-columns-repeated="3" office:value-type="float" office:value="0.656" calcext:value-type="float">
            <text:p>0.656</text:p>
          </table:table-cell>
          <table:table-cell office:value-type="float" office:value="0.6912" calcext:value-type="float">
            <text:p>0.6912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8469" calcext:value-type="float">
            <text:p>0.638469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328" calcext:value-type="float">
            <text:p>0.328</text:p>
          </table:table-cell>
          <table:table-cell office:value-type="float" office:value="0.499886" calcext:value-type="float">
            <text:p>0.499886</text:p>
          </table:table-cell>
          <table:table-cell office:value-type="float" office:value="0.64" calcext:value-type="float">
            <text:p>0.64</text:p>
          </table:table-cell>
          <table:table-cell office:value-type="float" office:value="0.645486" calcext:value-type="float">
            <text:p>0.645486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0971" calcext:value-type="float">
            <text:p>0.650971</text:p>
          </table:table-cell>
          <table:table-cell table:number-columns-repeated="3" office:value-type="float" office:value="0.656" calcext:value-type="float">
            <text:p>0.656</text:p>
          </table:table-cell>
          <table:table-cell office:value-type="float" office:value="0.690514" calcext:value-type="float">
            <text:p>0.690514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9086" calcext:value-type="float">
            <text:p>0.639086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328" calcext:value-type="float">
            <text:p>0.328</text:p>
          </table:table-cell>
          <table:table-cell office:value-type="float" office:value="0.477714" calcext:value-type="float">
            <text:p>0.477714</text:p>
          </table:table-cell>
          <table:table-cell office:value-type="float" office:value="0.64" calcext:value-type="float">
            <text:p>0.64</text:p>
          </table:table-cell>
          <table:table-cell office:value-type="float" office:value="0.644571" calcext:value-type="float">
            <text:p>0.644571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0971" calcext:value-type="float">
            <text:p>0.650971</text:p>
          </table:table-cell>
          <table:table-cell table:number-columns-repeated="3" office:value-type="float" office:value="0.656" calcext:value-type="float">
            <text:p>0.656</text:p>
          </table:table-cell>
          <table:table-cell office:value-type="float" office:value="0.6912" calcext:value-type="float">
            <text:p>0.6912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6846" calcext:value-type="float">
            <text:p>0.636846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28" calcext:value-type="float">
            <text:p>0.328</text:p>
          </table:table-cell>
          <table:table-cell office:value-type="float" office:value="0.506057" calcext:value-type="float">
            <text:p>0.506057</text:p>
          </table:table-cell>
          <table:table-cell office:value-type="float" office:value="0.64" calcext:value-type="float">
            <text:p>0.64</text:p>
          </table:table-cell>
          <table:table-cell office:value-type="float" office:value="0.643886" calcext:value-type="float">
            <text:p>0.643886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0057" calcext:value-type="float">
            <text:p>0.650057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6457" calcext:value-type="float">
            <text:p>0.656457</text:p>
          </table:table-cell>
          <table:table-cell office:value-type="float" office:value="0.696457" calcext:value-type="float">
            <text:p>0.696457</text:p>
          </table:table-cell>
          <table:table-cell office:value-type="float" office:value="0.904" calcext:value-type="float">
            <text:p>0.904</text:p>
          </table:table-cell>
          <table:table-cell office:value-type="float" office:value="0.640091" calcext:value-type="float">
            <text:p>0.64009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328" calcext:value-type="float">
            <text:p>0.328</text:p>
          </table:table-cell>
          <table:table-cell office:value-type="float" office:value="0.530743" calcext:value-type="float">
            <text:p>0.530743</text:p>
          </table:table-cell>
          <table:table-cell office:value-type="float" office:value="0.64" calcext:value-type="float">
            <text:p>0.64</text:p>
          </table:table-cell>
          <table:table-cell office:value-type="float" office:value="0.643886" calcext:value-type="float">
            <text:p>0.643886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496" calcext:value-type="float">
            <text:p>0.6496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76" calcext:value-type="float">
            <text:p>0.6576</text:p>
          </table:table-cell>
          <table:table-cell office:value-type="float" office:value="0.696457" calcext:value-type="float">
            <text:p>0.696457</text:p>
          </table:table-cell>
          <table:table-cell office:value-type="float" office:value="0.904" calcext:value-type="float">
            <text:p>0.904</text:p>
          </table:table-cell>
          <table:table-cell office:value-type="float" office:value="0.642629" calcext:value-type="float">
            <text:p>0.642629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328" calcext:value-type="float">
            <text:p>0.328</text:p>
          </table:table-cell>
          <table:table-cell office:value-type="float" office:value="0.529829" calcext:value-type="float">
            <text:p>0.529829</text:p>
          </table:table-cell>
          <table:table-cell office:value-type="float" office:value="0.64" calcext:value-type="float">
            <text:p>0.64</text:p>
          </table:table-cell>
          <table:table-cell office:value-type="float" office:value="0.642743" calcext:value-type="float">
            <text:p>0.642743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55314" calcext:value-type="float">
            <text:p>0.655314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6229" calcext:value-type="float">
            <text:p>0.656229</text:p>
          </table:table-cell>
          <table:table-cell office:value-type="float" office:value="0.699429" calcext:value-type="float">
            <text:p>0.699429</text:p>
          </table:table-cell>
          <table:table-cell office:value-type="float" office:value="0.904" calcext:value-type="float">
            <text:p>0.904</text:p>
          </table:table-cell>
          <table:table-cell office:value-type="float" office:value="0.642354" calcext:value-type="float">
            <text:p>0.642354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328" calcext:value-type="float">
            <text:p>0.328</text:p>
          </table:table-cell>
          <table:table-cell office:value-type="float" office:value="0.482057" calcext:value-type="float">
            <text:p>0.482057</text:p>
          </table:table-cell>
          <table:table-cell office:value-type="float" office:value="0.64" calcext:value-type="float">
            <text:p>0.64</text:p>
          </table:table-cell>
          <table:table-cell office:value-type="float" office:value="0.644343" calcext:value-type="float">
            <text:p>0.644343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28" calcext:value-type="float">
            <text:p>0.6528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8286" calcext:value-type="float">
            <text:p>0.658286</text:p>
          </table:table-cell>
          <table:table-cell office:value-type="float" office:value="0.698514" calcext:value-type="float">
            <text:p>0.698514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84" calcext:value-type="float">
            <text:p>0.6384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328" calcext:value-type="float">
            <text:p>0.328</text:p>
          </table:table-cell>
          <table:table-cell office:value-type="float" office:value="0.389943" calcext:value-type="float">
            <text:p>0.389943</text:p>
          </table:table-cell>
          <table:table-cell office:value-type="float" office:value="0.639086" calcext:value-type="float">
            <text:p>0.639086</text:p>
          </table:table-cell>
          <table:table-cell office:value-type="float" office:value="0.642743" calcext:value-type="float">
            <text:p>0.642743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2571" calcext:value-type="float">
            <text:p>0.652571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9886" calcext:value-type="float">
            <text:p>0.659886</text:p>
          </table:table-cell>
          <table:table-cell office:value-type="float" office:value="0.698514" calcext:value-type="float">
            <text:p>0.698514</text:p>
          </table:table-cell>
          <table:table-cell office:value-type="float" office:value="0.904" calcext:value-type="float">
            <text:p>0.904</text:p>
          </table:table-cell>
          <table:table-cell office:value-type="float" office:value="0.629074" calcext:value-type="float">
            <text:p>0.629074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328" calcext:value-type="float">
            <text:p>0.328</text:p>
          </table:table-cell>
          <table:table-cell office:value-type="float" office:value="0.437486" calcext:value-type="float">
            <text:p>0.437486</text:p>
          </table:table-cell>
          <table:table-cell office:value-type="float" office:value="0.639771" calcext:value-type="float">
            <text:p>0.639771</text:p>
          </table:table-cell>
          <table:table-cell office:value-type="float" office:value="0.640914" calcext:value-type="float">
            <text:p>0.640914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4629" calcext:value-type="float">
            <text:p>0.654629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62171" calcext:value-type="float">
            <text:p>0.662171</text:p>
          </table:table-cell>
          <table:table-cell office:value-type="float" office:value="0.716343" calcext:value-type="float">
            <text:p>0.716343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5931" calcext:value-type="float">
            <text:p>0.63593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304" calcext:value-type="float">
            <text:p>0.304</text:p>
          </table:table-cell>
          <table:table-cell office:value-type="float" office:value="0.417143" calcext:value-type="float">
            <text:p>0.417143</text:p>
          </table:table-cell>
          <table:table-cell office:value-type="float" office:value="0.6384" calcext:value-type="float">
            <text:p>0.6384</text:p>
          </table:table-cell>
          <table:table-cell office:value-type="float" office:value="0.64" calcext:value-type="float">
            <text:p>0.64</text:p>
          </table:table-cell>
          <table:table-cell office:value-type="float" office:value="0.647543" calcext:value-type="float">
            <text:p>0.647543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0057" calcext:value-type="float">
            <text:p>0.650057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9657" calcext:value-type="float">
            <text:p>0.659657</text:p>
          </table:table-cell>
          <table:table-cell office:value-type="float" office:value="0.717257" calcext:value-type="float">
            <text:p>0.717257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3006" calcext:value-type="float">
            <text:p>0.633006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328" calcext:value-type="float">
            <text:p>0.328</text:p>
          </table:table-cell>
          <table:table-cell office:value-type="float" office:value="0.479543" calcext:value-type="float">
            <text:p>0.479543</text:p>
          </table:table-cell>
          <table:table-cell office:value-type="float" office:value="0.639086" calcext:value-type="float">
            <text:p>0.639086</text:p>
          </table:table-cell>
          <table:table-cell office:value-type="float" office:value="0.641143" calcext:value-type="float">
            <text:p>0.641143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1886" calcext:value-type="float">
            <text:p>0.651886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60571" calcext:value-type="float">
            <text:p>0.660571</text:p>
          </table:table-cell>
          <table:table-cell office:value-type="float" office:value="0.730514" calcext:value-type="float">
            <text:p>0.730514</text:p>
          </table:table-cell>
          <table:table-cell office:value-type="float" office:value="0.904" calcext:value-type="float">
            <text:p>0.904</text:p>
          </table:table-cell>
          <table:table-cell office:value-type="float" office:value="0.641074" calcext:value-type="float">
            <text:p>0.641074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272" calcext:value-type="float">
            <text:p>0.272</text:p>
          </table:table-cell>
          <table:table-cell office:value-type="float" office:value="0.413486" calcext:value-type="float">
            <text:p>0.413486</text:p>
          </table:table-cell>
          <table:table-cell office:value-type="float" office:value="0.6384" calcext:value-type="float">
            <text:p>0.6384</text:p>
          </table:table-cell>
          <table:table-cell office:value-type="float" office:value="0.64" calcext:value-type="float">
            <text:p>0.64</text:p>
          </table:table-cell>
          <table:table-cell office:value-type="float" office:value="0.647543" calcext:value-type="float">
            <text:p>0.647543</text:p>
          </table:table-cell>
          <table:table-cell office:value-type="float" office:value="0.648" calcext:value-type="float">
            <text:p>0.648</text:p>
          </table:table-cell>
          <table:table-cell office:value-type="float" office:value="0.649829" calcext:value-type="float">
            <text:p>0.649829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60114" calcext:value-type="float">
            <text:p>0.660114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2366" calcext:value-type="float">
            <text:p>0.632366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272" calcext:value-type="float">
            <text:p>0.272</text:p>
          </table:table-cell>
          <table:table-cell office:value-type="float" office:value="0.423086" calcext:value-type="float">
            <text:p>0.423086</text:p>
          </table:table-cell>
          <table:table-cell office:value-type="float" office:value="0.639086" calcext:value-type="float">
            <text:p>0.639086</text:p>
          </table:table-cell>
          <table:table-cell office:value-type="float" office:value="0.64" calcext:value-type="float">
            <text:p>0.64</text:p>
          </table:table-cell>
          <table:table-cell office:value-type="float" office:value="0.645943" calcext:value-type="float">
            <text:p>0.645943</text:p>
          </table:table-cell>
          <table:table-cell office:value-type="float" office:value="0.648" calcext:value-type="float">
            <text:p>0.648</text:p>
          </table:table-cell>
          <table:table-cell office:value-type="float" office:value="0.648914" calcext:value-type="float">
            <text:p>0.648914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8971" calcext:value-type="float">
            <text:p>0.658971</text:p>
          </table:table-cell>
          <table:table-cell office:value-type="float" office:value="0.704" calcext:value-type="float">
            <text:p>0.704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2" calcext:value-type="float">
            <text:p>0.63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28" calcext:value-type="float">
            <text:p>0.328</text:p>
          </table:table-cell>
          <table:table-cell office:value-type="float" office:value="0.365029" calcext:value-type="float">
            <text:p>0.365029</text:p>
          </table:table-cell>
          <table:table-cell office:value-type="float" office:value="0.611886" calcext:value-type="float">
            <text:p>0.611886</text:p>
          </table:table-cell>
          <table:table-cell office:value-type="float" office:value="0.64" calcext:value-type="float">
            <text:p>0.64</text:p>
          </table:table-cell>
          <table:table-cell office:value-type="float" office:value="0.642286" calcext:value-type="float">
            <text:p>0.642286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28" calcext:value-type="float">
            <text:p>0.6528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8743" calcext:value-type="float">
            <text:p>0.658743</text:p>
          </table:table-cell>
          <table:table-cell office:value-type="float" office:value="0.698286" calcext:value-type="float">
            <text:p>0.698286</text:p>
          </table:table-cell>
          <table:table-cell office:value-type="float" office:value="0.904" calcext:value-type="float">
            <text:p>0.904</text:p>
          </table:table-cell>
          <table:table-cell office:value-type="float" office:value="0.622103" calcext:value-type="float">
            <text:p>0.622103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8" calcext:value-type="float">
            <text:p>0.328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597486" calcext:value-type="float">
            <text:p>0.597486</text:p>
          </table:table-cell>
          <table:table-cell office:value-type="float" office:value="0.64" calcext:value-type="float">
            <text:p>0.64</text:p>
          </table:table-cell>
          <table:table-cell office:value-type="float" office:value="0.645257" calcext:value-type="float">
            <text:p>0.645257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3257" calcext:value-type="float">
            <text:p>0.653257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9429" calcext:value-type="float">
            <text:p>0.659429</text:p>
          </table:table-cell>
          <table:table-cell office:value-type="float" office:value="0.695086" calcext:value-type="float">
            <text:p>0.695086</text:p>
          </table:table-cell>
          <table:table-cell office:value-type="float" office:value="0.904" calcext:value-type="float">
            <text:p>0.904</text:p>
          </table:table-cell>
          <table:table-cell office:value-type="float" office:value="0.619931" calcext:value-type="float">
            <text:p>0.61993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328" calcext:value-type="float">
            <text:p>0.328</text:p>
          </table:table-cell>
          <table:table-cell office:value-type="float" office:value="0.3808" calcext:value-type="float">
            <text:p>0.3808</text:p>
          </table:table-cell>
          <table:table-cell office:value-type="float" office:value="0.6352" calcext:value-type="float">
            <text:p>0.6352</text:p>
          </table:table-cell>
          <table:table-cell office:value-type="float" office:value="0.64" calcext:value-type="float">
            <text:p>0.64</text:p>
          </table:table-cell>
          <table:table-cell office:value-type="float" office:value="0.647543" calcext:value-type="float">
            <text:p>0.647543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2343" calcext:value-type="float">
            <text:p>0.652343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8743" calcext:value-type="float">
            <text:p>0.658743</text:p>
          </table:table-cell>
          <table:table-cell office:value-type="float" office:value="0.696" calcext:value-type="float">
            <text:p>0.696</text:p>
          </table:table-cell>
          <table:table-cell office:value-type="float" office:value="0.904" calcext:value-type="float">
            <text:p>0.904</text:p>
          </table:table-cell>
          <table:table-cell office:value-type="float" office:value="0.626263" calcext:value-type="float">
            <text:p>0.626263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328" calcext:value-type="float">
            <text:p>0.328</text:p>
          </table:table-cell>
          <table:table-cell office:value-type="float" office:value="0.413029" calcext:value-type="float">
            <text:p>0.413029</text:p>
          </table:table-cell>
          <table:table-cell office:value-type="float" office:value="0.64" calcext:value-type="float">
            <text:p>0.64</text:p>
          </table:table-cell>
          <table:table-cell office:value-type="float" office:value="0.6416" calcext:value-type="float">
            <text:p>0.6416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49371" calcext:value-type="float">
            <text:p>0.649371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8971" calcext:value-type="float">
            <text:p>0.658971</text:p>
          </table:table-cell>
          <table:table-cell office:value-type="float" office:value="0.691429" calcext:value-type="float">
            <text:p>0.691429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024" calcext:value-type="float">
            <text:p>0.63024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328" calcext:value-type="float">
            <text:p>0.328</text:p>
          </table:table-cell>
          <table:table-cell office:value-type="float" office:value="0.440229" calcext:value-type="float">
            <text:p>0.440229</text:p>
          </table:table-cell>
          <table:table-cell office:value-type="float" office:value="0.639771" calcext:value-type="float">
            <text:p>0.639771</text:p>
          </table:table-cell>
          <table:table-cell office:value-type="float" office:value="0.64" calcext:value-type="float">
            <text:p>0.64</text:p>
          </table:table-cell>
          <table:table-cell office:value-type="float" office:value="0.647543" calcext:value-type="float">
            <text:p>0.647543</text:p>
          </table:table-cell>
          <table:table-cell office:value-type="float" office:value="0.648" calcext:value-type="float">
            <text:p>0.648</text:p>
          </table:table-cell>
          <table:table-cell office:value-type="float" office:value="0.648229" calcext:value-type="float">
            <text:p>0.648229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6914" calcext:value-type="float">
            <text:p>0.656914</text:p>
          </table:table-cell>
          <table:table-cell office:value-type="float" office:value="0.691429" calcext:value-type="float">
            <text:p>0.691429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2411" calcext:value-type="float">
            <text:p>0.632411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328" calcext:value-type="float">
            <text:p>0.328</text:p>
          </table:table-cell>
          <table:table-cell office:value-type="float" office:value="0.515886" calcext:value-type="float">
            <text:p>0.515886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646857" calcext:value-type="float">
            <text:p>0.646857</text:p>
          </table:table-cell>
          <table:table-cell office:value-type="float" office:value="0.648" calcext:value-type="float">
            <text:p>0.648</text:p>
          </table:table-cell>
          <table:table-cell office:value-type="float" office:value="0.648229" calcext:value-type="float">
            <text:p>0.648229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6914" calcext:value-type="float">
            <text:p>0.656914</text:p>
          </table:table-cell>
          <table:table-cell office:value-type="float" office:value="0.691429" calcext:value-type="float">
            <text:p>0.691429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9931" calcext:value-type="float">
            <text:p>0.639931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328" calcext:value-type="float">
            <text:p>0.328</text:p>
          </table:table-cell>
          <table:table-cell office:value-type="float" office:value="0.564114" calcext:value-type="float">
            <text:p>0.564114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647086" calcext:value-type="float">
            <text:p>0.647086</text:p>
          </table:table-cell>
          <table:table-cell office:value-type="float" office:value="0.648" calcext:value-type="float">
            <text:p>0.648</text:p>
          </table:table-cell>
          <table:table-cell office:value-type="float" office:value="0.6496" calcext:value-type="float">
            <text:p>0.6496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6914" calcext:value-type="float">
            <text:p>0.656914</text:p>
          </table:table-cell>
          <table:table-cell office:value-type="float" office:value="0.697143" calcext:value-type="float">
            <text:p>0.697143</text:p>
          </table:table-cell>
          <table:table-cell office:value-type="float" office:value="0.904" calcext:value-type="float">
            <text:p>0.904</text:p>
          </table:table-cell>
          <table:table-cell office:value-type="float" office:value="0.645486" calcext:value-type="float">
            <text:p>0.645486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328" calcext:value-type="float">
            <text:p>0.328</text:p>
          </table:table-cell>
          <table:table-cell office:value-type="float" office:value="0.528914" calcext:value-type="float">
            <text:p>0.528914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646629" calcext:value-type="float">
            <text:p>0.646629</text:p>
          </table:table-cell>
          <table:table-cell office:value-type="float" office:value="0.648" calcext:value-type="float">
            <text:p>0.648</text:p>
          </table:table-cell>
          <table:table-cell office:value-type="float" office:value="0.648914" calcext:value-type="float">
            <text:p>0.648914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92" calcext:value-type="float">
            <text:p>0.6592</text:p>
          </table:table-cell>
          <table:table-cell office:value-type="float" office:value="0.697143" calcext:value-type="float">
            <text:p>0.697143</text:p>
          </table:table-cell>
          <table:table-cell office:value-type="float" office:value="0.904" calcext:value-type="float">
            <text:p>0.904</text:p>
          </table:table-cell>
          <table:table-cell office:value-type="float" office:value="0.64208" calcext:value-type="float">
            <text:p>0.64208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328" calcext:value-type="float">
            <text:p>0.328</text:p>
          </table:table-cell>
          <table:table-cell office:value-type="float" office:value="0.537829" calcext:value-type="float">
            <text:p>0.537829</text:p>
          </table:table-cell>
          <table:table-cell office:value-type="float" office:value="0.639771" calcext:value-type="float">
            <text:p>0.639771</text:p>
          </table:table-cell>
          <table:table-cell office:value-type="float" office:value="0.64" calcext:value-type="float">
            <text:p>0.64</text:p>
          </table:table-cell>
          <table:table-cell office:value-type="float" office:value="0.643657" calcext:value-type="float">
            <text:p>0.643657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2114" calcext:value-type="float">
            <text:p>0.652114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7371" calcext:value-type="float">
            <text:p>0.657371</text:p>
          </table:table-cell>
          <table:table-cell office:value-type="float" office:value="0.702171" calcext:value-type="float">
            <text:p>0.702171</text:p>
          </table:table-cell>
          <table:table-cell office:value-type="float" office:value="0.904" calcext:value-type="float">
            <text:p>0.904</text:p>
          </table:table-cell>
          <table:table-cell office:value-type="float" office:value="0.642491" calcext:value-type="float">
            <text:p>0.642491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328" calcext:value-type="float">
            <text:p>0.328</text:p>
          </table:table-cell>
          <table:table-cell office:value-type="float" office:value="0.555886" calcext:value-type="float">
            <text:p>0.555886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6432" calcext:value-type="float">
            <text:p>0.6432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0057" calcext:value-type="float">
            <text:p>0.650057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90286" calcext:value-type="float">
            <text:p>0.690286</text:p>
          </table:table-cell>
          <table:table-cell office:value-type="float" office:value="0.904" calcext:value-type="float">
            <text:p>0.904</text:p>
          </table:table-cell>
          <table:table-cell office:value-type="float" office:value="0.642743" calcext:value-type="float">
            <text:p>0.642743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328" calcext:value-type="float">
            <text:p>0.328</text:p>
          </table:table-cell>
          <table:table-cell office:value-type="float" office:value="0.536457" calcext:value-type="float">
            <text:p>0.536457</text:p>
          </table:table-cell>
          <table:table-cell office:value-type="float" office:value="0.638629" calcext:value-type="float">
            <text:p>0.638629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646629" calcext:value-type="float">
            <text:p>0.646629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5543" calcext:value-type="float">
            <text:p>0.655543</text:p>
          </table:table-cell>
          <table:table-cell office:value-type="float" office:value="0.656" calcext:value-type="float">
            <text:p>0.656</text:p>
          </table:table-cell>
          <table:table-cell office:value-type="float" office:value="0.692571" calcext:value-type="float">
            <text:p>0.692571</text:p>
          </table:table-cell>
          <table:table-cell office:value-type="float" office:value="0.904" calcext:value-type="float">
            <text:p>0.904</text:p>
          </table:table-cell>
          <table:table-cell office:value-type="float" office:value="0.640183" calcext:value-type="float">
            <text:p>0.640183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328" calcext:value-type="float">
            <text:p>0.328</text:p>
          </table:table-cell>
          <table:table-cell office:value-type="float" office:value="0.530514" calcext:value-type="float">
            <text:p>0.530514</text:p>
          </table:table-cell>
          <table:table-cell office:value-type="float" office:value="0.639086" calcext:value-type="float">
            <text:p>0.639086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647771" calcext:value-type="float">
            <text:p>0.647771</text:p>
          </table:table-cell>
          <table:table-cell office:value-type="float" office:value="0.648" calcext:value-type="float">
            <text:p>0.648</text:p>
          </table:table-cell>
          <table:table-cell office:value-type="float" office:value="0.649143" calcext:value-type="float">
            <text:p>0.649143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96914" calcext:value-type="float">
            <text:p>0.696914</text:p>
          </table:table-cell>
          <table:table-cell office:value-type="float" office:value="0.904" calcext:value-type="float">
            <text:p>0.904</text:p>
          </table:table-cell>
          <table:table-cell office:value-type="float" office:value="0.640343" calcext:value-type="float">
            <text:p>0.640343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328" calcext:value-type="float">
            <text:p>0.328</text:p>
          </table:table-cell>
          <table:table-cell office:value-type="float" office:value="0.540571" calcext:value-type="float">
            <text:p>0.540571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642743" calcext:value-type="float">
            <text:p>0.642743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52571" calcext:value-type="float">
            <text:p>0.652571</text:p>
          </table:table-cell>
          <table:table-cell office:value-type="float" office:value="0.656" calcext:value-type="float">
            <text:p>0.656</text:p>
          </table:table-cell>
          <table:table-cell office:value-type="float" office:value="0.692571" calcext:value-type="float">
            <text:p>0.692571</text:p>
          </table:table-cell>
          <table:table-cell office:value-type="float" office:value="0.904" calcext:value-type="float">
            <text:p>0.904</text:p>
          </table:table-cell>
          <table:table-cell office:value-type="float" office:value="0.640846" calcext:value-type="float">
            <text:p>0.640846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328" calcext:value-type="float">
            <text:p>0.328</text:p>
          </table:table-cell>
          <table:table-cell office:value-type="float" office:value="0.554743" calcext:value-type="float">
            <text:p>0.554743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6416" calcext:value-type="float">
            <text:p>0.6416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50743" calcext:value-type="float">
            <text:p>0.650743</text:p>
          </table:table-cell>
          <table:table-cell office:value-type="float" office:value="0.656" calcext:value-type="float">
            <text:p>0.656</text:p>
          </table:table-cell>
          <table:table-cell office:value-type="float" office:value="0.694629" calcext:value-type="float">
            <text:p>0.694629</text:p>
          </table:table-cell>
          <table:table-cell office:value-type="float" office:value="0.904" calcext:value-type="float">
            <text:p>0.904</text:p>
          </table:table-cell>
          <table:table-cell office:value-type="float" office:value="0.642171" calcext:value-type="float">
            <text:p>0.642171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328" calcext:value-type="float">
            <text:p>0.328</text:p>
          </table:table-cell>
          <table:table-cell office:value-type="float" office:value="0.513371" calcext:value-type="float">
            <text:p>0.513371</text:p>
          </table:table-cell>
          <table:table-cell office:value-type="float" office:value="0.639086" calcext:value-type="float">
            <text:p>0.639086</text:p>
          </table:table-cell>
          <table:table-cell office:value-type="float" office:value="0.64" calcext:value-type="float">
            <text:p>0.64</text:p>
          </table:table-cell>
          <table:table-cell office:value-type="float" office:value="0.640914" calcext:value-type="float">
            <text:p>0.640914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50743" calcext:value-type="float">
            <text:p>0.650743</text:p>
          </table:table-cell>
          <table:table-cell office:value-type="float" office:value="0.656" calcext:value-type="float">
            <text:p>0.656</text:p>
          </table:table-cell>
          <table:table-cell office:value-type="float" office:value="0.702857" calcext:value-type="float">
            <text:p>0.702857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8697" calcext:value-type="float">
            <text:p>0.638697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328" calcext:value-type="float">
            <text:p>0.328</text:p>
          </table:table-cell>
          <table:table-cell office:value-type="float" office:value="0.4496" calcext:value-type="float">
            <text:p>0.4496</text:p>
          </table:table-cell>
          <table:table-cell office:value-type="float" office:value="0.637714" calcext:value-type="float">
            <text:p>0.637714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646857" calcext:value-type="float">
            <text:p>0.646857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2571" calcext:value-type="float">
            <text:p>0.652571</text:p>
          </table:table-cell>
          <table:table-cell office:value-type="float" office:value="0.656" calcext:value-type="float">
            <text:p>0.656</text:p>
          </table:table-cell>
          <table:table-cell office:value-type="float" office:value="0.707886" calcext:value-type="float">
            <text:p>0.707886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2663" calcext:value-type="float">
            <text:p>0.632663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328" calcext:value-type="float">
            <text:p>0.328</text:p>
          </table:table-cell>
          <table:table-cell office:value-type="float" office:value="0.509486" calcext:value-type="float">
            <text:p>0.509486</text:p>
          </table:table-cell>
          <table:table-cell office:value-type="float" office:value="0.639771" calcext:value-type="float">
            <text:p>0.639771</text:p>
          </table:table-cell>
          <table:table-cell office:value-type="float" office:value="0.64" calcext:value-type="float">
            <text:p>0.64</text:p>
          </table:table-cell>
          <table:table-cell office:value-type="float" office:value="0.642743" calcext:value-type="float">
            <text:p>0.642743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52571" calcext:value-type="float">
            <text:p>0.652571</text:p>
          </table:table-cell>
          <table:table-cell office:value-type="float" office:value="0.656" calcext:value-type="float">
            <text:p>0.656</text:p>
          </table:table-cell>
          <table:table-cell office:value-type="float" office:value="0.7056" calcext:value-type="float">
            <text:p>0.7056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9017" calcext:value-type="float">
            <text:p>0.639017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328" calcext:value-type="float">
            <text:p>0.328</text:p>
          </table:table-cell>
          <table:table-cell office:value-type="float" office:value="0.496686" calcext:value-type="float">
            <text:p>0.496686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642971" calcext:value-type="float">
            <text:p>0.642971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54171" calcext:value-type="float">
            <text:p>0.654171</text:p>
          </table:table-cell>
          <table:table-cell office:value-type="float" office:value="0.656" calcext:value-type="float">
            <text:p>0.656</text:p>
          </table:table-cell>
          <table:table-cell office:value-type="float" office:value="0.696914" calcext:value-type="float">
            <text:p>0.696914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7074" calcext:value-type="float">
            <text:p>0.637074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328" calcext:value-type="float">
            <text:p>0.328</text:p>
          </table:table-cell>
          <table:table-cell office:value-type="float" office:value="0.482057" calcext:value-type="float">
            <text:p>0.482057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6432" calcext:value-type="float">
            <text:p>0.6432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48914" calcext:value-type="float">
            <text:p>0.648914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96457" calcext:value-type="float">
            <text:p>0.696457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5863" calcext:value-type="float">
            <text:p>0.635863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328" calcext:value-type="float">
            <text:p>0.328</text:p>
          </table:table-cell>
          <table:table-cell office:value-type="float" office:value="0.457371" calcext:value-type="float">
            <text:p>0.457371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642971" calcext:value-type="float">
            <text:p>0.642971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53029" calcext:value-type="float">
            <text:p>0.653029</text:p>
          </table:table-cell>
          <table:table-cell office:value-type="float" office:value="0.656" calcext:value-type="float">
            <text:p>0.656</text:p>
          </table:table-cell>
          <table:table-cell office:value-type="float" office:value="0.701029" calcext:value-type="float">
            <text:p>0.701029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344" calcext:value-type="float">
            <text:p>0.6334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328" calcext:value-type="float">
            <text:p>0.328</text:p>
          </table:table-cell>
          <table:table-cell office:value-type="float" office:value="0.453257" calcext:value-type="float">
            <text:p>0.453257</text:p>
          </table:table-cell>
          <table:table-cell office:value-type="float" office:value="0.639543" calcext:value-type="float">
            <text:p>0.639543</text:p>
          </table:table-cell>
          <table:table-cell office:value-type="float" office:value="0.64" calcext:value-type="float">
            <text:p>0.64</text:p>
          </table:table-cell>
          <table:table-cell office:value-type="float" office:value="0.641143" calcext:value-type="float">
            <text:p>0.641143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53257" calcext:value-type="float">
            <text:p>0.653257</text:p>
          </table:table-cell>
          <table:table-cell office:value-type="float" office:value="0.656686" calcext:value-type="float">
            <text:p>0.656686</text:p>
          </table:table-cell>
          <table:table-cell office:value-type="float" office:value="0.719314" calcext:value-type="float">
            <text:p>0.719314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472" calcext:value-type="float">
            <text:p>0.63472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328" calcext:value-type="float">
            <text:p>0.328</text:p>
          </table:table-cell>
          <table:table-cell office:value-type="float" office:value="0.430857" calcext:value-type="float">
            <text:p>0.430857</text:p>
          </table:table-cell>
          <table:table-cell office:value-type="float" office:value="0.639314" calcext:value-type="float">
            <text:p>0.639314</text:p>
          </table:table-cell>
          <table:table-cell office:value-type="float" office:value="0.64" calcext:value-type="float">
            <text:p>0.64</text:p>
          </table:table-cell>
          <table:table-cell office:value-type="float" office:value="0.645714" calcext:value-type="float">
            <text:p>0.645714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0057" calcext:value-type="float">
            <text:p>0.650057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6914" calcext:value-type="float">
            <text:p>0.656914</text:p>
          </table:table-cell>
          <table:table-cell office:value-type="float" office:value="0.7024" calcext:value-type="float">
            <text:p>0.7024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1726" calcext:value-type="float">
            <text:p>0.631726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328" calcext:value-type="float">
            <text:p>0.328</text:p>
          </table:table-cell>
          <table:table-cell office:value-type="float" office:value="0.398857" calcext:value-type="float">
            <text:p>0.398857</text:p>
          </table:table-cell>
          <table:table-cell office:value-type="float" office:value="0.637714" calcext:value-type="float">
            <text:p>0.637714</text:p>
          </table:table-cell>
          <table:table-cell office:value-type="float" office:value="0.64" calcext:value-type="float">
            <text:p>0.64</text:p>
          </table:table-cell>
          <table:table-cell office:value-type="float" office:value="0.642743" calcext:value-type="float">
            <text:p>0.642743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54629" calcext:value-type="float">
            <text:p>0.654629</text:p>
          </table:table-cell>
          <table:table-cell office:value-type="float" office:value="0.656229" calcext:value-type="float">
            <text:p>0.656229</text:p>
          </table:table-cell>
          <table:table-cell office:value-type="float" office:value="0.720686" calcext:value-type="float">
            <text:p>0.720686</text:p>
          </table:table-cell>
          <table:table-cell office:value-type="float" office:value="0.904" calcext:value-type="float">
            <text:p>0.904</text:p>
          </table:table-cell>
          <table:table-cell office:value-type="float" office:value="0.629486" calcext:value-type="float">
            <text:p>0.62948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328" calcext:value-type="float">
            <text:p>0.328</text:p>
          </table:table-cell>
          <table:table-cell office:value-type="float" office:value="0.389257" calcext:value-type="float">
            <text:p>0.389257</text:p>
          </table:table-cell>
          <table:table-cell office:value-type="float" office:value="0.632" calcext:value-type="float">
            <text:p>0.632</text:p>
          </table:table-cell>
          <table:table-cell office:value-type="float" office:value="0.64" calcext:value-type="float">
            <text:p>0.64</text:p>
          </table:table-cell>
          <table:table-cell office:value-type="float" office:value="0.640686" calcext:value-type="float">
            <text:p>0.640686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655543" calcext:value-type="float">
            <text:p>0.655543</text:p>
          </table:table-cell>
          <table:table-cell office:value-type="float" office:value="0.656" calcext:value-type="float">
            <text:p>0.656</text:p>
          </table:table-cell>
          <table:table-cell office:value-type="float" office:value="0.715429" calcext:value-type="float">
            <text:p>0.715429</text:p>
          </table:table-cell>
          <table:table-cell office:value-type="float" office:value="0.904" calcext:value-type="float">
            <text:p>0.904</text:p>
          </table:table-cell>
          <table:table-cell office:value-type="float" office:value="0.627291" calcext:value-type="float">
            <text:p>0.627291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328" calcext:value-type="float">
            <text:p>0.328</text:p>
          </table:table-cell>
          <table:table-cell office:value-type="float" office:value="0.3648" calcext:value-type="float">
            <text:p>0.3648</text:p>
          </table:table-cell>
          <table:table-cell office:value-type="float" office:value="0.632229" calcext:value-type="float">
            <text:p>0.632229</text:p>
          </table:table-cell>
          <table:table-cell office:value-type="float" office:value="0.64" calcext:value-type="float">
            <text:p>0.64</text:p>
          </table:table-cell>
          <table:table-cell office:value-type="float" office:value="0.642057" calcext:value-type="float">
            <text:p>0.642057</text:p>
          </table:table-cell>
          <table:table-cell table:number-columns-repeated="3" office:value-type="float" office:value="0.648" calcext:value-type="float">
            <text:p>0.648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723657" calcext:value-type="float">
            <text:p>0.723657</text:p>
          </table:table-cell>
          <table:table-cell office:value-type="float" office:value="0.904" calcext:value-type="float">
            <text:p>0.904</text:p>
          </table:table-cell>
          <table:table-cell office:value-type="float" office:value="0.625874" calcext:value-type="float">
            <text:p>0.62587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328" calcext:value-type="float">
            <text:p>0.328</text:p>
          </table:table-cell>
          <table:table-cell office:value-type="float" office:value="0.369143" calcext:value-type="float">
            <text:p>0.369143</text:p>
          </table:table-cell>
          <table:table-cell office:value-type="float" office:value="0.568457" calcext:value-type="float">
            <text:p>0.568457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645029" calcext:value-type="float">
            <text:p>0.645029</text:p>
          </table:table-cell>
          <table:table-cell office:value-type="float" office:value="0.648" calcext:value-type="float">
            <text:p>0.648</text:p>
          </table:table-cell>
          <table:table-cell office:value-type="float" office:value="0.648229" calcext:value-type="float">
            <text:p>0.648229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76" calcext:value-type="float">
            <text:p>0.6576</text:p>
          </table:table-cell>
          <table:table-cell office:value-type="float" office:value="0.721143" calcext:value-type="float">
            <text:p>0.721143</text:p>
          </table:table-cell>
          <table:table-cell office:value-type="float" office:value="0.904" calcext:value-type="float">
            <text:p>0.904</text:p>
          </table:table-cell>
          <table:table-cell office:value-type="float" office:value="0.61936" calcext:value-type="float">
            <text:p>0.6193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328" calcext:value-type="float">
            <text:p>0.328</text:p>
          </table:table-cell>
          <table:table-cell office:value-type="float" office:value="0.370971" calcext:value-type="float">
            <text:p>0.370971</text:p>
          </table:table-cell>
          <table:table-cell office:value-type="float" office:value="0.595429" calcext:value-type="float">
            <text:p>0.595429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640686" calcext:value-type="float">
            <text:p>0.640686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4171" calcext:value-type="float">
            <text:p>0.654171</text:p>
          </table:table-cell>
          <table:table-cell office:value-type="float" office:value="0.656" calcext:value-type="float">
            <text:p>0.656</text:p>
          </table:table-cell>
          <table:table-cell office:value-type="float" office:value="0.716343" calcext:value-type="float">
            <text:p>0.716343</text:p>
          </table:table-cell>
          <table:table-cell office:value-type="float" office:value="0.904" calcext:value-type="float">
            <text:p>0.904</text:p>
          </table:table-cell>
          <table:table-cell office:value-type="float" office:value="0.62096" calcext:value-type="float">
            <text:p>0.62096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328" calcext:value-type="float">
            <text:p>0.328</text:p>
          </table:table-cell>
          <table:table-cell office:value-type="float" office:value="0.3792" calcext:value-type="float">
            <text:p>0.3792</text:p>
          </table:table-cell>
          <table:table-cell office:value-type="float" office:value="0.612114" calcext:value-type="float">
            <text:p>0.612114</text:p>
          </table:table-cell>
          <table:table-cell table:number-columns-repeated="3" office:value-type="float" office:value="0.64" calcext:value-type="float">
            <text:p>0.64</text:p>
          </table:table-cell>
          <table:table-cell office:value-type="float" office:value="0.647314" calcext:value-type="float">
            <text:p>0.647314</text:p>
          </table:table-cell>
          <table:table-cell office:value-type="float" office:value="0.648" calcext:value-type="float">
            <text:p>0.648</text:p>
          </table:table-cell>
          <table:table-cell office:value-type="float" office:value="0.6496" calcext:value-type="float">
            <text:p>0.6496</text:p>
          </table:table-cell>
          <table:table-cell office:value-type="float" office:value="0.656" calcext:value-type="float">
            <text:p>0.656</text:p>
          </table:table-cell>
          <table:table-cell office:value-type="float" office:value="0.715657" calcext:value-type="float">
            <text:p>0.715657</text:p>
          </table:table-cell>
          <table:table-cell office:value-type="float" office:value="0.904" calcext:value-type="float">
            <text:p>0.904</text:p>
          </table:table-cell>
          <table:table-cell office:value-type="float" office:value="0.622789" calcext:value-type="float">
            <text:p>0.62278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304" calcext:value-type="float">
            <text:p>0.304</text:p>
          </table:table-cell>
          <table:table-cell office:value-type="float" office:value="0.433829" calcext:value-type="float">
            <text:p>0.433829</text:p>
          </table:table-cell>
          <table:table-cell office:value-type="float" office:value="0.637486" calcext:value-type="float">
            <text:p>0.637486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640457" calcext:value-type="float">
            <text:p>0.640457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1657" calcext:value-type="float">
            <text:p>0.651657</text:p>
          </table:table-cell>
          <table:table-cell office:value-type="float" office:value="0.656" calcext:value-type="float">
            <text:p>0.656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1863" calcext:value-type="float">
            <text:p>0.631863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99086" calcext:value-type="float">
            <text:p>0.399086</text:p>
          </table:table-cell>
          <table:table-cell office:value-type="float" office:value="0.636571" calcext:value-type="float">
            <text:p>0.636571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640229" calcext:value-type="float">
            <text:p>0.640229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49371" calcext:value-type="float">
            <text:p>0.649371</text:p>
          </table:table-cell>
          <table:table-cell office:value-type="float" office:value="0.656" calcext:value-type="float">
            <text:p>0.656</text:p>
          </table:table-cell>
          <table:table-cell office:value-type="float" office:value="0.720914" calcext:value-type="float">
            <text:p>0.720914</text:p>
          </table:table-cell>
          <table:table-cell office:value-type="float" office:value="0.904" calcext:value-type="float">
            <text:p>0.904</text:p>
          </table:table-cell>
          <table:table-cell office:value-type="float" office:value="0.627817" calcext:value-type="float">
            <text:p>0.627817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328" calcext:value-type="float">
            <text:p>0.328</text:p>
          </table:table-cell>
          <table:table-cell office:value-type="float" office:value="0.436343" calcext:value-type="float">
            <text:p>0.436343</text:p>
          </table:table-cell>
          <table:table-cell office:value-type="float" office:value="0.637714" calcext:value-type="float">
            <text:p>0.637714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642057" calcext:value-type="float">
            <text:p>0.642057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49143" calcext:value-type="float">
            <text:p>0.649143</text:p>
          </table:table-cell>
          <table:table-cell office:value-type="float" office:value="0.656" calcext:value-type="float">
            <text:p>0.656</text:p>
          </table:table-cell>
          <table:table-cell office:value-type="float" office:value="0.725257" calcext:value-type="float">
            <text:p>0.725257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2251" calcext:value-type="float">
            <text:p>0.632251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328" calcext:value-type="float">
            <text:p>0.328</text:p>
          </table:table-cell>
          <table:table-cell office:value-type="float" office:value="0.466971" calcext:value-type="float">
            <text:p>0.466971</text:p>
          </table:table-cell>
          <table:table-cell office:value-type="float" office:value="0.637714" calcext:value-type="float">
            <text:p>0.637714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643429" calcext:value-type="float">
            <text:p>0.643429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48914" calcext:value-type="float">
            <text:p>0.648914</text:p>
          </table:table-cell>
          <table:table-cell office:value-type="float" office:value="0.656" calcext:value-type="float">
            <text:p>0.656</text:p>
          </table:table-cell>
          <table:table-cell office:value-type="float" office:value="0.726171" calcext:value-type="float">
            <text:p>0.726171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552" calcext:value-type="float">
            <text:p>0.6355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328" calcext:value-type="float">
            <text:p>0.328</text:p>
          </table:table-cell>
          <table:table-cell office:value-type="float" office:value="0.392457" calcext:value-type="float">
            <text:p>0.392457</text:p>
          </table:table-cell>
          <table:table-cell office:value-type="float" office:value="0.632686" calcext:value-type="float">
            <text:p>0.632686</text:p>
          </table:table-cell>
          <table:table-cell table:number-columns-repeated="3" office:value-type="float" office:value="0.64" calcext:value-type="float">
            <text:p>0.64</text:p>
          </table:table-cell>
          <table:table-cell office:value-type="float" office:value="0.647771" calcext:value-type="float">
            <text:p>0.647771</text:p>
          </table:table-cell>
          <table:table-cell office:value-type="float" office:value="0.648" calcext:value-type="float">
            <text:p>0.648</text:p>
          </table:table-cell>
          <table:table-cell office:value-type="float" office:value="0.648914" calcext:value-type="float">
            <text:p>0.648914</text:p>
          </table:table-cell>
          <table:table-cell office:value-type="float" office:value="0.656" calcext:value-type="float">
            <text:p>0.656</text:p>
          </table:table-cell>
          <table:table-cell office:value-type="float" office:value="0.711086" calcext:value-type="float">
            <text:p>0.711086</text:p>
          </table:table-cell>
          <table:table-cell office:value-type="float" office:value="0.904" calcext:value-type="float">
            <text:p>0.904</text:p>
          </table:table-cell>
          <table:table-cell office:value-type="float" office:value="0.625691" calcext:value-type="float">
            <text:p>0.62569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328" calcext:value-type="float">
            <text:p>0.328</text:p>
          </table:table-cell>
          <table:table-cell office:value-type="float" office:value="0.441143" calcext:value-type="float">
            <text:p>0.441143</text:p>
          </table:table-cell>
          <table:table-cell office:value-type="float" office:value="0.638857" calcext:value-type="float">
            <text:p>0.638857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640686" calcext:value-type="float">
            <text:p>0.640686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1886" calcext:value-type="float">
            <text:p>0.651886</text:p>
          </table:table-cell>
          <table:table-cell office:value-type="float" office:value="0.656" calcext:value-type="float">
            <text:p>0.656</text:p>
          </table:table-cell>
          <table:table-cell office:value-type="float" office:value="0.701029" calcext:value-type="float">
            <text:p>0.701029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056" calcext:value-type="float">
            <text:p>0.63056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328" calcext:value-type="float">
            <text:p>0.328</text:p>
          </table:table-cell>
          <table:table-cell office:value-type="float" office:value="0.461943" calcext:value-type="float">
            <text:p>0.461943</text:p>
          </table:table-cell>
          <table:table-cell office:value-type="float" office:value="0.639543" calcext:value-type="float">
            <text:p>0.639543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643886" calcext:value-type="float">
            <text:p>0.643886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4629" calcext:value-type="float">
            <text:p>0.654629</text:p>
          </table:table-cell>
          <table:table-cell office:value-type="float" office:value="0.656" calcext:value-type="float">
            <text:p>0.656</text:p>
          </table:table-cell>
          <table:table-cell office:value-type="float" office:value="0.702629" calcext:value-type="float">
            <text:p>0.702629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3463" calcext:value-type="float">
            <text:p>0.633463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272" calcext:value-type="float">
            <text:p>0.272</text:p>
          </table:table-cell>
          <table:table-cell office:value-type="float" office:value="0.520686" calcext:value-type="float">
            <text:p>0.520686</text:p>
          </table:table-cell>
          <table:table-cell table:number-columns-repeated="3" office:value-type="float" office:value="0.64" calcext:value-type="float">
            <text:p>0.64</text:p>
          </table:table-cell>
          <table:table-cell office:value-type="float" office:value="0.641829" calcext:value-type="float">
            <text:p>0.641829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654857" calcext:value-type="float">
            <text:p>0.654857</text:p>
          </table:table-cell>
          <table:table-cell office:value-type="float" office:value="0.656" calcext:value-type="float">
            <text:p>0.656</text:p>
          </table:table-cell>
          <table:table-cell office:value-type="float" office:value="0.702171" calcext:value-type="float">
            <text:p>0.702171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9154" calcext:value-type="float">
            <text:p>0.639154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328" calcext:value-type="float">
            <text:p>0.328</text:p>
          </table:table-cell>
          <table:table-cell office:value-type="float" office:value="0.3872" calcext:value-type="float">
            <text:p>0.3872</text:p>
          </table:table-cell>
          <table:table-cell office:value-type="float" office:value="0.634286" calcext:value-type="float">
            <text:p>0.634286</text:p>
          </table:table-cell>
          <table:table-cell table:number-columns-repeated="3" office:value-type="float" office:value="0.64" calcext:value-type="float">
            <text:p>0.64</text:p>
          </table:table-cell>
          <table:table-cell office:value-type="float" office:value="0.645943" calcext:value-type="float">
            <text:p>0.645943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3943" calcext:value-type="float">
            <text:p>0.653943</text:p>
          </table:table-cell>
          <table:table-cell office:value-type="float" office:value="0.656914" calcext:value-type="float">
            <text:p>0.656914</text:p>
          </table:table-cell>
          <table:table-cell office:value-type="float" office:value="0.735314" calcext:value-type="float">
            <text:p>0.735314</text:p>
          </table:table-cell>
          <table:table-cell office:value-type="float" office:value="0.904" calcext:value-type="float">
            <text:p>0.904</text:p>
          </table:table-cell>
          <table:table-cell office:value-type="float" office:value="0.62816" calcext:value-type="float">
            <text:p>0.6281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328" calcext:value-type="float">
            <text:p>0.328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592229" calcext:value-type="float">
            <text:p>0.592229</text:p>
          </table:table-cell>
          <table:table-cell table:number-columns-repeated="3" office:value-type="float" office:value="0.64" calcext:value-type="float">
            <text:p>0.64</text:p>
          </table:table-cell>
          <table:table-cell office:value-type="float" office:value="0.643429" calcext:value-type="float">
            <text:p>0.643429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44" calcext:value-type="float">
            <text:p>0.6544</text:p>
          </table:table-cell>
          <table:table-cell office:value-type="float" office:value="0.6576" calcext:value-type="float">
            <text:p>0.6576</text:p>
          </table:table-cell>
          <table:table-cell office:value-type="float" office:value="0.758171" calcext:value-type="float">
            <text:p>0.758171</text:p>
          </table:table-cell>
          <table:table-cell office:value-type="float" office:value="0.904" calcext:value-type="float">
            <text:p>0.904</text:p>
          </table:table-cell>
          <table:table-cell office:value-type="float" office:value="0.623063" calcext:value-type="float">
            <text:p>0.623063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328" calcext:value-type="float">
            <text:p>0.328</text:p>
          </table:table-cell>
          <table:table-cell office:value-type="float" office:value="0.351771" calcext:value-type="float">
            <text:p>0.351771</text:p>
          </table:table-cell>
          <table:table-cell office:value-type="float" office:value="0.533943" calcext:value-type="float">
            <text:p>0.533943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2343" calcext:value-type="float">
            <text:p>0.652343</text:p>
          </table:table-cell>
          <table:table-cell office:value-type="float" office:value="0.656229" calcext:value-type="float">
            <text:p>0.656229</text:p>
          </table:table-cell>
          <table:table-cell office:value-type="float" office:value="0.757943" calcext:value-type="float">
            <text:p>0.757943</text:p>
          </table:table-cell>
          <table:table-cell office:value-type="float" office:value="0.904" calcext:value-type="float">
            <text:p>0.904</text:p>
          </table:table-cell>
          <table:table-cell office:value-type="float" office:value="0.616023" calcext:value-type="float">
            <text:p>0.616023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360914" calcext:value-type="float">
            <text:p>0.360914</text:p>
          </table:table-cell>
          <table:table-cell office:value-type="float" office:value="0.5328" calcext:value-type="float">
            <text:p>0.5328</text:p>
          </table:table-cell>
          <table:table-cell table:number-columns-repeated="3" office:value-type="float" office:value="0.64" calcext:value-type="float">
            <text:p>0.64</text:p>
          </table:table-cell>
          <table:table-cell office:value-type="float" office:value="0.6416" calcext:value-type="float">
            <text:p>0.6416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3486" calcext:value-type="float">
            <text:p>0.653486</text:p>
          </table:table-cell>
          <table:table-cell office:value-type="float" office:value="0.657829" calcext:value-type="float">
            <text:p>0.657829</text:p>
          </table:table-cell>
          <table:table-cell office:value-type="float" office:value="0.760229" calcext:value-type="float">
            <text:p>0.760229</text:p>
          </table:table-cell>
          <table:table-cell office:value-type="float" office:value="0.904" calcext:value-type="float">
            <text:p>0.904</text:p>
          </table:table-cell>
          <table:table-cell office:value-type="float" office:value="0.617486" calcext:value-type="float">
            <text:p>0.617486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328" calcext:value-type="float">
            <text:p>0.328</text:p>
          </table:table-cell>
          <table:table-cell office:value-type="float" office:value="0.337143" calcext:value-type="float">
            <text:p>0.337143</text:p>
          </table:table-cell>
          <table:table-cell office:value-type="float" office:value="0.52" calcext:value-type="float">
            <text:p>0.52</text:p>
          </table:table-cell>
          <table:table-cell office:value-type="float" office:value="0.639543" calcext:value-type="float">
            <text:p>0.639543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640914" calcext:value-type="float">
            <text:p>0.640914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1886" calcext:value-type="float">
            <text:p>0.651886</text:p>
          </table:table-cell>
          <table:table-cell office:value-type="float" office:value="0.656686" calcext:value-type="float">
            <text:p>0.656686</text:p>
          </table:table-cell>
          <table:table-cell office:value-type="float" office:value="0.743771" calcext:value-type="float">
            <text:p>0.743771</text:p>
          </table:table-cell>
          <table:table-cell office:value-type="float" office:value="0.904" calcext:value-type="float">
            <text:p>0.904</text:p>
          </table:table-cell>
          <table:table-cell office:value-type="float" office:value="0.611794" calcext:value-type="float">
            <text:p>0.611794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328" calcext:value-type="float">
            <text:p>0.328</text:p>
          </table:table-cell>
          <table:table-cell office:value-type="float" office:value="0.3344" calcext:value-type="float">
            <text:p>0.3344</text:p>
          </table:table-cell>
          <table:table-cell office:value-type="float" office:value="0.528" calcext:value-type="float">
            <text:p>0.528</text:p>
          </table:table-cell>
          <table:table-cell office:value-type="float" office:value="0.639771" calcext:value-type="float">
            <text:p>0.639771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641829" calcext:value-type="float">
            <text:p>0.641829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3486" calcext:value-type="float">
            <text:p>0.653486</text:p>
          </table:table-cell>
          <table:table-cell office:value-type="float" office:value="0.658057" calcext:value-type="float">
            <text:p>0.658057</text:p>
          </table:table-cell>
          <table:table-cell office:value-type="float" office:value="0.738971" calcext:value-type="float">
            <text:p>0.738971</text:p>
          </table:table-cell>
          <table:table-cell office:value-type="float" office:value="0.904" calcext:value-type="float">
            <text:p>0.904</text:p>
          </table:table-cell>
          <table:table-cell office:value-type="float" office:value="0.612251" calcext:value-type="float">
            <text:p>0.61225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272" calcext:value-type="float">
            <text:p>0.272</text:p>
          </table:table-cell>
          <table:table-cell office:value-type="float" office:value="0.3408" calcext:value-type="float">
            <text:p>0.3408</text:p>
          </table:table-cell>
          <table:table-cell office:value-type="float" office:value="0.511086" calcext:value-type="float">
            <text:p>0.511086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7771" calcext:value-type="float">
            <text:p>0.647771</text:p>
          </table:table-cell>
          <table:table-cell office:value-type="float" office:value="0.652571" calcext:value-type="float">
            <text:p>0.652571</text:p>
          </table:table-cell>
          <table:table-cell office:value-type="float" office:value="0.658286" calcext:value-type="float">
            <text:p>0.658286</text:p>
          </table:table-cell>
          <table:table-cell office:value-type="float" office:value="0.744" calcext:value-type="float">
            <text:p>0.744</text:p>
          </table:table-cell>
          <table:table-cell office:value-type="float" office:value="0.904" calcext:value-type="float">
            <text:p>0.904</text:p>
          </table:table-cell>
          <table:table-cell office:value-type="float" office:value="0.611451" calcext:value-type="float">
            <text:p>0.61145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272" calcext:value-type="float">
            <text:p>0.272</text:p>
          </table:table-cell>
          <table:table-cell office:value-type="float" office:value="0.354057" calcext:value-type="float">
            <text:p>0.354057</text:p>
          </table:table-cell>
          <table:table-cell office:value-type="float" office:value="0.525486" calcext:value-type="float">
            <text:p>0.525486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6171" calcext:value-type="float">
            <text:p>0.646171</text:p>
          </table:table-cell>
          <table:table-cell office:value-type="float" office:value="0.651886" calcext:value-type="float">
            <text:p>0.651886</text:p>
          </table:table-cell>
          <table:table-cell office:value-type="float" office:value="0.656" calcext:value-type="float">
            <text:p>0.656</text:p>
          </table:table-cell>
          <table:table-cell office:value-type="float" office:value="0.734857" calcext:value-type="float">
            <text:p>0.734857</text:p>
          </table:table-cell>
          <table:table-cell office:value-type="float" office:value="0.904" calcext:value-type="float">
            <text:p>0.904</text:p>
          </table:table-cell>
          <table:table-cell office:value-type="float" office:value="0.612846" calcext:value-type="float">
            <text:p>0.61284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328" calcext:value-type="float">
            <text:p>0.328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583086" calcext:value-type="float">
            <text:p>0.583086</text:p>
          </table:table-cell>
          <table:table-cell table:number-columns-repeated="3" office:value-type="float" office:value="0.64" calcext:value-type="float">
            <text:p>0.64</text:p>
          </table:table-cell>
          <table:table-cell office:value-type="float" office:value="0.6416" calcext:value-type="float">
            <text:p>0.6416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2343" calcext:value-type="float">
            <text:p>0.652343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780571" calcext:value-type="float">
            <text:p>0.780571</text:p>
          </table:table-cell>
          <table:table-cell office:value-type="float" office:value="0.904" calcext:value-type="float">
            <text:p>0.904</text:p>
          </table:table-cell>
          <table:table-cell office:value-type="float" office:value="0.623954" calcext:value-type="float">
            <text:p>0.623954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28" calcext:value-type="float">
            <text:p>0.28</text:p>
          </table:table-cell>
          <table:table-cell office:value-type="float" office:value="0.343086" calcext:value-type="float">
            <text:p>0.343086</text:p>
          </table:table-cell>
          <table:table-cell office:value-type="float" office:value="0.599543" calcext:value-type="float">
            <text:p>0.599543</text:p>
          </table:table-cell>
          <table:table-cell table:number-columns-repeated="3" office:value-type="float" office:value="0.64" calcext:value-type="float">
            <text:p>0.64</text:p>
          </table:table-cell>
          <table:table-cell office:value-type="float" office:value="0.640914" calcext:value-type="float">
            <text:p>0.640914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0743" calcext:value-type="float">
            <text:p>0.650743</text:p>
          </table:table-cell>
          <table:table-cell office:value-type="float" office:value="0.657829" calcext:value-type="float">
            <text:p>0.657829</text:p>
          </table:table-cell>
          <table:table-cell office:value-type="float" office:value="0.776229" calcext:value-type="float">
            <text:p>0.776229</text:p>
          </table:table-cell>
          <table:table-cell office:value-type="float" office:value="0.904" calcext:value-type="float">
            <text:p>0.904</text:p>
          </table:table-cell>
          <table:table-cell office:value-type="float" office:value="0.623634" calcext:value-type="float">
            <text:p>0.623634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328" calcext:value-type="float">
            <text:p>0.328</text:p>
          </table:table-cell>
          <table:table-cell office:value-type="float" office:value="0.359314" calcext:value-type="float">
            <text:p>0.359314</text:p>
          </table:table-cell>
          <table:table-cell office:value-type="float" office:value="0.618514" calcext:value-type="float">
            <text:p>0.618514</text:p>
          </table:table-cell>
          <table:table-cell table:number-columns-repeated="3" office:value-type="float" office:value="0.64" calcext:value-type="float">
            <text:p>0.64</text:p>
          </table:table-cell>
          <table:table-cell office:value-type="float" office:value="0.642743" calcext:value-type="float">
            <text:p>0.642743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0057" calcext:value-type="float">
            <text:p>0.650057</text:p>
          </table:table-cell>
          <table:table-cell office:value-type="float" office:value="0.657371" calcext:value-type="float">
            <text:p>0.657371</text:p>
          </table:table-cell>
          <table:table-cell office:value-type="float" office:value="0.743543" calcext:value-type="float">
            <text:p>0.743543</text:p>
          </table:table-cell>
          <table:table-cell office:value-type="float" office:value="0.904" calcext:value-type="float">
            <text:p>0.904</text:p>
          </table:table-cell>
          <table:table-cell office:value-type="float" office:value="0.623954" calcext:value-type="float">
            <text:p>0.62395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328" calcext:value-type="float">
            <text:p>0.328</text:p>
          </table:table-cell>
          <table:table-cell office:value-type="float" office:value="0.373257" calcext:value-type="float">
            <text:p>0.373257</text:p>
          </table:table-cell>
          <table:table-cell office:value-type="float" office:value="0.622629" calcext:value-type="float">
            <text:p>0.622629</text:p>
          </table:table-cell>
          <table:table-cell table:number-columns-repeated="3" office:value-type="float" office:value="0.64" calcext:value-type="float">
            <text:p>0.64</text:p>
          </table:table-cell>
          <table:table-cell office:value-type="float" office:value="0.642057" calcext:value-type="float">
            <text:p>0.642057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0286" calcext:value-type="float">
            <text:p>0.650286</text:p>
          </table:table-cell>
          <table:table-cell office:value-type="float" office:value="0.6576" calcext:value-type="float">
            <text:p>0.6576</text:p>
          </table:table-cell>
          <table:table-cell office:value-type="float" office:value="0.7312" calcext:value-type="float">
            <text:p>0.7312</text:p>
          </table:table-cell>
          <table:table-cell office:value-type="float" office:value="0.904" calcext:value-type="float">
            <text:p>0.904</text:p>
          </table:table-cell>
          <table:table-cell office:value-type="float" office:value="0.624503" calcext:value-type="float">
            <text:p>0.624503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328" calcext:value-type="float">
            <text:p>0.328</text:p>
          </table:table-cell>
          <table:table-cell office:value-type="float" office:value="0.437257" calcext:value-type="float">
            <text:p>0.437257</text:p>
          </table:table-cell>
          <table:table-cell office:value-type="float" office:value="0.639543" calcext:value-type="float">
            <text:p>0.639543</text:p>
          </table:table-cell>
          <table:table-cell table:number-columns-repeated="3" office:value-type="float" office:value="0.64" calcext:value-type="float">
            <text:p>0.64</text:p>
          </table:table-cell>
          <table:table-cell office:value-type="float" office:value="0.645257" calcext:value-type="float">
            <text:p>0.645257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0286" calcext:value-type="float">
            <text:p>0.650286</text:p>
          </table:table-cell>
          <table:table-cell office:value-type="float" office:value="0.657371" calcext:value-type="float">
            <text:p>0.657371</text:p>
          </table:table-cell>
          <table:table-cell office:value-type="float" office:value="0.735543" calcext:value-type="float">
            <text:p>0.735543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3326" calcext:value-type="float">
            <text:p>0.633326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304" calcext:value-type="float">
            <text:p>0.304</text:p>
          </table:table-cell>
          <table:table-cell office:value-type="float" office:value="0.431771" calcext:value-type="float">
            <text:p>0.431771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5486" calcext:value-type="float">
            <text:p>0.645486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3714" calcext:value-type="float">
            <text:p>0.653714</text:p>
          </table:table-cell>
          <table:table-cell office:value-type="float" office:value="0.660571" calcext:value-type="float">
            <text:p>0.660571</text:p>
          </table:table-cell>
          <table:table-cell office:value-type="float" office:value="0.747657" calcext:value-type="float">
            <text:p>0.747657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472" calcext:value-type="float">
            <text:p>0.6347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28" calcext:value-type="float">
            <text:p>0.328</text:p>
          </table:table-cell>
          <table:table-cell office:value-type="float" office:value="0.375771" calcext:value-type="float">
            <text:p>0.375771</text:p>
          </table:table-cell>
          <table:table-cell office:value-type="float" office:value="0.632914" calcext:value-type="float">
            <text:p>0.632914</text:p>
          </table:table-cell>
          <table:table-cell table:number-columns-repeated="3" office:value-type="float" office:value="0.64" calcext:value-type="float">
            <text:p>0.64</text:p>
          </table:table-cell>
          <table:table-cell office:value-type="float" office:value="0.641829" calcext:value-type="float">
            <text:p>0.641829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0971" calcext:value-type="float">
            <text:p>0.650971</text:p>
          </table:table-cell>
          <table:table-cell office:value-type="float" office:value="0.658971" calcext:value-type="float">
            <text:p>0.658971</text:p>
          </table:table-cell>
          <table:table-cell office:value-type="float" office:value="0.741257" calcext:value-type="float">
            <text:p>0.741257</text:p>
          </table:table-cell>
          <table:table-cell office:value-type="float" office:value="0.904" calcext:value-type="float">
            <text:p>0.904</text:p>
          </table:table-cell>
          <table:table-cell office:value-type="float" office:value="0.626971" calcext:value-type="float">
            <text:p>0.62697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272" calcext:value-type="float">
            <text:p>0.272</text:p>
          </table:table-cell>
          <table:table-cell office:value-type="float" office:value="0.357257" calcext:value-type="float">
            <text:p>0.357257</text:p>
          </table:table-cell>
          <table:table-cell office:value-type="float" office:value="0.614171" calcext:value-type="float">
            <text:p>0.614171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5029" calcext:value-type="float">
            <text:p>0.645029</text:p>
          </table:table-cell>
          <table:table-cell office:value-type="float" office:value="0.648914" calcext:value-type="float">
            <text:p>0.648914</text:p>
          </table:table-cell>
          <table:table-cell office:value-type="float" office:value="0.6576" calcext:value-type="float">
            <text:p>0.6576</text:p>
          </table:table-cell>
          <table:table-cell office:value-type="float" office:value="0.746971" calcext:value-type="float">
            <text:p>0.746971</text:p>
          </table:table-cell>
          <table:table-cell office:value-type="float" office:value="0.904" calcext:value-type="float">
            <text:p>0.904</text:p>
          </table:table-cell>
          <table:table-cell office:value-type="float" office:value="0.622994" calcext:value-type="float">
            <text:p>0.622994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328" calcext:value-type="float">
            <text:p>0.328</text:p>
          </table:table-cell>
          <table:table-cell office:value-type="float" office:value="0.364114" calcext:value-type="float">
            <text:p>0.364114</text:p>
          </table:table-cell>
          <table:table-cell office:value-type="float" office:value="0.625829" calcext:value-type="float">
            <text:p>0.625829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5029" calcext:value-type="float">
            <text:p>0.645029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657371" calcext:value-type="float">
            <text:p>0.657371</text:p>
          </table:table-cell>
          <table:table-cell office:value-type="float" office:value="0.752686" calcext:value-type="float">
            <text:p>0.752686</text:p>
          </table:table-cell>
          <table:table-cell office:value-type="float" office:value="0.904" calcext:value-type="float">
            <text:p>0.904</text:p>
          </table:table-cell>
          <table:table-cell office:value-type="float" office:value="0.625623" calcext:value-type="float">
            <text:p>0.625623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328" calcext:value-type="float">
            <text:p>0.328</text:p>
          </table:table-cell>
          <table:table-cell office:value-type="float" office:value="0.405486" calcext:value-type="float">
            <text:p>0.405486</text:p>
          </table:table-cell>
          <table:table-cell office:value-type="float" office:value="0.637257" calcext:value-type="float">
            <text:p>0.637257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5714" calcext:value-type="float">
            <text:p>0.645714</text:p>
          </table:table-cell>
          <table:table-cell office:value-type="float" office:value="0.650286" calcext:value-type="float">
            <text:p>0.650286</text:p>
          </table:table-cell>
          <table:table-cell office:value-type="float" office:value="0.656686" calcext:value-type="float">
            <text:p>0.656686</text:p>
          </table:table-cell>
          <table:table-cell office:value-type="float" office:value="0.747886" calcext:value-type="float">
            <text:p>0.747886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0331" calcext:value-type="float">
            <text:p>0.630331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328" calcext:value-type="float">
            <text:p>0.328</text:p>
          </table:table-cell>
          <table:table-cell office:value-type="float" office:value="0.358857" calcext:value-type="float">
            <text:p>0.358857</text:p>
          </table:table-cell>
          <table:table-cell office:value-type="float" office:value="0.554971" calcext:value-type="float">
            <text:p>0.554971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648914" calcext:value-type="float">
            <text:p>0.648914</text:p>
          </table:table-cell>
          <table:table-cell office:value-type="float" office:value="0.656" calcext:value-type="float">
            <text:p>0.656</text:p>
          </table:table-cell>
          <table:table-cell office:value-type="float" office:value="0.742171" calcext:value-type="float">
            <text:p>0.742171</text:p>
          </table:table-cell>
          <table:table-cell office:value-type="float" office:value="0.904" calcext:value-type="float">
            <text:p>0.904</text:p>
          </table:table-cell>
          <table:table-cell office:value-type="float" office:value="0.616571" calcext:value-type="float">
            <text:p>0.61657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328" calcext:value-type="float">
            <text:p>0.328</text:p>
          </table:table-cell>
          <table:table-cell office:value-type="float" office:value="0.367086" calcext:value-type="float">
            <text:p>0.367086</text:p>
          </table:table-cell>
          <table:table-cell office:value-type="float" office:value="0.545143" calcext:value-type="float">
            <text:p>0.545143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5486" calcext:value-type="float">
            <text:p>0.645486</text:p>
          </table:table-cell>
          <table:table-cell office:value-type="float" office:value="0.649829" calcext:value-type="float">
            <text:p>0.649829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760457" calcext:value-type="float">
            <text:p>0.760457</text:p>
          </table:table-cell>
          <table:table-cell office:value-type="float" office:value="0.904" calcext:value-type="float">
            <text:p>0.904</text:p>
          </table:table-cell>
          <table:table-cell office:value-type="float" office:value="0.618514" calcext:value-type="float">
            <text:p>0.61851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28" calcext:value-type="float">
            <text:p>0.328</text:p>
          </table:table-cell>
          <table:table-cell office:value-type="float" office:value="0.392914" calcext:value-type="float">
            <text:p>0.392914</text:p>
          </table:table-cell>
          <table:table-cell office:value-type="float" office:value="0.6208" calcext:value-type="float">
            <text:p>0.6208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5714" calcext:value-type="float">
            <text:p>0.645714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6229" calcext:value-type="float">
            <text:p>0.656229</text:p>
          </table:table-cell>
          <table:table-cell office:value-type="float" office:value="0.7488" calcext:value-type="float">
            <text:p>0.7488</text:p>
          </table:table-cell>
          <table:table-cell office:value-type="float" office:value="0.904" calcext:value-type="float">
            <text:p>0.904</text:p>
          </table:table-cell>
          <table:table-cell office:value-type="float" office:value="0.627246" calcext:value-type="float">
            <text:p>0.62724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328" calcext:value-type="float">
            <text:p>0.328</text:p>
          </table:table-cell>
          <table:table-cell office:value-type="float" office:value="0.437943" calcext:value-type="float">
            <text:p>0.437943</text:p>
          </table:table-cell>
          <table:table-cell table:number-columns-repeated="5" office:value-type="float" office:value="0.64" calcext:value-type="float">
            <text:p>0.64</text:p>
          </table:table-cell>
          <table:table-cell office:value-type="float" office:value="0.644343" calcext:value-type="float">
            <text:p>0.644343</text:p>
          </table:table-cell>
          <table:table-cell office:value-type="float" office:value="0.648229" calcext:value-type="float">
            <text:p>0.648229</text:p>
          </table:table-cell>
          <table:table-cell office:value-type="float" office:value="0.656" calcext:value-type="float">
            <text:p>0.656</text:p>
          </table:table-cell>
          <table:table-cell office:value-type="float" office:value="0.711086" calcext:value-type="float">
            <text:p>0.711086</text:p>
          </table:table-cell>
          <table:table-cell office:value-type="float" office:value="0.904" calcext:value-type="float">
            <text:p>0.904</text:p>
          </table:table-cell>
          <table:table-cell office:value-type="float" office:value="0.62976" calcext:value-type="float">
            <text:p>0.6297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328" calcext:value-type="float">
            <text:p>0.328</text:p>
          </table:table-cell>
          <table:table-cell office:value-type="float" office:value="0.448686" calcext:value-type="float">
            <text:p>0.448686</text:p>
          </table:table-cell>
          <table:table-cell table:number-columns-repeated="5" office:value-type="float" office:value="0.64" calcext:value-type="float">
            <text:p>0.64</text:p>
          </table:table-cell>
          <table:table-cell office:value-type="float" office:value="0.644343" calcext:value-type="float">
            <text:p>0.644343</text:p>
          </table:table-cell>
          <table:table-cell office:value-type="float" office:value="0.649371" calcext:value-type="float">
            <text:p>0.649371</text:p>
          </table:table-cell>
          <table:table-cell office:value-type="float" office:value="0.656" calcext:value-type="float">
            <text:p>0.656</text:p>
          </table:table-cell>
          <table:table-cell office:value-type="float" office:value="0.710171" calcext:value-type="float">
            <text:p>0.710171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0857" calcext:value-type="float">
            <text:p>0.630857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328" calcext:value-type="float">
            <text:p>0.328</text:p>
          </table:table-cell>
          <table:table-cell office:value-type="float" office:value="0.469943" calcext:value-type="float">
            <text:p>0.469943</text:p>
          </table:table-cell>
          <table:table-cell table:number-columns-repeated="5" office:value-type="float" office:value="0.64" calcext:value-type="float">
            <text:p>0.64</text:p>
          </table:table-cell>
          <table:table-cell office:value-type="float" office:value="0.645714" calcext:value-type="float">
            <text:p>0.645714</text:p>
          </table:table-cell>
          <table:table-cell office:value-type="float" office:value="0.648229" calcext:value-type="float">
            <text:p>0.648229</text:p>
          </table:table-cell>
          <table:table-cell office:value-type="float" office:value="0.656" calcext:value-type="float">
            <text:p>0.656</text:p>
          </table:table-cell>
          <table:table-cell office:value-type="float" office:value="0.699657" calcext:value-type="float">
            <text:p>0.699657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1954" calcext:value-type="float">
            <text:p>0.631954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328" calcext:value-type="float">
            <text:p>0.328</text:p>
          </table:table-cell>
          <table:table-cell office:value-type="float" office:value="0.466743" calcext:value-type="float">
            <text:p>0.466743</text:p>
          </table:table-cell>
          <table:table-cell table:number-columns-repeated="5" office:value-type="float" office:value="0.64" calcext:value-type="float">
            <text:p>0.64</text:p>
          </table:table-cell>
          <table:table-cell office:value-type="float" office:value="0.644114" calcext:value-type="float">
            <text:p>0.644114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5543" calcext:value-type="float">
            <text:p>0.655543</text:p>
          </table:table-cell>
          <table:table-cell office:value-type="float" office:value="0.697829" calcext:value-type="float">
            <text:p>0.697829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1223" calcext:value-type="float">
            <text:p>0.631223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328" calcext:value-type="float">
            <text:p>0.328</text:p>
          </table:table-cell>
          <table:table-cell office:value-type="float" office:value="0.420114" calcext:value-type="float">
            <text:p>0.420114</text:p>
          </table:table-cell>
          <table:table-cell office:value-type="float" office:value="0.639771" calcext:value-type="float">
            <text:p>0.639771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3657" calcext:value-type="float">
            <text:p>0.643657</text:p>
          </table:table-cell>
          <table:table-cell office:value-type="float" office:value="0.648229" calcext:value-type="float">
            <text:p>0.648229</text:p>
          </table:table-cell>
          <table:table-cell office:value-type="float" office:value="0.656" calcext:value-type="float">
            <text:p>0.656</text:p>
          </table:table-cell>
          <table:table-cell office:value-type="float" office:value="0.708571" calcext:value-type="float">
            <text:p>0.708571</text:p>
          </table:table-cell>
          <table:table-cell office:value-type="float" office:value="0.904" calcext:value-type="float">
            <text:p>0.904</text:p>
          </table:table-cell>
          <table:table-cell office:value-type="float" office:value="0.627634" calcext:value-type="float">
            <text:p>0.627634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328" calcext:value-type="float">
            <text:p>0.328</text:p>
          </table:table-cell>
          <table:table-cell office:value-type="float" office:value="0.379429" calcext:value-type="float">
            <text:p>0.379429</text:p>
          </table:table-cell>
          <table:table-cell office:value-type="float" office:value="0.639086" calcext:value-type="float">
            <text:p>0.639086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2743" calcext:value-type="float">
            <text:p>0.642743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5086" calcext:value-type="float">
            <text:p>0.655086</text:p>
          </table:table-cell>
          <table:table-cell office:value-type="float" office:value="0.7136" calcext:value-type="float">
            <text:p>0.7136</text:p>
          </table:table-cell>
          <table:table-cell office:value-type="float" office:value="0.904" calcext:value-type="float">
            <text:p>0.904</text:p>
          </table:table-cell>
          <table:table-cell office:value-type="float" office:value="0.623794" calcext:value-type="float">
            <text:p>0.62379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328" calcext:value-type="float">
            <text:p>0.328</text:p>
          </table:table-cell>
          <table:table-cell office:value-type="float" office:value="0.506057" calcext:value-type="float">
            <text:p>0.506057</text:p>
          </table:table-cell>
          <table:table-cell table:number-columns-repeated="5" office:value-type="float" office:value="0.64" calcext:value-type="float">
            <text:p>0.64</text:p>
          </table:table-cell>
          <table:table-cell office:value-type="float" office:value="0.647314" calcext:value-type="float">
            <text:p>0.647314</text:p>
          </table:table-cell>
          <table:table-cell office:value-type="float" office:value="0.648457" calcext:value-type="float">
            <text:p>0.648457</text:p>
          </table:table-cell>
          <table:table-cell office:value-type="float" office:value="0.656" calcext:value-type="float">
            <text:p>0.656</text:p>
          </table:table-cell>
          <table:table-cell office:value-type="float" office:value="0.725714" calcext:value-type="float">
            <text:p>0.725714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8354" calcext:value-type="float">
            <text:p>0.638354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328" calcext:value-type="float">
            <text:p>0.328</text:p>
          </table:table-cell>
          <table:table-cell office:value-type="float" office:value="0.458286" calcext:value-type="float">
            <text:p>0.458286</text:p>
          </table:table-cell>
          <table:table-cell table:number-columns-repeated="5" office:value-type="float" office:value="0.64" calcext:value-type="float">
            <text:p>0.64</text:p>
          </table:table-cell>
          <table:table-cell office:value-type="float" office:value="0.647543" calcext:value-type="float">
            <text:p>0.647543</text:p>
          </table:table-cell>
          <table:table-cell office:value-type="float" office:value="0.648686" calcext:value-type="float">
            <text:p>0.648686</text:p>
          </table:table-cell>
          <table:table-cell office:value-type="float" office:value="0.656" calcext:value-type="float">
            <text:p>0.656</text:p>
          </table:table-cell>
          <table:table-cell office:value-type="float" office:value="0.724343" calcext:value-type="float">
            <text:p>0.724343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3486" calcext:value-type="float">
            <text:p>0.633486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328" calcext:value-type="float">
            <text:p>0.328</text:p>
          </table:table-cell>
          <table:table-cell office:value-type="float" office:value="0.456686" calcext:value-type="float">
            <text:p>0.456686</text:p>
          </table:table-cell>
          <table:table-cell table:number-columns-repeated="5" office:value-type="float" office:value="0.64" calcext:value-type="float">
            <text:p>0.64</text:p>
          </table:table-cell>
          <table:table-cell office:value-type="float" office:value="0.645714" calcext:value-type="float">
            <text:p>0.645714</text:p>
          </table:table-cell>
          <table:table-cell office:value-type="float" office:value="0.648914" calcext:value-type="float">
            <text:p>0.648914</text:p>
          </table:table-cell>
          <table:table-cell office:value-type="float" office:value="0.656" calcext:value-type="float">
            <text:p>0.656</text:p>
          </table:table-cell>
          <table:table-cell office:value-type="float" office:value="0.715886" calcext:value-type="float">
            <text:p>0.715886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232" calcext:value-type="float">
            <text:p>0.63232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328" calcext:value-type="float">
            <text:p>0.328</text:p>
          </table:table-cell>
          <table:table-cell office:value-type="float" office:value="0.463314" calcext:value-type="float">
            <text:p>0.463314</text:p>
          </table:table-cell>
          <table:table-cell table:number-columns-repeated="5" office:value-type="float" office:value="0.64" calcext:value-type="float">
            <text:p>0.64</text:p>
          </table:table-cell>
          <table:table-cell office:value-type="float" office:value="0.646629" calcext:value-type="float">
            <text:p>0.646629</text:p>
          </table:table-cell>
          <table:table-cell office:value-type="float" office:value="0.648686" calcext:value-type="float">
            <text:p>0.648686</text:p>
          </table:table-cell>
          <table:table-cell office:value-type="float" office:value="0.656" calcext:value-type="float">
            <text:p>0.656</text:p>
          </table:table-cell>
          <table:table-cell office:value-type="float" office:value="0.728914" calcext:value-type="float">
            <text:p>0.728914</text:p>
          </table:table-cell>
          <table:table-cell office:value-type="float" office:value="0.912" calcext:value-type="float">
            <text:p>0.912</text:p>
          </table:table-cell>
          <table:table-cell office:value-type="float" office:value="0.634354" calcext:value-type="float">
            <text:p>0.634354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288" calcext:value-type="float">
            <text:p>0.288</text:p>
          </table:table-cell>
          <table:table-cell office:value-type="float" office:value="0.5072" calcext:value-type="float">
            <text:p>0.5072</text:p>
          </table:table-cell>
          <table:table-cell table:number-columns-repeated="5" office:value-type="float" office:value="0.64" calcext:value-type="float">
            <text:p>0.64</text:p>
          </table:table-cell>
          <table:table-cell office:value-type="float" office:value="0.647086" calcext:value-type="float">
            <text:p>0.647086</text:p>
          </table:table-cell>
          <table:table-cell office:value-type="float" office:value="0.650057" calcext:value-type="float">
            <text:p>0.650057</text:p>
          </table:table-cell>
          <table:table-cell office:value-type="float" office:value="0.656" calcext:value-type="float">
            <text:p>0.656</text:p>
          </table:table-cell>
          <table:table-cell office:value-type="float" office:value="0.7136" calcext:value-type="float">
            <text:p>0.7136</text:p>
          </table:table-cell>
          <table:table-cell office:value-type="float" office:value="0.912" calcext:value-type="float">
            <text:p>0.912</text:p>
          </table:table-cell>
          <table:table-cell office:value-type="float" office:value="0.637394" calcext:value-type="float">
            <text:p>0.637394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328" calcext:value-type="float">
            <text:p>0.328</text:p>
          </table:table-cell>
          <table:table-cell office:value-type="float" office:value="0.569143" calcext:value-type="float">
            <text:p>0.569143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16" calcext:value-type="float">
            <text:p>0.6416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0743" calcext:value-type="float">
            <text:p>0.650743</text:p>
          </table:table-cell>
          <table:table-cell office:value-type="float" office:value="0.656" calcext:value-type="float">
            <text:p>0.656</text:p>
          </table:table-cell>
          <table:table-cell office:value-type="float" office:value="0.703543" calcext:value-type="float">
            <text:p>0.703543</text:p>
          </table:table-cell>
          <table:table-cell office:value-type="float" office:value="0.912" calcext:value-type="float">
            <text:p>0.912</text:p>
          </table:table-cell>
          <table:table-cell office:value-type="float" office:value="0.642903" calcext:value-type="float">
            <text:p>0.64290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328" calcext:value-type="float">
            <text:p>0.328</text:p>
          </table:table-cell>
          <table:table-cell office:value-type="float" office:value="0.552" calcext:value-type="float">
            <text:p>0.552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0457" calcext:value-type="float">
            <text:p>0.640457</text:p>
          </table:table-cell>
          <table:table-cell office:value-type="float" office:value="0.648" calcext:value-type="float">
            <text:p>0.648</text:p>
          </table:table-cell>
          <table:table-cell office:value-type="float" office:value="0.648914" calcext:value-type="float">
            <text:p>0.648914</text:p>
          </table:table-cell>
          <table:table-cell office:value-type="float" office:value="0.656" calcext:value-type="float">
            <text:p>0.656</text:p>
          </table:table-cell>
          <table:table-cell office:value-type="float" office:value="0.717029" calcext:value-type="float">
            <text:p>0.717029</text:p>
          </table:table-cell>
          <table:table-cell office:value-type="float" office:value="0.912" calcext:value-type="float">
            <text:p>0.912</text:p>
          </table:table-cell>
          <table:table-cell office:value-type="float" office:value="0.64224" calcext:value-type="float">
            <text:p>0.64224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328" calcext:value-type="float">
            <text:p>0.328</text:p>
          </table:table-cell>
          <table:table-cell office:value-type="float" office:value="0.541714" calcext:value-type="float">
            <text:p>0.541714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2743" calcext:value-type="float">
            <text:p>0.642743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28" calcext:value-type="float">
            <text:p>0.6528</text:p>
          </table:table-cell>
          <table:table-cell office:value-type="float" office:value="0.656" calcext:value-type="float">
            <text:p>0.656</text:p>
          </table:table-cell>
          <table:table-cell office:value-type="float" office:value="0.733714" calcext:value-type="float">
            <text:p>0.733714</text:p>
          </table:table-cell>
          <table:table-cell office:value-type="float" office:value="0.912" calcext:value-type="float">
            <text:p>0.912</text:p>
          </table:table-cell>
          <table:table-cell office:value-type="float" office:value="0.643497" calcext:value-type="float">
            <text:p>0.643497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328" calcext:value-type="float">
            <text:p>0.328</text:p>
          </table:table-cell>
          <table:table-cell office:value-type="float" office:value="0.496914" calcext:value-type="float">
            <text:p>0.496914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3886" calcext:value-type="float">
            <text:p>0.643886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3714" calcext:value-type="float">
            <text:p>0.653714</text:p>
          </table:table-cell>
          <table:table-cell office:value-type="float" office:value="0.656" calcext:value-type="float">
            <text:p>0.656</text:p>
          </table:table-cell>
          <table:table-cell office:value-type="float" office:value="0.715429" calcext:value-type="float">
            <text:p>0.715429</text:p>
          </table:table-cell>
          <table:table-cell office:value-type="float" office:value="0.912" calcext:value-type="float">
            <text:p>0.912</text:p>
          </table:table-cell>
          <table:table-cell office:value-type="float" office:value="0.637394" calcext:value-type="float">
            <text:p>0.637394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328" calcext:value-type="float">
            <text:p>0.328</text:p>
          </table:table-cell>
          <table:table-cell office:value-type="float" office:value="0.456" calcext:value-type="float">
            <text:p>0.456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3886" calcext:value-type="float">
            <text:p>0.643886</text:p>
          </table:table-cell>
          <table:table-cell office:value-type="float" office:value="0.648914" calcext:value-type="float">
            <text:p>0.648914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715657" calcext:value-type="float">
            <text:p>0.715657</text:p>
          </table:table-cell>
          <table:table-cell office:value-type="float" office:value="0.912" calcext:value-type="float">
            <text:p>0.912</text:p>
          </table:table-cell>
          <table:table-cell office:value-type="float" office:value="0.633646" calcext:value-type="float">
            <text:p>0.633646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328" calcext:value-type="float">
            <text:p>0.328</text:p>
          </table:table-cell>
          <table:table-cell office:value-type="float" office:value="0.445257" calcext:value-type="float">
            <text:p>0.445257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5029" calcext:value-type="float">
            <text:p>0.645029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5314" calcext:value-type="float">
            <text:p>0.655314</text:p>
          </table:table-cell>
          <table:table-cell office:value-type="float" office:value="0.656" calcext:value-type="float">
            <text:p>0.656</text:p>
          </table:table-cell>
          <table:table-cell office:value-type="float" office:value="0.709029" calcext:value-type="float">
            <text:p>0.709029</text:p>
          </table:table-cell>
          <table:table-cell office:value-type="float" office:value="0.912" calcext:value-type="float">
            <text:p>0.912</text:p>
          </table:table-cell>
          <table:table-cell office:value-type="float" office:value="0.631863" calcext:value-type="float">
            <text:p>0.63186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328" calcext:value-type="float">
            <text:p>0.328</text:p>
          </table:table-cell>
          <table:table-cell office:value-type="float" office:value="0.400686" calcext:value-type="float">
            <text:p>0.400686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4114" calcext:value-type="float">
            <text:p>0.644114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28" calcext:value-type="float">
            <text:p>0.6528</text:p>
          </table:table-cell>
          <table:table-cell office:value-type="float" office:value="0.656" calcext:value-type="float">
            <text:p>0.656</text:p>
          </table:table-cell>
          <table:table-cell office:value-type="float" office:value="0.705829" calcext:value-type="float">
            <text:p>0.705829</text:p>
          </table:table-cell>
          <table:table-cell office:value-type="float" office:value="0.912" calcext:value-type="float">
            <text:p>0.912</text:p>
          </table:table-cell>
          <table:table-cell office:value-type="float" office:value="0.626743" calcext:value-type="float">
            <text:p>0.626743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328" calcext:value-type="float">
            <text:p>0.328</text:p>
          </table:table-cell>
          <table:table-cell office:value-type="float" office:value="0.421257" calcext:value-type="float">
            <text:p>0.421257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4114" calcext:value-type="float">
            <text:p>0.644114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3714" calcext:value-type="float">
            <text:p>0.653714</text:p>
          </table:table-cell>
          <table:table-cell office:value-type="float" office:value="0.656229" calcext:value-type="float">
            <text:p>0.656229</text:p>
          </table:table-cell>
          <table:table-cell office:value-type="float" office:value="0.713143" calcext:value-type="float">
            <text:p>0.713143</text:p>
          </table:table-cell>
          <table:table-cell office:value-type="float" office:value="0.912" calcext:value-type="float">
            <text:p>0.912</text:p>
          </table:table-cell>
          <table:table-cell office:value-type="float" office:value="0.629646" calcext:value-type="float">
            <text:p>0.62964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328" calcext:value-type="float">
            <text:p>0.328</text:p>
          </table:table-cell>
          <table:table-cell office:value-type="float" office:value="0.3904" calcext:value-type="float">
            <text:p>0.3904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4114" calcext:value-type="float">
            <text:p>0.644114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4171" calcext:value-type="float">
            <text:p>0.654171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747657" calcext:value-type="float">
            <text:p>0.747657</text:p>
          </table:table-cell>
          <table:table-cell office:value-type="float" office:value="0.912" calcext:value-type="float">
            <text:p>0.912</text:p>
          </table:table-cell>
          <table:table-cell office:value-type="float" office:value="0.630149" calcext:value-type="float">
            <text:p>0.630149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328" calcext:value-type="float">
            <text:p>0.328</text:p>
          </table:table-cell>
          <table:table-cell office:value-type="float" office:value="0.485943" calcext:value-type="float">
            <text:p>0.485943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4571" calcext:value-type="float">
            <text:p>0.644571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3714" calcext:value-type="float">
            <text:p>0.653714</text:p>
          </table:table-cell>
          <table:table-cell office:value-type="float" office:value="0.656686" calcext:value-type="float">
            <text:p>0.656686</text:p>
          </table:table-cell>
          <table:table-cell office:value-type="float" office:value="0.759314" calcext:value-type="float">
            <text:p>0.759314</text:p>
          </table:table-cell>
          <table:table-cell office:value-type="float" office:value="0.912" calcext:value-type="float">
            <text:p>0.912</text:p>
          </table:table-cell>
          <table:table-cell office:value-type="float" office:value="0.640823" calcext:value-type="float">
            <text:p>0.64082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328" calcext:value-type="float">
            <text:p>0.328</text:p>
          </table:table-cell>
          <table:table-cell office:value-type="float" office:value="0.453486" calcext:value-type="float">
            <text:p>0.453486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3429" calcext:value-type="float">
            <text:p>0.643429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3486" calcext:value-type="float">
            <text:p>0.653486</text:p>
          </table:table-cell>
          <table:table-cell office:value-type="float" office:value="0.656" calcext:value-type="float">
            <text:p>0.656</text:p>
          </table:table-cell>
          <table:table-cell office:value-type="float" office:value="0.752" calcext:value-type="float">
            <text:p>0.752</text:p>
          </table:table-cell>
          <table:table-cell office:value-type="float" office:value="0.912" calcext:value-type="float">
            <text:p>0.912</text:p>
          </table:table-cell>
          <table:table-cell office:value-type="float" office:value="0.63664" calcext:value-type="float">
            <text:p>0.63664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328" calcext:value-type="float">
            <text:p>0.328</text:p>
          </table:table-cell>
          <table:table-cell office:value-type="float" office:value="0.4352" calcext:value-type="float">
            <text:p>0.4352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2971" calcext:value-type="float">
            <text:p>0.642971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3257" calcext:value-type="float">
            <text:p>0.653257</text:p>
          </table:table-cell>
          <table:table-cell office:value-type="float" office:value="0.656" calcext:value-type="float">
            <text:p>0.656</text:p>
          </table:table-cell>
          <table:table-cell office:value-type="float" office:value="0.740343" calcext:value-type="float">
            <text:p>0.740343</text:p>
          </table:table-cell>
          <table:table-cell office:value-type="float" office:value="0.912" calcext:value-type="float">
            <text:p>0.912</text:p>
          </table:table-cell>
          <table:table-cell office:value-type="float" office:value="0.633577" calcext:value-type="float">
            <text:p>0.633577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328" calcext:value-type="float">
            <text:p>0.328</text:p>
          </table:table-cell>
          <table:table-cell office:value-type="float" office:value="0.415086" calcext:value-type="float">
            <text:p>0.415086</text:p>
          </table:table-cell>
          <table:table-cell office:value-type="float" office:value="0.639314" calcext:value-type="float">
            <text:p>0.639314</text:p>
          </table:table-cell>
          <table:table-cell table:number-columns-repeated="3" office:value-type="float" office:value="0.64" calcext:value-type="float">
            <text:p>0.64</text:p>
          </table:table-cell>
          <table:table-cell office:value-type="float" office:value="0.641829" calcext:value-type="float">
            <text:p>0.641829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5543" calcext:value-type="float">
            <text:p>0.655543</text:p>
          </table:table-cell>
          <table:table-cell office:value-type="float" office:value="0.656686" calcext:value-type="float">
            <text:p>0.656686</text:p>
          </table:table-cell>
          <table:table-cell office:value-type="float" office:value="0.731886" calcext:value-type="float">
            <text:p>0.731886</text:p>
          </table:table-cell>
          <table:table-cell office:value-type="float" office:value="0.912" calcext:value-type="float">
            <text:p>0.912</text:p>
          </table:table-cell>
          <table:table-cell office:value-type="float" office:value="0.630834" calcext:value-type="float">
            <text:p>0.630834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328" calcext:value-type="float">
            <text:p>0.328</text:p>
          </table:table-cell>
          <table:table-cell office:value-type="float" office:value="0.401371" calcext:value-type="float">
            <text:p>0.401371</text:p>
          </table:table-cell>
          <table:table-cell office:value-type="float" office:value="0.636343" calcext:value-type="float">
            <text:p>0.636343</text:p>
          </table:table-cell>
          <table:table-cell table:number-columns-repeated="3" office:value-type="float" office:value="0.64" calcext:value-type="float">
            <text:p>0.64</text:p>
          </table:table-cell>
          <table:table-cell office:value-type="float" office:value="0.645486" calcext:value-type="float">
            <text:p>0.645486</text:p>
          </table:table-cell>
          <table:table-cell office:value-type="float" office:value="0.648914" calcext:value-type="float">
            <text:p>0.648914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7264" calcext:value-type="float">
            <text:p>0.7264</text:p>
          </table:table-cell>
          <table:table-cell office:value-type="float" office:value="0.912" calcext:value-type="float">
            <text:p>0.912</text:p>
          </table:table-cell>
          <table:table-cell office:value-type="float" office:value="0.629051" calcext:value-type="float">
            <text:p>0.62905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328" calcext:value-type="float">
            <text:p>0.328</text:p>
          </table:table-cell>
          <table:table-cell office:value-type="float" office:value="0.455086" calcext:value-type="float">
            <text:p>0.455086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4114" calcext:value-type="float">
            <text:p>0.644114</text:p>
          </table:table-cell>
          <table:table-cell office:value-type="float" office:value="0.648457" calcext:value-type="float">
            <text:p>0.648457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725943" calcext:value-type="float">
            <text:p>0.725943</text:p>
          </table:table-cell>
          <table:table-cell office:value-type="float" office:value="0.912" calcext:value-type="float">
            <text:p>0.912</text:p>
          </table:table-cell>
          <table:table-cell office:value-type="float" office:value="0.63456" calcext:value-type="float">
            <text:p>0.63456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328" calcext:value-type="float">
            <text:p>0.328</text:p>
          </table:table-cell>
          <table:table-cell office:value-type="float" office:value="0.371657" calcext:value-type="float">
            <text:p>0.371657</text:p>
          </table:table-cell>
          <table:table-cell office:value-type="float" office:value="0.626971" calcext:value-type="float">
            <text:p>0.626971</text:p>
          </table:table-cell>
          <table:table-cell table:number-columns-repeated="3" office:value-type="float" office:value="0.64" calcext:value-type="float">
            <text:p>0.64</text:p>
          </table:table-cell>
          <table:table-cell office:value-type="float" office:value="0.640229" calcext:value-type="float">
            <text:p>0.640229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3714" calcext:value-type="float">
            <text:p>0.653714</text:p>
          </table:table-cell>
          <table:table-cell office:value-type="float" office:value="0.656" calcext:value-type="float">
            <text:p>0.656</text:p>
          </table:table-cell>
          <table:table-cell office:value-type="float" office:value="0.737829" calcext:value-type="float">
            <text:p>0.737829</text:p>
          </table:table-cell>
          <table:table-cell office:value-type="float" office:value="0.912" calcext:value-type="float">
            <text:p>0.912</text:p>
          </table:table-cell>
          <table:table-cell office:value-type="float" office:value="0.62544" calcext:value-type="float">
            <text:p>0.62544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328" calcext:value-type="float">
            <text:p>0.328</text:p>
          </table:table-cell>
          <table:table-cell office:value-type="float" office:value="0.420114" calcext:value-type="float">
            <text:p>0.420114</text:p>
          </table:table-cell>
          <table:table-cell office:value-type="float" office:value="0.639771" calcext:value-type="float">
            <text:p>0.639771</text:p>
          </table:table-cell>
          <table:table-cell table:number-columns-repeated="3" office:value-type="float" office:value="0.64" calcext:value-type="float">
            <text:p>0.64</text:p>
          </table:table-cell>
          <table:table-cell office:value-type="float" office:value="0.640457" calcext:value-type="float">
            <text:p>0.640457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2343" calcext:value-type="float">
            <text:p>0.652343</text:p>
          </table:table-cell>
          <table:table-cell office:value-type="float" office:value="0.656229" calcext:value-type="float">
            <text:p>0.656229</text:p>
          </table:table-cell>
          <table:table-cell office:value-type="float" office:value="0.749257" calcext:value-type="float">
            <text:p>0.749257</text:p>
          </table:table-cell>
          <table:table-cell office:value-type="float" office:value="0.912" calcext:value-type="float">
            <text:p>0.912</text:p>
          </table:table-cell>
          <table:table-cell office:value-type="float" office:value="0.632617" calcext:value-type="float">
            <text:p>0.632617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328" calcext:value-type="float">
            <text:p>0.328</text:p>
          </table:table-cell>
          <table:table-cell office:value-type="float" office:value="0.449829" calcext:value-type="float">
            <text:p>0.449829</text:p>
          </table:table-cell>
          <table:table-cell office:value-type="float" office:value="0.639543" calcext:value-type="float">
            <text:p>0.639543</text:p>
          </table:table-cell>
          <table:table-cell table:number-columns-repeated="3" office:value-type="float" office:value="0.64" calcext:value-type="float">
            <text:p>0.64</text:p>
          </table:table-cell>
          <table:table-cell office:value-type="float" office:value="0.6416" calcext:value-type="float">
            <text:p>0.6416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0971" calcext:value-type="float">
            <text:p>0.650971</text:p>
          </table:table-cell>
          <table:table-cell office:value-type="float" office:value="0.656" calcext:value-type="float">
            <text:p>0.656</text:p>
          </table:table-cell>
          <table:table-cell office:value-type="float" office:value="0.748571" calcext:value-type="float">
            <text:p>0.748571</text:p>
          </table:table-cell>
          <table:table-cell office:value-type="float" office:value="0.912" calcext:value-type="float">
            <text:p>0.912</text:p>
          </table:table-cell>
          <table:table-cell office:value-type="float" office:value="0.635451" calcext:value-type="float">
            <text:p>0.63545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328" calcext:value-type="float">
            <text:p>0.328</text:p>
          </table:table-cell>
          <table:table-cell office:value-type="float" office:value="0.3648" calcext:value-type="float">
            <text:p>0.3648</text:p>
          </table:table-cell>
          <table:table-cell office:value-type="float" office:value="0.553829" calcext:value-type="float">
            <text:p>0.553829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5943" calcext:value-type="float">
            <text:p>0.645943</text:p>
          </table:table-cell>
          <table:table-cell office:value-type="float" office:value="0.649143" calcext:value-type="float">
            <text:p>0.649143</text:p>
          </table:table-cell>
          <table:table-cell office:value-type="float" office:value="0.656" calcext:value-type="float">
            <text:p>0.656</text:p>
          </table:table-cell>
          <table:table-cell office:value-type="float" office:value="0.736686" calcext:value-type="float">
            <text:p>0.736686</text:p>
          </table:table-cell>
          <table:table-cell office:value-type="float" office:value="0.912" calcext:value-type="float">
            <text:p>0.912</text:p>
          </table:table-cell>
          <table:table-cell office:value-type="float" office:value="0.61664" calcext:value-type="float">
            <text:p>0.61664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328" calcext:value-type="float">
            <text:p>0.328</text:p>
          </table:table-cell>
          <table:table-cell office:value-type="float" office:value="0.350857" calcext:value-type="float">
            <text:p>0.350857</text:p>
          </table:table-cell>
          <table:table-cell office:value-type="float" office:value="0.528457" calcext:value-type="float">
            <text:p>0.528457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5029" calcext:value-type="float">
            <text:p>0.645029</text:p>
          </table:table-cell>
          <table:table-cell office:value-type="float" office:value="0.650286" calcext:value-type="float">
            <text:p>0.650286</text:p>
          </table:table-cell>
          <table:table-cell office:value-type="float" office:value="0.656" calcext:value-type="float">
            <text:p>0.656</text:p>
          </table:table-cell>
          <table:table-cell office:value-type="float" office:value="0.741029" calcext:value-type="float">
            <text:p>0.741029</text:p>
          </table:table-cell>
          <table:table-cell office:value-type="float" office:value="0.912" calcext:value-type="float">
            <text:p>0.912</text:p>
          </table:table-cell>
          <table:table-cell office:value-type="float" office:value="0.613166" calcext:value-type="float">
            <text:p>0.613166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328" calcext:value-type="float">
            <text:p>0.328</text:p>
          </table:table-cell>
          <table:table-cell office:value-type="float" office:value="0.359771" calcext:value-type="float">
            <text:p>0.359771</text:p>
          </table:table-cell>
          <table:table-cell office:value-type="float" office:value="0.528686" calcext:value-type="float">
            <text:p>0.528686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0457" calcext:value-type="float">
            <text:p>0.640457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3714" calcext:value-type="float">
            <text:p>0.653714</text:p>
          </table:table-cell>
          <table:table-cell office:value-type="float" office:value="0.735543" calcext:value-type="float">
            <text:p>0.735543</text:p>
          </table:table-cell>
          <table:table-cell office:value-type="float" office:value="0.912" calcext:value-type="float">
            <text:p>0.912</text:p>
          </table:table-cell>
          <table:table-cell office:value-type="float" office:value="0.612617" calcext:value-type="float">
            <text:p>0.612617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272" calcext:value-type="float">
            <text:p>0.272</text:p>
          </table:table-cell>
          <table:table-cell office:value-type="float" office:value="0.360686" calcext:value-type="float">
            <text:p>0.360686</text:p>
          </table:table-cell>
          <table:table-cell office:value-type="float" office:value="0.557486" calcext:value-type="float">
            <text:p>0.557486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0457" calcext:value-type="float">
            <text:p>0.640457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28" calcext:value-type="float">
            <text:p>0.6528</text:p>
          </table:table-cell>
          <table:table-cell office:value-type="float" office:value="0.726171" calcext:value-type="float">
            <text:p>0.726171</text:p>
          </table:table-cell>
          <table:table-cell office:value-type="float" office:value="0.912" calcext:value-type="float">
            <text:p>0.912</text:p>
          </table:table-cell>
          <table:table-cell office:value-type="float" office:value="0.61456" calcext:value-type="float">
            <text:p>0.61456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328" calcext:value-type="float">
            <text:p>0.328</text:p>
          </table:table-cell>
          <table:table-cell office:value-type="float" office:value="0.376686" calcext:value-type="float">
            <text:p>0.376686</text:p>
          </table:table-cell>
          <table:table-cell office:value-type="float" office:value="0.5792" calcext:value-type="float">
            <text:p>0.5792</text:p>
          </table:table-cell>
          <table:table-cell table:number-columns-repeated="5" office:value-type="float" office:value="0.64" calcext:value-type="float">
            <text:p>0.64</text:p>
          </table:table-cell>
          <table:table-cell office:value-type="float" office:value="0.647771" calcext:value-type="float">
            <text:p>0.647771</text:p>
          </table:table-cell>
          <table:table-cell office:value-type="float" office:value="0.652114" calcext:value-type="float">
            <text:p>0.652114</text:p>
          </table:table-cell>
          <table:table-cell office:value-type="float" office:value="0.719543" calcext:value-type="float">
            <text:p>0.719543</text:p>
          </table:table-cell>
          <table:table-cell office:value-type="float" office:value="0.912" calcext:value-type="float">
            <text:p>0.912</text:p>
          </table:table-cell>
          <table:table-cell office:value-type="float" office:value="0.617531" calcext:value-type="float">
            <text:p>0.61753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328" calcext:value-type="float">
            <text:p>0.328</text:p>
          </table:table-cell>
          <table:table-cell office:value-type="float" office:value="0.373257" calcext:value-type="float">
            <text:p>0.373257</text:p>
          </table:table-cell>
          <table:table-cell office:value-type="float" office:value="0.593829" calcext:value-type="float">
            <text:p>0.593829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0457" calcext:value-type="float">
            <text:p>0.640457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2571" calcext:value-type="float">
            <text:p>0.652571</text:p>
          </table:table-cell>
          <table:table-cell office:value-type="float" office:value="0.7408" calcext:value-type="float">
            <text:p>0.7408</text:p>
          </table:table-cell>
          <table:table-cell office:value-type="float" office:value="0.912" calcext:value-type="float">
            <text:p>0.912</text:p>
          </table:table-cell>
          <table:table-cell office:value-type="float" office:value="0.620891" calcext:value-type="float">
            <text:p>0.620891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328" calcext:value-type="float">
            <text:p>0.328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574629" calcext:value-type="float">
            <text:p>0.574629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0914" calcext:value-type="float">
            <text:p>0.640914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5771" calcext:value-type="float">
            <text:p>0.655771</text:p>
          </table:table-cell>
          <table:table-cell office:value-type="float" office:value="0.748114" calcext:value-type="float">
            <text:p>0.748114</text:p>
          </table:table-cell>
          <table:table-cell office:value-type="float" office:value="0.912" calcext:value-type="float">
            <text:p>0.912</text:p>
          </table:table-cell>
          <table:table-cell office:value-type="float" office:value="0.618423" calcext:value-type="float">
            <text:p>0.618423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328" calcext:value-type="float">
            <text:p>0.328</text:p>
          </table:table-cell>
          <table:table-cell office:value-type="float" office:value="0.359086" calcext:value-type="float">
            <text:p>0.359086</text:p>
          </table:table-cell>
          <table:table-cell office:value-type="float" office:value="0.5664" calcext:value-type="float">
            <text:p>0.5664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2057" calcext:value-type="float">
            <text:p>0.642057</text:p>
          </table:table-cell>
          <table:table-cell office:value-type="float" office:value="0.650286" calcext:value-type="float">
            <text:p>0.650286</text:p>
          </table:table-cell>
          <table:table-cell office:value-type="float" office:value="0.656" calcext:value-type="float">
            <text:p>0.656</text:p>
          </table:table-cell>
          <table:table-cell office:value-type="float" office:value="0.768229" calcext:value-type="float">
            <text:p>0.768229</text:p>
          </table:table-cell>
          <table:table-cell office:value-type="float" office:value="0.912" calcext:value-type="float">
            <text:p>0.912</text:p>
          </table:table-cell>
          <table:table-cell office:value-type="float" office:value="0.620206" calcext:value-type="float">
            <text:p>0.620206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272" calcext:value-type="float">
            <text:p>0.272</text:p>
          </table:table-cell>
          <table:table-cell office:value-type="float" office:value="0.386057" calcext:value-type="float">
            <text:p>0.386057</text:p>
          </table:table-cell>
          <table:table-cell office:value-type="float" office:value="0.6272" calcext:value-type="float">
            <text:p>0.6272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2743" calcext:value-type="float">
            <text:p>0.642743</text:p>
          </table:table-cell>
          <table:table-cell office:value-type="float" office:value="0.650286" calcext:value-type="float">
            <text:p>0.650286</text:p>
          </table:table-cell>
          <table:table-cell office:value-type="float" office:value="0.656" calcext:value-type="float">
            <text:p>0.656</text:p>
          </table:table-cell>
          <table:table-cell office:value-type="float" office:value="0.7648" calcext:value-type="float">
            <text:p>0.7648</text:p>
          </table:table-cell>
          <table:table-cell office:value-type="float" office:value="0.912" calcext:value-type="float">
            <text:p>0.912</text:p>
          </table:table-cell>
          <table:table-cell office:value-type="float" office:value="0.628709" calcext:value-type="float">
            <text:p>0.628709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328" calcext:value-type="float">
            <text:p>0.328</text:p>
          </table:table-cell>
          <table:table-cell office:value-type="float" office:value="0.381486" calcext:value-type="float">
            <text:p>0.381486</text:p>
          </table:table-cell>
          <table:table-cell office:value-type="float" office:value="0.602057" calcext:value-type="float">
            <text:p>0.602057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3657" calcext:value-type="float">
            <text:p>0.643657</text:p>
          </table:table-cell>
          <table:table-cell office:value-type="float" office:value="0.650057" calcext:value-type="float">
            <text:p>0.650057</text:p>
          </table:table-cell>
          <table:table-cell office:value-type="float" office:value="0.656" calcext:value-type="float">
            <text:p>0.656</text:p>
          </table:table-cell>
          <table:table-cell office:value-type="float" office:value="0.775543" calcext:value-type="float">
            <text:p>0.775543</text:p>
          </table:table-cell>
          <table:table-cell office:value-type="float" office:value="0.912" calcext:value-type="float">
            <text:p>0.912</text:p>
          </table:table-cell>
          <table:table-cell office:value-type="float" office:value="0.62688" calcext:value-type="float">
            <text:p>0.62688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328" calcext:value-type="float">
            <text:p>0.328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623314" calcext:value-type="float">
            <text:p>0.623314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2743" calcext:value-type="float">
            <text:p>0.642743</text:p>
          </table:table-cell>
          <table:table-cell office:value-type="float" office:value="0.6496" calcext:value-type="float">
            <text:p>0.6496</text:p>
          </table:table-cell>
          <table:table-cell office:value-type="float" office:value="0.656457" calcext:value-type="float">
            <text:p>0.656457</text:p>
          </table:table-cell>
          <table:table-cell office:value-type="float" office:value="0.804571" calcext:value-type="float">
            <text:p>0.804571</text:p>
          </table:table-cell>
          <table:table-cell office:value-type="float" office:value="0.912" calcext:value-type="float">
            <text:p>0.912</text:p>
          </table:table-cell>
          <table:table-cell office:value-type="float" office:value="0.632709" calcext:value-type="float">
            <text:p>0.632709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328" calcext:value-type="float">
            <text:p>0.328</text:p>
          </table:table-cell>
          <table:table-cell office:value-type="float" office:value="0.361143" calcext:value-type="float">
            <text:p>0.361143</text:p>
          </table:table-cell>
          <table:table-cell office:value-type="float" office:value="0.608457" calcext:value-type="float">
            <text:p>0.608457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0229" calcext:value-type="float">
            <text:p>0.640229</text:p>
          </table:table-cell>
          <table:table-cell office:value-type="float" office:value="0.648686" calcext:value-type="float">
            <text:p>0.648686</text:p>
          </table:table-cell>
          <table:table-cell office:value-type="float" office:value="0.656" calcext:value-type="float">
            <text:p>0.656</text:p>
          </table:table-cell>
          <table:table-cell office:value-type="float" office:value="0.798857" calcext:value-type="float">
            <text:p>0.798857</text:p>
          </table:table-cell>
          <table:table-cell office:value-type="float" office:value="0.912" calcext:value-type="float">
            <text:p>0.912</text:p>
          </table:table-cell>
          <table:table-cell office:value-type="float" office:value="0.627337" calcext:value-type="float">
            <text:p>0.627337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328" calcext:value-type="float">
            <text:p>0.328</text:p>
          </table:table-cell>
          <table:table-cell office:value-type="float" office:value="0.344457" calcext:value-type="float">
            <text:p>0.344457</text:p>
          </table:table-cell>
          <table:table-cell office:value-type="float" office:value="0.567771" calcext:value-type="float">
            <text:p>0.567771</text:p>
          </table:table-cell>
          <table:table-cell office:value-type="float" office:value="0.639086" calcext:value-type="float">
            <text:p>0.639086</text:p>
          </table:table-cell>
          <table:table-cell table:number-columns-repeated="3" office:value-type="float" office:value="0.64" calcext:value-type="float">
            <text:p>0.64</text:p>
          </table:table-cell>
          <table:table-cell office:value-type="float" office:value="0.640229" calcext:value-type="float">
            <text:p>0.640229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6" calcext:value-type="float">
            <text:p>0.656</text:p>
          </table:table-cell>
          <table:table-cell office:value-type="float" office:value="0.805486" calcext:value-type="float">
            <text:p>0.805486</text:p>
          </table:table-cell>
          <table:table-cell office:value-type="float" office:value="0.912" calcext:value-type="float">
            <text:p>0.912</text:p>
          </table:table-cell>
          <table:table-cell office:value-type="float" office:value="0.622103" calcext:value-type="float">
            <text:p>0.622103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584" calcext:value-type="float">
            <text:p>0.3584</text:p>
          </table:table-cell>
          <table:table-cell office:value-type="float" office:value="0.599314" calcext:value-type="float">
            <text:p>0.599314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0229" calcext:value-type="float">
            <text:p>0.640229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44" calcext:value-type="float">
            <text:p>0.6544</text:p>
          </table:table-cell>
          <table:table-cell office:value-type="float" office:value="0.765714" calcext:value-type="float">
            <text:p>0.765714</text:p>
          </table:table-cell>
          <table:table-cell office:value-type="float" office:value="0.912" calcext:value-type="float">
            <text:p>0.912</text:p>
          </table:table-cell>
          <table:table-cell office:value-type="float" office:value="0.622606" calcext:value-type="float">
            <text:p>0.62260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272" calcext:value-type="float">
            <text:p>0.272</text:p>
          </table:table-cell>
          <table:table-cell office:value-type="float" office:value="0.371886" calcext:value-type="float">
            <text:p>0.371886</text:p>
          </table:table-cell>
          <table:table-cell office:value-type="float" office:value="0.619429" calcext:value-type="float">
            <text:p>0.619429</text:p>
          </table:table-cell>
          <table:table-cell table:number-columns-repeated="5" office:value-type="float" office:value="0.64" calcext:value-type="float">
            <text:p>0.64</text:p>
          </table:table-cell>
          <table:table-cell office:value-type="float" office:value="0.647543" calcext:value-type="float">
            <text:p>0.647543</text:p>
          </table:table-cell>
          <table:table-cell office:value-type="float" office:value="0.656" calcext:value-type="float">
            <text:p>0.656</text:p>
          </table:table-cell>
          <table:table-cell office:value-type="float" office:value="0.744686" calcext:value-type="float">
            <text:p>0.744686</text:p>
          </table:table-cell>
          <table:table-cell office:value-type="float" office:value="0.912" calcext:value-type="float">
            <text:p>0.912</text:p>
          </table:table-cell>
          <table:table-cell office:value-type="float" office:value="0.623954" calcext:value-type="float">
            <text:p>0.623954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328" calcext:value-type="float">
            <text:p>0.328</text:p>
          </table:table-cell>
          <table:table-cell office:value-type="float" office:value="0.378057" calcext:value-type="float">
            <text:p>0.378057</text:p>
          </table:table-cell>
          <table:table-cell office:value-type="float" office:value="0.613486" calcext:value-type="float">
            <text:p>0.613486</text:p>
          </table:table-cell>
          <table:table-cell office:value-type="float" office:value="0.639771" calcext:value-type="float">
            <text:p>0.639771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5257" calcext:value-type="float">
            <text:p>0.645257</text:p>
          </table:table-cell>
          <table:table-cell office:value-type="float" office:value="0.653943" calcext:value-type="float">
            <text:p>0.653943</text:p>
          </table:table-cell>
          <table:table-cell office:value-type="float" office:value="0.728457" calcext:value-type="float">
            <text:p>0.728457</text:p>
          </table:table-cell>
          <table:table-cell office:value-type="float" office:value="0.912" calcext:value-type="float">
            <text:p>0.912</text:p>
          </table:table-cell>
          <table:table-cell office:value-type="float" office:value="0.621897" calcext:value-type="float">
            <text:p>0.621897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328" calcext:value-type="float">
            <text:p>0.328</text:p>
          </table:table-cell>
          <table:table-cell office:value-type="float" office:value="0.365029" calcext:value-type="float">
            <text:p>0.365029</text:p>
          </table:table-cell>
          <table:table-cell office:value-type="float" office:value="0.552914" calcext:value-type="float">
            <text:p>0.552914</text:p>
          </table:table-cell>
          <table:table-cell office:value-type="float" office:value="0.638629" calcext:value-type="float">
            <text:p>0.638629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655314" calcext:value-type="float">
            <text:p>0.655314</text:p>
          </table:table-cell>
          <table:table-cell office:value-type="float" office:value="0.757257" calcext:value-type="float">
            <text:p>0.757257</text:p>
          </table:table-cell>
          <table:table-cell office:value-type="float" office:value="0.912" calcext:value-type="float">
            <text:p>0.912</text:p>
          </table:table-cell>
          <table:table-cell office:value-type="float" office:value="0.617394" calcext:value-type="float">
            <text:p>0.617394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328" calcext:value-type="float">
            <text:p>0.328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6016" calcext:value-type="float">
            <text:p>0.6016</text:p>
          </table:table-cell>
          <table:table-cell table:number-columns-repeated="5" office:value-type="float" office:value="0.64" calcext:value-type="float">
            <text:p>0.64</text:p>
          </table:table-cell>
          <table:table-cell office:value-type="float" office:value="0.646857" calcext:value-type="float">
            <text:p>0.646857</text:p>
          </table:table-cell>
          <table:table-cell office:value-type="float" office:value="0.655314" calcext:value-type="float">
            <text:p>0.655314</text:p>
          </table:table-cell>
          <table:table-cell office:value-type="float" office:value="0.762057" calcext:value-type="float">
            <text:p>0.762057</text:p>
          </table:table-cell>
          <table:table-cell office:value-type="float" office:value="0.912" calcext:value-type="float">
            <text:p>0.912</text:p>
          </table:table-cell>
          <table:table-cell office:value-type="float" office:value="0.622263" calcext:value-type="float">
            <text:p>0.622263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328" calcext:value-type="float">
            <text:p>0.328</text:p>
          </table:table-cell>
          <table:table-cell office:value-type="float" office:value="0.375314" calcext:value-type="float">
            <text:p>0.375314</text:p>
          </table:table-cell>
          <table:table-cell office:value-type="float" office:value="0.600229" calcext:value-type="float">
            <text:p>0.600229</text:p>
          </table:table-cell>
          <table:table-cell table:number-columns-repeated="5" office:value-type="float" office:value="0.64" calcext:value-type="float">
            <text:p>0.64</text:p>
          </table:table-cell>
          <table:table-cell office:value-type="float" office:value="0.646857" calcext:value-type="float">
            <text:p>0.646857</text:p>
          </table:table-cell>
          <table:table-cell office:value-type="float" office:value="0.655314" calcext:value-type="float">
            <text:p>0.655314</text:p>
          </table:table-cell>
          <table:table-cell office:value-type="float" office:value="0.738971" calcext:value-type="float">
            <text:p>0.738971</text:p>
          </table:table-cell>
          <table:table-cell office:value-type="float" office:value="0.912" calcext:value-type="float">
            <text:p>0.912</text:p>
          </table:table-cell>
          <table:table-cell office:value-type="float" office:value="0.621669" calcext:value-type="float">
            <text:p>0.621669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328" calcext:value-type="float">
            <text:p>0.328</text:p>
          </table:table-cell>
          <table:table-cell office:value-type="float" office:value="0.367086" calcext:value-type="float">
            <text:p>0.367086</text:p>
          </table:table-cell>
          <table:table-cell office:value-type="float" office:value="0.614857" calcext:value-type="float">
            <text:p>0.614857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0914" calcext:value-type="float">
            <text:p>0.640914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5771" calcext:value-type="float">
            <text:p>0.655771</text:p>
          </table:table-cell>
          <table:table-cell office:value-type="float" office:value="0.733486" calcext:value-type="float">
            <text:p>0.733486</text:p>
          </table:table-cell>
          <table:table-cell office:value-type="float" office:value="0.912" calcext:value-type="float">
            <text:p>0.912</text:p>
          </table:table-cell>
          <table:table-cell office:value-type="float" office:value="0.622011" calcext:value-type="float">
            <text:p>0.622011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328" calcext:value-type="float">
            <text:p>0.328</text:p>
          </table:table-cell>
          <table:table-cell office:value-type="float" office:value="0.389943" calcext:value-type="float">
            <text:p>0.389943</text:p>
          </table:table-cell>
          <table:table-cell office:value-type="float" office:value="0.621257" calcext:value-type="float">
            <text:p>0.621257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2743" calcext:value-type="float">
            <text:p>0.642743</text:p>
          </table:table-cell>
          <table:table-cell office:value-type="float" office:value="0.649143" calcext:value-type="float">
            <text:p>0.649143</text:p>
          </table:table-cell>
          <table:table-cell office:value-type="float" office:value="0.656" calcext:value-type="float">
            <text:p>0.656</text:p>
          </table:table-cell>
          <table:table-cell office:value-type="float" office:value="0.749943" calcext:value-type="float">
            <text:p>0.749943</text:p>
          </table:table-cell>
          <table:table-cell office:value-type="float" office:value="0.912" calcext:value-type="float">
            <text:p>0.912</text:p>
          </table:table-cell>
          <table:table-cell office:value-type="float" office:value="0.626903" calcext:value-type="float">
            <text:p>0.626903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272" calcext:value-type="float">
            <text:p>0.272</text:p>
          </table:table-cell>
          <table:table-cell office:value-type="float" office:value="0.368686" calcext:value-type="float">
            <text:p>0.368686</text:p>
          </table:table-cell>
          <table:table-cell office:value-type="float" office:value="0.549943" calcext:value-type="float">
            <text:p>0.549943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1829" calcext:value-type="float">
            <text:p>0.641829</text:p>
          </table:table-cell>
          <table:table-cell office:value-type="float" office:value="0.649143" calcext:value-type="float">
            <text:p>0.649143</text:p>
          </table:table-cell>
          <table:table-cell office:value-type="float" office:value="0.656" calcext:value-type="float">
            <text:p>0.656</text:p>
          </table:table-cell>
          <table:table-cell office:value-type="float" office:value="0.736" calcext:value-type="float">
            <text:p>0.736</text:p>
          </table:table-cell>
          <table:table-cell office:value-type="float" office:value="0.912" calcext:value-type="float">
            <text:p>0.912</text:p>
          </table:table-cell>
          <table:table-cell office:value-type="float" office:value="0.61616" calcext:value-type="float">
            <text:p>0.61616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272" calcext:value-type="float">
            <text:p>0.272</text:p>
          </table:table-cell>
          <table:table-cell office:value-type="float" office:value="0.352914" calcext:value-type="float">
            <text:p>0.352914</text:p>
          </table:table-cell>
          <table:table-cell office:value-type="float" office:value="0.429029" calcext:value-type="float">
            <text:p>0.429029</text:p>
          </table:table-cell>
          <table:table-cell office:value-type="float" office:value="0.635429" calcext:value-type="float">
            <text:p>0.635429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6629" calcext:value-type="float">
            <text:p>0.646629</text:p>
          </table:table-cell>
          <table:table-cell office:value-type="float" office:value="0.654857" calcext:value-type="float">
            <text:p>0.654857</text:p>
          </table:table-cell>
          <table:table-cell office:value-type="float" office:value="0.731886" calcext:value-type="float">
            <text:p>0.731886</text:p>
          </table:table-cell>
          <table:table-cell office:value-type="float" office:value="0.912" calcext:value-type="float">
            <text:p>0.912</text:p>
          </table:table-cell>
          <table:table-cell office:value-type="float" office:value="0.601074" calcext:value-type="float">
            <text:p>0.601074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272" calcext:value-type="float">
            <text:p>0.272</text:p>
          </table:table-cell>
          <table:table-cell office:value-type="float" office:value="0.359086" calcext:value-type="float">
            <text:p>0.359086</text:p>
          </table:table-cell>
          <table:table-cell office:value-type="float" office:value="0.535543" calcext:value-type="float">
            <text:p>0.535543</text:p>
          </table:table-cell>
          <table:table-cell table:number-columns-repeated="5" office:value-type="float" office:value="0.64" calcext:value-type="float">
            <text:p>0.64</text:p>
          </table:table-cell>
          <table:table-cell office:value-type="float" office:value="0.6464" calcext:value-type="float">
            <text:p>0.6464</text:p>
          </table:table-cell>
          <table:table-cell office:value-type="float" office:value="0.656" calcext:value-type="float">
            <text:p>0.656</text:p>
          </table:table-cell>
          <table:table-cell office:value-type="float" office:value="0.725257" calcext:value-type="float">
            <text:p>0.725257</text:p>
          </table:table-cell>
          <table:table-cell office:value-type="float" office:value="0.912" calcext:value-type="float">
            <text:p>0.912</text:p>
          </table:table-cell>
          <table:table-cell office:value-type="float" office:value="0.612229" calcext:value-type="float">
            <text:p>0.612229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328" calcext:value-type="float">
            <text:p>0.328</text:p>
          </table:table-cell>
          <table:table-cell office:value-type="float" office:value="0.366629" calcext:value-type="float">
            <text:p>0.366629</text:p>
          </table:table-cell>
          <table:table-cell office:value-type="float" office:value="0.531429" calcext:value-type="float">
            <text:p>0.531429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2743" calcext:value-type="float">
            <text:p>0.642743</text:p>
          </table:table-cell>
          <table:table-cell office:value-type="float" office:value="0.648686" calcext:value-type="float">
            <text:p>0.648686</text:p>
          </table:table-cell>
          <table:table-cell office:value-type="float" office:value="0.656" calcext:value-type="float">
            <text:p>0.656</text:p>
          </table:table-cell>
          <table:table-cell office:value-type="float" office:value="0.739657" calcext:value-type="float">
            <text:p>0.739657</text:p>
          </table:table-cell>
          <table:table-cell office:value-type="float" office:value="0.912" calcext:value-type="float">
            <text:p>0.912</text:p>
          </table:table-cell>
          <table:table-cell office:value-type="float" office:value="0.614514" calcext:value-type="float">
            <text:p>0.614514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328" calcext:value-type="float">
            <text:p>0.328</text:p>
          </table:table-cell>
          <table:table-cell office:value-type="float" office:value="0.383543" calcext:value-type="float">
            <text:p>0.383543</text:p>
          </table:table-cell>
          <table:table-cell office:value-type="float" office:value="0.6272" calcext:value-type="float">
            <text:p>0.6272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2286" calcext:value-type="float">
            <text:p>0.642286</text:p>
          </table:table-cell>
          <table:table-cell office:value-type="float" office:value="0.648686" calcext:value-type="float">
            <text:p>0.648686</text:p>
          </table:table-cell>
          <table:table-cell office:value-type="float" office:value="0.656" calcext:value-type="float">
            <text:p>0.656</text:p>
          </table:table-cell>
          <table:table-cell office:value-type="float" office:value="0.761143" calcext:value-type="float">
            <text:p>0.761143</text:p>
          </table:table-cell>
          <table:table-cell office:value-type="float" office:value="0.912" calcext:value-type="float">
            <text:p>0.912</text:p>
          </table:table-cell>
          <table:table-cell office:value-type="float" office:value="0.627886" calcext:value-type="float">
            <text:p>0.627886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272" calcext:value-type="float">
            <text:p>0.272</text:p>
          </table:table-cell>
          <table:table-cell office:value-type="float" office:value="0.350857" calcext:value-type="float">
            <text:p>0.350857</text:p>
          </table:table-cell>
          <table:table-cell office:value-type="float" office:value="0.568686" calcext:value-type="float">
            <text:p>0.568686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6857" calcext:value-type="float">
            <text:p>0.646857</text:p>
          </table:table-cell>
          <table:table-cell office:value-type="float" office:value="0.651657" calcext:value-type="float">
            <text:p>0.651657</text:p>
          </table:table-cell>
          <table:table-cell office:value-type="float" office:value="0.656" calcext:value-type="float">
            <text:p>0.656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912" calcext:value-type="float">
            <text:p>0.912</text:p>
          </table:table-cell>
          <table:table-cell office:value-type="float" office:value="0.623886" calcext:value-type="float">
            <text:p>0.623886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328" calcext:value-type="float">
            <text:p>0.328</text:p>
          </table:table-cell>
          <table:table-cell office:value-type="float" office:value="0.346514" calcext:value-type="float">
            <text:p>0.346514</text:p>
          </table:table-cell>
          <table:table-cell office:value-type="float" office:value="0.555657" calcext:value-type="float">
            <text:p>0.555657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7086" calcext:value-type="float">
            <text:p>0.647086</text:p>
          </table:table-cell>
          <table:table-cell office:value-type="float" office:value="0.653257" calcext:value-type="float">
            <text:p>0.653257</text:p>
          </table:table-cell>
          <table:table-cell office:value-type="float" office:value="0.658971" calcext:value-type="float">
            <text:p>0.658971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912" calcext:value-type="float">
            <text:p>0.912</text:p>
          </table:table-cell>
          <table:table-cell office:value-type="float" office:value="0.628389" calcext:value-type="float">
            <text:p>0.628389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328" calcext:value-type="float">
            <text:p>0.328</text:p>
          </table:table-cell>
          <table:table-cell office:value-type="float" office:value="0.369143" calcext:value-type="float">
            <text:p>0.369143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4" calcext:value-type="float">
            <text:p>0.64</text:p>
          </table:table-cell>
          <table:table-cell office:value-type="float" office:value="0.642743" calcext:value-type="float">
            <text:p>0.642743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5314" calcext:value-type="float">
            <text:p>0.655314</text:p>
          </table:table-cell>
          <table:table-cell office:value-type="float" office:value="0.686857" calcext:value-type="float">
            <text:p>0.686857</text:p>
          </table:table-cell>
          <table:table-cell office:value-type="float" office:value="0.896686" calcext:value-type="float">
            <text:p>0.896686</text:p>
          </table:table-cell>
          <table:table-cell office:value-type="float" office:value="0.912" calcext:value-type="float">
            <text:p>0.912</text:p>
          </table:table-cell>
          <table:table-cell office:value-type="float" office:value="0.641874" calcext:value-type="float">
            <text:p>0.641874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328" calcext:value-type="float">
            <text:p>0.328</text:p>
          </table:table-cell>
          <table:table-cell office:value-type="float" office:value="0.348571" calcext:value-type="float">
            <text:p>0.348571</text:p>
          </table:table-cell>
          <table:table-cell office:value-type="float" office:value="0.493486" calcext:value-type="float">
            <text:p>0.493486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647771" calcext:value-type="float">
            <text:p>0.647771</text:p>
          </table:table-cell>
          <table:table-cell office:value-type="float" office:value="0.653257" calcext:value-type="float">
            <text:p>0.653257</text:p>
          </table:table-cell>
          <table:table-cell office:value-type="float" office:value="0.710629" calcext:value-type="float">
            <text:p>0.710629</text:p>
          </table:table-cell>
          <table:table-cell office:value-type="float" office:value="0.895314" calcext:value-type="float">
            <text:p>0.895314</text:p>
          </table:table-cell>
          <table:table-cell office:value-type="float" office:value="0.912" calcext:value-type="float">
            <text:p>0.912</text:p>
          </table:table-cell>
          <table:table-cell office:value-type="float" office:value="0.630903" calcext:value-type="float">
            <text:p>0.630903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328" calcext:value-type="float">
            <text:p>0.328</text:p>
          </table:table-cell>
          <table:table-cell office:value-type="float" office:value="0.3424" calcext:value-type="float">
            <text:p>0.3424</text:p>
          </table:table-cell>
          <table:table-cell office:value-type="float" office:value="0.409371" calcext:value-type="float">
            <text:p>0.409371</text:p>
          </table:table-cell>
          <table:table-cell office:value-type="float" office:value="0.625143" calcext:value-type="float">
            <text:p>0.625143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640914" calcext:value-type="float">
            <text:p>0.640914</text:p>
          </table:table-cell>
          <table:table-cell office:value-type="float" office:value="0.648457" calcext:value-type="float">
            <text:p>0.648457</text:p>
          </table:table-cell>
          <table:table-cell office:value-type="float" office:value="0.656" calcext:value-type="float">
            <text:p>0.656</text:p>
          </table:table-cell>
          <table:table-cell office:value-type="float" office:value="0.748571" calcext:value-type="float">
            <text:p>0.748571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912" calcext:value-type="float">
            <text:p>0.912</text:p>
          </table:table-cell>
          <table:table-cell office:value-type="float" office:value="0.624526" calcext:value-type="float">
            <text:p>0.624526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 office:value-type="float" office:value="0.328" calcext:value-type="float">
            <text:p>0.328</text:p>
          </table:table-cell>
          <table:table-cell office:value-type="float" office:value="0.397943" calcext:value-type="float">
            <text:p>0.397943</text:p>
          </table:table-cell>
          <table:table-cell office:value-type="float" office:value="0.513829" calcext:value-type="float">
            <text:p>0.513829</text:p>
          </table:table-cell>
          <table:table-cell table:number-columns-repeated="3" office:value-type="float" office:value="0.64" calcext:value-type="float">
            <text:p>0.64</text:p>
          </table:table-cell>
          <table:table-cell office:value-type="float" office:value="0.647086" calcext:value-type="float">
            <text:p>0.647086</text:p>
          </table:table-cell>
          <table:table-cell office:value-type="float" office:value="0.655771" calcext:value-type="float">
            <text:p>0.655771</text:p>
          </table:table-cell>
          <table:table-cell office:value-type="float" office:value="0.806629" calcext:value-type="float">
            <text:p>0.806629</text:p>
          </table:table-cell>
          <table:table-cell office:value-type="float" office:value="0.901029" calcext:value-type="float">
            <text:p>0.901029</text:p>
          </table:table-cell>
          <table:table-cell office:value-type="float" office:value="0.912" calcext:value-type="float">
            <text:p>0.912</text:p>
          </table:table-cell>
          <table:table-cell office:value-type="float" office:value="0.617029" calcext:value-type="float">
            <text:p>0.617029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272" calcext:value-type="float">
            <text:p>0.272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97943" calcext:value-type="float">
            <text:p>0.397943</text:p>
          </table:table-cell>
          <table:table-cell office:value-type="float" office:value="0.527314" calcext:value-type="float">
            <text:p>0.527314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641829" calcext:value-type="float">
            <text:p>0.641829</text:p>
          </table:table-cell>
          <table:table-cell office:value-type="float" office:value="0.650743" calcext:value-type="float">
            <text:p>0.650743</text:p>
          </table:table-cell>
          <table:table-cell office:value-type="float" office:value="0.701714" calcext:value-type="float">
            <text:p>0.701714</text:p>
          </table:table-cell>
          <table:table-cell office:value-type="float" office:value="0.861257" calcext:value-type="float">
            <text:p>0.861257</text:p>
          </table:table-cell>
          <table:table-cell office:value-type="float" office:value="0.903771" calcext:value-type="float">
            <text:p>0.903771</text:p>
          </table:table-cell>
          <table:table-cell office:value-type="float" office:value="0.912" calcext:value-type="float">
            <text:p>0.912</text:p>
          </table:table-cell>
          <table:table-cell office:value-type="float" office:value="0.629097" calcext:value-type="float">
            <text:p>0.629097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272" calcext:value-type="float">
            <text:p>0.272</text:p>
          </table:table-cell>
          <table:table-cell office:value-type="float" office:value="0.340571" calcext:value-type="float">
            <text:p>0.340571</text:p>
          </table:table-cell>
          <table:table-cell office:value-type="float" office:value="0.4" calcext:value-type="float">
            <text:p>0.4</text:p>
          </table:table-cell>
          <table:table-cell office:value-type="float" office:value="0.471086" calcext:value-type="float">
            <text:p>0.471086</text:p>
          </table:table-cell>
          <table:table-cell office:value-type="float" office:value="0.637029" calcext:value-type="float">
            <text:p>0.637029</text:p>
          </table:table-cell>
          <table:table-cell office:value-type="float" office:value="0.64" calcext:value-type="float">
            <text:p>0.64</text:p>
          </table:table-cell>
          <table:table-cell office:value-type="float" office:value="0.640914" calcext:value-type="float">
            <text:p>0.640914</text:p>
          </table:table-cell>
          <table:table-cell office:value-type="float" office:value="0.648914" calcext:value-type="float">
            <text:p>0.648914</text:p>
          </table:table-cell>
          <table:table-cell office:value-type="float" office:value="0.683886" calcext:value-type="float">
            <text:p>0.683886</text:p>
          </table:table-cell>
          <table:table-cell office:value-type="float" office:value="0.864457" calcext:value-type="float">
            <text:p>0.864457</text:p>
          </table:table-cell>
          <table:table-cell office:value-type="float" office:value="0.904914" calcext:value-type="float">
            <text:p>0.904914</text:p>
          </table:table-cell>
          <table:table-cell office:value-type="float" office:value="0.912" calcext:value-type="float">
            <text:p>0.912</text:p>
          </table:table-cell>
          <table:table-cell office:value-type="float" office:value="0.623177" calcext:value-type="float">
            <text:p>0.623177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0.328" calcext:value-type="float">
            <text:p>0.328</text:p>
          </table:table-cell>
          <table:table-cell office:value-type="float" office:value="0.384" calcext:value-type="float">
            <text:p>0.384</text:p>
          </table:table-cell>
          <table:table-cell office:value-type="float" office:value="0.449371" calcext:value-type="float">
            <text:p>0.449371</text:p>
          </table:table-cell>
          <table:table-cell office:value-type="float" office:value="0.626743" calcext:value-type="float">
            <text:p>0.626743</text:p>
          </table:table-cell>
          <table:table-cell office:value-type="float" office:value="0.64" calcext:value-type="float">
            <text:p>0.64</text:p>
          </table:table-cell>
          <table:table-cell office:value-type="float" office:value="0.642971" calcext:value-type="float">
            <text:p>0.642971</text:p>
          </table:table-cell>
          <table:table-cell office:value-type="float" office:value="0.6528" calcext:value-type="float">
            <text:p>0.6528</text:p>
          </table:table-cell>
          <table:table-cell office:value-type="float" office:value="0.767771" calcext:value-type="float">
            <text:p>0.767771</text:p>
          </table:table-cell>
          <table:table-cell office:value-type="float" office:value="0.874743" calcext:value-type="float">
            <text:p>0.874743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912" calcext:value-type="float">
            <text:p>0.912</text:p>
          </table:table-cell>
          <table:table-cell office:value-type="float" office:value="0.6272" calcext:value-type="float">
            <text:p>0.6272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272" calcext:value-type="float">
            <text:p>0.272</text:p>
          </table:table-cell>
          <table:table-cell office:value-type="float" office:value="0.343314" calcext:value-type="float">
            <text:p>0.343314</text:p>
          </table:table-cell>
          <table:table-cell office:value-type="float" office:value="0.4" calcext:value-type="float">
            <text:p>0.4</text:p>
          </table:table-cell>
          <table:table-cell office:value-type="float" office:value="0.566171" calcext:value-type="float">
            <text:p>0.566171</text:p>
          </table:table-cell>
          <table:table-cell office:value-type="float" office:value="0.639086" calcext:value-type="float">
            <text:p>0.639086</text:p>
          </table:table-cell>
          <table:table-cell office:value-type="float" office:value="0.64" calcext:value-type="float">
            <text:p>0.64</text:p>
          </table:table-cell>
          <table:table-cell office:value-type="float" office:value="0.645714" calcext:value-type="float">
            <text:p>0.645714</text:p>
          </table:table-cell>
          <table:table-cell office:value-type="float" office:value="0.656457" calcext:value-type="float">
            <text:p>0.656457</text:p>
          </table:table-cell>
          <table:table-cell office:value-type="float" office:value="0.818286" calcext:value-type="float">
            <text:p>0.818286</text:p>
          </table:table-cell>
          <table:table-cell office:value-type="float" office:value="0.882971" calcext:value-type="float">
            <text:p>0.882971</text:p>
          </table:table-cell>
          <table:table-cell office:value-type="float" office:value="0.906743" calcext:value-type="float">
            <text:p>0.906743</text:p>
          </table:table-cell>
          <table:table-cell office:value-type="float" office:value="0.912" calcext:value-type="float">
            <text:p>0.912</text:p>
          </table:table-cell>
          <table:table-cell office:value-type="float" office:value="0.649874" calcext:value-type="float">
            <text:p>0.649874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296" calcext:value-type="float">
            <text:p>0.296</text:p>
          </table:table-cell>
          <table:table-cell office:value-type="float" office:value="0.327086" calcext:value-type="float">
            <text:p>0.327086</text:p>
          </table:table-cell>
          <table:table-cell office:value-type="float" office:value="0.393829" calcext:value-type="float">
            <text:p>0.393829</text:p>
          </table:table-cell>
          <table:table-cell office:value-type="float" office:value="0.526171" calcext:value-type="float">
            <text:p>0.526171</text:p>
          </table:table-cell>
          <table:table-cell office:value-type="float" office:value="0.639771" calcext:value-type="float">
            <text:p>0.639771</text:p>
          </table:table-cell>
          <table:table-cell office:value-type="float" office:value="0.641143" calcext:value-type="float">
            <text:p>0.641143</text:p>
          </table:table-cell>
          <table:table-cell office:value-type="float" office:value="0.654171" calcext:value-type="float">
            <text:p>0.654171</text:p>
          </table:table-cell>
          <table:table-cell office:value-type="float" office:value="0.788114" calcext:value-type="float">
            <text:p>0.788114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88457" calcext:value-type="float">
            <text:p>0.888457</text:p>
          </table:table-cell>
          <table:table-cell office:value-type="float" office:value="0.908343" calcext:value-type="float">
            <text:p>0.908343</text:p>
          </table:table-cell>
          <table:table-cell office:value-type="float" office:value="0.912" calcext:value-type="float">
            <text:p>0.912</text:p>
          </table:table-cell>
          <table:table-cell office:value-type="float" office:value="0.662949" calcext:value-type="float">
            <text:p>0.662949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328" calcext:value-type="float">
            <text:p>0.328</text:p>
          </table:table-cell>
          <table:table-cell office:value-type="float" office:value="0.3424" calcext:value-type="float">
            <text:p>0.3424</text:p>
          </table:table-cell>
          <table:table-cell office:value-type="float" office:value="0.410514" calcext:value-type="float">
            <text:p>0.410514</text:p>
          </table:table-cell>
          <table:table-cell office:value-type="float" office:value="0.598629" calcext:value-type="float">
            <text:p>0.598629</text:p>
          </table:table-cell>
          <table:table-cell office:value-type="float" office:value="0.64" calcext:value-type="float">
            <text:p>0.64</text:p>
          </table:table-cell>
          <table:table-cell office:value-type="float" office:value="0.653486" calcext:value-type="float">
            <text:p>0.653486</text:p>
          </table:table-cell>
          <table:table-cell office:value-type="float" office:value="0.7936" calcext:value-type="float">
            <text:p>0.7936</text:p>
          </table:table-cell>
          <table:table-cell office:value-type="float" office:value="0.847543" calcext:value-type="float">
            <text:p>0.847543</text:p>
          </table:table-cell>
          <table:table-cell office:value-type="float" office:value="0.877257" calcext:value-type="float">
            <text:p>0.877257</text:p>
          </table:table-cell>
          <table:table-cell office:value-type="float" office:value="0.895771" calcext:value-type="float">
            <text:p>0.895771</text:p>
          </table:table-cell>
          <table:table-cell office:value-type="float" office:value="0.909943" calcext:value-type="float">
            <text:p>0.909943</text:p>
          </table:table-cell>
          <table:table-cell office:value-type="float" office:value="0.912" calcext:value-type="float">
            <text:p>0.912</text:p>
          </table:table-cell>
          <table:table-cell office:value-type="float" office:value="0.696914" calcext:value-type="float">
            <text:p>0.696914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328" calcext:value-type="float">
            <text:p>0.328</text:p>
          </table:table-cell>
          <table:table-cell office:value-type="float" office:value="0.3424" calcext:value-type="float">
            <text:p>0.3424</text:p>
          </table:table-cell>
          <table:table-cell office:value-type="float" office:value="0.4" calcext:value-type="float">
            <text:p>0.4</text:p>
          </table:table-cell>
          <table:table-cell office:value-type="float" office:value="0.592914" calcext:value-type="float">
            <text:p>0.592914</text:p>
          </table:table-cell>
          <table:table-cell office:value-type="float" office:value="0.641143" calcext:value-type="float">
            <text:p>0.641143</text:p>
          </table:table-cell>
          <table:table-cell office:value-type="float" office:value="0.685257" calcext:value-type="float">
            <text:p>0.685257</text:p>
          </table:table-cell>
          <table:table-cell office:value-type="float" office:value="0.817371" calcext:value-type="float">
            <text:p>0.817371</text:p>
          </table:table-cell>
          <table:table-cell office:value-type="float" office:value="0.8528" calcext:value-type="float">
            <text:p>0.8528</text:p>
          </table:table-cell>
          <table:table-cell office:value-type="float" office:value="0.877943" calcext:value-type="float">
            <text:p>0.877943</text:p>
          </table:table-cell>
          <table:table-cell office:value-type="float" office:value="0.893943" calcext:value-type="float">
            <text:p>0.893943</text:p>
          </table:table-cell>
          <table:table-cell office:value-type="float" office:value="0.909257" calcext:value-type="float">
            <text:p>0.909257</text:p>
          </table:table-cell>
          <table:table-cell office:value-type="float" office:value="0.912" calcext:value-type="float">
            <text:p>0.912</text:p>
          </table:table-cell>
          <table:table-cell office:value-type="float" office:value="0.701303" calcext:value-type="float">
            <text:p>0.701303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328" calcext:value-type="float">
            <text:p>0.328</text:p>
          </table:table-cell>
          <table:table-cell office:value-type="float" office:value="0.344457" calcext:value-type="float">
            <text:p>0.344457</text:p>
          </table:table-cell>
          <table:table-cell office:value-type="float" office:value="0.400229" calcext:value-type="float">
            <text:p>0.400229</text:p>
          </table:table-cell>
          <table:table-cell office:value-type="float" office:value="0.593143" calcext:value-type="float">
            <text:p>0.593143</text:p>
          </table:table-cell>
          <table:table-cell office:value-type="float" office:value="0.642971" calcext:value-type="float">
            <text:p>0.642971</text:p>
          </table:table-cell>
          <table:table-cell office:value-type="float" office:value="0.734171" calcext:value-type="float">
            <text:p>0.734171</text:p>
          </table:table-cell>
          <table:table-cell office:value-type="float" office:value="0.827429" calcext:value-type="float">
            <text:p>0.827429</text:p>
          </table:table-cell>
          <table:table-cell office:value-type="float" office:value="0.862171" calcext:value-type="float">
            <text:p>0.862171</text:p>
          </table:table-cell>
          <table:table-cell office:value-type="float" office:value="0.879314" calcext:value-type="float">
            <text:p>0.879314</text:p>
          </table:table-cell>
          <table:table-cell office:value-type="float" office:value="0.894629" calcext:value-type="float">
            <text:p>0.894629</text:p>
          </table:table-cell>
          <table:table-cell office:value-type="float" office:value="0.909714" calcext:value-type="float">
            <text:p>0.909714</text:p>
          </table:table-cell>
          <table:table-cell office:value-type="float" office:value="0.912" calcext:value-type="float">
            <text:p>0.912</text:p>
          </table:table-cell>
          <table:table-cell office:value-type="float" office:value="0.708823" calcext:value-type="float">
            <text:p>0.708823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328" calcext:value-type="float">
            <text:p>0.328</text:p>
          </table:table-cell>
          <table:table-cell office:value-type="float" office:value="0.379429" calcext:value-type="float">
            <text:p>0.379429</text:p>
          </table:table-cell>
          <table:table-cell office:value-type="float" office:value="0.567771" calcext:value-type="float">
            <text:p>0.567771</text:p>
          </table:table-cell>
          <table:table-cell office:value-type="float" office:value="0.649371" calcext:value-type="float">
            <text:p>0.649371</text:p>
          </table:table-cell>
          <table:table-cell office:value-type="float" office:value="0.802286" calcext:value-type="float">
            <text:p>0.802286</text:p>
          </table:table-cell>
          <table:table-cell office:value-type="float" office:value="0.830629" calcext:value-type="float">
            <text:p>0.830629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883657" calcext:value-type="float">
            <text:p>0.883657</text:p>
          </table:table-cell>
          <table:table-cell office:value-type="float" office:value="0.898971" calcext:value-type="float">
            <text:p>0.898971</text:p>
          </table:table-cell>
          <table:table-cell office:value-type="float" office:value="0.910857" calcext:value-type="float">
            <text:p>0.910857</text:p>
          </table:table-cell>
          <table:table-cell office:value-type="float" office:value="0.912" calcext:value-type="float">
            <text:p>0.912</text:p>
          </table:table-cell>
          <table:table-cell office:value-type="float" office:value="0.765257" calcext:value-type="float">
            <text:p>0.765257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328" calcext:value-type="float">
            <text:p>0.328</text:p>
          </table:table-cell>
          <table:table-cell office:value-type="float" office:value="0.499886" calcext:value-type="float">
            <text:p>0.499886</text:p>
          </table:table-cell>
          <table:table-cell office:value-type="float" office:value="0.637943" calcext:value-type="float">
            <text:p>0.637943</text:p>
          </table:table-cell>
          <table:table-cell office:value-type="float" office:value="0.779429" calcext:value-type="float">
            <text:p>0.779429</text:p>
          </table:table-cell>
          <table:table-cell office:value-type="float" office:value="0.824457" calcext:value-type="float">
            <text:p>0.824457</text:p>
          </table:table-cell>
          <table:table-cell office:value-type="float" office:value="0.8448" calcext:value-type="float">
            <text:p>0.8448</text:p>
          </table:table-cell>
          <table:table-cell office:value-type="float" office:value="0.871771" calcext:value-type="float">
            <text:p>0.871771</text:p>
          </table:table-cell>
          <table:table-cell office:value-type="float" office:value="0.88" calcext:value-type="float">
            <text:p>0.88</text:p>
          </table:table-cell>
          <table:table-cell office:value-type="float" office:value="0.893257" calcext:value-type="float">
            <text:p>0.893257</text:p>
          </table:table-cell>
          <table:table-cell office:value-type="float" office:value="0.900114" calcext:value-type="float">
            <text:p>0.900114</text:p>
          </table:table-cell>
          <table:table-cell table:number-columns-repeated="2" office:value-type="float" office:value="0.912" calcext:value-type="float">
            <text:p>0.912</text:p>
          </table:table-cell>
          <table:table-cell office:value-type="float" office:value="0.804366" calcext:value-type="float">
            <text:p>0.804366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328" calcext:value-type="float">
            <text:p>0.328</text:p>
          </table:table-cell>
          <table:table-cell office:value-type="float" office:value="0.588114" calcext:value-type="float">
            <text:p>0.588114</text:p>
          </table:table-cell>
          <table:table-cell office:value-type="float" office:value="0.766171" calcext:value-type="float">
            <text:p>0.766171</text:p>
          </table:table-cell>
          <table:table-cell office:value-type="float" office:value="0.823543" calcext:value-type="float">
            <text:p>0.823543</text:p>
          </table:table-cell>
          <table:table-cell office:value-type="float" office:value="0.8368" calcext:value-type="float">
            <text:p>0.8368</text:p>
          </table:table-cell>
          <table:table-cell office:value-type="float" office:value="0.855771" calcext:value-type="float">
            <text:p>0.855771</text:p>
          </table:table-cell>
          <table:table-cell office:value-type="float" office:value="0.8736" calcext:value-type="float">
            <text:p>0.8736</text:p>
          </table:table-cell>
          <table:table-cell office:value-type="float" office:value="0.88" calcext:value-type="float">
            <text:p>0.88</text:p>
          </table:table-cell>
          <table:table-cell office:value-type="float" office:value="0.893257" calcext:value-type="float">
            <text:p>0.893257</text:p>
          </table:table-cell>
          <table:table-cell office:value-type="float" office:value="0.899886" calcext:value-type="float">
            <text:p>0.899886</text:p>
          </table:table-cell>
          <table:table-cell office:value-type="float" office:value="0.911543" calcext:value-type="float">
            <text:p>0.911543</text:p>
          </table:table-cell>
          <table:table-cell office:value-type="float" office:value="0.912" calcext:value-type="float">
            <text:p>0.912</text:p>
          </table:table-cell>
          <table:table-cell office:value-type="float" office:value="0.832869" calcext:value-type="float">
            <text:p>0.832869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607314" calcext:value-type="float">
            <text:p>0.607314</text:p>
          </table:table-cell>
          <table:table-cell office:value-type="float" office:value="0.762971" calcext:value-type="float">
            <text:p>0.762971</text:p>
          </table:table-cell>
          <table:table-cell office:value-type="float" office:value="0.823086" calcext:value-type="float">
            <text:p>0.823086</text:p>
          </table:table-cell>
          <table:table-cell office:value-type="float" office:value="0.836571" calcext:value-type="float">
            <text:p>0.836571</text:p>
          </table:table-cell>
          <table:table-cell office:value-type="float" office:value="0.851429" calcext:value-type="float">
            <text:p>0.851429</text:p>
          </table:table-cell>
          <table:table-cell office:value-type="float" office:value="0.873829" calcext:value-type="float">
            <text:p>0.873829</text:p>
          </table:table-cell>
          <table:table-cell office:value-type="float" office:value="0.881371" calcext:value-type="float">
            <text:p>0.881371</text:p>
          </table:table-cell>
          <table:table-cell office:value-type="float" office:value="0.895314" calcext:value-type="float">
            <text:p>0.895314</text:p>
          </table:table-cell>
          <table:table-cell office:value-type="float" office:value="0.900343" calcext:value-type="float">
            <text:p>0.900343</text:p>
          </table:table-cell>
          <table:table-cell office:value-type="float" office:value="0.911314" calcext:value-type="float">
            <text:p>0.911314</text:p>
          </table:table-cell>
          <table:table-cell office:value-type="float" office:value="0.912" calcext:value-type="float">
            <text:p>0.912</text:p>
          </table:table-cell>
          <table:table-cell office:value-type="float" office:value="0.834354" calcext:value-type="float">
            <text:p>0.834354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328" calcext:value-type="float">
            <text:p>0.328</text:p>
          </table:table-cell>
          <table:table-cell office:value-type="float" office:value="0.5824" calcext:value-type="float">
            <text:p>0.5824</text:p>
          </table:table-cell>
          <table:table-cell office:value-type="float" office:value="0.713371" calcext:value-type="float">
            <text:p>0.713371</text:p>
          </table:table-cell>
          <table:table-cell office:value-type="float" office:value="0.814857" calcext:value-type="float">
            <text:p>0.814857</text:p>
          </table:table-cell>
          <table:table-cell office:value-type="float" office:value="0.834057" calcext:value-type="float">
            <text:p>0.834057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875657" calcext:value-type="float">
            <text:p>0.875657</text:p>
          </table:table-cell>
          <table:table-cell office:value-type="float" office:value="0.887543" calcext:value-type="float">
            <text:p>0.887543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5143" calcext:value-type="float">
            <text:p>0.905143</text:p>
          </table:table-cell>
          <table:table-cell table:number-columns-repeated="2" office:value-type="float" office:value="0.912" calcext:value-type="float">
            <text:p>0.912</text:p>
          </table:table-cell>
          <table:table-cell office:value-type="float" office:value="0.827543" calcext:value-type="float">
            <text:p>0.827543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328" calcext:value-type="float">
            <text:p>0.328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656457" calcext:value-type="float">
            <text:p>0.656457</text:p>
          </table:table-cell>
          <table:table-cell office:value-type="float" office:value="0.806171" calcext:value-type="float">
            <text:p>0.806171</text:p>
          </table:table-cell>
          <table:table-cell office:value-type="float" office:value="0.834286" calcext:value-type="float">
            <text:p>0.834286</text:p>
          </table:table-cell>
          <table:table-cell office:value-type="float" office:value="0.854857" calcext:value-type="float">
            <text:p>0.854857</text:p>
          </table:table-cell>
          <table:table-cell office:value-type="float" office:value="0.876571" calcext:value-type="float">
            <text:p>0.876571</text:p>
          </table:table-cell>
          <table:table-cell office:value-type="float" office:value="0.887314" calcext:value-type="float">
            <text:p>0.887314</text:p>
          </table:table-cell>
          <table:table-cell office:value-type="float" office:value="0.896914" calcext:value-type="float">
            <text:p>0.896914</text:p>
          </table:table-cell>
          <table:table-cell office:value-type="float" office:value="0.907886" calcext:value-type="float">
            <text:p>0.907886</text:p>
          </table:table-cell>
          <table:table-cell table:number-columns-repeated="2" office:value-type="float" office:value="0.912" calcext:value-type="float">
            <text:p>0.912</text:p>
          </table:table-cell>
          <table:table-cell office:value-type="float" office:value="0.820526" calcext:value-type="float">
            <text:p>0.820526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328" calcext:value-type="float">
            <text:p>0.328</text:p>
          </table:table-cell>
          <table:table-cell office:value-type="float" office:value="0.581029" calcext:value-type="float">
            <text:p>0.581029</text:p>
          </table:table-cell>
          <table:table-cell office:value-type="float" office:value="0.729371" calcext:value-type="float">
            <text:p>0.729371</text:p>
          </table:table-cell>
          <table:table-cell office:value-type="float" office:value="0.822629" calcext:value-type="float">
            <text:p>0.822629</text:p>
          </table:table-cell>
          <table:table-cell office:value-type="float" office:value="0.845714" calcext:value-type="float">
            <text:p>0.845714</text:p>
          </table:table-cell>
          <table:table-cell office:value-type="float" office:value="0.871314" calcext:value-type="float">
            <text:p>0.871314</text:p>
          </table:table-cell>
          <table:table-cell office:value-type="float" office:value="0.881143" calcext:value-type="float">
            <text:p>0.881143</text:p>
          </table:table-cell>
          <table:table-cell office:value-type="float" office:value="0.895771" calcext:value-type="float">
            <text:p>0.895771</text:p>
          </table:table-cell>
          <table:table-cell office:value-type="float" office:value="0.900571" calcext:value-type="float">
            <text:p>0.900571</text:p>
          </table:table-cell>
          <table:table-cell office:value-type="float" office:value="0.910629" calcext:value-type="float">
            <text:p>0.910629</text:p>
          </table:table-cell>
          <table:table-cell table:number-columns-repeated="2" office:value-type="float" office:value="0.912" calcext:value-type="float">
            <text:p>0.912</text:p>
          </table:table-cell>
          <table:table-cell office:value-type="float" office:value="0.835017" calcext:value-type="float">
            <text:p>0.835017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328" calcext:value-type="float">
            <text:p>0.328</text:p>
          </table:table-cell>
          <table:table-cell office:value-type="float" office:value="0.573257" calcext:value-type="float">
            <text:p>0.573257</text:p>
          </table:table-cell>
          <table:table-cell office:value-type="float" office:value="0.735314" calcext:value-type="float">
            <text:p>0.735314</text:p>
          </table:table-cell>
          <table:table-cell office:value-type="float" office:value="0.822629" calcext:value-type="float">
            <text:p>0.822629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865143" calcext:value-type="float">
            <text:p>0.865143</text:p>
          </table:table-cell>
          <table:table-cell office:value-type="float" office:value="0.88" calcext:value-type="float">
            <text:p>0.88</text:p>
          </table:table-cell>
          <table:table-cell office:value-type="float" office:value="0.893029" calcext:value-type="float">
            <text:p>0.893029</text:p>
          </table:table-cell>
          <table:table-cell office:value-type="float" office:value="0.899657" calcext:value-type="float">
            <text:p>0.899657</text:p>
          </table:table-cell>
          <table:table-cell office:value-type="float" office:value="0.908343" calcext:value-type="float">
            <text:p>0.908343</text:p>
          </table:table-cell>
          <table:table-cell table:number-columns-repeated="2" office:value-type="float" office:value="0.912" calcext:value-type="float">
            <text:p>0.912</text:p>
          </table:table-cell>
          <table:table-cell office:value-type="float" office:value="0.833257" calcext:value-type="float">
            <text:p>0.833257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328" calcext:value-type="float">
            <text:p>0.328</text:p>
          </table:table-cell>
          <table:table-cell office:value-type="float" office:value="0.643429" calcext:value-type="float">
            <text:p>0.643429</text:p>
          </table:table-cell>
          <table:table-cell office:value-type="float" office:value="0.807771" calcext:value-type="float">
            <text:p>0.807771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854857" calcext:value-type="float">
            <text:p>0.854857</text:p>
          </table:table-cell>
          <table:table-cell office:value-type="float" office:value="0.872" calcext:value-type="float">
            <text:p>0.872</text:p>
          </table:table-cell>
          <table:table-cell office:value-type="float" office:value="0.88" calcext:value-type="float">
            <text:p>0.88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897371" calcext:value-type="float">
            <text:p>0.897371</text:p>
          </table:table-cell>
          <table:table-cell office:value-type="float" office:value="0.907657" calcext:value-type="float">
            <text:p>0.907657</text:p>
          </table:table-cell>
          <table:table-cell table:number-columns-repeated="2" office:value-type="float" office:value="0.912" calcext:value-type="float">
            <text:p>0.912</text:p>
          </table:table-cell>
          <table:table-cell office:value-type="float" office:value="0.850469" calcext:value-type="float">
            <text:p>0.850469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448" calcext:value-type="float">
            <text:p>0.448</text:p>
          </table:table-cell>
          <table:table-cell office:value-type="float" office:value="0.668571" calcext:value-type="float">
            <text:p>0.668571</text:p>
          </table:table-cell>
          <table:table-cell office:value-type="float" office:value="0.818514" calcext:value-type="float">
            <text:p>0.818514</text:p>
          </table:table-cell>
          <table:table-cell office:value-type="float" office:value="0.837943" calcext:value-type="float">
            <text:p>0.837943</text:p>
          </table:table-cell>
          <table:table-cell office:value-type="float" office:value="0.860343" calcext:value-type="float">
            <text:p>0.860343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895543" calcext:value-type="float">
            <text:p>0.895543</text:p>
          </table:table-cell>
          <table:table-cell office:value-type="float" office:value="0.896457" calcext:value-type="float">
            <text:p>0.896457</text:p>
          </table:table-cell>
          <table:table-cell office:value-type="float" office:value="0.9072" calcext:value-type="float">
            <text:p>0.9072</text:p>
          </table:table-cell>
          <table:table-cell table:number-columns-repeated="2" office:value-type="float" office:value="0.912" calcext:value-type="float">
            <text:p>0.912</text:p>
          </table:table-cell>
          <table:table-cell office:value-type="float" office:value="0.855497" calcext:value-type="float">
            <text:p>0.855497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56" calcext:value-type="float">
            <text:p>0.56</text:p>
          </table:table-cell>
          <table:table-cell office:value-type="float" office:value="0.715429" calcext:value-type="float">
            <text:p>0.715429</text:p>
          </table:table-cell>
          <table:table-cell office:value-type="float" office:value="0.826514" calcext:value-type="float">
            <text:p>0.826514</text:p>
          </table:table-cell>
          <table:table-cell office:value-type="float" office:value="0.836343" calcext:value-type="float">
            <text:p>0.836343</text:p>
          </table:table-cell>
          <table:table-cell office:value-type="float" office:value="0.856686" calcext:value-type="float">
            <text:p>0.856686</text:p>
          </table:table-cell>
          <table:table-cell office:value-type="float" office:value="0.876114" calcext:value-type="float">
            <text:p>0.876114</text:p>
          </table:table-cell>
          <table:table-cell office:value-type="float" office:value="0.883429" calcext:value-type="float">
            <text:p>0.883429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8286" calcext:value-type="float">
            <text:p>0.898286</text:p>
          </table:table-cell>
          <table:table-cell office:value-type="float" office:value="0.908343" calcext:value-type="float">
            <text:p>0.908343</text:p>
          </table:table-cell>
          <table:table-cell office:value-type="float" office:value="0.912229" calcext:value-type="float">
            <text:p>0.912229</text:p>
          </table:table-cell>
          <table:table-cell office:value-type="float" office:value="0.92" calcext:value-type="float">
            <text:p>0.92</text:p>
          </table:table-cell>
          <table:table-cell office:value-type="float" office:value="0.860937" calcext:value-type="float">
            <text:p>0.860937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512" calcext:value-type="float">
            <text:p>0.512</text:p>
          </table:table-cell>
          <table:table-cell office:value-type="float" office:value="0.765943" calcext:value-type="float">
            <text:p>0.765943</text:p>
          </table:table-cell>
          <table:table-cell office:value-type="float" office:value="0.829486" calcext:value-type="float">
            <text:p>0.829486</text:p>
          </table:table-cell>
          <table:table-cell office:value-type="float" office:value="0.837943" calcext:value-type="float">
            <text:p>0.837943</text:p>
          </table:table-cell>
          <table:table-cell office:value-type="float" office:value="0.858286" calcext:value-type="float">
            <text:p>0.858286</text:p>
          </table:table-cell>
          <table:table-cell office:value-type="float" office:value="0.876571" calcext:value-type="float">
            <text:p>0.876571</text:p>
          </table:table-cell>
          <table:table-cell office:value-type="float" office:value="0.882971" calcext:value-type="float">
            <text:p>0.882971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6457" calcext:value-type="float">
            <text:p>0.896457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912229" calcext:value-type="float">
            <text:p>0.912229</text:p>
          </table:table-cell>
          <table:table-cell office:value-type="float" office:value="0.92" calcext:value-type="float">
            <text:p>0.92</text:p>
          </table:table-cell>
          <table:table-cell office:value-type="float" office:value="0.866149" calcext:value-type="float">
            <text:p>0.866149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4" calcext:value-type="float">
            <text:p>0.4</text:p>
          </table:table-cell>
          <table:table-cell office:value-type="float" office:value="0.786743" calcext:value-type="float">
            <text:p>0.786743</text:p>
          </table:table-cell>
          <table:table-cell office:value-type="float" office:value="0.832" calcext:value-type="float">
            <text:p>0.832</text:p>
          </table:table-cell>
          <table:table-cell office:value-type="float" office:value="0.838171" calcext:value-type="float">
            <text:p>0.838171</text:p>
          </table:table-cell>
          <table:table-cell office:value-type="float" office:value="0.854629" calcext:value-type="float">
            <text:p>0.854629</text:p>
          </table:table-cell>
          <table:table-cell office:value-type="float" office:value="0.873371" calcext:value-type="float">
            <text:p>0.873371</text:p>
          </table:table-cell>
          <table:table-cell office:value-type="float" office:value="0.88" calcext:value-type="float">
            <text:p>0.88</text:p>
          </table:table-cell>
          <table:table-cell office:value-type="float" office:value="0.891657" calcext:value-type="float">
            <text:p>0.891657</text:p>
          </table:table-cell>
          <table:table-cell office:value-type="float" office:value="0.897829" calcext:value-type="float">
            <text:p>0.897829</text:p>
          </table:table-cell>
          <table:table-cell office:value-type="float" office:value="0.905371" calcext:value-type="float">
            <text:p>0.905371</text:p>
          </table:table-cell>
          <table:table-cell office:value-type="float" office:value="0.912457" calcext:value-type="float">
            <text:p>0.912457</text:p>
          </table:table-cell>
          <table:table-cell office:value-type="float" office:value="0.92" calcext:value-type="float">
            <text:p>0.92</text:p>
          </table:table-cell>
          <table:table-cell office:value-type="float" office:value="0.867223" calcext:value-type="float">
            <text:p>0.867223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592" calcext:value-type="float">
            <text:p>0.592</text:p>
          </table:table-cell>
          <table:table-cell office:value-type="float" office:value="0.7872" calcext:value-type="float">
            <text:p>0.7872</text:p>
          </table:table-cell>
          <table:table-cell office:value-type="float" office:value="0.831771" calcext:value-type="float">
            <text:p>0.831771</text:p>
          </table:table-cell>
          <table:table-cell office:value-type="float" office:value="0.841829" calcext:value-type="float">
            <text:p>0.841829</text:p>
          </table:table-cell>
          <table:table-cell office:value-type="float" office:value="0.858743" calcext:value-type="float">
            <text:p>0.858743</text:p>
          </table:table-cell>
          <table:table-cell office:value-type="float" office:value="0.876114" calcext:value-type="float">
            <text:p>0.876114</text:p>
          </table:table-cell>
          <table:table-cell office:value-type="float" office:value="0.88" calcext:value-type="float">
            <text:p>0.88</text:p>
          </table:table-cell>
          <table:table-cell office:value-type="float" office:value="0.890743" calcext:value-type="float">
            <text:p>0.890743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906971" calcext:value-type="float">
            <text:p>0.906971</text:p>
          </table:table-cell>
          <table:table-cell office:value-type="float" office:value="0.912457" calcext:value-type="float">
            <text:p>0.912457</text:p>
          </table:table-cell>
          <table:table-cell office:value-type="float" office:value="0.92" calcext:value-type="float">
            <text:p>0.92</text:p>
          </table:table-cell>
          <table:table-cell office:value-type="float" office:value="0.868503" calcext:value-type="float">
            <text:p>0.868503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584" calcext:value-type="float">
            <text:p>0.584</text:p>
          </table:table-cell>
          <table:table-cell office:value-type="float" office:value="0.809829" calcext:value-type="float">
            <text:p>0.809829</text:p>
          </table:table-cell>
          <table:table-cell office:value-type="float" office:value="0.836571" calcext:value-type="float">
            <text:p>0.836571</text:p>
          </table:table-cell>
          <table:table-cell office:value-type="float" office:value="0.852571" calcext:value-type="float">
            <text:p>0.852571</text:p>
          </table:table-cell>
          <table:table-cell office:value-type="float" office:value="0.869943" calcext:value-type="float">
            <text:p>0.869943</text:p>
          </table:table-cell>
          <table:table-cell office:value-type="float" office:value="0.88" calcext:value-type="float">
            <text:p>0.88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2629" calcext:value-type="float">
            <text:p>0.902629</text:p>
          </table:table-cell>
          <table:table-cell office:value-type="float" office:value="0.907657" calcext:value-type="float">
            <text:p>0.907657</text:p>
          </table:table-cell>
          <table:table-cell office:value-type="float" office:value="0.912457" calcext:value-type="float">
            <text:p>0.912457</text:p>
          </table:table-cell>
          <table:table-cell office:value-type="float" office:value="0.92" calcext:value-type="float">
            <text:p>0.92</text:p>
          </table:table-cell>
          <table:table-cell office:value-type="float" office:value="0.875086" calcext:value-type="float">
            <text:p>0.875086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52" calcext:value-type="float">
            <text:p>0.52</text:p>
          </table:table-cell>
          <table:table-cell office:value-type="float" office:value="0.778743" calcext:value-type="float">
            <text:p>0.778743</text:p>
          </table:table-cell>
          <table:table-cell office:value-type="float" office:value="0.835429" calcext:value-type="float">
            <text:p>0.835429</text:p>
          </table:table-cell>
          <table:table-cell office:value-type="float" office:value="0.848" calcext:value-type="float">
            <text:p>0.848</text:p>
          </table:table-cell>
          <table:table-cell office:value-type="float" office:value="0.868114" calcext:value-type="float">
            <text:p>0.868114</text:p>
          </table:table-cell>
          <table:table-cell office:value-type="float" office:value="0.879771" calcext:value-type="float">
            <text:p>0.879771</text:p>
          </table:table-cell>
          <table:table-cell office:value-type="float" office:value="0.884114" calcext:value-type="float">
            <text:p>0.884114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3314" calcext:value-type="float">
            <text:p>0.903314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12457" calcext:value-type="float">
            <text:p>0.912457</text:p>
          </table:table-cell>
          <table:table-cell office:value-type="float" office:value="0.92" calcext:value-type="float">
            <text:p>0.92</text:p>
          </table:table-cell>
          <table:table-cell office:value-type="float" office:value="0.871474" calcext:value-type="float">
            <text:p>0.871474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52" calcext:value-type="float">
            <text:p>0.52</text:p>
          </table:table-cell>
          <table:table-cell office:value-type="float" office:value="0.775086" calcext:value-type="float">
            <text:p>0.775086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848457" calcext:value-type="float">
            <text:p>0.848457</text:p>
          </table:table-cell>
          <table:table-cell office:value-type="float" office:value="0.869714" calcext:value-type="float">
            <text:p>0.869714</text:p>
          </table:table-cell>
          <table:table-cell office:value-type="float" office:value="0.879771" calcext:value-type="float">
            <text:p>0.879771</text:p>
          </table:table-cell>
          <table:table-cell office:value-type="float" office:value="0.885257" calcext:value-type="float">
            <text:p>0.885257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3771" calcext:value-type="float">
            <text:p>0.903771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912914" calcext:value-type="float">
            <text:p>0.912914</text:p>
          </table:table-cell>
          <table:table-cell office:value-type="float" office:value="0.92" calcext:value-type="float">
            <text:p>0.92</text:p>
          </table:table-cell>
          <table:table-cell office:value-type="float" office:value="0.871657" calcext:value-type="float">
            <text:p>0.871657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608" calcext:value-type="float">
            <text:p>0.608</text:p>
          </table:table-cell>
          <table:table-cell office:value-type="float" office:value="0.797257" calcext:value-type="float">
            <text:p>0.797257</text:p>
          </table:table-cell>
          <table:table-cell office:value-type="float" office:value="0.838857" calcext:value-type="float">
            <text:p>0.838857</text:p>
          </table:table-cell>
          <table:table-cell office:value-type="float" office:value="0.863314" calcext:value-type="float">
            <text:p>0.863314</text:p>
          </table:table-cell>
          <table:table-cell office:value-type="float" office:value="0.877714" calcext:value-type="float">
            <text:p>0.877714</text:p>
          </table:table-cell>
          <table:table-cell office:value-type="float" office:value="0.88" calcext:value-type="float">
            <text:p>0.88</text:p>
          </table:table-cell>
          <table:table-cell office:value-type="float" office:value="0.889143" calcext:value-type="float">
            <text:p>0.889143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2629" calcext:value-type="float">
            <text:p>0.902629</text:p>
          </table:table-cell>
          <table:table-cell office:value-type="float" office:value="0.910629" calcext:value-type="float">
            <text:p>0.910629</text:p>
          </table:table-cell>
          <table:table-cell office:value-type="float" office:value="0.912457" calcext:value-type="float">
            <text:p>0.912457</text:p>
          </table:table-cell>
          <table:table-cell office:value-type="float" office:value="0.92" calcext:value-type="float">
            <text:p>0.92</text:p>
          </table:table-cell>
          <table:table-cell office:value-type="float" office:value="0.8768" calcext:value-type="float">
            <text:p>0.8768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592" calcext:value-type="float">
            <text:p>0.592</text:p>
          </table:table-cell>
          <table:table-cell office:value-type="float" office:value="0.773257" calcext:value-type="float">
            <text:p>0.773257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856" calcext:value-type="float">
            <text:p>0.856</text:p>
          </table:table-cell>
          <table:table-cell office:value-type="float" office:value="0.874514" calcext:value-type="float">
            <text:p>0.874514</text:p>
          </table:table-cell>
          <table:table-cell office:value-type="float" office:value="0.88" calcext:value-type="float">
            <text:p>0.88</text:p>
          </table:table-cell>
          <table:table-cell office:value-type="float" office:value="0.890286" calcext:value-type="float">
            <text:p>0.8902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4" calcext:value-type="float">
            <text:p>0.904</text:p>
          </table:table-cell>
          <table:table-cell office:value-type="float" office:value="0.909714" calcext:value-type="float">
            <text:p>0.909714</text:p>
          </table:table-cell>
          <table:table-cell office:value-type="float" office:value="0.912686" calcext:value-type="float">
            <text:p>0.912686</text:p>
          </table:table-cell>
          <table:table-cell office:value-type="float" office:value="0.92" calcext:value-type="float">
            <text:p>0.92</text:p>
          </table:table-cell>
          <table:table-cell office:value-type="float" office:value="0.873006" calcext:value-type="float">
            <text:p>0.873006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616" calcext:value-type="float">
            <text:p>0.616</text:p>
          </table:table-cell>
          <table:table-cell office:value-type="float" office:value="0.776229" calcext:value-type="float">
            <text:p>0.776229</text:p>
          </table:table-cell>
          <table:table-cell office:value-type="float" office:value="0.831771" calcext:value-type="float">
            <text:p>0.831771</text:p>
          </table:table-cell>
          <table:table-cell office:value-type="float" office:value="0.850743" calcext:value-type="float">
            <text:p>0.850743</text:p>
          </table:table-cell>
          <table:table-cell office:value-type="float" office:value="0.870857" calcext:value-type="float">
            <text:p>0.870857</text:p>
          </table:table-cell>
          <table:table-cell office:value-type="float" office:value="0.88" calcext:value-type="float">
            <text:p>0.88</text:p>
          </table:table-cell>
          <table:table-cell office:value-type="float" office:value="0.884114" calcext:value-type="float">
            <text:p>0.884114</text:p>
          </table:table-cell>
          <table:table-cell office:value-type="float" office:value="0.894857" calcext:value-type="float">
            <text:p>0.894857</text:p>
          </table:table-cell>
          <table:table-cell office:value-type="float" office:value="0.900114" calcext:value-type="float">
            <text:p>0.900114</text:p>
          </table:table-cell>
          <table:table-cell office:value-type="float" office:value="0.909029" calcext:value-type="float">
            <text:p>0.909029</text:p>
          </table:table-cell>
          <table:table-cell office:value-type="float" office:value="0.912457" calcext:value-type="float">
            <text:p>0.912457</text:p>
          </table:table-cell>
          <table:table-cell office:value-type="float" office:value="0.92" calcext:value-type="float">
            <text:p>0.92</text:p>
          </table:table-cell>
          <table:table-cell office:value-type="float" office:value="0.871017" calcext:value-type="float">
            <text:p>0.871017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616" calcext:value-type="float">
            <text:p>0.616</text:p>
          </table:table-cell>
          <table:table-cell office:value-type="float" office:value="0.755429" calcext:value-type="float">
            <text:p>0.755429</text:p>
          </table:table-cell>
          <table:table-cell office:value-type="float" office:value="0.830857" calcext:value-type="float">
            <text:p>0.830857</text:p>
          </table:table-cell>
          <table:table-cell office:value-type="float" office:value="0.852114" calcext:value-type="float">
            <text:p>0.852114</text:p>
          </table:table-cell>
          <table:table-cell office:value-type="float" office:value="0.871543" calcext:value-type="float">
            <text:p>0.871543</text:p>
          </table:table-cell>
          <table:table-cell office:value-type="float" office:value="0.88" calcext:value-type="float">
            <text:p>0.88</text:p>
          </table:table-cell>
          <table:table-cell office:value-type="float" office:value="0.884114" calcext:value-type="float">
            <text:p>0.884114</text:p>
          </table:table-cell>
          <table:table-cell office:value-type="float" office:value="0.895314" calcext:value-type="float">
            <text:p>0.895314</text:p>
          </table:table-cell>
          <table:table-cell office:value-type="float" office:value="0.899429" calcext:value-type="float">
            <text:p>0.899429</text:p>
          </table:table-cell>
          <table:table-cell office:value-type="float" office:value="0.908571" calcext:value-type="float">
            <text:p>0.908571</text:p>
          </table:table-cell>
          <table:table-cell office:value-type="float" office:value="0.912686" calcext:value-type="float">
            <text:p>0.912686</text:p>
          </table:table-cell>
          <table:table-cell office:value-type="float" office:value="0.92" calcext:value-type="float">
            <text:p>0.92</text:p>
          </table:table-cell>
          <table:table-cell office:value-type="float" office:value="0.869006" calcext:value-type="float">
            <text:p>0.869006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36" calcext:value-type="float">
            <text:p>0.36</text:p>
          </table:table-cell>
          <table:table-cell office:value-type="float" office:value="0.737829" calcext:value-type="float">
            <text:p>0.737829</text:p>
          </table:table-cell>
          <table:table-cell office:value-type="float" office:value="0.834057" calcext:value-type="float">
            <text:p>0.834057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874286" calcext:value-type="float">
            <text:p>0.874286</text:p>
          </table:table-cell>
          <table:table-cell office:value-type="float" office:value="0.88" calcext:value-type="float">
            <text:p>0.88</text:p>
          </table:table-cell>
          <table:table-cell office:value-type="float" office:value="0.890743" calcext:value-type="float">
            <text:p>0.890743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0343" calcext:value-type="float">
            <text:p>0.900343</text:p>
          </table:table-cell>
          <table:table-cell office:value-type="float" office:value="0.907657" calcext:value-type="float">
            <text:p>0.907657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92" calcext:value-type="float">
            <text:p>0.92</text:p>
          </table:table-cell>
          <table:table-cell office:value-type="float" office:value="0.869166" calcext:value-type="float">
            <text:p>0.869166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4" calcext:value-type="float">
            <text:p>0.4</text:p>
          </table:table-cell>
          <table:table-cell office:value-type="float" office:value="0.768686" calcext:value-type="float">
            <text:p>0.768686</text:p>
          </table:table-cell>
          <table:table-cell office:value-type="float" office:value="0.838857" calcext:value-type="float">
            <text:p>0.838857</text:p>
          </table:table-cell>
          <table:table-cell office:value-type="float" office:value="0.859657" calcext:value-type="float">
            <text:p>0.859657</text:p>
          </table:table-cell>
          <table:table-cell office:value-type="float" office:value="0.874057" calcext:value-type="float">
            <text:p>0.874057</text:p>
          </table:table-cell>
          <table:table-cell office:value-type="float" office:value="0.88" calcext:value-type="float">
            <text:p>0.88</text:p>
          </table:table-cell>
          <table:table-cell office:value-type="float" office:value="0.890286" calcext:value-type="float">
            <text:p>0.8902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9657" calcext:value-type="float">
            <text:p>0.899657</text:p>
          </table:table-cell>
          <table:table-cell office:value-type="float" office:value="0.909714" calcext:value-type="float">
            <text:p>0.909714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" calcext:value-type="float">
            <text:p>0.92</text:p>
          </table:table-cell>
          <table:table-cell office:value-type="float" office:value="0.87312" calcext:value-type="float">
            <text:p>0.87312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584" calcext:value-type="float">
            <text:p>0.584</text:p>
          </table:table-cell>
          <table:table-cell office:value-type="float" office:value="0.783771" calcext:value-type="float">
            <text:p>0.783771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72457" calcext:value-type="float">
            <text:p>0.872457</text:p>
          </table:table-cell>
          <table:table-cell office:value-type="float" office:value="0.88" calcext:value-type="float">
            <text:p>0.88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895771" calcext:value-type="float">
            <text:p>0.895771</text:p>
          </table:table-cell>
          <table:table-cell office:value-type="float" office:value="0.896229" calcext:value-type="float">
            <text:p>0.896229</text:p>
          </table:table-cell>
          <table:table-cell office:value-type="float" office:value="0.906743" calcext:value-type="float">
            <text:p>0.906743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92" calcext:value-type="float">
            <text:p>0.92</text:p>
          </table:table-cell>
          <table:table-cell office:value-type="float" office:value="0.873417" calcext:value-type="float">
            <text:p>0.873417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624" calcext:value-type="float">
            <text:p>0.624</text:p>
          </table:table-cell>
          <table:table-cell office:value-type="float" office:value="0.781029" calcext:value-type="float">
            <text:p>0.781029</text:p>
          </table:table-cell>
          <table:table-cell office:value-type="float" office:value="0.832914" calcext:value-type="float">
            <text:p>0.832914</text:p>
          </table:table-cell>
          <table:table-cell office:value-type="float" office:value="0.852114" calcext:value-type="float">
            <text:p>0.852114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78857" calcext:value-type="float">
            <text:p>0.878857</text:p>
          </table:table-cell>
          <table:table-cell office:value-type="float" office:value="0.882057" calcext:value-type="float">
            <text:p>0.882057</text:p>
          </table:table-cell>
          <table:table-cell office:value-type="float" office:value="0.894857" calcext:value-type="float">
            <text:p>0.894857</text:p>
          </table:table-cell>
          <table:table-cell office:value-type="float" office:value="0.897143" calcext:value-type="float">
            <text:p>0.897143</text:p>
          </table:table-cell>
          <table:table-cell office:value-type="float" office:value="0.906514" calcext:value-type="float">
            <text:p>0.906514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" calcext:value-type="float">
            <text:p>0.92</text:p>
          </table:table-cell>
          <table:table-cell office:value-type="float" office:value="0.871017" calcext:value-type="float">
            <text:p>0.871017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328" calcext:value-type="float">
            <text:p>0.328</text:p>
          </table:table-cell>
          <table:table-cell office:value-type="float" office:value="0.767543" calcext:value-type="float">
            <text:p>0.767543</text:p>
          </table:table-cell>
          <table:table-cell office:value-type="float" office:value="0.841143" calcext:value-type="float">
            <text:p>0.841143</text:p>
          </table:table-cell>
          <table:table-cell office:value-type="float" office:value="0.862629" calcext:value-type="float">
            <text:p>0.862629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88" calcext:value-type="float">
            <text:p>0.88</text:p>
          </table:table-cell>
          <table:table-cell office:value-type="float" office:value="0.886857" calcext:value-type="float">
            <text:p>0.886857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8971" calcext:value-type="float">
            <text:p>0.898971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15657" calcext:value-type="float">
            <text:p>0.915657</text:p>
          </table:table-cell>
          <table:table-cell office:value-type="float" office:value="0.92" calcext:value-type="float">
            <text:p>0.92</text:p>
          </table:table-cell>
          <table:table-cell office:value-type="float" office:value="0.87328" calcext:value-type="float">
            <text:p>0.87328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592" calcext:value-type="float">
            <text:p>0.592</text:p>
          </table:table-cell>
          <table:table-cell office:value-type="float" office:value="0.786286" calcext:value-type="float">
            <text:p>0.786286</text:p>
          </table:table-cell>
          <table:table-cell office:value-type="float" office:value="0.841371" calcext:value-type="float">
            <text:p>0.841371</text:p>
          </table:table-cell>
          <table:table-cell office:value-type="float" office:value="0.864914" calcext:value-type="float">
            <text:p>0.864914</text:p>
          </table:table-cell>
          <table:table-cell office:value-type="float" office:value="0.874743" calcext:value-type="float">
            <text:p>0.874743</text:p>
          </table:table-cell>
          <table:table-cell office:value-type="float" office:value="0.88" calcext:value-type="float">
            <text:p>0.88</text:p>
          </table:table-cell>
          <table:table-cell office:value-type="float" office:value="0.889371" calcext:value-type="float">
            <text:p>0.889371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9657" calcext:value-type="float">
            <text:p>0.899657</text:p>
          </table:table-cell>
          <table:table-cell office:value-type="float" office:value="0.908343" calcext:value-type="float">
            <text:p>0.908343</text:p>
          </table:table-cell>
          <table:table-cell office:value-type="float" office:value="0.914514" calcext:value-type="float">
            <text:p>0.914514</text:p>
          </table:table-cell>
          <table:table-cell office:value-type="float" office:value="0.92" calcext:value-type="float">
            <text:p>0.92</text:p>
          </table:table-cell>
          <table:table-cell office:value-type="float" office:value="0.87552" calcext:value-type="float">
            <text:p>0.87552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576" calcext:value-type="float">
            <text:p>0.576</text:p>
          </table:table-cell>
          <table:table-cell office:value-type="float" office:value="0.7824" calcext:value-type="float">
            <text:p>0.7824</text:p>
          </table:table-cell>
          <table:table-cell office:value-type="float" office:value="0.847086" calcext:value-type="float">
            <text:p>0.847086</text:p>
          </table:table-cell>
          <table:table-cell office:value-type="float" office:value="0.866514" calcext:value-type="float">
            <text:p>0.866514</text:p>
          </table:table-cell>
          <table:table-cell office:value-type="float" office:value="0.874057" calcext:value-type="float">
            <text:p>0.874057</text:p>
          </table:table-cell>
          <table:table-cell office:value-type="float" office:value="0.88" calcext:value-type="float">
            <text:p>0.88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8514" calcext:value-type="float">
            <text:p>0.898514</text:p>
          </table:table-cell>
          <table:table-cell office:value-type="float" office:value="0.907657" calcext:value-type="float">
            <text:p>0.907657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" calcext:value-type="float">
            <text:p>0.92</text:p>
          </table:table-cell>
          <table:table-cell office:value-type="float" office:value="0.875131" calcext:value-type="float">
            <text:p>0.875131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568" calcext:value-type="float">
            <text:p>0.568</text:p>
          </table:table-cell>
          <table:table-cell office:value-type="float" office:value="0.792" calcext:value-type="float">
            <text:p>0.792</text:p>
          </table:table-cell>
          <table:table-cell office:value-type="float" office:value="0.850286" calcext:value-type="float">
            <text:p>0.850286</text:p>
          </table:table-cell>
          <table:table-cell office:value-type="float" office:value="0.867429" calcext:value-type="float">
            <text:p>0.867429</text:p>
          </table:table-cell>
          <table:table-cell office:value-type="float" office:value="0.876114" calcext:value-type="float">
            <text:p>0.876114</text:p>
          </table:table-cell>
          <table:table-cell office:value-type="float" office:value="0.88" calcext:value-type="float">
            <text:p>0.88</text:p>
          </table:table-cell>
          <table:table-cell office:value-type="float" office:value="0.892343" calcext:value-type="float">
            <text:p>0.892343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908343" calcext:value-type="float">
            <text:p>0.908343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2" calcext:value-type="float">
            <text:p>0.92</text:p>
          </table:table-cell>
          <table:table-cell office:value-type="float" office:value="0.877851" calcext:value-type="float">
            <text:p>0.877851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52" calcext:value-type="float">
            <text:p>0.52</text:p>
          </table:table-cell>
          <table:table-cell office:value-type="float" office:value="0.780343" calcext:value-type="float">
            <text:p>0.780343</text:p>
          </table:table-cell>
          <table:table-cell office:value-type="float" office:value="0.850514" calcext:value-type="float">
            <text:p>0.850514</text:p>
          </table:table-cell>
          <table:table-cell office:value-type="float" office:value="0.867429" calcext:value-type="float">
            <text:p>0.867429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88" calcext:value-type="float">
            <text:p>0.88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0343" calcext:value-type="float">
            <text:p>0.900343</text:p>
          </table:table-cell>
          <table:table-cell office:value-type="float" office:value="0.909486" calcext:value-type="float">
            <text:p>0.909486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" calcext:value-type="float">
            <text:p>0.92</text:p>
          </table:table-cell>
          <table:table-cell office:value-type="float" office:value="0.87616" calcext:value-type="float">
            <text:p>0.87616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568" calcext:value-type="float">
            <text:p>0.568</text:p>
          </table:table-cell>
          <table:table-cell office:value-type="float" office:value="0.771429" calcext:value-type="float">
            <text:p>0.771429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869714" calcext:value-type="float">
            <text:p>0.869714</text:p>
          </table:table-cell>
          <table:table-cell office:value-type="float" office:value="0.878857" calcext:value-type="float">
            <text:p>0.878857</text:p>
          </table:table-cell>
          <table:table-cell office:value-type="float" office:value="0.880457" calcext:value-type="float">
            <text:p>0.880457</text:p>
          </table:table-cell>
          <table:table-cell office:value-type="float" office:value="0.892571" calcext:value-type="float">
            <text:p>0.892571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909029" calcext:value-type="float">
            <text:p>0.909029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" calcext:value-type="float">
            <text:p>0.92</text:p>
          </table:table-cell>
          <table:table-cell office:value-type="float" office:value="0.876754" calcext:value-type="float">
            <text:p>0.876754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544" calcext:value-type="float">
            <text:p>0.544</text:p>
          </table:table-cell>
          <table:table-cell office:value-type="float" office:value="0.764571" calcext:value-type="float">
            <text:p>0.764571</text:p>
          </table:table-cell>
          <table:table-cell office:value-type="float" office:value="0.855314" calcext:value-type="float">
            <text:p>0.855314</text:p>
          </table:table-cell>
          <table:table-cell office:value-type="float" office:value="0.869943" calcext:value-type="float">
            <text:p>0.869943</text:p>
          </table:table-cell>
          <table:table-cell office:value-type="float" office:value="0.879771" calcext:value-type="float">
            <text:p>0.879771</text:p>
          </table:table-cell>
          <table:table-cell office:value-type="float" office:value="0.88" calcext:value-type="float">
            <text:p>0.88</text:p>
          </table:table-cell>
          <table:table-cell office:value-type="float" office:value="0.888229" calcext:value-type="float">
            <text:p>0.888229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906971" calcext:value-type="float">
            <text:p>0.906971</text:p>
          </table:table-cell>
          <table:table-cell office:value-type="float" office:value="0.913371" calcext:value-type="float">
            <text:p>0.913371</text:p>
          </table:table-cell>
          <table:table-cell office:value-type="float" office:value="0.92" calcext:value-type="float">
            <text:p>0.92</text:p>
          </table:table-cell>
          <table:table-cell office:value-type="float" office:value="0.875337" calcext:value-type="float">
            <text:p>0.875337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544" calcext:value-type="float">
            <text:p>0.544</text:p>
          </table:table-cell>
          <table:table-cell office:value-type="float" office:value="0.793371" calcext:value-type="float">
            <text:p>0.793371</text:p>
          </table:table-cell>
          <table:table-cell office:value-type="float" office:value="0.853943" calcext:value-type="float">
            <text:p>0.853943</text:p>
          </table:table-cell>
          <table:table-cell office:value-type="float" office:value="0.869714" calcext:value-type="float">
            <text:p>0.869714</text:p>
          </table:table-cell>
          <table:table-cell office:value-type="float" office:value="0.877029" calcext:value-type="float">
            <text:p>0.877029</text:p>
          </table:table-cell>
          <table:table-cell office:value-type="float" office:value="0.88" calcext:value-type="float">
            <text:p>0.88</text:p>
          </table:table-cell>
          <table:table-cell office:value-type="float" office:value="0.880914" calcext:value-type="float">
            <text:p>0.880914</text:p>
          </table:table-cell>
          <table:table-cell office:value-type="float" office:value="0.893943" calcext:value-type="float">
            <text:p>0.893943</text:p>
          </table:table-cell>
          <table:table-cell office:value-type="float" office:value="0.898057" calcext:value-type="float">
            <text:p>0.898057</text:p>
          </table:table-cell>
          <table:table-cell office:value-type="float" office:value="0.906286" calcext:value-type="float">
            <text:p>0.906286</text:p>
          </table:table-cell>
          <table:table-cell office:value-type="float" office:value="0.912914" calcext:value-type="float">
            <text:p>0.912914</text:p>
          </table:table-cell>
          <table:table-cell office:value-type="float" office:value="0.92" calcext:value-type="float">
            <text:p>0.92</text:p>
          </table:table-cell>
          <table:table-cell office:value-type="float" office:value="0.876617" calcext:value-type="float">
            <text:p>0.876617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536" calcext:value-type="float">
            <text:p>0.536</text:p>
          </table:table-cell>
          <table:table-cell office:value-type="float" office:value="0.783543" calcext:value-type="float">
            <text:p>0.783543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72686" calcext:value-type="float">
            <text:p>0.872686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890971" calcext:value-type="float">
            <text:p>0.890971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3543" calcext:value-type="float">
            <text:p>0.903543</text:p>
          </table:table-cell>
          <table:table-cell office:value-type="float" office:value="0.909486" calcext:value-type="float">
            <text:p>0.909486</text:p>
          </table:table-cell>
          <table:table-cell office:value-type="float" office:value="0.913829" calcext:value-type="float">
            <text:p>0.913829</text:p>
          </table:table-cell>
          <table:table-cell office:value-type="float" office:value="0.92" calcext:value-type="float">
            <text:p>0.92</text:p>
          </table:table-cell>
          <table:table-cell office:value-type="float" office:value="0.878766" calcext:value-type="float">
            <text:p>0.878766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488" calcext:value-type="float">
            <text:p>0.488</text:p>
          </table:table-cell>
          <table:table-cell office:value-type="float" office:value="0.737829" calcext:value-type="float">
            <text:p>0.737829</text:p>
          </table:table-cell>
          <table:table-cell office:value-type="float" office:value="0.858743" calcext:value-type="float">
            <text:p>0.858743</text:p>
          </table:table-cell>
          <table:table-cell office:value-type="float" office:value="0.875429" calcext:value-type="float">
            <text:p>0.875429</text:p>
          </table:table-cell>
          <table:table-cell office:value-type="float" office:value="0.88" calcext:value-type="float">
            <text:p>0.88</text:p>
          </table:table-cell>
          <table:table-cell office:value-type="float" office:value="0.882743" calcext:value-type="float">
            <text:p>0.882743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898514" calcext:value-type="float">
            <text:p>0.898514</text:p>
          </table:table-cell>
          <table:table-cell office:value-type="float" office:value="0.904" calcext:value-type="float">
            <text:p>0.904</text:p>
          </table:table-cell>
          <table:table-cell office:value-type="float" office:value="0.911543" calcext:value-type="float">
            <text:p>0.911543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" calcext:value-type="float">
            <text:p>0.92</text:p>
          </table:table-cell>
          <table:table-cell office:value-type="float" office:value="0.875749" calcext:value-type="float">
            <text:p>0.875749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512" calcext:value-type="float">
            <text:p>0.512</text:p>
          </table:table-cell>
          <table:table-cell office:value-type="float" office:value="0.762971" calcext:value-type="float">
            <text:p>0.762971</text:p>
          </table:table-cell>
          <table:table-cell office:value-type="float" office:value="0.861029" calcext:value-type="float">
            <text:p>0.861029</text:p>
          </table:table-cell>
          <table:table-cell office:value-type="float" office:value="0.873829" calcext:value-type="float">
            <text:p>0.873829</text:p>
          </table:table-cell>
          <table:table-cell office:value-type="float" office:value="0.88" calcext:value-type="float">
            <text:p>0.88</text:p>
          </table:table-cell>
          <table:table-cell office:value-type="float" office:value="0.882057" calcext:value-type="float">
            <text:p>0.882057</text:p>
          </table:table-cell>
          <table:table-cell office:value-type="float" office:value="0.893257" calcext:value-type="float">
            <text:p>0.893257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3771" calcext:value-type="float">
            <text:p>0.903771</text:p>
          </table:table-cell>
          <table:table-cell office:value-type="float" office:value="0.911086" calcext:value-type="float">
            <text:p>0.911086</text:p>
          </table:table-cell>
          <table:table-cell office:value-type="float" office:value="0.914971" calcext:value-type="float">
            <text:p>0.914971</text:p>
          </table:table-cell>
          <table:table-cell office:value-type="float" office:value="0.92" calcext:value-type="float">
            <text:p>0.92</text:p>
          </table:table-cell>
          <table:table-cell office:value-type="float" office:value="0.877897" calcext:value-type="float">
            <text:p>0.877897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52" calcext:value-type="float">
            <text:p>0.52</text:p>
          </table:table-cell>
          <table:table-cell office:value-type="float" office:value="0.740571" calcext:value-type="float">
            <text:p>0.740571</text:p>
          </table:table-cell>
          <table:table-cell office:value-type="float" office:value="0.850971" calcext:value-type="float">
            <text:p>0.850971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8" calcext:value-type="float">
            <text:p>0.88</text:p>
          </table:table-cell>
          <table:table-cell office:value-type="float" office:value="0.882514" calcext:value-type="float">
            <text:p>0.882514</text:p>
          </table:table-cell>
          <table:table-cell office:value-type="float" office:value="0.893714" calcext:value-type="float">
            <text:p>0.893714</text:p>
          </table:table-cell>
          <table:table-cell office:value-type="float" office:value="0.896229" calcext:value-type="float">
            <text:p>0.896229</text:p>
          </table:table-cell>
          <table:table-cell office:value-type="float" office:value="0.904" calcext:value-type="float">
            <text:p>0.904</text:p>
          </table:table-cell>
          <table:table-cell office:value-type="float" office:value="0.910857" calcext:value-type="float">
            <text:p>0.910857</text:p>
          </table:table-cell>
          <table:table-cell office:value-type="float" office:value="0.915886" calcext:value-type="float">
            <text:p>0.915886</text:p>
          </table:table-cell>
          <table:table-cell office:value-type="float" office:value="0.92" calcext:value-type="float">
            <text:p>0.92</text:p>
          </table:table-cell>
          <table:table-cell office:value-type="float" office:value="0.874514" calcext:value-type="float">
            <text:p>0.874514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552" calcext:value-type="float">
            <text:p>0.552</text:p>
          </table:table-cell>
          <table:table-cell office:value-type="float" office:value="0.7504" calcext:value-type="float">
            <text:p>0.7504</text:p>
          </table:table-cell>
          <table:table-cell office:value-type="float" office:value="0.848229" calcext:value-type="float">
            <text:p>0.848229</text:p>
          </table:table-cell>
          <table:table-cell office:value-type="float" office:value="0.869029" calcext:value-type="float">
            <text:p>0.869029</text:p>
          </table:table-cell>
          <table:table-cell office:value-type="float" office:value="0.879771" calcext:value-type="float">
            <text:p>0.879771</text:p>
          </table:table-cell>
          <table:table-cell office:value-type="float" office:value="0.882286" calcext:value-type="float">
            <text:p>0.882286</text:p>
          </table:table-cell>
          <table:table-cell office:value-type="float" office:value="0.893486" calcext:value-type="float">
            <text:p>0.8934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4" calcext:value-type="float">
            <text:p>0.904</text:p>
          </table:table-cell>
          <table:table-cell office:value-type="float" office:value="0.911771" calcext:value-type="float">
            <text:p>0.911771</text:p>
          </table:table-cell>
          <table:table-cell office:value-type="float" office:value="0.916571" calcext:value-type="float">
            <text:p>0.916571</text:p>
          </table:table-cell>
          <table:table-cell office:value-type="float" office:value="0.92" calcext:value-type="float">
            <text:p>0.92</text:p>
          </table:table-cell>
          <table:table-cell office:value-type="float" office:value="0.875154" calcext:value-type="float">
            <text:p>0.875154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272" calcext:value-type="float">
            <text:p>0.272</text:p>
          </table:table-cell>
          <table:table-cell office:value-type="float" office:value="0.752914" calcext:value-type="float">
            <text:p>0.752914</text:p>
          </table:table-cell>
          <table:table-cell office:value-type="float" office:value="0.838171" calcext:value-type="float">
            <text:p>0.838171</text:p>
          </table:table-cell>
          <table:table-cell office:value-type="float" office:value="0.866057" calcext:value-type="float">
            <text:p>0.866057</text:p>
          </table:table-cell>
          <table:table-cell office:value-type="float" office:value="0.876114" calcext:value-type="float">
            <text:p>0.876114</text:p>
          </table:table-cell>
          <table:table-cell office:value-type="float" office:value="0.88" calcext:value-type="float">
            <text:p>0.88</text:p>
          </table:table-cell>
          <table:table-cell office:value-type="float" office:value="0.886857" calcext:value-type="float">
            <text:p>0.886857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1714" calcext:value-type="float">
            <text:p>0.901714</text:p>
          </table:table-cell>
          <table:table-cell office:value-type="float" office:value="0.909029" calcext:value-type="float">
            <text:p>0.909029</text:p>
          </table:table-cell>
          <table:table-cell office:value-type="float" office:value="0.916114" calcext:value-type="float">
            <text:p>0.916114</text:p>
          </table:table-cell>
          <table:table-cell office:value-type="float" office:value="0.92" calcext:value-type="float">
            <text:p>0.92</text:p>
          </table:table-cell>
          <table:table-cell office:value-type="float" office:value="0.872297" calcext:value-type="float">
            <text:p>0.872297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552" calcext:value-type="float">
            <text:p>0.552</text:p>
          </table:table-cell>
          <table:table-cell office:value-type="float" office:value="0.768229" calcext:value-type="float">
            <text:p>0.768229</text:p>
          </table:table-cell>
          <table:table-cell office:value-type="float" office:value="0.846629" calcext:value-type="float">
            <text:p>0.846629</text:p>
          </table:table-cell>
          <table:table-cell office:value-type="float" office:value="0.874286" calcext:value-type="float">
            <text:p>0.874286</text:p>
          </table:table-cell>
          <table:table-cell office:value-type="float" office:value="0.88" calcext:value-type="float">
            <text:p>0.88</text:p>
          </table:table-cell>
          <table:table-cell office:value-type="float" office:value="0.880457" calcext:value-type="float">
            <text:p>0.880457</text:p>
          </table:table-cell>
          <table:table-cell office:value-type="float" office:value="0.893029" calcext:value-type="float">
            <text:p>0.893029</text:p>
          </table:table-cell>
          <table:table-cell office:value-type="float" office:value="0.898514" calcext:value-type="float">
            <text:p>0.898514</text:p>
          </table:table-cell>
          <table:table-cell office:value-type="float" office:value="0.904229" calcext:value-type="float">
            <text:p>0.904229</text:p>
          </table:table-cell>
          <table:table-cell office:value-type="float" office:value="0.912" calcext:value-type="float">
            <text:p>0.912</text:p>
          </table:table-cell>
          <table:table-cell office:value-type="float" office:value="0.917257" calcext:value-type="float">
            <text:p>0.917257</text:p>
          </table:table-cell>
          <table:table-cell office:value-type="float" office:value="0.92" calcext:value-type="float">
            <text:p>0.92</text:p>
          </table:table-cell>
          <table:table-cell office:value-type="float" office:value="0.877463" calcext:value-type="float">
            <text:p>0.877463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544" calcext:value-type="float">
            <text:p>0.544</text:p>
          </table:table-cell>
          <table:table-cell office:value-type="float" office:value="0.768" calcext:value-type="float">
            <text:p>0.768</text:p>
          </table:table-cell>
          <table:table-cell office:value-type="float" office:value="0.859429" calcext:value-type="float">
            <text:p>0.859429</text:p>
          </table:table-cell>
          <table:table-cell office:value-type="float" office:value="0.874514" calcext:value-type="float">
            <text:p>0.874514</text:p>
          </table:table-cell>
          <table:table-cell office:value-type="float" office:value="0.88" calcext:value-type="float">
            <text:p>0.88</text:p>
          </table:table-cell>
          <table:table-cell office:value-type="float" office:value="0.880914" calcext:value-type="float">
            <text:p>0.880914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897371" calcext:value-type="float">
            <text:p>0.897371</text:p>
          </table:table-cell>
          <table:table-cell office:value-type="float" office:value="0.904229" calcext:value-type="float">
            <text:p>0.904229</text:p>
          </table:table-cell>
          <table:table-cell office:value-type="float" office:value="0.912" calcext:value-type="float">
            <text:p>0.912</text:p>
          </table:table-cell>
          <table:table-cell office:value-type="float" office:value="0.916571" calcext:value-type="float">
            <text:p>0.916571</text:p>
          </table:table-cell>
          <table:table-cell office:value-type="float" office:value="0.92" calcext:value-type="float">
            <text:p>0.92</text:p>
          </table:table-cell>
          <table:table-cell office:value-type="float" office:value="0.878583" calcext:value-type="float">
            <text:p>0.878583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496" calcext:value-type="float">
            <text:p>0.496</text:p>
          </table:table-cell>
          <table:table-cell office:value-type="float" office:value="0.773714" calcext:value-type="float">
            <text:p>0.773714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74286" calcext:value-type="float">
            <text:p>0.874286</text:p>
          </table:table-cell>
          <table:table-cell office:value-type="float" office:value="0.88" calcext:value-type="float">
            <text:p>0.88</text:p>
          </table:table-cell>
          <table:table-cell office:value-type="float" office:value="0.883657" calcext:value-type="float">
            <text:p>0.883657</text:p>
          </table:table-cell>
          <table:table-cell office:value-type="float" office:value="0.895543" calcext:value-type="float">
            <text:p>0.895543</text:p>
          </table:table-cell>
          <table:table-cell office:value-type="float" office:value="0.900343" calcext:value-type="float">
            <text:p>0.900343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912" calcext:value-type="float">
            <text:p>0.912</text:p>
          </table:table-cell>
          <table:table-cell office:value-type="float" office:value="0.916114" calcext:value-type="float">
            <text:p>0.916114</text:p>
          </table:table-cell>
          <table:table-cell office:value-type="float" office:value="0.92" calcext:value-type="float">
            <text:p>0.92</text:p>
          </table:table-cell>
          <table:table-cell office:value-type="float" office:value="0.880366" calcext:value-type="float">
            <text:p>0.880366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464" calcext:value-type="float">
            <text:p>0.464</text:p>
          </table:table-cell>
          <table:table-cell office:value-type="float" office:value="0.807543" calcext:value-type="float">
            <text:p>0.807543</text:p>
          </table:table-cell>
          <table:table-cell office:value-type="float" office:value="0.868571" calcext:value-type="float">
            <text:p>0.868571</text:p>
          </table:table-cell>
          <table:table-cell office:value-type="float" office:value="0.877486" calcext:value-type="float">
            <text:p>0.877486</text:p>
          </table:table-cell>
          <table:table-cell office:value-type="float" office:value="0.88" calcext:value-type="float">
            <text:p>0.88</text:p>
          </table:table-cell>
          <table:table-cell office:value-type="float" office:value="0.890743" calcext:value-type="float">
            <text:p>0.890743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2857" calcext:value-type="float">
            <text:p>0.902857</text:p>
          </table:table-cell>
          <table:table-cell office:value-type="float" office:value="0.907429" calcext:value-type="float">
            <text:p>0.907429</text:p>
          </table:table-cell>
          <table:table-cell office:value-type="float" office:value="0.912" calcext:value-type="float">
            <text:p>0.912</text:p>
          </table:table-cell>
          <table:table-cell office:value-type="float" office:value="0.915886" calcext:value-type="float">
            <text:p>0.915886</text:p>
          </table:table-cell>
          <table:table-cell office:value-type="float" office:value="0.92" calcext:value-type="float">
            <text:p>0.92</text:p>
          </table:table-cell>
          <table:table-cell office:value-type="float" office:value="0.885851" calcext:value-type="float">
            <text:p>0.885851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536" calcext:value-type="float">
            <text:p>0.536</text:p>
          </table:table-cell>
          <table:table-cell office:value-type="float" office:value="0.808686" calcext:value-type="float">
            <text:p>0.808686</text:p>
          </table:table-cell>
          <table:table-cell office:value-type="float" office:value="0.868114" calcext:value-type="float">
            <text:p>0.868114</text:p>
          </table:table-cell>
          <table:table-cell office:value-type="float" office:value="0.872686" calcext:value-type="float">
            <text:p>0.872686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891886" calcext:value-type="float">
            <text:p>0.891886</text:p>
          </table:table-cell>
          <table:table-cell office:value-type="float" office:value="0.898514" calcext:value-type="float">
            <text:p>0.898514</text:p>
          </table:table-cell>
          <table:table-cell office:value-type="float" office:value="0.904" calcext:value-type="float">
            <text:p>0.904</text:p>
          </table:table-cell>
          <table:table-cell office:value-type="float" office:value="0.912" calcext:value-type="float">
            <text:p>0.912</text:p>
          </table:table-cell>
          <table:table-cell office:value-type="float" office:value="0.915657" calcext:value-type="float">
            <text:p>0.915657</text:p>
          </table:table-cell>
          <table:table-cell office:value-type="float" office:value="0.92" calcext:value-type="float">
            <text:p>0.92</text:p>
          </table:table-cell>
          <table:table-cell office:value-type="float" office:value="0.883154" calcext:value-type="float">
            <text:p>0.883154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272" calcext:value-type="float">
            <text:p>0.272</text:p>
          </table:table-cell>
          <table:table-cell office:value-type="float" office:value="0.793829" calcext:value-type="float">
            <text:p>0.793829</text:p>
          </table:table-cell>
          <table:table-cell office:value-type="float" office:value="0.867886" calcext:value-type="float">
            <text:p>0.867886</text:p>
          </table:table-cell>
          <table:table-cell office:value-type="float" office:value="0.876114" calcext:value-type="float">
            <text:p>0.876114</text:p>
          </table:table-cell>
          <table:table-cell office:value-type="float" office:value="0.88" calcext:value-type="float">
            <text:p>0.88</text:p>
          </table:table-cell>
          <table:table-cell office:value-type="float" office:value="0.881829" calcext:value-type="float">
            <text:p>0.881829</text:p>
          </table:table-cell>
          <table:table-cell office:value-type="float" office:value="0.892114" calcext:value-type="float">
            <text:p>0.892114</text:p>
          </table:table-cell>
          <table:table-cell office:value-type="float" office:value="0.896914" calcext:value-type="float">
            <text:p>0.896914</text:p>
          </table:table-cell>
          <table:table-cell office:value-type="float" office:value="0.904" calcext:value-type="float">
            <text:p>0.904</text:p>
          </table:table-cell>
          <table:table-cell office:value-type="float" office:value="0.910857" calcext:value-type="float">
            <text:p>0.910857</text:p>
          </table:table-cell>
          <table:table-cell office:value-type="float" office:value="0.915886" calcext:value-type="float">
            <text:p>0.915886</text:p>
          </table:table-cell>
          <table:table-cell office:value-type="float" office:value="0.928" calcext:value-type="float">
            <text:p>0.928</text:p>
          </table:table-cell>
          <table:table-cell office:value-type="float" office:value="0.881943" calcext:value-type="float">
            <text:p>0.881943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544" calcext:value-type="float">
            <text:p>0.544</text:p>
          </table:table-cell>
          <table:table-cell office:value-type="float" office:value="0.813257" calcext:value-type="float">
            <text:p>0.813257</text:p>
          </table:table-cell>
          <table:table-cell office:value-type="float" office:value="0.870857" calcext:value-type="float">
            <text:p>0.870857</text:p>
          </table:table-cell>
          <table:table-cell office:value-type="float" office:value="0.879543" calcext:value-type="float">
            <text:p>0.879543</text:p>
          </table:table-cell>
          <table:table-cell office:value-type="float" office:value="0.880457" calcext:value-type="float">
            <text:p>0.880457</text:p>
          </table:table-cell>
          <table:table-cell office:value-type="float" office:value="0.889829" calcext:value-type="float">
            <text:p>0.889829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04" calcext:value-type="float">
            <text:p>0.904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917714" calcext:value-type="float">
            <text:p>0.917714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5966" calcext:value-type="float">
            <text:p>0.885966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496" calcext:value-type="float">
            <text:p>0.496</text:p>
          </table:table-cell>
          <table:table-cell office:value-type="float" office:value="0.800457" calcext:value-type="float">
            <text:p>0.800457</text:p>
          </table:table-cell>
          <table:table-cell office:value-type="float" office:value="0.869029" calcext:value-type="float">
            <text:p>0.869029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88" calcext:value-type="float">
            <text:p>0.88</text:p>
          </table:table-cell>
          <table:table-cell office:value-type="float" office:value="0.887086" calcext:value-type="float">
            <text:p>0.8870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0114" calcext:value-type="float">
            <text:p>0.900114</text:p>
          </table:table-cell>
          <table:table-cell office:value-type="float" office:value="0.905371" calcext:value-type="float">
            <text:p>0.905371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0914" calcext:value-type="float">
            <text:p>0.920914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4937" calcext:value-type="float">
            <text:p>0.884937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384" calcext:value-type="float">
            <text:p>0.384</text:p>
          </table:table-cell>
          <table:table-cell office:value-type="float" office:value="0.7712" calcext:value-type="float">
            <text:p>0.7712</text:p>
          </table:table-cell>
          <table:table-cell office:value-type="float" office:value="0.870857" calcext:value-type="float">
            <text:p>0.870857</text:p>
          </table:table-cell>
          <table:table-cell office:value-type="float" office:value="0.88" calcext:value-type="float">
            <text:p>0.88</text:p>
          </table:table-cell>
          <table:table-cell office:value-type="float" office:value="0.883429" calcext:value-type="float">
            <text:p>0.883429</text:p>
          </table:table-cell>
          <table:table-cell office:value-type="float" office:value="0.890057" calcext:value-type="float">
            <text:p>0.890057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2857" calcext:value-type="float">
            <text:p>0.902857</text:p>
          </table:table-cell>
          <table:table-cell office:value-type="float" office:value="0.907657" calcext:value-type="float">
            <text:p>0.907657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3886" calcext:value-type="float">
            <text:p>0.923886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3794" calcext:value-type="float">
            <text:p>0.883794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496" calcext:value-type="float">
            <text:p>0.496</text:p>
          </table:table-cell>
          <table:table-cell office:value-type="float" office:value="0.794057" calcext:value-type="float">
            <text:p>0.794057</text:p>
          </table:table-cell>
          <table:table-cell office:value-type="float" office:value="0.872686" calcext:value-type="float">
            <text:p>0.872686</text:p>
          </table:table-cell>
          <table:table-cell office:value-type="float" office:value="0.88" calcext:value-type="float">
            <text:p>0.88</text:p>
          </table:table-cell>
          <table:table-cell office:value-type="float" office:value="0.882971" calcext:value-type="float">
            <text:p>0.882971</text:p>
          </table:table-cell>
          <table:table-cell office:value-type="float" office:value="0.890057" calcext:value-type="float">
            <text:p>0.890057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2171" calcext:value-type="float">
            <text:p>0.902171</text:p>
          </table:table-cell>
          <table:table-cell office:value-type="float" office:value="0.906514" calcext:value-type="float">
            <text:p>0.906514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2286" calcext:value-type="float">
            <text:p>0.922286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5874" calcext:value-type="float">
            <text:p>0.885874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496" calcext:value-type="float">
            <text:p>0.496</text:p>
          </table:table-cell>
          <table:table-cell office:value-type="float" office:value="0.788343" calcext:value-type="float">
            <text:p>0.788343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77029" calcext:value-type="float">
            <text:p>0.877029</text:p>
          </table:table-cell>
          <table:table-cell office:value-type="float" office:value="0.88" calcext:value-type="float">
            <text:p>0.88</text:p>
          </table:table-cell>
          <table:table-cell office:value-type="float" office:value="0.886857" calcext:value-type="float">
            <text:p>0.886857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901029" calcext:value-type="float">
            <text:p>0.901029</text:p>
          </table:table-cell>
          <table:table-cell office:value-type="float" office:value="0.906743" calcext:value-type="float">
            <text:p>0.906743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2971" calcext:value-type="float">
            <text:p>0.922971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3977" calcext:value-type="float">
            <text:p>0.883977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272" calcext:value-type="float">
            <text:p>0.272</text:p>
          </table:table-cell>
          <table:table-cell office:value-type="float" office:value="0.768457" calcext:value-type="float">
            <text:p>0.768457</text:p>
          </table:table-cell>
          <table:table-cell office:value-type="float" office:value="0.869943" calcext:value-type="float">
            <text:p>0.869943</text:p>
          </table:table-cell>
          <table:table-cell office:value-type="float" office:value="0.879086" calcext:value-type="float">
            <text:p>0.879086</text:p>
          </table:table-cell>
          <table:table-cell office:value-type="float" office:value="0.882286" calcext:value-type="float">
            <text:p>0.882286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896457" calcext:value-type="float">
            <text:p>0.896457</text:p>
          </table:table-cell>
          <table:table-cell office:value-type="float" office:value="0.904" calcext:value-type="float">
            <text:p>0.904</text:p>
          </table:table-cell>
          <table:table-cell office:value-type="float" office:value="0.909486" calcext:value-type="float">
            <text:p>0.909486</text:p>
          </table:table-cell>
          <table:table-cell office:value-type="float" office:value="0.912457" calcext:value-type="float">
            <text:p>0.912457</text:p>
          </table:table-cell>
          <table:table-cell office:value-type="float" office:value="0.925943" calcext:value-type="float">
            <text:p>0.925943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3771" calcext:value-type="float">
            <text:p>0.88377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568" calcext:value-type="float">
            <text:p>0.568</text:p>
          </table:table-cell>
          <table:table-cell office:value-type="float" office:value="0.786057" calcext:value-type="float">
            <text:p>0.786057</text:p>
          </table:table-cell>
          <table:table-cell office:value-type="float" office:value="0.869486" calcext:value-type="float">
            <text:p>0.869486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88" calcext:value-type="float">
            <text:p>0.88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5771" calcext:value-type="float">
            <text:p>0.895771</text:p>
          </table:table-cell>
          <table:table-cell office:value-type="float" office:value="0.901486" calcext:value-type="float">
            <text:p>0.901486</text:p>
          </table:table-cell>
          <table:table-cell office:value-type="float" office:value="0.908571" calcext:value-type="float">
            <text:p>0.908571</text:p>
          </table:table-cell>
          <table:table-cell office:value-type="float" office:value="0.913371" calcext:value-type="float">
            <text:p>0.913371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4754" calcext:value-type="float">
            <text:p>0.884754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344" calcext:value-type="float">
            <text:p>0.344</text:p>
          </table:table-cell>
          <table:table-cell office:value-type="float" office:value="0.739886" calcext:value-type="float">
            <text:p>0.739886</text:p>
          </table:table-cell>
          <table:table-cell office:value-type="float" office:value="0.869257" calcext:value-type="float">
            <text:p>0.869257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888229" calcext:value-type="float">
            <text:p>0.888229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9657" calcext:value-type="float">
            <text:p>0.899657</text:p>
          </table:table-cell>
          <table:table-cell office:value-type="float" office:value="0.908343" calcext:value-type="float">
            <text:p>0.908343</text:p>
          </table:table-cell>
          <table:table-cell office:value-type="float" office:value="0.912914" calcext:value-type="float">
            <text:p>0.912914</text:p>
          </table:table-cell>
          <table:table-cell office:value-type="float" office:value="0.925257" calcext:value-type="float">
            <text:p>0.925257</text:p>
          </table:table-cell>
          <table:table-cell office:value-type="float" office:value="0.936" calcext:value-type="float">
            <text:p>0.936</text:p>
          </table:table-cell>
          <table:table-cell office:value-type="float" office:value="0.879954" calcext:value-type="float">
            <text:p>0.879954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576" calcext:value-type="float">
            <text:p>0.576</text:p>
          </table:table-cell>
          <table:table-cell office:value-type="float" office:value="0.759543" calcext:value-type="float">
            <text:p>0.759543</text:p>
          </table:table-cell>
          <table:table-cell office:value-type="float" office:value="0.868343" calcext:value-type="float">
            <text:p>0.868343</text:p>
          </table:table-cell>
          <table:table-cell office:value-type="float" office:value="0.879543" calcext:value-type="float">
            <text:p>0.879543</text:p>
          </table:table-cell>
          <table:table-cell office:value-type="float" office:value="0.881143" calcext:value-type="float">
            <text:p>0.881143</text:p>
          </table:table-cell>
          <table:table-cell office:value-type="float" office:value="0.890971" calcext:value-type="float">
            <text:p>0.890971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9886" calcext:value-type="float">
            <text:p>0.899886</text:p>
          </table:table-cell>
          <table:table-cell office:value-type="float" office:value="0.908343" calcext:value-type="float">
            <text:p>0.908343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4343" calcext:value-type="float">
            <text:p>0.924343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2011" calcext:value-type="float">
            <text:p>0.882011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448" calcext:value-type="float">
            <text:p>0.448</text:p>
          </table:table-cell>
          <table:table-cell office:value-type="float" office:value="0.767314" calcext:value-type="float">
            <text:p>0.767314</text:p>
          </table:table-cell>
          <table:table-cell office:value-type="float" office:value="0.869257" calcext:value-type="float">
            <text:p>0.869257</text:p>
          </table:table-cell>
          <table:table-cell office:value-type="float" office:value="0.88" calcext:value-type="float">
            <text:p>0.88</text:p>
          </table:table-cell>
          <table:table-cell office:value-type="float" office:value="0.885257" calcext:value-type="float">
            <text:p>0.885257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903314" calcext:value-type="float">
            <text:p>0.903314</text:p>
          </table:table-cell>
          <table:table-cell office:value-type="float" office:value="0.907657" calcext:value-type="float">
            <text:p>0.907657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3657" calcext:value-type="float">
            <text:p>0.923657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4046" calcext:value-type="float">
            <text:p>0.884046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576" calcext:value-type="float">
            <text:p>0.576</text:p>
          </table:table-cell>
          <table:table-cell office:value-type="float" office:value="0.766629" calcext:value-type="float">
            <text:p>0.766629</text:p>
          </table:table-cell>
          <table:table-cell office:value-type="float" office:value="0.867429" calcext:value-type="float">
            <text:p>0.867429</text:p>
          </table:table-cell>
          <table:table-cell office:value-type="float" office:value="0.879086" calcext:value-type="float">
            <text:p>0.879086</text:p>
          </table:table-cell>
          <table:table-cell office:value-type="float" office:value="0.884343" calcext:value-type="float">
            <text:p>0.884343</text:p>
          </table:table-cell>
          <table:table-cell office:value-type="float" office:value="0.895086" calcext:value-type="float">
            <text:p>0.8950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3543" calcext:value-type="float">
            <text:p>0.903543</text:p>
          </table:table-cell>
          <table:table-cell office:value-type="float" office:value="0.907657" calcext:value-type="float">
            <text:p>0.907657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3429" calcext:value-type="float">
            <text:p>0.923429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352" calcext:value-type="float">
            <text:p>0.88352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584" calcext:value-type="float">
            <text:p>0.584</text:p>
          </table:table-cell>
          <table:table-cell office:value-type="float" office:value="0.781257" calcext:value-type="float">
            <text:p>0.781257</text:p>
          </table:table-cell>
          <table:table-cell office:value-type="float" office:value="0.870171" calcext:value-type="float">
            <text:p>0.870171</text:p>
          </table:table-cell>
          <table:table-cell office:value-type="float" office:value="0.88" calcext:value-type="float">
            <text:p>0.88</text:p>
          </table:table-cell>
          <table:table-cell office:value-type="float" office:value="0.885029" calcext:value-type="float">
            <text:p>0.885029</text:p>
          </table:table-cell>
          <table:table-cell office:value-type="float" office:value="0.895086" calcext:value-type="float">
            <text:p>0.895086</text:p>
          </table:table-cell>
          <table:table-cell office:value-type="float" office:value="0.896686" calcext:value-type="float">
            <text:p>0.896686</text:p>
          </table:table-cell>
          <table:table-cell office:value-type="float" office:value="0.904" calcext:value-type="float">
            <text:p>0.904</text:p>
          </table:table-cell>
          <table:table-cell office:value-type="float" office:value="0.909943" calcext:value-type="float">
            <text:p>0.909943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4114" calcext:value-type="float">
            <text:p>0.924114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5829" calcext:value-type="float">
            <text:p>0.885829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584" calcext:value-type="float">
            <text:p>0.584</text:p>
          </table:table-cell>
          <table:table-cell office:value-type="float" office:value="0.779657" calcext:value-type="float">
            <text:p>0.779657</text:p>
          </table:table-cell>
          <table:table-cell office:value-type="float" office:value="0.872686" calcext:value-type="float">
            <text:p>0.872686</text:p>
          </table:table-cell>
          <table:table-cell office:value-type="float" office:value="0.88" calcext:value-type="float">
            <text:p>0.88</text:p>
          </table:table-cell>
          <table:table-cell office:value-type="float" office:value="0.886857" calcext:value-type="float">
            <text:p>0.886857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903771" calcext:value-type="float">
            <text:p>0.903771</text:p>
          </table:table-cell>
          <table:table-cell office:value-type="float" office:value="0.910171" calcext:value-type="float">
            <text:p>0.910171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0914" calcext:value-type="float">
            <text:p>0.920914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5806" calcext:value-type="float">
            <text:p>0.885806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56" calcext:value-type="float">
            <text:p>0.56</text:p>
          </table:table-cell>
          <table:table-cell office:value-type="float" office:value="0.754286" calcext:value-type="float">
            <text:p>0.754286</text:p>
          </table:table-cell>
          <table:table-cell office:value-type="float" office:value="0.868571" calcext:value-type="float">
            <text:p>0.868571</text:p>
          </table:table-cell>
          <table:table-cell office:value-type="float" office:value="0.88" calcext:value-type="float">
            <text:p>0.88</text:p>
          </table:table-cell>
          <table:table-cell office:value-type="float" office:value="0.882971" calcext:value-type="float">
            <text:p>0.882971</text:p>
          </table:table-cell>
          <table:table-cell office:value-type="float" office:value="0.894629" calcext:value-type="float">
            <text:p>0.894629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3086" calcext:value-type="float">
            <text:p>0.903086</text:p>
          </table:table-cell>
          <table:table-cell office:value-type="float" office:value="0.907429" calcext:value-type="float">
            <text:p>0.907429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2057" calcext:value-type="float">
            <text:p>0.882057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464" calcext:value-type="float">
            <text:p>0.464</text:p>
          </table:table-cell>
          <table:table-cell office:value-type="float" office:value="0.720914" calcext:value-type="float">
            <text:p>0.720914</text:p>
          </table:table-cell>
          <table:table-cell office:value-type="float" office:value="0.858057" calcext:value-type="float">
            <text:p>0.858057</text:p>
          </table:table-cell>
          <table:table-cell office:value-type="float" office:value="0.877486" calcext:value-type="float">
            <text:p>0.877486</text:p>
          </table:table-cell>
          <table:table-cell office:value-type="float" office:value="0.88" calcext:value-type="float">
            <text:p>0.88</text:p>
          </table:table-cell>
          <table:table-cell office:value-type="float" office:value="0.890743" calcext:value-type="float">
            <text:p>0.890743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0114" calcext:value-type="float">
            <text:p>0.900114</text:p>
          </table:table-cell>
          <table:table-cell office:value-type="float" office:value="0.905371" calcext:value-type="float">
            <text:p>0.905371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0229" calcext:value-type="float">
            <text:p>0.920229</text:p>
          </table:table-cell>
          <table:table-cell office:value-type="float" office:value="0.936" calcext:value-type="float">
            <text:p>0.936</text:p>
          </table:table-cell>
          <table:table-cell office:value-type="float" office:value="0.876091" calcext:value-type="float">
            <text:p>0.876091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584" calcext:value-type="float">
            <text:p>0.584</text:p>
          </table:table-cell>
          <table:table-cell office:value-type="float" office:value="0.779429" calcext:value-type="float">
            <text:p>0.779429</text:p>
          </table:table-cell>
          <table:table-cell office:value-type="float" office:value="0.864229" calcext:value-type="float">
            <text:p>0.864229</text:p>
          </table:table-cell>
          <table:table-cell office:value-type="float" office:value="0.879771" calcext:value-type="float">
            <text:p>0.879771</text:p>
          </table:table-cell>
          <table:table-cell office:value-type="float" office:value="0.882971" calcext:value-type="float">
            <text:p>0.882971</text:p>
          </table:table-cell>
          <table:table-cell office:value-type="float" office:value="0.893714" calcext:value-type="float">
            <text:p>0.893714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3771" calcext:value-type="float">
            <text:p>0.903771</text:p>
          </table:table-cell>
          <table:table-cell office:value-type="float" office:value="0.907657" calcext:value-type="float">
            <text:p>0.907657</text:p>
          </table:table-cell>
          <table:table-cell office:value-type="float" office:value="0.912229" calcext:value-type="float">
            <text:p>0.912229</text:p>
          </table:table-cell>
          <table:table-cell office:value-type="float" office:value="0.922514" calcext:value-type="float">
            <text:p>0.922514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4229" calcext:value-type="float">
            <text:p>0.884229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56" calcext:value-type="float">
            <text:p>0.56</text:p>
          </table:table-cell>
          <table:table-cell office:value-type="float" office:value="0.782857" calcext:value-type="float">
            <text:p>0.782857</text:p>
          </table:table-cell>
          <table:table-cell office:value-type="float" office:value="0.861943" calcext:value-type="float">
            <text:p>0.861943</text:p>
          </table:table-cell>
          <table:table-cell office:value-type="float" office:value="0.877257" calcext:value-type="float">
            <text:p>0.877257</text:p>
          </table:table-cell>
          <table:table-cell office:value-type="float" office:value="0.883886" calcext:value-type="float">
            <text:p>0.8838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8057" calcext:value-type="float">
            <text:p>0.898057</text:p>
          </table:table-cell>
          <table:table-cell office:value-type="float" office:value="0.904" calcext:value-type="float">
            <text:p>0.904</text:p>
          </table:table-cell>
          <table:table-cell office:value-type="float" office:value="0.906971" calcext:value-type="float">
            <text:p>0.906971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2057" calcext:value-type="float">
            <text:p>0.922057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4503" calcext:value-type="float">
            <text:p>0.884503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568" calcext:value-type="float">
            <text:p>0.568</text:p>
          </table:table-cell>
          <table:table-cell office:value-type="float" office:value="0.777371" calcext:value-type="float">
            <text:p>0.777371</text:p>
          </table:table-cell>
          <table:table-cell office:value-type="float" office:value="0.864686" calcext:value-type="float">
            <text:p>0.864686</text:p>
          </table:table-cell>
          <table:table-cell office:value-type="float" office:value="0.879086" calcext:value-type="float">
            <text:p>0.879086</text:p>
          </table:table-cell>
          <table:table-cell office:value-type="float" office:value="0.885257" calcext:value-type="float">
            <text:p>0.885257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902857" calcext:value-type="float">
            <text:p>0.902857</text:p>
          </table:table-cell>
          <table:table-cell office:value-type="float" office:value="0.909029" calcext:value-type="float">
            <text:p>0.909029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4549" calcext:value-type="float">
            <text:p>0.884549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568" calcext:value-type="float">
            <text:p>0.568</text:p>
          </table:table-cell>
          <table:table-cell office:value-type="float" office:value="0.757714" calcext:value-type="float">
            <text:p>0.757714</text:p>
          </table:table-cell>
          <table:table-cell office:value-type="float" office:value="0.861486" calcext:value-type="float">
            <text:p>0.861486</text:p>
          </table:table-cell>
          <table:table-cell office:value-type="float" office:value="0.877486" calcext:value-type="float">
            <text:p>0.877486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0343" calcext:value-type="float">
            <text:p>0.900343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13829" calcext:value-type="float">
            <text:p>0.913829</text:p>
          </table:table-cell>
          <table:table-cell office:value-type="float" office:value="0.925486" calcext:value-type="float">
            <text:p>0.925486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1714" calcext:value-type="float">
            <text:p>0.881714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568" calcext:value-type="float">
            <text:p>0.568</text:p>
          </table:table-cell>
          <table:table-cell office:value-type="float" office:value="0.754514" calcext:value-type="float">
            <text:p>0.754514</text:p>
          </table:table-cell>
          <table:table-cell office:value-type="float" office:value="0.864686" calcext:value-type="float">
            <text:p>0.864686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886857" calcext:value-type="float">
            <text:p>0.886857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901486" calcext:value-type="float">
            <text:p>0.901486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3886" calcext:value-type="float">
            <text:p>0.923886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2103" calcext:value-type="float">
            <text:p>0.882103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568" calcext:value-type="float">
            <text:p>0.568</text:p>
          </table:table-cell>
          <table:table-cell office:value-type="float" office:value="0.7376" calcext:value-type="float">
            <text:p>0.7376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876571" calcext:value-type="float">
            <text:p>0.876571</text:p>
          </table:table-cell>
          <table:table-cell office:value-type="float" office:value="0.882743" calcext:value-type="float">
            <text:p>0.882743</text:p>
          </table:table-cell>
          <table:table-cell office:value-type="float" office:value="0.894629" calcext:value-type="float">
            <text:p>0.894629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8743" calcext:value-type="float">
            <text:p>0.898743</text:p>
          </table:table-cell>
          <table:table-cell office:value-type="float" office:value="0.904686" calcext:value-type="float">
            <text:p>0.904686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1371" calcext:value-type="float">
            <text:p>0.921371</text:p>
          </table:table-cell>
          <table:table-cell office:value-type="float" office:value="0.936" calcext:value-type="float">
            <text:p>0.936</text:p>
          </table:table-cell>
          <table:table-cell office:value-type="float" office:value="0.877874" calcext:value-type="float">
            <text:p>0.877874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568" calcext:value-type="float">
            <text:p>0.568</text:p>
          </table:table-cell>
          <table:table-cell office:value-type="float" office:value="0.735086" calcext:value-type="float">
            <text:p>0.735086</text:p>
          </table:table-cell>
          <table:table-cell office:value-type="float" office:value="0.861714" calcext:value-type="float">
            <text:p>0.861714</text:p>
          </table:table-cell>
          <table:table-cell office:value-type="float" office:value="0.878171" calcext:value-type="float">
            <text:p>0.878171</text:p>
          </table:table-cell>
          <table:table-cell office:value-type="float" office:value="0.881829" calcext:value-type="float">
            <text:p>0.881829</text:p>
          </table:table-cell>
          <table:table-cell office:value-type="float" office:value="0.895314" calcext:value-type="float">
            <text:p>0.895314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04914" calcext:value-type="float">
            <text:p>0.904914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1371" calcext:value-type="float">
            <text:p>0.921371</text:p>
          </table:table-cell>
          <table:table-cell office:value-type="float" office:value="0.936" calcext:value-type="float">
            <text:p>0.936</text:p>
          </table:table-cell>
          <table:table-cell office:value-type="float" office:value="0.8784" calcext:value-type="float">
            <text:p>0.8784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608" calcext:value-type="float">
            <text:p>0.608</text:p>
          </table:table-cell>
          <table:table-cell office:value-type="float" office:value="0.722057" calcext:value-type="float">
            <text:p>0.722057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878857" calcext:value-type="float">
            <text:p>0.878857</text:p>
          </table:table-cell>
          <table:table-cell office:value-type="float" office:value="0.881371" calcext:value-type="float">
            <text:p>0.881371</text:p>
          </table:table-cell>
          <table:table-cell office:value-type="float" office:value="0.894171" calcext:value-type="float">
            <text:p>0.894171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0114" calcext:value-type="float">
            <text:p>0.900114</text:p>
          </table:table-cell>
          <table:table-cell office:value-type="float" office:value="0.907657" calcext:value-type="float">
            <text:p>0.907657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5029" calcext:value-type="float">
            <text:p>0.925029</text:p>
          </table:table-cell>
          <table:table-cell office:value-type="float" office:value="0.936" calcext:value-type="float">
            <text:p>0.936</text:p>
          </table:table-cell>
          <table:table-cell office:value-type="float" office:value="0.877166" calcext:value-type="float">
            <text:p>0.877166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6" calcext:value-type="float">
            <text:p>0.6</text:p>
          </table:table-cell>
          <table:table-cell office:value-type="float" office:value="0.752" calcext:value-type="float">
            <text:p>0.752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876343" calcext:value-type="float">
            <text:p>0.876343</text:p>
          </table:table-cell>
          <table:table-cell office:value-type="float" office:value="0.88" calcext:value-type="float">
            <text:p>0.88</text:p>
          </table:table-cell>
          <table:table-cell office:value-type="float" office:value="0.889371" calcext:value-type="float">
            <text:p>0.889371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9657" calcext:value-type="float">
            <text:p>0.899657</text:p>
          </table:table-cell>
          <table:table-cell office:value-type="float" office:value="0.905829" calcext:value-type="float">
            <text:p>0.905829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2057" calcext:value-type="float">
            <text:p>0.922057</text:p>
          </table:table-cell>
          <table:table-cell office:value-type="float" office:value="0.936" calcext:value-type="float">
            <text:p>0.936</text:p>
          </table:table-cell>
          <table:table-cell office:value-type="float" office:value="0.879406" calcext:value-type="float">
            <text:p>0.879406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568" calcext:value-type="float">
            <text:p>0.568</text:p>
          </table:table-cell>
          <table:table-cell office:value-type="float" office:value="0.770514" calcext:value-type="float">
            <text:p>0.770514</text:p>
          </table:table-cell>
          <table:table-cell office:value-type="float" office:value="0.861714" calcext:value-type="float">
            <text:p>0.861714</text:p>
          </table:table-cell>
          <table:table-cell office:value-type="float" office:value="0.876114" calcext:value-type="float">
            <text:p>0.876114</text:p>
          </table:table-cell>
          <table:table-cell office:value-type="float" office:value="0.88" calcext:value-type="float">
            <text:p>0.88</text:p>
          </table:table-cell>
          <table:table-cell office:value-type="float" office:value="0.889371" calcext:value-type="float">
            <text:p>0.889371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06971" calcext:value-type="float">
            <text:p>0.906971</text:p>
          </table:table-cell>
          <table:table-cell office:value-type="float" office:value="0.913143" calcext:value-type="float">
            <text:p>0.913143</text:p>
          </table:table-cell>
          <table:table-cell office:value-type="float" office:value="0.924343" calcext:value-type="float">
            <text:p>0.924343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1577" calcext:value-type="float">
            <text:p>0.881577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512" calcext:value-type="float">
            <text:p>0.512</text:p>
          </table:table-cell>
          <table:table-cell office:value-type="float" office:value="0.769371" calcext:value-type="float">
            <text:p>0.769371</text:p>
          </table:table-cell>
          <table:table-cell office:value-type="float" office:value="0.858971" calcext:value-type="float">
            <text:p>0.858971</text:p>
          </table:table-cell>
          <table:table-cell office:value-type="float" office:value="0.8736" calcext:value-type="float">
            <text:p>0.8736</text:p>
          </table:table-cell>
          <table:table-cell office:value-type="float" office:value="0.880686" calcext:value-type="float">
            <text:p>0.880686</text:p>
          </table:table-cell>
          <table:table-cell office:value-type="float" office:value="0.893257" calcext:value-type="float">
            <text:p>0.893257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9429" calcext:value-type="float">
            <text:p>0.899429</text:p>
          </table:table-cell>
          <table:table-cell office:value-type="float" office:value="0.907657" calcext:value-type="float">
            <text:p>0.907657</text:p>
          </table:table-cell>
          <table:table-cell office:value-type="float" office:value="0.914971" calcext:value-type="float">
            <text:p>0.914971</text:p>
          </table:table-cell>
          <table:table-cell office:value-type="float" office:value="0.926171" calcext:value-type="float">
            <text:p>0.926171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2011" calcext:value-type="float">
            <text:p>0.882011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568" calcext:value-type="float">
            <text:p>0.568</text:p>
          </table:table-cell>
          <table:table-cell office:value-type="float" office:value="0.778057" calcext:value-type="float">
            <text:p>0.778057</text:p>
          </table:table-cell>
          <table:table-cell office:value-type="float" office:value="0.864229" calcext:value-type="float">
            <text:p>0.864229</text:p>
          </table:table-cell>
          <table:table-cell office:value-type="float" office:value="0.874743" calcext:value-type="float">
            <text:p>0.874743</text:p>
          </table:table-cell>
          <table:table-cell office:value-type="float" office:value="0.880914" calcext:value-type="float">
            <text:p>0.880914</text:p>
          </table:table-cell>
          <table:table-cell office:value-type="float" office:value="0.892114" calcext:value-type="float">
            <text:p>0.892114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8971" calcext:value-type="float">
            <text:p>0.898971</text:p>
          </table:table-cell>
          <table:table-cell office:value-type="float" office:value="0.907657" calcext:value-type="float">
            <text:p>0.907657</text:p>
          </table:table-cell>
          <table:table-cell office:value-type="float" office:value="0.912686" calcext:value-type="float">
            <text:p>0.912686</text:p>
          </table:table-cell>
          <table:table-cell office:value-type="float" office:value="0.926629" calcext:value-type="float">
            <text:p>0.926629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32" calcext:value-type="float">
            <text:p>0.8832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544" calcext:value-type="float">
            <text:p>0.544</text:p>
          </table:table-cell>
          <table:table-cell office:value-type="float" office:value="0.794971" calcext:value-type="float">
            <text:p>0.794971</text:p>
          </table:table-cell>
          <table:table-cell office:value-type="float" office:value="0.865371" calcext:value-type="float">
            <text:p>0.865371</text:p>
          </table:table-cell>
          <table:table-cell office:value-type="float" office:value="0.874743" calcext:value-type="float">
            <text:p>0.874743</text:p>
          </table:table-cell>
          <table:table-cell office:value-type="float" office:value="0.88" calcext:value-type="float">
            <text:p>0.88</text:p>
          </table:table-cell>
          <table:table-cell office:value-type="float" office:value="0.887086" calcext:value-type="float">
            <text:p>0.8870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9657" calcext:value-type="float">
            <text:p>0.899657</text:p>
          </table:table-cell>
          <table:table-cell office:value-type="float" office:value="0.906971" calcext:value-type="float">
            <text:p>0.906971</text:p>
          </table:table-cell>
          <table:table-cell office:value-type="float" office:value="0.912914" calcext:value-type="float">
            <text:p>0.912914</text:p>
          </table:table-cell>
          <table:table-cell office:value-type="float" office:value="0.927543" calcext:value-type="float">
            <text:p>0.927543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4526" calcext:value-type="float">
            <text:p>0.884526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4" calcext:value-type="float">
            <text:p>0.4</text:p>
          </table:table-cell>
          <table:table-cell office:value-type="float" office:value="0.762971" calcext:value-type="float">
            <text:p>0.762971</text:p>
          </table:table-cell>
          <table:table-cell office:value-type="float" office:value="0.863771" calcext:value-type="float">
            <text:p>0.863771</text:p>
          </table:table-cell>
          <table:table-cell office:value-type="float" office:value="0.873829" calcext:value-type="float">
            <text:p>0.873829</text:p>
          </table:table-cell>
          <table:table-cell office:value-type="float" office:value="0.880229" calcext:value-type="float">
            <text:p>0.880229</text:p>
          </table:table-cell>
          <table:table-cell office:value-type="float" office:value="0.891657" calcext:value-type="float">
            <text:p>0.891657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9886" calcext:value-type="float">
            <text:p>0.899886</text:p>
          </table:table-cell>
          <table:table-cell office:value-type="float" office:value="0.906971" calcext:value-type="float">
            <text:p>0.906971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5257" calcext:value-type="float">
            <text:p>0.925257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1257" calcext:value-type="float">
            <text:p>0.88125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28" calcext:value-type="float">
            <text:p>0.328</text:p>
          </table:table-cell>
          <table:table-cell office:value-type="float" office:value="0.783314" calcext:value-type="float">
            <text:p>0.783314</text:p>
          </table:table-cell>
          <table:table-cell office:value-type="float" office:value="0.862629" calcext:value-type="float">
            <text:p>0.862629</text:p>
          </table:table-cell>
          <table:table-cell office:value-type="float" office:value="0.874514" calcext:value-type="float">
            <text:p>0.874514</text:p>
          </table:table-cell>
          <table:table-cell office:value-type="float" office:value="0.88" calcext:value-type="float">
            <text:p>0.88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9429" calcext:value-type="float">
            <text:p>0.899429</text:p>
          </table:table-cell>
          <table:table-cell office:value-type="float" office:value="0.906286" calcext:value-type="float">
            <text:p>0.906286</text:p>
          </table:table-cell>
          <table:table-cell office:value-type="float" office:value="0.912229" calcext:value-type="float">
            <text:p>0.912229</text:p>
          </table:table-cell>
          <table:table-cell office:value-type="float" office:value="0.927543" calcext:value-type="float">
            <text:p>0.927543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3154" calcext:value-type="float">
            <text:p>0.883154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576" calcext:value-type="float">
            <text:p>0.576</text:p>
          </table:table-cell>
          <table:table-cell office:value-type="float" office:value="0.815086" calcext:value-type="float">
            <text:p>0.815086</text:p>
          </table:table-cell>
          <table:table-cell office:value-type="float" office:value="0.861714" calcext:value-type="float">
            <text:p>0.861714</text:p>
          </table:table-cell>
          <table:table-cell office:value-type="float" office:value="0.873143" calcext:value-type="float">
            <text:p>0.873143</text:p>
          </table:table-cell>
          <table:table-cell office:value-type="float" office:value="0.88" calcext:value-type="float">
            <text:p>0.88</text:p>
          </table:table-cell>
          <table:table-cell office:value-type="float" office:value="0.8848" calcext:value-type="float">
            <text:p>0.8848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902857" calcext:value-type="float">
            <text:p>0.902857</text:p>
          </table:table-cell>
          <table:table-cell office:value-type="float" office:value="0.909714" calcext:value-type="float">
            <text:p>0.909714</text:p>
          </table:table-cell>
          <table:table-cell office:value-type="float" office:value="0.925486" calcext:value-type="float">
            <text:p>0.925486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448" calcext:value-type="float">
            <text:p>0.88448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576" calcext:value-type="float">
            <text:p>0.576</text:p>
          </table:table-cell>
          <table:table-cell office:value-type="float" office:value="0.820343" calcext:value-type="float">
            <text:p>0.820343</text:p>
          </table:table-cell>
          <table:table-cell office:value-type="float" office:value="0.859886" calcext:value-type="float">
            <text:p>0.859886</text:p>
          </table:table-cell>
          <table:table-cell office:value-type="float" office:value="0.872686" calcext:value-type="float">
            <text:p>0.872686</text:p>
          </table:table-cell>
          <table:table-cell office:value-type="float" office:value="0.88" calcext:value-type="float">
            <text:p>0.88</text:p>
          </table:table-cell>
          <table:table-cell office:value-type="float" office:value="0.886171" calcext:value-type="float">
            <text:p>0.886171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904" calcext:value-type="float">
            <text:p>0.904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7771" calcext:value-type="float">
            <text:p>0.927771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5486" calcext:value-type="float">
            <text:p>0.885486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624" calcext:value-type="float">
            <text:p>0.624</text:p>
          </table:table-cell>
          <table:table-cell office:value-type="float" office:value="0.825371" calcext:value-type="float">
            <text:p>0.825371</text:p>
          </table:table-cell>
          <table:table-cell office:value-type="float" office:value="0.862857" calcext:value-type="float">
            <text:p>0.862857</text:p>
          </table:table-cell>
          <table:table-cell office:value-type="float" office:value="0.876114" calcext:value-type="float">
            <text:p>0.876114</text:p>
          </table:table-cell>
          <table:table-cell office:value-type="float" office:value="0.88" calcext:value-type="float">
            <text:p>0.88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6229" calcext:value-type="float">
            <text:p>0.896229</text:p>
          </table:table-cell>
          <table:table-cell office:value-type="float" office:value="0.904229" calcext:value-type="float">
            <text:p>0.904229</text:p>
          </table:table-cell>
          <table:table-cell office:value-type="float" office:value="0.913143" calcext:value-type="float">
            <text:p>0.913143</text:p>
          </table:table-cell>
          <table:table-cell office:value-type="float" office:value="0.928914" calcext:value-type="float">
            <text:p>0.928914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7246" calcext:value-type="float">
            <text:p>0.887246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568" calcext:value-type="float">
            <text:p>0.568</text:p>
          </table:table-cell>
          <table:table-cell office:value-type="float" office:value="0.801143" calcext:value-type="float">
            <text:p>0.801143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873143" calcext:value-type="float">
            <text:p>0.873143</text:p>
          </table:table-cell>
          <table:table-cell office:value-type="float" office:value="0.88" calcext:value-type="float">
            <text:p>0.88</text:p>
          </table:table-cell>
          <table:table-cell office:value-type="float" office:value="0.890286" calcext:value-type="float">
            <text:p>0.8902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906743" calcext:value-type="float">
            <text:p>0.906743</text:p>
          </table:table-cell>
          <table:table-cell office:value-type="float" office:value="0.912457" calcext:value-type="float">
            <text:p>0.912457</text:p>
          </table:table-cell>
          <table:table-cell office:value-type="float" office:value="0.927543" calcext:value-type="float">
            <text:p>0.927543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4571" calcext:value-type="float">
            <text:p>0.884571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568" calcext:value-type="float">
            <text:p>0.568</text:p>
          </table:table-cell>
          <table:table-cell office:value-type="float" office:value="0.7984" calcext:value-type="float">
            <text:p>0.7984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875429" calcext:value-type="float">
            <text:p>0.875429</text:p>
          </table:table-cell>
          <table:table-cell office:value-type="float" office:value="0.880686" calcext:value-type="float">
            <text:p>0.880686</text:p>
          </table:table-cell>
          <table:table-cell office:value-type="float" office:value="0.891657" calcext:value-type="float">
            <text:p>0.891657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2171" calcext:value-type="float">
            <text:p>0.902171</text:p>
          </table:table-cell>
          <table:table-cell office:value-type="float" office:value="0.909029" calcext:value-type="float">
            <text:p>0.909029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5577" calcext:value-type="float">
            <text:p>0.885577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568" calcext:value-type="float">
            <text:p>0.568</text:p>
          </table:table-cell>
          <table:table-cell office:value-type="float" office:value="0.791314" calcext:value-type="float">
            <text:p>0.791314</text:p>
          </table:table-cell>
          <table:table-cell office:value-type="float" office:value="0.861714" calcext:value-type="float">
            <text:p>0.861714</text:p>
          </table:table-cell>
          <table:table-cell office:value-type="float" office:value="0.876114" calcext:value-type="float">
            <text:p>0.876114</text:p>
          </table:table-cell>
          <table:table-cell office:value-type="float" office:value="0.882971" calcext:value-type="float">
            <text:p>0.882971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903314" calcext:value-type="float">
            <text:p>0.903314</text:p>
          </table:table-cell>
          <table:table-cell office:value-type="float" office:value="0.911314" calcext:value-type="float">
            <text:p>0.911314</text:p>
          </table:table-cell>
          <table:table-cell office:value-type="float" office:value="0.913371" calcext:value-type="float">
            <text:p>0.913371</text:p>
          </table:table-cell>
          <table:table-cell office:value-type="float" office:value="0.927771" calcext:value-type="float">
            <text:p>0.927771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5989" calcext:value-type="float">
            <text:p>0.885989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568" calcext:value-type="float">
            <text:p>0.568</text:p>
          </table:table-cell>
          <table:table-cell office:value-type="float" office:value="0.791314" calcext:value-type="float">
            <text:p>0.791314</text:p>
          </table:table-cell>
          <table:table-cell office:value-type="float" office:value="0.869029" calcext:value-type="float">
            <text:p>0.869029</text:p>
          </table:table-cell>
          <table:table-cell office:value-type="float" office:value="0.88" calcext:value-type="float">
            <text:p>0.88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8057" calcext:value-type="float">
            <text:p>0.898057</text:p>
          </table:table-cell>
          <table:table-cell office:value-type="float" office:value="0.904914" calcext:value-type="float">
            <text:p>0.904914</text:p>
          </table:table-cell>
          <table:table-cell office:value-type="float" office:value="0.912" calcext:value-type="float">
            <text:p>0.912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5943" calcext:value-type="float">
            <text:p>0.925943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7794" calcext:value-type="float">
            <text:p>0.887794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608" calcext:value-type="float">
            <text:p>0.608</text:p>
          </table:table-cell>
          <table:table-cell office:value-type="float" office:value="0.757257" calcext:value-type="float">
            <text:p>0.757257</text:p>
          </table:table-cell>
          <table:table-cell office:value-type="float" office:value="0.863086" calcext:value-type="float">
            <text:p>0.863086</text:p>
          </table:table-cell>
          <table:table-cell office:value-type="float" office:value="0.877029" calcext:value-type="float">
            <text:p>0.877029</text:p>
          </table:table-cell>
          <table:table-cell office:value-type="float" office:value="0.882971" calcext:value-type="float">
            <text:p>0.882971</text:p>
          </table:table-cell>
          <table:table-cell office:value-type="float" office:value="0.893943" calcext:value-type="float">
            <text:p>0.893943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5143" calcext:value-type="float">
            <text:p>0.905143</text:p>
          </table:table-cell>
          <table:table-cell office:value-type="float" office:value="0.912" calcext:value-type="float">
            <text:p>0.912</text:p>
          </table:table-cell>
          <table:table-cell office:value-type="float" office:value="0.913829" calcext:value-type="float">
            <text:p>0.913829</text:p>
          </table:table-cell>
          <table:table-cell office:value-type="float" office:value="0.925714" calcext:value-type="float">
            <text:p>0.925714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2697" calcext:value-type="float">
            <text:p>0.882697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52" calcext:value-type="float">
            <text:p>0.52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860343" calcext:value-type="float">
            <text:p>0.860343</text:p>
          </table:table-cell>
          <table:table-cell office:value-type="float" office:value="0.876343" calcext:value-type="float">
            <text:p>0.876343</text:p>
          </table:table-cell>
          <table:table-cell office:value-type="float" office:value="0.88" calcext:value-type="float">
            <text:p>0.88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0571" calcext:value-type="float">
            <text:p>0.900571</text:p>
          </table:table-cell>
          <table:table-cell office:value-type="float" office:value="0.908571" calcext:value-type="float">
            <text:p>0.908571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1829" calcext:value-type="float">
            <text:p>0.921829</text:p>
          </table:table-cell>
          <table:table-cell office:value-type="float" office:value="0.936" calcext:value-type="float">
            <text:p>0.936</text:p>
          </table:table-cell>
          <table:table-cell office:value-type="float" office:value="0.879246" calcext:value-type="float">
            <text:p>0.879246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4" calcext:value-type="float">
            <text:p>0.4</text:p>
          </table:table-cell>
          <table:table-cell office:value-type="float" office:value="0.757714" calcext:value-type="float">
            <text:p>0.757714</text:p>
          </table:table-cell>
          <table:table-cell office:value-type="float" office:value="0.860114" calcext:value-type="float">
            <text:p>0.860114</text:p>
          </table:table-cell>
          <table:table-cell office:value-type="float" office:value="0.874743" calcext:value-type="float">
            <text:p>0.874743</text:p>
          </table:table-cell>
          <table:table-cell office:value-type="float" office:value="0.88" calcext:value-type="float">
            <text:p>0.88</text:p>
          </table:table-cell>
          <table:table-cell office:value-type="float" office:value="0.885486" calcext:value-type="float">
            <text:p>0.8854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8514" calcext:value-type="float">
            <text:p>0.898514</text:p>
          </table:table-cell>
          <table:table-cell office:value-type="float" office:value="0.906057" calcext:value-type="float">
            <text:p>0.906057</text:p>
          </table:table-cell>
          <table:table-cell office:value-type="float" office:value="0.912686" calcext:value-type="float">
            <text:p>0.912686</text:p>
          </table:table-cell>
          <table:table-cell office:value-type="float" office:value="0.9248" calcext:value-type="float">
            <text:p>0.9248</text:p>
          </table:table-cell>
          <table:table-cell office:value-type="float" office:value="0.936" calcext:value-type="float">
            <text:p>0.936</text:p>
          </table:table-cell>
          <table:table-cell office:value-type="float" office:value="0.879611" calcext:value-type="float">
            <text:p>0.879611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464" calcext:value-type="float">
            <text:p>0.464</text:p>
          </table:table-cell>
          <table:table-cell office:value-type="float" office:value="0.763657" calcext:value-type="float">
            <text:p>0.763657</text:p>
          </table:table-cell>
          <table:table-cell office:value-type="float" office:value="0.859886" calcext:value-type="float">
            <text:p>0.859886</text:p>
          </table:table-cell>
          <table:table-cell office:value-type="float" office:value="0.873143" calcext:value-type="float">
            <text:p>0.873143</text:p>
          </table:table-cell>
          <table:table-cell office:value-type="float" office:value="0.88" calcext:value-type="float">
            <text:p>0.88</text:p>
          </table:table-cell>
          <table:table-cell office:value-type="float" office:value="0.890286" calcext:value-type="float">
            <text:p>0.8902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9657" calcext:value-type="float">
            <text:p>0.899657</text:p>
          </table:table-cell>
          <table:table-cell office:value-type="float" office:value="0.906971" calcext:value-type="float">
            <text:p>0.906971</text:p>
          </table:table-cell>
          <table:table-cell office:value-type="float" office:value="0.912457" calcext:value-type="float">
            <text:p>0.912457</text:p>
          </table:table-cell>
          <table:table-cell office:value-type="float" office:value="0.924114" calcext:value-type="float">
            <text:p>0.924114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0617" calcext:value-type="float">
            <text:p>0.880617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4" calcext:value-type="float">
            <text:p>0.4</text:p>
          </table:table-cell>
          <table:table-cell office:value-type="float" office:value="0.808686" calcext:value-type="float">
            <text:p>0.808686</text:p>
          </table:table-cell>
          <table:table-cell office:value-type="float" office:value="0.862629" calcext:value-type="float">
            <text:p>0.862629</text:p>
          </table:table-cell>
          <table:table-cell office:value-type="float" office:value="0.875429" calcext:value-type="float">
            <text:p>0.875429</text:p>
          </table:table-cell>
          <table:table-cell office:value-type="float" office:value="0.880457" calcext:value-type="float">
            <text:p>0.880457</text:p>
          </table:table-cell>
          <table:table-cell office:value-type="float" office:value="0.892114" calcext:value-type="float">
            <text:p>0.892114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2857" calcext:value-type="float">
            <text:p>0.902857</text:p>
          </table:table-cell>
          <table:table-cell office:value-type="float" office:value="0.910857" calcext:value-type="float">
            <text:p>0.910857</text:p>
          </table:table-cell>
          <table:table-cell office:value-type="float" office:value="0.912914" calcext:value-type="float">
            <text:p>0.912914</text:p>
          </table:table-cell>
          <table:table-cell office:value-type="float" office:value="0.925486" calcext:value-type="float">
            <text:p>0.925486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6743" calcext:value-type="float">
            <text:p>0.886743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592" calcext:value-type="float">
            <text:p>0.592</text:p>
          </table:table-cell>
          <table:table-cell office:value-type="float" office:value="0.796114" calcext:value-type="float">
            <text:p>0.796114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7943" calcext:value-type="float">
            <text:p>0.877943</text:p>
          </table:table-cell>
          <table:table-cell office:value-type="float" office:value="0.885257" calcext:value-type="float">
            <text:p>0.885257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8057" calcext:value-type="float">
            <text:p>0.898057</text:p>
          </table:table-cell>
          <table:table-cell office:value-type="float" office:value="0.904" calcext:value-type="float">
            <text:p>0.904</text:p>
          </table:table-cell>
          <table:table-cell office:value-type="float" office:value="0.911314" calcext:value-type="float">
            <text:p>0.911314</text:p>
          </table:table-cell>
          <table:table-cell office:value-type="float" office:value="0.912686" calcext:value-type="float">
            <text:p>0.912686</text:p>
          </table:table-cell>
          <table:table-cell office:value-type="float" office:value="0.925257" calcext:value-type="float">
            <text:p>0.925257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7063" calcext:value-type="float">
            <text:p>0.887063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416" calcext:value-type="float">
            <text:p>0.416</text:p>
          </table:table-cell>
          <table:table-cell office:value-type="float" office:value="0.7376" calcext:value-type="float">
            <text:p>0.7376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6343" calcext:value-type="float">
            <text:p>0.876343</text:p>
          </table:table-cell>
          <table:table-cell office:value-type="float" office:value="0.881829" calcext:value-type="float">
            <text:p>0.881829</text:p>
          </table:table-cell>
          <table:table-cell office:value-type="float" office:value="0.894171" calcext:value-type="float">
            <text:p>0.894171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1029" calcext:value-type="float">
            <text:p>0.901029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5257" calcext:value-type="float">
            <text:p>0.925257</text:p>
          </table:table-cell>
          <table:table-cell office:value-type="float" office:value="0.936" calcext:value-type="float">
            <text:p>0.936</text:p>
          </table:table-cell>
          <table:table-cell office:value-type="float" office:value="0.879863" calcext:value-type="float">
            <text:p>0.879863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4" calcext:value-type="float">
            <text:p>0.4</text:p>
          </table:table-cell>
          <table:table-cell office:value-type="float" office:value="0.728457" calcext:value-type="float">
            <text:p>0.728457</text:p>
          </table:table-cell>
          <table:table-cell office:value-type="float" office:value="0.866057" calcext:value-type="float">
            <text:p>0.866057</text:p>
          </table:table-cell>
          <table:table-cell office:value-type="float" office:value="0.875886" calcext:value-type="float">
            <text:p>0.875886</text:p>
          </table:table-cell>
          <table:table-cell office:value-type="float" office:value="0.881371" calcext:value-type="float">
            <text:p>0.881371</text:p>
          </table:table-cell>
          <table:table-cell office:value-type="float" office:value="0.893486" calcext:value-type="float">
            <text:p>0.8934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8971" calcext:value-type="float">
            <text:p>0.898971</text:p>
          </table:table-cell>
          <table:table-cell office:value-type="float" office:value="0.907886" calcext:value-type="float">
            <text:p>0.907886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2514" calcext:value-type="float">
            <text:p>0.922514</text:p>
          </table:table-cell>
          <table:table-cell office:value-type="float" office:value="0.936" calcext:value-type="float">
            <text:p>0.936</text:p>
          </table:table-cell>
          <table:table-cell office:value-type="float" office:value="0.878263" calcext:value-type="float">
            <text:p>0.878263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4" calcext:value-type="float">
            <text:p>0.4</text:p>
          </table:table-cell>
          <table:table-cell office:value-type="float" office:value="0.754743" calcext:value-type="float">
            <text:p>0.754743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7943" calcext:value-type="float">
            <text:p>0.877943</text:p>
          </table:table-cell>
          <table:table-cell office:value-type="float" office:value="0.885257" calcext:value-type="float">
            <text:p>0.885257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901486" calcext:value-type="float">
            <text:p>0.901486</text:p>
          </table:table-cell>
          <table:table-cell office:value-type="float" office:value="0.909257" calcext:value-type="float">
            <text:p>0.909257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2743" calcext:value-type="float">
            <text:p>0.922743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1943" calcext:value-type="float">
            <text:p>0.881943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416" calcext:value-type="float">
            <text:p>0.416</text:p>
          </table:table-cell>
          <table:table-cell office:value-type="float" office:value="0.747429" calcext:value-type="float">
            <text:p>0.747429</text:p>
          </table:table-cell>
          <table:table-cell office:value-type="float" office:value="0.858286" calcext:value-type="float">
            <text:p>0.858286</text:p>
          </table:table-cell>
          <table:table-cell office:value-type="float" office:value="0.874514" calcext:value-type="float">
            <text:p>0.874514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895771" calcext:value-type="float">
            <text:p>0.895771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2171" calcext:value-type="float">
            <text:p>0.902171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48" calcext:value-type="float">
            <text:p>0.9248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0457" calcext:value-type="float">
            <text:p>0.880457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416" calcext:value-type="float">
            <text:p>0.416</text:p>
          </table:table-cell>
          <table:table-cell office:value-type="float" office:value="0.773714" calcext:value-type="float">
            <text:p>0.773714</text:p>
          </table:table-cell>
          <table:table-cell office:value-type="float" office:value="0.865143" calcext:value-type="float">
            <text:p>0.865143</text:p>
          </table:table-cell>
          <table:table-cell office:value-type="float" office:value="0.88" calcext:value-type="float">
            <text:p>0.88</text:p>
          </table:table-cell>
          <table:table-cell office:value-type="float" office:value="0.891886" calcext:value-type="float">
            <text:p>0.8918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6914" calcext:value-type="float">
            <text:p>0.896914</text:p>
          </table:table-cell>
          <table:table-cell office:value-type="float" office:value="0.904" calcext:value-type="float">
            <text:p>0.904</text:p>
          </table:table-cell>
          <table:table-cell office:value-type="float" office:value="0.910171" calcext:value-type="float">
            <text:p>0.910171</text:p>
          </table:table-cell>
          <table:table-cell office:value-type="float" office:value="0.912229" calcext:value-type="float">
            <text:p>0.912229</text:p>
          </table:table-cell>
          <table:table-cell office:value-type="float" office:value="0.927086" calcext:value-type="float">
            <text:p>0.927086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5714" calcext:value-type="float">
            <text:p>0.885714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488" calcext:value-type="float">
            <text:p>0.488</text:p>
          </table:table-cell>
          <table:table-cell office:value-type="float" office:value="0.794057" calcext:value-type="float">
            <text:p>0.794057</text:p>
          </table:table-cell>
          <table:table-cell office:value-type="float" office:value="0.858743" calcext:value-type="float">
            <text:p>0.858743</text:p>
          </table:table-cell>
          <table:table-cell office:value-type="float" office:value="0.873143" calcext:value-type="float">
            <text:p>0.873143</text:p>
          </table:table-cell>
          <table:table-cell office:value-type="float" office:value="0.883429" calcext:value-type="float">
            <text:p>0.883429</text:p>
          </table:table-cell>
          <table:table-cell office:value-type="float" office:value="0.895086" calcext:value-type="float">
            <text:p>0.8950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3543" calcext:value-type="float">
            <text:p>0.903543</text:p>
          </table:table-cell>
          <table:table-cell office:value-type="float" office:value="0.909257" calcext:value-type="float">
            <text:p>0.909257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5714" calcext:value-type="float">
            <text:p>0.925714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5097" calcext:value-type="float">
            <text:p>0.885097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4" calcext:value-type="float">
            <text:p>0.4</text:p>
          </table:table-cell>
          <table:table-cell office:value-type="float" office:value="0.773943" calcext:value-type="float">
            <text:p>0.773943</text:p>
          </table:table-cell>
          <table:table-cell office:value-type="float" office:value="0.857371" calcext:value-type="float">
            <text:p>0.857371</text:p>
          </table:table-cell>
          <table:table-cell office:value-type="float" office:value="0.874514" calcext:value-type="float">
            <text:p>0.874514</text:p>
          </table:table-cell>
          <table:table-cell office:value-type="float" office:value="0.886171" calcext:value-type="float">
            <text:p>0.886171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8514" calcext:value-type="float">
            <text:p>0.898514</text:p>
          </table:table-cell>
          <table:table-cell office:value-type="float" office:value="0.904" calcext:value-type="float">
            <text:p>0.904</text:p>
          </table:table-cell>
          <table:table-cell office:value-type="float" office:value="0.911543" calcext:value-type="float">
            <text:p>0.911543</text:p>
          </table:table-cell>
          <table:table-cell office:value-type="float" office:value="0.913143" calcext:value-type="float">
            <text:p>0.913143</text:p>
          </table:table-cell>
          <table:table-cell office:value-type="float" office:value="0.927771" calcext:value-type="float">
            <text:p>0.927771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4297" calcext:value-type="float">
            <text:p>0.884297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272" calcext:value-type="float">
            <text:p>0.272</text:p>
          </table:table-cell>
          <table:table-cell office:value-type="float" office:value="0.719314" calcext:value-type="float">
            <text:p>0.719314</text:p>
          </table:table-cell>
          <table:table-cell office:value-type="float" office:value="0.858743" calcext:value-type="float">
            <text:p>0.858743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0571" calcext:value-type="float">
            <text:p>0.900571</text:p>
          </table:table-cell>
          <table:table-cell office:value-type="float" office:value="0.904" calcext:value-type="float">
            <text:p>0.904</text:p>
          </table:table-cell>
          <table:table-cell office:value-type="float" office:value="0.907886" calcext:value-type="float">
            <text:p>0.907886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6171" calcext:value-type="float">
            <text:p>0.926171</text:p>
          </table:table-cell>
          <table:table-cell office:value-type="float" office:value="0.936" calcext:value-type="float">
            <text:p>0.936</text:p>
          </table:table-cell>
          <table:table-cell office:value-type="float" office:value="0.879109" calcext:value-type="float">
            <text:p>0.879109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336" calcext:value-type="float">
            <text:p>0.336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857371" calcext:value-type="float">
            <text:p>0.857371</text:p>
          </table:table-cell>
          <table:table-cell office:value-type="float" office:value="0.873143" calcext:value-type="float">
            <text:p>0.873143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7829" calcext:value-type="float">
            <text:p>0.897829</text:p>
          </table:table-cell>
          <table:table-cell office:value-type="float" office:value="0.904" calcext:value-type="float">
            <text:p>0.904</text:p>
          </table:table-cell>
          <table:table-cell office:value-type="float" office:value="0.910171" calcext:value-type="float">
            <text:p>0.910171</text:p>
          </table:table-cell>
          <table:table-cell office:value-type="float" office:value="0.912914" calcext:value-type="float">
            <text:p>0.912914</text:p>
          </table:table-cell>
          <table:table-cell office:value-type="float" office:value="0.927543" calcext:value-type="float">
            <text:p>0.927543</text:p>
          </table:table-cell>
          <table:table-cell office:value-type="float" office:value="0.936" calcext:value-type="float">
            <text:p>0.936</text:p>
          </table:table-cell>
          <table:table-cell office:value-type="float" office:value="0.877966" calcext:value-type="float">
            <text:p>0.877966</text:p>
          </table:table-cell>
          <table:table-cell>
            <draw:frame draw:z-index="0" draw:style-name="gr1" draw:text-style-name="P1" svg:width="22.348cm" svg:height="12.57cm" svg:x="0.004cm" svg:y="0cm">
              <draw:object draw:notify-on-update-of-ranges="accuracy.A2:accuracy.A451 accuracy.C1:accuracy.C1 accuracy.C2:accuracy.C451 accuracy.D1:accuracy.D1 accuracy.D2:accuracy.D451 accuracy.E1:accuracy.E1 accuracy.E2:accuracy.E451 accuracy.F1:accuracy.F1 accuracy.F2:accuracy.F451 accuracy.G1:accuracy.G1 accuracy.G2:accuracy.G451 accuracy.H1:accuracy.H1 accuracy.H2:accuracy.H451 accuracy.I1:accuracy.I1 accuracy.I2:accuracy.I451 accuracy.J1:accuracy.J1 accuracy.J2:accuracy.J451 accuracy.K1:accuracy.K1 accuracy.K2:accuracy.K451 accuracy.L1:accuracy.L1 accuracy.L2:accuracy.L451 accuracy.M1:accuracy.M1 accuracy.M2:accuracy.M451 accuracy.N1:accuracy.N1 accuracy.N2:accuracy.N45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536" calcext:value-type="float">
            <text:p>0.536</text:p>
          </table:table-cell>
          <table:table-cell office:value-type="float" office:value="0.677257" calcext:value-type="float">
            <text:p>0.677257</text:p>
          </table:table-cell>
          <table:table-cell office:value-type="float" office:value="0.853257" calcext:value-type="float">
            <text:p>0.853257</text:p>
          </table:table-cell>
          <table:table-cell office:value-type="float" office:value="0.869943" calcext:value-type="float">
            <text:p>0.869943</text:p>
          </table:table-cell>
          <table:table-cell office:value-type="float" office:value="0.882971" calcext:value-type="float">
            <text:p>0.882971</text:p>
          </table:table-cell>
          <table:table-cell office:value-type="float" office:value="0.894629" calcext:value-type="float">
            <text:p>0.894629</text:p>
          </table:table-cell>
          <table:table-cell office:value-type="float" office:value="0.896457" calcext:value-type="float">
            <text:p>0.896457</text:p>
          </table:table-cell>
          <table:table-cell office:value-type="float" office:value="0.904" calcext:value-type="float">
            <text:p>0.904</text:p>
          </table:table-cell>
          <table:table-cell office:value-type="float" office:value="0.908571" calcext:value-type="float">
            <text:p>0.908571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927314" calcext:value-type="float">
            <text:p>0.927314</text:p>
          </table:table-cell>
          <table:table-cell office:value-type="float" office:value="0.936" calcext:value-type="float">
            <text:p>0.936</text:p>
          </table:table-cell>
          <table:table-cell office:value-type="float" office:value="0.8728" calcext:value-type="float">
            <text:p>0.8728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4" calcext:value-type="float">
            <text:p>0.4</text:p>
          </table:table-cell>
          <table:table-cell office:value-type="float" office:value="0.645943" calcext:value-type="float">
            <text:p>0.645943</text:p>
          </table:table-cell>
          <table:table-cell office:value-type="float" office:value="0.850057" calcext:value-type="float">
            <text:p>0.850057</text:p>
          </table:table-cell>
          <table:table-cell office:value-type="float" office:value="0.867657" calcext:value-type="float">
            <text:p>0.867657</text:p>
          </table:table-cell>
          <table:table-cell office:value-type="float" office:value="0.882286" calcext:value-type="float">
            <text:p>0.882286</text:p>
          </table:table-cell>
          <table:table-cell office:value-type="float" office:value="0.893943" calcext:value-type="float">
            <text:p>0.893943</text:p>
          </table:table-cell>
          <table:table-cell office:value-type="float" office:value="0.897829" calcext:value-type="float">
            <text:p>0.897829</text:p>
          </table:table-cell>
          <table:table-cell office:value-type="float" office:value="0.904" calcext:value-type="float">
            <text:p>0.904</text:p>
          </table:table-cell>
          <table:table-cell office:value-type="float" office:value="0.909943" calcext:value-type="float">
            <text:p>0.909943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7543" calcext:value-type="float">
            <text:p>0.927543</text:p>
          </table:table-cell>
          <table:table-cell office:value-type="float" office:value="0.936" calcext:value-type="float">
            <text:p>0.936</text:p>
          </table:table-cell>
          <table:table-cell office:value-type="float" office:value="0.869349" calcext:value-type="float">
            <text:p>0.869349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4" calcext:value-type="float">
            <text:p>0.4</text:p>
          </table:table-cell>
          <table:table-cell office:value-type="float" office:value="0.6896" calcext:value-type="float">
            <text:p>0.6896</text:p>
          </table:table-cell>
          <table:table-cell office:value-type="float" office:value="0.856686" calcext:value-type="float">
            <text:p>0.856686</text:p>
          </table:table-cell>
          <table:table-cell office:value-type="float" office:value="0.871543" calcext:value-type="float">
            <text:p>0.871543</text:p>
          </table:table-cell>
          <table:table-cell office:value-type="float" office:value="0.883886" calcext:value-type="float">
            <text:p>0.883886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898743" calcext:value-type="float">
            <text:p>0.898743</text:p>
          </table:table-cell>
          <table:table-cell office:value-type="float" office:value="0.904914" calcext:value-type="float">
            <text:p>0.904914</text:p>
          </table:table-cell>
          <table:table-cell office:value-type="float" office:value="0.912" calcext:value-type="float">
            <text:p>0.912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927543" calcext:value-type="float">
            <text:p>0.927543</text:p>
          </table:table-cell>
          <table:table-cell office:value-type="float" office:value="0.936" calcext:value-type="float">
            <text:p>0.936</text:p>
          </table:table-cell>
          <table:table-cell office:value-type="float" office:value="0.875611" calcext:value-type="float">
            <text:p>0.875611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4" calcext:value-type="float">
            <text:p>0.4</text:p>
          </table:table-cell>
          <table:table-cell office:value-type="float" office:value="0.704914" calcext:value-type="float">
            <text:p>0.70491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9486" calcext:value-type="float">
            <text:p>0.869486</text:p>
          </table:table-cell>
          <table:table-cell office:value-type="float" office:value="0.883886" calcext:value-type="float">
            <text:p>0.8838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904457" calcext:value-type="float">
            <text:p>0.904457</text:p>
          </table:table-cell>
          <table:table-cell office:value-type="float" office:value="0.912" calcext:value-type="float">
            <text:p>0.912</text:p>
          </table:table-cell>
          <table:table-cell office:value-type="float" office:value="0.917257" calcext:value-type="float">
            <text:p>0.917257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6" calcext:value-type="float">
            <text:p>0.936</text:p>
          </table:table-cell>
          <table:table-cell office:value-type="float" office:value="0.87728" calcext:value-type="float">
            <text:p>0.87728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4" calcext:value-type="float">
            <text:p>0.4</text:p>
          </table:table-cell>
          <table:table-cell office:value-type="float" office:value="0.7104" calcext:value-type="float">
            <text:p>0.7104</text:p>
          </table:table-cell>
          <table:table-cell office:value-type="float" office:value="0.855314" calcext:value-type="float">
            <text:p>0.855314</text:p>
          </table:table-cell>
          <table:table-cell office:value-type="float" office:value="0.868343" calcext:value-type="float">
            <text:p>0.868343</text:p>
          </table:table-cell>
          <table:table-cell office:value-type="float" office:value="0.887086" calcext:value-type="float">
            <text:p>0.8870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1943" calcext:value-type="float">
            <text:p>0.901943</text:p>
          </table:table-cell>
          <table:table-cell office:value-type="float" office:value="0.906514" calcext:value-type="float">
            <text:p>0.906514</text:p>
          </table:table-cell>
          <table:table-cell office:value-type="float" office:value="0.912" calcext:value-type="float">
            <text:p>0.912</text:p>
          </table:table-cell>
          <table:table-cell office:value-type="float" office:value="0.919086" calcext:value-type="float">
            <text:p>0.919086</text:p>
          </table:table-cell>
          <table:table-cell office:value-type="float" office:value="0.928457" calcext:value-type="float">
            <text:p>0.928457</text:p>
          </table:table-cell>
          <table:table-cell office:value-type="float" office:value="0.936" calcext:value-type="float">
            <text:p>0.936</text:p>
          </table:table-cell>
          <table:table-cell office:value-type="float" office:value="0.878514" calcext:value-type="float">
            <text:p>0.878514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272" calcext:value-type="float">
            <text:p>0.272</text:p>
          </table:table-cell>
          <table:table-cell office:value-type="float" office:value="0.750171" calcext:value-type="float">
            <text:p>0.750171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8114" calcext:value-type="float">
            <text:p>0.868114</text:p>
          </table:table-cell>
          <table:table-cell office:value-type="float" office:value="0.887543" calcext:value-type="float">
            <text:p>0.887543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1943" calcext:value-type="float">
            <text:p>0.901943</text:p>
          </table:table-cell>
          <table:table-cell office:value-type="float" office:value="0.908114" calcext:value-type="float">
            <text:p>0.908114</text:p>
          </table:table-cell>
          <table:table-cell office:value-type="float" office:value="0.912" calcext:value-type="float">
            <text:p>0.912</text:p>
          </table:table-cell>
          <table:table-cell office:value-type="float" office:value="0.917257" calcext:value-type="float">
            <text:p>0.917257</text:p>
          </table:table-cell>
          <table:table-cell office:value-type="float" office:value="0.927086" calcext:value-type="float">
            <text:p>0.927086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2423" calcext:value-type="float">
            <text:p>0.882423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576" calcext:value-type="float">
            <text:p>0.576</text:p>
          </table:table-cell>
          <table:table-cell office:value-type="float" office:value="0.765029" calcext:value-type="float">
            <text:p>0.765029</text:p>
          </table:table-cell>
          <table:table-cell office:value-type="float" office:value="0.859886" calcext:value-type="float">
            <text:p>0.859886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890286" calcext:value-type="float">
            <text:p>0.8902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0571" calcext:value-type="float">
            <text:p>0.900571</text:p>
          </table:table-cell>
          <table:table-cell office:value-type="float" office:value="0.907657" calcext:value-type="float">
            <text:p>0.907657</text:p>
          </table:table-cell>
          <table:table-cell office:value-type="float" office:value="0.912" calcext:value-type="float">
            <text:p>0.912</text:p>
          </table:table-cell>
          <table:table-cell office:value-type="float" office:value="0.917943" calcext:value-type="float">
            <text:p>0.917943</text:p>
          </table:table-cell>
          <table:table-cell office:value-type="float" office:value="0.926629" calcext:value-type="float">
            <text:p>0.926629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512" calcext:value-type="float">
            <text:p>0.88512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552" calcext:value-type="float">
            <text:p>0.552</text:p>
          </table:table-cell>
          <table:table-cell office:value-type="float" office:value="0.759543" calcext:value-type="float">
            <text:p>0.759543</text:p>
          </table:table-cell>
          <table:table-cell office:value-type="float" office:value="0.859886" calcext:value-type="float">
            <text:p>0.859886</text:p>
          </table:table-cell>
          <table:table-cell office:value-type="float" office:value="0.876343" calcext:value-type="float">
            <text:p>0.876343</text:p>
          </table:table-cell>
          <table:table-cell office:value-type="float" office:value="0.892114" calcext:value-type="float">
            <text:p>0.892114</text:p>
          </table:table-cell>
          <table:table-cell office:value-type="float" office:value="0.897143" calcext:value-type="float">
            <text:p>0.897143</text:p>
          </table:table-cell>
          <table:table-cell office:value-type="float" office:value="0.904" calcext:value-type="float">
            <text:p>0.904</text:p>
          </table:table-cell>
          <table:table-cell office:value-type="float" office:value="0.909714" calcext:value-type="float">
            <text:p>0.909714</text:p>
          </table:table-cell>
          <table:table-cell office:value-type="float" office:value="0.914743" calcext:value-type="float">
            <text:p>0.914743</text:p>
          </table:table-cell>
          <table:table-cell office:value-type="float" office:value="0.92" calcext:value-type="float">
            <text:p>0.92</text:p>
          </table:table-cell>
          <table:table-cell office:value-type="float" office:value="0.928686" calcext:value-type="float">
            <text:p>0.928686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6217" calcext:value-type="float">
            <text:p>0.886217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4" calcext:value-type="float">
            <text:p>0.4</text:p>
          </table:table-cell>
          <table:table-cell office:value-type="float" office:value="0.732114" calcext:value-type="float">
            <text:p>0.732114</text:p>
          </table:table-cell>
          <table:table-cell office:value-type="float" office:value="0.856914" calcext:value-type="float">
            <text:p>0.856914</text:p>
          </table:table-cell>
          <table:table-cell office:value-type="float" office:value="0.872686" calcext:value-type="float">
            <text:p>0.872686</text:p>
          </table:table-cell>
          <table:table-cell office:value-type="float" office:value="0.888229" calcext:value-type="float">
            <text:p>0.888229</text:p>
          </table:table-cell>
          <table:table-cell office:value-type="float" office:value="0.897371" calcext:value-type="float">
            <text:p>0.897371</text:p>
          </table:table-cell>
          <table:table-cell office:value-type="float" office:value="0.904" calcext:value-type="float">
            <text:p>0.904</text:p>
          </table:table-cell>
          <table:table-cell office:value-type="float" office:value="0.910171" calcext:value-type="float">
            <text:p>0.910171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920229" calcext:value-type="float">
            <text:p>0.920229</text:p>
          </table:table-cell>
          <table:table-cell office:value-type="float" office:value="0.930514" calcext:value-type="float">
            <text:p>0.930514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2583" calcext:value-type="float">
            <text:p>0.882583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4" calcext:value-type="float">
            <text:p>0.4</text:p>
          </table:table-cell>
          <table:table-cell office:value-type="float" office:value="0.744686" calcext:value-type="float">
            <text:p>0.744686</text:p>
          </table:table-cell>
          <table:table-cell office:value-type="float" office:value="0.858286" calcext:value-type="float">
            <text:p>0.858286</text:p>
          </table:table-cell>
          <table:table-cell office:value-type="float" office:value="0.873143" calcext:value-type="float">
            <text:p>0.873143</text:p>
          </table:table-cell>
          <table:table-cell office:value-type="float" office:value="0.887543" calcext:value-type="float">
            <text:p>0.887543</text:p>
          </table:table-cell>
          <table:table-cell office:value-type="float" office:value="0.898743" calcext:value-type="float">
            <text:p>0.898743</text:p>
          </table:table-cell>
          <table:table-cell office:value-type="float" office:value="0.904" calcext:value-type="float">
            <text:p>0.904</text:p>
          </table:table-cell>
          <table:table-cell office:value-type="float" office:value="0.911314" calcext:value-type="float">
            <text:p>0.911314</text:p>
          </table:table-cell>
          <table:table-cell office:value-type="float" office:value="0.913371" calcext:value-type="float">
            <text:p>0.913371</text:p>
          </table:table-cell>
          <table:table-cell office:value-type="float" office:value="0.920914" calcext:value-type="float">
            <text:p>0.920914</text:p>
          </table:table-cell>
          <table:table-cell office:value-type="float" office:value="0.932114" calcext:value-type="float">
            <text:p>0.932114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4411" calcext:value-type="float">
            <text:p>0.884411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584" calcext:value-type="float">
            <text:p>0.584</text:p>
          </table:table-cell>
          <table:table-cell office:value-type="float" office:value="0.761143" calcext:value-type="float">
            <text:p>0.761143</text:p>
          </table:table-cell>
          <table:table-cell office:value-type="float" office:value="0.856457" calcext:value-type="float">
            <text:p>0.856457</text:p>
          </table:table-cell>
          <table:table-cell office:value-type="float" office:value="0.870857" calcext:value-type="float">
            <text:p>0.870857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3771" calcext:value-type="float">
            <text:p>0.903771</text:p>
          </table:table-cell>
          <table:table-cell office:value-type="float" office:value="0.911314" calcext:value-type="float">
            <text:p>0.911314</text:p>
          </table:table-cell>
          <table:table-cell office:value-type="float" office:value="0.914971" calcext:value-type="float">
            <text:p>0.914971</text:p>
          </table:table-cell>
          <table:table-cell office:value-type="float" office:value="0.921371" calcext:value-type="float">
            <text:p>0.921371</text:p>
          </table:table-cell>
          <table:table-cell office:value-type="float" office:value="0.932343" calcext:value-type="float">
            <text:p>0.932343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5394" calcext:value-type="float">
            <text:p>0.885394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56" calcext:value-type="float">
            <text:p>0.56</text:p>
          </table:table-cell>
          <table:table-cell office:value-type="float" office:value="0.723886" calcext:value-type="float">
            <text:p>0.723886</text:p>
          </table:table-cell>
          <table:table-cell office:value-type="float" office:value="0.852114" calcext:value-type="float">
            <text:p>0.852114</text:p>
          </table:table-cell>
          <table:table-cell office:value-type="float" office:value="0.866743" calcext:value-type="float">
            <text:p>0.866743</text:p>
          </table:table-cell>
          <table:table-cell office:value-type="float" office:value="0.877943" calcext:value-type="float">
            <text:p>0.877943</text:p>
          </table:table-cell>
          <table:table-cell office:value-type="float" office:value="0.890971" calcext:value-type="float">
            <text:p>0.890971</text:p>
          </table:table-cell>
          <table:table-cell office:value-type="float" office:value="0.900571" calcext:value-type="float">
            <text:p>0.900571</text:p>
          </table:table-cell>
          <table:table-cell office:value-type="float" office:value="0.908571" calcext:value-type="float">
            <text:p>0.908571</text:p>
          </table:table-cell>
          <table:table-cell office:value-type="float" office:value="0.914057" calcext:value-type="float">
            <text:p>0.914057</text:p>
          </table:table-cell>
          <table:table-cell office:value-type="float" office:value="0.921143" calcext:value-type="float">
            <text:p>0.921143</text:p>
          </table:table-cell>
          <table:table-cell office:value-type="float" office:value="0.933029" calcext:value-type="float">
            <text:p>0.933029</text:p>
          </table:table-cell>
          <table:table-cell office:value-type="float" office:value="0.936" calcext:value-type="float">
            <text:p>0.936</text:p>
          </table:table-cell>
          <table:table-cell office:value-type="float" office:value="0.878903" calcext:value-type="float">
            <text:p>0.878903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488" calcext:value-type="float">
            <text:p>0.488</text:p>
          </table:table-cell>
          <table:table-cell office:value-type="float" office:value="0.697829" calcext:value-type="float">
            <text:p>0.697829</text:p>
          </table:table-cell>
          <table:table-cell office:value-type="float" office:value="0.842514" calcext:value-type="float">
            <text:p>0.842514</text:p>
          </table:table-cell>
          <table:table-cell office:value-type="float" office:value="0.863771" calcext:value-type="float">
            <text:p>0.863771</text:p>
          </table:table-cell>
          <table:table-cell office:value-type="float" office:value="0.878171" calcext:value-type="float">
            <text:p>0.878171</text:p>
          </table:table-cell>
          <table:table-cell office:value-type="float" office:value="0.893943" calcext:value-type="float">
            <text:p>0.893943</text:p>
          </table:table-cell>
          <table:table-cell office:value-type="float" office:value="0.902171" calcext:value-type="float">
            <text:p>0.902171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921143" calcext:value-type="float">
            <text:p>0.921143</text:p>
          </table:table-cell>
          <table:table-cell office:value-type="float" office:value="0.933486" calcext:value-type="float">
            <text:p>0.933486</text:p>
          </table:table-cell>
          <table:table-cell office:value-type="float" office:value="0.936" calcext:value-type="float">
            <text:p>0.936</text:p>
          </table:table-cell>
          <table:table-cell office:value-type="float" office:value="0.875383" calcext:value-type="float">
            <text:p>0.875383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552" calcext:value-type="float">
            <text:p>0.552</text:p>
          </table:table-cell>
          <table:table-cell office:value-type="float" office:value="0.717257" calcext:value-type="float">
            <text:p>0.717257</text:p>
          </table:table-cell>
          <table:table-cell office:value-type="float" office:value="0.829257" calcext:value-type="float">
            <text:p>0.829257</text:p>
          </table:table-cell>
          <table:table-cell office:value-type="float" office:value="0.863314" calcext:value-type="float">
            <text:p>0.863314</text:p>
          </table:table-cell>
          <table:table-cell office:value-type="float" office:value="0.877486" calcext:value-type="float">
            <text:p>0.877486</text:p>
          </table:table-cell>
          <table:table-cell office:value-type="float" office:value="0.893029" calcext:value-type="float">
            <text:p>0.893029</text:p>
          </table:table-cell>
          <table:table-cell office:value-type="float" office:value="0.901486" calcext:value-type="float">
            <text:p>0.901486</text:p>
          </table:table-cell>
          <table:table-cell office:value-type="float" office:value="0.906286" calcext:value-type="float">
            <text:p>0.906286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1143" calcext:value-type="float">
            <text:p>0.921143</text:p>
          </table:table-cell>
          <table:table-cell office:value-type="float" office:value="0.933029" calcext:value-type="float">
            <text:p>0.933029</text:p>
          </table:table-cell>
          <table:table-cell office:value-type="float" office:value="0.936" calcext:value-type="float">
            <text:p>0.936</text:p>
          </table:table-cell>
          <table:table-cell office:value-type="float" office:value="0.875657" calcext:value-type="float">
            <text:p>0.875657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4" calcext:value-type="float">
            <text:p>0.4</text:p>
          </table:table-cell>
          <table:table-cell office:value-type="float" office:value="0.672229" calcext:value-type="float">
            <text:p>0.672229</text:p>
          </table:table-cell>
          <table:table-cell office:value-type="float" office:value="0.802514" calcext:value-type="float">
            <text:p>0.802514</text:p>
          </table:table-cell>
          <table:table-cell office:value-type="float" office:value="0.858057" calcext:value-type="float">
            <text:p>0.858057</text:p>
          </table:table-cell>
          <table:table-cell office:value-type="float" office:value="0.876114" calcext:value-type="float">
            <text:p>0.876114</text:p>
          </table:table-cell>
          <table:table-cell office:value-type="float" office:value="0.890743" calcext:value-type="float">
            <text:p>0.890743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904686" calcext:value-type="float">
            <text:p>0.904686</text:p>
          </table:table-cell>
          <table:table-cell office:value-type="float" office:value="0.912914" calcext:value-type="float">
            <text:p>0.912914</text:p>
          </table:table-cell>
          <table:table-cell office:value-type="float" office:value="0.92" calcext:value-type="float">
            <text:p>0.92</text:p>
          </table:table-cell>
          <table:table-cell office:value-type="float" office:value="0.931886" calcext:value-type="float">
            <text:p>0.931886</text:p>
          </table:table-cell>
          <table:table-cell office:value-type="float" office:value="0.936" calcext:value-type="float">
            <text:p>0.936</text:p>
          </table:table-cell>
          <table:table-cell office:value-type="float" office:value="0.866994" calcext:value-type="float">
            <text:p>0.866994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416" calcext:value-type="float">
            <text:p>0.416</text:p>
          </table:table-cell>
          <table:table-cell office:value-type="float" office:value="0.689829" calcext:value-type="float">
            <text:p>0.689829</text:p>
          </table:table-cell>
          <table:table-cell office:value-type="float" office:value="0.8128" calcext:value-type="float">
            <text:p>0.8128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73371" calcext:value-type="float">
            <text:p>0.873371</text:p>
          </table:table-cell>
          <table:table-cell office:value-type="float" office:value="0.890743" calcext:value-type="float">
            <text:p>0.890743</text:p>
          </table:table-cell>
          <table:table-cell office:value-type="float" office:value="0.900114" calcext:value-type="float">
            <text:p>0.900114</text:p>
          </table:table-cell>
          <table:table-cell office:value-type="float" office:value="0.905371" calcext:value-type="float">
            <text:p>0.905371</text:p>
          </table:table-cell>
          <table:table-cell office:value-type="float" office:value="0.913371" calcext:value-type="float">
            <text:p>0.913371</text:p>
          </table:table-cell>
          <table:table-cell office:value-type="float" office:value="0.92" calcext:value-type="float">
            <text:p>0.92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36" calcext:value-type="float">
            <text:p>0.936</text:p>
          </table:table-cell>
          <table:table-cell office:value-type="float" office:value="0.86944" calcext:value-type="float">
            <text:p>0.86944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384" calcext:value-type="float">
            <text:p>0.384</text:p>
          </table:table-cell>
          <table:table-cell office:value-type="float" office:value="0.698971" calcext:value-type="float">
            <text:p>0.698971</text:p>
          </table:table-cell>
          <table:table-cell office:value-type="float" office:value="0.818971" calcext:value-type="float">
            <text:p>0.818971</text:p>
          </table:table-cell>
          <table:table-cell office:value-type="float" office:value="0.857829" calcext:value-type="float">
            <text:p>0.857829</text:p>
          </table:table-cell>
          <table:table-cell office:value-type="float" office:value="0.873143" calcext:value-type="float">
            <text:p>0.873143</text:p>
          </table:table-cell>
          <table:table-cell office:value-type="float" office:value="0.891429" calcext:value-type="float">
            <text:p>0.891429</text:p>
          </table:table-cell>
          <table:table-cell office:value-type="float" office:value="0.898514" calcext:value-type="float">
            <text:p>0.898514</text:p>
          </table:table-cell>
          <table:table-cell office:value-type="float" office:value="0.905371" calcext:value-type="float">
            <text:p>0.905371</text:p>
          </table:table-cell>
          <table:table-cell office:value-type="float" office:value="0.912" calcext:value-type="float">
            <text:p>0.912</text:p>
          </table:table-cell>
          <table:table-cell office:value-type="float" office:value="0.918857" calcext:value-type="float">
            <text:p>0.918857</text:p>
          </table:table-cell>
          <table:table-cell office:value-type="float" office:value="0.928914" calcext:value-type="float">
            <text:p>0.928914</text:p>
          </table:table-cell>
          <table:table-cell office:value-type="float" office:value="0.936" calcext:value-type="float">
            <text:p>0.936</text:p>
          </table:table-cell>
          <table:table-cell office:value-type="float" office:value="0.8704" calcext:value-type="float">
            <text:p>0.8704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416" calcext:value-type="float">
            <text:p>0.416</text:p>
          </table:table-cell>
          <table:table-cell office:value-type="float" office:value="0.718171" calcext:value-type="float">
            <text:p>0.718171</text:p>
          </table:table-cell>
          <table:table-cell office:value-type="float" office:value="0.825143" calcext:value-type="float">
            <text:p>0.825143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876114" calcext:value-type="float">
            <text:p>0.876114</text:p>
          </table:table-cell>
          <table:table-cell office:value-type="float" office:value="0.891886" calcext:value-type="float">
            <text:p>0.891886</text:p>
          </table:table-cell>
          <table:table-cell office:value-type="float" office:value="0.898971" calcext:value-type="float">
            <text:p>0.898971</text:p>
          </table:table-cell>
          <table:table-cell office:value-type="float" office:value="0.905829" calcext:value-type="float">
            <text:p>0.905829</text:p>
          </table:table-cell>
          <table:table-cell office:value-type="float" office:value="0.912" calcext:value-type="float">
            <text:p>0.912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931886" calcext:value-type="float">
            <text:p>0.931886</text:p>
          </table:table-cell>
          <table:table-cell office:value-type="float" office:value="0.936" calcext:value-type="float">
            <text:p>0.936</text:p>
          </table:table-cell>
          <table:table-cell office:value-type="float" office:value="0.87392" calcext:value-type="float">
            <text:p>0.87392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552" calcext:value-type="float">
            <text:p>0.552</text:p>
          </table:table-cell>
          <table:table-cell office:value-type="float" office:value="0.698057" calcext:value-type="float">
            <text:p>0.698057</text:p>
          </table:table-cell>
          <table:table-cell office:value-type="float" office:value="0.818971" calcext:value-type="float">
            <text:p>0.818971</text:p>
          </table:table-cell>
          <table:table-cell office:value-type="float" office:value="0.864914" calcext:value-type="float">
            <text:p>0.864914</text:p>
          </table:table-cell>
          <table:table-cell office:value-type="float" office:value="0.877486" calcext:value-type="float">
            <text:p>0.877486</text:p>
          </table:table-cell>
          <table:table-cell office:value-type="float" office:value="0.892571" calcext:value-type="float">
            <text:p>0.892571</text:p>
          </table:table-cell>
          <table:table-cell office:value-type="float" office:value="0.898514" calcext:value-type="float">
            <text:p>0.898514</text:p>
          </table:table-cell>
          <table:table-cell office:value-type="float" office:value="0.906057" calcext:value-type="float">
            <text:p>0.906057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" calcext:value-type="float">
            <text:p>0.92</text:p>
          </table:table-cell>
          <table:table-cell office:value-type="float" office:value="0.932343" calcext:value-type="float">
            <text:p>0.932343</text:p>
          </table:table-cell>
          <table:table-cell office:value-type="float" office:value="0.936" calcext:value-type="float">
            <text:p>0.936</text:p>
          </table:table-cell>
          <table:table-cell office:value-type="float" office:value="0.87232" calcext:value-type="float">
            <text:p>0.87232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568" calcext:value-type="float">
            <text:p>0.568</text:p>
          </table:table-cell>
          <table:table-cell office:value-type="float" office:value="0.687314" calcext:value-type="float">
            <text:p>0.687314</text:p>
          </table:table-cell>
          <table:table-cell office:value-type="float" office:value="0.825371" calcext:value-type="float">
            <text:p>0.825371</text:p>
          </table:table-cell>
          <table:table-cell office:value-type="float" office:value="0.865371" calcext:value-type="float">
            <text:p>0.865371</text:p>
          </table:table-cell>
          <table:table-cell office:value-type="float" office:value="0.880229" calcext:value-type="float">
            <text:p>0.880229</text:p>
          </table:table-cell>
          <table:table-cell office:value-type="float" office:value="0.892114" calcext:value-type="float">
            <text:p>0.892114</text:p>
          </table:table-cell>
          <table:table-cell office:value-type="float" office:value="0.901943" calcext:value-type="float">
            <text:p>0.901943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918171" calcext:value-type="float">
            <text:p>0.918171</text:p>
          </table:table-cell>
          <table:table-cell office:value-type="float" office:value="0.92" calcext:value-type="float">
            <text:p>0.92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36" calcext:value-type="float">
            <text:p>0.936</text:p>
          </table:table-cell>
          <table:table-cell office:value-type="float" office:value="0.873211" calcext:value-type="float">
            <text:p>0.873211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488" calcext:value-type="float">
            <text:p>0.488</text:p>
          </table:table-cell>
          <table:table-cell office:value-type="float" office:value="0.696229" calcext:value-type="float">
            <text:p>0.696229</text:p>
          </table:table-cell>
          <table:table-cell office:value-type="float" office:value="0.836114" calcext:value-type="float">
            <text:p>0.836114</text:p>
          </table:table-cell>
          <table:table-cell office:value-type="float" office:value="0.866743" calcext:value-type="float">
            <text:p>0.866743</text:p>
          </table:table-cell>
          <table:table-cell office:value-type="float" office:value="0.880457" calcext:value-type="float">
            <text:p>0.880457</text:p>
          </table:table-cell>
          <table:table-cell office:value-type="float" office:value="0.893943" calcext:value-type="float">
            <text:p>0.893943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911086" calcext:value-type="float">
            <text:p>0.911086</text:p>
          </table:table-cell>
          <table:table-cell office:value-type="float" office:value="0.918857" calcext:value-type="float">
            <text:p>0.918857</text:p>
          </table:table-cell>
          <table:table-cell office:value-type="float" office:value="0.921829" calcext:value-type="float">
            <text:p>0.921829</text:p>
          </table:table-cell>
          <table:table-cell office:value-type="float" office:value="0.935543" calcext:value-type="float">
            <text:p>0.935543</text:p>
          </table:table-cell>
          <table:table-cell office:value-type="float" office:value="0.936" calcext:value-type="float">
            <text:p>0.936</text:p>
          </table:table-cell>
          <table:table-cell office:value-type="float" office:value="0.87632" calcext:value-type="float">
            <text:p>0.87632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488" calcext:value-type="float">
            <text:p>0.488</text:p>
          </table:table-cell>
          <table:table-cell office:value-type="float" office:value="0.720229" calcext:value-type="float">
            <text:p>0.720229</text:p>
          </table:table-cell>
          <table:table-cell office:value-type="float" office:value="0.852114" calcext:value-type="float">
            <text:p>0.852114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84571" calcext:value-type="float">
            <text:p>0.884571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4686" calcext:value-type="float">
            <text:p>0.904686</text:p>
          </table:table-cell>
          <table:table-cell office:value-type="float" office:value="0.912229" calcext:value-type="float">
            <text:p>0.912229</text:p>
          </table:table-cell>
          <table:table-cell office:value-type="float" office:value="0.92" calcext:value-type="float">
            <text:p>0.92</text:p>
          </table:table-cell>
          <table:table-cell office:value-type="float" office:value="0.920914" calcext:value-type="float">
            <text:p>0.920914</text:p>
          </table:table-cell>
          <table:table-cell office:value-type="float" office:value="0.934171" calcext:value-type="float">
            <text:p>0.934171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1531" calcext:value-type="float">
            <text:p>0.881531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488" calcext:value-type="float">
            <text:p>0.488</text:p>
          </table:table-cell>
          <table:table-cell office:value-type="float" office:value="0.757257" calcext:value-type="float">
            <text:p>0.757257</text:p>
          </table:table-cell>
          <table:table-cell office:value-type="float" office:value="0.859886" calcext:value-type="float">
            <text:p>0.859886</text:p>
          </table:table-cell>
          <table:table-cell office:value-type="float" office:value="0.872229" calcext:value-type="float">
            <text:p>0.872229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5829" calcext:value-type="float">
            <text:p>0.905829</text:p>
          </table:table-cell>
          <table:table-cell office:value-type="float" office:value="0.913371" calcext:value-type="float">
            <text:p>0.913371</text:p>
          </table:table-cell>
          <table:table-cell office:value-type="float" office:value="0.92" calcext:value-type="float">
            <text:p>0.92</text:p>
          </table:table-cell>
          <table:table-cell office:value-type="float" office:value="0.921829" calcext:value-type="float">
            <text:p>0.921829</text:p>
          </table:table-cell>
          <table:table-cell table:number-columns-repeated="2" office:value-type="float" office:value="0.936" calcext:value-type="float">
            <text:p>0.936</text:p>
          </table:table-cell>
          <table:table-cell office:value-type="float" office:value="0.88688" calcext:value-type="float">
            <text:p>0.88688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4" calcext:value-type="float">
            <text:p>0.4</text:p>
          </table:table-cell>
          <table:table-cell office:value-type="float" office:value="0.6672" calcext:value-type="float">
            <text:p>0.6672</text:p>
          </table:table-cell>
          <table:table-cell office:value-type="float" office:value="0.856" calcext:value-type="float">
            <text:p>0.856</text:p>
          </table:table-cell>
          <table:table-cell office:value-type="float" office:value="0.870629" calcext:value-type="float">
            <text:p>0.870629</text:p>
          </table:table-cell>
          <table:table-cell office:value-type="float" office:value="0.882514" calcext:value-type="float">
            <text:p>0.882514</text:p>
          </table:table-cell>
          <table:table-cell office:value-type="float" office:value="0.894171" calcext:value-type="float">
            <text:p>0.894171</text:p>
          </table:table-cell>
          <table:table-cell office:value-type="float" office:value="0.903543" calcext:value-type="float">
            <text:p>0.903543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" calcext:value-type="float">
            <text:p>0.92</text:p>
          </table:table-cell>
          <table:table-cell office:value-type="float" office:value="0.920229" calcext:value-type="float">
            <text:p>0.920229</text:p>
          </table:table-cell>
          <table:table-cell office:value-type="float" office:value="0.934857" calcext:value-type="float">
            <text:p>0.934857</text:p>
          </table:table-cell>
          <table:table-cell office:value-type="float" office:value="0.936" calcext:value-type="float">
            <text:p>0.936</text:p>
          </table:table-cell>
          <table:table-cell office:value-type="float" office:value="0.876114" calcext:value-type="float">
            <text:p>0.876114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4" calcext:value-type="float">
            <text:p>0.4</text:p>
          </table:table-cell>
          <table:table-cell office:value-type="float" office:value="0.701257" calcext:value-type="float">
            <text:p>0.701257</text:p>
          </table:table-cell>
          <table:table-cell office:value-type="float" office:value="0.861943" calcext:value-type="float">
            <text:p>0.861943</text:p>
          </table:table-cell>
          <table:table-cell office:value-type="float" office:value="0.876114" calcext:value-type="float">
            <text:p>0.876114</text:p>
          </table:table-cell>
          <table:table-cell office:value-type="float" office:value="0.891886" calcext:value-type="float">
            <text:p>0.891886</text:p>
          </table:table-cell>
          <table:table-cell office:value-type="float" office:value="0.901486" calcext:value-type="float">
            <text:p>0.901486</text:p>
          </table:table-cell>
          <table:table-cell office:value-type="float" office:value="0.910857" calcext:value-type="float">
            <text:p>0.910857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" calcext:value-type="float">
            <text:p>0.9216</text:p>
          </table:table-cell>
          <table:table-cell table:number-columns-repeated="2" office:value-type="float" office:value="0.936" calcext:value-type="float">
            <text:p>0.936</text:p>
          </table:table-cell>
          <table:table-cell office:value-type="float" office:value="0.883794" calcext:value-type="float">
            <text:p>0.883794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536" calcext:value-type="float">
            <text:p>0.536</text:p>
          </table:table-cell>
          <table:table-cell office:value-type="float" office:value="0.748114" calcext:value-type="float">
            <text:p>0.748114</text:p>
          </table:table-cell>
          <table:table-cell office:value-type="float" office:value="0.863086" calcext:value-type="float">
            <text:p>0.863086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5371" calcext:value-type="float">
            <text:p>0.905371</text:p>
          </table:table-cell>
          <table:table-cell office:value-type="float" office:value="0.912" calcext:value-type="float">
            <text:p>0.912</text:p>
          </table:table-cell>
          <table:table-cell office:value-type="float" office:value="0.916571" calcext:value-type="float">
            <text:p>0.916571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34629" calcext:value-type="float">
            <text:p>0.934629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9737" calcext:value-type="float">
            <text:p>0.889737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488" calcext:value-type="float">
            <text:p>0.488</text:p>
          </table:table-cell>
          <table:table-cell office:value-type="float" office:value="0.747657" calcext:value-type="float">
            <text:p>0.747657</text:p>
          </table:table-cell>
          <table:table-cell office:value-type="float" office:value="0.869486" calcext:value-type="float">
            <text:p>0.869486</text:p>
          </table:table-cell>
          <table:table-cell office:value-type="float" office:value="0.883657" calcext:value-type="float">
            <text:p>0.883657</text:p>
          </table:table-cell>
          <table:table-cell office:value-type="float" office:value="0.896914" calcext:value-type="float">
            <text:p>0.896914</text:p>
          </table:table-cell>
          <table:table-cell office:value-type="float" office:value="0.905371" calcext:value-type="float">
            <text:p>0.905371</text:p>
          </table:table-cell>
          <table:table-cell office:value-type="float" office:value="0.912" calcext:value-type="float">
            <text:p>0.912</text:p>
          </table:table-cell>
          <table:table-cell office:value-type="float" office:value="0.917257" calcext:value-type="float">
            <text:p>0.917257</text:p>
          </table:table-cell>
          <table:table-cell office:value-type="float" office:value="0.92" calcext:value-type="float">
            <text:p>0.92</text:p>
          </table:table-cell>
          <table:table-cell office:value-type="float" office:value="0.921371" calcext:value-type="float">
            <text:p>0.921371</text:p>
          </table:table-cell>
          <table:table-cell office:value-type="float" office:value="0.935771" calcext:value-type="float">
            <text:p>0.935771</text:p>
          </table:table-cell>
          <table:table-cell office:value-type="float" office:value="0.936" calcext:value-type="float">
            <text:p>0.936</text:p>
          </table:table-cell>
          <table:table-cell office:value-type="float" office:value="0.890949" calcext:value-type="float">
            <text:p>0.89094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9T10:34:22.509477166</dc:date>
    <meta:editing-duration>PT2M56S</meta:editing-duration>
    <meta:editing-cycles>1</meta:editing-cycles>
    <meta:document-statistic meta:table-count="1" meta:cell-count="6314" meta:object-count="1"/>
    <meta:generator>LibreOffice/7.6.2.1$MacOSX_AARCH64 LibreOffice_project/56f7684011345957bbf33a7ee678afaf4d2ba33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405cm" svg:y="3.229cm" style:legend-expansion="high" chart:style-name="ch2"/>
        <chart:plot-area chart:style-name="ch3" table:cell-range-address="accuracy.A2:accuracy.A451 accuracy.C1:accuracy.N451" chart:data-source-has-labels="both" svg:x="1.427cm" svg:y="0.251cm" svg:width="17.532cm" svg:height="11.118cm">
          <chart:coordinate-region svg:x="2.178cm" svg:y="0.452cm" svg:width="16.677cm" svg:height="9.96cm"/>
          <chart:axis chart:dimension="x" chart:name="primary-x" chart:style-name="ch4" chartooo:axis-type="auto">
            <chartooo:date-scale/>
            <chart:title svg:x="9.386cm" svg:y="11.62cm" chart:style-name="ch5">
              <text:p>generacija</text:p>
            </chart:title>
            <chart:categories table:cell-range-address="accuracy.A2:accuracy.A451"/>
          </chart:axis>
          <chart:axis chart:dimension="y" chart:name="primary-y" chart:style-name="ch4">
            <chart:title svg:x="0.451cm" svg:y="6.377cm" chart:style-name="ch6">
              <text:p>točnost</text:p>
            </chart:title>
            <chart:grid chart:style-name="ch7" chart:class="major"/>
          </chart:axis>
          <chart:series chart:style-name="ch8" chart:values-cell-range-address="accuracy.C2:accuracy.C451" chart:label-cell-address="accuracy.C1:accuracy.C1" chart:class="chart:line">
            <chart:data-point chart:repeated="450"/>
          </chart:series>
          <chart:series chart:style-name="ch9" chart:values-cell-range-address="accuracy.D2:accuracy.D451" chart:label-cell-address="accuracy.D1:accuracy.D1" chart:class="chart:line">
            <chart:data-point chart:repeated="450"/>
          </chart:series>
          <chart:series chart:style-name="ch10" chart:values-cell-range-address="accuracy.E2:accuracy.E451" chart:label-cell-address="accuracy.E1:accuracy.E1" chart:class="chart:line">
            <chart:data-point chart:repeated="450"/>
          </chart:series>
          <chart:series chart:style-name="ch11" chart:values-cell-range-address="accuracy.F2:accuracy.F451" chart:label-cell-address="accuracy.F1:accuracy.F1" chart:class="chart:line">
            <chart:data-point chart:repeated="450"/>
          </chart:series>
          <chart:series chart:style-name="ch12" chart:values-cell-range-address="accuracy.G2:accuracy.G451" chart:label-cell-address="accuracy.G1:accuracy.G1" chart:class="chart:line">
            <chart:data-point chart:repeated="450"/>
          </chart:series>
          <chart:series chart:style-name="ch13" chart:values-cell-range-address="accuracy.H2:accuracy.H451" chart:label-cell-address="accuracy.H1:accuracy.H1" chart:class="chart:line">
            <chart:data-point chart:repeated="450"/>
          </chart:series>
          <chart:series chart:style-name="ch14" chart:values-cell-range-address="accuracy.I2:accuracy.I451" chart:label-cell-address="accuracy.I1:accuracy.I1" chart:class="chart:line">
            <chart:data-point chart:repeated="450"/>
          </chart:series>
          <chart:series chart:style-name="ch15" chart:values-cell-range-address="accuracy.J2:accuracy.J451" chart:label-cell-address="accuracy.J1:accuracy.J1" chart:class="chart:line">
            <chart:data-point chart:repeated="450"/>
          </chart:series>
          <chart:series chart:style-name="ch16" chart:values-cell-range-address="accuracy.K2:accuracy.K451" chart:label-cell-address="accuracy.K1:accuracy.K1" chart:class="chart:line">
            <chart:data-point chart:repeated="450"/>
          </chart:series>
          <chart:series chart:style-name="ch17" chart:values-cell-range-address="accuracy.L2:accuracy.L451" chart:label-cell-address="accuracy.L1:accuracy.L1" chart:class="chart:line">
            <chart:data-point chart:repeated="450"/>
          </chart:series>
          <chart:series chart:style-name="ch18" chart:values-cell-range-address="accuracy.M2:accuracy.M451" chart:label-cell-address="accuracy.M1:accuracy.M1" chart:class="chart:line">
            <chart:data-point chart:repeated="450"/>
          </chart:series>
          <chart:series chart:style-name="ch19" chart:values-cell-range-address="accuracy.N2:accuracy.N451" chart:label-cell-address="accuracy.N1:accuracy.N1" chart:class="chart:line">
            <chart:data-point chart:repeated="45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accuracy.C1:accuracy.C1</svg:desc>
                </draw:g>
              </table:table-cell>
              <table:table-cell office:value-type="string">
                <text:p>10-20%</text:p>
                <draw:g>
                  <svg:desc>accuracy.D1:accuracy.D1</svg:desc>
                </draw:g>
              </table:table-cell>
              <table:table-cell office:value-type="string">
                <text:p>20-30%</text:p>
                <draw:g>
                  <svg:desc>accuracy.E1:accuracy.E1</svg:desc>
                </draw:g>
              </table:table-cell>
              <table:table-cell office:value-type="string">
                <text:p>30-40%</text:p>
                <draw:g>
                  <svg:desc>accuracy.F1:accuracy.F1</svg:desc>
                </draw:g>
              </table:table-cell>
              <table:table-cell office:value-type="string">
                <text:p>40-50%</text:p>
                <draw:g>
                  <svg:desc>accuracy.G1:accuracy.G1</svg:desc>
                </draw:g>
              </table:table-cell>
              <table:table-cell office:value-type="string">
                <text:p>50-60%</text:p>
                <draw:g>
                  <svg:desc>accuracy.H1:accuracy.H1</svg:desc>
                </draw:g>
              </table:table-cell>
              <table:table-cell office:value-type="string">
                <text:p>60-70%</text:p>
                <draw:g>
                  <svg:desc>accuracy.I1:accuracy.I1</svg:desc>
                </draw:g>
              </table:table-cell>
              <table:table-cell office:value-type="string">
                <text:p>70-80%</text:p>
                <draw:g>
                  <svg:desc>accuracy.J1:accuracy.J1</svg:desc>
                </draw:g>
              </table:table-cell>
              <table:table-cell office:value-type="string">
                <text:p>80-90%</text:p>
                <draw:g>
                  <svg:desc>accuracy.K1:accuracy.K1</svg:desc>
                </draw:g>
              </table:table-cell>
              <table:table-cell office:value-type="string">
                <text:p>90-100%</text:p>
                <draw:g>
                  <svg:desc>accuracy.L1:accuracy.L1</svg:desc>
                </draw:g>
              </table:table-cell>
              <table:table-cell office:value-type="string">
                <text:p>Najboljši</text:p>
                <draw:g>
                  <svg:desc>accuracy.M1:accuracy.M1</svg:desc>
                </draw:g>
              </table:table-cell>
              <table:table-cell office:value-type="string">
                <text:p>Povprečje</text:p>
                <draw:g>
                  <svg:desc>accuracy.N1:accuracy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ccuracy.A2:accuracy.A451</svg:desc>
                </draw:g>
              </table:table-cell>
              <table:table-cell office:value-type="float" office:value="0.256229">
                <text:p>0.256229</text:p>
                <draw:g>
                  <svg:desc>accuracy.C2:accuracy.C451</svg:desc>
                </draw:g>
              </table:table-cell>
              <table:table-cell office:value-type="float" office:value="0.272">
                <text:p>0.272</text:p>
                <draw:g>
                  <svg:desc>accuracy.D2:accuracy.D451</svg:desc>
                </draw:g>
              </table:table-cell>
              <table:table-cell office:value-type="float" office:value="0.272">
                <text:p>0.272</text:p>
                <draw:g>
                  <svg:desc>accuracy.E2:accuracy.E451</svg:desc>
                </draw:g>
              </table:table-cell>
              <table:table-cell office:value-type="float" office:value="0.3072">
                <text:p>0.3072</text:p>
                <draw:g>
                  <svg:desc>accuracy.F2:accuracy.F451</svg:desc>
                </draw:g>
              </table:table-cell>
              <table:table-cell office:value-type="float" office:value="0.328">
                <text:p>0.328</text:p>
                <draw:g>
                  <svg:desc>accuracy.G2:accuracy.G451</svg:desc>
                </draw:g>
              </table:table-cell>
              <table:table-cell office:value-type="float" office:value="0.328">
                <text:p>0.328</text:p>
                <draw:g>
                  <svg:desc>accuracy.H2:accuracy.H451</svg:desc>
                </draw:g>
              </table:table-cell>
              <table:table-cell office:value-type="float" office:value="0.3696">
                <text:p>0.3696</text:p>
                <draw:g>
                  <svg:desc>accuracy.I2:accuracy.I451</svg:desc>
                </draw:g>
              </table:table-cell>
              <table:table-cell office:value-type="float" office:value="0.4">
                <text:p>0.4</text:p>
                <draw:g>
                  <svg:desc>accuracy.J2:accuracy.J451</svg:desc>
                </draw:g>
              </table:table-cell>
              <table:table-cell office:value-type="float" office:value="0.4">
                <text:p>0.4</text:p>
                <draw:g>
                  <svg:desc>accuracy.K2:accuracy.K451</svg:desc>
                </draw:g>
              </table:table-cell>
              <table:table-cell office:value-type="float" office:value="0.447314">
                <text:p>0.447314</text:p>
                <draw:g>
                  <svg:desc>accuracy.L2:accuracy.L451</svg:desc>
                </draw:g>
              </table:table-cell>
              <table:table-cell office:value-type="float" office:value="0.656">
                <text:p>0.656</text:p>
                <draw:g>
                  <svg:desc>accuracy.M2:accuracy.M451</svg:desc>
                </draw:g>
              </table:table-cell>
              <table:table-cell office:value-type="float" office:value="0.338034">
                <text:p>0.338034</text:p>
                <draw:g>
                  <svg:desc>accuracy.N2:accuracy.N45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66514">
                <text:p>0.266514</text:p>
              </table:table-cell>
              <table:table-cell office:value-type="float" office:value="0.272">
                <text:p>0.272</text:p>
              </table:table-cell>
              <table:table-cell office:value-type="float" office:value="0.289143">
                <text:p>0.289143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57943">
                <text:p>0.357943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69486">
                <text:p>0.469486</text:p>
              </table:table-cell>
              <table:table-cell office:value-type="float" office:value="0.656">
                <text:p>0.656</text:p>
              </table:table-cell>
              <table:table-cell office:value-type="float" office:value="0.351109">
                <text:p>0.35110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63543">
                <text:p>0.263543</text:p>
              </table:table-cell>
              <table:table-cell office:value-type="float" office:value="0.272">
                <text:p>0.272</text:p>
              </table:table-cell>
              <table:table-cell office:value-type="float" office:value="0.321371">
                <text:p>0.321371</text:p>
              </table:table-cell>
              <table:table-cell office:value-type="float" office:value="0.328">
                <text:p>0.328</text:p>
              </table:table-cell>
              <table:table-cell office:value-type="float" office:value="0.330057">
                <text:p>0.330057</text:p>
              </table:table-cell>
              <table:table-cell office:value-type="float" office:value="0.392914">
                <text:p>0.39291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83429">
                <text:p>0.483429</text:p>
              </table:table-cell>
              <table:table-cell office:value-type="float" office:value="0.656">
                <text:p>0.656</text:p>
              </table:table-cell>
              <table:table-cell office:value-type="float" office:value="0.359131">
                <text:p>0.3591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70629">
                <text:p>0.270629</text:p>
              </table:table-cell>
              <table:table-cell office:value-type="float" office:value="0.272">
                <text:p>0.272</text:p>
              </table:table-cell>
              <table:table-cell office:value-type="float" office:value="0.319086">
                <text:p>0.319086</text:p>
              </table:table-cell>
              <table:table-cell office:value-type="float" office:value="0.328">
                <text:p>0.328</text:p>
              </table:table-cell>
              <table:table-cell office:value-type="float" office:value="0.336914">
                <text:p>0.336914</text:p>
              </table:table-cell>
              <table:table-cell office:value-type="float" office:value="0.399543">
                <text:p>0.399543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84571">
                <text:p>0.484571</text:p>
              </table:table-cell>
              <table:table-cell office:value-type="float" office:value="0.656">
                <text:p>0.656</text:p>
              </table:table-cell>
              <table:table-cell office:value-type="float" office:value="0.361074">
                <text:p>0.36107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66743">
                <text:p>0.266743</text:p>
              </table:table-cell>
              <table:table-cell office:value-type="float" office:value="0.276343">
                <text:p>0.276343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34629">
                <text:p>0.334629</text:p>
              </table:table-cell>
              <table:table-cell office:value-type="float" office:value="0.395886">
                <text:p>0.39588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5072">
                <text:p>0.5072</text:p>
              </table:table-cell>
              <table:table-cell office:value-type="float" office:value="0.656">
                <text:p>0.656</text:p>
              </table:table-cell>
              <table:table-cell office:value-type="float" office:value="0.36368">
                <text:p>0.363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51657">
                <text:p>0.251657</text:p>
              </table:table-cell>
              <table:table-cell office:value-type="float" office:value="0.273371">
                <text:p>0.273371</text:p>
              </table:table-cell>
              <table:table-cell office:value-type="float" office:value="0.326171">
                <text:p>0.326171</text:p>
              </table:table-cell>
              <table:table-cell office:value-type="float" office:value="0.328">
                <text:p>0.328</text:p>
              </table:table-cell>
              <table:table-cell office:value-type="float" office:value="0.351771">
                <text:p>0.351771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517257">
                <text:p>0.517257</text:p>
              </table:table-cell>
              <table:table-cell office:value-type="float" office:value="0.664">
                <text:p>0.664</text:p>
              </table:table-cell>
              <table:table-cell office:value-type="float" office:value="0.364823">
                <text:p>0.36482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47771">
                <text:p>0.247771</text:p>
              </table:table-cell>
              <table:table-cell office:value-type="float" office:value="0.274286">
                <text:p>0.274286</text:p>
              </table:table-cell>
              <table:table-cell office:value-type="float" office:value="0.326171">
                <text:p>0.326171</text:p>
              </table:table-cell>
              <table:table-cell office:value-type="float" office:value="0.328229">
                <text:p>0.328229</text:p>
              </table:table-cell>
              <table:table-cell office:value-type="float" office:value="0.386514">
                <text:p>0.38651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0229">
                <text:p>0.400229</text:p>
              </table:table-cell>
              <table:table-cell office:value-type="float" office:value="0.559543">
                <text:p>0.559543</text:p>
              </table:table-cell>
              <table:table-cell office:value-type="float" office:value="0.664">
                <text:p>0.664</text:p>
              </table:table-cell>
              <table:table-cell office:value-type="float" office:value="0.372274">
                <text:p>0.37227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53486">
                <text:p>0.253486</text:p>
              </table:table-cell>
              <table:table-cell office:value-type="float" office:value="0.2816">
                <text:p>0.2816</text:p>
              </table:table-cell>
              <table:table-cell office:value-type="float" office:value="0.328">
                <text:p>0.328</text:p>
              </table:table-cell>
              <table:table-cell office:value-type="float" office:value="0.335771">
                <text:p>0.335771</text:p>
              </table:table-cell>
              <table:table-cell office:value-type="float" office:value="0.399086">
                <text:p>0.39908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96">
                <text:p>0.4096</text:p>
              </table:table-cell>
              <table:table-cell office:value-type="float" office:value="0.597714">
                <text:p>0.597714</text:p>
              </table:table-cell>
              <table:table-cell office:value-type="float" office:value="0.664">
                <text:p>0.664</text:p>
              </table:table-cell>
              <table:table-cell office:value-type="float" office:value="0.380526">
                <text:p>0.3805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60571">
                <text:p>0.260571</text:p>
              </table:table-cell>
              <table:table-cell office:value-type="float" office:value="0.290286">
                <text:p>0.290286</text:p>
              </table:table-cell>
              <table:table-cell office:value-type="float" office:value="0.328">
                <text:p>0.328</text:p>
              </table:table-cell>
              <table:table-cell office:value-type="float" office:value="0.347657">
                <text:p>0.347657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19429">
                <text:p>0.419429</text:p>
              </table:table-cell>
              <table:table-cell office:value-type="float" office:value="0.607771">
                <text:p>0.607771</text:p>
              </table:table-cell>
              <table:table-cell office:value-type="float" office:value="0.664">
                <text:p>0.664</text:p>
              </table:table-cell>
              <table:table-cell office:value-type="float" office:value="0.385371">
                <text:p>0.38537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56">
                <text:p>0.256</text:p>
              </table:table-cell>
              <table:table-cell office:value-type="float" office:value="0.301486">
                <text:p>0.301486</text:p>
              </table:table-cell>
              <table:table-cell office:value-type="float" office:value="0.328">
                <text:p>0.328</text:p>
              </table:table-cell>
              <table:table-cell office:value-type="float" office:value="0.365257">
                <text:p>0.365257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10743">
                <text:p>0.410743</text:p>
              </table:table-cell>
              <table:table-cell office:value-type="float" office:value="0.593143">
                <text:p>0.593143</text:p>
              </table:table-cell>
              <table:table-cell office:value-type="float" office:value="0.664">
                <text:p>0.664</text:p>
              </table:table-cell>
              <table:table-cell office:value-type="float" office:value="0.385463">
                <text:p>0.38546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62171">
                <text:p>0.262171</text:p>
              </table:table-cell>
              <table:table-cell office:value-type="float" office:value="0.317257">
                <text:p>0.317257</text:p>
              </table:table-cell>
              <table:table-cell office:value-type="float" office:value="0.328">
                <text:p>0.328</text:p>
              </table:table-cell>
              <table:table-cell office:value-type="float" office:value="0.370743">
                <text:p>0.370743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20343">
                <text:p>0.420343</text:p>
              </table:table-cell>
              <table:table-cell office:value-type="float" office:value="0.601371">
                <text:p>0.601371</text:p>
              </table:table-cell>
              <table:table-cell office:value-type="float" office:value="0.664">
                <text:p>0.664</text:p>
              </table:table-cell>
              <table:table-cell office:value-type="float" office:value="0.389989">
                <text:p>0.38998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60343">
                <text:p>0.260343</text:p>
              </table:table-cell>
              <table:table-cell office:value-type="float" office:value="0.321829">
                <text:p>0.321829</text:p>
              </table:table-cell>
              <table:table-cell office:value-type="float" office:value="0.328">
                <text:p>0.328</text:p>
              </table:table-cell>
              <table:table-cell office:value-type="float" office:value="0.375086">
                <text:p>0.37508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18057">
                <text:p>0.418057</text:p>
              </table:table-cell>
              <table:table-cell office:value-type="float" office:value="0.599771">
                <text:p>0.599771</text:p>
              </table:table-cell>
              <table:table-cell office:value-type="float" office:value="0.664">
                <text:p>0.664</text:p>
              </table:table-cell>
              <table:table-cell office:value-type="float" office:value="0.390309">
                <text:p>0.39030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656">
                <text:p>0.2656</text:p>
              </table:table-cell>
              <table:table-cell office:value-type="float" office:value="0.319771">
                <text:p>0.319771</text:p>
              </table:table-cell>
              <table:table-cell office:value-type="float" office:value="0.328">
                <text:p>0.328</text:p>
              </table:table-cell>
              <table:table-cell office:value-type="float" office:value="0.346286">
                <text:p>0.34628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33371">
                <text:p>0.433371</text:p>
              </table:table-cell>
              <table:table-cell office:value-type="float" office:value="0.604114">
                <text:p>0.604114</text:p>
              </table:table-cell>
              <table:table-cell office:value-type="float" office:value="0.664">
                <text:p>0.664</text:p>
              </table:table-cell>
              <table:table-cell office:value-type="float" office:value="0.389714">
                <text:p>0.38971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78171">
                <text:p>0.278171</text:p>
              </table:table-cell>
              <table:table-cell office:value-type="float" office:value="0.327771">
                <text:p>0.327771</text:p>
              </table:table-cell>
              <table:table-cell office:value-type="float" office:value="0.330286">
                <text:p>0.330286</text:p>
              </table:table-cell>
              <table:table-cell office:value-type="float" office:value="0.395886">
                <text:p>0.39588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288">
                <text:p>0.4288</text:p>
              </table:table-cell>
              <table:table-cell office:value-type="float" office:value="0.606629">
                <text:p>0.606629</text:p>
              </table:table-cell>
              <table:table-cell office:value-type="float" office:value="0.664">
                <text:p>0.664</text:p>
              </table:table-cell>
              <table:table-cell office:value-type="float" office:value="0.396754">
                <text:p>0.39675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82057">
                <text:p>0.282057</text:p>
              </table:table-cell>
              <table:table-cell office:value-type="float" office:value="0.328">
                <text:p>0.328</text:p>
              </table:table-cell>
              <table:table-cell office:value-type="float" office:value="0.328686">
                <text:p>0.328686</text:p>
              </table:table-cell>
              <table:table-cell office:value-type="float" office:value="0.395429">
                <text:p>0.395429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29029">
                <text:p>0.429029</text:p>
              </table:table-cell>
              <table:table-cell office:value-type="float" office:value="0.613257">
                <text:p>0.613257</text:p>
              </table:table-cell>
              <table:table-cell office:value-type="float" office:value="0.664">
                <text:p>0.664</text:p>
              </table:table-cell>
              <table:table-cell office:value-type="float" office:value="0.397646">
                <text:p>0.39764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94629">
                <text:p>0.294629</text:p>
              </table:table-cell>
              <table:table-cell office:value-type="float" office:value="0.328">
                <text:p>0.328</text:p>
              </table:table-cell>
              <table:table-cell office:value-type="float" office:value="0.330514">
                <text:p>0.330514</text:p>
              </table:table-cell>
              <table:table-cell office:value-type="float" office:value="0.397486">
                <text:p>0.39748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15543">
                <text:p>0.415543</text:p>
              </table:table-cell>
              <table:table-cell office:value-type="float" office:value="0.601829">
                <text:p>0.601829</text:p>
              </table:table-cell>
              <table:table-cell office:value-type="float" office:value="0.664">
                <text:p>0.664</text:p>
              </table:table-cell>
              <table:table-cell office:value-type="float" office:value="0.3968">
                <text:p>0.396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896">
                <text:p>0.2896</text:p>
              </table:table-cell>
              <table:table-cell office:value-type="float" office:value="0.328">
                <text:p>0.328</text:p>
              </table:table-cell>
              <table:table-cell office:value-type="float" office:value="0.332114">
                <text:p>0.332114</text:p>
              </table:table-cell>
              <table:table-cell office:value-type="float" office:value="0.395429">
                <text:p>0.395429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288">
                <text:p>0.4288</text:p>
              </table:table-cell>
              <table:table-cell office:value-type="float" office:value="0.621943">
                <text:p>0.621943</text:p>
              </table:table-cell>
              <table:table-cell office:value-type="float" office:value="0.68">
                <text:p>0.68</text:p>
              </table:table-cell>
              <table:table-cell office:value-type="float" office:value="0.399589">
                <text:p>0.3995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87086">
                <text:p>0.287086</text:p>
              </table:table-cell>
              <table:table-cell office:value-type="float" office:value="0.328">
                <text:p>0.328</text:p>
              </table:table-cell>
              <table:table-cell office:value-type="float" office:value="0.378971">
                <text:p>0.378971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66743">
                <text:p>0.466743</text:p>
              </table:table-cell>
              <table:table-cell office:value-type="float" office:value="0.628114">
                <text:p>0.628114</text:p>
              </table:table-cell>
              <table:table-cell office:value-type="float" office:value="0.68">
                <text:p>0.68</text:p>
              </table:table-cell>
              <table:table-cell office:value-type="float" office:value="0.408891">
                <text:p>0.40889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80914">
                <text:p>0.280914</text:p>
              </table:table-cell>
              <table:table-cell office:value-type="float" office:value="0.328">
                <text:p>0.328</text:p>
              </table:table-cell>
              <table:table-cell office:value-type="float" office:value="0.3408">
                <text:p>0.3408</text:p>
              </table:table-cell>
              <table:table-cell office:value-type="float" office:value="0.399771">
                <text:p>0.399771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22857">
                <text:p>0.422857</text:p>
              </table:table-cell>
              <table:table-cell office:value-type="float" office:value="0.6176">
                <text:p>0.6176</text:p>
              </table:table-cell>
              <table:table-cell office:value-type="float" office:value="0.68">
                <text:p>0.68</text:p>
              </table:table-cell>
              <table:table-cell office:value-type="float" office:value="0.398994">
                <text:p>0.39899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77029">
                <text:p>0.277029</text:p>
              </table:table-cell>
              <table:table-cell office:value-type="float" office:value="0.328">
                <text:p>0.328</text:p>
              </table:table-cell>
              <table:table-cell office:value-type="float" office:value="0.343543">
                <text:p>0.343543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69714">
                <text:p>0.469714</text:p>
              </table:table-cell>
              <table:table-cell office:value-type="float" office:value="0.637257">
                <text:p>0.637257</text:p>
              </table:table-cell>
              <table:table-cell office:value-type="float" office:value="0.68">
                <text:p>0.68</text:p>
              </table:table-cell>
              <table:table-cell office:value-type="float" office:value="0.405554">
                <text:p>0.40555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64">
                <text:p>0.264</text:p>
              </table:table-cell>
              <table:table-cell office:value-type="float" office:value="0.3168">
                <text:p>0.3168</text:p>
              </table:table-cell>
              <table:table-cell office:value-type="float" office:value="0.3376">
                <text:p>0.337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0457">
                <text:p>0.400457</text:p>
              </table:table-cell>
              <table:table-cell office:value-type="float" office:value="0.511086">
                <text:p>0.511086</text:p>
              </table:table-cell>
              <table:table-cell office:value-type="float" office:value="0.646629">
                <text:p>0.646629</text:p>
              </table:table-cell>
              <table:table-cell office:value-type="float" office:value="0.68">
                <text:p>0.68</text:p>
              </table:table-cell>
              <table:table-cell office:value-type="float" office:value="0.407657">
                <text:p>0.40765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295543">
                <text:p>0.295543</text:p>
              </table:table-cell>
              <table:table-cell office:value-type="float" office:value="0.328">
                <text:p>0.328</text:p>
              </table:table-cell>
              <table:table-cell office:value-type="float" office:value="0.365257">
                <text:p>0.365257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5714">
                <text:p>0.405714</text:p>
              </table:table-cell>
              <table:table-cell office:value-type="float" office:value="0.5264">
                <text:p>0.5264</text:p>
              </table:table-cell>
              <table:table-cell office:value-type="float" office:value="0.655543">
                <text:p>0.655543</text:p>
              </table:table-cell>
              <table:table-cell office:value-type="float" office:value="0.792">
                <text:p>0.792</text:p>
              </table:table-cell>
              <table:table-cell office:value-type="float" office:value="0.417646">
                <text:p>0.41764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308343">
                <text:p>0.308343</text:p>
              </table:table-cell>
              <table:table-cell office:value-type="float" office:value="0.3376">
                <text:p>0.337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4343">
                <text:p>0.404343</text:p>
              </table:table-cell>
              <table:table-cell office:value-type="float" office:value="0.5568">
                <text:p>0.5568</text:p>
              </table:table-cell>
              <table:table-cell office:value-type="float" office:value="0.658971">
                <text:p>0.658971</text:p>
              </table:table-cell>
              <table:table-cell office:value-type="float" office:value="0.792">
                <text:p>0.792</text:p>
              </table:table-cell>
              <table:table-cell office:value-type="float" office:value="0.426606">
                <text:p>0.42660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2992">
                <text:p>0.2992</text:p>
              </table:table-cell>
              <table:table-cell office:value-type="float" office:value="0.336">
                <text:p>0.336</text:p>
              </table:table-cell>
              <table:table-cell office:value-type="float" office:value="0.399314">
                <text:p>0.39931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25371">
                <text:p>0.425371</text:p>
              </table:table-cell>
              <table:table-cell office:value-type="float" office:value="0.576686">
                <text:p>0.576686</text:p>
              </table:table-cell>
              <table:table-cell office:value-type="float" office:value="0.664914">
                <text:p>0.664914</text:p>
              </table:table-cell>
              <table:table-cell office:value-type="float" office:value="0.792">
                <text:p>0.792</text:p>
              </table:table-cell>
              <table:table-cell office:value-type="float" office:value="0.430149">
                <text:p>0.43014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2896">
                <text:p>0.2896</text:p>
              </table:table-cell>
              <table:table-cell office:value-type="float" office:value="0.329143">
                <text:p>0.329143</text:p>
              </table:table-cell>
              <table:table-cell office:value-type="float" office:value="0.393371">
                <text:p>0.393371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20571">
                <text:p>0.420571</text:p>
              </table:table-cell>
              <table:table-cell office:value-type="float" office:value="0.583543">
                <text:p>0.583543</text:p>
              </table:table-cell>
              <table:table-cell office:value-type="float" office:value="0.663314">
                <text:p>0.663314</text:p>
              </table:table-cell>
              <table:table-cell office:value-type="float" office:value="0.792">
                <text:p>0.792</text:p>
              </table:table-cell>
              <table:table-cell office:value-type="float" office:value="0.427954">
                <text:p>0.42795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293486">
                <text:p>0.293486</text:p>
              </table:table-cell>
              <table:table-cell office:value-type="float" office:value="0.329143">
                <text:p>0.329143</text:p>
              </table:table-cell>
              <table:table-cell office:value-type="float" office:value="0.394286">
                <text:p>0.39428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37714">
                <text:p>0.437714</text:p>
              </table:table-cell>
              <table:table-cell office:value-type="float" office:value="0.601143">
                <text:p>0.601143</text:p>
              </table:table-cell>
              <table:table-cell office:value-type="float" office:value="0.671086">
                <text:p>0.671086</text:p>
              </table:table-cell>
              <table:table-cell office:value-type="float" office:value="0.792">
                <text:p>0.792</text:p>
              </table:table-cell>
              <table:table-cell office:value-type="float" office:value="0.432686">
                <text:p>0.43268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293714">
                <text:p>0.293714</text:p>
              </table:table-cell>
              <table:table-cell office:value-type="float" office:value="0.333714">
                <text:p>0.333714</text:p>
              </table:table-cell>
              <table:table-cell office:value-type="float" office:value="0.398857">
                <text:p>0.398857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42514">
                <text:p>0.442514</text:p>
              </table:table-cell>
              <table:table-cell office:value-type="float" office:value="0.594286">
                <text:p>0.594286</text:p>
              </table:table-cell>
              <table:table-cell office:value-type="float" office:value="0.6768">
                <text:p>0.6768</text:p>
              </table:table-cell>
              <table:table-cell office:value-type="float" office:value="0.792">
                <text:p>0.792</text:p>
              </table:table-cell>
              <table:table-cell office:value-type="float" office:value="0.433989">
                <text:p>0.43398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303771">
                <text:p>0.303771</text:p>
              </table:table-cell>
              <table:table-cell office:value-type="float" office:value="0.351314">
                <text:p>0.35131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0457">
                <text:p>0.400457</text:p>
              </table:table-cell>
              <table:table-cell office:value-type="float" office:value="0.505143">
                <text:p>0.505143</text:p>
              </table:table-cell>
              <table:table-cell office:value-type="float" office:value="0.610514">
                <text:p>0.610514</text:p>
              </table:table-cell>
              <table:table-cell office:value-type="float" office:value="0.689371">
                <text:p>0.689371</text:p>
              </table:table-cell>
              <table:table-cell office:value-type="float" office:value="0.824">
                <text:p>0.824</text:p>
              </table:table-cell>
              <table:table-cell office:value-type="float" office:value="0.446057">
                <text:p>0.44605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02171">
                <text:p>0.302171</text:p>
              </table:table-cell>
              <table:table-cell office:value-type="float" office:value="0.346514">
                <text:p>0.34651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11657">
                <text:p>0.411657</text:p>
              </table:table-cell>
              <table:table-cell office:value-type="float" office:value="0.524343">
                <text:p>0.524343</text:p>
              </table:table-cell>
              <table:table-cell office:value-type="float" office:value="0.615314">
                <text:p>0.615314</text:p>
              </table:table-cell>
              <table:table-cell office:value-type="float" office:value="0.695086">
                <text:p>0.695086</text:p>
              </table:table-cell>
              <table:table-cell office:value-type="float" office:value="0.824">
                <text:p>0.824</text:p>
              </table:table-cell>
              <table:table-cell office:value-type="float" office:value="0.449509">
                <text:p>0.44950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304">
                <text:p>0.304</text:p>
              </table:table-cell>
              <table:table-cell office:value-type="float" office:value="0.333257">
                <text:p>0.333257</text:p>
              </table:table-cell>
              <table:table-cell office:value-type="float" office:value="0.397029">
                <text:p>0.397029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34514">
                <text:p>0.434514</text:p>
              </table:table-cell>
              <table:table-cell office:value-type="float" office:value="0.549714">
                <text:p>0.549714</text:p>
              </table:table-cell>
              <table:table-cell office:value-type="float" office:value="0.621714">
                <text:p>0.621714</text:p>
              </table:table-cell>
              <table:table-cell office:value-type="float" office:value="0.696914">
                <text:p>0.696914</text:p>
              </table:table-cell>
              <table:table-cell office:value-type="float" office:value="0.824">
                <text:p>0.824</text:p>
              </table:table-cell>
              <table:table-cell office:value-type="float" office:value="0.453714">
                <text:p>0.45371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06743">
                <text:p>0.306743</text:p>
              </table:table-cell>
              <table:table-cell office:value-type="float" office:value="0.341257">
                <text:p>0.341257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544">
                <text:p>0.4544</text:p>
              </table:table-cell>
              <table:table-cell office:value-type="float" office:value="0.5728">
                <text:p>0.5728</text:p>
              </table:table-cell>
              <table:table-cell office:value-type="float" office:value="0.632229">
                <text:p>0.632229</text:p>
              </table:table-cell>
              <table:table-cell office:value-type="float" office:value="0.698743">
                <text:p>0.698743</text:p>
              </table:table-cell>
              <table:table-cell office:value-type="float" office:value="0.824">
                <text:p>0.824</text:p>
              </table:table-cell>
              <table:table-cell office:value-type="float" office:value="0.460617">
                <text:p>0.46061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317486">
                <text:p>0.317486</text:p>
              </table:table-cell>
              <table:table-cell office:value-type="float" office:value="0.359314">
                <text:p>0.35931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0686">
                <text:p>0.400686</text:p>
              </table:table-cell>
              <table:table-cell office:value-type="float" office:value="0.484343">
                <text:p>0.484343</text:p>
              </table:table-cell>
              <table:table-cell office:value-type="float" office:value="0.587886">
                <text:p>0.587886</text:p>
              </table:table-cell>
              <table:table-cell office:value-type="float" office:value="0.634743">
                <text:p>0.634743</text:p>
              </table:table-cell>
              <table:table-cell office:value-type="float" office:value="0.698514">
                <text:p>0.698514</text:p>
              </table:table-cell>
              <table:table-cell office:value-type="float" office:value="0.824">
                <text:p>0.824</text:p>
              </table:table-cell>
              <table:table-cell office:value-type="float" office:value="0.468297">
                <text:p>0.46829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17486">
                <text:p>0.317486</text:p>
              </table:table-cell>
              <table:table-cell office:value-type="float" office:value="0.387657">
                <text:p>0.387657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7086">
                <text:p>0.407086</text:p>
              </table:table-cell>
              <table:table-cell office:value-type="float" office:value="0.522971">
                <text:p>0.522971</text:p>
              </table:table-cell>
              <table:table-cell office:value-type="float" office:value="0.597029">
                <text:p>0.597029</text:p>
              </table:table-cell>
              <table:table-cell office:value-type="float" office:value="0.6368">
                <text:p>0.6368</text:p>
              </table:table-cell>
              <table:table-cell office:value-type="float" office:value="0.706286">
                <text:p>0.706286</text:p>
              </table:table-cell>
              <table:table-cell office:value-type="float" office:value="0.824">
                <text:p>0.824</text:p>
              </table:table-cell>
              <table:table-cell office:value-type="float" office:value="0.477531">
                <text:p>0.47753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317943">
                <text:p>0.317943</text:p>
              </table:table-cell>
              <table:table-cell office:value-type="float" office:value="0.373029">
                <text:p>0.373029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44114">
                <text:p>0.444114</text:p>
              </table:table-cell>
              <table:table-cell office:value-type="float" office:value="0.549714">
                <text:p>0.549714</text:p>
              </table:table-cell>
              <table:table-cell office:value-type="float" office:value="0.618286">
                <text:p>0.618286</text:p>
              </table:table-cell>
              <table:table-cell office:value-type="float" office:value="0.644114">
                <text:p>0.644114</text:p>
              </table:table-cell>
              <table:table-cell office:value-type="float" office:value="0.712457">
                <text:p>0.712457</text:p>
              </table:table-cell>
              <table:table-cell office:value-type="float" office:value="0.824">
                <text:p>0.824</text:p>
              </table:table-cell>
              <table:table-cell office:value-type="float" office:value="0.485966">
                <text:p>0.48596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315657">
                <text:p>0.315657</text:p>
              </table:table-cell>
              <table:table-cell office:value-type="float" office:value="0.3616">
                <text:p>0.361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59657">
                <text:p>0.459657</text:p>
              </table:table-cell>
              <table:table-cell office:value-type="float" office:value="0.551771">
                <text:p>0.551771</text:p>
              </table:table-cell>
              <table:table-cell office:value-type="float" office:value="0.618743">
                <text:p>0.618743</text:p>
              </table:table-cell>
              <table:table-cell office:value-type="float" office:value="0.645714">
                <text:p>0.645714</text:p>
              </table:table-cell>
              <table:table-cell office:value-type="float" office:value="0.7008">
                <text:p>0.7008</text:p>
              </table:table-cell>
              <table:table-cell office:value-type="float" office:value="0.824">
                <text:p>0.824</text:p>
              </table:table-cell>
              <table:table-cell office:value-type="float" office:value="0.485394">
                <text:p>0.48539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136">
                <text:p>0.3136</text:p>
              </table:table-cell>
              <table:table-cell office:value-type="float" office:value="0.376229">
                <text:p>0.376229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61257">
                <text:p>0.461257</text:p>
              </table:table-cell>
              <table:table-cell office:value-type="float" office:value="0.56">
                <text:p>0.56</text:p>
              </table:table-cell>
              <table:table-cell office:value-type="float" office:value="0.617371">
                <text:p>0.617371</text:p>
              </table:table-cell>
              <table:table-cell office:value-type="float" office:value="0.643657">
                <text:p>0.643657</text:p>
              </table:table-cell>
              <table:table-cell office:value-type="float" office:value="0.701943">
                <text:p>0.701943</text:p>
              </table:table-cell>
              <table:table-cell office:value-type="float" office:value="0.824">
                <text:p>0.824</text:p>
              </table:table-cell>
              <table:table-cell office:value-type="float" office:value="0.487406">
                <text:p>0.48740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32">
                <text:p>0.32</text:p>
              </table:table-cell>
              <table:table-cell office:value-type="float" office:value="0.341257">
                <text:p>0.341257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304">
                <text:p>0.4304</text:p>
              </table:table-cell>
              <table:table-cell office:value-type="float" office:value="0.535314">
                <text:p>0.535314</text:p>
              </table:table-cell>
              <table:table-cell office:value-type="float" office:value="0.608457">
                <text:p>0.608457</text:p>
              </table:table-cell>
              <table:table-cell office:value-type="float" office:value="0.639771">
                <text:p>0.639771</text:p>
              </table:table-cell>
              <table:table-cell office:value-type="float" office:value="0.696229">
                <text:p>0.696229</text:p>
              </table:table-cell>
              <table:table-cell office:value-type="float" office:value="0.824">
                <text:p>0.824</text:p>
              </table:table-cell>
              <table:table-cell office:value-type="float" office:value="0.477143">
                <text:p>0.47714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3248">
                <text:p>0.3248</text:p>
              </table:table-cell>
              <table:table-cell office:value-type="float" office:value="0.360457">
                <text:p>0.360457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28343">
                <text:p>0.428343</text:p>
              </table:table-cell>
              <table:table-cell office:value-type="float" office:value="0.541486">
                <text:p>0.541486</text:p>
              </table:table-cell>
              <table:table-cell office:value-type="float" office:value="0.612571">
                <text:p>0.612571</text:p>
              </table:table-cell>
              <table:table-cell office:value-type="float" office:value="0.640686">
                <text:p>0.640686</text:p>
              </table:table-cell>
              <table:table-cell office:value-type="float" office:value="0.696686">
                <text:p>0.696686</text:p>
              </table:table-cell>
              <table:table-cell office:value-type="float" office:value="0.824">
                <text:p>0.824</text:p>
              </table:table-cell>
              <table:table-cell office:value-type="float" office:value="0.480503">
                <text:p>0.48050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322971">
                <text:p>0.322971</text:p>
              </table:table-cell>
              <table:table-cell office:value-type="float" office:value="0.383314">
                <text:p>0.38331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0914">
                <text:p>0.400914</text:p>
              </table:table-cell>
              <table:table-cell office:value-type="float" office:value="0.486857">
                <text:p>0.486857</text:p>
              </table:table-cell>
              <table:table-cell office:value-type="float" office:value="0.580114">
                <text:p>0.580114</text:p>
              </table:table-cell>
              <table:table-cell office:value-type="float" office:value="0.620571">
                <text:p>0.620571</text:p>
              </table:table-cell>
              <table:table-cell office:value-type="float" office:value="0.641829">
                <text:p>0.641829</text:p>
              </table:table-cell>
              <table:table-cell office:value-type="float" office:value="0.697829">
                <text:p>0.697829</text:p>
              </table:table-cell>
              <table:table-cell office:value-type="float" office:value="0.824">
                <text:p>0.824</text:p>
              </table:table-cell>
              <table:table-cell office:value-type="float" office:value="0.49344">
                <text:p>0.4934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325714">
                <text:p>0.325714</text:p>
              </table:table-cell>
              <table:table-cell office:value-type="float" office:value="0.395429">
                <text:p>0.395429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68114">
                <text:p>0.468114</text:p>
              </table:table-cell>
              <table:table-cell office:value-type="float" office:value="0.558171">
                <text:p>0.558171</text:p>
              </table:table-cell>
              <table:table-cell office:value-type="float" office:value="0.609371">
                <text:p>0.609371</text:p>
              </table:table-cell>
              <table:table-cell office:value-type="float" office:value="0.629714">
                <text:p>0.629714</text:p>
              </table:table-cell>
              <table:table-cell office:value-type="float" office:value="0.645029">
                <text:p>0.645029</text:p>
              </table:table-cell>
              <table:table-cell office:value-type="float" office:value="0.698971">
                <text:p>0.698971</text:p>
              </table:table-cell>
              <table:table-cell office:value-type="float" office:value="0.824">
                <text:p>0.824</text:p>
              </table:table-cell>
              <table:table-cell office:value-type="float" office:value="0.513051">
                <text:p>0.51305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296">
                <text:p>0.3296</text:p>
              </table:table-cell>
              <table:table-cell office:value-type="float" office:value="0.395657">
                <text:p>0.395657</text:p>
              </table:table-cell>
              <table:table-cell office:value-type="float" office:value="0.4">
                <text:p>0.4</text:p>
              </table:table-cell>
              <table:table-cell office:value-type="float" office:value="0.409829">
                <text:p>0.409829</text:p>
              </table:table-cell>
              <table:table-cell office:value-type="float" office:value="0.512229">
                <text:p>0.512229</text:p>
              </table:table-cell>
              <table:table-cell office:value-type="float" office:value="0.573029">
                <text:p>0.573029</text:p>
              </table:table-cell>
              <table:table-cell office:value-type="float" office:value="0.610514">
                <text:p>0.610514</text:p>
              </table:table-cell>
              <table:table-cell office:value-type="float" office:value="0.629486">
                <text:p>0.629486</text:p>
              </table:table-cell>
              <table:table-cell office:value-type="float" office:value="0.645029">
                <text:p>0.645029</text:p>
              </table:table-cell>
              <table:table-cell office:value-type="float" office:value="0.706514">
                <text:p>0.706514</text:p>
              </table:table-cell>
              <table:table-cell office:value-type="float" office:value="0.824">
                <text:p>0.824</text:p>
              </table:table-cell>
              <table:table-cell office:value-type="float" office:value="0.521189">
                <text:p>0.52118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330286">
                <text:p>0.330286</text:p>
              </table:table-cell>
              <table:table-cell office:value-type="float" office:value="0.397029">
                <text:p>0.397029</text:p>
              </table:table-cell>
              <table:table-cell office:value-type="float" office:value="0.4">
                <text:p>0.4</text:p>
              </table:table-cell>
              <table:table-cell office:value-type="float" office:value="0.418743">
                <text:p>0.418743</text:p>
              </table:table-cell>
              <table:table-cell office:value-type="float" office:value="0.520457">
                <text:p>0.520457</text:p>
              </table:table-cell>
              <table:table-cell office:value-type="float" office:value="0.577143">
                <text:p>0.577143</text:p>
              </table:table-cell>
              <table:table-cell office:value-type="float" office:value="0.6096">
                <text:p>0.6096</text:p>
              </table:table-cell>
              <table:table-cell office:value-type="float" office:value="0.627657">
                <text:p>0.627657</text:p>
              </table:table-cell>
              <table:table-cell office:value-type="float" office:value="0.644114">
                <text:p>0.644114</text:p>
              </table:table-cell>
              <table:table-cell office:value-type="float" office:value="0.711771">
                <text:p>0.711771</text:p>
              </table:table-cell>
              <table:table-cell office:value-type="float" office:value="0.824">
                <text:p>0.824</text:p>
              </table:table-cell>
              <table:table-cell office:value-type="float" office:value="0.52368">
                <text:p>0.5236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324571">
                <text:p>0.324571</text:p>
              </table:table-cell>
              <table:table-cell office:value-type="float" office:value="0.393143">
                <text:p>0.393143</text:p>
              </table:table-cell>
              <table:table-cell office:value-type="float" office:value="0.401143">
                <text:p>0.401143</text:p>
              </table:table-cell>
              <table:table-cell office:value-type="float" office:value="0.476343">
                <text:p>0.476343</text:p>
              </table:table-cell>
              <table:table-cell office:value-type="float" office:value="0.554743">
                <text:p>0.554743</text:p>
              </table:table-cell>
              <table:table-cell office:value-type="float" office:value="0.5984">
                <text:p>0.5984</text:p>
              </table:table-cell>
              <table:table-cell office:value-type="float" office:value="0.613714">
                <text:p>0.613714</text:p>
              </table:table-cell>
              <table:table-cell office:value-type="float" office:value="0.630171">
                <text:p>0.630171</text:p>
              </table:table-cell>
              <table:table-cell office:value-type="float" office:value="0.645257">
                <text:p>0.645257</text:p>
              </table:table-cell>
              <table:table-cell office:value-type="float" office:value="0.706286">
                <text:p>0.706286</text:p>
              </table:table-cell>
              <table:table-cell office:value-type="float" office:value="0.824">
                <text:p>0.824</text:p>
              </table:table-cell>
              <table:table-cell office:value-type="float" office:value="0.534377">
                <text:p>0.53437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325257">
                <text:p>0.325257</text:p>
              </table:table-cell>
              <table:table-cell office:value-type="float" office:value="0.390857">
                <text:p>0.390857</text:p>
              </table:table-cell>
              <table:table-cell office:value-type="float" office:value="0.4224">
                <text:p>0.4224</text:p>
              </table:table-cell>
              <table:table-cell office:value-type="float" office:value="0.519314">
                <text:p>0.519314</text:p>
              </table:table-cell>
              <table:table-cell office:value-type="float" office:value="0.587429">
                <text:p>0.587429</text:p>
              </table:table-cell>
              <table:table-cell office:value-type="float" office:value="0.611429">
                <text:p>0.611429</text:p>
              </table:table-cell>
              <table:table-cell office:value-type="float" office:value="0.620343">
                <text:p>0.620343</text:p>
              </table:table-cell>
              <table:table-cell office:value-type="float" office:value="0.637257">
                <text:p>0.637257</text:p>
              </table:table-cell>
              <table:table-cell office:value-type="float" office:value="0.647314">
                <text:p>0.647314</text:p>
              </table:table-cell>
              <table:table-cell office:value-type="float" office:value="0.723886">
                <text:p>0.723886</text:p>
              </table:table-cell>
              <table:table-cell office:value-type="float" office:value="0.888">
                <text:p>0.888</text:p>
              </table:table-cell>
              <table:table-cell office:value-type="float" office:value="0.548549">
                <text:p>0.54854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328">
                <text:p>0.328</text:p>
              </table:table-cell>
              <table:table-cell office:value-type="float" office:value="0.392686">
                <text:p>0.392686</text:p>
              </table:table-cell>
              <table:table-cell office:value-type="float" office:value="0.440914">
                <text:p>0.440914</text:p>
              </table:table-cell>
              <table:table-cell office:value-type="float" office:value="0.546057">
                <text:p>0.546057</text:p>
              </table:table-cell>
              <table:table-cell office:value-type="float" office:value="0.596114">
                <text:p>0.596114</text:p>
              </table:table-cell>
              <table:table-cell office:value-type="float" office:value="0.615543">
                <text:p>0.615543</text:p>
              </table:table-cell>
              <table:table-cell office:value-type="float" office:value="0.630171">
                <text:p>0.630171</text:p>
              </table:table-cell>
              <table:table-cell office:value-type="float" office:value="0.6416">
                <text:p>0.6416</text:p>
              </table:table-cell>
              <table:table-cell office:value-type="float" office:value="0.648457">
                <text:p>0.648457</text:p>
              </table:table-cell>
              <table:table-cell office:value-type="float" office:value="0.704229">
                <text:p>0.704229</text:p>
              </table:table-cell>
              <table:table-cell office:value-type="float" office:value="0.888">
                <text:p>0.888</text:p>
              </table:table-cell>
              <table:table-cell office:value-type="float" office:value="0.554377">
                <text:p>0.55437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3264">
                <text:p>0.3264</text:p>
              </table:table-cell>
              <table:table-cell office:value-type="float" office:value="0.374629">
                <text:p>0.374629</text:p>
              </table:table-cell>
              <table:table-cell office:value-type="float" office:value="0.416914">
                <text:p>0.416914</text:p>
              </table:table-cell>
              <table:table-cell office:value-type="float" office:value="0.521371">
                <text:p>0.521371</text:p>
              </table:table-cell>
              <table:table-cell office:value-type="float" office:value="0.5872">
                <text:p>0.5872</text:p>
              </table:table-cell>
              <table:table-cell office:value-type="float" office:value="0.612114">
                <text:p>0.612114</text:p>
              </table:table-cell>
              <table:table-cell office:value-type="float" office:value="0.624914">
                <text:p>0.624914</text:p>
              </table:table-cell>
              <table:table-cell office:value-type="float" office:value="0.6384">
                <text:p>0.6384</text:p>
              </table:table-cell>
              <table:table-cell office:value-type="float" office:value="0.648229">
                <text:p>0.648229</text:p>
              </table:table-cell>
              <table:table-cell office:value-type="float" office:value="0.700114">
                <text:p>0.700114</text:p>
              </table:table-cell>
              <table:table-cell office:value-type="float" office:value="0.888">
                <text:p>0.888</text:p>
              </table:table-cell>
              <table:table-cell office:value-type="float" office:value="0.545029">
                <text:p>0.54502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3232">
                <text:p>0.3232</text:p>
              </table:table-cell>
              <table:table-cell office:value-type="float" office:value="0.362743">
                <text:p>0.362743</text:p>
              </table:table-cell>
              <table:table-cell office:value-type="float" office:value="0.4096">
                <text:p>0.4096</text:p>
              </table:table-cell>
              <table:table-cell office:value-type="float" office:value="0.508114">
                <text:p>0.508114</text:p>
              </table:table-cell>
              <table:table-cell office:value-type="float" office:value="0.583086">
                <text:p>0.583086</text:p>
              </table:table-cell>
              <table:table-cell office:value-type="float" office:value="0.610514">
                <text:p>0.610514</text:p>
              </table:table-cell>
              <table:table-cell office:value-type="float" office:value="0.629486">
                <text:p>0.629486</text:p>
              </table:table-cell>
              <table:table-cell office:value-type="float" office:value="0.644571">
                <text:p>0.644571</text:p>
              </table:table-cell>
              <table:table-cell office:value-type="float" office:value="0.650057">
                <text:p>0.650057</text:p>
              </table:table-cell>
              <table:table-cell office:value-type="float" office:value="0.698971">
                <text:p>0.698971</text:p>
              </table:table-cell>
              <table:table-cell office:value-type="float" office:value="0.888">
                <text:p>0.888</text:p>
              </table:table-cell>
              <table:table-cell office:value-type="float" office:value="0.542034">
                <text:p>0.54203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328">
                <text:p>0.328</text:p>
              </table:table-cell>
              <table:table-cell office:value-type="float" office:value="0.389029">
                <text:p>0.389029</text:p>
              </table:table-cell>
              <table:table-cell office:value-type="float" office:value="0.495086">
                <text:p>0.495086</text:p>
              </table:table-cell>
              <table:table-cell office:value-type="float" office:value="0.588343">
                <text:p>0.588343</text:p>
              </table:table-cell>
              <table:table-cell office:value-type="float" office:value="0.609829">
                <text:p>0.609829</text:p>
              </table:table-cell>
              <table:table-cell office:value-type="float" office:value="0.625371">
                <text:p>0.625371</text:p>
              </table:table-cell>
              <table:table-cell office:value-type="float" office:value="0.637257">
                <text:p>0.637257</text:p>
              </table:table-cell>
              <table:table-cell office:value-type="float" office:value="0.647086">
                <text:p>0.647086</text:p>
              </table:table-cell>
              <table:table-cell office:value-type="float" office:value="0.650971">
                <text:p>0.650971</text:p>
              </table:table-cell>
              <table:table-cell office:value-type="float" office:value="0.707657">
                <text:p>0.707657</text:p>
              </table:table-cell>
              <table:table-cell office:value-type="float" office:value="0.888">
                <text:p>0.888</text:p>
              </table:table-cell>
              <table:table-cell office:value-type="float" office:value="0.567863">
                <text:p>0.56786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343314">
                <text:p>0.343314</text:p>
              </table:table-cell>
              <table:table-cell office:value-type="float" office:value="0.398857">
                <text:p>0.398857</text:p>
              </table:table-cell>
              <table:table-cell office:value-type="float" office:value="0.512">
                <text:p>0.512</text:p>
              </table:table-cell>
              <table:table-cell office:value-type="float" office:value="0.5904">
                <text:p>0.5904</text:p>
              </table:table-cell>
              <table:table-cell office:value-type="float" office:value="0.615543">
                <text:p>0.615543</text:p>
              </table:table-cell>
              <table:table-cell office:value-type="float" office:value="0.628343">
                <text:p>0.628343</text:p>
              </table:table-cell>
              <table:table-cell office:value-type="float" office:value="0.6384">
                <text:p>0.6384</text:p>
              </table:table-cell>
              <table:table-cell office:value-type="float" office:value="0.647314">
                <text:p>0.647314</text:p>
              </table:table-cell>
              <table:table-cell office:value-type="float" office:value="0.653029">
                <text:p>0.653029</text:p>
              </table:table-cell>
              <table:table-cell office:value-type="float" office:value="0.706057">
                <text:p>0.706057</text:p>
              </table:table-cell>
              <table:table-cell office:value-type="float" office:value="0.888">
                <text:p>0.888</text:p>
              </table:table-cell>
              <table:table-cell office:value-type="float" office:value="0.573326">
                <text:p>0.57332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334171">
                <text:p>0.334171</text:p>
              </table:table-cell>
              <table:table-cell office:value-type="float" office:value="0.399086">
                <text:p>0.399086</text:p>
              </table:table-cell>
              <table:table-cell office:value-type="float" office:value="0.483657">
                <text:p>0.483657</text:p>
              </table:table-cell>
              <table:table-cell office:value-type="float" office:value="0.588343">
                <text:p>0.588343</text:p>
              </table:table-cell>
              <table:table-cell office:value-type="float" office:value="0.616">
                <text:p>0.616</text:p>
              </table:table-cell>
              <table:table-cell office:value-type="float" office:value="0.630171">
                <text:p>0.630171</text:p>
              </table:table-cell>
              <table:table-cell office:value-type="float" office:value="0.641829">
                <text:p>0.641829</text:p>
              </table:table-cell>
              <table:table-cell office:value-type="float" office:value="0.648">
                <text:p>0.648</text:p>
              </table:table-cell>
              <table:table-cell office:value-type="float" office:value="0.653943">
                <text:p>0.653943</text:p>
              </table:table-cell>
              <table:table-cell office:value-type="float" office:value="0.7008">
                <text:p>0.7008</text:p>
              </table:table-cell>
              <table:table-cell office:value-type="float" office:value="0.888">
                <text:p>0.888</text:p>
              </table:table-cell>
              <table:table-cell office:value-type="float" office:value="0.5696">
                <text:p>0.569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943">
                <text:p>0.349943</text:p>
              </table:table-cell>
              <table:table-cell office:value-type="float" office:value="0.402286">
                <text:p>0.402286</text:p>
              </table:table-cell>
              <table:table-cell office:value-type="float" office:value="0.507657">
                <text:p>0.507657</text:p>
              </table:table-cell>
              <table:table-cell office:value-type="float" office:value="0.589257">
                <text:p>0.589257</text:p>
              </table:table-cell>
              <table:table-cell office:value-type="float" office:value="0.616686">
                <text:p>0.616686</text:p>
              </table:table-cell>
              <table:table-cell office:value-type="float" office:value="0.633371">
                <text:p>0.633371</text:p>
              </table:table-cell>
              <table:table-cell office:value-type="float" office:value="0.642057">
                <text:p>0.642057</text:p>
              </table:table-cell>
              <table:table-cell office:value-type="float" office:value="0.648">
                <text:p>0.648</text:p>
              </table:table-cell>
              <table:table-cell office:value-type="float" office:value="0.653714">
                <text:p>0.653714</text:p>
              </table:table-cell>
              <table:table-cell office:value-type="float" office:value="0.701486">
                <text:p>0.701486</text:p>
              </table:table-cell>
              <table:table-cell office:value-type="float" office:value="0.888">
                <text:p>0.888</text:p>
              </table:table-cell>
              <table:table-cell office:value-type="float" office:value="0.574446">
                <text:p>0.57444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347429">
                <text:p>0.347429</text:p>
              </table:table-cell>
              <table:table-cell office:value-type="float" office:value="0.399771">
                <text:p>0.399771</text:p>
              </table:table-cell>
              <table:table-cell office:value-type="float" office:value="0.523657">
                <text:p>0.523657</text:p>
              </table:table-cell>
              <table:table-cell office:value-type="float" office:value="0.602286">
                <text:p>0.602286</text:p>
              </table:table-cell>
              <table:table-cell office:value-type="float" office:value="0.621029">
                <text:p>0.621029</text:p>
              </table:table-cell>
              <table:table-cell office:value-type="float" office:value="0.633829">
                <text:p>0.633829</text:p>
              </table:table-cell>
              <table:table-cell office:value-type="float" office:value="0.641143">
                <text:p>0.641143</text:p>
              </table:table-cell>
              <table:table-cell office:value-type="float" office:value="0.648">
                <text:p>0.648</text:p>
              </table:table-cell>
              <table:table-cell office:value-type="float" office:value="0.652343">
                <text:p>0.652343</text:p>
              </table:table-cell>
              <table:table-cell office:value-type="float" office:value="0.696">
                <text:p>0.696</text:p>
              </table:table-cell>
              <table:table-cell office:value-type="float" office:value="0.888">
                <text:p>0.888</text:p>
              </table:table-cell>
              <table:table-cell office:value-type="float" office:value="0.576549">
                <text:p>0.57654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346057">
                <text:p>0.346057</text:p>
              </table:table-cell>
              <table:table-cell office:value-type="float" office:value="0.450971">
                <text:p>0.450971</text:p>
              </table:table-cell>
              <table:table-cell office:value-type="float" office:value="0.588114">
                <text:p>0.588114</text:p>
              </table:table-cell>
              <table:table-cell office:value-type="float" office:value="0.612114">
                <text:p>0.612114</text:p>
              </table:table-cell>
              <table:table-cell office:value-type="float" office:value="0.624914">
                <text:p>0.624914</text:p>
              </table:table-cell>
              <table:table-cell office:value-type="float" office:value="0.635429">
                <text:p>0.635429</text:p>
              </table:table-cell>
              <table:table-cell office:value-type="float" office:value="0.643429">
                <text:p>0.643429</text:p>
              </table:table-cell>
              <table:table-cell office:value-type="float" office:value="0.648">
                <text:p>0.648</text:p>
              </table:table-cell>
              <table:table-cell office:value-type="float" office:value="0.655771">
                <text:p>0.655771</text:p>
              </table:table-cell>
              <table:table-cell office:value-type="float" office:value="0.6992">
                <text:p>0.6992</text:p>
              </table:table-cell>
              <table:table-cell office:value-type="float" office:value="0.888">
                <text:p>0.888</text:p>
              </table:table-cell>
              <table:table-cell office:value-type="float" office:value="0.5904">
                <text:p>0.590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368457">
                <text:p>0.368457</text:p>
              </table:table-cell>
              <table:table-cell office:value-type="float" office:value="0.498743">
                <text:p>0.498743</text:p>
              </table:table-cell>
              <table:table-cell office:value-type="float" office:value="0.594286">
                <text:p>0.594286</text:p>
              </table:table-cell>
              <table:table-cell office:value-type="float" office:value="0.615086">
                <text:p>0.615086</text:p>
              </table:table-cell>
              <table:table-cell office:value-type="float" office:value="0.629486">
                <text:p>0.629486</text:p>
              </table:table-cell>
              <table:table-cell office:value-type="float" office:value="0.635429">
                <text:p>0.635429</text:p>
              </table:table-cell>
              <table:table-cell office:value-type="float" office:value="0.642286">
                <text:p>0.642286</text:p>
              </table:table-cell>
              <table:table-cell office:value-type="float" office:value="0.648">
                <text:p>0.648</text:p>
              </table:table-cell>
              <table:table-cell office:value-type="float" office:value="0.653714">
                <text:p>0.653714</text:p>
              </table:table-cell>
              <table:table-cell office:value-type="float" office:value="0.691886">
                <text:p>0.691886</text:p>
              </table:table-cell>
              <table:table-cell office:value-type="float" office:value="0.888">
                <text:p>0.888</text:p>
              </table:table-cell>
              <table:table-cell office:value-type="float" office:value="0.597737">
                <text:p>0.59773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362514">
                <text:p>0.362514</text:p>
              </table:table-cell>
              <table:table-cell office:value-type="float" office:value="0.542629">
                <text:p>0.542629</text:p>
              </table:table-cell>
              <table:table-cell office:value-type="float" office:value="0.607543">
                <text:p>0.607543</text:p>
              </table:table-cell>
              <table:table-cell office:value-type="float" office:value="0.623314">
                <text:p>0.623314</text:p>
              </table:table-cell>
              <table:table-cell office:value-type="float" office:value="0.632229">
                <text:p>0.632229</text:p>
              </table:table-cell>
              <table:table-cell office:value-type="float" office:value="0.64">
                <text:p>0.64</text:p>
              </table:table-cell>
              <table:table-cell office:value-type="float" office:value="0.647086">
                <text:p>0.647086</text:p>
              </table:table-cell>
              <table:table-cell office:value-type="float" office:value="0.648">
                <text:p>0.648</text:p>
              </table:table-cell>
              <table:table-cell office:value-type="float" office:value="0.655543">
                <text:p>0.655543</text:p>
              </table:table-cell>
              <table:table-cell office:value-type="float" office:value="0.690514">
                <text:p>0.690514</text:p>
              </table:table-cell>
              <table:table-cell office:value-type="float" office:value="0.888">
                <text:p>0.888</text:p>
              </table:table-cell>
              <table:table-cell office:value-type="float" office:value="0.604937">
                <text:p>0.60493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359314">
                <text:p>0.359314</text:p>
              </table:table-cell>
              <table:table-cell office:value-type="float" office:value="0.578743">
                <text:p>0.578743</text:p>
              </table:table-cell>
              <table:table-cell office:value-type="float" office:value="0.617829">
                <text:p>0.617829</text:p>
              </table:table-cell>
              <table:table-cell office:value-type="float" office:value="0.627886">
                <text:p>0.627886</text:p>
              </table:table-cell>
              <table:table-cell office:value-type="float" office:value="0.634743">
                <text:p>0.634743</text:p>
              </table:table-cell>
              <table:table-cell office:value-type="float" office:value="0.640686">
                <text:p>0.64068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5314">
                <text:p>0.655314</text:p>
              </table:table-cell>
              <table:table-cell office:value-type="float" office:value="0.690057">
                <text:p>0.690057</text:p>
              </table:table-cell>
              <table:table-cell office:value-type="float" office:value="0.888">
                <text:p>0.888</text:p>
              </table:table-cell>
              <table:table-cell office:value-type="float" office:value="0.610057">
                <text:p>0.61005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389486">
                <text:p>0.389486</text:p>
              </table:table-cell>
              <table:table-cell office:value-type="float" office:value="0.567543">
                <text:p>0.567543</text:p>
              </table:table-cell>
              <table:table-cell office:value-type="float" office:value="0.616686">
                <text:p>0.616686</text:p>
              </table:table-cell>
              <table:table-cell office:value-type="float" office:value="0.626514">
                <text:p>0.626514</text:p>
              </table:table-cell>
              <table:table-cell office:value-type="float" office:value="0.634514">
                <text:p>0.634514</text:p>
              </table:table-cell>
              <table:table-cell office:value-type="float" office:value="0.641829">
                <text:p>0.641829</text:p>
              </table:table-cell>
              <table:table-cell office:value-type="float" office:value="0.648">
                <text:p>0.648</text:p>
              </table:table-cell>
              <table:table-cell office:value-type="float" office:value="0.649371">
                <text:p>0.649371</text:p>
              </table:table-cell>
              <table:table-cell office:value-type="float" office:value="0.656">
                <text:p>0.656</text:p>
              </table:table-cell>
              <table:table-cell office:value-type="float" office:value="0.695543">
                <text:p>0.695543</text:p>
              </table:table-cell>
              <table:table-cell office:value-type="float" office:value="0.888">
                <text:p>0.888</text:p>
              </table:table-cell>
              <table:table-cell office:value-type="float" office:value="0.612549">
                <text:p>0.61254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373943">
                <text:p>0.373943</text:p>
              </table:table-cell>
              <table:table-cell office:value-type="float" office:value="0.529143">
                <text:p>0.529143</text:p>
              </table:table-cell>
              <table:table-cell office:value-type="float" office:value="0.611886">
                <text:p>0.611886</text:p>
              </table:table-cell>
              <table:table-cell office:value-type="float" office:value="0.624229">
                <text:p>0.624229</text:p>
              </table:table-cell>
              <table:table-cell office:value-type="float" office:value="0.634514">
                <text:p>0.634514</text:p>
              </table:table-cell>
              <table:table-cell office:value-type="float" office:value="0.640914">
                <text:p>0.640914</text:p>
              </table:table-cell>
              <table:table-cell office:value-type="float" office:value="0.648">
                <text:p>0.648</text:p>
              </table:table-cell>
              <table:table-cell office:value-type="float" office:value="0.650514">
                <text:p>0.650514</text:p>
              </table:table-cell>
              <table:table-cell office:value-type="float" office:value="0.656">
                <text:p>0.656</text:p>
              </table:table-cell>
              <table:table-cell office:value-type="float" office:value="0.699429">
                <text:p>0.699429</text:p>
              </table:table-cell>
              <table:table-cell office:value-type="float" office:value="0.888">
                <text:p>0.888</text:p>
              </table:table-cell>
              <table:table-cell office:value-type="float" office:value="0.606857">
                <text:p>0.60685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379886">
                <text:p>0.379886</text:p>
              </table:table-cell>
              <table:table-cell office:value-type="float" office:value="0.576457">
                <text:p>0.576457</text:p>
              </table:table-cell>
              <table:table-cell office:value-type="float" office:value="0.618514">
                <text:p>0.618514</text:p>
              </table:table-cell>
              <table:table-cell office:value-type="float" office:value="0.630629">
                <text:p>0.630629</text:p>
              </table:table-cell>
              <table:table-cell office:value-type="float" office:value="0.637714">
                <text:p>0.637714</text:p>
              </table:table-cell>
              <table:table-cell office:value-type="float" office:value="0.644114">
                <text:p>0.644114</text:p>
              </table:table-cell>
              <table:table-cell office:value-type="float" office:value="0.648">
                <text:p>0.648</text:p>
              </table:table-cell>
              <table:table-cell office:value-type="float" office:value="0.651886">
                <text:p>0.651886</text:p>
              </table:table-cell>
              <table:table-cell office:value-type="float" office:value="0.656">
                <text:p>0.656</text:p>
              </table:table-cell>
              <table:table-cell office:value-type="float" office:value="0.695771">
                <text:p>0.695771</text:p>
              </table:table-cell>
              <table:table-cell office:value-type="float" office:value="0.888">
                <text:p>0.888</text:p>
              </table:table-cell>
              <table:table-cell office:value-type="float" office:value="0.613897">
                <text:p>0.61389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475657">
                <text:p>0.475657</text:p>
              </table:table-cell>
              <table:table-cell office:value-type="float" office:value="0.6112">
                <text:p>0.6112</text:p>
              </table:table-cell>
              <table:table-cell office:value-type="float" office:value="0.621714">
                <text:p>0.621714</text:p>
              </table:table-cell>
              <table:table-cell office:value-type="float" office:value="0.632">
                <text:p>0.632</text:p>
              </table:table-cell>
              <table:table-cell office:value-type="float" office:value="0.639314">
                <text:p>0.639314</text:p>
              </table:table-cell>
              <table:table-cell office:value-type="float" office:value="0.645943">
                <text:p>0.645943</text:p>
              </table:table-cell>
              <table:table-cell office:value-type="float" office:value="0.648">
                <text:p>0.648</text:p>
              </table:table-cell>
              <table:table-cell office:value-type="float" office:value="0.6512">
                <text:p>0.6512</text:p>
              </table:table-cell>
              <table:table-cell office:value-type="float" office:value="0.656">
                <text:p>0.656</text:p>
              </table:table-cell>
              <table:table-cell office:value-type="float" office:value="0.696457">
                <text:p>0.696457</text:p>
              </table:table-cell>
              <table:table-cell office:value-type="float" office:value="0.888">
                <text:p>0.888</text:p>
              </table:table-cell>
              <table:table-cell office:value-type="float" office:value="0.627749">
                <text:p>0.6277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432229">
                <text:p>0.432229</text:p>
              </table:table-cell>
              <table:table-cell office:value-type="float" office:value="0.602971">
                <text:p>0.602971</text:p>
              </table:table-cell>
              <table:table-cell office:value-type="float" office:value="0.621257">
                <text:p>0.621257</text:p>
              </table:table-cell>
              <table:table-cell office:value-type="float" office:value="0.632">
                <text:p>0.632</text:p>
              </table:table-cell>
              <table:table-cell office:value-type="float" office:value="0.637943">
                <text:p>0.637943</text:p>
              </table:table-cell>
              <table:table-cell office:value-type="float" office:value="0.643429">
                <text:p>0.643429</text:p>
              </table:table-cell>
              <table:table-cell office:value-type="float" office:value="0.648">
                <text:p>0.648</text:p>
              </table:table-cell>
              <table:table-cell office:value-type="float" office:value="0.6496">
                <text:p>0.6496</text:p>
              </table:table-cell>
              <table:table-cell office:value-type="float" office:value="0.656">
                <text:p>0.656</text:p>
              </table:table-cell>
              <table:table-cell office:value-type="float" office:value="0.690514">
                <text:p>0.690514</text:p>
              </table:table-cell>
              <table:table-cell office:value-type="float" office:value="0.888">
                <text:p>0.888</text:p>
              </table:table-cell>
              <table:table-cell office:value-type="float" office:value="0.621394">
                <text:p>0.62139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466057">
                <text:p>0.466057</text:p>
              </table:table-cell>
              <table:table-cell office:value-type="float" office:value="0.610514">
                <text:p>0.610514</text:p>
              </table:table-cell>
              <table:table-cell office:value-type="float" office:value="0.626743">
                <text:p>0.626743</text:p>
              </table:table-cell>
              <table:table-cell office:value-type="float" office:value="0.632">
                <text:p>0.632</text:p>
              </table:table-cell>
              <table:table-cell office:value-type="float" office:value="0.639314">
                <text:p>0.639314</text:p>
              </table:table-cell>
              <table:table-cell office:value-type="float" office:value="0.644343">
                <text:p>0.644343</text:p>
              </table:table-cell>
              <table:table-cell office:value-type="float" office:value="0.648">
                <text:p>0.648</text:p>
              </table:table-cell>
              <table:table-cell office:value-type="float" office:value="0.650286">
                <text:p>0.650286</text:p>
              </table:table-cell>
              <table:table-cell office:value-type="float" office:value="0.656">
                <text:p>0.656</text:p>
              </table:table-cell>
              <table:table-cell office:value-type="float" office:value="0.684343">
                <text:p>0.684343</text:p>
              </table:table-cell>
              <table:table-cell office:value-type="float" office:value="0.888">
                <text:p>0.888</text:p>
              </table:table-cell>
              <table:table-cell office:value-type="float" office:value="0.62576">
                <text:p>0.6257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498286">
                <text:p>0.498286</text:p>
              </table:table-cell>
              <table:table-cell office:value-type="float" office:value="0.616457">
                <text:p>0.616457</text:p>
              </table:table-cell>
              <table:table-cell office:value-type="float" office:value="0.629029">
                <text:p>0.629029</text:p>
              </table:table-cell>
              <table:table-cell office:value-type="float" office:value="0.635657">
                <text:p>0.635657</text:p>
              </table:table-cell>
              <table:table-cell office:value-type="float" office:value="0.64">
                <text:p>0.64</text:p>
              </table:table-cell>
              <table:table-cell office:value-type="float" office:value="0.647314">
                <text:p>0.647314</text:p>
              </table:table-cell>
              <table:table-cell office:value-type="float" office:value="0.648">
                <text:p>0.648</text:p>
              </table:table-cell>
              <table:table-cell office:value-type="float" office:value="0.650514">
                <text:p>0.650514</text:p>
              </table:table-cell>
              <table:table-cell office:value-type="float" office:value="0.656">
                <text:p>0.656</text:p>
              </table:table-cell>
              <table:table-cell office:value-type="float" office:value="0.684571">
                <text:p>0.684571</text:p>
              </table:table-cell>
              <table:table-cell office:value-type="float" office:value="0.888">
                <text:p>0.888</text:p>
              </table:table-cell>
              <table:table-cell office:value-type="float" office:value="0.630583">
                <text:p>0.63058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548571">
                <text:p>0.548571</text:p>
              </table:table-cell>
              <table:table-cell office:value-type="float" office:value="0.616">
                <text:p>0.616</text:p>
              </table:table-cell>
              <table:table-cell office:value-type="float" office:value="0.6256">
                <text:p>0.6256</text:p>
              </table:table-cell>
              <table:table-cell office:value-type="float" office:value="0.633371">
                <text:p>0.633371</text:p>
              </table:table-cell>
              <table:table-cell office:value-type="float" office:value="0.64">
                <text:p>0.64</text:p>
              </table:table-cell>
              <table:table-cell office:value-type="float" office:value="0.643886">
                <text:p>0.643886</text:p>
              </table:table-cell>
              <table:table-cell office:value-type="float" office:value="0.648">
                <text:p>0.648</text:p>
              </table:table-cell>
              <table:table-cell office:value-type="float" office:value="0.648229">
                <text:p>0.648229</text:p>
              </table:table-cell>
              <table:table-cell office:value-type="float" office:value="0.656">
                <text:p>0.656</text:p>
              </table:table-cell>
              <table:table-cell office:value-type="float" office:value="0.677943">
                <text:p>0.677943</text:p>
              </table:table-cell>
              <table:table-cell office:value-type="float" office:value="0.888">
                <text:p>0.888</text:p>
              </table:table-cell>
              <table:table-cell office:value-type="float" office:value="0.63376">
                <text:p>0.6337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27543">
                <text:p>0.527543</text:p>
              </table:table-cell>
              <table:table-cell office:value-type="float" office:value="0.619429">
                <text:p>0.619429</text:p>
              </table:table-cell>
              <table:table-cell office:value-type="float" office:value="0.631771">
                <text:p>0.631771</text:p>
              </table:table-cell>
              <table:table-cell office:value-type="float" office:value="0.638857">
                <text:p>0.638857</text:p>
              </table:table-cell>
              <table:table-cell office:value-type="float" office:value="0.640914">
                <text:p>0.64091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3257">
                <text:p>0.653257</text:p>
              </table:table-cell>
              <table:table-cell office:value-type="float" office:value="0.656">
                <text:p>0.656</text:p>
              </table:table-cell>
              <table:table-cell office:value-type="float" office:value="0.680229">
                <text:p>0.680229</text:p>
              </table:table-cell>
              <table:table-cell office:value-type="float" office:value="0.888">
                <text:p>0.888</text:p>
              </table:table-cell>
              <table:table-cell office:value-type="float" office:value="0.6344">
                <text:p>0.634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459886">
                <text:p>0.459886</text:p>
              </table:table-cell>
              <table:table-cell office:value-type="float" office:value="0.617371">
                <text:p>0.617371</text:p>
              </table:table-cell>
              <table:table-cell office:value-type="float" office:value="0.631771">
                <text:p>0.631771</text:p>
              </table:table-cell>
              <table:table-cell office:value-type="float" office:value="0.637029">
                <text:p>0.637029</text:p>
              </table:table-cell>
              <table:table-cell office:value-type="float" office:value="0.64">
                <text:p>0.64</text:p>
              </table:table-cell>
              <table:table-cell office:value-type="float" office:value="0.647771">
                <text:p>0.647771</text:p>
              </table:table-cell>
              <table:table-cell office:value-type="float" office:value="0.648">
                <text:p>0.648</text:p>
              </table:table-cell>
              <table:table-cell office:value-type="float" office:value="0.6544">
                <text:p>0.6544</text:p>
              </table:table-cell>
              <table:table-cell office:value-type="float" office:value="0.656">
                <text:p>0.656</text:p>
              </table:table-cell>
              <table:table-cell office:value-type="float" office:value="0.680686">
                <text:p>0.680686</text:p>
              </table:table-cell>
              <table:table-cell office:value-type="float" office:value="0.888">
                <text:p>0.888</text:p>
              </table:table-cell>
              <table:table-cell office:value-type="float" office:value="0.627291">
                <text:p>0.62729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520686">
                <text:p>0.520686</text:p>
              </table:table-cell>
              <table:table-cell office:value-type="float" office:value="0.621486">
                <text:p>0.621486</text:p>
              </table:table-cell>
              <table:table-cell office:value-type="float" office:value="0.632">
                <text:p>0.632</text:p>
              </table:table-cell>
              <table:table-cell office:value-type="float" office:value="0.639314">
                <text:p>0.639314</text:p>
              </table:table-cell>
              <table:table-cell office:value-type="float" office:value="0.641143">
                <text:p>0.6411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4171">
                <text:p>0.654171</text:p>
              </table:table-cell>
              <table:table-cell office:value-type="float" office:value="0.656">
                <text:p>0.656</text:p>
              </table:table-cell>
              <table:table-cell office:value-type="float" office:value="0.685029">
                <text:p>0.685029</text:p>
              </table:table-cell>
              <table:table-cell office:value-type="float" office:value="0.888">
                <text:p>0.888</text:p>
              </table:table-cell>
              <table:table-cell office:value-type="float" office:value="0.634583">
                <text:p>0.63458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496457">
                <text:p>0.496457</text:p>
              </table:table-cell>
              <table:table-cell office:value-type="float" office:value="0.618971">
                <text:p>0.618971</text:p>
              </table:table-cell>
              <table:table-cell office:value-type="float" office:value="0.631086">
                <text:p>0.631086</text:p>
              </table:table-cell>
              <table:table-cell office:value-type="float" office:value="0.637486">
                <text:p>0.637486</text:p>
              </table:table-cell>
              <table:table-cell office:value-type="float" office:value="0.642514">
                <text:p>0.642514</text:p>
              </table:table-cell>
              <table:table-cell office:value-type="float" office:value="0.648">
                <text:p>0.648</text:p>
              </table:table-cell>
              <table:table-cell office:value-type="float" office:value="0.649143">
                <text:p>0.649143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84571">
                <text:p>0.684571</text:p>
              </table:table-cell>
              <table:table-cell office:value-type="float" office:value="0.888">
                <text:p>0.888</text:p>
              </table:table-cell>
              <table:table-cell office:value-type="float" office:value="0.632023">
                <text:p>0.63202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468343">
                <text:p>0.468343</text:p>
              </table:table-cell>
              <table:table-cell office:value-type="float" office:value="0.620571">
                <text:p>0.620571</text:p>
              </table:table-cell>
              <table:table-cell office:value-type="float" office:value="0.631314">
                <text:p>0.631314</text:p>
              </table:table-cell>
              <table:table-cell office:value-type="float" office:value="0.6384">
                <text:p>0.6384</text:p>
              </table:table-cell>
              <table:table-cell office:value-type="float" office:value="0.6448">
                <text:p>0.64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5086">
                <text:p>0.655086</text:p>
              </table:table-cell>
              <table:table-cell office:value-type="float" office:value="0.656">
                <text:p>0.656</text:p>
              </table:table-cell>
              <table:table-cell office:value-type="float" office:value="0.694171">
                <text:p>0.694171</text:p>
              </table:table-cell>
              <table:table-cell office:value-type="float" office:value="0.888">
                <text:p>0.888</text:p>
              </table:table-cell>
              <table:table-cell office:value-type="float" office:value="0.630469">
                <text:p>0.63046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504">
                <text:p>0.504</text:p>
              </table:table-cell>
              <table:table-cell office:value-type="float" office:value="0.623314">
                <text:p>0.623314</text:p>
              </table:table-cell>
              <table:table-cell office:value-type="float" office:value="0.632">
                <text:p>0.632</text:p>
              </table:table-cell>
              <table:table-cell office:value-type="float" office:value="0.639086">
                <text:p>0.639086</text:p>
              </table:table-cell>
              <table:table-cell office:value-type="float" office:value="0.645029">
                <text:p>0.645029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5543">
                <text:p>0.655543</text:p>
              </table:table-cell>
              <table:table-cell office:value-type="float" office:value="0.656">
                <text:p>0.656</text:p>
              </table:table-cell>
              <table:table-cell office:value-type="float" office:value="0.6864">
                <text:p>0.6864</text:p>
              </table:table-cell>
              <table:table-cell office:value-type="float" office:value="0.888">
                <text:p>0.888</text:p>
              </table:table-cell>
              <table:table-cell office:value-type="float" office:value="0.633737">
                <text:p>0.63373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517943">
                <text:p>0.517943</text:p>
              </table:table-cell>
              <table:table-cell office:value-type="float" office:value="0.618971">
                <text:p>0.618971</text:p>
              </table:table-cell>
              <table:table-cell office:value-type="float" office:value="0.631543">
                <text:p>0.631543</text:p>
              </table:table-cell>
              <table:table-cell office:value-type="float" office:value="0.637943">
                <text:p>0.637943</text:p>
              </table:table-cell>
              <table:table-cell office:value-type="float" office:value="0.643429">
                <text:p>0.643429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4171">
                <text:p>0.654171</text:p>
              </table:table-cell>
              <table:table-cell office:value-type="float" office:value="0.656">
                <text:p>0.656</text:p>
              </table:table-cell>
              <table:table-cell office:value-type="float" office:value="0.693029">
                <text:p>0.693029</text:p>
              </table:table-cell>
              <table:table-cell office:value-type="float" office:value="0.888">
                <text:p>0.888</text:p>
              </table:table-cell>
              <table:table-cell office:value-type="float" office:value="0.634903">
                <text:p>0.63490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5056">
                <text:p>0.5056</text:p>
              </table:table-cell>
              <table:table-cell office:value-type="float" office:value="0.620343">
                <text:p>0.620343</text:p>
              </table:table-cell>
              <table:table-cell office:value-type="float" office:value="0.634057">
                <text:p>0.634057</text:p>
              </table:table-cell>
              <table:table-cell office:value-type="float" office:value="0.64">
                <text:p>0.64</text:p>
              </table:table-cell>
              <table:table-cell office:value-type="float" office:value="0.647771">
                <text:p>0.647771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5543">
                <text:p>0.655543</text:p>
              </table:table-cell>
              <table:table-cell office:value-type="float" office:value="0.656">
                <text:p>0.656</text:p>
              </table:table-cell>
              <table:table-cell office:value-type="float" office:value="0.694171">
                <text:p>0.694171</text:p>
              </table:table-cell>
              <table:table-cell office:value-type="float" office:value="0.888">
                <text:p>0.888</text:p>
              </table:table-cell>
              <table:table-cell office:value-type="float" office:value="0.634949">
                <text:p>0.63494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472914">
                <text:p>0.472914</text:p>
              </table:table-cell>
              <table:table-cell office:value-type="float" office:value="0.621029">
                <text:p>0.621029</text:p>
              </table:table-cell>
              <table:table-cell office:value-type="float" office:value="0.633371">
                <text:p>0.633371</text:p>
              </table:table-cell>
              <table:table-cell office:value-type="float" office:value="0.64">
                <text:p>0.64</text:p>
              </table:table-cell>
              <table:table-cell office:value-type="float" office:value="0.647086">
                <text:p>0.647086</text:p>
              </table:table-cell>
              <table:table-cell office:value-type="float" office:value="0.648">
                <text:p>0.648</text:p>
              </table:table-cell>
              <table:table-cell office:value-type="float" office:value="0.648457">
                <text:p>0.648457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98743">
                <text:p>0.698743</text:p>
              </table:table-cell>
              <table:table-cell office:value-type="float" office:value="0.888">
                <text:p>0.888</text:p>
              </table:table-cell>
              <table:table-cell office:value-type="float" office:value="0.63216">
                <text:p>0.6321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473371">
                <text:p>0.473371</text:p>
              </table:table-cell>
              <table:table-cell office:value-type="float" office:value="0.621943">
                <text:p>0.621943</text:p>
              </table:table-cell>
              <table:table-cell office:value-type="float" office:value="0.633371">
                <text:p>0.633371</text:p>
              </table:table-cell>
              <table:table-cell office:value-type="float" office:value="0.642057">
                <text:p>0.642057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0743">
                <text:p>0.650743</text:p>
              </table:table-cell>
              <table:table-cell office:value-type="float" office:value="0.656">
                <text:p>0.656</text:p>
              </table:table-cell>
              <table:table-cell office:value-type="float" office:value="0.656229">
                <text:p>0.656229</text:p>
              </table:table-cell>
              <table:table-cell office:value-type="float" office:value="0.694857">
                <text:p>0.694857</text:p>
              </table:table-cell>
              <table:table-cell office:value-type="float" office:value="0.888">
                <text:p>0.888</text:p>
              </table:table-cell>
              <table:table-cell office:value-type="float" office:value="0.632457">
                <text:p>0.63245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512914">
                <text:p>0.512914</text:p>
              </table:table-cell>
              <table:table-cell office:value-type="float" office:value="0.627657">
                <text:p>0.627657</text:p>
              </table:table-cell>
              <table:table-cell office:value-type="float" office:value="0.634743">
                <text:p>0.634743</text:p>
              </table:table-cell>
              <table:table-cell office:value-type="float" office:value="0.642971">
                <text:p>0.642971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1886">
                <text:p>0.651886</text:p>
              </table:table-cell>
              <table:table-cell office:value-type="float" office:value="0.656">
                <text:p>0.656</text:p>
              </table:table-cell>
              <table:table-cell office:value-type="float" office:value="0.656457">
                <text:p>0.656457</text:p>
              </table:table-cell>
              <table:table-cell office:value-type="float" office:value="0.693486">
                <text:p>0.693486</text:p>
              </table:table-cell>
              <table:table-cell office:value-type="float" office:value="0.888">
                <text:p>0.888</text:p>
              </table:table-cell>
              <table:table-cell office:value-type="float" office:value="0.637211">
                <text:p>0.63721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48">
                <text:p>0.48</text:p>
              </table:table-cell>
              <table:table-cell office:value-type="float" office:value="0.621943">
                <text:p>0.621943</text:p>
              </table:table-cell>
              <table:table-cell office:value-type="float" office:value="0.634057">
                <text:p>0.634057</text:p>
              </table:table-cell>
              <table:table-cell office:value-type="float" office:value="0.642286">
                <text:p>0.64228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3486">
                <text:p>0.653486</text:p>
              </table:table-cell>
              <table:table-cell office:value-type="float" office:value="0.656">
                <text:p>0.656</text:p>
              </table:table-cell>
              <table:table-cell office:value-type="float" office:value="0.656457">
                <text:p>0.656457</text:p>
              </table:table-cell>
              <table:table-cell office:value-type="float" office:value="0.689143">
                <text:p>0.689143</text:p>
              </table:table-cell>
              <table:table-cell office:value-type="float" office:value="0.888">
                <text:p>0.888</text:p>
              </table:table-cell>
              <table:table-cell office:value-type="float" office:value="0.632937">
                <text:p>0.63293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470629">
                <text:p>0.470629</text:p>
              </table:table-cell>
              <table:table-cell office:value-type="float" office:value="0.616686">
                <text:p>0.616686</text:p>
              </table:table-cell>
              <table:table-cell office:value-type="float" office:value="0.631771">
                <text:p>0.631771</text:p>
              </table:table-cell>
              <table:table-cell office:value-type="float" office:value="0.639771">
                <text:p>0.639771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4171">
                <text:p>0.654171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91886">
                <text:p>0.691886</text:p>
              </table:table-cell>
              <table:table-cell office:value-type="float" office:value="0.888">
                <text:p>0.888</text:p>
              </table:table-cell>
              <table:table-cell office:value-type="float" office:value="0.631291">
                <text:p>0.63129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440686">
                <text:p>0.440686</text:p>
              </table:table-cell>
              <table:table-cell office:value-type="float" office:value="0.617143">
                <text:p>0.617143</text:p>
              </table:table-cell>
              <table:table-cell office:value-type="float" office:value="0.632">
                <text:p>0.632</text:p>
              </table:table-cell>
              <table:table-cell office:value-type="float" office:value="0.637486">
                <text:p>0.637486</text:p>
              </table:table-cell>
              <table:table-cell office:value-type="float" office:value="0.647314">
                <text:p>0.647314</text:p>
              </table:table-cell>
              <table:table-cell office:value-type="float" office:value="0.648">
                <text:p>0.648</text:p>
              </table:table-cell>
              <table:table-cell office:value-type="float" office:value="0.653257">
                <text:p>0.653257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82971">
                <text:p>0.682971</text:p>
              </table:table-cell>
              <table:table-cell office:value-type="float" office:value="0.888">
                <text:p>0.888</text:p>
              </table:table-cell>
              <table:table-cell office:value-type="float" office:value="0.627086">
                <text:p>0.62708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434057">
                <text:p>0.434057</text:p>
              </table:table-cell>
              <table:table-cell office:value-type="float" office:value="0.616457">
                <text:p>0.616457</text:p>
              </table:table-cell>
              <table:table-cell office:value-type="float" office:value="0.631771">
                <text:p>0.631771</text:p>
              </table:table-cell>
              <table:table-cell office:value-type="float" office:value="0.64">
                <text:p>0.6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3486">
                <text:p>0.653486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87771">
                <text:p>0.687771</text:p>
              </table:table-cell>
              <table:table-cell office:value-type="float" office:value="0.888">
                <text:p>0.888</text:p>
              </table:table-cell>
              <table:table-cell office:value-type="float" office:value="0.627154">
                <text:p>0.62715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427886">
                <text:p>0.427886</text:p>
              </table:table-cell>
              <table:table-cell office:value-type="float" office:value="0.622629">
                <text:p>0.622629</text:p>
              </table:table-cell>
              <table:table-cell office:value-type="float" office:value="0.6336">
                <text:p>0.6336</text:p>
              </table:table-cell>
              <table:table-cell office:value-type="float" office:value="0.6416">
                <text:p>0.641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5314">
                <text:p>0.655314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82057">
                <text:p>0.682057</text:p>
              </table:table-cell>
              <table:table-cell office:value-type="float" office:value="0.888">
                <text:p>0.888</text:p>
              </table:table-cell>
              <table:table-cell office:value-type="float" office:value="0.627109">
                <text:p>0.62710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440686">
                <text:p>0.440686</text:p>
              </table:table-cell>
              <table:table-cell office:value-type="float" office:value="0.624229">
                <text:p>0.624229</text:p>
              </table:table-cell>
              <table:table-cell office:value-type="float" office:value="0.633371">
                <text:p>0.633371</text:p>
              </table:table-cell>
              <table:table-cell office:value-type="float" office:value="0.642057">
                <text:p>0.642057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3257">
                <text:p>0.653257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85714">
                <text:p>0.685714</text:p>
              </table:table-cell>
              <table:table-cell office:value-type="float" office:value="0.888">
                <text:p>0.888</text:p>
              </table:table-cell>
              <table:table-cell office:value-type="float" office:value="0.628731">
                <text:p>0.62873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405714">
                <text:p>0.405714</text:p>
              </table:table-cell>
              <table:table-cell office:value-type="float" office:value="0.618514">
                <text:p>0.618514</text:p>
              </table:table-cell>
              <table:table-cell office:value-type="float" office:value="0.632">
                <text:p>0.632</text:p>
              </table:table-cell>
              <table:table-cell office:value-type="float" office:value="0.64">
                <text:p>0.64</text:p>
              </table:table-cell>
              <table:table-cell office:value-type="float" office:value="0.647314">
                <text:p>0.647314</text:p>
              </table:table-cell>
              <table:table-cell office:value-type="float" office:value="0.648">
                <text:p>0.648</text:p>
              </table:table-cell>
              <table:table-cell office:value-type="float" office:value="0.649371">
                <text:p>0.649371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85714">
                <text:p>0.685714</text:p>
              </table:table-cell>
              <table:table-cell office:value-type="float" office:value="0.888">
                <text:p>0.888</text:p>
              </table:table-cell>
              <table:table-cell office:value-type="float" office:value="0.623863">
                <text:p>0.62386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4128">
                <text:p>0.4128</text:p>
              </table:table-cell>
              <table:table-cell office:value-type="float" office:value="0.613943">
                <text:p>0.613943</text:p>
              </table:table-cell>
              <table:table-cell office:value-type="float" office:value="0.630629">
                <text:p>0.630629</text:p>
              </table:table-cell>
              <table:table-cell office:value-type="float" office:value="0.639086">
                <text:p>0.639086</text:p>
              </table:table-cell>
              <table:table-cell office:value-type="float" office:value="0.645486">
                <text:p>0.645486</text:p>
              </table:table-cell>
              <table:table-cell office:value-type="float" office:value="0.648">
                <text:p>0.648</text:p>
              </table:table-cell>
              <table:table-cell office:value-type="float" office:value="0.648457">
                <text:p>0.648457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86171">
                <text:p>0.686171</text:p>
              </table:table-cell>
              <table:table-cell office:value-type="float" office:value="0.888">
                <text:p>0.888</text:p>
              </table:table-cell>
              <table:table-cell office:value-type="float" office:value="0.623657">
                <text:p>0.62365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410971">
                <text:p>0.410971</text:p>
              </table:table-cell>
              <table:table-cell office:value-type="float" office:value="0.612114">
                <text:p>0.612114</text:p>
              </table:table-cell>
              <table:table-cell office:value-type="float" office:value="0.6304">
                <text:p>0.6304</text:p>
              </table:table-cell>
              <table:table-cell office:value-type="float" office:value="0.64">
                <text:p>0.64</text:p>
              </table:table-cell>
              <table:table-cell office:value-type="float" office:value="0.646629">
                <text:p>0.646629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4857">
                <text:p>0.654857</text:p>
              </table:table-cell>
              <table:table-cell office:value-type="float" office:value="0.656">
                <text:p>0.656</text:p>
              </table:table-cell>
              <table:table-cell office:value-type="float" office:value="0.689371">
                <text:p>0.689371</text:p>
              </table:table-cell>
              <table:table-cell office:value-type="float" office:value="0.888">
                <text:p>0.888</text:p>
              </table:table-cell>
              <table:table-cell office:value-type="float" office:value="0.623634">
                <text:p>0.62363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435429">
                <text:p>0.435429</text:p>
              </table:table-cell>
              <table:table-cell office:value-type="float" office:value="0.618514">
                <text:p>0.618514</text:p>
              </table:table-cell>
              <table:table-cell office:value-type="float" office:value="0.631086">
                <text:p>0.631086</text:p>
              </table:table-cell>
              <table:table-cell office:value-type="float" office:value="0.640229">
                <text:p>0.640229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5771">
                <text:p>0.655771</text:p>
              </table:table-cell>
              <table:table-cell office:value-type="float" office:value="0.656">
                <text:p>0.656</text:p>
              </table:table-cell>
              <table:table-cell office:value-type="float" office:value="0.687543">
                <text:p>0.687543</text:p>
              </table:table-cell>
              <table:table-cell office:value-type="float" office:value="0.888">
                <text:p>0.888</text:p>
              </table:table-cell>
              <table:table-cell office:value-type="float" office:value="0.626857">
                <text:p>0.62685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437714">
                <text:p>0.437714</text:p>
              </table:table-cell>
              <table:table-cell office:value-type="float" office:value="0.621029">
                <text:p>0.621029</text:p>
              </table:table-cell>
              <table:table-cell office:value-type="float" office:value="0.632229">
                <text:p>0.632229</text:p>
              </table:table-cell>
              <table:table-cell office:value-type="float" office:value="0.64">
                <text:p>0.64</text:p>
              </table:table-cell>
              <table:table-cell office:value-type="float" office:value="0.647086">
                <text:p>0.647086</text:p>
              </table:table-cell>
              <table:table-cell office:value-type="float" office:value="0.648">
                <text:p>0.648</text:p>
              </table:table-cell>
              <table:table-cell office:value-type="float" office:value="0.648229">
                <text:p>0.648229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93029">
                <text:p>0.693029</text:p>
              </table:table-cell>
              <table:table-cell office:value-type="float" office:value="0.888">
                <text:p>0.888</text:p>
              </table:table-cell>
              <table:table-cell office:value-type="float" office:value="0.627931">
                <text:p>0.62793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453486">
                <text:p>0.453486</text:p>
              </table:table-cell>
              <table:table-cell office:value-type="float" office:value="0.623086">
                <text:p>0.623086</text:p>
              </table:table-cell>
              <table:table-cell office:value-type="float" office:value="0.632686">
                <text:p>0.632686</text:p>
              </table:table-cell>
              <table:table-cell office:value-type="float" office:value="0.64">
                <text:p>0.64</text:p>
              </table:table-cell>
              <table:table-cell office:value-type="float" office:value="0.6448">
                <text:p>0.64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5771">
                <text:p>0.655771</text:p>
              </table:table-cell>
              <table:table-cell office:value-type="float" office:value="0.656">
                <text:p>0.656</text:p>
              </table:table-cell>
              <table:table-cell office:value-type="float" office:value="0.693486">
                <text:p>0.693486</text:p>
              </table:table-cell>
              <table:table-cell office:value-type="float" office:value="0.888">
                <text:p>0.888</text:p>
              </table:table-cell>
              <table:table-cell office:value-type="float" office:value="0.629531">
                <text:p>0.62953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496229">
                <text:p>0.496229</text:p>
              </table:table-cell>
              <table:table-cell office:value-type="float" office:value="0.623771">
                <text:p>0.623771</text:p>
              </table:table-cell>
              <table:table-cell office:value-type="float" office:value="0.633143">
                <text:p>0.633143</text:p>
              </table:table-cell>
              <table:table-cell office:value-type="float" office:value="0.64">
                <text:p>0.64</text:p>
              </table:table-cell>
              <table:table-cell office:value-type="float" office:value="0.645486">
                <text:p>0.645486</text:p>
              </table:table-cell>
              <table:table-cell office:value-type="float" office:value="0.648">
                <text:p>0.648</text:p>
              </table:table-cell>
              <table:table-cell office:value-type="float" office:value="0.648914">
                <text:p>0.648914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94171">
                <text:p>0.694171</text:p>
              </table:table-cell>
              <table:table-cell office:value-type="float" office:value="0.888">
                <text:p>0.888</text:p>
              </table:table-cell>
              <table:table-cell office:value-type="float" office:value="0.634171">
                <text:p>0.63417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523886">
                <text:p>0.523886</text:p>
              </table:table-cell>
              <table:table-cell office:value-type="float" office:value="0.624">
                <text:p>0.624</text:p>
              </table:table-cell>
              <table:table-cell office:value-type="float" office:value="0.632686">
                <text:p>0.632686</text:p>
              </table:table-cell>
              <table:table-cell office:value-type="float" office:value="0.64">
                <text:p>0.64</text:p>
              </table:table-cell>
              <table:table-cell office:value-type="float" office:value="0.645943">
                <text:p>0.6459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5771">
                <text:p>0.655771</text:p>
              </table:table-cell>
              <table:table-cell office:value-type="float" office:value="0.656">
                <text:p>0.656</text:p>
              </table:table-cell>
              <table:table-cell office:value-type="float" office:value="0.698514">
                <text:p>0.698514</text:p>
              </table:table-cell>
              <table:table-cell office:value-type="float" office:value="0.888">
                <text:p>0.888</text:p>
              </table:table-cell>
              <table:table-cell office:value-type="float" office:value="0.63728">
                <text:p>0.6372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5664">
                <text:p>0.5664</text:p>
              </table:table-cell>
              <table:table-cell office:value-type="float" office:value="0.626286">
                <text:p>0.626286</text:p>
              </table:table-cell>
              <table:table-cell office:value-type="float" office:value="0.634743">
                <text:p>0.634743</text:p>
              </table:table-cell>
              <table:table-cell office:value-type="float" office:value="0.64">
                <text:p>0.64</text:p>
              </table:table-cell>
              <table:table-cell office:value-type="float" office:value="0.646629">
                <text:p>0.646629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95543">
                <text:p>0.695543</text:p>
              </table:table-cell>
              <table:table-cell office:value-type="float" office:value="0.888">
                <text:p>0.888</text:p>
              </table:table-cell>
              <table:table-cell office:value-type="float" office:value="0.64176">
                <text:p>0.6417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564343">
                <text:p>0.564343</text:p>
              </table:table-cell>
              <table:table-cell office:value-type="float" office:value="0.6272">
                <text:p>0.6272</text:p>
              </table:table-cell>
              <table:table-cell office:value-type="float" office:value="0.633829">
                <text:p>0.633829</text:p>
              </table:table-cell>
              <table:table-cell office:value-type="float" office:value="0.64">
                <text:p>0.64</text:p>
              </table:table-cell>
              <table:table-cell office:value-type="float" office:value="0.647771">
                <text:p>0.647771</text:p>
              </table:table-cell>
              <table:table-cell office:value-type="float" office:value="0.648">
                <text:p>0.648</text:p>
              </table:table-cell>
              <table:table-cell office:value-type="float" office:value="0.649829">
                <text:p>0.649829</text:p>
              </table:table-cell>
              <table:table-cell office:value-type="float" office:value="0.656">
                <text:p>0.656</text:p>
              </table:table-cell>
              <table:table-cell office:value-type="float" office:value="0.656229">
                <text:p>0.656229</text:p>
              </table:table-cell>
              <table:table-cell office:value-type="float" office:value="0.689829">
                <text:p>0.689829</text:p>
              </table:table-cell>
              <table:table-cell office:value-type="float" office:value="0.888">
                <text:p>0.888</text:p>
              </table:table-cell>
              <table:table-cell office:value-type="float" office:value="0.641303">
                <text:p>0.641303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530514">
                <text:p>0.530514</text:p>
              </table:table-cell>
              <table:table-cell office:value-type="float" office:value="0.627429">
                <text:p>0.627429</text:p>
              </table:table-cell>
              <table:table-cell office:value-type="float" office:value="0.636343">
                <text:p>0.636343</text:p>
              </table:table-cell>
              <table:table-cell office:value-type="float" office:value="0.641829">
                <text:p>0.641829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1886">
                <text:p>0.651886</text:p>
              </table:table-cell>
              <table:table-cell office:value-type="float" office:value="0.656">
                <text:p>0.656</text:p>
              </table:table-cell>
              <table:table-cell office:value-type="float" office:value="0.657829">
                <text:p>0.657829</text:p>
              </table:table-cell>
              <table:table-cell office:value-type="float" office:value="0.696229">
                <text:p>0.696229</text:p>
              </table:table-cell>
              <table:table-cell office:value-type="float" office:value="0.888">
                <text:p>0.888</text:p>
              </table:table-cell>
              <table:table-cell office:value-type="float" office:value="0.639406">
                <text:p>0.63940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546057">
                <text:p>0.546057</text:p>
              </table:table-cell>
              <table:table-cell office:value-type="float" office:value="0.630629">
                <text:p>0.630629</text:p>
              </table:table-cell>
              <table:table-cell office:value-type="float" office:value="0.636114">
                <text:p>0.636114</text:p>
              </table:table-cell>
              <table:table-cell office:value-type="float" office:value="0.642743">
                <text:p>0.6427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4171">
                <text:p>0.654171</text:p>
              </table:table-cell>
              <table:table-cell office:value-type="float" office:value="0.656">
                <text:p>0.656</text:p>
              </table:table-cell>
              <table:table-cell office:value-type="float" office:value="0.6592">
                <text:p>0.6592</text:p>
              </table:table-cell>
              <table:table-cell office:value-type="float" office:value="0.711771">
                <text:p>0.711771</text:p>
              </table:table-cell>
              <table:table-cell office:value-type="float" office:value="0.888">
                <text:p>0.888</text:p>
              </table:table-cell>
              <table:table-cell office:value-type="float" office:value="0.643269">
                <text:p>0.64326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533486">
                <text:p>0.533486</text:p>
              </table:table-cell>
              <table:table-cell office:value-type="float" office:value="0.631543">
                <text:p>0.631543</text:p>
              </table:table-cell>
              <table:table-cell office:value-type="float" office:value="0.637029">
                <text:p>0.637029</text:p>
              </table:table-cell>
              <table:table-cell office:value-type="float" office:value="0.6448">
                <text:p>0.64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3029">
                <text:p>0.653029</text:p>
              </table:table-cell>
              <table:table-cell office:value-type="float" office:value="0.656">
                <text:p>0.656</text:p>
              </table:table-cell>
              <table:table-cell office:value-type="float" office:value="0.658514">
                <text:p>0.658514</text:p>
              </table:table-cell>
              <table:table-cell office:value-type="float" office:value="0.698514">
                <text:p>0.698514</text:p>
              </table:table-cell>
              <table:table-cell office:value-type="float" office:value="0.888">
                <text:p>0.888</text:p>
              </table:table-cell>
              <table:table-cell office:value-type="float" office:value="0.640891">
                <text:p>0.64089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557486">
                <text:p>0.557486</text:p>
              </table:table-cell>
              <table:table-cell office:value-type="float" office:value="0.631314">
                <text:p>0.631314</text:p>
              </table:table-cell>
              <table:table-cell office:value-type="float" office:value="0.637714">
                <text:p>0.637714</text:p>
              </table:table-cell>
              <table:table-cell office:value-type="float" office:value="0.643657">
                <text:p>0.643657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3943">
                <text:p>0.653943</text:p>
              </table:table-cell>
              <table:table-cell office:value-type="float" office:value="0.656">
                <text:p>0.656</text:p>
              </table:table-cell>
              <table:table-cell office:value-type="float" office:value="0.658743">
                <text:p>0.658743</text:p>
              </table:table-cell>
              <table:table-cell office:value-type="float" office:value="0.693943">
                <text:p>0.693943</text:p>
              </table:table-cell>
              <table:table-cell office:value-type="float" office:value="0.888">
                <text:p>0.888</text:p>
              </table:table-cell>
              <table:table-cell office:value-type="float" office:value="0.64288">
                <text:p>0.6428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488229">
                <text:p>0.488229</text:p>
              </table:table-cell>
              <table:table-cell office:value-type="float" office:value="0.628343">
                <text:p>0.628343</text:p>
              </table:table-cell>
              <table:table-cell office:value-type="float" office:value="0.635657">
                <text:p>0.635657</text:p>
              </table:table-cell>
              <table:table-cell office:value-type="float" office:value="0.643429">
                <text:p>0.643429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5314">
                <text:p>0.655314</text:p>
              </table:table-cell>
              <table:table-cell office:value-type="float" office:value="0.656">
                <text:p>0.656</text:p>
              </table:table-cell>
              <table:table-cell office:value-type="float" office:value="0.657371">
                <text:p>0.657371</text:p>
              </table:table-cell>
              <table:table-cell office:value-type="float" office:value="0.693943">
                <text:p>0.693943</text:p>
              </table:table-cell>
              <table:table-cell office:value-type="float" office:value="0.888">
                <text:p>0.888</text:p>
              </table:table-cell>
              <table:table-cell office:value-type="float" office:value="0.635429">
                <text:p>0.63542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4592">
                <text:p>0.4592</text:p>
              </table:table-cell>
              <table:table-cell office:value-type="float" office:value="0.6272">
                <text:p>0.6272</text:p>
              </table:table-cell>
              <table:table-cell office:value-type="float" office:value="0.634743">
                <text:p>0.634743</text:p>
              </table:table-cell>
              <table:table-cell office:value-type="float" office:value="0.6416">
                <text:p>0.641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9829">
                <text:p>0.649829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93257">
                <text:p>0.693257</text:p>
              </table:table-cell>
              <table:table-cell office:value-type="float" office:value="0.888">
                <text:p>0.888</text:p>
              </table:table-cell>
              <table:table-cell office:value-type="float" office:value="0.631383">
                <text:p>0.63138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450743">
                <text:p>0.450743</text:p>
              </table:table-cell>
              <table:table-cell office:value-type="float" office:value="0.626286">
                <text:p>0.626286</text:p>
              </table:table-cell>
              <table:table-cell office:value-type="float" office:value="0.6352">
                <text:p>0.6352</text:p>
              </table:table-cell>
              <table:table-cell office:value-type="float" office:value="0.642971">
                <text:p>0.642971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0286">
                <text:p>0.650286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93943">
                <text:p>0.693943</text:p>
              </table:table-cell>
              <table:table-cell office:value-type="float" office:value="0.888">
                <text:p>0.888</text:p>
              </table:table-cell>
              <table:table-cell office:value-type="float" office:value="0.630743">
                <text:p>0.63074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458743">
                <text:p>0.458743</text:p>
              </table:table-cell>
              <table:table-cell office:value-type="float" office:value="0.626286">
                <text:p>0.626286</text:p>
              </table:table-cell>
              <table:table-cell office:value-type="float" office:value="0.635886">
                <text:p>0.635886</text:p>
              </table:table-cell>
              <table:table-cell office:value-type="float" office:value="0.643429">
                <text:p>0.643429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1657">
                <text:p>0.651657</text:p>
              </table:table-cell>
              <table:table-cell office:value-type="float" office:value="0.656">
                <text:p>0.656</text:p>
              </table:table-cell>
              <table:table-cell office:value-type="float" office:value="0.656457">
                <text:p>0.656457</text:p>
              </table:table-cell>
              <table:table-cell office:value-type="float" office:value="0.693943">
                <text:p>0.693943</text:p>
              </table:table-cell>
              <table:table-cell office:value-type="float" office:value="0.888">
                <text:p>0.888</text:p>
              </table:table-cell>
              <table:table-cell office:value-type="float" office:value="0.63184">
                <text:p>0.63184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490514">
                <text:p>0.490514</text:p>
              </table:table-cell>
              <table:table-cell office:value-type="float" office:value="0.629714">
                <text:p>0.629714</text:p>
              </table:table-cell>
              <table:table-cell office:value-type="float" office:value="0.639543">
                <text:p>0.6395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2571">
                <text:p>0.652571</text:p>
              </table:table-cell>
              <table:table-cell office:value-type="float" office:value="0.656">
                <text:p>0.656</text:p>
              </table:table-cell>
              <table:table-cell office:value-type="float" office:value="0.658286">
                <text:p>0.658286</text:p>
              </table:table-cell>
              <table:table-cell office:value-type="float" office:value="0.698057">
                <text:p>0.698057</text:p>
              </table:table-cell>
              <table:table-cell office:value-type="float" office:value="0.888">
                <text:p>0.888</text:p>
              </table:table-cell>
              <table:table-cell office:value-type="float" office:value="0.636869">
                <text:p>0.63686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38971">
                <text:p>0.538971</text:p>
              </table:table-cell>
              <table:table-cell office:value-type="float" office:value="0.636343">
                <text:p>0.636343</text:p>
              </table:table-cell>
              <table:table-cell office:value-type="float" office:value="0.645257">
                <text:p>0.645257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0743">
                <text:p>0.650743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9886">
                <text:p>0.659886</text:p>
              </table:table-cell>
              <table:table-cell office:value-type="float" office:value="0.689143">
                <text:p>0.689143</text:p>
              </table:table-cell>
              <table:table-cell office:value-type="float" office:value="0.888">
                <text:p>0.888</text:p>
              </table:table-cell>
              <table:table-cell office:value-type="float" office:value="0.642834">
                <text:p>0.642834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585829">
                <text:p>0.585829</text:p>
              </table:table-cell>
              <table:table-cell office:value-type="float" office:value="0.637257">
                <text:p>0.637257</text:p>
              </table:table-cell>
              <table:table-cell office:value-type="float" office:value="0.645257">
                <text:p>0.645257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1657">
                <text:p>0.651657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9886">
                <text:p>0.659886</text:p>
              </table:table-cell>
              <table:table-cell office:value-type="float" office:value="0.689143">
                <text:p>0.689143</text:p>
              </table:table-cell>
              <table:table-cell office:value-type="float" office:value="0.888">
                <text:p>0.888</text:p>
              </table:table-cell>
              <table:table-cell office:value-type="float" office:value="0.647703">
                <text:p>0.64770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555657">
                <text:p>0.555657</text:p>
              </table:table-cell>
              <table:table-cell office:value-type="float" office:value="0.638171">
                <text:p>0.638171</text:p>
              </table:table-cell>
              <table:table-cell office:value-type="float" office:value="0.643429">
                <text:p>0.643429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9371">
                <text:p>0.649371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9429">
                <text:p>0.659429</text:p>
              </table:table-cell>
              <table:table-cell office:value-type="float" office:value="0.689371">
                <text:p>0.689371</text:p>
              </table:table-cell>
              <table:table-cell office:value-type="float" office:value="0.888">
                <text:p>0.888</text:p>
              </table:table-cell>
              <table:table-cell office:value-type="float" office:value="0.644343">
                <text:p>0.644343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5312">
                <text:p>0.5312</text:p>
              </table:table-cell>
              <table:table-cell office:value-type="float" office:value="0.638629">
                <text:p>0.638629</text:p>
              </table:table-cell>
              <table:table-cell office:value-type="float" office:value="0.645257">
                <text:p>0.645257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1886">
                <text:p>0.651886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62171">
                <text:p>0.662171</text:p>
              </table:table-cell>
              <table:table-cell office:value-type="float" office:value="0.695771">
                <text:p>0.695771</text:p>
              </table:table-cell>
              <table:table-cell office:value-type="float" office:value="0.888">
                <text:p>0.888</text:p>
              </table:table-cell>
              <table:table-cell office:value-type="float" office:value="0.643291">
                <text:p>0.643291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542629">
                <text:p>0.542629</text:p>
              </table:table-cell>
              <table:table-cell office:value-type="float" office:value="0.639771">
                <text:p>0.639771</text:p>
              </table:table-cell>
              <table:table-cell office:value-type="float" office:value="0.644343">
                <text:p>0.6443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0971">
                <text:p>0.650971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9429">
                <text:p>0.659429</text:p>
              </table:table-cell>
              <table:table-cell office:value-type="float" office:value="0.684343">
                <text:p>0.684343</text:p>
              </table:table-cell>
              <table:table-cell office:value-type="float" office:value="0.888">
                <text:p>0.888</text:p>
              </table:table-cell>
              <table:table-cell office:value-type="float" office:value="0.642949">
                <text:p>0.642949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489829">
                <text:p>0.489829</text:p>
              </table:table-cell>
              <table:table-cell office:value-type="float" office:value="0.6384">
                <text:p>0.6384</text:p>
              </table:table-cell>
              <table:table-cell office:value-type="float" office:value="0.642743">
                <text:p>0.6427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9371">
                <text:p>0.649371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8743">
                <text:p>0.658743</text:p>
              </table:table-cell>
              <table:table-cell office:value-type="float" office:value="0.684114">
                <text:p>0.684114</text:p>
              </table:table-cell>
              <table:table-cell office:value-type="float" office:value="0.888">
                <text:p>0.888</text:p>
              </table:table-cell>
              <table:table-cell office:value-type="float" office:value="0.63712">
                <text:p>0.6371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443657">
                <text:p>0.443657</text:p>
              </table:table-cell>
              <table:table-cell office:value-type="float" office:value="0.6336">
                <text:p>0.6336</text:p>
              </table:table-cell>
              <table:table-cell office:value-type="float" office:value="0.642057">
                <text:p>0.642057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3486">
                <text:p>0.653486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83429">
                <text:p>0.683429</text:p>
              </table:table-cell>
              <table:table-cell office:value-type="float" office:value="0.888">
                <text:p>0.888</text:p>
              </table:table-cell>
              <table:table-cell office:value-type="float" office:value="0.631223">
                <text:p>0.631223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455771">
                <text:p>0.455771</text:p>
              </table:table-cell>
              <table:table-cell office:value-type="float" office:value="0.6352">
                <text:p>0.6352</text:p>
              </table:table-cell>
              <table:table-cell office:value-type="float" office:value="0.641143">
                <text:p>0.6411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4171">
                <text:p>0.654171</text:p>
              </table:table-cell>
              <table:table-cell office:value-type="float" office:value="0.656">
                <text:p>0.656</text:p>
              </table:table-cell>
              <table:table-cell office:value-type="float" office:value="0.656686">
                <text:p>0.656686</text:p>
              </table:table-cell>
              <table:table-cell office:value-type="float" office:value="0.688">
                <text:p>0.688</text:p>
              </table:table-cell>
              <table:table-cell office:value-type="float" office:value="0.888">
                <text:p>0.888</text:p>
              </table:table-cell>
              <table:table-cell office:value-type="float" office:value="0.633097">
                <text:p>0.63309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435886">
                <text:p>0.435886</text:p>
              </table:table-cell>
              <table:table-cell office:value-type="float" office:value="0.630857">
                <text:p>0.630857</text:p>
              </table:table-cell>
              <table:table-cell office:value-type="float" office:value="0.64">
                <text:p>0.64</text:p>
              </table:table-cell>
              <table:table-cell office:value-type="float" office:value="0.646171">
                <text:p>0.646171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2114">
                <text:p>0.652114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87543">
                <text:p>0.687543</text:p>
              </table:table-cell>
              <table:table-cell office:value-type="float" office:value="0.888">
                <text:p>0.888</text:p>
              </table:table-cell>
              <table:table-cell office:value-type="float" office:value="0.630057">
                <text:p>0.630057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485714">
                <text:p>0.485714</text:p>
              </table:table-cell>
              <table:table-cell office:value-type="float" office:value="0.635429">
                <text:p>0.635429</text:p>
              </table:table-cell>
              <table:table-cell office:value-type="float" office:value="0.640914">
                <text:p>0.64091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229">
                <text:p>0.648229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6457">
                <text:p>0.656457</text:p>
              </table:table-cell>
              <table:table-cell office:value-type="float" office:value="0.693714">
                <text:p>0.693714</text:p>
              </table:table-cell>
              <table:table-cell office:value-type="float" office:value="0.888">
                <text:p>0.888</text:p>
              </table:table-cell>
              <table:table-cell office:value-type="float" office:value="0.636846">
                <text:p>0.63684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417371">
                <text:p>0.417371</text:p>
              </table:table-cell>
              <table:table-cell office:value-type="float" office:value="0.632">
                <text:p>0.632</text:p>
              </table:table-cell>
              <table:table-cell office:value-type="float" office:value="0.64">
                <text:p>0.64</text:p>
              </table:table-cell>
              <table:table-cell office:value-type="float" office:value="0.646629">
                <text:p>0.646629</text:p>
              </table:table-cell>
              <table:table-cell office:value-type="float" office:value="0.648">
                <text:p>0.648</text:p>
              </table:table-cell>
              <table:table-cell office:value-type="float" office:value="0.648914">
                <text:p>0.648914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7143">
                <text:p>0.657143</text:p>
              </table:table-cell>
              <table:table-cell office:value-type="float" office:value="0.691886">
                <text:p>0.691886</text:p>
              </table:table-cell>
              <table:table-cell office:value-type="float" office:value="0.888">
                <text:p>0.888</text:p>
              </table:table-cell>
              <table:table-cell office:value-type="float" office:value="0.629394">
                <text:p>0.62939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516343">
                <text:p>0.516343</text:p>
              </table:table-cell>
              <table:table-cell office:value-type="float" office:value="0.634514">
                <text:p>0.634514</text:p>
              </table:table-cell>
              <table:table-cell office:value-type="float" office:value="0.640686">
                <text:p>0.64068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9829">
                <text:p>0.649829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8286">
                <text:p>0.658286</text:p>
              </table:table-cell>
              <table:table-cell office:value-type="float" office:value="0.6832">
                <text:p>0.6832</text:p>
              </table:table-cell>
              <table:table-cell office:value-type="float" office:value="0.888">
                <text:p>0.888</text:p>
              </table:table-cell>
              <table:table-cell office:value-type="float" office:value="0.639086">
                <text:p>0.639086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539657">
                <text:p>0.539657</text:p>
              </table:table-cell>
              <table:table-cell office:value-type="float" office:value="0.637257">
                <text:p>0.637257</text:p>
              </table:table-cell>
              <table:table-cell office:value-type="float" office:value="0.6416">
                <text:p>0.641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4857">
                <text:p>0.654857</text:p>
              </table:table-cell>
              <table:table-cell office:value-type="float" office:value="0.656">
                <text:p>0.656</text:p>
              </table:table-cell>
              <table:table-cell office:value-type="float" office:value="0.657829">
                <text:p>0.657829</text:p>
              </table:table-cell>
              <table:table-cell office:value-type="float" office:value="0.6832">
                <text:p>0.6832</text:p>
              </table:table-cell>
              <table:table-cell office:value-type="float" office:value="0.888">
                <text:p>0.888</text:p>
              </table:table-cell>
              <table:table-cell office:value-type="float" office:value="0.64144">
                <text:p>0.64144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557486">
                <text:p>0.557486</text:p>
              </table:table-cell>
              <table:table-cell office:value-type="float" office:value="0.637943">
                <text:p>0.637943</text:p>
              </table:table-cell>
              <table:table-cell office:value-type="float" office:value="0.642514">
                <text:p>0.64251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28">
                <text:p>0.6528</text:p>
              </table:table-cell>
              <table:table-cell office:value-type="float" office:value="0.656">
                <text:p>0.656</text:p>
              </table:table-cell>
              <table:table-cell office:value-type="float" office:value="0.657829">
                <text:p>0.657829</text:p>
              </table:table-cell>
              <table:table-cell office:value-type="float" office:value="0.694171">
                <text:p>0.694171</text:p>
              </table:table-cell>
              <table:table-cell office:value-type="float" office:value="0.888">
                <text:p>0.888</text:p>
              </table:table-cell>
              <table:table-cell office:value-type="float" office:value="0.644274">
                <text:p>0.64427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5296">
                <text:p>0.5296</text:p>
              </table:table-cell>
              <table:table-cell office:value-type="float" office:value="0.639086">
                <text:p>0.639086</text:p>
              </table:table-cell>
              <table:table-cell office:value-type="float" office:value="0.642743">
                <text:p>0.6427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2114">
                <text:p>0.652114</text:p>
              </table:table-cell>
              <table:table-cell office:value-type="float" office:value="0.656">
                <text:p>0.656</text:p>
              </table:table-cell>
              <table:table-cell office:value-type="float" office:value="0.656914">
                <text:p>0.656914</text:p>
              </table:table-cell>
              <table:table-cell office:value-type="float" office:value="0.699886">
                <text:p>0.699886</text:p>
              </table:table-cell>
              <table:table-cell office:value-type="float" office:value="0.888">
                <text:p>0.888</text:p>
              </table:table-cell>
              <table:table-cell office:value-type="float" office:value="0.642034">
                <text:p>0.64203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426286">
                <text:p>0.426286</text:p>
              </table:table-cell>
              <table:table-cell office:value-type="float" office:value="0.634286">
                <text:p>0.634286</text:p>
              </table:table-cell>
              <table:table-cell office:value-type="float" office:value="0.64">
                <text:p>0.64</text:p>
              </table:table-cell>
              <table:table-cell office:value-type="float" office:value="0.647086">
                <text:p>0.64708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12">
                <text:p>0.6512</text:p>
              </table:table-cell>
              <table:table-cell office:value-type="float" office:value="0.656">
                <text:p>0.656</text:p>
              </table:table-cell>
              <table:table-cell office:value-type="float" office:value="0.656914">
                <text:p>0.656914</text:p>
              </table:table-cell>
              <table:table-cell office:value-type="float" office:value="0.712457">
                <text:p>0.712457</text:p>
              </table:table-cell>
              <table:table-cell office:value-type="float" office:value="0.888">
                <text:p>0.888</text:p>
              </table:table-cell>
              <table:table-cell office:value-type="float" office:value="0.632023">
                <text:p>0.63202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448">
                <text:p>0.448</text:p>
              </table:table-cell>
              <table:table-cell office:value-type="float" office:value="0.634057">
                <text:p>0.634057</text:p>
              </table:table-cell>
              <table:table-cell office:value-type="float" office:value="0.640229">
                <text:p>0.640229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4857">
                <text:p>0.654857</text:p>
              </table:table-cell>
              <table:table-cell office:value-type="float" office:value="0.656">
                <text:p>0.656</text:p>
              </table:table-cell>
              <table:table-cell office:value-type="float" office:value="0.6576">
                <text:p>0.6576</text:p>
              </table:table-cell>
              <table:table-cell office:value-type="float" office:value="0.706514">
                <text:p>0.706514</text:p>
              </table:table-cell>
              <table:table-cell office:value-type="float" office:value="0.888">
                <text:p>0.888</text:p>
              </table:table-cell>
              <table:table-cell office:value-type="float" office:value="0.634126">
                <text:p>0.634126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446857">
                <text:p>0.446857</text:p>
              </table:table-cell>
              <table:table-cell office:value-type="float" office:value="0.633143">
                <text:p>0.633143</text:p>
              </table:table-cell>
              <table:table-cell office:value-type="float" office:value="0.640686">
                <text:p>0.64068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229">
                <text:p>0.648229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76">
                <text:p>0.6576</text:p>
              </table:table-cell>
              <table:table-cell office:value-type="float" office:value="0.710171">
                <text:p>0.710171</text:p>
              </table:table-cell>
              <table:table-cell office:value-type="float" office:value="0.888">
                <text:p>0.888</text:p>
              </table:table-cell>
              <table:table-cell office:value-type="float" office:value="0.634469">
                <text:p>0.63446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477486">
                <text:p>0.477486</text:p>
              </table:table-cell>
              <table:table-cell office:value-type="float" office:value="0.6384">
                <text:p>0.6384</text:p>
              </table:table-cell>
              <table:table-cell office:value-type="float" office:value="0.6432">
                <text:p>0.6432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96">
                <text:p>0.6496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8057">
                <text:p>0.658057</text:p>
              </table:table-cell>
              <table:table-cell office:value-type="float" office:value="0.724343">
                <text:p>0.724343</text:p>
              </table:table-cell>
              <table:table-cell office:value-type="float" office:value="0.888">
                <text:p>0.888</text:p>
              </table:table-cell>
              <table:table-cell office:value-type="float" office:value="0.639909">
                <text:p>0.63990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4944">
                <text:p>0.4944</text:p>
              </table:table-cell>
              <table:table-cell office:value-type="float" office:value="0.637486">
                <text:p>0.637486</text:p>
              </table:table-cell>
              <table:table-cell office:value-type="float" office:value="0.645257">
                <text:p>0.645257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686">
                <text:p>0.648686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6457">
                <text:p>0.656457</text:p>
              </table:table-cell>
              <table:table-cell office:value-type="float" office:value="0.708343">
                <text:p>0.708343</text:p>
              </table:table-cell>
              <table:table-cell office:value-type="float" office:value="0.888">
                <text:p>0.888</text:p>
              </table:table-cell>
              <table:table-cell office:value-type="float" office:value="0.639863">
                <text:p>0.63986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501714">
                <text:p>0.501714</text:p>
              </table:table-cell>
              <table:table-cell office:value-type="float" office:value="0.635886">
                <text:p>0.635886</text:p>
              </table:table-cell>
              <table:table-cell office:value-type="float" office:value="0.643886">
                <text:p>0.64388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4629">
                <text:p>0.654629</text:p>
              </table:table-cell>
              <table:table-cell office:value-type="float" office:value="0.656">
                <text:p>0.656</text:p>
              </table:table-cell>
              <table:table-cell office:value-type="float" office:value="0.656229">
                <text:p>0.656229</text:p>
              </table:table-cell>
              <table:table-cell office:value-type="float" office:value="0.706286">
                <text:p>0.706286</text:p>
              </table:table-cell>
              <table:table-cell office:value-type="float" office:value="0.888">
                <text:p>0.888</text:p>
              </table:table-cell>
              <table:table-cell office:value-type="float" office:value="0.639863">
                <text:p>0.639863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438171">
                <text:p>0.438171</text:p>
              </table:table-cell>
              <table:table-cell office:value-type="float" office:value="0.632914">
                <text:p>0.632914</text:p>
              </table:table-cell>
              <table:table-cell office:value-type="float" office:value="0.6448">
                <text:p>0.64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3257">
                <text:p>0.653257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7088">
                <text:p>0.7088</text:p>
              </table:table-cell>
              <table:table-cell office:value-type="float" office:value="0.888">
                <text:p>0.888</text:p>
              </table:table-cell>
              <table:table-cell office:value-type="float" office:value="0.633394">
                <text:p>0.633394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466057">
                <text:p>0.466057</text:p>
              </table:table-cell>
              <table:table-cell office:value-type="float" office:value="0.6384">
                <text:p>0.638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0514">
                <text:p>0.650514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7829">
                <text:p>0.657829</text:p>
              </table:table-cell>
              <table:table-cell office:value-type="float" office:value="0.704229">
                <text:p>0.704229</text:p>
              </table:table-cell>
              <table:table-cell office:value-type="float" office:value="0.888">
                <text:p>0.888</text:p>
              </table:table-cell>
              <table:table-cell office:value-type="float" office:value="0.637303">
                <text:p>0.637303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519543">
                <text:p>0.519543</text:p>
              </table:table-cell>
              <table:table-cell office:value-type="float" office:value="0.641371">
                <text:p>0.641371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96">
                <text:p>0.6496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76">
                <text:p>0.6576</text:p>
              </table:table-cell>
              <table:table-cell office:value-type="float" office:value="0.6896">
                <text:p>0.6896</text:p>
              </table:table-cell>
              <table:table-cell office:value-type="float" office:value="0.888">
                <text:p>0.888</text:p>
              </table:table-cell>
              <table:table-cell office:value-type="float" office:value="0.641371">
                <text:p>0.641371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426286">
                <text:p>0.426286</text:p>
              </table:table-cell>
              <table:table-cell office:value-type="float" office:value="0.637486">
                <text:p>0.637486</text:p>
              </table:table-cell>
              <table:table-cell office:value-type="float" office:value="0.646171">
                <text:p>0.646171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229">
                <text:p>0.648229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8514">
                <text:p>0.658514</text:p>
              </table:table-cell>
              <table:table-cell office:value-type="float" office:value="0.687771">
                <text:p>0.687771</text:p>
              </table:table-cell>
              <table:table-cell office:value-type="float" office:value="0.888">
                <text:p>0.888</text:p>
              </table:table-cell>
              <table:table-cell office:value-type="float" office:value="0.631246">
                <text:p>0.63124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402514">
                <text:p>0.402514</text:p>
              </table:table-cell>
              <table:table-cell office:value-type="float" office:value="0.636571">
                <text:p>0.636571</text:p>
              </table:table-cell>
              <table:table-cell office:value-type="float" office:value="0.646857">
                <text:p>0.646857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0514">
                <text:p>0.650514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61029">
                <text:p>0.661029</text:p>
              </table:table-cell>
              <table:table-cell office:value-type="float" office:value="0.697371">
                <text:p>0.697371</text:p>
              </table:table-cell>
              <table:table-cell office:value-type="float" office:value="0.888">
                <text:p>0.888</text:p>
              </table:table-cell>
              <table:table-cell office:value-type="float" office:value="0.630286">
                <text:p>0.630286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495543">
                <text:p>0.495543</text:p>
              </table:table-cell>
              <table:table-cell office:value-type="float" office:value="0.64">
                <text:p>0.64</text:p>
              </table:table-cell>
              <table:table-cell office:value-type="float" office:value="0.646629">
                <text:p>0.646629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686">
                <text:p>0.648686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8971">
                <text:p>0.658971</text:p>
              </table:table-cell>
              <table:table-cell office:value-type="float" office:value="0.699429">
                <text:p>0.699429</text:p>
              </table:table-cell>
              <table:table-cell office:value-type="float" office:value="0.888">
                <text:p>0.888</text:p>
              </table:table-cell>
              <table:table-cell office:value-type="float" office:value="0.639726">
                <text:p>0.639726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481829">
                <text:p>0.481829</text:p>
              </table:table-cell>
              <table:table-cell office:value-type="float" office:value="0.639314">
                <text:p>0.639314</text:p>
              </table:table-cell>
              <table:table-cell office:value-type="float" office:value="0.643429">
                <text:p>0.643429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1886">
                <text:p>0.651886</text:p>
              </table:table-cell>
              <table:table-cell office:value-type="float" office:value="0.656">
                <text:p>0.656</text:p>
              </table:table-cell>
              <table:table-cell office:value-type="float" office:value="0.656686">
                <text:p>0.656686</text:p>
              </table:table-cell>
              <table:table-cell office:value-type="float" office:value="0.694857">
                <text:p>0.694857</text:p>
              </table:table-cell>
              <table:table-cell office:value-type="float" office:value="0.888">
                <text:p>0.888</text:p>
              </table:table-cell>
              <table:table-cell office:value-type="float" office:value="0.6368">
                <text:p>0.636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32343">
                <text:p>0.532343</text:p>
              </table:table-cell>
              <table:table-cell office:value-type="float" office:value="0.64">
                <text:p>0.64</text:p>
              </table:table-cell>
              <table:table-cell office:value-type="float" office:value="0.644114">
                <text:p>0.64411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4171">
                <text:p>0.654171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88">
                <text:p>0.688</text:p>
              </table:table-cell>
              <table:table-cell office:value-type="float" office:value="0.888">
                <text:p>0.888</text:p>
              </table:table-cell>
              <table:table-cell office:value-type="float" office:value="0.641463">
                <text:p>0.641463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480686">
                <text:p>0.480686</text:p>
              </table:table-cell>
              <table:table-cell office:value-type="float" office:value="0.64">
                <text:p>0.64</text:p>
              </table:table-cell>
              <table:table-cell office:value-type="float" office:value="0.644114">
                <text:p>0.64411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5543">
                <text:p>0.655543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88457">
                <text:p>0.688457</text:p>
              </table:table-cell>
              <table:table-cell office:value-type="float" office:value="0.888">
                <text:p>0.888</text:p>
              </table:table-cell>
              <table:table-cell office:value-type="float" office:value="0.63648">
                <text:p>0.6364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522971">
                <text:p>0.522971</text:p>
              </table:table-cell>
              <table:table-cell office:value-type="float" office:value="0.64">
                <text:p>0.64</text:p>
              </table:table-cell>
              <table:table-cell office:value-type="float" office:value="0.6464">
                <text:p>0.646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1886">
                <text:p>0.651886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8743">
                <text:p>0.658743</text:p>
              </table:table-cell>
              <table:table-cell office:value-type="float" office:value="0.688686">
                <text:p>0.688686</text:p>
              </table:table-cell>
              <table:table-cell office:value-type="float" office:value="0.888">
                <text:p>0.888</text:p>
              </table:table-cell>
              <table:table-cell office:value-type="float" office:value="0.641669">
                <text:p>0.64166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509943">
                <text:p>0.509943</text:p>
              </table:table-cell>
              <table:table-cell office:value-type="float" office:value="0.639086">
                <text:p>0.639086</text:p>
              </table:table-cell>
              <table:table-cell office:value-type="float" office:value="0.646629">
                <text:p>0.646629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0514">
                <text:p>0.650514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6914">
                <text:p>0.656914</text:p>
              </table:table-cell>
              <table:table-cell office:value-type="float" office:value="0.6896">
                <text:p>0.6896</text:p>
              </table:table-cell>
              <table:table-cell office:value-type="float" office:value="0.888">
                <text:p>0.888</text:p>
              </table:table-cell>
              <table:table-cell office:value-type="float" office:value="0.640069">
                <text:p>0.64006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476343">
                <text:p>0.476343</text:p>
              </table:table-cell>
              <table:table-cell office:value-type="float" office:value="0.639086">
                <text:p>0.639086</text:p>
              </table:table-cell>
              <table:table-cell office:value-type="float" office:value="0.645486">
                <text:p>0.64548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7371">
                <text:p>0.657371</text:p>
              </table:table-cell>
              <table:table-cell office:value-type="float" office:value="0.694857">
                <text:p>0.694857</text:p>
              </table:table-cell>
              <table:table-cell office:value-type="float" office:value="0.888">
                <text:p>0.888</text:p>
              </table:table-cell>
              <table:table-cell office:value-type="float" office:value="0.636914">
                <text:p>0.636914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469029">
                <text:p>0.469029</text:p>
              </table:table-cell>
              <table:table-cell office:value-type="float" office:value="0.641143">
                <text:p>0.6411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1886">
                <text:p>0.651886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8743">
                <text:p>0.658743</text:p>
              </table:table-cell>
              <table:table-cell office:value-type="float" office:value="0.692571">
                <text:p>0.692571</text:p>
              </table:table-cell>
              <table:table-cell office:value-type="float" office:value="0.888">
                <text:p>0.888</text:p>
              </table:table-cell>
              <table:table-cell office:value-type="float" office:value="0.636937">
                <text:p>0.636937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464229">
                <text:p>0.464229</text:p>
              </table:table-cell>
              <table:table-cell office:value-type="float" office:value="0.639771">
                <text:p>0.639771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3257">
                <text:p>0.653257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60114">
                <text:p>0.660114</text:p>
              </table:table-cell>
              <table:table-cell office:value-type="float" office:value="0.692571">
                <text:p>0.692571</text:p>
              </table:table-cell>
              <table:table-cell office:value-type="float" office:value="0.888">
                <text:p>0.888</text:p>
              </table:table-cell>
              <table:table-cell office:value-type="float" office:value="0.636594">
                <text:p>0.636594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473143">
                <text:p>0.473143</text:p>
              </table:table-cell>
              <table:table-cell office:value-type="float" office:value="0.641829">
                <text:p>0.641829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5543">
                <text:p>0.655543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92">
                <text:p>0.6592</text:p>
              </table:table-cell>
              <table:table-cell office:value-type="float" office:value="0.692571">
                <text:p>0.692571</text:p>
              </table:table-cell>
              <table:table-cell office:value-type="float" office:value="0.888">
                <text:p>0.888</text:p>
              </table:table-cell>
              <table:table-cell office:value-type="float" office:value="0.637829">
                <text:p>0.63782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414629">
                <text:p>0.414629</text:p>
              </table:table-cell>
              <table:table-cell office:value-type="float" office:value="0.639543">
                <text:p>0.6395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3714">
                <text:p>0.653714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9657">
                <text:p>0.659657</text:p>
              </table:table-cell>
              <table:table-cell office:value-type="float" office:value="0.701943">
                <text:p>0.701943</text:p>
              </table:table-cell>
              <table:table-cell office:value-type="float" office:value="0.888">
                <text:p>0.888</text:p>
              </table:table-cell>
              <table:table-cell office:value-type="float" office:value="0.632549">
                <text:p>0.63254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426743">
                <text:p>0.426743</text:p>
              </table:table-cell>
              <table:table-cell office:value-type="float" office:value="0.639543">
                <text:p>0.6395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4857">
                <text:p>0.654857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60343">
                <text:p>0.660343</text:p>
              </table:table-cell>
              <table:table-cell office:value-type="float" office:value="0.690286">
                <text:p>0.690286</text:p>
              </table:table-cell>
              <table:table-cell office:value-type="float" office:value="0.888">
                <text:p>0.888</text:p>
              </table:table-cell>
              <table:table-cell office:value-type="float" office:value="0.632777">
                <text:p>0.632777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4768">
                <text:p>0.4768</text:p>
              </table:table-cell>
              <table:table-cell office:value-type="float" office:value="0.642286">
                <text:p>0.64228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2343">
                <text:p>0.652343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8057">
                <text:p>0.658057</text:p>
              </table:table-cell>
              <table:table-cell office:value-type="float" office:value="0.690286">
                <text:p>0.690286</text:p>
              </table:table-cell>
              <table:table-cell office:value-type="float" office:value="0.888">
                <text:p>0.888</text:p>
              </table:table-cell>
              <table:table-cell office:value-type="float" office:value="0.637577">
                <text:p>0.637577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4432">
                <text:p>0.4432</text:p>
              </table:table-cell>
              <table:table-cell office:value-type="float" office:value="0.640229">
                <text:p>0.640229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3714">
                <text:p>0.653714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92">
                <text:p>0.6592</text:p>
              </table:table-cell>
              <table:table-cell office:value-type="float" office:value="0.687314">
                <text:p>0.687314</text:p>
              </table:table-cell>
              <table:table-cell office:value-type="float" office:value="0.888">
                <text:p>0.888</text:p>
              </table:table-cell>
              <table:table-cell office:value-type="float" office:value="0.633966">
                <text:p>0.63396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461029">
                <text:p>0.461029</text:p>
              </table:table-cell>
              <table:table-cell office:value-type="float" office:value="0.642514">
                <text:p>0.64251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3714">
                <text:p>0.653714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87314">
                <text:p>0.687314</text:p>
              </table:table-cell>
              <table:table-cell office:value-type="float" office:value="0.888">
                <text:p>0.888</text:p>
              </table:table-cell>
              <table:table-cell office:value-type="float" office:value="0.635657">
                <text:p>0.635657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552686">
                <text:p>0.552686</text:p>
              </table:table-cell>
              <table:table-cell office:value-type="float" office:value="0.645029">
                <text:p>0.645029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3486">
                <text:p>0.653486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82971">
                <text:p>0.682971</text:p>
              </table:table-cell>
              <table:table-cell office:value-type="float" office:value="0.888">
                <text:p>0.888</text:p>
              </table:table-cell>
              <table:table-cell office:value-type="float" office:value="0.644617">
                <text:p>0.644617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572343">
                <text:p>0.572343</text:p>
              </table:table-cell>
              <table:table-cell office:value-type="float" office:value="0.6448">
                <text:p>0.64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28">
                <text:p>0.6528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82743">
                <text:p>0.682743</text:p>
              </table:table-cell>
              <table:table-cell office:value-type="float" office:value="0.888">
                <text:p>0.888</text:p>
              </table:table-cell>
              <table:table-cell office:value-type="float" office:value="0.646469">
                <text:p>0.64646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571429">
                <text:p>0.571429</text:p>
              </table:table-cell>
              <table:table-cell office:value-type="float" office:value="0.644114">
                <text:p>0.64411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4171">
                <text:p>0.654171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832">
                <text:p>0.6832</text:p>
              </table:table-cell>
              <table:table-cell office:value-type="float" office:value="0.888">
                <text:p>0.888</text:p>
              </table:table-cell>
              <table:table-cell office:value-type="float" office:value="0.646491">
                <text:p>0.64649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608">
                <text:p>0.608</text:p>
              </table:table-cell>
              <table:table-cell office:value-type="float" office:value="0.642286">
                <text:p>0.64228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9829">
                <text:p>0.649829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6229">
                <text:p>0.656229</text:p>
              </table:table-cell>
              <table:table-cell office:value-type="float" office:value="0.6832">
                <text:p>0.6832</text:p>
              </table:table-cell>
              <table:table-cell office:value-type="float" office:value="0.888">
                <text:p>0.888</text:p>
              </table:table-cell>
              <table:table-cell office:value-type="float" office:value="0.649554">
                <text:p>0.64955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579429">
                <text:p>0.579429</text:p>
              </table:table-cell>
              <table:table-cell office:value-type="float" office:value="0.642286">
                <text:p>0.64228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44">
                <text:p>0.6544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6914">
                <text:p>0.656914</text:p>
              </table:table-cell>
              <table:table-cell office:value-type="float" office:value="0.6832">
                <text:p>0.6832</text:p>
              </table:table-cell>
              <table:table-cell office:value-type="float" office:value="0.888">
                <text:p>0.888</text:p>
              </table:table-cell>
              <table:table-cell office:value-type="float" office:value="0.647223">
                <text:p>0.647223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596571">
                <text:p>0.596571</text:p>
              </table:table-cell>
              <table:table-cell office:value-type="float" office:value="0.640914">
                <text:p>0.64091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3029">
                <text:p>0.653029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7829">
                <text:p>0.657829</text:p>
              </table:table-cell>
              <table:table-cell office:value-type="float" office:value="0.6832">
                <text:p>0.6832</text:p>
              </table:table-cell>
              <table:table-cell office:value-type="float" office:value="0.888">
                <text:p>0.888</text:p>
              </table:table-cell>
              <table:table-cell office:value-type="float" office:value="0.648754">
                <text:p>0.648754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563657">
                <text:p>0.563657</text:p>
              </table:table-cell>
              <table:table-cell office:value-type="float" office:value="0.642286">
                <text:p>0.64228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0057">
                <text:p>0.650057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7371">
                <text:p>0.657371</text:p>
              </table:table-cell>
              <table:table-cell office:value-type="float" office:value="0.6832">
                <text:p>0.6832</text:p>
              </table:table-cell>
              <table:table-cell office:value-type="float" office:value="0.888">
                <text:p>0.888</text:p>
              </table:table-cell>
              <table:table-cell office:value-type="float" office:value="0.645257">
                <text:p>0.645257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545143">
                <text:p>0.545143</text:p>
              </table:table-cell>
              <table:table-cell office:value-type="float" office:value="0.639086">
                <text:p>0.639086</text:p>
              </table:table-cell>
              <table:table-cell office:value-type="float" office:value="0.647086">
                <text:p>0.64708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914">
                <text:p>0.648914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8743">
                <text:p>0.658743</text:p>
              </table:table-cell>
              <table:table-cell office:value-type="float" office:value="0.6832">
                <text:p>0.6832</text:p>
              </table:table-cell>
              <table:table-cell office:value-type="float" office:value="0.888">
                <text:p>0.888</text:p>
              </table:table-cell>
              <table:table-cell office:value-type="float" office:value="0.643017">
                <text:p>0.643017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527314">
                <text:p>0.527314</text:p>
              </table:table-cell>
              <table:table-cell office:value-type="float" office:value="0.638857">
                <text:p>0.638857</text:p>
              </table:table-cell>
              <table:table-cell office:value-type="float" office:value="0.647314">
                <text:p>0.64731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0743">
                <text:p>0.650743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8971">
                <text:p>0.658971</text:p>
              </table:table-cell>
              <table:table-cell office:value-type="float" office:value="0.688914">
                <text:p>0.688914</text:p>
              </table:table-cell>
              <table:table-cell office:value-type="float" office:value="0.888">
                <text:p>0.888</text:p>
              </table:table-cell>
              <table:table-cell office:value-type="float" office:value="0.642011">
                <text:p>0.64201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529143">
                <text:p>0.529143</text:p>
              </table:table-cell>
              <table:table-cell office:value-type="float" office:value="0.64">
                <text:p>0.64</text:p>
              </table:table-cell>
              <table:table-cell office:value-type="float" office:value="0.647314">
                <text:p>0.64731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0971">
                <text:p>0.650971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9429">
                <text:p>0.659429</text:p>
              </table:table-cell>
              <table:table-cell office:value-type="float" office:value="0.688914">
                <text:p>0.688914</text:p>
              </table:table-cell>
              <table:table-cell office:value-type="float" office:value="0.888">
                <text:p>0.888</text:p>
              </table:table-cell>
              <table:table-cell office:value-type="float" office:value="0.642377">
                <text:p>0.642377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567086">
                <text:p>0.567086</text:p>
              </table:table-cell>
              <table:table-cell office:value-type="float" office:value="0.64">
                <text:p>0.64</text:p>
              </table:table-cell>
              <table:table-cell office:value-type="float" office:value="0.646629">
                <text:p>0.646629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0514">
                <text:p>0.650514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9429">
                <text:p>0.659429</text:p>
              </table:table-cell>
              <table:table-cell office:value-type="float" office:value="0.693486">
                <text:p>0.693486</text:p>
              </table:table-cell>
              <table:table-cell office:value-type="float" office:value="0.888">
                <text:p>0.888</text:p>
              </table:table-cell>
              <table:table-cell office:value-type="float" office:value="0.646514">
                <text:p>0.646514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528457">
                <text:p>0.528457</text:p>
              </table:table-cell>
              <table:table-cell office:value-type="float" office:value="0.641371">
                <text:p>0.641371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2114">
                <text:p>0.652114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9657">
                <text:p>0.659657</text:p>
              </table:table-cell>
              <table:table-cell office:value-type="float" office:value="0.6944">
                <text:p>0.6944</text:p>
              </table:table-cell>
              <table:table-cell office:value-type="float" office:value="0.888">
                <text:p>0.888</text:p>
              </table:table-cell>
              <table:table-cell office:value-type="float" office:value="0.6432">
                <text:p>0.6432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495771">
                <text:p>0.495771</text:p>
              </table:table-cell>
              <table:table-cell office:value-type="float" office:value="0.638629">
                <text:p>0.638629</text:p>
              </table:table-cell>
              <table:table-cell office:value-type="float" office:value="0.644114">
                <text:p>0.64411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686">
                <text:p>0.648686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60343">
                <text:p>0.660343</text:p>
              </table:table-cell>
              <table:table-cell office:value-type="float" office:value="0.710629">
                <text:p>0.710629</text:p>
              </table:table-cell>
              <table:table-cell office:value-type="float" office:value="0.904">
                <text:p>0.904</text:p>
              </table:table-cell>
              <table:table-cell office:value-type="float" office:value="0.640617">
                <text:p>0.640617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502629">
                <text:p>0.502629</text:p>
              </table:table-cell>
              <table:table-cell office:value-type="float" office:value="0.638629">
                <text:p>0.638629</text:p>
              </table:table-cell>
              <table:table-cell office:value-type="float" office:value="0.643657">
                <text:p>0.643657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1657">
                <text:p>0.651657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61714">
                <text:p>0.661714</text:p>
              </table:table-cell>
              <table:table-cell office:value-type="float" office:value="0.714743">
                <text:p>0.714743</text:p>
              </table:table-cell>
              <table:table-cell office:value-type="float" office:value="0.904">
                <text:p>0.904</text:p>
              </table:table-cell>
              <table:table-cell office:value-type="float" office:value="0.642103">
                <text:p>0.642103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511771">
                <text:p>0.511771</text:p>
              </table:table-cell>
              <table:table-cell office:value-type="float" office:value="0.637257">
                <text:p>0.637257</text:p>
              </table:table-cell>
              <table:table-cell office:value-type="float" office:value="0.642743">
                <text:p>0.6427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3714">
                <text:p>0.653714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60571">
                <text:p>0.660571</text:p>
              </table:table-cell>
              <table:table-cell office:value-type="float" office:value="0.7216">
                <text:p>0.7216</text:p>
              </table:table-cell>
              <table:table-cell office:value-type="float" office:value="0.904">
                <text:p>0.904</text:p>
              </table:table-cell>
              <table:table-cell office:value-type="float" office:value="0.643566">
                <text:p>0.643566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433829">
                <text:p>0.433829</text:p>
              </table:table-cell>
              <table:table-cell office:value-type="float" office:value="0.629257">
                <text:p>0.629257</text:p>
              </table:table-cell>
              <table:table-cell office:value-type="float" office:value="0.64">
                <text:p>0.64</text:p>
              </table:table-cell>
              <table:table-cell office:value-type="float" office:value="0.647543">
                <text:p>0.647543</text:p>
              </table:table-cell>
              <table:table-cell office:value-type="float" office:value="0.648">
                <text:p>0.648</text:p>
              </table:table-cell>
              <table:table-cell office:value-type="float" office:value="0.650514">
                <text:p>0.650514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8514">
                <text:p>0.658514</text:p>
              </table:table-cell>
              <table:table-cell office:value-type="float" office:value="0.704229">
                <text:p>0.704229</text:p>
              </table:table-cell>
              <table:table-cell office:value-type="float" office:value="0.904">
                <text:p>0.904</text:p>
              </table:table-cell>
              <table:table-cell office:value-type="float" office:value="0.632389">
                <text:p>0.63238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462857">
                <text:p>0.462857</text:p>
              </table:table-cell>
              <table:table-cell office:value-type="float" office:value="0.632229">
                <text:p>0.632229</text:p>
              </table:table-cell>
              <table:table-cell office:value-type="float" office:value="0.640229">
                <text:p>0.640229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0971">
                <text:p>0.650971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8514">
                <text:p>0.658514</text:p>
              </table:table-cell>
              <table:table-cell office:value-type="float" office:value="0.702171">
                <text:p>0.702171</text:p>
              </table:table-cell>
              <table:table-cell office:value-type="float" office:value="0.904">
                <text:p>0.904</text:p>
              </table:table-cell>
              <table:table-cell office:value-type="float" office:value="0.635497">
                <text:p>0.635497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428343">
                <text:p>0.428343</text:p>
              </table:table-cell>
              <table:table-cell office:value-type="float" office:value="0.633143">
                <text:p>0.633143</text:p>
              </table:table-cell>
              <table:table-cell office:value-type="float" office:value="0.64">
                <text:p>0.64</text:p>
              </table:table-cell>
              <table:table-cell office:value-type="float" office:value="0.647086">
                <text:p>0.647086</text:p>
              </table:table-cell>
              <table:table-cell office:value-type="float" office:value="0.648">
                <text:p>0.648</text:p>
              </table:table-cell>
              <table:table-cell office:value-type="float" office:value="0.649371">
                <text:p>0.649371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709029">
                <text:p>0.709029</text:p>
              </table:table-cell>
              <table:table-cell office:value-type="float" office:value="0.904">
                <text:p>0.904</text:p>
              </table:table-cell>
              <table:table-cell office:value-type="float" office:value="0.632297">
                <text:p>0.632297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448457">
                <text:p>0.448457</text:p>
              </table:table-cell>
              <table:table-cell office:value-type="float" office:value="0.632229">
                <text:p>0.632229</text:p>
              </table:table-cell>
              <table:table-cell office:value-type="float" office:value="0.640229">
                <text:p>0.640229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914">
                <text:p>0.648914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6914">
                <text:p>0.656914</text:p>
              </table:table-cell>
              <table:table-cell office:value-type="float" office:value="0.702171">
                <text:p>0.702171</text:p>
              </table:table-cell>
              <table:table-cell office:value-type="float" office:value="0.904">
                <text:p>0.904</text:p>
              </table:table-cell>
              <table:table-cell office:value-type="float" office:value="0.633691">
                <text:p>0.63369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4768">
                <text:p>0.4768</text:p>
              </table:table-cell>
              <table:table-cell office:value-type="float" office:value="0.634514">
                <text:p>0.634514</text:p>
              </table:table-cell>
              <table:table-cell office:value-type="float" office:value="0.6416">
                <text:p>0.641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0286">
                <text:p>0.650286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7371">
                <text:p>0.657371</text:p>
              </table:table-cell>
              <table:table-cell office:value-type="float" office:value="0.701943">
                <text:p>0.701943</text:p>
              </table:table-cell>
              <table:table-cell office:value-type="float" office:value="0.904">
                <text:p>0.904</text:p>
              </table:table-cell>
              <table:table-cell office:value-type="float" office:value="0.637051">
                <text:p>0.637051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458286">
                <text:p>0.458286</text:p>
              </table:table-cell>
              <table:table-cell office:value-type="float" office:value="0.634286">
                <text:p>0.634286</text:p>
              </table:table-cell>
              <table:table-cell office:value-type="float" office:value="0.640914">
                <text:p>0.64091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44">
                <text:p>0.6544</text:p>
              </table:table-cell>
              <table:table-cell office:value-type="float" office:value="0.656">
                <text:p>0.656</text:p>
              </table:table-cell>
              <table:table-cell office:value-type="float" office:value="0.658743">
                <text:p>0.658743</text:p>
              </table:table-cell>
              <table:table-cell office:value-type="float" office:value="0.701943">
                <text:p>0.701943</text:p>
              </table:table-cell>
              <table:table-cell office:value-type="float" office:value="0.904">
                <text:p>0.904</text:p>
              </table:table-cell>
              <table:table-cell office:value-type="float" office:value="0.634857">
                <text:p>0.634857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426057">
                <text:p>0.426057</text:p>
              </table:table-cell>
              <table:table-cell office:value-type="float" office:value="0.6288">
                <text:p>0.6288</text:p>
              </table:table-cell>
              <table:table-cell office:value-type="float" office:value="0.64">
                <text:p>0.64</text:p>
              </table:table-cell>
              <table:table-cell office:value-type="float" office:value="0.647543">
                <text:p>0.6475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28">
                <text:p>0.6528</text:p>
              </table:table-cell>
              <table:table-cell office:value-type="float" office:value="0.656">
                <text:p>0.656</text:p>
              </table:table-cell>
              <table:table-cell office:value-type="float" office:value="0.6576">
                <text:p>0.6576</text:p>
              </table:table-cell>
              <table:table-cell office:value-type="float" office:value="0.696">
                <text:p>0.696</text:p>
              </table:table-cell>
              <table:table-cell office:value-type="float" office:value="0.904">
                <text:p>0.904</text:p>
              </table:table-cell>
              <table:table-cell office:value-type="float" office:value="0.63008">
                <text:p>0.63008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407314">
                <text:p>0.407314</text:p>
              </table:table-cell>
              <table:table-cell office:value-type="float" office:value="0.626743">
                <text:p>0.626743</text:p>
              </table:table-cell>
              <table:table-cell office:value-type="float" office:value="0.64">
                <text:p>0.64</text:p>
              </table:table-cell>
              <table:table-cell office:value-type="float" office:value="0.645257">
                <text:p>0.645257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0514">
                <text:p>0.650514</text:p>
              </table:table-cell>
              <table:table-cell office:value-type="float" office:value="0.656">
                <text:p>0.656</text:p>
              </table:table-cell>
              <table:table-cell office:value-type="float" office:value="0.656457">
                <text:p>0.656457</text:p>
              </table:table-cell>
              <table:table-cell office:value-type="float" office:value="0.696686">
                <text:p>0.696686</text:p>
              </table:table-cell>
              <table:table-cell office:value-type="float" office:value="0.904">
                <text:p>0.904</text:p>
              </table:table-cell>
              <table:table-cell office:value-type="float" office:value="0.627497">
                <text:p>0.627497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453486">
                <text:p>0.453486</text:p>
              </table:table-cell>
              <table:table-cell office:value-type="float" office:value="0.632686">
                <text:p>0.632686</text:p>
              </table:table-cell>
              <table:table-cell office:value-type="float" office:value="0.640914">
                <text:p>0.64091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1886">
                <text:p>0.651886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84343">
                <text:p>0.684343</text:p>
              </table:table-cell>
              <table:table-cell office:value-type="float" office:value="0.904">
                <text:p>0.904</text:p>
              </table:table-cell>
              <table:table-cell office:value-type="float" office:value="0.631931">
                <text:p>0.63193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498057">
                <text:p>0.498057</text:p>
              </table:table-cell>
              <table:table-cell office:value-type="float" office:value="0.635429">
                <text:p>0.635429</text:p>
              </table:table-cell>
              <table:table-cell office:value-type="float" office:value="0.642286">
                <text:p>0.64228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3714">
                <text:p>0.653714</text:p>
              </table:table-cell>
              <table:table-cell office:value-type="float" office:value="0.656">
                <text:p>0.656</text:p>
              </table:table-cell>
              <table:table-cell office:value-type="float" office:value="0.6576">
                <text:p>0.6576</text:p>
              </table:table-cell>
              <table:table-cell office:value-type="float" office:value="0.684571">
                <text:p>0.684571</text:p>
              </table:table-cell>
              <table:table-cell office:value-type="float" office:value="0.904">
                <text:p>0.904</text:p>
              </table:table-cell>
              <table:table-cell office:value-type="float" office:value="0.637166">
                <text:p>0.637166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466057">
                <text:p>0.466057</text:p>
              </table:table-cell>
              <table:table-cell office:value-type="float" office:value="0.632686">
                <text:p>0.632686</text:p>
              </table:table-cell>
              <table:table-cell office:value-type="float" office:value="0.640457">
                <text:p>0.640457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4171">
                <text:p>0.654171</text:p>
              </table:table-cell>
              <table:table-cell office:value-type="float" office:value="0.656">
                <text:p>0.656</text:p>
              </table:table-cell>
              <table:table-cell office:value-type="float" office:value="0.656229">
                <text:p>0.656229</text:p>
              </table:table-cell>
              <table:table-cell office:value-type="float" office:value="0.691429">
                <text:p>0.691429</text:p>
              </table:table-cell>
              <table:table-cell office:value-type="float" office:value="0.904">
                <text:p>0.904</text:p>
              </table:table-cell>
              <table:table-cell office:value-type="float" office:value="0.634103">
                <text:p>0.634103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476343">
                <text:p>0.476343</text:p>
              </table:table-cell>
              <table:table-cell office:value-type="float" office:value="0.634057">
                <text:p>0.634057</text:p>
              </table:table-cell>
              <table:table-cell office:value-type="float" office:value="0.64">
                <text:p>0.64</text:p>
              </table:table-cell>
              <table:table-cell office:value-type="float" office:value="0.647314">
                <text:p>0.64731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3943">
                <text:p>0.653943</text:p>
              </table:table-cell>
              <table:table-cell office:value-type="float" office:value="0.656">
                <text:p>0.656</text:p>
              </table:table-cell>
              <table:table-cell office:value-type="float" office:value="0.656229">
                <text:p>0.656229</text:p>
              </table:table-cell>
              <table:table-cell office:value-type="float" office:value="0.691429">
                <text:p>0.691429</text:p>
              </table:table-cell>
              <table:table-cell office:value-type="float" office:value="0.904">
                <text:p>0.904</text:p>
              </table:table-cell>
              <table:table-cell office:value-type="float" office:value="0.635131">
                <text:p>0.635131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498971">
                <text:p>0.498971</text:p>
              </table:table-cell>
              <table:table-cell office:value-type="float" office:value="0.637943">
                <text:p>0.637943</text:p>
              </table:table-cell>
              <table:table-cell office:value-type="float" office:value="0.640686">
                <text:p>0.64068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9371">
                <text:p>0.649371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6686">
                <text:p>0.656686</text:p>
              </table:table-cell>
              <table:table-cell office:value-type="float" office:value="0.691429">
                <text:p>0.691429</text:p>
              </table:table-cell>
              <table:table-cell office:value-type="float" office:value="0.904">
                <text:p>0.904</text:p>
              </table:table-cell>
              <table:table-cell office:value-type="float" office:value="0.638309">
                <text:p>0.63830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479314">
                <text:p>0.479314</text:p>
              </table:table-cell>
              <table:table-cell office:value-type="float" office:value="0.639086">
                <text:p>0.639086</text:p>
              </table:table-cell>
              <table:table-cell office:value-type="float" office:value="0.644343">
                <text:p>0.6443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229">
                <text:p>0.648229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8057">
                <text:p>0.658057</text:p>
              </table:table-cell>
              <table:table-cell office:value-type="float" office:value="0.691429">
                <text:p>0.691429</text:p>
              </table:table-cell>
              <table:table-cell office:value-type="float" office:value="0.904">
                <text:p>0.904</text:p>
              </table:table-cell>
              <table:table-cell office:value-type="float" office:value="0.636846">
                <text:p>0.63684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546743">
                <text:p>0.546743</text:p>
              </table:table-cell>
              <table:table-cell office:value-type="float" office:value="0.64">
                <text:p>0.64</text:p>
              </table:table-cell>
              <table:table-cell office:value-type="float" office:value="0.647771">
                <text:p>0.647771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2114">
                <text:p>0.652114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76">
                <text:p>0.6576</text:p>
              </table:table-cell>
              <table:table-cell office:value-type="float" office:value="0.684571">
                <text:p>0.684571</text:p>
              </table:table-cell>
              <table:table-cell office:value-type="float" office:value="0.904">
                <text:p>0.904</text:p>
              </table:table-cell>
              <table:table-cell office:value-type="float" office:value="0.64368">
                <text:p>0.64368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545371">
                <text:p>0.545371</text:p>
              </table:table-cell>
              <table:table-cell office:value-type="float" office:value="0.64">
                <text:p>0.64</text:p>
              </table:table-cell>
              <table:table-cell office:value-type="float" office:value="0.646171">
                <text:p>0.646171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686">
                <text:p>0.648686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88457">
                <text:p>0.688457</text:p>
              </table:table-cell>
              <table:table-cell office:value-type="float" office:value="0.904">
                <text:p>0.904</text:p>
              </table:table-cell>
              <table:table-cell office:value-type="float" office:value="0.643269">
                <text:p>0.643269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531429">
                <text:p>0.531429</text:p>
              </table:table-cell>
              <table:table-cell office:value-type="float" office:value="0.64">
                <text:p>0.64</text:p>
              </table:table-cell>
              <table:table-cell office:value-type="float" office:value="0.640229">
                <text:p>0.640229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3486">
                <text:p>0.653486</text:p>
              </table:table-cell>
              <table:table-cell office:value-type="float" office:value="0.656">
                <text:p>0.656</text:p>
              </table:table-cell>
              <table:table-cell office:value-type="float" office:value="0.656457">
                <text:p>0.656457</text:p>
              </table:table-cell>
              <table:table-cell office:value-type="float" office:value="0.695314">
                <text:p>0.695314</text:p>
              </table:table-cell>
              <table:table-cell office:value-type="float" office:value="0.904">
                <text:p>0.904</text:p>
              </table:table-cell>
              <table:table-cell office:value-type="float" office:value="0.641691">
                <text:p>0.641691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602971">
                <text:p>0.602971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7543">
                <text:p>0.6475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5314">
                <text:p>0.655314</text:p>
              </table:table-cell>
              <table:table-cell office:value-type="float" office:value="0.656">
                <text:p>0.656</text:p>
              </table:table-cell>
              <table:table-cell office:value-type="float" office:value="0.658057">
                <text:p>0.658057</text:p>
              </table:table-cell>
              <table:table-cell office:value-type="float" office:value="0.695543">
                <text:p>0.695543</text:p>
              </table:table-cell>
              <table:table-cell office:value-type="float" office:value="0.904">
                <text:p>0.904</text:p>
              </table:table-cell>
              <table:table-cell office:value-type="float" office:value="0.649143">
                <text:p>0.649143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571429">
                <text:p>0.571429</text:p>
              </table:table-cell>
              <table:table-cell office:value-type="float" office:value="0.64">
                <text:p>0.64</text:p>
              </table:table-cell>
              <table:table-cell office:value-type="float" office:value="0.642057">
                <text:p>0.642057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914">
                <text:p>0.648914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7829">
                <text:p>0.657829</text:p>
              </table:table-cell>
              <table:table-cell office:value-type="float" office:value="0.684571">
                <text:p>0.684571</text:p>
              </table:table-cell>
              <table:table-cell office:value-type="float" office:value="0.904">
                <text:p>0.904</text:p>
              </table:table-cell>
              <table:table-cell office:value-type="float" office:value="0.64528">
                <text:p>0.64528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535086">
                <text:p>0.535086</text:p>
              </table:table-cell>
              <table:table-cell office:value-type="float" office:value="0.64">
                <text:p>0.64</text:p>
              </table:table-cell>
              <table:table-cell office:value-type="float" office:value="0.643886">
                <text:p>0.64388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2343">
                <text:p>0.652343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8971">
                <text:p>0.658971</text:p>
              </table:table-cell>
              <table:table-cell office:value-type="float" office:value="0.684571">
                <text:p>0.684571</text:p>
              </table:table-cell>
              <table:table-cell office:value-type="float" office:value="0.904">
                <text:p>0.904</text:p>
              </table:table-cell>
              <table:table-cell office:value-type="float" office:value="0.642286">
                <text:p>0.64228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576457">
                <text:p>0.576457</text:p>
              </table:table-cell>
              <table:table-cell office:value-type="float" office:value="0.64">
                <text:p>0.64</text:p>
              </table:table-cell>
              <table:table-cell office:value-type="float" office:value="0.645257">
                <text:p>0.645257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1429">
                <text:p>0.651429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60571">
                <text:p>0.660571</text:p>
              </table:table-cell>
              <table:table-cell office:value-type="float" office:value="0.684571">
                <text:p>0.684571</text:p>
              </table:table-cell>
              <table:table-cell office:value-type="float" office:value="0.904">
                <text:p>0.904</text:p>
              </table:table-cell>
              <table:table-cell office:value-type="float" office:value="0.646629">
                <text:p>0.646629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576914">
                <text:p>0.576914</text:p>
              </table:table-cell>
              <table:table-cell office:value-type="float" office:value="0.64">
                <text:p>0.64</text:p>
              </table:table-cell>
              <table:table-cell office:value-type="float" office:value="0.645943">
                <text:p>0.6459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1886">
                <text:p>0.651886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608">
                <text:p>0.6608</text:p>
              </table:table-cell>
              <table:table-cell office:value-type="float" office:value="0.684571">
                <text:p>0.684571</text:p>
              </table:table-cell>
              <table:table-cell office:value-type="float" office:value="0.904">
                <text:p>0.904</text:p>
              </table:table-cell>
              <table:table-cell office:value-type="float" office:value="0.646811">
                <text:p>0.646811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512229">
                <text:p>0.512229</text:p>
              </table:table-cell>
              <table:table-cell office:value-type="float" office:value="0.64">
                <text:p>0.64</text:p>
              </table:table-cell>
              <table:table-cell office:value-type="float" office:value="0.6464">
                <text:p>0.646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0514">
                <text:p>0.650514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8514">
                <text:p>0.658514</text:p>
              </table:table-cell>
              <table:table-cell office:value-type="float" office:value="0.684571">
                <text:p>0.684571</text:p>
              </table:table-cell>
              <table:table-cell office:value-type="float" office:value="0.904">
                <text:p>0.904</text:p>
              </table:table-cell>
              <table:table-cell office:value-type="float" office:value="0.640023">
                <text:p>0.640023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588343">
                <text:p>0.588343</text:p>
              </table:table-cell>
              <table:table-cell office:value-type="float" office:value="0.64">
                <text:p>0.64</text:p>
              </table:table-cell>
              <table:table-cell office:value-type="float" office:value="0.646629">
                <text:p>0.646629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4171">
                <text:p>0.654171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9429">
                <text:p>0.659429</text:p>
              </table:table-cell>
              <table:table-cell office:value-type="float" office:value="0.684571">
                <text:p>0.684571</text:p>
              </table:table-cell>
              <table:table-cell office:value-type="float" office:value="0.904">
                <text:p>0.904</text:p>
              </table:table-cell>
              <table:table-cell office:value-type="float" office:value="0.648114">
                <text:p>0.64811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562514">
                <text:p>0.562514</text:p>
              </table:table-cell>
              <table:table-cell office:value-type="float" office:value="0.640914">
                <text:p>0.64091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5543">
                <text:p>0.655543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9657">
                <text:p>0.659657</text:p>
              </table:table-cell>
              <table:table-cell office:value-type="float" office:value="0.690514">
                <text:p>0.690514</text:p>
              </table:table-cell>
              <table:table-cell office:value-type="float" office:value="0.904">
                <text:p>0.904</text:p>
              </table:table-cell>
              <table:table-cell office:value-type="float" office:value="0.646514">
                <text:p>0.646514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598171">
                <text:p>0.598171</text:p>
              </table:table-cell>
              <table:table-cell office:value-type="float" office:value="0.641143">
                <text:p>0.6411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1657">
                <text:p>0.651657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8971">
                <text:p>0.658971</text:p>
              </table:table-cell>
              <table:table-cell office:value-type="float" office:value="0.690743">
                <text:p>0.690743</text:p>
              </table:table-cell>
              <table:table-cell office:value-type="float" office:value="0.904">
                <text:p>0.904</text:p>
              </table:table-cell>
              <table:table-cell office:value-type="float" office:value="0.649669">
                <text:p>0.64966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571886">
                <text:p>0.571886</text:p>
              </table:table-cell>
              <table:table-cell office:value-type="float" office:value="0.64">
                <text:p>0.64</text:p>
              </table:table-cell>
              <table:table-cell office:value-type="float" office:value="0.647314">
                <text:p>0.64731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1886">
                <text:p>0.651886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7829">
                <text:p>0.657829</text:p>
              </table:table-cell>
              <table:table-cell office:value-type="float" office:value="0.684571">
                <text:p>0.684571</text:p>
              </table:table-cell>
              <table:table-cell office:value-type="float" office:value="0.904">
                <text:p>0.904</text:p>
              </table:table-cell>
              <table:table-cell office:value-type="float" office:value="0.646149">
                <text:p>0.646149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511771">
                <text:p>0.511771</text:p>
              </table:table-cell>
              <table:table-cell office:value-type="float" office:value="0.64">
                <text:p>0.64</text:p>
              </table:table-cell>
              <table:table-cell office:value-type="float" office:value="0.644114">
                <text:p>0.64411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96">
                <text:p>0.6496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76">
                <text:p>0.6576</text:p>
              </table:table-cell>
              <table:table-cell office:value-type="float" office:value="0.696">
                <text:p>0.696</text:p>
              </table:table-cell>
              <table:table-cell office:value-type="float" office:value="0.904">
                <text:p>0.904</text:p>
              </table:table-cell>
              <table:table-cell office:value-type="float" office:value="0.640709">
                <text:p>0.640709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549486">
                <text:p>0.549486</text:p>
              </table:table-cell>
              <table:table-cell office:value-type="float" office:value="0.64">
                <text:p>0.64</text:p>
              </table:table-cell>
              <table:table-cell office:value-type="float" office:value="0.6448">
                <text:p>0.64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96686">
                <text:p>0.696686</text:p>
              </table:table-cell>
              <table:table-cell office:value-type="float" office:value="0.904">
                <text:p>0.904</text:p>
              </table:table-cell>
              <table:table-cell office:value-type="float" office:value="0.644297">
                <text:p>0.644297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525029">
                <text:p>0.525029</text:p>
              </table:table-cell>
              <table:table-cell office:value-type="float" office:value="0.64">
                <text:p>0.64</text:p>
              </table:table-cell>
              <table:table-cell office:value-type="float" office:value="0.643886">
                <text:p>0.64388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95086">
                <text:p>0.695086</text:p>
              </table:table-cell>
              <table:table-cell office:value-type="float" office:value="0.904">
                <text:p>0.904</text:p>
              </table:table-cell>
              <table:table-cell office:value-type="float" office:value="0.6416">
                <text:p>0.6416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540114">
                <text:p>0.540114</text:p>
              </table:table-cell>
              <table:table-cell office:value-type="float" office:value="0.64">
                <text:p>0.64</text:p>
              </table:table-cell>
              <table:table-cell office:value-type="float" office:value="0.642743">
                <text:p>0.6427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28">
                <text:p>0.6528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703314">
                <text:p>0.703314</text:p>
              </table:table-cell>
              <table:table-cell office:value-type="float" office:value="0.904">
                <text:p>0.904</text:p>
              </table:table-cell>
              <table:table-cell office:value-type="float" office:value="0.643497">
                <text:p>0.643497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499429">
                <text:p>0.499429</text:p>
              </table:table-cell>
              <table:table-cell office:value-type="float" office:value="0.64">
                <text:p>0.64</text:p>
              </table:table-cell>
              <table:table-cell office:value-type="float" office:value="0.642057">
                <text:p>0.642057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912">
                <text:p>0.6912</text:p>
              </table:table-cell>
              <table:table-cell office:value-type="float" office:value="0.904">
                <text:p>0.904</text:p>
              </table:table-cell>
              <table:table-cell office:value-type="float" office:value="0.638469">
                <text:p>0.638469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499886">
                <text:p>0.499886</text:p>
              </table:table-cell>
              <table:table-cell office:value-type="float" office:value="0.64">
                <text:p>0.64</text:p>
              </table:table-cell>
              <table:table-cell office:value-type="float" office:value="0.645486">
                <text:p>0.64548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0971">
                <text:p>0.650971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90514">
                <text:p>0.690514</text:p>
              </table:table-cell>
              <table:table-cell office:value-type="float" office:value="0.904">
                <text:p>0.904</text:p>
              </table:table-cell>
              <table:table-cell office:value-type="float" office:value="0.639086">
                <text:p>0.639086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477714">
                <text:p>0.477714</text:p>
              </table:table-cell>
              <table:table-cell office:value-type="float" office:value="0.64">
                <text:p>0.64</text:p>
              </table:table-cell>
              <table:table-cell office:value-type="float" office:value="0.644571">
                <text:p>0.644571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0971">
                <text:p>0.650971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912">
                <text:p>0.6912</text:p>
              </table:table-cell>
              <table:table-cell office:value-type="float" office:value="0.904">
                <text:p>0.904</text:p>
              </table:table-cell>
              <table:table-cell office:value-type="float" office:value="0.636846">
                <text:p>0.63684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506057">
                <text:p>0.506057</text:p>
              </table:table-cell>
              <table:table-cell office:value-type="float" office:value="0.64">
                <text:p>0.64</text:p>
              </table:table-cell>
              <table:table-cell office:value-type="float" office:value="0.643886">
                <text:p>0.64388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0057">
                <text:p>0.650057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6457">
                <text:p>0.656457</text:p>
              </table:table-cell>
              <table:table-cell office:value-type="float" office:value="0.696457">
                <text:p>0.696457</text:p>
              </table:table-cell>
              <table:table-cell office:value-type="float" office:value="0.904">
                <text:p>0.904</text:p>
              </table:table-cell>
              <table:table-cell office:value-type="float" office:value="0.640091">
                <text:p>0.640091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530743">
                <text:p>0.530743</text:p>
              </table:table-cell>
              <table:table-cell office:value-type="float" office:value="0.64">
                <text:p>0.64</text:p>
              </table:table-cell>
              <table:table-cell office:value-type="float" office:value="0.643886">
                <text:p>0.64388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96">
                <text:p>0.6496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76">
                <text:p>0.6576</text:p>
              </table:table-cell>
              <table:table-cell office:value-type="float" office:value="0.696457">
                <text:p>0.696457</text:p>
              </table:table-cell>
              <table:table-cell office:value-type="float" office:value="0.904">
                <text:p>0.904</text:p>
              </table:table-cell>
              <table:table-cell office:value-type="float" office:value="0.642629">
                <text:p>0.64262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529829">
                <text:p>0.529829</text:p>
              </table:table-cell>
              <table:table-cell office:value-type="float" office:value="0.64">
                <text:p>0.64</text:p>
              </table:table-cell>
              <table:table-cell office:value-type="float" office:value="0.642743">
                <text:p>0.6427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5314">
                <text:p>0.655314</text:p>
              </table:table-cell>
              <table:table-cell office:value-type="float" office:value="0.656">
                <text:p>0.656</text:p>
              </table:table-cell>
              <table:table-cell office:value-type="float" office:value="0.656229">
                <text:p>0.656229</text:p>
              </table:table-cell>
              <table:table-cell office:value-type="float" office:value="0.699429">
                <text:p>0.699429</text:p>
              </table:table-cell>
              <table:table-cell office:value-type="float" office:value="0.904">
                <text:p>0.904</text:p>
              </table:table-cell>
              <table:table-cell office:value-type="float" office:value="0.642354">
                <text:p>0.642354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482057">
                <text:p>0.482057</text:p>
              </table:table-cell>
              <table:table-cell office:value-type="float" office:value="0.64">
                <text:p>0.64</text:p>
              </table:table-cell>
              <table:table-cell office:value-type="float" office:value="0.644343">
                <text:p>0.6443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28">
                <text:p>0.6528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8286">
                <text:p>0.658286</text:p>
              </table:table-cell>
              <table:table-cell office:value-type="float" office:value="0.698514">
                <text:p>0.698514</text:p>
              </table:table-cell>
              <table:table-cell office:value-type="float" office:value="0.904">
                <text:p>0.904</text:p>
              </table:table-cell>
              <table:table-cell office:value-type="float" office:value="0.6384">
                <text:p>0.6384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389943">
                <text:p>0.389943</text:p>
              </table:table-cell>
              <table:table-cell office:value-type="float" office:value="0.639086">
                <text:p>0.639086</text:p>
              </table:table-cell>
              <table:table-cell office:value-type="float" office:value="0.642743">
                <text:p>0.6427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2571">
                <text:p>0.652571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9886">
                <text:p>0.659886</text:p>
              </table:table-cell>
              <table:table-cell office:value-type="float" office:value="0.698514">
                <text:p>0.698514</text:p>
              </table:table-cell>
              <table:table-cell office:value-type="float" office:value="0.904">
                <text:p>0.904</text:p>
              </table:table-cell>
              <table:table-cell office:value-type="float" office:value="0.629074">
                <text:p>0.62907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437486">
                <text:p>0.437486</text:p>
              </table:table-cell>
              <table:table-cell office:value-type="float" office:value="0.639771">
                <text:p>0.639771</text:p>
              </table:table-cell>
              <table:table-cell office:value-type="float" office:value="0.640914">
                <text:p>0.64091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4629">
                <text:p>0.654629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62171">
                <text:p>0.662171</text:p>
              </table:table-cell>
              <table:table-cell office:value-type="float" office:value="0.716343">
                <text:p>0.716343</text:p>
              </table:table-cell>
              <table:table-cell office:value-type="float" office:value="0.904">
                <text:p>0.904</text:p>
              </table:table-cell>
              <table:table-cell office:value-type="float" office:value="0.635931">
                <text:p>0.635931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417143">
                <text:p>0.417143</text:p>
              </table:table-cell>
              <table:table-cell office:value-type="float" office:value="0.6384">
                <text:p>0.6384</text:p>
              </table:table-cell>
              <table:table-cell office:value-type="float" office:value="0.64">
                <text:p>0.64</text:p>
              </table:table-cell>
              <table:table-cell office:value-type="float" office:value="0.647543">
                <text:p>0.647543</text:p>
              </table:table-cell>
              <table:table-cell office:value-type="float" office:value="0.648">
                <text:p>0.648</text:p>
              </table:table-cell>
              <table:table-cell office:value-type="float" office:value="0.650057">
                <text:p>0.650057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9657">
                <text:p>0.659657</text:p>
              </table:table-cell>
              <table:table-cell office:value-type="float" office:value="0.717257">
                <text:p>0.717257</text:p>
              </table:table-cell>
              <table:table-cell office:value-type="float" office:value="0.904">
                <text:p>0.904</text:p>
              </table:table-cell>
              <table:table-cell office:value-type="float" office:value="0.633006">
                <text:p>0.633006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479543">
                <text:p>0.479543</text:p>
              </table:table-cell>
              <table:table-cell office:value-type="float" office:value="0.639086">
                <text:p>0.639086</text:p>
              </table:table-cell>
              <table:table-cell office:value-type="float" office:value="0.641143">
                <text:p>0.6411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1886">
                <text:p>0.651886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60571">
                <text:p>0.660571</text:p>
              </table:table-cell>
              <table:table-cell office:value-type="float" office:value="0.730514">
                <text:p>0.730514</text:p>
              </table:table-cell>
              <table:table-cell office:value-type="float" office:value="0.904">
                <text:p>0.904</text:p>
              </table:table-cell>
              <table:table-cell office:value-type="float" office:value="0.641074">
                <text:p>0.641074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413486">
                <text:p>0.413486</text:p>
              </table:table-cell>
              <table:table-cell office:value-type="float" office:value="0.6384">
                <text:p>0.6384</text:p>
              </table:table-cell>
              <table:table-cell office:value-type="float" office:value="0.64">
                <text:p>0.64</text:p>
              </table:table-cell>
              <table:table-cell office:value-type="float" office:value="0.647543">
                <text:p>0.647543</text:p>
              </table:table-cell>
              <table:table-cell office:value-type="float" office:value="0.648">
                <text:p>0.648</text:p>
              </table:table-cell>
              <table:table-cell office:value-type="float" office:value="0.649829">
                <text:p>0.649829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60114">
                <text:p>0.660114</text:p>
              </table:table-cell>
              <table:table-cell office:value-type="float" office:value="0.714286">
                <text:p>0.714286</text:p>
              </table:table-cell>
              <table:table-cell office:value-type="float" office:value="0.904">
                <text:p>0.904</text:p>
              </table:table-cell>
              <table:table-cell office:value-type="float" office:value="0.632366">
                <text:p>0.632366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423086">
                <text:p>0.423086</text:p>
              </table:table-cell>
              <table:table-cell office:value-type="float" office:value="0.639086">
                <text:p>0.639086</text:p>
              </table:table-cell>
              <table:table-cell office:value-type="float" office:value="0.64">
                <text:p>0.64</text:p>
              </table:table-cell>
              <table:table-cell office:value-type="float" office:value="0.645943">
                <text:p>0.645943</text:p>
              </table:table-cell>
              <table:table-cell office:value-type="float" office:value="0.648">
                <text:p>0.648</text:p>
              </table:table-cell>
              <table:table-cell office:value-type="float" office:value="0.648914">
                <text:p>0.648914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8971">
                <text:p>0.658971</text:p>
              </table:table-cell>
              <table:table-cell office:value-type="float" office:value="0.704">
                <text:p>0.704</text:p>
              </table:table-cell>
              <table:table-cell office:value-type="float" office:value="0.904">
                <text:p>0.904</text:p>
              </table:table-cell>
              <table:table-cell office:value-type="float" office:value="0.632">
                <text:p>0.63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65029">
                <text:p>0.365029</text:p>
              </table:table-cell>
              <table:table-cell office:value-type="float" office:value="0.611886">
                <text:p>0.611886</text:p>
              </table:table-cell>
              <table:table-cell office:value-type="float" office:value="0.64">
                <text:p>0.64</text:p>
              </table:table-cell>
              <table:table-cell office:value-type="float" office:value="0.642286">
                <text:p>0.64228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28">
                <text:p>0.6528</text:p>
              </table:table-cell>
              <table:table-cell office:value-type="float" office:value="0.656">
                <text:p>0.656</text:p>
              </table:table-cell>
              <table:table-cell office:value-type="float" office:value="0.658743">
                <text:p>0.658743</text:p>
              </table:table-cell>
              <table:table-cell office:value-type="float" office:value="0.698286">
                <text:p>0.698286</text:p>
              </table:table-cell>
              <table:table-cell office:value-type="float" office:value="0.904">
                <text:p>0.904</text:p>
              </table:table-cell>
              <table:table-cell office:value-type="float" office:value="0.622103">
                <text:p>0.622103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3568">
                <text:p>0.3568</text:p>
              </table:table-cell>
              <table:table-cell office:value-type="float" office:value="0.597486">
                <text:p>0.597486</text:p>
              </table:table-cell>
              <table:table-cell office:value-type="float" office:value="0.64">
                <text:p>0.64</text:p>
              </table:table-cell>
              <table:table-cell office:value-type="float" office:value="0.645257">
                <text:p>0.645257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3257">
                <text:p>0.653257</text:p>
              </table:table-cell>
              <table:table-cell office:value-type="float" office:value="0.656">
                <text:p>0.656</text:p>
              </table:table-cell>
              <table:table-cell office:value-type="float" office:value="0.659429">
                <text:p>0.659429</text:p>
              </table:table-cell>
              <table:table-cell office:value-type="float" office:value="0.695086">
                <text:p>0.695086</text:p>
              </table:table-cell>
              <table:table-cell office:value-type="float" office:value="0.904">
                <text:p>0.904</text:p>
              </table:table-cell>
              <table:table-cell office:value-type="float" office:value="0.619931">
                <text:p>0.619931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3808">
                <text:p>0.3808</text:p>
              </table:table-cell>
              <table:table-cell office:value-type="float" office:value="0.6352">
                <text:p>0.6352</text:p>
              </table:table-cell>
              <table:table-cell office:value-type="float" office:value="0.64">
                <text:p>0.64</text:p>
              </table:table-cell>
              <table:table-cell office:value-type="float" office:value="0.647543">
                <text:p>0.6475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2343">
                <text:p>0.652343</text:p>
              </table:table-cell>
              <table:table-cell office:value-type="float" office:value="0.656">
                <text:p>0.656</text:p>
              </table:table-cell>
              <table:table-cell office:value-type="float" office:value="0.658743">
                <text:p>0.658743</text:p>
              </table:table-cell>
              <table:table-cell office:value-type="float" office:value="0.696">
                <text:p>0.696</text:p>
              </table:table-cell>
              <table:table-cell office:value-type="float" office:value="0.904">
                <text:p>0.904</text:p>
              </table:table-cell>
              <table:table-cell office:value-type="float" office:value="0.626263">
                <text:p>0.626263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413029">
                <text:p>0.413029</text:p>
              </table:table-cell>
              <table:table-cell office:value-type="float" office:value="0.64">
                <text:p>0.64</text:p>
              </table:table-cell>
              <table:table-cell office:value-type="float" office:value="0.6416">
                <text:p>0.641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9371">
                <text:p>0.649371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8971">
                <text:p>0.658971</text:p>
              </table:table-cell>
              <table:table-cell office:value-type="float" office:value="0.691429">
                <text:p>0.691429</text:p>
              </table:table-cell>
              <table:table-cell office:value-type="float" office:value="0.904">
                <text:p>0.904</text:p>
              </table:table-cell>
              <table:table-cell office:value-type="float" office:value="0.63024">
                <text:p>0.63024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440229">
                <text:p>0.440229</text:p>
              </table:table-cell>
              <table:table-cell office:value-type="float" office:value="0.639771">
                <text:p>0.639771</text:p>
              </table:table-cell>
              <table:table-cell office:value-type="float" office:value="0.64">
                <text:p>0.64</text:p>
              </table:table-cell>
              <table:table-cell office:value-type="float" office:value="0.647543">
                <text:p>0.647543</text:p>
              </table:table-cell>
              <table:table-cell office:value-type="float" office:value="0.648">
                <text:p>0.648</text:p>
              </table:table-cell>
              <table:table-cell office:value-type="float" office:value="0.648229">
                <text:p>0.648229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6914">
                <text:p>0.656914</text:p>
              </table:table-cell>
              <table:table-cell office:value-type="float" office:value="0.691429">
                <text:p>0.691429</text:p>
              </table:table-cell>
              <table:table-cell office:value-type="float" office:value="0.904">
                <text:p>0.904</text:p>
              </table:table-cell>
              <table:table-cell office:value-type="float" office:value="0.632411">
                <text:p>0.632411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515886">
                <text:p>0.515886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6857">
                <text:p>0.646857</text:p>
              </table:table-cell>
              <table:table-cell office:value-type="float" office:value="0.648">
                <text:p>0.648</text:p>
              </table:table-cell>
              <table:table-cell office:value-type="float" office:value="0.648229">
                <text:p>0.648229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6914">
                <text:p>0.656914</text:p>
              </table:table-cell>
              <table:table-cell office:value-type="float" office:value="0.691429">
                <text:p>0.691429</text:p>
              </table:table-cell>
              <table:table-cell office:value-type="float" office:value="0.904">
                <text:p>0.904</text:p>
              </table:table-cell>
              <table:table-cell office:value-type="float" office:value="0.639931">
                <text:p>0.639931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564114">
                <text:p>0.56411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7086">
                <text:p>0.647086</text:p>
              </table:table-cell>
              <table:table-cell office:value-type="float" office:value="0.648">
                <text:p>0.648</text:p>
              </table:table-cell>
              <table:table-cell office:value-type="float" office:value="0.6496">
                <text:p>0.6496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6914">
                <text:p>0.656914</text:p>
              </table:table-cell>
              <table:table-cell office:value-type="float" office:value="0.697143">
                <text:p>0.697143</text:p>
              </table:table-cell>
              <table:table-cell office:value-type="float" office:value="0.904">
                <text:p>0.904</text:p>
              </table:table-cell>
              <table:table-cell office:value-type="float" office:value="0.645486">
                <text:p>0.645486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528914">
                <text:p>0.52891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6629">
                <text:p>0.646629</text:p>
              </table:table-cell>
              <table:table-cell office:value-type="float" office:value="0.648">
                <text:p>0.648</text:p>
              </table:table-cell>
              <table:table-cell office:value-type="float" office:value="0.648914">
                <text:p>0.648914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92">
                <text:p>0.6592</text:p>
              </table:table-cell>
              <table:table-cell office:value-type="float" office:value="0.697143">
                <text:p>0.697143</text:p>
              </table:table-cell>
              <table:table-cell office:value-type="float" office:value="0.904">
                <text:p>0.904</text:p>
              </table:table-cell>
              <table:table-cell office:value-type="float" office:value="0.64208">
                <text:p>0.64208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537829">
                <text:p>0.537829</text:p>
              </table:table-cell>
              <table:table-cell office:value-type="float" office:value="0.639771">
                <text:p>0.639771</text:p>
              </table:table-cell>
              <table:table-cell office:value-type="float" office:value="0.64">
                <text:p>0.64</text:p>
              </table:table-cell>
              <table:table-cell office:value-type="float" office:value="0.643657">
                <text:p>0.643657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2114">
                <text:p>0.652114</text:p>
              </table:table-cell>
              <table:table-cell office:value-type="float" office:value="0.656">
                <text:p>0.656</text:p>
              </table:table-cell>
              <table:table-cell office:value-type="float" office:value="0.657371">
                <text:p>0.657371</text:p>
              </table:table-cell>
              <table:table-cell office:value-type="float" office:value="0.702171">
                <text:p>0.702171</text:p>
              </table:table-cell>
              <table:table-cell office:value-type="float" office:value="0.904">
                <text:p>0.904</text:p>
              </table:table-cell>
              <table:table-cell office:value-type="float" office:value="0.642491">
                <text:p>0.642491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555886">
                <text:p>0.555886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32">
                <text:p>0.6432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0057">
                <text:p>0.650057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90286">
                <text:p>0.690286</text:p>
              </table:table-cell>
              <table:table-cell office:value-type="float" office:value="0.904">
                <text:p>0.904</text:p>
              </table:table-cell>
              <table:table-cell office:value-type="float" office:value="0.642743">
                <text:p>0.64274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536457">
                <text:p>0.536457</text:p>
              </table:table-cell>
              <table:table-cell office:value-type="float" office:value="0.638629">
                <text:p>0.638629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6629">
                <text:p>0.646629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5543">
                <text:p>0.655543</text:p>
              </table:table-cell>
              <table:table-cell office:value-type="float" office:value="0.656">
                <text:p>0.656</text:p>
              </table:table-cell>
              <table:table-cell office:value-type="float" office:value="0.692571">
                <text:p>0.692571</text:p>
              </table:table-cell>
              <table:table-cell office:value-type="float" office:value="0.904">
                <text:p>0.904</text:p>
              </table:table-cell>
              <table:table-cell office:value-type="float" office:value="0.640183">
                <text:p>0.640183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530514">
                <text:p>0.530514</text:p>
              </table:table-cell>
              <table:table-cell office:value-type="float" office:value="0.639086">
                <text:p>0.639086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7771">
                <text:p>0.647771</text:p>
              </table:table-cell>
              <table:table-cell office:value-type="float" office:value="0.648">
                <text:p>0.648</text:p>
              </table:table-cell>
              <table:table-cell office:value-type="float" office:value="0.649143">
                <text:p>0.649143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96914">
                <text:p>0.696914</text:p>
              </table:table-cell>
              <table:table-cell office:value-type="float" office:value="0.904">
                <text:p>0.904</text:p>
              </table:table-cell>
              <table:table-cell office:value-type="float" office:value="0.640343">
                <text:p>0.640343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540571">
                <text:p>0.540571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2743">
                <text:p>0.6427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2571">
                <text:p>0.652571</text:p>
              </table:table-cell>
              <table:table-cell office:value-type="float" office:value="0.656">
                <text:p>0.656</text:p>
              </table:table-cell>
              <table:table-cell office:value-type="float" office:value="0.692571">
                <text:p>0.692571</text:p>
              </table:table-cell>
              <table:table-cell office:value-type="float" office:value="0.904">
                <text:p>0.904</text:p>
              </table:table-cell>
              <table:table-cell office:value-type="float" office:value="0.640846">
                <text:p>0.640846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554743">
                <text:p>0.554743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16">
                <text:p>0.641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0743">
                <text:p>0.650743</text:p>
              </table:table-cell>
              <table:table-cell office:value-type="float" office:value="0.656">
                <text:p>0.656</text:p>
              </table:table-cell>
              <table:table-cell office:value-type="float" office:value="0.694629">
                <text:p>0.694629</text:p>
              </table:table-cell>
              <table:table-cell office:value-type="float" office:value="0.904">
                <text:p>0.904</text:p>
              </table:table-cell>
              <table:table-cell office:value-type="float" office:value="0.642171">
                <text:p>0.642171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513371">
                <text:p>0.513371</text:p>
              </table:table-cell>
              <table:table-cell office:value-type="float" office:value="0.639086">
                <text:p>0.639086</text:p>
              </table:table-cell>
              <table:table-cell office:value-type="float" office:value="0.64">
                <text:p>0.64</text:p>
              </table:table-cell>
              <table:table-cell office:value-type="float" office:value="0.640914">
                <text:p>0.64091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0743">
                <text:p>0.650743</text:p>
              </table:table-cell>
              <table:table-cell office:value-type="float" office:value="0.656">
                <text:p>0.656</text:p>
              </table:table-cell>
              <table:table-cell office:value-type="float" office:value="0.702857">
                <text:p>0.702857</text:p>
              </table:table-cell>
              <table:table-cell office:value-type="float" office:value="0.904">
                <text:p>0.904</text:p>
              </table:table-cell>
              <table:table-cell office:value-type="float" office:value="0.638697">
                <text:p>0.638697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4496">
                <text:p>0.4496</text:p>
              </table:table-cell>
              <table:table-cell office:value-type="float" office:value="0.637714">
                <text:p>0.63771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6857">
                <text:p>0.646857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2571">
                <text:p>0.652571</text:p>
              </table:table-cell>
              <table:table-cell office:value-type="float" office:value="0.656">
                <text:p>0.656</text:p>
              </table:table-cell>
              <table:table-cell office:value-type="float" office:value="0.707886">
                <text:p>0.707886</text:p>
              </table:table-cell>
              <table:table-cell office:value-type="float" office:value="0.904">
                <text:p>0.904</text:p>
              </table:table-cell>
              <table:table-cell office:value-type="float" office:value="0.632663">
                <text:p>0.632663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509486">
                <text:p>0.509486</text:p>
              </table:table-cell>
              <table:table-cell office:value-type="float" office:value="0.639771">
                <text:p>0.639771</text:p>
              </table:table-cell>
              <table:table-cell office:value-type="float" office:value="0.64">
                <text:p>0.64</text:p>
              </table:table-cell>
              <table:table-cell office:value-type="float" office:value="0.642743">
                <text:p>0.6427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2571">
                <text:p>0.652571</text:p>
              </table:table-cell>
              <table:table-cell office:value-type="float" office:value="0.656">
                <text:p>0.656</text:p>
              </table:table-cell>
              <table:table-cell office:value-type="float" office:value="0.7056">
                <text:p>0.7056</text:p>
              </table:table-cell>
              <table:table-cell office:value-type="float" office:value="0.904">
                <text:p>0.904</text:p>
              </table:table-cell>
              <table:table-cell office:value-type="float" office:value="0.639017">
                <text:p>0.639017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496686">
                <text:p>0.496686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2971">
                <text:p>0.642971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4171">
                <text:p>0.654171</text:p>
              </table:table-cell>
              <table:table-cell office:value-type="float" office:value="0.656">
                <text:p>0.656</text:p>
              </table:table-cell>
              <table:table-cell office:value-type="float" office:value="0.696914">
                <text:p>0.696914</text:p>
              </table:table-cell>
              <table:table-cell office:value-type="float" office:value="0.904">
                <text:p>0.904</text:p>
              </table:table-cell>
              <table:table-cell office:value-type="float" office:value="0.637074">
                <text:p>0.637074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482057">
                <text:p>0.482057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32">
                <text:p>0.6432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914">
                <text:p>0.648914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96457">
                <text:p>0.696457</text:p>
              </table:table-cell>
              <table:table-cell office:value-type="float" office:value="0.904">
                <text:p>0.904</text:p>
              </table:table-cell>
              <table:table-cell office:value-type="float" office:value="0.635863">
                <text:p>0.635863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457371">
                <text:p>0.457371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2971">
                <text:p>0.642971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3029">
                <text:p>0.653029</text:p>
              </table:table-cell>
              <table:table-cell office:value-type="float" office:value="0.656">
                <text:p>0.656</text:p>
              </table:table-cell>
              <table:table-cell office:value-type="float" office:value="0.701029">
                <text:p>0.701029</text:p>
              </table:table-cell>
              <table:table-cell office:value-type="float" office:value="0.904">
                <text:p>0.904</text:p>
              </table:table-cell>
              <table:table-cell office:value-type="float" office:value="0.63344">
                <text:p>0.6334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453257">
                <text:p>0.453257</text:p>
              </table:table-cell>
              <table:table-cell office:value-type="float" office:value="0.639543">
                <text:p>0.639543</text:p>
              </table:table-cell>
              <table:table-cell office:value-type="float" office:value="0.64">
                <text:p>0.64</text:p>
              </table:table-cell>
              <table:table-cell office:value-type="float" office:value="0.641143">
                <text:p>0.6411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3257">
                <text:p>0.653257</text:p>
              </table:table-cell>
              <table:table-cell office:value-type="float" office:value="0.656686">
                <text:p>0.656686</text:p>
              </table:table-cell>
              <table:table-cell office:value-type="float" office:value="0.719314">
                <text:p>0.719314</text:p>
              </table:table-cell>
              <table:table-cell office:value-type="float" office:value="0.904">
                <text:p>0.904</text:p>
              </table:table-cell>
              <table:table-cell office:value-type="float" office:value="0.63472">
                <text:p>0.63472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430857">
                <text:p>0.430857</text:p>
              </table:table-cell>
              <table:table-cell office:value-type="float" office:value="0.639314">
                <text:p>0.639314</text:p>
              </table:table-cell>
              <table:table-cell office:value-type="float" office:value="0.64">
                <text:p>0.64</text:p>
              </table:table-cell>
              <table:table-cell office:value-type="float" office:value="0.645714">
                <text:p>0.64571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0057">
                <text:p>0.650057</text:p>
              </table:table-cell>
              <table:table-cell office:value-type="float" office:value="0.656">
                <text:p>0.656</text:p>
              </table:table-cell>
              <table:table-cell office:value-type="float" office:value="0.656914">
                <text:p>0.656914</text:p>
              </table:table-cell>
              <table:table-cell office:value-type="float" office:value="0.7024">
                <text:p>0.7024</text:p>
              </table:table-cell>
              <table:table-cell office:value-type="float" office:value="0.904">
                <text:p>0.904</text:p>
              </table:table-cell>
              <table:table-cell office:value-type="float" office:value="0.631726">
                <text:p>0.631726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398857">
                <text:p>0.398857</text:p>
              </table:table-cell>
              <table:table-cell office:value-type="float" office:value="0.637714">
                <text:p>0.637714</text:p>
              </table:table-cell>
              <table:table-cell office:value-type="float" office:value="0.64">
                <text:p>0.64</text:p>
              </table:table-cell>
              <table:table-cell office:value-type="float" office:value="0.642743">
                <text:p>0.6427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4629">
                <text:p>0.654629</text:p>
              </table:table-cell>
              <table:table-cell office:value-type="float" office:value="0.656229">
                <text:p>0.656229</text:p>
              </table:table-cell>
              <table:table-cell office:value-type="float" office:value="0.720686">
                <text:p>0.720686</text:p>
              </table:table-cell>
              <table:table-cell office:value-type="float" office:value="0.904">
                <text:p>0.904</text:p>
              </table:table-cell>
              <table:table-cell office:value-type="float" office:value="0.629486">
                <text:p>0.629486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389257">
                <text:p>0.389257</text:p>
              </table:table-cell>
              <table:table-cell office:value-type="float" office:value="0.632">
                <text:p>0.632</text:p>
              </table:table-cell>
              <table:table-cell office:value-type="float" office:value="0.64">
                <text:p>0.64</text:p>
              </table:table-cell>
              <table:table-cell office:value-type="float" office:value="0.640686">
                <text:p>0.64068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5543">
                <text:p>0.655543</text:p>
              </table:table-cell>
              <table:table-cell office:value-type="float" office:value="0.656">
                <text:p>0.656</text:p>
              </table:table-cell>
              <table:table-cell office:value-type="float" office:value="0.715429">
                <text:p>0.715429</text:p>
              </table:table-cell>
              <table:table-cell office:value-type="float" office:value="0.904">
                <text:p>0.904</text:p>
              </table:table-cell>
              <table:table-cell office:value-type="float" office:value="0.627291">
                <text:p>0.627291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3648">
                <text:p>0.3648</text:p>
              </table:table-cell>
              <table:table-cell office:value-type="float" office:value="0.632229">
                <text:p>0.632229</text:p>
              </table:table-cell>
              <table:table-cell office:value-type="float" office:value="0.64">
                <text:p>0.64</text:p>
              </table:table-cell>
              <table:table-cell office:value-type="float" office:value="0.642057">
                <text:p>0.642057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723657">
                <text:p>0.723657</text:p>
              </table:table-cell>
              <table:table-cell office:value-type="float" office:value="0.904">
                <text:p>0.904</text:p>
              </table:table-cell>
              <table:table-cell office:value-type="float" office:value="0.625874">
                <text:p>0.625874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369143">
                <text:p>0.369143</text:p>
              </table:table-cell>
              <table:table-cell office:value-type="float" office:value="0.568457">
                <text:p>0.568457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5029">
                <text:p>0.645029</text:p>
              </table:table-cell>
              <table:table-cell office:value-type="float" office:value="0.648">
                <text:p>0.648</text:p>
              </table:table-cell>
              <table:table-cell office:value-type="float" office:value="0.648229">
                <text:p>0.648229</text:p>
              </table:table-cell>
              <table:table-cell office:value-type="float" office:value="0.656">
                <text:p>0.656</text:p>
              </table:table-cell>
              <table:table-cell office:value-type="float" office:value="0.6576">
                <text:p>0.6576</text:p>
              </table:table-cell>
              <table:table-cell office:value-type="float" office:value="0.721143">
                <text:p>0.721143</text:p>
              </table:table-cell>
              <table:table-cell office:value-type="float" office:value="0.904">
                <text:p>0.904</text:p>
              </table:table-cell>
              <table:table-cell office:value-type="float" office:value="0.61936">
                <text:p>0.61936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370971">
                <text:p>0.370971</text:p>
              </table:table-cell>
              <table:table-cell office:value-type="float" office:value="0.595429">
                <text:p>0.595429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0686">
                <text:p>0.64068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4171">
                <text:p>0.654171</text:p>
              </table:table-cell>
              <table:table-cell office:value-type="float" office:value="0.656">
                <text:p>0.656</text:p>
              </table:table-cell>
              <table:table-cell office:value-type="float" office:value="0.716343">
                <text:p>0.716343</text:p>
              </table:table-cell>
              <table:table-cell office:value-type="float" office:value="0.904">
                <text:p>0.904</text:p>
              </table:table-cell>
              <table:table-cell office:value-type="float" office:value="0.62096">
                <text:p>0.62096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3792">
                <text:p>0.3792</text:p>
              </table:table-cell>
              <table:table-cell office:value-type="float" office:value="0.612114">
                <text:p>0.61211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7314">
                <text:p>0.647314</text:p>
              </table:table-cell>
              <table:table-cell office:value-type="float" office:value="0.648">
                <text:p>0.648</text:p>
              </table:table-cell>
              <table:table-cell office:value-type="float" office:value="0.6496">
                <text:p>0.6496</text:p>
              </table:table-cell>
              <table:table-cell office:value-type="float" office:value="0.656">
                <text:p>0.656</text:p>
              </table:table-cell>
              <table:table-cell office:value-type="float" office:value="0.715657">
                <text:p>0.715657</text:p>
              </table:table-cell>
              <table:table-cell office:value-type="float" office:value="0.904">
                <text:p>0.904</text:p>
              </table:table-cell>
              <table:table-cell office:value-type="float" office:value="0.622789">
                <text:p>0.62278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433829">
                <text:p>0.433829</text:p>
              </table:table-cell>
              <table:table-cell office:value-type="float" office:value="0.637486">
                <text:p>0.637486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0457">
                <text:p>0.640457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1657">
                <text:p>0.651657</text:p>
              </table:table-cell>
              <table:table-cell office:value-type="float" office:value="0.656">
                <text:p>0.656</text:p>
              </table:table-cell>
              <table:table-cell office:value-type="float" office:value="0.7232">
                <text:p>0.7232</text:p>
              </table:table-cell>
              <table:table-cell office:value-type="float" office:value="0.904">
                <text:p>0.904</text:p>
              </table:table-cell>
              <table:table-cell office:value-type="float" office:value="0.631863">
                <text:p>0.631863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399086">
                <text:p>0.399086</text:p>
              </table:table-cell>
              <table:table-cell office:value-type="float" office:value="0.636571">
                <text:p>0.636571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0229">
                <text:p>0.640229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9371">
                <text:p>0.649371</text:p>
              </table:table-cell>
              <table:table-cell office:value-type="float" office:value="0.656">
                <text:p>0.656</text:p>
              </table:table-cell>
              <table:table-cell office:value-type="float" office:value="0.720914">
                <text:p>0.720914</text:p>
              </table:table-cell>
              <table:table-cell office:value-type="float" office:value="0.904">
                <text:p>0.904</text:p>
              </table:table-cell>
              <table:table-cell office:value-type="float" office:value="0.627817">
                <text:p>0.62781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436343">
                <text:p>0.436343</text:p>
              </table:table-cell>
              <table:table-cell office:value-type="float" office:value="0.637714">
                <text:p>0.63771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2057">
                <text:p>0.642057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9143">
                <text:p>0.649143</text:p>
              </table:table-cell>
              <table:table-cell office:value-type="float" office:value="0.656">
                <text:p>0.656</text:p>
              </table:table-cell>
              <table:table-cell office:value-type="float" office:value="0.725257">
                <text:p>0.725257</text:p>
              </table:table-cell>
              <table:table-cell office:value-type="float" office:value="0.904">
                <text:p>0.904</text:p>
              </table:table-cell>
              <table:table-cell office:value-type="float" office:value="0.632251">
                <text:p>0.632251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466971">
                <text:p>0.466971</text:p>
              </table:table-cell>
              <table:table-cell office:value-type="float" office:value="0.637714">
                <text:p>0.63771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3429">
                <text:p>0.643429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914">
                <text:p>0.648914</text:p>
              </table:table-cell>
              <table:table-cell office:value-type="float" office:value="0.656">
                <text:p>0.656</text:p>
              </table:table-cell>
              <table:table-cell office:value-type="float" office:value="0.726171">
                <text:p>0.726171</text:p>
              </table:table-cell>
              <table:table-cell office:value-type="float" office:value="0.904">
                <text:p>0.904</text:p>
              </table:table-cell>
              <table:table-cell office:value-type="float" office:value="0.63552">
                <text:p>0.63552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392457">
                <text:p>0.392457</text:p>
              </table:table-cell>
              <table:table-cell office:value-type="float" office:value="0.632686">
                <text:p>0.632686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7771">
                <text:p>0.647771</text:p>
              </table:table-cell>
              <table:table-cell office:value-type="float" office:value="0.648">
                <text:p>0.648</text:p>
              </table:table-cell>
              <table:table-cell office:value-type="float" office:value="0.648914">
                <text:p>0.648914</text:p>
              </table:table-cell>
              <table:table-cell office:value-type="float" office:value="0.656">
                <text:p>0.656</text:p>
              </table:table-cell>
              <table:table-cell office:value-type="float" office:value="0.711086">
                <text:p>0.711086</text:p>
              </table:table-cell>
              <table:table-cell office:value-type="float" office:value="0.904">
                <text:p>0.904</text:p>
              </table:table-cell>
              <table:table-cell office:value-type="float" office:value="0.625691">
                <text:p>0.625691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441143">
                <text:p>0.441143</text:p>
              </table:table-cell>
              <table:table-cell office:value-type="float" office:value="0.638857">
                <text:p>0.638857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0686">
                <text:p>0.64068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1886">
                <text:p>0.651886</text:p>
              </table:table-cell>
              <table:table-cell office:value-type="float" office:value="0.656">
                <text:p>0.656</text:p>
              </table:table-cell>
              <table:table-cell office:value-type="float" office:value="0.701029">
                <text:p>0.701029</text:p>
              </table:table-cell>
              <table:table-cell office:value-type="float" office:value="0.904">
                <text:p>0.904</text:p>
              </table:table-cell>
              <table:table-cell office:value-type="float" office:value="0.63056">
                <text:p>0.63056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461943">
                <text:p>0.461943</text:p>
              </table:table-cell>
              <table:table-cell office:value-type="float" office:value="0.639543">
                <text:p>0.639543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3886">
                <text:p>0.64388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4629">
                <text:p>0.654629</text:p>
              </table:table-cell>
              <table:table-cell office:value-type="float" office:value="0.656">
                <text:p>0.656</text:p>
              </table:table-cell>
              <table:table-cell office:value-type="float" office:value="0.702629">
                <text:p>0.702629</text:p>
              </table:table-cell>
              <table:table-cell office:value-type="float" office:value="0.904">
                <text:p>0.904</text:p>
              </table:table-cell>
              <table:table-cell office:value-type="float" office:value="0.633463">
                <text:p>0.633463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520686">
                <text:p>0.520686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1829">
                <text:p>0.641829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4857">
                <text:p>0.654857</text:p>
              </table:table-cell>
              <table:table-cell office:value-type="float" office:value="0.656">
                <text:p>0.656</text:p>
              </table:table-cell>
              <table:table-cell office:value-type="float" office:value="0.702171">
                <text:p>0.702171</text:p>
              </table:table-cell>
              <table:table-cell office:value-type="float" office:value="0.904">
                <text:p>0.904</text:p>
              </table:table-cell>
              <table:table-cell office:value-type="float" office:value="0.639154">
                <text:p>0.639154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3872">
                <text:p>0.3872</text:p>
              </table:table-cell>
              <table:table-cell office:value-type="float" office:value="0.634286">
                <text:p>0.634286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5943">
                <text:p>0.645943</text:p>
              </table:table-cell>
              <table:table-cell office:value-type="float" office:value="0.648">
                <text:p>0.648</text:p>
              </table:table-cell>
              <table:table-cell office:value-type="float" office:value="0.653943">
                <text:p>0.653943</text:p>
              </table:table-cell>
              <table:table-cell office:value-type="float" office:value="0.656914">
                <text:p>0.656914</text:p>
              </table:table-cell>
              <table:table-cell office:value-type="float" office:value="0.735314">
                <text:p>0.735314</text:p>
              </table:table-cell>
              <table:table-cell office:value-type="float" office:value="0.904">
                <text:p>0.904</text:p>
              </table:table-cell>
              <table:table-cell office:value-type="float" office:value="0.62816">
                <text:p>0.62816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3568">
                <text:p>0.3568</text:p>
              </table:table-cell>
              <table:table-cell office:value-type="float" office:value="0.592229">
                <text:p>0.592229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3429">
                <text:p>0.643429</text:p>
              </table:table-cell>
              <table:table-cell office:value-type="float" office:value="0.648">
                <text:p>0.648</text:p>
              </table:table-cell>
              <table:table-cell office:value-type="float" office:value="0.6544">
                <text:p>0.6544</text:p>
              </table:table-cell>
              <table:table-cell office:value-type="float" office:value="0.6576">
                <text:p>0.6576</text:p>
              </table:table-cell>
              <table:table-cell office:value-type="float" office:value="0.758171">
                <text:p>0.758171</text:p>
              </table:table-cell>
              <table:table-cell office:value-type="float" office:value="0.904">
                <text:p>0.904</text:p>
              </table:table-cell>
              <table:table-cell office:value-type="float" office:value="0.623063">
                <text:p>0.623063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351771">
                <text:p>0.351771</text:p>
              </table:table-cell>
              <table:table-cell office:value-type="float" office:value="0.533943">
                <text:p>0.533943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8">
                <text:p>0.648</text:p>
              </table:table-cell>
              <table:table-cell office:value-type="float" office:value="0.652343">
                <text:p>0.652343</text:p>
              </table:table-cell>
              <table:table-cell office:value-type="float" office:value="0.656229">
                <text:p>0.656229</text:p>
              </table:table-cell>
              <table:table-cell office:value-type="float" office:value="0.757943">
                <text:p>0.757943</text:p>
              </table:table-cell>
              <table:table-cell office:value-type="float" office:value="0.904">
                <text:p>0.904</text:p>
              </table:table-cell>
              <table:table-cell office:value-type="float" office:value="0.616023">
                <text:p>0.616023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360914">
                <text:p>0.360914</text:p>
              </table:table-cell>
              <table:table-cell office:value-type="float" office:value="0.5328">
                <text:p>0.5328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16">
                <text:p>0.6416</text:p>
              </table:table-cell>
              <table:table-cell office:value-type="float" office:value="0.648">
                <text:p>0.648</text:p>
              </table:table-cell>
              <table:table-cell office:value-type="float" office:value="0.653486">
                <text:p>0.653486</text:p>
              </table:table-cell>
              <table:table-cell office:value-type="float" office:value="0.657829">
                <text:p>0.657829</text:p>
              </table:table-cell>
              <table:table-cell office:value-type="float" office:value="0.760229">
                <text:p>0.760229</text:p>
              </table:table-cell>
              <table:table-cell office:value-type="float" office:value="0.904">
                <text:p>0.904</text:p>
              </table:table-cell>
              <table:table-cell office:value-type="float" office:value="0.617486">
                <text:p>0.61748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37143">
                <text:p>0.337143</text:p>
              </table:table-cell>
              <table:table-cell office:value-type="float" office:value="0.52">
                <text:p>0.52</text:p>
              </table:table-cell>
              <table:table-cell office:value-type="float" office:value="0.639543">
                <text:p>0.639543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0914">
                <text:p>0.640914</text:p>
              </table:table-cell>
              <table:table-cell office:value-type="float" office:value="0.648">
                <text:p>0.648</text:p>
              </table:table-cell>
              <table:table-cell office:value-type="float" office:value="0.651886">
                <text:p>0.651886</text:p>
              </table:table-cell>
              <table:table-cell office:value-type="float" office:value="0.656686">
                <text:p>0.656686</text:p>
              </table:table-cell>
              <table:table-cell office:value-type="float" office:value="0.743771">
                <text:p>0.743771</text:p>
              </table:table-cell>
              <table:table-cell office:value-type="float" office:value="0.904">
                <text:p>0.904</text:p>
              </table:table-cell>
              <table:table-cell office:value-type="float" office:value="0.611794">
                <text:p>0.611794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3344">
                <text:p>0.3344</text:p>
              </table:table-cell>
              <table:table-cell office:value-type="float" office:value="0.528">
                <text:p>0.528</text:p>
              </table:table-cell>
              <table:table-cell office:value-type="float" office:value="0.639771">
                <text:p>0.639771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1829">
                <text:p>0.641829</text:p>
              </table:table-cell>
              <table:table-cell office:value-type="float" office:value="0.648">
                <text:p>0.648</text:p>
              </table:table-cell>
              <table:table-cell office:value-type="float" office:value="0.653486">
                <text:p>0.653486</text:p>
              </table:table-cell>
              <table:table-cell office:value-type="float" office:value="0.658057">
                <text:p>0.658057</text:p>
              </table:table-cell>
              <table:table-cell office:value-type="float" office:value="0.738971">
                <text:p>0.738971</text:p>
              </table:table-cell>
              <table:table-cell office:value-type="float" office:value="0.904">
                <text:p>0.904</text:p>
              </table:table-cell>
              <table:table-cell office:value-type="float" office:value="0.612251">
                <text:p>0.612251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3408">
                <text:p>0.3408</text:p>
              </table:table-cell>
              <table:table-cell office:value-type="float" office:value="0.511086">
                <text:p>0.511086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7771">
                <text:p>0.647771</text:p>
              </table:table-cell>
              <table:table-cell office:value-type="float" office:value="0.652571">
                <text:p>0.652571</text:p>
              </table:table-cell>
              <table:table-cell office:value-type="float" office:value="0.658286">
                <text:p>0.658286</text:p>
              </table:table-cell>
              <table:table-cell office:value-type="float" office:value="0.744">
                <text:p>0.744</text:p>
              </table:table-cell>
              <table:table-cell office:value-type="float" office:value="0.904">
                <text:p>0.904</text:p>
              </table:table-cell>
              <table:table-cell office:value-type="float" office:value="0.611451">
                <text:p>0.611451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354057">
                <text:p>0.354057</text:p>
              </table:table-cell>
              <table:table-cell office:value-type="float" office:value="0.525486">
                <text:p>0.525486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6171">
                <text:p>0.646171</text:p>
              </table:table-cell>
              <table:table-cell office:value-type="float" office:value="0.651886">
                <text:p>0.651886</text:p>
              </table:table-cell>
              <table:table-cell office:value-type="float" office:value="0.656">
                <text:p>0.656</text:p>
              </table:table-cell>
              <table:table-cell office:value-type="float" office:value="0.734857">
                <text:p>0.734857</text:p>
              </table:table-cell>
              <table:table-cell office:value-type="float" office:value="0.904">
                <text:p>0.904</text:p>
              </table:table-cell>
              <table:table-cell office:value-type="float" office:value="0.612846">
                <text:p>0.612846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3568">
                <text:p>0.3568</text:p>
              </table:table-cell>
              <table:table-cell office:value-type="float" office:value="0.583086">
                <text:p>0.583086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16">
                <text:p>0.6416</text:p>
              </table:table-cell>
              <table:table-cell office:value-type="float" office:value="0.648">
                <text:p>0.648</text:p>
              </table:table-cell>
              <table:table-cell office:value-type="float" office:value="0.652343">
                <text:p>0.6523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80571">
                <text:p>0.780571</text:p>
              </table:table-cell>
              <table:table-cell office:value-type="float" office:value="0.904">
                <text:p>0.904</text:p>
              </table:table-cell>
              <table:table-cell office:value-type="float" office:value="0.623954">
                <text:p>0.623954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343086">
                <text:p>0.343086</text:p>
              </table:table-cell>
              <table:table-cell office:value-type="float" office:value="0.599543">
                <text:p>0.599543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0914">
                <text:p>0.640914</text:p>
              </table:table-cell>
              <table:table-cell office:value-type="float" office:value="0.648">
                <text:p>0.648</text:p>
              </table:table-cell>
              <table:table-cell office:value-type="float" office:value="0.650743">
                <text:p>0.650743</text:p>
              </table:table-cell>
              <table:table-cell office:value-type="float" office:value="0.657829">
                <text:p>0.657829</text:p>
              </table:table-cell>
              <table:table-cell office:value-type="float" office:value="0.776229">
                <text:p>0.776229</text:p>
              </table:table-cell>
              <table:table-cell office:value-type="float" office:value="0.904">
                <text:p>0.904</text:p>
              </table:table-cell>
              <table:table-cell office:value-type="float" office:value="0.623634">
                <text:p>0.623634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359314">
                <text:p>0.359314</text:p>
              </table:table-cell>
              <table:table-cell office:value-type="float" office:value="0.618514">
                <text:p>0.61851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2743">
                <text:p>0.642743</text:p>
              </table:table-cell>
              <table:table-cell office:value-type="float" office:value="0.648">
                <text:p>0.648</text:p>
              </table:table-cell>
              <table:table-cell office:value-type="float" office:value="0.650057">
                <text:p>0.650057</text:p>
              </table:table-cell>
              <table:table-cell office:value-type="float" office:value="0.657371">
                <text:p>0.657371</text:p>
              </table:table-cell>
              <table:table-cell office:value-type="float" office:value="0.743543">
                <text:p>0.743543</text:p>
              </table:table-cell>
              <table:table-cell office:value-type="float" office:value="0.904">
                <text:p>0.904</text:p>
              </table:table-cell>
              <table:table-cell office:value-type="float" office:value="0.623954">
                <text:p>0.623954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373257">
                <text:p>0.373257</text:p>
              </table:table-cell>
              <table:table-cell office:value-type="float" office:value="0.622629">
                <text:p>0.622629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2057">
                <text:p>0.642057</text:p>
              </table:table-cell>
              <table:table-cell office:value-type="float" office:value="0.648">
                <text:p>0.648</text:p>
              </table:table-cell>
              <table:table-cell office:value-type="float" office:value="0.650286">
                <text:p>0.650286</text:p>
              </table:table-cell>
              <table:table-cell office:value-type="float" office:value="0.6576">
                <text:p>0.6576</text:p>
              </table:table-cell>
              <table:table-cell office:value-type="float" office:value="0.7312">
                <text:p>0.7312</text:p>
              </table:table-cell>
              <table:table-cell office:value-type="float" office:value="0.904">
                <text:p>0.904</text:p>
              </table:table-cell>
              <table:table-cell office:value-type="float" office:value="0.624503">
                <text:p>0.624503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437257">
                <text:p>0.437257</text:p>
              </table:table-cell>
              <table:table-cell office:value-type="float" office:value="0.639543">
                <text:p>0.639543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5257">
                <text:p>0.645257</text:p>
              </table:table-cell>
              <table:table-cell office:value-type="float" office:value="0.648">
                <text:p>0.648</text:p>
              </table:table-cell>
              <table:table-cell office:value-type="float" office:value="0.650286">
                <text:p>0.650286</text:p>
              </table:table-cell>
              <table:table-cell office:value-type="float" office:value="0.657371">
                <text:p>0.657371</text:p>
              </table:table-cell>
              <table:table-cell office:value-type="float" office:value="0.735543">
                <text:p>0.735543</text:p>
              </table:table-cell>
              <table:table-cell office:value-type="float" office:value="0.904">
                <text:p>0.904</text:p>
              </table:table-cell>
              <table:table-cell office:value-type="float" office:value="0.633326">
                <text:p>0.633326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431771">
                <text:p>0.431771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5486">
                <text:p>0.645486</text:p>
              </table:table-cell>
              <table:table-cell office:value-type="float" office:value="0.648">
                <text:p>0.648</text:p>
              </table:table-cell>
              <table:table-cell office:value-type="float" office:value="0.653714">
                <text:p>0.653714</text:p>
              </table:table-cell>
              <table:table-cell office:value-type="float" office:value="0.660571">
                <text:p>0.660571</text:p>
              </table:table-cell>
              <table:table-cell office:value-type="float" office:value="0.747657">
                <text:p>0.747657</text:p>
              </table:table-cell>
              <table:table-cell office:value-type="float" office:value="0.904">
                <text:p>0.904</text:p>
              </table:table-cell>
              <table:table-cell office:value-type="float" office:value="0.63472">
                <text:p>0.6347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75771">
                <text:p>0.375771</text:p>
              </table:table-cell>
              <table:table-cell office:value-type="float" office:value="0.632914">
                <text:p>0.63291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1829">
                <text:p>0.641829</text:p>
              </table:table-cell>
              <table:table-cell office:value-type="float" office:value="0.648">
                <text:p>0.648</text:p>
              </table:table-cell>
              <table:table-cell office:value-type="float" office:value="0.650971">
                <text:p>0.650971</text:p>
              </table:table-cell>
              <table:table-cell office:value-type="float" office:value="0.658971">
                <text:p>0.658971</text:p>
              </table:table-cell>
              <table:table-cell office:value-type="float" office:value="0.741257">
                <text:p>0.741257</text:p>
              </table:table-cell>
              <table:table-cell office:value-type="float" office:value="0.904">
                <text:p>0.904</text:p>
              </table:table-cell>
              <table:table-cell office:value-type="float" office:value="0.626971">
                <text:p>0.626971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357257">
                <text:p>0.357257</text:p>
              </table:table-cell>
              <table:table-cell office:value-type="float" office:value="0.614171">
                <text:p>0.614171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5029">
                <text:p>0.645029</text:p>
              </table:table-cell>
              <table:table-cell office:value-type="float" office:value="0.648914">
                <text:p>0.648914</text:p>
              </table:table-cell>
              <table:table-cell office:value-type="float" office:value="0.6576">
                <text:p>0.6576</text:p>
              </table:table-cell>
              <table:table-cell office:value-type="float" office:value="0.746971">
                <text:p>0.746971</text:p>
              </table:table-cell>
              <table:table-cell office:value-type="float" office:value="0.904">
                <text:p>0.904</text:p>
              </table:table-cell>
              <table:table-cell office:value-type="float" office:value="0.622994">
                <text:p>0.622994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364114">
                <text:p>0.364114</text:p>
              </table:table-cell>
              <table:table-cell office:value-type="float" office:value="0.625829">
                <text:p>0.625829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5029">
                <text:p>0.645029</text:p>
              </table:table-cell>
              <table:table-cell office:value-type="float" office:value="0.6512">
                <text:p>0.6512</text:p>
              </table:table-cell>
              <table:table-cell office:value-type="float" office:value="0.657371">
                <text:p>0.657371</text:p>
              </table:table-cell>
              <table:table-cell office:value-type="float" office:value="0.752686">
                <text:p>0.752686</text:p>
              </table:table-cell>
              <table:table-cell office:value-type="float" office:value="0.904">
                <text:p>0.904</text:p>
              </table:table-cell>
              <table:table-cell office:value-type="float" office:value="0.625623">
                <text:p>0.625623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405486">
                <text:p>0.405486</text:p>
              </table:table-cell>
              <table:table-cell office:value-type="float" office:value="0.637257">
                <text:p>0.637257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5714">
                <text:p>0.645714</text:p>
              </table:table-cell>
              <table:table-cell office:value-type="float" office:value="0.650286">
                <text:p>0.650286</text:p>
              </table:table-cell>
              <table:table-cell office:value-type="float" office:value="0.656686">
                <text:p>0.656686</text:p>
              </table:table-cell>
              <table:table-cell office:value-type="float" office:value="0.747886">
                <text:p>0.747886</text:p>
              </table:table-cell>
              <table:table-cell office:value-type="float" office:value="0.904">
                <text:p>0.904</text:p>
              </table:table-cell>
              <table:table-cell office:value-type="float" office:value="0.630331">
                <text:p>0.630331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358857">
                <text:p>0.358857</text:p>
              </table:table-cell>
              <table:table-cell office:value-type="float" office:value="0.554971">
                <text:p>0.554971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48">
                <text:p>0.6448</text:p>
              </table:table-cell>
              <table:table-cell office:value-type="float" office:value="0.648914">
                <text:p>0.648914</text:p>
              </table:table-cell>
              <table:table-cell office:value-type="float" office:value="0.656">
                <text:p>0.656</text:p>
              </table:table-cell>
              <table:table-cell office:value-type="float" office:value="0.742171">
                <text:p>0.742171</text:p>
              </table:table-cell>
              <table:table-cell office:value-type="float" office:value="0.904">
                <text:p>0.904</text:p>
              </table:table-cell>
              <table:table-cell office:value-type="float" office:value="0.616571">
                <text:p>0.616571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367086">
                <text:p>0.367086</text:p>
              </table:table-cell>
              <table:table-cell office:value-type="float" office:value="0.545143">
                <text:p>0.545143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5486">
                <text:p>0.645486</text:p>
              </table:table-cell>
              <table:table-cell office:value-type="float" office:value="0.649829">
                <text:p>0.649829</text:p>
              </table:table-cell>
              <table:table-cell office:value-type="float" office:value="0.657143">
                <text:p>0.657143</text:p>
              </table:table-cell>
              <table:table-cell office:value-type="float" office:value="0.760457">
                <text:p>0.760457</text:p>
              </table:table-cell>
              <table:table-cell office:value-type="float" office:value="0.904">
                <text:p>0.904</text:p>
              </table:table-cell>
              <table:table-cell office:value-type="float" office:value="0.618514">
                <text:p>0.61851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392914">
                <text:p>0.392914</text:p>
              </table:table-cell>
              <table:table-cell office:value-type="float" office:value="0.6208">
                <text:p>0.6208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5714">
                <text:p>0.645714</text:p>
              </table:table-cell>
              <table:table-cell office:value-type="float" office:value="0.648">
                <text:p>0.648</text:p>
              </table:table-cell>
              <table:table-cell office:value-type="float" office:value="0.656229">
                <text:p>0.656229</text:p>
              </table:table-cell>
              <table:table-cell office:value-type="float" office:value="0.7488">
                <text:p>0.7488</text:p>
              </table:table-cell>
              <table:table-cell office:value-type="float" office:value="0.904">
                <text:p>0.904</text:p>
              </table:table-cell>
              <table:table-cell office:value-type="float" office:value="0.627246">
                <text:p>0.627246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437943">
                <text:p>0.437943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4343">
                <text:p>0.644343</text:p>
              </table:table-cell>
              <table:table-cell office:value-type="float" office:value="0.648229">
                <text:p>0.648229</text:p>
              </table:table-cell>
              <table:table-cell office:value-type="float" office:value="0.656">
                <text:p>0.656</text:p>
              </table:table-cell>
              <table:table-cell office:value-type="float" office:value="0.711086">
                <text:p>0.711086</text:p>
              </table:table-cell>
              <table:table-cell office:value-type="float" office:value="0.904">
                <text:p>0.904</text:p>
              </table:table-cell>
              <table:table-cell office:value-type="float" office:value="0.62976">
                <text:p>0.62976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448686">
                <text:p>0.448686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4343">
                <text:p>0.644343</text:p>
              </table:table-cell>
              <table:table-cell office:value-type="float" office:value="0.649371">
                <text:p>0.649371</text:p>
              </table:table-cell>
              <table:table-cell office:value-type="float" office:value="0.656">
                <text:p>0.656</text:p>
              </table:table-cell>
              <table:table-cell office:value-type="float" office:value="0.710171">
                <text:p>0.710171</text:p>
              </table:table-cell>
              <table:table-cell office:value-type="float" office:value="0.904">
                <text:p>0.904</text:p>
              </table:table-cell>
              <table:table-cell office:value-type="float" office:value="0.630857">
                <text:p>0.630857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469943">
                <text:p>0.469943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5714">
                <text:p>0.645714</text:p>
              </table:table-cell>
              <table:table-cell office:value-type="float" office:value="0.648229">
                <text:p>0.648229</text:p>
              </table:table-cell>
              <table:table-cell office:value-type="float" office:value="0.656">
                <text:p>0.656</text:p>
              </table:table-cell>
              <table:table-cell office:value-type="float" office:value="0.699657">
                <text:p>0.699657</text:p>
              </table:table-cell>
              <table:table-cell office:value-type="float" office:value="0.904">
                <text:p>0.904</text:p>
              </table:table-cell>
              <table:table-cell office:value-type="float" office:value="0.631954">
                <text:p>0.63195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466743">
                <text:p>0.466743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4114">
                <text:p>0.644114</text:p>
              </table:table-cell>
              <table:table-cell office:value-type="float" office:value="0.648">
                <text:p>0.648</text:p>
              </table:table-cell>
              <table:table-cell office:value-type="float" office:value="0.655543">
                <text:p>0.655543</text:p>
              </table:table-cell>
              <table:table-cell office:value-type="float" office:value="0.697829">
                <text:p>0.697829</text:p>
              </table:table-cell>
              <table:table-cell office:value-type="float" office:value="0.904">
                <text:p>0.904</text:p>
              </table:table-cell>
              <table:table-cell office:value-type="float" office:value="0.631223">
                <text:p>0.631223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420114">
                <text:p>0.420114</text:p>
              </table:table-cell>
              <table:table-cell office:value-type="float" office:value="0.639771">
                <text:p>0.639771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3657">
                <text:p>0.643657</text:p>
              </table:table-cell>
              <table:table-cell office:value-type="float" office:value="0.648229">
                <text:p>0.648229</text:p>
              </table:table-cell>
              <table:table-cell office:value-type="float" office:value="0.656">
                <text:p>0.656</text:p>
              </table:table-cell>
              <table:table-cell office:value-type="float" office:value="0.708571">
                <text:p>0.708571</text:p>
              </table:table-cell>
              <table:table-cell office:value-type="float" office:value="0.904">
                <text:p>0.904</text:p>
              </table:table-cell>
              <table:table-cell office:value-type="float" office:value="0.627634">
                <text:p>0.627634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379429">
                <text:p>0.379429</text:p>
              </table:table-cell>
              <table:table-cell office:value-type="float" office:value="0.639086">
                <text:p>0.639086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2743">
                <text:p>0.642743</text:p>
              </table:table-cell>
              <table:table-cell office:value-type="float" office:value="0.648">
                <text:p>0.648</text:p>
              </table:table-cell>
              <table:table-cell office:value-type="float" office:value="0.655086">
                <text:p>0.655086</text:p>
              </table:table-cell>
              <table:table-cell office:value-type="float" office:value="0.7136">
                <text:p>0.7136</text:p>
              </table:table-cell>
              <table:table-cell office:value-type="float" office:value="0.904">
                <text:p>0.904</text:p>
              </table:table-cell>
              <table:table-cell office:value-type="float" office:value="0.623794">
                <text:p>0.623794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506057">
                <text:p>0.506057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7314">
                <text:p>0.647314</text:p>
              </table:table-cell>
              <table:table-cell office:value-type="float" office:value="0.648457">
                <text:p>0.648457</text:p>
              </table:table-cell>
              <table:table-cell office:value-type="float" office:value="0.656">
                <text:p>0.656</text:p>
              </table:table-cell>
              <table:table-cell office:value-type="float" office:value="0.725714">
                <text:p>0.725714</text:p>
              </table:table-cell>
              <table:table-cell office:value-type="float" office:value="0.904">
                <text:p>0.904</text:p>
              </table:table-cell>
              <table:table-cell office:value-type="float" office:value="0.638354">
                <text:p>0.638354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458286">
                <text:p>0.458286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7543">
                <text:p>0.647543</text:p>
              </table:table-cell>
              <table:table-cell office:value-type="float" office:value="0.648686">
                <text:p>0.648686</text:p>
              </table:table-cell>
              <table:table-cell office:value-type="float" office:value="0.656">
                <text:p>0.656</text:p>
              </table:table-cell>
              <table:table-cell office:value-type="float" office:value="0.724343">
                <text:p>0.724343</text:p>
              </table:table-cell>
              <table:table-cell office:value-type="float" office:value="0.904">
                <text:p>0.904</text:p>
              </table:table-cell>
              <table:table-cell office:value-type="float" office:value="0.633486">
                <text:p>0.633486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456686">
                <text:p>0.456686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5714">
                <text:p>0.645714</text:p>
              </table:table-cell>
              <table:table-cell office:value-type="float" office:value="0.648914">
                <text:p>0.648914</text:p>
              </table:table-cell>
              <table:table-cell office:value-type="float" office:value="0.656">
                <text:p>0.656</text:p>
              </table:table-cell>
              <table:table-cell office:value-type="float" office:value="0.715886">
                <text:p>0.715886</text:p>
              </table:table-cell>
              <table:table-cell office:value-type="float" office:value="0.904">
                <text:p>0.904</text:p>
              </table:table-cell>
              <table:table-cell office:value-type="float" office:value="0.63232">
                <text:p>0.63232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463314">
                <text:p>0.46331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6629">
                <text:p>0.646629</text:p>
              </table:table-cell>
              <table:table-cell office:value-type="float" office:value="0.648686">
                <text:p>0.648686</text:p>
              </table:table-cell>
              <table:table-cell office:value-type="float" office:value="0.656">
                <text:p>0.656</text:p>
              </table:table-cell>
              <table:table-cell office:value-type="float" office:value="0.728914">
                <text:p>0.728914</text:p>
              </table:table-cell>
              <table:table-cell office:value-type="float" office:value="0.912">
                <text:p>0.912</text:p>
              </table:table-cell>
              <table:table-cell office:value-type="float" office:value="0.634354">
                <text:p>0.634354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5072">
                <text:p>0.5072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7086">
                <text:p>0.647086</text:p>
              </table:table-cell>
              <table:table-cell office:value-type="float" office:value="0.650057">
                <text:p>0.650057</text:p>
              </table:table-cell>
              <table:table-cell office:value-type="float" office:value="0.656">
                <text:p>0.656</text:p>
              </table:table-cell>
              <table:table-cell office:value-type="float" office:value="0.7136">
                <text:p>0.7136</text:p>
              </table:table-cell>
              <table:table-cell office:value-type="float" office:value="0.912">
                <text:p>0.912</text:p>
              </table:table-cell>
              <table:table-cell office:value-type="float" office:value="0.637394">
                <text:p>0.637394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569143">
                <text:p>0.569143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16">
                <text:p>0.6416</text:p>
              </table:table-cell>
              <table:table-cell office:value-type="float" office:value="0.648">
                <text:p>0.648</text:p>
              </table:table-cell>
              <table:table-cell office:value-type="float" office:value="0.650743">
                <text:p>0.650743</text:p>
              </table:table-cell>
              <table:table-cell office:value-type="float" office:value="0.656">
                <text:p>0.656</text:p>
              </table:table-cell>
              <table:table-cell office:value-type="float" office:value="0.703543">
                <text:p>0.703543</text:p>
              </table:table-cell>
              <table:table-cell office:value-type="float" office:value="0.912">
                <text:p>0.912</text:p>
              </table:table-cell>
              <table:table-cell office:value-type="float" office:value="0.642903">
                <text:p>0.642903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552">
                <text:p>0.552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0457">
                <text:p>0.640457</text:p>
              </table:table-cell>
              <table:table-cell office:value-type="float" office:value="0.648">
                <text:p>0.648</text:p>
              </table:table-cell>
              <table:table-cell office:value-type="float" office:value="0.648914">
                <text:p>0.648914</text:p>
              </table:table-cell>
              <table:table-cell office:value-type="float" office:value="0.656">
                <text:p>0.656</text:p>
              </table:table-cell>
              <table:table-cell office:value-type="float" office:value="0.717029">
                <text:p>0.717029</text:p>
              </table:table-cell>
              <table:table-cell office:value-type="float" office:value="0.912">
                <text:p>0.912</text:p>
              </table:table-cell>
              <table:table-cell office:value-type="float" office:value="0.64224">
                <text:p>0.6422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541714">
                <text:p>0.54171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2743">
                <text:p>0.642743</text:p>
              </table:table-cell>
              <table:table-cell office:value-type="float" office:value="0.648">
                <text:p>0.648</text:p>
              </table:table-cell>
              <table:table-cell office:value-type="float" office:value="0.6528">
                <text:p>0.6528</text:p>
              </table:table-cell>
              <table:table-cell office:value-type="float" office:value="0.656">
                <text:p>0.656</text:p>
              </table:table-cell>
              <table:table-cell office:value-type="float" office:value="0.733714">
                <text:p>0.733714</text:p>
              </table:table-cell>
              <table:table-cell office:value-type="float" office:value="0.912">
                <text:p>0.912</text:p>
              </table:table-cell>
              <table:table-cell office:value-type="float" office:value="0.643497">
                <text:p>0.643497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496914">
                <text:p>0.49691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3886">
                <text:p>0.643886</text:p>
              </table:table-cell>
              <table:table-cell office:value-type="float" office:value="0.648">
                <text:p>0.648</text:p>
              </table:table-cell>
              <table:table-cell office:value-type="float" office:value="0.653714">
                <text:p>0.653714</text:p>
              </table:table-cell>
              <table:table-cell office:value-type="float" office:value="0.656">
                <text:p>0.656</text:p>
              </table:table-cell>
              <table:table-cell office:value-type="float" office:value="0.715429">
                <text:p>0.715429</text:p>
              </table:table-cell>
              <table:table-cell office:value-type="float" office:value="0.912">
                <text:p>0.912</text:p>
              </table:table-cell>
              <table:table-cell office:value-type="float" office:value="0.637394">
                <text:p>0.637394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456">
                <text:p>0.456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3886">
                <text:p>0.643886</text:p>
              </table:table-cell>
              <table:table-cell office:value-type="float" office:value="0.648914">
                <text:p>0.648914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715657">
                <text:p>0.715657</text:p>
              </table:table-cell>
              <table:table-cell office:value-type="float" office:value="0.912">
                <text:p>0.912</text:p>
              </table:table-cell>
              <table:table-cell office:value-type="float" office:value="0.633646">
                <text:p>0.633646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445257">
                <text:p>0.445257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5029">
                <text:p>0.645029</text:p>
              </table:table-cell>
              <table:table-cell office:value-type="float" office:value="0.648">
                <text:p>0.648</text:p>
              </table:table-cell>
              <table:table-cell office:value-type="float" office:value="0.655314">
                <text:p>0.655314</text:p>
              </table:table-cell>
              <table:table-cell office:value-type="float" office:value="0.656">
                <text:p>0.656</text:p>
              </table:table-cell>
              <table:table-cell office:value-type="float" office:value="0.709029">
                <text:p>0.709029</text:p>
              </table:table-cell>
              <table:table-cell office:value-type="float" office:value="0.912">
                <text:p>0.912</text:p>
              </table:table-cell>
              <table:table-cell office:value-type="float" office:value="0.631863">
                <text:p>0.631863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400686">
                <text:p>0.400686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4114">
                <text:p>0.644114</text:p>
              </table:table-cell>
              <table:table-cell office:value-type="float" office:value="0.648">
                <text:p>0.648</text:p>
              </table:table-cell>
              <table:table-cell office:value-type="float" office:value="0.6528">
                <text:p>0.6528</text:p>
              </table:table-cell>
              <table:table-cell office:value-type="float" office:value="0.656">
                <text:p>0.656</text:p>
              </table:table-cell>
              <table:table-cell office:value-type="float" office:value="0.705829">
                <text:p>0.705829</text:p>
              </table:table-cell>
              <table:table-cell office:value-type="float" office:value="0.912">
                <text:p>0.912</text:p>
              </table:table-cell>
              <table:table-cell office:value-type="float" office:value="0.626743">
                <text:p>0.626743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421257">
                <text:p>0.421257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4114">
                <text:p>0.644114</text:p>
              </table:table-cell>
              <table:table-cell office:value-type="float" office:value="0.648">
                <text:p>0.648</text:p>
              </table:table-cell>
              <table:table-cell office:value-type="float" office:value="0.653714">
                <text:p>0.653714</text:p>
              </table:table-cell>
              <table:table-cell office:value-type="float" office:value="0.656229">
                <text:p>0.656229</text:p>
              </table:table-cell>
              <table:table-cell office:value-type="float" office:value="0.713143">
                <text:p>0.713143</text:p>
              </table:table-cell>
              <table:table-cell office:value-type="float" office:value="0.912">
                <text:p>0.912</text:p>
              </table:table-cell>
              <table:table-cell office:value-type="float" office:value="0.629646">
                <text:p>0.629646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3904">
                <text:p>0.390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4114">
                <text:p>0.644114</text:p>
              </table:table-cell>
              <table:table-cell office:value-type="float" office:value="0.648">
                <text:p>0.648</text:p>
              </table:table-cell>
              <table:table-cell office:value-type="float" office:value="0.654171">
                <text:p>0.654171</text:p>
              </table:table-cell>
              <table:table-cell office:value-type="float" office:value="0.657143">
                <text:p>0.657143</text:p>
              </table:table-cell>
              <table:table-cell office:value-type="float" office:value="0.747657">
                <text:p>0.747657</text:p>
              </table:table-cell>
              <table:table-cell office:value-type="float" office:value="0.912">
                <text:p>0.912</text:p>
              </table:table-cell>
              <table:table-cell office:value-type="float" office:value="0.630149">
                <text:p>0.630149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485943">
                <text:p>0.485943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4571">
                <text:p>0.644571</text:p>
              </table:table-cell>
              <table:table-cell office:value-type="float" office:value="0.648">
                <text:p>0.648</text:p>
              </table:table-cell>
              <table:table-cell office:value-type="float" office:value="0.653714">
                <text:p>0.653714</text:p>
              </table:table-cell>
              <table:table-cell office:value-type="float" office:value="0.656686">
                <text:p>0.656686</text:p>
              </table:table-cell>
              <table:table-cell office:value-type="float" office:value="0.759314">
                <text:p>0.759314</text:p>
              </table:table-cell>
              <table:table-cell office:value-type="float" office:value="0.912">
                <text:p>0.912</text:p>
              </table:table-cell>
              <table:table-cell office:value-type="float" office:value="0.640823">
                <text:p>0.640823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453486">
                <text:p>0.453486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3429">
                <text:p>0.643429</text:p>
              </table:table-cell>
              <table:table-cell office:value-type="float" office:value="0.648">
                <text:p>0.648</text:p>
              </table:table-cell>
              <table:table-cell office:value-type="float" office:value="0.653486">
                <text:p>0.653486</text:p>
              </table:table-cell>
              <table:table-cell office:value-type="float" office:value="0.656">
                <text:p>0.656</text:p>
              </table:table-cell>
              <table:table-cell office:value-type="float" office:value="0.752">
                <text:p>0.752</text:p>
              </table:table-cell>
              <table:table-cell office:value-type="float" office:value="0.912">
                <text:p>0.912</text:p>
              </table:table-cell>
              <table:table-cell office:value-type="float" office:value="0.63664">
                <text:p>0.63664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4352">
                <text:p>0.4352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2971">
                <text:p>0.642971</text:p>
              </table:table-cell>
              <table:table-cell office:value-type="float" office:value="0.648">
                <text:p>0.648</text:p>
              </table:table-cell>
              <table:table-cell office:value-type="float" office:value="0.653257">
                <text:p>0.653257</text:p>
              </table:table-cell>
              <table:table-cell office:value-type="float" office:value="0.656">
                <text:p>0.656</text:p>
              </table:table-cell>
              <table:table-cell office:value-type="float" office:value="0.740343">
                <text:p>0.740343</text:p>
              </table:table-cell>
              <table:table-cell office:value-type="float" office:value="0.912">
                <text:p>0.912</text:p>
              </table:table-cell>
              <table:table-cell office:value-type="float" office:value="0.633577">
                <text:p>0.63357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415086">
                <text:p>0.415086</text:p>
              </table:table-cell>
              <table:table-cell office:value-type="float" office:value="0.639314">
                <text:p>0.63931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1829">
                <text:p>0.641829</text:p>
              </table:table-cell>
              <table:table-cell office:value-type="float" office:value="0.648">
                <text:p>0.648</text:p>
              </table:table-cell>
              <table:table-cell office:value-type="float" office:value="0.655543">
                <text:p>0.655543</text:p>
              </table:table-cell>
              <table:table-cell office:value-type="float" office:value="0.656686">
                <text:p>0.656686</text:p>
              </table:table-cell>
              <table:table-cell office:value-type="float" office:value="0.731886">
                <text:p>0.731886</text:p>
              </table:table-cell>
              <table:table-cell office:value-type="float" office:value="0.912">
                <text:p>0.912</text:p>
              </table:table-cell>
              <table:table-cell office:value-type="float" office:value="0.630834">
                <text:p>0.630834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401371">
                <text:p>0.401371</text:p>
              </table:table-cell>
              <table:table-cell office:value-type="float" office:value="0.636343">
                <text:p>0.636343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5486">
                <text:p>0.645486</text:p>
              </table:table-cell>
              <table:table-cell office:value-type="float" office:value="0.648914">
                <text:p>0.648914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7264">
                <text:p>0.7264</text:p>
              </table:table-cell>
              <table:table-cell office:value-type="float" office:value="0.912">
                <text:p>0.912</text:p>
              </table:table-cell>
              <table:table-cell office:value-type="float" office:value="0.629051">
                <text:p>0.629051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455086">
                <text:p>0.455086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4114">
                <text:p>0.644114</text:p>
              </table:table-cell>
              <table:table-cell office:value-type="float" office:value="0.648457">
                <text:p>0.648457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725943">
                <text:p>0.725943</text:p>
              </table:table-cell>
              <table:table-cell office:value-type="float" office:value="0.912">
                <text:p>0.912</text:p>
              </table:table-cell>
              <table:table-cell office:value-type="float" office:value="0.63456">
                <text:p>0.63456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371657">
                <text:p>0.371657</text:p>
              </table:table-cell>
              <table:table-cell office:value-type="float" office:value="0.626971">
                <text:p>0.626971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0229">
                <text:p>0.640229</text:p>
              </table:table-cell>
              <table:table-cell office:value-type="float" office:value="0.648">
                <text:p>0.648</text:p>
              </table:table-cell>
              <table:table-cell office:value-type="float" office:value="0.653714">
                <text:p>0.653714</text:p>
              </table:table-cell>
              <table:table-cell office:value-type="float" office:value="0.656">
                <text:p>0.656</text:p>
              </table:table-cell>
              <table:table-cell office:value-type="float" office:value="0.737829">
                <text:p>0.737829</text:p>
              </table:table-cell>
              <table:table-cell office:value-type="float" office:value="0.912">
                <text:p>0.912</text:p>
              </table:table-cell>
              <table:table-cell office:value-type="float" office:value="0.62544">
                <text:p>0.62544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420114">
                <text:p>0.420114</text:p>
              </table:table-cell>
              <table:table-cell office:value-type="float" office:value="0.639771">
                <text:p>0.639771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0457">
                <text:p>0.640457</text:p>
              </table:table-cell>
              <table:table-cell office:value-type="float" office:value="0.648">
                <text:p>0.648</text:p>
              </table:table-cell>
              <table:table-cell office:value-type="float" office:value="0.652343">
                <text:p>0.652343</text:p>
              </table:table-cell>
              <table:table-cell office:value-type="float" office:value="0.656229">
                <text:p>0.656229</text:p>
              </table:table-cell>
              <table:table-cell office:value-type="float" office:value="0.749257">
                <text:p>0.749257</text:p>
              </table:table-cell>
              <table:table-cell office:value-type="float" office:value="0.912">
                <text:p>0.912</text:p>
              </table:table-cell>
              <table:table-cell office:value-type="float" office:value="0.632617">
                <text:p>0.632617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449829">
                <text:p>0.449829</text:p>
              </table:table-cell>
              <table:table-cell office:value-type="float" office:value="0.639543">
                <text:p>0.639543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16">
                <text:p>0.6416</text:p>
              </table:table-cell>
              <table:table-cell office:value-type="float" office:value="0.648">
                <text:p>0.648</text:p>
              </table:table-cell>
              <table:table-cell office:value-type="float" office:value="0.650971">
                <text:p>0.650971</text:p>
              </table:table-cell>
              <table:table-cell office:value-type="float" office:value="0.656">
                <text:p>0.656</text:p>
              </table:table-cell>
              <table:table-cell office:value-type="float" office:value="0.748571">
                <text:p>0.748571</text:p>
              </table:table-cell>
              <table:table-cell office:value-type="float" office:value="0.912">
                <text:p>0.912</text:p>
              </table:table-cell>
              <table:table-cell office:value-type="float" office:value="0.635451">
                <text:p>0.635451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3648">
                <text:p>0.3648</text:p>
              </table:table-cell>
              <table:table-cell office:value-type="float" office:value="0.553829">
                <text:p>0.553829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5943">
                <text:p>0.645943</text:p>
              </table:table-cell>
              <table:table-cell office:value-type="float" office:value="0.649143">
                <text:p>0.649143</text:p>
              </table:table-cell>
              <table:table-cell office:value-type="float" office:value="0.656">
                <text:p>0.656</text:p>
              </table:table-cell>
              <table:table-cell office:value-type="float" office:value="0.736686">
                <text:p>0.736686</text:p>
              </table:table-cell>
              <table:table-cell office:value-type="float" office:value="0.912">
                <text:p>0.912</text:p>
              </table:table-cell>
              <table:table-cell office:value-type="float" office:value="0.61664">
                <text:p>0.61664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350857">
                <text:p>0.350857</text:p>
              </table:table-cell>
              <table:table-cell office:value-type="float" office:value="0.528457">
                <text:p>0.528457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5029">
                <text:p>0.645029</text:p>
              </table:table-cell>
              <table:table-cell office:value-type="float" office:value="0.650286">
                <text:p>0.650286</text:p>
              </table:table-cell>
              <table:table-cell office:value-type="float" office:value="0.656">
                <text:p>0.656</text:p>
              </table:table-cell>
              <table:table-cell office:value-type="float" office:value="0.741029">
                <text:p>0.741029</text:p>
              </table:table-cell>
              <table:table-cell office:value-type="float" office:value="0.912">
                <text:p>0.912</text:p>
              </table:table-cell>
              <table:table-cell office:value-type="float" office:value="0.613166">
                <text:p>0.613166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359771">
                <text:p>0.359771</text:p>
              </table:table-cell>
              <table:table-cell office:value-type="float" office:value="0.528686">
                <text:p>0.528686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0457">
                <text:p>0.640457</text:p>
              </table:table-cell>
              <table:table-cell office:value-type="float" office:value="0.648">
                <text:p>0.648</text:p>
              </table:table-cell>
              <table:table-cell office:value-type="float" office:value="0.653714">
                <text:p>0.653714</text:p>
              </table:table-cell>
              <table:table-cell office:value-type="float" office:value="0.735543">
                <text:p>0.735543</text:p>
              </table:table-cell>
              <table:table-cell office:value-type="float" office:value="0.912">
                <text:p>0.912</text:p>
              </table:table-cell>
              <table:table-cell office:value-type="float" office:value="0.612617">
                <text:p>0.612617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360686">
                <text:p>0.360686</text:p>
              </table:table-cell>
              <table:table-cell office:value-type="float" office:value="0.557486">
                <text:p>0.557486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0457">
                <text:p>0.640457</text:p>
              </table:table-cell>
              <table:table-cell office:value-type="float" office:value="0.648">
                <text:p>0.648</text:p>
              </table:table-cell>
              <table:table-cell office:value-type="float" office:value="0.6528">
                <text:p>0.6528</text:p>
              </table:table-cell>
              <table:table-cell office:value-type="float" office:value="0.726171">
                <text:p>0.726171</text:p>
              </table:table-cell>
              <table:table-cell office:value-type="float" office:value="0.912">
                <text:p>0.912</text:p>
              </table:table-cell>
              <table:table-cell office:value-type="float" office:value="0.61456">
                <text:p>0.6145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76686">
                <text:p>0.376686</text:p>
              </table:table-cell>
              <table:table-cell office:value-type="float" office:value="0.5792">
                <text:p>0.5792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7771">
                <text:p>0.647771</text:p>
              </table:table-cell>
              <table:table-cell office:value-type="float" office:value="0.652114">
                <text:p>0.652114</text:p>
              </table:table-cell>
              <table:table-cell office:value-type="float" office:value="0.719543">
                <text:p>0.719543</text:p>
              </table:table-cell>
              <table:table-cell office:value-type="float" office:value="0.912">
                <text:p>0.912</text:p>
              </table:table-cell>
              <table:table-cell office:value-type="float" office:value="0.617531">
                <text:p>0.617531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373257">
                <text:p>0.373257</text:p>
              </table:table-cell>
              <table:table-cell office:value-type="float" office:value="0.593829">
                <text:p>0.593829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0457">
                <text:p>0.640457</text:p>
              </table:table-cell>
              <table:table-cell office:value-type="float" office:value="0.648">
                <text:p>0.648</text:p>
              </table:table-cell>
              <table:table-cell office:value-type="float" office:value="0.652571">
                <text:p>0.652571</text:p>
              </table:table-cell>
              <table:table-cell office:value-type="float" office:value="0.7408">
                <text:p>0.7408</text:p>
              </table:table-cell>
              <table:table-cell office:value-type="float" office:value="0.912">
                <text:p>0.912</text:p>
              </table:table-cell>
              <table:table-cell office:value-type="float" office:value="0.620891">
                <text:p>0.620891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3568">
                <text:p>0.3568</text:p>
              </table:table-cell>
              <table:table-cell office:value-type="float" office:value="0.574629">
                <text:p>0.574629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0914">
                <text:p>0.640914</text:p>
              </table:table-cell>
              <table:table-cell office:value-type="float" office:value="0.648">
                <text:p>0.648</text:p>
              </table:table-cell>
              <table:table-cell office:value-type="float" office:value="0.655771">
                <text:p>0.655771</text:p>
              </table:table-cell>
              <table:table-cell office:value-type="float" office:value="0.748114">
                <text:p>0.748114</text:p>
              </table:table-cell>
              <table:table-cell office:value-type="float" office:value="0.912">
                <text:p>0.912</text:p>
              </table:table-cell>
              <table:table-cell office:value-type="float" office:value="0.618423">
                <text:p>0.618423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359086">
                <text:p>0.359086</text:p>
              </table:table-cell>
              <table:table-cell office:value-type="float" office:value="0.5664">
                <text:p>0.56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2057">
                <text:p>0.642057</text:p>
              </table:table-cell>
              <table:table-cell office:value-type="float" office:value="0.650286">
                <text:p>0.650286</text:p>
              </table:table-cell>
              <table:table-cell office:value-type="float" office:value="0.656">
                <text:p>0.656</text:p>
              </table:table-cell>
              <table:table-cell office:value-type="float" office:value="0.768229">
                <text:p>0.768229</text:p>
              </table:table-cell>
              <table:table-cell office:value-type="float" office:value="0.912">
                <text:p>0.912</text:p>
              </table:table-cell>
              <table:table-cell office:value-type="float" office:value="0.620206">
                <text:p>0.620206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386057">
                <text:p>0.386057</text:p>
              </table:table-cell>
              <table:table-cell office:value-type="float" office:value="0.6272">
                <text:p>0.6272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2743">
                <text:p>0.642743</text:p>
              </table:table-cell>
              <table:table-cell office:value-type="float" office:value="0.650286">
                <text:p>0.650286</text:p>
              </table:table-cell>
              <table:table-cell office:value-type="float" office:value="0.656">
                <text:p>0.656</text:p>
              </table:table-cell>
              <table:table-cell office:value-type="float" office:value="0.7648">
                <text:p>0.7648</text:p>
              </table:table-cell>
              <table:table-cell office:value-type="float" office:value="0.912">
                <text:p>0.912</text:p>
              </table:table-cell>
              <table:table-cell office:value-type="float" office:value="0.628709">
                <text:p>0.628709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381486">
                <text:p>0.381486</text:p>
              </table:table-cell>
              <table:table-cell office:value-type="float" office:value="0.602057">
                <text:p>0.602057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3657">
                <text:p>0.643657</text:p>
              </table:table-cell>
              <table:table-cell office:value-type="float" office:value="0.650057">
                <text:p>0.650057</text:p>
              </table:table-cell>
              <table:table-cell office:value-type="float" office:value="0.656">
                <text:p>0.656</text:p>
              </table:table-cell>
              <table:table-cell office:value-type="float" office:value="0.775543">
                <text:p>0.775543</text:p>
              </table:table-cell>
              <table:table-cell office:value-type="float" office:value="0.912">
                <text:p>0.912</text:p>
              </table:table-cell>
              <table:table-cell office:value-type="float" office:value="0.62688">
                <text:p>0.62688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3904">
                <text:p>0.3904</text:p>
              </table:table-cell>
              <table:table-cell office:value-type="float" office:value="0.623314">
                <text:p>0.62331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2743">
                <text:p>0.642743</text:p>
              </table:table-cell>
              <table:table-cell office:value-type="float" office:value="0.6496">
                <text:p>0.6496</text:p>
              </table:table-cell>
              <table:table-cell office:value-type="float" office:value="0.656457">
                <text:p>0.656457</text:p>
              </table:table-cell>
              <table:table-cell office:value-type="float" office:value="0.804571">
                <text:p>0.804571</text:p>
              </table:table-cell>
              <table:table-cell office:value-type="float" office:value="0.912">
                <text:p>0.912</text:p>
              </table:table-cell>
              <table:table-cell office:value-type="float" office:value="0.632709">
                <text:p>0.632709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361143">
                <text:p>0.361143</text:p>
              </table:table-cell>
              <table:table-cell office:value-type="float" office:value="0.608457">
                <text:p>0.608457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0229">
                <text:p>0.640229</text:p>
              </table:table-cell>
              <table:table-cell office:value-type="float" office:value="0.648686">
                <text:p>0.648686</text:p>
              </table:table-cell>
              <table:table-cell office:value-type="float" office:value="0.656">
                <text:p>0.656</text:p>
              </table:table-cell>
              <table:table-cell office:value-type="float" office:value="0.798857">
                <text:p>0.798857</text:p>
              </table:table-cell>
              <table:table-cell office:value-type="float" office:value="0.912">
                <text:p>0.912</text:p>
              </table:table-cell>
              <table:table-cell office:value-type="float" office:value="0.627337">
                <text:p>0.627337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344457">
                <text:p>0.344457</text:p>
              </table:table-cell>
              <table:table-cell office:value-type="float" office:value="0.567771">
                <text:p>0.567771</text:p>
              </table:table-cell>
              <table:table-cell office:value-type="float" office:value="0.639086">
                <text:p>0.639086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0229">
                <text:p>0.640229</text:p>
              </table:table-cell>
              <table:table-cell office:value-type="float" office:value="0.648">
                <text:p>0.648</text:p>
              </table:table-cell>
              <table:table-cell office:value-type="float" office:value="0.656">
                <text:p>0.656</text:p>
              </table:table-cell>
              <table:table-cell office:value-type="float" office:value="0.805486">
                <text:p>0.805486</text:p>
              </table:table-cell>
              <table:table-cell office:value-type="float" office:value="0.912">
                <text:p>0.912</text:p>
              </table:table-cell>
              <table:table-cell office:value-type="float" office:value="0.622103">
                <text:p>0.622103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3584">
                <text:p>0.3584</text:p>
              </table:table-cell>
              <table:table-cell office:value-type="float" office:value="0.599314">
                <text:p>0.59931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0229">
                <text:p>0.640229</text:p>
              </table:table-cell>
              <table:table-cell office:value-type="float" office:value="0.648">
                <text:p>0.648</text:p>
              </table:table-cell>
              <table:table-cell office:value-type="float" office:value="0.6544">
                <text:p>0.6544</text:p>
              </table:table-cell>
              <table:table-cell office:value-type="float" office:value="0.765714">
                <text:p>0.765714</text:p>
              </table:table-cell>
              <table:table-cell office:value-type="float" office:value="0.912">
                <text:p>0.912</text:p>
              </table:table-cell>
              <table:table-cell office:value-type="float" office:value="0.622606">
                <text:p>0.62260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71886">
                <text:p>0.371886</text:p>
              </table:table-cell>
              <table:table-cell office:value-type="float" office:value="0.619429">
                <text:p>0.619429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7543">
                <text:p>0.647543</text:p>
              </table:table-cell>
              <table:table-cell office:value-type="float" office:value="0.656">
                <text:p>0.656</text:p>
              </table:table-cell>
              <table:table-cell office:value-type="float" office:value="0.744686">
                <text:p>0.744686</text:p>
              </table:table-cell>
              <table:table-cell office:value-type="float" office:value="0.912">
                <text:p>0.912</text:p>
              </table:table-cell>
              <table:table-cell office:value-type="float" office:value="0.623954">
                <text:p>0.623954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378057">
                <text:p>0.378057</text:p>
              </table:table-cell>
              <table:table-cell office:value-type="float" office:value="0.613486">
                <text:p>0.613486</text:p>
              </table:table-cell>
              <table:table-cell office:value-type="float" office:value="0.639771">
                <text:p>0.639771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5257">
                <text:p>0.645257</text:p>
              </table:table-cell>
              <table:table-cell office:value-type="float" office:value="0.653943">
                <text:p>0.653943</text:p>
              </table:table-cell>
              <table:table-cell office:value-type="float" office:value="0.728457">
                <text:p>0.728457</text:p>
              </table:table-cell>
              <table:table-cell office:value-type="float" office:value="0.912">
                <text:p>0.912</text:p>
              </table:table-cell>
              <table:table-cell office:value-type="float" office:value="0.621897">
                <text:p>0.621897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365029">
                <text:p>0.365029</text:p>
              </table:table-cell>
              <table:table-cell office:value-type="float" office:value="0.552914">
                <text:p>0.552914</text:p>
              </table:table-cell>
              <table:table-cell office:value-type="float" office:value="0.638629">
                <text:p>0.638629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48">
                <text:p>0.6448</text:p>
              </table:table-cell>
              <table:table-cell office:value-type="float" office:value="0.655314">
                <text:p>0.655314</text:p>
              </table:table-cell>
              <table:table-cell office:value-type="float" office:value="0.757257">
                <text:p>0.757257</text:p>
              </table:table-cell>
              <table:table-cell office:value-type="float" office:value="0.912">
                <text:p>0.912</text:p>
              </table:table-cell>
              <table:table-cell office:value-type="float" office:value="0.617394">
                <text:p>0.617394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3568">
                <text:p>0.3568</text:p>
              </table:table-cell>
              <table:table-cell office:value-type="float" office:value="0.6016">
                <text:p>0.6016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6857">
                <text:p>0.646857</text:p>
              </table:table-cell>
              <table:table-cell office:value-type="float" office:value="0.655314">
                <text:p>0.655314</text:p>
              </table:table-cell>
              <table:table-cell office:value-type="float" office:value="0.762057">
                <text:p>0.762057</text:p>
              </table:table-cell>
              <table:table-cell office:value-type="float" office:value="0.912">
                <text:p>0.912</text:p>
              </table:table-cell>
              <table:table-cell office:value-type="float" office:value="0.622263">
                <text:p>0.622263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375314">
                <text:p>0.375314</text:p>
              </table:table-cell>
              <table:table-cell office:value-type="float" office:value="0.600229">
                <text:p>0.600229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6857">
                <text:p>0.646857</text:p>
              </table:table-cell>
              <table:table-cell office:value-type="float" office:value="0.655314">
                <text:p>0.655314</text:p>
              </table:table-cell>
              <table:table-cell office:value-type="float" office:value="0.738971">
                <text:p>0.738971</text:p>
              </table:table-cell>
              <table:table-cell office:value-type="float" office:value="0.912">
                <text:p>0.912</text:p>
              </table:table-cell>
              <table:table-cell office:value-type="float" office:value="0.621669">
                <text:p>0.621669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367086">
                <text:p>0.367086</text:p>
              </table:table-cell>
              <table:table-cell office:value-type="float" office:value="0.614857">
                <text:p>0.614857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0914">
                <text:p>0.640914</text:p>
              </table:table-cell>
              <table:table-cell office:value-type="float" office:value="0.648">
                <text:p>0.648</text:p>
              </table:table-cell>
              <table:table-cell office:value-type="float" office:value="0.655771">
                <text:p>0.655771</text:p>
              </table:table-cell>
              <table:table-cell office:value-type="float" office:value="0.733486">
                <text:p>0.733486</text:p>
              </table:table-cell>
              <table:table-cell office:value-type="float" office:value="0.912">
                <text:p>0.912</text:p>
              </table:table-cell>
              <table:table-cell office:value-type="float" office:value="0.622011">
                <text:p>0.622011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389943">
                <text:p>0.389943</text:p>
              </table:table-cell>
              <table:table-cell office:value-type="float" office:value="0.621257">
                <text:p>0.621257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2743">
                <text:p>0.642743</text:p>
              </table:table-cell>
              <table:table-cell office:value-type="float" office:value="0.649143">
                <text:p>0.649143</text:p>
              </table:table-cell>
              <table:table-cell office:value-type="float" office:value="0.656">
                <text:p>0.656</text:p>
              </table:table-cell>
              <table:table-cell office:value-type="float" office:value="0.749943">
                <text:p>0.749943</text:p>
              </table:table-cell>
              <table:table-cell office:value-type="float" office:value="0.912">
                <text:p>0.912</text:p>
              </table:table-cell>
              <table:table-cell office:value-type="float" office:value="0.626903">
                <text:p>0.626903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368686">
                <text:p>0.368686</text:p>
              </table:table-cell>
              <table:table-cell office:value-type="float" office:value="0.549943">
                <text:p>0.549943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1829">
                <text:p>0.641829</text:p>
              </table:table-cell>
              <table:table-cell office:value-type="float" office:value="0.649143">
                <text:p>0.649143</text:p>
              </table:table-cell>
              <table:table-cell office:value-type="float" office:value="0.656">
                <text:p>0.656</text:p>
              </table:table-cell>
              <table:table-cell office:value-type="float" office:value="0.736">
                <text:p>0.736</text:p>
              </table:table-cell>
              <table:table-cell office:value-type="float" office:value="0.912">
                <text:p>0.912</text:p>
              </table:table-cell>
              <table:table-cell office:value-type="float" office:value="0.61616">
                <text:p>0.61616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352914">
                <text:p>0.352914</text:p>
              </table:table-cell>
              <table:table-cell office:value-type="float" office:value="0.429029">
                <text:p>0.429029</text:p>
              </table:table-cell>
              <table:table-cell office:value-type="float" office:value="0.635429">
                <text:p>0.635429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6629">
                <text:p>0.646629</text:p>
              </table:table-cell>
              <table:table-cell office:value-type="float" office:value="0.654857">
                <text:p>0.654857</text:p>
              </table:table-cell>
              <table:table-cell office:value-type="float" office:value="0.731886">
                <text:p>0.731886</text:p>
              </table:table-cell>
              <table:table-cell office:value-type="float" office:value="0.912">
                <text:p>0.912</text:p>
              </table:table-cell>
              <table:table-cell office:value-type="float" office:value="0.601074">
                <text:p>0.601074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359086">
                <text:p>0.359086</text:p>
              </table:table-cell>
              <table:table-cell office:value-type="float" office:value="0.535543">
                <text:p>0.535543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64">
                <text:p>0.6464</text:p>
              </table:table-cell>
              <table:table-cell office:value-type="float" office:value="0.656">
                <text:p>0.656</text:p>
              </table:table-cell>
              <table:table-cell office:value-type="float" office:value="0.725257">
                <text:p>0.725257</text:p>
              </table:table-cell>
              <table:table-cell office:value-type="float" office:value="0.912">
                <text:p>0.912</text:p>
              </table:table-cell>
              <table:table-cell office:value-type="float" office:value="0.612229">
                <text:p>0.61222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6629">
                <text:p>0.366629</text:p>
              </table:table-cell>
              <table:table-cell office:value-type="float" office:value="0.531429">
                <text:p>0.531429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2743">
                <text:p>0.642743</text:p>
              </table:table-cell>
              <table:table-cell office:value-type="float" office:value="0.648686">
                <text:p>0.648686</text:p>
              </table:table-cell>
              <table:table-cell office:value-type="float" office:value="0.656">
                <text:p>0.656</text:p>
              </table:table-cell>
              <table:table-cell office:value-type="float" office:value="0.739657">
                <text:p>0.739657</text:p>
              </table:table-cell>
              <table:table-cell office:value-type="float" office:value="0.912">
                <text:p>0.912</text:p>
              </table:table-cell>
              <table:table-cell office:value-type="float" office:value="0.614514">
                <text:p>0.614514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383543">
                <text:p>0.383543</text:p>
              </table:table-cell>
              <table:table-cell office:value-type="float" office:value="0.6272">
                <text:p>0.6272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2286">
                <text:p>0.642286</text:p>
              </table:table-cell>
              <table:table-cell office:value-type="float" office:value="0.648686">
                <text:p>0.648686</text:p>
              </table:table-cell>
              <table:table-cell office:value-type="float" office:value="0.656">
                <text:p>0.656</text:p>
              </table:table-cell>
              <table:table-cell office:value-type="float" office:value="0.761143">
                <text:p>0.761143</text:p>
              </table:table-cell>
              <table:table-cell office:value-type="float" office:value="0.912">
                <text:p>0.912</text:p>
              </table:table-cell>
              <table:table-cell office:value-type="float" office:value="0.627886">
                <text:p>0.627886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350857">
                <text:p>0.350857</text:p>
              </table:table-cell>
              <table:table-cell office:value-type="float" office:value="0.568686">
                <text:p>0.568686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6857">
                <text:p>0.646857</text:p>
              </table:table-cell>
              <table:table-cell office:value-type="float" office:value="0.651657">
                <text:p>0.651657</text:p>
              </table:table-cell>
              <table:table-cell office:value-type="float" office:value="0.656">
                <text:p>0.656</text:p>
              </table:table-cell>
              <table:table-cell office:value-type="float" office:value="0.8048">
                <text:p>0.8048</text:p>
              </table:table-cell>
              <table:table-cell office:value-type="float" office:value="0.912">
                <text:p>0.912</text:p>
              </table:table-cell>
              <table:table-cell office:value-type="float" office:value="0.623886">
                <text:p>0.623886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346514">
                <text:p>0.346514</text:p>
              </table:table-cell>
              <table:table-cell office:value-type="float" office:value="0.555657">
                <text:p>0.555657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7086">
                <text:p>0.647086</text:p>
              </table:table-cell>
              <table:table-cell office:value-type="float" office:value="0.653257">
                <text:p>0.653257</text:p>
              </table:table-cell>
              <table:table-cell office:value-type="float" office:value="0.658971">
                <text:p>0.658971</text:p>
              </table:table-cell>
              <table:table-cell office:value-type="float" office:value="0.8624">
                <text:p>0.8624</text:p>
              </table:table-cell>
              <table:table-cell office:value-type="float" office:value="0.912">
                <text:p>0.912</text:p>
              </table:table-cell>
              <table:table-cell office:value-type="float" office:value="0.628389">
                <text:p>0.628389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369143">
                <text:p>0.369143</text:p>
              </table:table-cell>
              <table:table-cell office:value-type="float" office:value="0.6">
                <text:p>0.6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2743">
                <text:p>0.642743</text:p>
              </table:table-cell>
              <table:table-cell office:value-type="float" office:value="0.648">
                <text:p>0.648</text:p>
              </table:table-cell>
              <table:table-cell office:value-type="float" office:value="0.655314">
                <text:p>0.655314</text:p>
              </table:table-cell>
              <table:table-cell office:value-type="float" office:value="0.686857">
                <text:p>0.686857</text:p>
              </table:table-cell>
              <table:table-cell office:value-type="float" office:value="0.896686">
                <text:p>0.896686</text:p>
              </table:table-cell>
              <table:table-cell office:value-type="float" office:value="0.912">
                <text:p>0.912</text:p>
              </table:table-cell>
              <table:table-cell office:value-type="float" office:value="0.641874">
                <text:p>0.641874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348571">
                <text:p>0.348571</text:p>
              </table:table-cell>
              <table:table-cell office:value-type="float" office:value="0.493486">
                <text:p>0.493486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7771">
                <text:p>0.647771</text:p>
              </table:table-cell>
              <table:table-cell office:value-type="float" office:value="0.653257">
                <text:p>0.653257</text:p>
              </table:table-cell>
              <table:table-cell office:value-type="float" office:value="0.710629">
                <text:p>0.710629</text:p>
              </table:table-cell>
              <table:table-cell office:value-type="float" office:value="0.895314">
                <text:p>0.895314</text:p>
              </table:table-cell>
              <table:table-cell office:value-type="float" office:value="0.912">
                <text:p>0.912</text:p>
              </table:table-cell>
              <table:table-cell office:value-type="float" office:value="0.630903">
                <text:p>0.630903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3424">
                <text:p>0.3424</text:p>
              </table:table-cell>
              <table:table-cell office:value-type="float" office:value="0.409371">
                <text:p>0.409371</text:p>
              </table:table-cell>
              <table:table-cell office:value-type="float" office:value="0.625143">
                <text:p>0.625143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0914">
                <text:p>0.640914</text:p>
              </table:table-cell>
              <table:table-cell office:value-type="float" office:value="0.648457">
                <text:p>0.648457</text:p>
              </table:table-cell>
              <table:table-cell office:value-type="float" office:value="0.656">
                <text:p>0.656</text:p>
              </table:table-cell>
              <table:table-cell office:value-type="float" office:value="0.748571">
                <text:p>0.748571</text:p>
              </table:table-cell>
              <table:table-cell office:value-type="float" office:value="0.8944">
                <text:p>0.8944</text:p>
              </table:table-cell>
              <table:table-cell office:value-type="float" office:value="0.912">
                <text:p>0.912</text:p>
              </table:table-cell>
              <table:table-cell office:value-type="float" office:value="0.624526">
                <text:p>0.624526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328">
                <text:p>0.328</text:p>
              </table:table-cell>
              <table:table-cell office:value-type="float" office:value="0.397943">
                <text:p>0.397943</text:p>
              </table:table-cell>
              <table:table-cell office:value-type="float" office:value="0.513829">
                <text:p>0.513829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7086">
                <text:p>0.647086</text:p>
              </table:table-cell>
              <table:table-cell office:value-type="float" office:value="0.655771">
                <text:p>0.655771</text:p>
              </table:table-cell>
              <table:table-cell office:value-type="float" office:value="0.806629">
                <text:p>0.806629</text:p>
              </table:table-cell>
              <table:table-cell office:value-type="float" office:value="0.901029">
                <text:p>0.901029</text:p>
              </table:table-cell>
              <table:table-cell office:value-type="float" office:value="0.912">
                <text:p>0.912</text:p>
              </table:table-cell>
              <table:table-cell office:value-type="float" office:value="0.617029">
                <text:p>0.617029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3264">
                <text:p>0.3264</text:p>
              </table:table-cell>
              <table:table-cell office:value-type="float" office:value="0.397943">
                <text:p>0.397943</text:p>
              </table:table-cell>
              <table:table-cell office:value-type="float" office:value="0.527314">
                <text:p>0.52731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1829">
                <text:p>0.641829</text:p>
              </table:table-cell>
              <table:table-cell office:value-type="float" office:value="0.650743">
                <text:p>0.650743</text:p>
              </table:table-cell>
              <table:table-cell office:value-type="float" office:value="0.701714">
                <text:p>0.701714</text:p>
              </table:table-cell>
              <table:table-cell office:value-type="float" office:value="0.861257">
                <text:p>0.861257</text:p>
              </table:table-cell>
              <table:table-cell office:value-type="float" office:value="0.903771">
                <text:p>0.903771</text:p>
              </table:table-cell>
              <table:table-cell office:value-type="float" office:value="0.912">
                <text:p>0.912</text:p>
              </table:table-cell>
              <table:table-cell office:value-type="float" office:value="0.629097">
                <text:p>0.629097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340571">
                <text:p>0.340571</text:p>
              </table:table-cell>
              <table:table-cell office:value-type="float" office:value="0.4">
                <text:p>0.4</text:p>
              </table:table-cell>
              <table:table-cell office:value-type="float" office:value="0.471086">
                <text:p>0.471086</text:p>
              </table:table-cell>
              <table:table-cell office:value-type="float" office:value="0.637029">
                <text:p>0.637029</text:p>
              </table:table-cell>
              <table:table-cell office:value-type="float" office:value="0.64">
                <text:p>0.64</text:p>
              </table:table-cell>
              <table:table-cell office:value-type="float" office:value="0.640914">
                <text:p>0.640914</text:p>
              </table:table-cell>
              <table:table-cell office:value-type="float" office:value="0.648914">
                <text:p>0.648914</text:p>
              </table:table-cell>
              <table:table-cell office:value-type="float" office:value="0.683886">
                <text:p>0.683886</text:p>
              </table:table-cell>
              <table:table-cell office:value-type="float" office:value="0.864457">
                <text:p>0.864457</text:p>
              </table:table-cell>
              <table:table-cell office:value-type="float" office:value="0.904914">
                <text:p>0.904914</text:p>
              </table:table-cell>
              <table:table-cell office:value-type="float" office:value="0.912">
                <text:p>0.912</text:p>
              </table:table-cell>
              <table:table-cell office:value-type="float" office:value="0.623177">
                <text:p>0.62317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28">
                <text:p>0.328</text:p>
              </table:table-cell>
              <table:table-cell office:value-type="float" office:value="0.384">
                <text:p>0.384</text:p>
              </table:table-cell>
              <table:table-cell office:value-type="float" office:value="0.449371">
                <text:p>0.449371</text:p>
              </table:table-cell>
              <table:table-cell office:value-type="float" office:value="0.626743">
                <text:p>0.626743</text:p>
              </table:table-cell>
              <table:table-cell office:value-type="float" office:value="0.64">
                <text:p>0.64</text:p>
              </table:table-cell>
              <table:table-cell office:value-type="float" office:value="0.642971">
                <text:p>0.642971</text:p>
              </table:table-cell>
              <table:table-cell office:value-type="float" office:value="0.6528">
                <text:p>0.6528</text:p>
              </table:table-cell>
              <table:table-cell office:value-type="float" office:value="0.767771">
                <text:p>0.767771</text:p>
              </table:table-cell>
              <table:table-cell office:value-type="float" office:value="0.874743">
                <text:p>0.874743</text:p>
              </table:table-cell>
              <table:table-cell office:value-type="float" office:value="0.9056">
                <text:p>0.9056</text:p>
              </table:table-cell>
              <table:table-cell office:value-type="float" office:value="0.912">
                <text:p>0.912</text:p>
              </table:table-cell>
              <table:table-cell office:value-type="float" office:value="0.6272">
                <text:p>0.6272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343314">
                <text:p>0.343314</text:p>
              </table:table-cell>
              <table:table-cell office:value-type="float" office:value="0.4">
                <text:p>0.4</text:p>
              </table:table-cell>
              <table:table-cell office:value-type="float" office:value="0.566171">
                <text:p>0.566171</text:p>
              </table:table-cell>
              <table:table-cell office:value-type="float" office:value="0.639086">
                <text:p>0.639086</text:p>
              </table:table-cell>
              <table:table-cell office:value-type="float" office:value="0.64">
                <text:p>0.64</text:p>
              </table:table-cell>
              <table:table-cell office:value-type="float" office:value="0.645714">
                <text:p>0.645714</text:p>
              </table:table-cell>
              <table:table-cell office:value-type="float" office:value="0.656457">
                <text:p>0.656457</text:p>
              </table:table-cell>
              <table:table-cell office:value-type="float" office:value="0.818286">
                <text:p>0.818286</text:p>
              </table:table-cell>
              <table:table-cell office:value-type="float" office:value="0.882971">
                <text:p>0.882971</text:p>
              </table:table-cell>
              <table:table-cell office:value-type="float" office:value="0.906743">
                <text:p>0.906743</text:p>
              </table:table-cell>
              <table:table-cell office:value-type="float" office:value="0.912">
                <text:p>0.912</text:p>
              </table:table-cell>
              <table:table-cell office:value-type="float" office:value="0.649874">
                <text:p>0.649874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327086">
                <text:p>0.327086</text:p>
              </table:table-cell>
              <table:table-cell office:value-type="float" office:value="0.393829">
                <text:p>0.393829</text:p>
              </table:table-cell>
              <table:table-cell office:value-type="float" office:value="0.526171">
                <text:p>0.526171</text:p>
              </table:table-cell>
              <table:table-cell office:value-type="float" office:value="0.639771">
                <text:p>0.639771</text:p>
              </table:table-cell>
              <table:table-cell office:value-type="float" office:value="0.641143">
                <text:p>0.641143</text:p>
              </table:table-cell>
              <table:table-cell office:value-type="float" office:value="0.654171">
                <text:p>0.654171</text:p>
              </table:table-cell>
              <table:table-cell office:value-type="float" office:value="0.788114">
                <text:p>0.788114</text:p>
              </table:table-cell>
              <table:table-cell office:value-type="float" office:value="0.8624">
                <text:p>0.8624</text:p>
              </table:table-cell>
              <table:table-cell office:value-type="float" office:value="0.888457">
                <text:p>0.888457</text:p>
              </table:table-cell>
              <table:table-cell office:value-type="float" office:value="0.908343">
                <text:p>0.908343</text:p>
              </table:table-cell>
              <table:table-cell office:value-type="float" office:value="0.912">
                <text:p>0.912</text:p>
              </table:table-cell>
              <table:table-cell office:value-type="float" office:value="0.662949">
                <text:p>0.662949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3424">
                <text:p>0.3424</text:p>
              </table:table-cell>
              <table:table-cell office:value-type="float" office:value="0.410514">
                <text:p>0.410514</text:p>
              </table:table-cell>
              <table:table-cell office:value-type="float" office:value="0.598629">
                <text:p>0.598629</text:p>
              </table:table-cell>
              <table:table-cell office:value-type="float" office:value="0.64">
                <text:p>0.64</text:p>
              </table:table-cell>
              <table:table-cell office:value-type="float" office:value="0.653486">
                <text:p>0.653486</text:p>
              </table:table-cell>
              <table:table-cell office:value-type="float" office:value="0.7936">
                <text:p>0.7936</text:p>
              </table:table-cell>
              <table:table-cell office:value-type="float" office:value="0.847543">
                <text:p>0.847543</text:p>
              </table:table-cell>
              <table:table-cell office:value-type="float" office:value="0.877257">
                <text:p>0.877257</text:p>
              </table:table-cell>
              <table:table-cell office:value-type="float" office:value="0.895771">
                <text:p>0.895771</text:p>
              </table:table-cell>
              <table:table-cell office:value-type="float" office:value="0.909943">
                <text:p>0.909943</text:p>
              </table:table-cell>
              <table:table-cell office:value-type="float" office:value="0.912">
                <text:p>0.912</text:p>
              </table:table-cell>
              <table:table-cell office:value-type="float" office:value="0.696914">
                <text:p>0.696914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3424">
                <text:p>0.3424</text:p>
              </table:table-cell>
              <table:table-cell office:value-type="float" office:value="0.4">
                <text:p>0.4</text:p>
              </table:table-cell>
              <table:table-cell office:value-type="float" office:value="0.592914">
                <text:p>0.592914</text:p>
              </table:table-cell>
              <table:table-cell office:value-type="float" office:value="0.641143">
                <text:p>0.641143</text:p>
              </table:table-cell>
              <table:table-cell office:value-type="float" office:value="0.685257">
                <text:p>0.685257</text:p>
              </table:table-cell>
              <table:table-cell office:value-type="float" office:value="0.817371">
                <text:p>0.817371</text:p>
              </table:table-cell>
              <table:table-cell office:value-type="float" office:value="0.8528">
                <text:p>0.8528</text:p>
              </table:table-cell>
              <table:table-cell office:value-type="float" office:value="0.877943">
                <text:p>0.877943</text:p>
              </table:table-cell>
              <table:table-cell office:value-type="float" office:value="0.893943">
                <text:p>0.893943</text:p>
              </table:table-cell>
              <table:table-cell office:value-type="float" office:value="0.909257">
                <text:p>0.909257</text:p>
              </table:table-cell>
              <table:table-cell office:value-type="float" office:value="0.912">
                <text:p>0.912</text:p>
              </table:table-cell>
              <table:table-cell office:value-type="float" office:value="0.701303">
                <text:p>0.701303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344457">
                <text:p>0.344457</text:p>
              </table:table-cell>
              <table:table-cell office:value-type="float" office:value="0.400229">
                <text:p>0.400229</text:p>
              </table:table-cell>
              <table:table-cell office:value-type="float" office:value="0.593143">
                <text:p>0.593143</text:p>
              </table:table-cell>
              <table:table-cell office:value-type="float" office:value="0.642971">
                <text:p>0.642971</text:p>
              </table:table-cell>
              <table:table-cell office:value-type="float" office:value="0.734171">
                <text:p>0.734171</text:p>
              </table:table-cell>
              <table:table-cell office:value-type="float" office:value="0.827429">
                <text:p>0.827429</text:p>
              </table:table-cell>
              <table:table-cell office:value-type="float" office:value="0.862171">
                <text:p>0.862171</text:p>
              </table:table-cell>
              <table:table-cell office:value-type="float" office:value="0.879314">
                <text:p>0.879314</text:p>
              </table:table-cell>
              <table:table-cell office:value-type="float" office:value="0.894629">
                <text:p>0.894629</text:p>
              </table:table-cell>
              <table:table-cell office:value-type="float" office:value="0.909714">
                <text:p>0.909714</text:p>
              </table:table-cell>
              <table:table-cell office:value-type="float" office:value="0.912">
                <text:p>0.912</text:p>
              </table:table-cell>
              <table:table-cell office:value-type="float" office:value="0.708823">
                <text:p>0.708823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379429">
                <text:p>0.379429</text:p>
              </table:table-cell>
              <table:table-cell office:value-type="float" office:value="0.567771">
                <text:p>0.567771</text:p>
              </table:table-cell>
              <table:table-cell office:value-type="float" office:value="0.649371">
                <text:p>0.649371</text:p>
              </table:table-cell>
              <table:table-cell office:value-type="float" office:value="0.802286">
                <text:p>0.802286</text:p>
              </table:table-cell>
              <table:table-cell office:value-type="float" office:value="0.830629">
                <text:p>0.830629</text:p>
              </table:table-cell>
              <table:table-cell office:value-type="float" office:value="0.8544">
                <text:p>0.8544</text:p>
              </table:table-cell>
              <table:table-cell office:value-type="float" office:value="0.8752">
                <text:p>0.8752</text:p>
              </table:table-cell>
              <table:table-cell office:value-type="float" office:value="0.883657">
                <text:p>0.883657</text:p>
              </table:table-cell>
              <table:table-cell office:value-type="float" office:value="0.898971">
                <text:p>0.898971</text:p>
              </table:table-cell>
              <table:table-cell office:value-type="float" office:value="0.910857">
                <text:p>0.910857</text:p>
              </table:table-cell>
              <table:table-cell office:value-type="float" office:value="0.912">
                <text:p>0.912</text:p>
              </table:table-cell>
              <table:table-cell office:value-type="float" office:value="0.765257">
                <text:p>0.765257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499886">
                <text:p>0.499886</text:p>
              </table:table-cell>
              <table:table-cell office:value-type="float" office:value="0.637943">
                <text:p>0.637943</text:p>
              </table:table-cell>
              <table:table-cell office:value-type="float" office:value="0.779429">
                <text:p>0.779429</text:p>
              </table:table-cell>
              <table:table-cell office:value-type="float" office:value="0.824457">
                <text:p>0.824457</text:p>
              </table:table-cell>
              <table:table-cell office:value-type="float" office:value="0.8448">
                <text:p>0.8448</text:p>
              </table:table-cell>
              <table:table-cell office:value-type="float" office:value="0.871771">
                <text:p>0.871771</text:p>
              </table:table-cell>
              <table:table-cell office:value-type="float" office:value="0.88">
                <text:p>0.88</text:p>
              </table:table-cell>
              <table:table-cell office:value-type="float" office:value="0.893257">
                <text:p>0.893257</text:p>
              </table:table-cell>
              <table:table-cell office:value-type="float" office:value="0.900114">
                <text:p>0.900114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804366">
                <text:p>0.804366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588114">
                <text:p>0.588114</text:p>
              </table:table-cell>
              <table:table-cell office:value-type="float" office:value="0.766171">
                <text:p>0.766171</text:p>
              </table:table-cell>
              <table:table-cell office:value-type="float" office:value="0.823543">
                <text:p>0.823543</text:p>
              </table:table-cell>
              <table:table-cell office:value-type="float" office:value="0.8368">
                <text:p>0.8368</text:p>
              </table:table-cell>
              <table:table-cell office:value-type="float" office:value="0.855771">
                <text:p>0.855771</text:p>
              </table:table-cell>
              <table:table-cell office:value-type="float" office:value="0.8736">
                <text:p>0.8736</text:p>
              </table:table-cell>
              <table:table-cell office:value-type="float" office:value="0.88">
                <text:p>0.88</text:p>
              </table:table-cell>
              <table:table-cell office:value-type="float" office:value="0.893257">
                <text:p>0.893257</text:p>
              </table:table-cell>
              <table:table-cell office:value-type="float" office:value="0.899886">
                <text:p>0.899886</text:p>
              </table:table-cell>
              <table:table-cell office:value-type="float" office:value="0.911543">
                <text:p>0.911543</text:p>
              </table:table-cell>
              <table:table-cell office:value-type="float" office:value="0.912">
                <text:p>0.912</text:p>
              </table:table-cell>
              <table:table-cell office:value-type="float" office:value="0.832869">
                <text:p>0.832869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607314">
                <text:p>0.607314</text:p>
              </table:table-cell>
              <table:table-cell office:value-type="float" office:value="0.762971">
                <text:p>0.762971</text:p>
              </table:table-cell>
              <table:table-cell office:value-type="float" office:value="0.823086">
                <text:p>0.823086</text:p>
              </table:table-cell>
              <table:table-cell office:value-type="float" office:value="0.836571">
                <text:p>0.836571</text:p>
              </table:table-cell>
              <table:table-cell office:value-type="float" office:value="0.851429">
                <text:p>0.851429</text:p>
              </table:table-cell>
              <table:table-cell office:value-type="float" office:value="0.873829">
                <text:p>0.873829</text:p>
              </table:table-cell>
              <table:table-cell office:value-type="float" office:value="0.881371">
                <text:p>0.881371</text:p>
              </table:table-cell>
              <table:table-cell office:value-type="float" office:value="0.895314">
                <text:p>0.895314</text:p>
              </table:table-cell>
              <table:table-cell office:value-type="float" office:value="0.900343">
                <text:p>0.900343</text:p>
              </table:table-cell>
              <table:table-cell office:value-type="float" office:value="0.911314">
                <text:p>0.911314</text:p>
              </table:table-cell>
              <table:table-cell office:value-type="float" office:value="0.912">
                <text:p>0.912</text:p>
              </table:table-cell>
              <table:table-cell office:value-type="float" office:value="0.834354">
                <text:p>0.83435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5824">
                <text:p>0.5824</text:p>
              </table:table-cell>
              <table:table-cell office:value-type="float" office:value="0.713371">
                <text:p>0.713371</text:p>
              </table:table-cell>
              <table:table-cell office:value-type="float" office:value="0.814857">
                <text:p>0.814857</text:p>
              </table:table-cell>
              <table:table-cell office:value-type="float" office:value="0.834057">
                <text:p>0.834057</text:p>
              </table:table-cell>
              <table:table-cell office:value-type="float" office:value="0.8544">
                <text:p>0.8544</text:p>
              </table:table-cell>
              <table:table-cell office:value-type="float" office:value="0.875657">
                <text:p>0.875657</text:p>
              </table:table-cell>
              <table:table-cell office:value-type="float" office:value="0.887543">
                <text:p>0.887543</text:p>
              </table:table-cell>
              <table:table-cell office:value-type="float" office:value="0.896">
                <text:p>0.896</text:p>
              </table:table-cell>
              <table:table-cell office:value-type="float" office:value="0.905143">
                <text:p>0.905143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827543">
                <text:p>0.827543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5728">
                <text:p>0.5728</text:p>
              </table:table-cell>
              <table:table-cell office:value-type="float" office:value="0.656457">
                <text:p>0.656457</text:p>
              </table:table-cell>
              <table:table-cell office:value-type="float" office:value="0.806171">
                <text:p>0.806171</text:p>
              </table:table-cell>
              <table:table-cell office:value-type="float" office:value="0.834286">
                <text:p>0.834286</text:p>
              </table:table-cell>
              <table:table-cell office:value-type="float" office:value="0.854857">
                <text:p>0.854857</text:p>
              </table:table-cell>
              <table:table-cell office:value-type="float" office:value="0.876571">
                <text:p>0.876571</text:p>
              </table:table-cell>
              <table:table-cell office:value-type="float" office:value="0.887314">
                <text:p>0.887314</text:p>
              </table:table-cell>
              <table:table-cell office:value-type="float" office:value="0.896914">
                <text:p>0.896914</text:p>
              </table:table-cell>
              <table:table-cell office:value-type="float" office:value="0.907886">
                <text:p>0.907886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820526">
                <text:p>0.820526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581029">
                <text:p>0.581029</text:p>
              </table:table-cell>
              <table:table-cell office:value-type="float" office:value="0.729371">
                <text:p>0.729371</text:p>
              </table:table-cell>
              <table:table-cell office:value-type="float" office:value="0.822629">
                <text:p>0.822629</text:p>
              </table:table-cell>
              <table:table-cell office:value-type="float" office:value="0.845714">
                <text:p>0.845714</text:p>
              </table:table-cell>
              <table:table-cell office:value-type="float" office:value="0.871314">
                <text:p>0.871314</text:p>
              </table:table-cell>
              <table:table-cell office:value-type="float" office:value="0.881143">
                <text:p>0.881143</text:p>
              </table:table-cell>
              <table:table-cell office:value-type="float" office:value="0.895771">
                <text:p>0.895771</text:p>
              </table:table-cell>
              <table:table-cell office:value-type="float" office:value="0.900571">
                <text:p>0.900571</text:p>
              </table:table-cell>
              <table:table-cell office:value-type="float" office:value="0.910629">
                <text:p>0.910629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835017">
                <text:p>0.835017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573257">
                <text:p>0.573257</text:p>
              </table:table-cell>
              <table:table-cell office:value-type="float" office:value="0.735314">
                <text:p>0.735314</text:p>
              </table:table-cell>
              <table:table-cell office:value-type="float" office:value="0.822629">
                <text:p>0.822629</text:p>
              </table:table-cell>
              <table:table-cell office:value-type="float" office:value="0.8432">
                <text:p>0.8432</text:p>
              </table:table-cell>
              <table:table-cell office:value-type="float" office:value="0.865143">
                <text:p>0.865143</text:p>
              </table:table-cell>
              <table:table-cell office:value-type="float" office:value="0.88">
                <text:p>0.88</text:p>
              </table:table-cell>
              <table:table-cell office:value-type="float" office:value="0.893029">
                <text:p>0.893029</text:p>
              </table:table-cell>
              <table:table-cell office:value-type="float" office:value="0.899657">
                <text:p>0.899657</text:p>
              </table:table-cell>
              <table:table-cell office:value-type="float" office:value="0.908343">
                <text:p>0.908343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833257">
                <text:p>0.833257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643429">
                <text:p>0.643429</text:p>
              </table:table-cell>
              <table:table-cell office:value-type="float" office:value="0.807771">
                <text:p>0.807771</text:p>
              </table:table-cell>
              <table:table-cell office:value-type="float" office:value="0.8352">
                <text:p>0.8352</text:p>
              </table:table-cell>
              <table:table-cell office:value-type="float" office:value="0.854857">
                <text:p>0.854857</text:p>
              </table:table-cell>
              <table:table-cell office:value-type="float" office:value="0.872">
                <text:p>0.872</text:p>
              </table:table-cell>
              <table:table-cell office:value-type="float" office:value="0.88">
                <text:p>0.88</text:p>
              </table:table-cell>
              <table:table-cell office:value-type="float" office:value="0.8944">
                <text:p>0.8944</text:p>
              </table:table-cell>
              <table:table-cell office:value-type="float" office:value="0.897371">
                <text:p>0.897371</text:p>
              </table:table-cell>
              <table:table-cell office:value-type="float" office:value="0.907657">
                <text:p>0.907657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850469">
                <text:p>0.850469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668571">
                <text:p>0.668571</text:p>
              </table:table-cell>
              <table:table-cell office:value-type="float" office:value="0.818514">
                <text:p>0.818514</text:p>
              </table:table-cell>
              <table:table-cell office:value-type="float" office:value="0.837943">
                <text:p>0.837943</text:p>
              </table:table-cell>
              <table:table-cell office:value-type="float" office:value="0.860343">
                <text:p>0.860343</text:p>
              </table:table-cell>
              <table:table-cell office:value-type="float" office:value="0.8768">
                <text:p>0.8768</text:p>
              </table:table-cell>
              <table:table-cell office:value-type="float" office:value="0.8816">
                <text:p>0.8816</text:p>
              </table:table-cell>
              <table:table-cell office:value-type="float" office:value="0.895543">
                <text:p>0.895543</text:p>
              </table:table-cell>
              <table:table-cell office:value-type="float" office:value="0.896457">
                <text:p>0.896457</text:p>
              </table:table-cell>
              <table:table-cell office:value-type="float" office:value="0.9072">
                <text:p>0.9072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855497">
                <text:p>0.855497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715429">
                <text:p>0.715429</text:p>
              </table:table-cell>
              <table:table-cell office:value-type="float" office:value="0.826514">
                <text:p>0.826514</text:p>
              </table:table-cell>
              <table:table-cell office:value-type="float" office:value="0.836343">
                <text:p>0.836343</text:p>
              </table:table-cell>
              <table:table-cell office:value-type="float" office:value="0.856686">
                <text:p>0.856686</text:p>
              </table:table-cell>
              <table:table-cell office:value-type="float" office:value="0.876114">
                <text:p>0.876114</text:p>
              </table:table-cell>
              <table:table-cell office:value-type="float" office:value="0.883429">
                <text:p>0.883429</text:p>
              </table:table-cell>
              <table:table-cell office:value-type="float" office:value="0.896">
                <text:p>0.896</text:p>
              </table:table-cell>
              <table:table-cell office:value-type="float" office:value="0.898286">
                <text:p>0.898286</text:p>
              </table:table-cell>
              <table:table-cell office:value-type="float" office:value="0.908343">
                <text:p>0.908343</text:p>
              </table:table-cell>
              <table:table-cell office:value-type="float" office:value="0.912229">
                <text:p>0.912229</text:p>
              </table:table-cell>
              <table:table-cell office:value-type="float" office:value="0.92">
                <text:p>0.92</text:p>
              </table:table-cell>
              <table:table-cell office:value-type="float" office:value="0.860937">
                <text:p>0.860937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765943">
                <text:p>0.765943</text:p>
              </table:table-cell>
              <table:table-cell office:value-type="float" office:value="0.829486">
                <text:p>0.829486</text:p>
              </table:table-cell>
              <table:table-cell office:value-type="float" office:value="0.837943">
                <text:p>0.837943</text:p>
              </table:table-cell>
              <table:table-cell office:value-type="float" office:value="0.858286">
                <text:p>0.858286</text:p>
              </table:table-cell>
              <table:table-cell office:value-type="float" office:value="0.876571">
                <text:p>0.876571</text:p>
              </table:table-cell>
              <table:table-cell office:value-type="float" office:value="0.882971">
                <text:p>0.882971</text:p>
              </table:table-cell>
              <table:table-cell office:value-type="float" office:value="0.896">
                <text:p>0.896</text:p>
              </table:table-cell>
              <table:table-cell office:value-type="float" office:value="0.896457">
                <text:p>0.896457</text:p>
              </table:table-cell>
              <table:table-cell office:value-type="float" office:value="0.9056">
                <text:p>0.9056</text:p>
              </table:table-cell>
              <table:table-cell office:value-type="float" office:value="0.912229">
                <text:p>0.912229</text:p>
              </table:table-cell>
              <table:table-cell office:value-type="float" office:value="0.92">
                <text:p>0.92</text:p>
              </table:table-cell>
              <table:table-cell office:value-type="float" office:value="0.866149">
                <text:p>0.866149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786743">
                <text:p>0.786743</text:p>
              </table:table-cell>
              <table:table-cell office:value-type="float" office:value="0.832">
                <text:p>0.832</text:p>
              </table:table-cell>
              <table:table-cell office:value-type="float" office:value="0.838171">
                <text:p>0.838171</text:p>
              </table:table-cell>
              <table:table-cell office:value-type="float" office:value="0.854629">
                <text:p>0.854629</text:p>
              </table:table-cell>
              <table:table-cell office:value-type="float" office:value="0.873371">
                <text:p>0.873371</text:p>
              </table:table-cell>
              <table:table-cell office:value-type="float" office:value="0.88">
                <text:p>0.88</text:p>
              </table:table-cell>
              <table:table-cell office:value-type="float" office:value="0.891657">
                <text:p>0.891657</text:p>
              </table:table-cell>
              <table:table-cell office:value-type="float" office:value="0.897829">
                <text:p>0.897829</text:p>
              </table:table-cell>
              <table:table-cell office:value-type="float" office:value="0.905371">
                <text:p>0.905371</text:p>
              </table:table-cell>
              <table:table-cell office:value-type="float" office:value="0.912457">
                <text:p>0.912457</text:p>
              </table:table-cell>
              <table:table-cell office:value-type="float" office:value="0.92">
                <text:p>0.92</text:p>
              </table:table-cell>
              <table:table-cell office:value-type="float" office:value="0.867223">
                <text:p>0.867223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7872">
                <text:p>0.7872</text:p>
              </table:table-cell>
              <table:table-cell office:value-type="float" office:value="0.831771">
                <text:p>0.831771</text:p>
              </table:table-cell>
              <table:table-cell office:value-type="float" office:value="0.841829">
                <text:p>0.841829</text:p>
              </table:table-cell>
              <table:table-cell office:value-type="float" office:value="0.858743">
                <text:p>0.858743</text:p>
              </table:table-cell>
              <table:table-cell office:value-type="float" office:value="0.876114">
                <text:p>0.876114</text:p>
              </table:table-cell>
              <table:table-cell office:value-type="float" office:value="0.88">
                <text:p>0.88</text:p>
              </table:table-cell>
              <table:table-cell office:value-type="float" office:value="0.890743">
                <text:p>0.890743</text:p>
              </table:table-cell>
              <table:table-cell office:value-type="float" office:value="0.8992">
                <text:p>0.8992</text:p>
              </table:table-cell>
              <table:table-cell office:value-type="float" office:value="0.906971">
                <text:p>0.906971</text:p>
              </table:table-cell>
              <table:table-cell office:value-type="float" office:value="0.912457">
                <text:p>0.912457</text:p>
              </table:table-cell>
              <table:table-cell office:value-type="float" office:value="0.92">
                <text:p>0.92</text:p>
              </table:table-cell>
              <table:table-cell office:value-type="float" office:value="0.868503">
                <text:p>0.86850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809829">
                <text:p>0.809829</text:p>
              </table:table-cell>
              <table:table-cell office:value-type="float" office:value="0.836571">
                <text:p>0.836571</text:p>
              </table:table-cell>
              <table:table-cell office:value-type="float" office:value="0.852571">
                <text:p>0.852571</text:p>
              </table:table-cell>
              <table:table-cell office:value-type="float" office:value="0.869943">
                <text:p>0.869943</text:p>
              </table:table-cell>
              <table:table-cell office:value-type="float" office:value="0.88">
                <text:p>0.88</text:p>
              </table:table-cell>
              <table:table-cell office:value-type="float" office:value="0.8832">
                <text:p>0.8832</text:p>
              </table:table-cell>
              <table:table-cell office:value-type="float" office:value="0.896">
                <text:p>0.896</text:p>
              </table:table-cell>
              <table:table-cell office:value-type="float" office:value="0.902629">
                <text:p>0.902629</text:p>
              </table:table-cell>
              <table:table-cell office:value-type="float" office:value="0.907657">
                <text:p>0.907657</text:p>
              </table:table-cell>
              <table:table-cell office:value-type="float" office:value="0.912457">
                <text:p>0.912457</text:p>
              </table:table-cell>
              <table:table-cell office:value-type="float" office:value="0.92">
                <text:p>0.92</text:p>
              </table:table-cell>
              <table:table-cell office:value-type="float" office:value="0.875086">
                <text:p>0.875086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778743">
                <text:p>0.778743</text:p>
              </table:table-cell>
              <table:table-cell office:value-type="float" office:value="0.835429">
                <text:p>0.835429</text:p>
              </table:table-cell>
              <table:table-cell office:value-type="float" office:value="0.848">
                <text:p>0.848</text:p>
              </table:table-cell>
              <table:table-cell office:value-type="float" office:value="0.868114">
                <text:p>0.868114</text:p>
              </table:table-cell>
              <table:table-cell office:value-type="float" office:value="0.879771">
                <text:p>0.879771</text:p>
              </table:table-cell>
              <table:table-cell office:value-type="float" office:value="0.884114">
                <text:p>0.884114</text:p>
              </table:table-cell>
              <table:table-cell office:value-type="float" office:value="0.896">
                <text:p>0.896</text:p>
              </table:table-cell>
              <table:table-cell office:value-type="float" office:value="0.903314">
                <text:p>0.903314</text:p>
              </table:table-cell>
              <table:table-cell office:value-type="float" office:value="0.9088">
                <text:p>0.9088</text:p>
              </table:table-cell>
              <table:table-cell office:value-type="float" office:value="0.912457">
                <text:p>0.912457</text:p>
              </table:table-cell>
              <table:table-cell office:value-type="float" office:value="0.92">
                <text:p>0.92</text:p>
              </table:table-cell>
              <table:table-cell office:value-type="float" office:value="0.871474">
                <text:p>0.871474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775086">
                <text:p>0.775086</text:p>
              </table:table-cell>
              <table:table-cell office:value-type="float" office:value="0.8352">
                <text:p>0.8352</text:p>
              </table:table-cell>
              <table:table-cell office:value-type="float" office:value="0.848457">
                <text:p>0.848457</text:p>
              </table:table-cell>
              <table:table-cell office:value-type="float" office:value="0.869714">
                <text:p>0.869714</text:p>
              </table:table-cell>
              <table:table-cell office:value-type="float" office:value="0.879771">
                <text:p>0.879771</text:p>
              </table:table-cell>
              <table:table-cell office:value-type="float" office:value="0.885257">
                <text:p>0.885257</text:p>
              </table:table-cell>
              <table:table-cell office:value-type="float" office:value="0.896">
                <text:p>0.896</text:p>
              </table:table-cell>
              <table:table-cell office:value-type="float" office:value="0.903771">
                <text:p>0.903771</text:p>
              </table:table-cell>
              <table:table-cell office:value-type="float" office:value="0.9104">
                <text:p>0.9104</text:p>
              </table:table-cell>
              <table:table-cell office:value-type="float" office:value="0.912914">
                <text:p>0.912914</text:p>
              </table:table-cell>
              <table:table-cell office:value-type="float" office:value="0.92">
                <text:p>0.92</text:p>
              </table:table-cell>
              <table:table-cell office:value-type="float" office:value="0.871657">
                <text:p>0.871657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797257">
                <text:p>0.797257</text:p>
              </table:table-cell>
              <table:table-cell office:value-type="float" office:value="0.838857">
                <text:p>0.838857</text:p>
              </table:table-cell>
              <table:table-cell office:value-type="float" office:value="0.863314">
                <text:p>0.863314</text:p>
              </table:table-cell>
              <table:table-cell office:value-type="float" office:value="0.877714">
                <text:p>0.877714</text:p>
              </table:table-cell>
              <table:table-cell office:value-type="float" office:value="0.88">
                <text:p>0.88</text:p>
              </table:table-cell>
              <table:table-cell office:value-type="float" office:value="0.889143">
                <text:p>0.889143</text:p>
              </table:table-cell>
              <table:table-cell office:value-type="float" office:value="0.896">
                <text:p>0.896</text:p>
              </table:table-cell>
              <table:table-cell office:value-type="float" office:value="0.902629">
                <text:p>0.902629</text:p>
              </table:table-cell>
              <table:table-cell office:value-type="float" office:value="0.910629">
                <text:p>0.910629</text:p>
              </table:table-cell>
              <table:table-cell office:value-type="float" office:value="0.912457">
                <text:p>0.912457</text:p>
              </table:table-cell>
              <table:table-cell office:value-type="float" office:value="0.92">
                <text:p>0.92</text:p>
              </table:table-cell>
              <table:table-cell office:value-type="float" office:value="0.8768">
                <text:p>0.8768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773257">
                <text:p>0.773257</text:p>
              </table:table-cell>
              <table:table-cell office:value-type="float" office:value="0.8336">
                <text:p>0.8336</text:p>
              </table:table-cell>
              <table:table-cell office:value-type="float" office:value="0.856">
                <text:p>0.856</text:p>
              </table:table-cell>
              <table:table-cell office:value-type="float" office:value="0.874514">
                <text:p>0.874514</text:p>
              </table:table-cell>
              <table:table-cell office:value-type="float" office:value="0.88">
                <text:p>0.88</text:p>
              </table:table-cell>
              <table:table-cell office:value-type="float" office:value="0.890286">
                <text:p>0.890286</text:p>
              </table:table-cell>
              <table:table-cell office:value-type="float" office:value="0.896">
                <text:p>0.896</text:p>
              </table:table-cell>
              <table:table-cell office:value-type="float" office:value="0.904">
                <text:p>0.904</text:p>
              </table:table-cell>
              <table:table-cell office:value-type="float" office:value="0.909714">
                <text:p>0.909714</text:p>
              </table:table-cell>
              <table:table-cell office:value-type="float" office:value="0.912686">
                <text:p>0.912686</text:p>
              </table:table-cell>
              <table:table-cell office:value-type="float" office:value="0.92">
                <text:p>0.92</text:p>
              </table:table-cell>
              <table:table-cell office:value-type="float" office:value="0.873006">
                <text:p>0.873006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776229">
                <text:p>0.776229</text:p>
              </table:table-cell>
              <table:table-cell office:value-type="float" office:value="0.831771">
                <text:p>0.831771</text:p>
              </table:table-cell>
              <table:table-cell office:value-type="float" office:value="0.850743">
                <text:p>0.850743</text:p>
              </table:table-cell>
              <table:table-cell office:value-type="float" office:value="0.870857">
                <text:p>0.870857</text:p>
              </table:table-cell>
              <table:table-cell office:value-type="float" office:value="0.88">
                <text:p>0.88</text:p>
              </table:table-cell>
              <table:table-cell office:value-type="float" office:value="0.884114">
                <text:p>0.884114</text:p>
              </table:table-cell>
              <table:table-cell office:value-type="float" office:value="0.894857">
                <text:p>0.894857</text:p>
              </table:table-cell>
              <table:table-cell office:value-type="float" office:value="0.900114">
                <text:p>0.900114</text:p>
              </table:table-cell>
              <table:table-cell office:value-type="float" office:value="0.909029">
                <text:p>0.909029</text:p>
              </table:table-cell>
              <table:table-cell office:value-type="float" office:value="0.912457">
                <text:p>0.912457</text:p>
              </table:table-cell>
              <table:table-cell office:value-type="float" office:value="0.92">
                <text:p>0.92</text:p>
              </table:table-cell>
              <table:table-cell office:value-type="float" office:value="0.871017">
                <text:p>0.871017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755429">
                <text:p>0.755429</text:p>
              </table:table-cell>
              <table:table-cell office:value-type="float" office:value="0.830857">
                <text:p>0.830857</text:p>
              </table:table-cell>
              <table:table-cell office:value-type="float" office:value="0.852114">
                <text:p>0.852114</text:p>
              </table:table-cell>
              <table:table-cell office:value-type="float" office:value="0.871543">
                <text:p>0.871543</text:p>
              </table:table-cell>
              <table:table-cell office:value-type="float" office:value="0.88">
                <text:p>0.88</text:p>
              </table:table-cell>
              <table:table-cell office:value-type="float" office:value="0.884114">
                <text:p>0.884114</text:p>
              </table:table-cell>
              <table:table-cell office:value-type="float" office:value="0.895314">
                <text:p>0.895314</text:p>
              </table:table-cell>
              <table:table-cell office:value-type="float" office:value="0.899429">
                <text:p>0.899429</text:p>
              </table:table-cell>
              <table:table-cell office:value-type="float" office:value="0.908571">
                <text:p>0.908571</text:p>
              </table:table-cell>
              <table:table-cell office:value-type="float" office:value="0.912686">
                <text:p>0.912686</text:p>
              </table:table-cell>
              <table:table-cell office:value-type="float" office:value="0.92">
                <text:p>0.92</text:p>
              </table:table-cell>
              <table:table-cell office:value-type="float" office:value="0.869006">
                <text:p>0.869006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737829">
                <text:p>0.737829</text:p>
              </table:table-cell>
              <table:table-cell office:value-type="float" office:value="0.834057">
                <text:p>0.834057</text:p>
              </table:table-cell>
              <table:table-cell office:value-type="float" office:value="0.857143">
                <text:p>0.857143</text:p>
              </table:table-cell>
              <table:table-cell office:value-type="float" office:value="0.874286">
                <text:p>0.874286</text:p>
              </table:table-cell>
              <table:table-cell office:value-type="float" office:value="0.88">
                <text:p>0.88</text:p>
              </table:table-cell>
              <table:table-cell office:value-type="float" office:value="0.890743">
                <text:p>0.890743</text:p>
              </table:table-cell>
              <table:table-cell office:value-type="float" office:value="0.896">
                <text:p>0.896</text:p>
              </table:table-cell>
              <table:table-cell office:value-type="float" office:value="0.900343">
                <text:p>0.900343</text:p>
              </table:table-cell>
              <table:table-cell office:value-type="float" office:value="0.907657">
                <text:p>0.907657</text:p>
              </table:table-cell>
              <table:table-cell office:value-type="float" office:value="0.9136">
                <text:p>0.9136</text:p>
              </table:table-cell>
              <table:table-cell office:value-type="float" office:value="0.92">
                <text:p>0.92</text:p>
              </table:table-cell>
              <table:table-cell office:value-type="float" office:value="0.869166">
                <text:p>0.869166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768686">
                <text:p>0.768686</text:p>
              </table:table-cell>
              <table:table-cell office:value-type="float" office:value="0.838857">
                <text:p>0.838857</text:p>
              </table:table-cell>
              <table:table-cell office:value-type="float" office:value="0.859657">
                <text:p>0.859657</text:p>
              </table:table-cell>
              <table:table-cell office:value-type="float" office:value="0.874057">
                <text:p>0.874057</text:p>
              </table:table-cell>
              <table:table-cell office:value-type="float" office:value="0.88">
                <text:p>0.88</text:p>
              </table:table-cell>
              <table:table-cell office:value-type="float" office:value="0.890286">
                <text:p>0.890286</text:p>
              </table:table-cell>
              <table:table-cell office:value-type="float" office:value="0.896">
                <text:p>0.896</text:p>
              </table:table-cell>
              <table:table-cell office:value-type="float" office:value="0.899657">
                <text:p>0.899657</text:p>
              </table:table-cell>
              <table:table-cell office:value-type="float" office:value="0.909714">
                <text:p>0.909714</text:p>
              </table:table-cell>
              <table:table-cell office:value-type="float" office:value="0.914286">
                <text:p>0.914286</text:p>
              </table:table-cell>
              <table:table-cell office:value-type="float" office:value="0.92">
                <text:p>0.92</text:p>
              </table:table-cell>
              <table:table-cell office:value-type="float" office:value="0.87312">
                <text:p>0.87312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783771">
                <text:p>0.783771</text:p>
              </table:table-cell>
              <table:table-cell office:value-type="float" office:value="0.8416">
                <text:p>0.8416</text:p>
              </table:table-cell>
              <table:table-cell office:value-type="float" office:value="0.8624">
                <text:p>0.8624</text:p>
              </table:table-cell>
              <table:table-cell office:value-type="float" office:value="0.872457">
                <text:p>0.872457</text:p>
              </table:table-cell>
              <table:table-cell office:value-type="float" office:value="0.88">
                <text:p>0.88</text:p>
              </table:table-cell>
              <table:table-cell office:value-type="float" office:value="0.8816">
                <text:p>0.8816</text:p>
              </table:table-cell>
              <table:table-cell office:value-type="float" office:value="0.895771">
                <text:p>0.895771</text:p>
              </table:table-cell>
              <table:table-cell office:value-type="float" office:value="0.896229">
                <text:p>0.896229</text:p>
              </table:table-cell>
              <table:table-cell office:value-type="float" office:value="0.906743">
                <text:p>0.906743</text:p>
              </table:table-cell>
              <table:table-cell office:value-type="float" office:value="0.9136">
                <text:p>0.9136</text:p>
              </table:table-cell>
              <table:table-cell office:value-type="float" office:value="0.92">
                <text:p>0.92</text:p>
              </table:table-cell>
              <table:table-cell office:value-type="float" office:value="0.873417">
                <text:p>0.873417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1029">
                <text:p>0.781029</text:p>
              </table:table-cell>
              <table:table-cell office:value-type="float" office:value="0.832914">
                <text:p>0.832914</text:p>
              </table:table-cell>
              <table:table-cell office:value-type="float" office:value="0.852114">
                <text:p>0.852114</text:p>
              </table:table-cell>
              <table:table-cell office:value-type="float" office:value="0.8704">
                <text:p>0.8704</text:p>
              </table:table-cell>
              <table:table-cell office:value-type="float" office:value="0.878857">
                <text:p>0.878857</text:p>
              </table:table-cell>
              <table:table-cell office:value-type="float" office:value="0.882057">
                <text:p>0.882057</text:p>
              </table:table-cell>
              <table:table-cell office:value-type="float" office:value="0.894857">
                <text:p>0.894857</text:p>
              </table:table-cell>
              <table:table-cell office:value-type="float" office:value="0.897143">
                <text:p>0.897143</text:p>
              </table:table-cell>
              <table:table-cell office:value-type="float" office:value="0.906514">
                <text:p>0.906514</text:p>
              </table:table-cell>
              <table:table-cell office:value-type="float" office:value="0.914286">
                <text:p>0.914286</text:p>
              </table:table-cell>
              <table:table-cell office:value-type="float" office:value="0.92">
                <text:p>0.92</text:p>
              </table:table-cell>
              <table:table-cell office:value-type="float" office:value="0.871017">
                <text:p>0.871017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767543">
                <text:p>0.767543</text:p>
              </table:table-cell>
              <table:table-cell office:value-type="float" office:value="0.841143">
                <text:p>0.841143</text:p>
              </table:table-cell>
              <table:table-cell office:value-type="float" office:value="0.862629">
                <text:p>0.862629</text:p>
              </table:table-cell>
              <table:table-cell office:value-type="float" office:value="0.8752">
                <text:p>0.8752</text:p>
              </table:table-cell>
              <table:table-cell office:value-type="float" office:value="0.88">
                <text:p>0.88</text:p>
              </table:table-cell>
              <table:table-cell office:value-type="float" office:value="0.886857">
                <text:p>0.886857</text:p>
              </table:table-cell>
              <table:table-cell office:value-type="float" office:value="0.896">
                <text:p>0.896</text:p>
              </table:table-cell>
              <table:table-cell office:value-type="float" office:value="0.898971">
                <text:p>0.898971</text:p>
              </table:table-cell>
              <table:table-cell office:value-type="float" office:value="0.9088">
                <text:p>0.9088</text:p>
              </table:table-cell>
              <table:table-cell office:value-type="float" office:value="0.915657">
                <text:p>0.915657</text:p>
              </table:table-cell>
              <table:table-cell office:value-type="float" office:value="0.92">
                <text:p>0.92</text:p>
              </table:table-cell>
              <table:table-cell office:value-type="float" office:value="0.87328">
                <text:p>0.87328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786286">
                <text:p>0.786286</text:p>
              </table:table-cell>
              <table:table-cell office:value-type="float" office:value="0.841371">
                <text:p>0.841371</text:p>
              </table:table-cell>
              <table:table-cell office:value-type="float" office:value="0.864914">
                <text:p>0.864914</text:p>
              </table:table-cell>
              <table:table-cell office:value-type="float" office:value="0.874743">
                <text:p>0.874743</text:p>
              </table:table-cell>
              <table:table-cell office:value-type="float" office:value="0.88">
                <text:p>0.88</text:p>
              </table:table-cell>
              <table:table-cell office:value-type="float" office:value="0.889371">
                <text:p>0.889371</text:p>
              </table:table-cell>
              <table:table-cell office:value-type="float" office:value="0.896">
                <text:p>0.896</text:p>
              </table:table-cell>
              <table:table-cell office:value-type="float" office:value="0.899657">
                <text:p>0.899657</text:p>
              </table:table-cell>
              <table:table-cell office:value-type="float" office:value="0.908343">
                <text:p>0.908343</text:p>
              </table:table-cell>
              <table:table-cell office:value-type="float" office:value="0.914514">
                <text:p>0.914514</text:p>
              </table:table-cell>
              <table:table-cell office:value-type="float" office:value="0.92">
                <text:p>0.92</text:p>
              </table:table-cell>
              <table:table-cell office:value-type="float" office:value="0.87552">
                <text:p>0.87552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7824">
                <text:p>0.7824</text:p>
              </table:table-cell>
              <table:table-cell office:value-type="float" office:value="0.847086">
                <text:p>0.847086</text:p>
              </table:table-cell>
              <table:table-cell office:value-type="float" office:value="0.866514">
                <text:p>0.866514</text:p>
              </table:table-cell>
              <table:table-cell office:value-type="float" office:value="0.874057">
                <text:p>0.874057</text:p>
              </table:table-cell>
              <table:table-cell office:value-type="float" office:value="0.88">
                <text:p>0.88</text:p>
              </table:table-cell>
              <table:table-cell office:value-type="float" office:value="0.8848">
                <text:p>0.8848</text:p>
              </table:table-cell>
              <table:table-cell office:value-type="float" office:value="0.896">
                <text:p>0.896</text:p>
              </table:table-cell>
              <table:table-cell office:value-type="float" office:value="0.898514">
                <text:p>0.898514</text:p>
              </table:table-cell>
              <table:table-cell office:value-type="float" office:value="0.907657">
                <text:p>0.907657</text:p>
              </table:table-cell>
              <table:table-cell office:value-type="float" office:value="0.914286">
                <text:p>0.914286</text:p>
              </table:table-cell>
              <table:table-cell office:value-type="float" office:value="0.92">
                <text:p>0.92</text:p>
              </table:table-cell>
              <table:table-cell office:value-type="float" office:value="0.875131">
                <text:p>0.875131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792">
                <text:p>0.792</text:p>
              </table:table-cell>
              <table:table-cell office:value-type="float" office:value="0.850286">
                <text:p>0.850286</text:p>
              </table:table-cell>
              <table:table-cell office:value-type="float" office:value="0.867429">
                <text:p>0.867429</text:p>
              </table:table-cell>
              <table:table-cell office:value-type="float" office:value="0.876114">
                <text:p>0.876114</text:p>
              </table:table-cell>
              <table:table-cell office:value-type="float" office:value="0.88">
                <text:p>0.88</text:p>
              </table:table-cell>
              <table:table-cell office:value-type="float" office:value="0.892343">
                <text:p>0.892343</text:p>
              </table:table-cell>
              <table:table-cell office:value-type="float" office:value="0.896">
                <text:p>0.896</text:p>
              </table:table-cell>
              <table:table-cell office:value-type="float" office:value="0.9008">
                <text:p>0.9008</text:p>
              </table:table-cell>
              <table:table-cell office:value-type="float" office:value="0.908343">
                <text:p>0.908343</text:p>
              </table:table-cell>
              <table:table-cell office:value-type="float" office:value="0.9152">
                <text:p>0.9152</text:p>
              </table:table-cell>
              <table:table-cell office:value-type="float" office:value="0.92">
                <text:p>0.92</text:p>
              </table:table-cell>
              <table:table-cell office:value-type="float" office:value="0.877851">
                <text:p>0.877851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780343">
                <text:p>0.780343</text:p>
              </table:table-cell>
              <table:table-cell office:value-type="float" office:value="0.850514">
                <text:p>0.850514</text:p>
              </table:table-cell>
              <table:table-cell office:value-type="float" office:value="0.867429">
                <text:p>0.867429</text:p>
              </table:table-cell>
              <table:table-cell office:value-type="float" office:value="0.8752">
                <text:p>0.8752</text:p>
              </table:table-cell>
              <table:table-cell office:value-type="float" office:value="0.88">
                <text:p>0.88</text:p>
              </table:table-cell>
              <table:table-cell office:value-type="float" office:value="0.888">
                <text:p>0.888</text:p>
              </table:table-cell>
              <table:table-cell office:value-type="float" office:value="0.896">
                <text:p>0.896</text:p>
              </table:table-cell>
              <table:table-cell office:value-type="float" office:value="0.900343">
                <text:p>0.900343</text:p>
              </table:table-cell>
              <table:table-cell office:value-type="float" office:value="0.909486">
                <text:p>0.909486</text:p>
              </table:table-cell>
              <table:table-cell office:value-type="float" office:value="0.914286">
                <text:p>0.914286</text:p>
              </table:table-cell>
              <table:table-cell office:value-type="float" office:value="0.92">
                <text:p>0.92</text:p>
              </table:table-cell>
              <table:table-cell office:value-type="float" office:value="0.87616">
                <text:p>0.87616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771429">
                <text:p>0.771429</text:p>
              </table:table-cell>
              <table:table-cell office:value-type="float" office:value="0.8544">
                <text:p>0.8544</text:p>
              </table:table-cell>
              <table:table-cell office:value-type="float" office:value="0.869714">
                <text:p>0.869714</text:p>
              </table:table-cell>
              <table:table-cell office:value-type="float" office:value="0.878857">
                <text:p>0.878857</text:p>
              </table:table-cell>
              <table:table-cell office:value-type="float" office:value="0.880457">
                <text:p>0.880457</text:p>
              </table:table-cell>
              <table:table-cell office:value-type="float" office:value="0.892571">
                <text:p>0.892571</text:p>
              </table:table-cell>
              <table:table-cell office:value-type="float" office:value="0.896">
                <text:p>0.896</text:p>
              </table:table-cell>
              <table:table-cell office:value-type="float" office:value="0.9008">
                <text:p>0.9008</text:p>
              </table:table-cell>
              <table:table-cell office:value-type="float" office:value="0.909029">
                <text:p>0.909029</text:p>
              </table:table-cell>
              <table:table-cell office:value-type="float" office:value="0.914286">
                <text:p>0.914286</text:p>
              </table:table-cell>
              <table:table-cell office:value-type="float" office:value="0.92">
                <text:p>0.92</text:p>
              </table:table-cell>
              <table:table-cell office:value-type="float" office:value="0.876754">
                <text:p>0.876754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764571">
                <text:p>0.764571</text:p>
              </table:table-cell>
              <table:table-cell office:value-type="float" office:value="0.855314">
                <text:p>0.855314</text:p>
              </table:table-cell>
              <table:table-cell office:value-type="float" office:value="0.869943">
                <text:p>0.869943</text:p>
              </table:table-cell>
              <table:table-cell office:value-type="float" office:value="0.879771">
                <text:p>0.879771</text:p>
              </table:table-cell>
              <table:table-cell office:value-type="float" office:value="0.88">
                <text:p>0.88</text:p>
              </table:table-cell>
              <table:table-cell office:value-type="float" office:value="0.888229">
                <text:p>0.888229</text:p>
              </table:table-cell>
              <table:table-cell office:value-type="float" office:value="0.896">
                <text:p>0.896</text:p>
              </table:table-cell>
              <table:table-cell office:value-type="float" office:value="0.8992">
                <text:p>0.8992</text:p>
              </table:table-cell>
              <table:table-cell office:value-type="float" office:value="0.906971">
                <text:p>0.906971</text:p>
              </table:table-cell>
              <table:table-cell office:value-type="float" office:value="0.913371">
                <text:p>0.913371</text:p>
              </table:table-cell>
              <table:table-cell office:value-type="float" office:value="0.92">
                <text:p>0.92</text:p>
              </table:table-cell>
              <table:table-cell office:value-type="float" office:value="0.875337">
                <text:p>0.875337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793371">
                <text:p>0.793371</text:p>
              </table:table-cell>
              <table:table-cell office:value-type="float" office:value="0.853943">
                <text:p>0.853943</text:p>
              </table:table-cell>
              <table:table-cell office:value-type="float" office:value="0.869714">
                <text:p>0.869714</text:p>
              </table:table-cell>
              <table:table-cell office:value-type="float" office:value="0.877029">
                <text:p>0.877029</text:p>
              </table:table-cell>
              <table:table-cell office:value-type="float" office:value="0.88">
                <text:p>0.88</text:p>
              </table:table-cell>
              <table:table-cell office:value-type="float" office:value="0.880914">
                <text:p>0.880914</text:p>
              </table:table-cell>
              <table:table-cell office:value-type="float" office:value="0.893943">
                <text:p>0.893943</text:p>
              </table:table-cell>
              <table:table-cell office:value-type="float" office:value="0.898057">
                <text:p>0.898057</text:p>
              </table:table-cell>
              <table:table-cell office:value-type="float" office:value="0.906286">
                <text:p>0.906286</text:p>
              </table:table-cell>
              <table:table-cell office:value-type="float" office:value="0.912914">
                <text:p>0.912914</text:p>
              </table:table-cell>
              <table:table-cell office:value-type="float" office:value="0.92">
                <text:p>0.92</text:p>
              </table:table-cell>
              <table:table-cell office:value-type="float" office:value="0.876617">
                <text:p>0.876617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783543">
                <text:p>0.783543</text:p>
              </table:table-cell>
              <table:table-cell office:value-type="float" office:value="0.8576">
                <text:p>0.8576</text:p>
              </table:table-cell>
              <table:table-cell office:value-type="float" office:value="0.872686">
                <text:p>0.872686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90971">
                <text:p>0.890971</text:p>
              </table:table-cell>
              <table:table-cell office:value-type="float" office:value="0.896">
                <text:p>0.896</text:p>
              </table:table-cell>
              <table:table-cell office:value-type="float" office:value="0.903543">
                <text:p>0.903543</text:p>
              </table:table-cell>
              <table:table-cell office:value-type="float" office:value="0.909486">
                <text:p>0.909486</text:p>
              </table:table-cell>
              <table:table-cell office:value-type="float" office:value="0.913829">
                <text:p>0.913829</text:p>
              </table:table-cell>
              <table:table-cell office:value-type="float" office:value="0.92">
                <text:p>0.92</text:p>
              </table:table-cell>
              <table:table-cell office:value-type="float" office:value="0.878766">
                <text:p>0.87876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37829">
                <text:p>0.737829</text:p>
              </table:table-cell>
              <table:table-cell office:value-type="float" office:value="0.858743">
                <text:p>0.858743</text:p>
              </table:table-cell>
              <table:table-cell office:value-type="float" office:value="0.875429">
                <text:p>0.875429</text:p>
              </table:table-cell>
              <table:table-cell office:value-type="float" office:value="0.88">
                <text:p>0.88</text:p>
              </table:table-cell>
              <table:table-cell office:value-type="float" office:value="0.882743">
                <text:p>0.882743</text:p>
              </table:table-cell>
              <table:table-cell office:value-type="float" office:value="0.8944">
                <text:p>0.8944</text:p>
              </table:table-cell>
              <table:table-cell office:value-type="float" office:value="0.898514">
                <text:p>0.898514</text:p>
              </table:table-cell>
              <table:table-cell office:value-type="float" office:value="0.904">
                <text:p>0.904</text:p>
              </table:table-cell>
              <table:table-cell office:value-type="float" office:value="0.911543">
                <text:p>0.911543</text:p>
              </table:table-cell>
              <table:table-cell office:value-type="float" office:value="0.914286">
                <text:p>0.914286</text:p>
              </table:table-cell>
              <table:table-cell office:value-type="float" office:value="0.92">
                <text:p>0.92</text:p>
              </table:table-cell>
              <table:table-cell office:value-type="float" office:value="0.875749">
                <text:p>0.875749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762971">
                <text:p>0.762971</text:p>
              </table:table-cell>
              <table:table-cell office:value-type="float" office:value="0.861029">
                <text:p>0.861029</text:p>
              </table:table-cell>
              <table:table-cell office:value-type="float" office:value="0.873829">
                <text:p>0.873829</text:p>
              </table:table-cell>
              <table:table-cell office:value-type="float" office:value="0.88">
                <text:p>0.88</text:p>
              </table:table-cell>
              <table:table-cell office:value-type="float" office:value="0.882057">
                <text:p>0.882057</text:p>
              </table:table-cell>
              <table:table-cell office:value-type="float" office:value="0.893257">
                <text:p>0.893257</text:p>
              </table:table-cell>
              <table:table-cell office:value-type="float" office:value="0.896">
                <text:p>0.896</text:p>
              </table:table-cell>
              <table:table-cell office:value-type="float" office:value="0.903771">
                <text:p>0.903771</text:p>
              </table:table-cell>
              <table:table-cell office:value-type="float" office:value="0.911086">
                <text:p>0.911086</text:p>
              </table:table-cell>
              <table:table-cell office:value-type="float" office:value="0.914971">
                <text:p>0.914971</text:p>
              </table:table-cell>
              <table:table-cell office:value-type="float" office:value="0.92">
                <text:p>0.92</text:p>
              </table:table-cell>
              <table:table-cell office:value-type="float" office:value="0.877897">
                <text:p>0.877897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740571">
                <text:p>0.740571</text:p>
              </table:table-cell>
              <table:table-cell office:value-type="float" office:value="0.850971">
                <text:p>0.850971</text:p>
              </table:table-cell>
              <table:table-cell office:value-type="float" office:value="0.8704">
                <text:p>0.8704</text:p>
              </table:table-cell>
              <table:table-cell office:value-type="float" office:value="0.88">
                <text:p>0.88</text:p>
              </table:table-cell>
              <table:table-cell office:value-type="float" office:value="0.882514">
                <text:p>0.882514</text:p>
              </table:table-cell>
              <table:table-cell office:value-type="float" office:value="0.893714">
                <text:p>0.893714</text:p>
              </table:table-cell>
              <table:table-cell office:value-type="float" office:value="0.896229">
                <text:p>0.896229</text:p>
              </table:table-cell>
              <table:table-cell office:value-type="float" office:value="0.904">
                <text:p>0.904</text:p>
              </table:table-cell>
              <table:table-cell office:value-type="float" office:value="0.910857">
                <text:p>0.910857</text:p>
              </table:table-cell>
              <table:table-cell office:value-type="float" office:value="0.915886">
                <text:p>0.915886</text:p>
              </table:table-cell>
              <table:table-cell office:value-type="float" office:value="0.92">
                <text:p>0.92</text:p>
              </table:table-cell>
              <table:table-cell office:value-type="float" office:value="0.874514">
                <text:p>0.874514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7504">
                <text:p>0.7504</text:p>
              </table:table-cell>
              <table:table-cell office:value-type="float" office:value="0.848229">
                <text:p>0.848229</text:p>
              </table:table-cell>
              <table:table-cell office:value-type="float" office:value="0.869029">
                <text:p>0.869029</text:p>
              </table:table-cell>
              <table:table-cell office:value-type="float" office:value="0.879771">
                <text:p>0.879771</text:p>
              </table:table-cell>
              <table:table-cell office:value-type="float" office:value="0.882286">
                <text:p>0.882286</text:p>
              </table:table-cell>
              <table:table-cell office:value-type="float" office:value="0.893486">
                <text:p>0.893486</text:p>
              </table:table-cell>
              <table:table-cell office:value-type="float" office:value="0.896">
                <text:p>0.896</text:p>
              </table:table-cell>
              <table:table-cell office:value-type="float" office:value="0.904">
                <text:p>0.904</text:p>
              </table:table-cell>
              <table:table-cell office:value-type="float" office:value="0.911771">
                <text:p>0.911771</text:p>
              </table:table-cell>
              <table:table-cell office:value-type="float" office:value="0.916571">
                <text:p>0.916571</text:p>
              </table:table-cell>
              <table:table-cell office:value-type="float" office:value="0.92">
                <text:p>0.92</text:p>
              </table:table-cell>
              <table:table-cell office:value-type="float" office:value="0.875154">
                <text:p>0.875154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752914">
                <text:p>0.752914</text:p>
              </table:table-cell>
              <table:table-cell office:value-type="float" office:value="0.838171">
                <text:p>0.838171</text:p>
              </table:table-cell>
              <table:table-cell office:value-type="float" office:value="0.866057">
                <text:p>0.866057</text:p>
              </table:table-cell>
              <table:table-cell office:value-type="float" office:value="0.876114">
                <text:p>0.876114</text:p>
              </table:table-cell>
              <table:table-cell office:value-type="float" office:value="0.88">
                <text:p>0.88</text:p>
              </table:table-cell>
              <table:table-cell office:value-type="float" office:value="0.886857">
                <text:p>0.886857</text:p>
              </table:table-cell>
              <table:table-cell office:value-type="float" office:value="0.896">
                <text:p>0.896</text:p>
              </table:table-cell>
              <table:table-cell office:value-type="float" office:value="0.901714">
                <text:p>0.901714</text:p>
              </table:table-cell>
              <table:table-cell office:value-type="float" office:value="0.909029">
                <text:p>0.909029</text:p>
              </table:table-cell>
              <table:table-cell office:value-type="float" office:value="0.916114">
                <text:p>0.916114</text:p>
              </table:table-cell>
              <table:table-cell office:value-type="float" office:value="0.92">
                <text:p>0.92</text:p>
              </table:table-cell>
              <table:table-cell office:value-type="float" office:value="0.872297">
                <text:p>0.872297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768229">
                <text:p>0.768229</text:p>
              </table:table-cell>
              <table:table-cell office:value-type="float" office:value="0.846629">
                <text:p>0.846629</text:p>
              </table:table-cell>
              <table:table-cell office:value-type="float" office:value="0.874286">
                <text:p>0.874286</text:p>
              </table:table-cell>
              <table:table-cell office:value-type="float" office:value="0.88">
                <text:p>0.88</text:p>
              </table:table-cell>
              <table:table-cell office:value-type="float" office:value="0.880457">
                <text:p>0.880457</text:p>
              </table:table-cell>
              <table:table-cell office:value-type="float" office:value="0.893029">
                <text:p>0.893029</text:p>
              </table:table-cell>
              <table:table-cell office:value-type="float" office:value="0.898514">
                <text:p>0.898514</text:p>
              </table:table-cell>
              <table:table-cell office:value-type="float" office:value="0.904229">
                <text:p>0.904229</text:p>
              </table:table-cell>
              <table:table-cell office:value-type="float" office:value="0.912">
                <text:p>0.912</text:p>
              </table:table-cell>
              <table:table-cell office:value-type="float" office:value="0.917257">
                <text:p>0.917257</text:p>
              </table:table-cell>
              <table:table-cell office:value-type="float" office:value="0.92">
                <text:p>0.92</text:p>
              </table:table-cell>
              <table:table-cell office:value-type="float" office:value="0.877463">
                <text:p>0.877463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768">
                <text:p>0.768</text:p>
              </table:table-cell>
              <table:table-cell office:value-type="float" office:value="0.859429">
                <text:p>0.859429</text:p>
              </table:table-cell>
              <table:table-cell office:value-type="float" office:value="0.874514">
                <text:p>0.874514</text:p>
              </table:table-cell>
              <table:table-cell office:value-type="float" office:value="0.88">
                <text:p>0.88</text:p>
              </table:table-cell>
              <table:table-cell office:value-type="float" office:value="0.880914">
                <text:p>0.880914</text:p>
              </table:table-cell>
              <table:table-cell office:value-type="float" office:value="0.8928">
                <text:p>0.8928</text:p>
              </table:table-cell>
              <table:table-cell office:value-type="float" office:value="0.897371">
                <text:p>0.897371</text:p>
              </table:table-cell>
              <table:table-cell office:value-type="float" office:value="0.904229">
                <text:p>0.904229</text:p>
              </table:table-cell>
              <table:table-cell office:value-type="float" office:value="0.912">
                <text:p>0.912</text:p>
              </table:table-cell>
              <table:table-cell office:value-type="float" office:value="0.916571">
                <text:p>0.916571</text:p>
              </table:table-cell>
              <table:table-cell office:value-type="float" office:value="0.92">
                <text:p>0.92</text:p>
              </table:table-cell>
              <table:table-cell office:value-type="float" office:value="0.878583">
                <text:p>0.878583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773714">
                <text:p>0.773714</text:p>
              </table:table-cell>
              <table:table-cell office:value-type="float" office:value="0.8624">
                <text:p>0.8624</text:p>
              </table:table-cell>
              <table:table-cell office:value-type="float" office:value="0.874286">
                <text:p>0.874286</text:p>
              </table:table-cell>
              <table:table-cell office:value-type="float" office:value="0.88">
                <text:p>0.88</text:p>
              </table:table-cell>
              <table:table-cell office:value-type="float" office:value="0.883657">
                <text:p>0.883657</text:p>
              </table:table-cell>
              <table:table-cell office:value-type="float" office:value="0.895543">
                <text:p>0.895543</text:p>
              </table:table-cell>
              <table:table-cell office:value-type="float" office:value="0.900343">
                <text:p>0.900343</text:p>
              </table:table-cell>
              <table:table-cell office:value-type="float" office:value="0.9056">
                <text:p>0.9056</text:p>
              </table:table-cell>
              <table:table-cell office:value-type="float" office:value="0.912">
                <text:p>0.912</text:p>
              </table:table-cell>
              <table:table-cell office:value-type="float" office:value="0.916114">
                <text:p>0.916114</text:p>
              </table:table-cell>
              <table:table-cell office:value-type="float" office:value="0.92">
                <text:p>0.92</text:p>
              </table:table-cell>
              <table:table-cell office:value-type="float" office:value="0.880366">
                <text:p>0.880366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807543">
                <text:p>0.807543</text:p>
              </table:table-cell>
              <table:table-cell office:value-type="float" office:value="0.868571">
                <text:p>0.868571</text:p>
              </table:table-cell>
              <table:table-cell office:value-type="float" office:value="0.877486">
                <text:p>0.877486</text:p>
              </table:table-cell>
              <table:table-cell office:value-type="float" office:value="0.88">
                <text:p>0.88</text:p>
              </table:table-cell>
              <table:table-cell office:value-type="float" office:value="0.890743">
                <text:p>0.890743</text:p>
              </table:table-cell>
              <table:table-cell office:value-type="float" office:value="0.896">
                <text:p>0.896</text:p>
              </table:table-cell>
              <table:table-cell office:value-type="float" office:value="0.902857">
                <text:p>0.902857</text:p>
              </table:table-cell>
              <table:table-cell office:value-type="float" office:value="0.907429">
                <text:p>0.907429</text:p>
              </table:table-cell>
              <table:table-cell office:value-type="float" office:value="0.912">
                <text:p>0.912</text:p>
              </table:table-cell>
              <table:table-cell office:value-type="float" office:value="0.915886">
                <text:p>0.915886</text:p>
              </table:table-cell>
              <table:table-cell office:value-type="float" office:value="0.92">
                <text:p>0.92</text:p>
              </table:table-cell>
              <table:table-cell office:value-type="float" office:value="0.885851">
                <text:p>0.885851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808686">
                <text:p>0.808686</text:p>
              </table:table-cell>
              <table:table-cell office:value-type="float" office:value="0.868114">
                <text:p>0.868114</text:p>
              </table:table-cell>
              <table:table-cell office:value-type="float" office:value="0.872686">
                <text:p>0.872686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91886">
                <text:p>0.891886</text:p>
              </table:table-cell>
              <table:table-cell office:value-type="float" office:value="0.898514">
                <text:p>0.898514</text:p>
              </table:table-cell>
              <table:table-cell office:value-type="float" office:value="0.904">
                <text:p>0.904</text:p>
              </table:table-cell>
              <table:table-cell office:value-type="float" office:value="0.912">
                <text:p>0.912</text:p>
              </table:table-cell>
              <table:table-cell office:value-type="float" office:value="0.915657">
                <text:p>0.915657</text:p>
              </table:table-cell>
              <table:table-cell office:value-type="float" office:value="0.92">
                <text:p>0.92</text:p>
              </table:table-cell>
              <table:table-cell office:value-type="float" office:value="0.883154">
                <text:p>0.88315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93829">
                <text:p>0.793829</text:p>
              </table:table-cell>
              <table:table-cell office:value-type="float" office:value="0.867886">
                <text:p>0.867886</text:p>
              </table:table-cell>
              <table:table-cell office:value-type="float" office:value="0.876114">
                <text:p>0.876114</text:p>
              </table:table-cell>
              <table:table-cell office:value-type="float" office:value="0.88">
                <text:p>0.88</text:p>
              </table:table-cell>
              <table:table-cell office:value-type="float" office:value="0.881829">
                <text:p>0.881829</text:p>
              </table:table-cell>
              <table:table-cell office:value-type="float" office:value="0.892114">
                <text:p>0.892114</text:p>
              </table:table-cell>
              <table:table-cell office:value-type="float" office:value="0.896914">
                <text:p>0.896914</text:p>
              </table:table-cell>
              <table:table-cell office:value-type="float" office:value="0.904">
                <text:p>0.904</text:p>
              </table:table-cell>
              <table:table-cell office:value-type="float" office:value="0.910857">
                <text:p>0.910857</text:p>
              </table:table-cell>
              <table:table-cell office:value-type="float" office:value="0.915886">
                <text:p>0.915886</text:p>
              </table:table-cell>
              <table:table-cell office:value-type="float" office:value="0.928">
                <text:p>0.928</text:p>
              </table:table-cell>
              <table:table-cell office:value-type="float" office:value="0.881943">
                <text:p>0.881943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813257">
                <text:p>0.813257</text:p>
              </table:table-cell>
              <table:table-cell office:value-type="float" office:value="0.870857">
                <text:p>0.870857</text:p>
              </table:table-cell>
              <table:table-cell office:value-type="float" office:value="0.879543">
                <text:p>0.879543</text:p>
              </table:table-cell>
              <table:table-cell office:value-type="float" office:value="0.880457">
                <text:p>0.880457</text:p>
              </table:table-cell>
              <table:table-cell office:value-type="float" office:value="0.889829">
                <text:p>0.889829</text:p>
              </table:table-cell>
              <table:table-cell office:value-type="float" office:value="0.896">
                <text:p>0.896</text:p>
              </table:table-cell>
              <table:table-cell office:value-type="float" office:value="0.8976">
                <text:p>0.8976</text:p>
              </table:table-cell>
              <table:table-cell office:value-type="float" office:value="0.904">
                <text:p>0.904</text:p>
              </table:table-cell>
              <table:table-cell office:value-type="float" office:value="0.9104">
                <text:p>0.9104</text:p>
              </table:table-cell>
              <table:table-cell office:value-type="float" office:value="0.917714">
                <text:p>0.917714</text:p>
              </table:table-cell>
              <table:table-cell office:value-type="float" office:value="0.936">
                <text:p>0.936</text:p>
              </table:table-cell>
              <table:table-cell office:value-type="float" office:value="0.885966">
                <text:p>0.885966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800457">
                <text:p>0.800457</text:p>
              </table:table-cell>
              <table:table-cell office:value-type="float" office:value="0.869029">
                <text:p>0.869029</text:p>
              </table:table-cell>
              <table:table-cell office:value-type="float" office:value="0.8784">
                <text:p>0.8784</text:p>
              </table:table-cell>
              <table:table-cell office:value-type="float" office:value="0.88">
                <text:p>0.88</text:p>
              </table:table-cell>
              <table:table-cell office:value-type="float" office:value="0.887086">
                <text:p>0.887086</text:p>
              </table:table-cell>
              <table:table-cell office:value-type="float" office:value="0.896">
                <text:p>0.896</text:p>
              </table:table-cell>
              <table:table-cell office:value-type="float" office:value="0.900114">
                <text:p>0.900114</text:p>
              </table:table-cell>
              <table:table-cell office:value-type="float" office:value="0.905371">
                <text:p>0.905371</text:p>
              </table:table-cell>
              <table:table-cell office:value-type="float" office:value="0.912">
                <text:p>0.912</text:p>
              </table:table-cell>
              <table:table-cell office:value-type="float" office:value="0.920914">
                <text:p>0.920914</text:p>
              </table:table-cell>
              <table:table-cell office:value-type="float" office:value="0.936">
                <text:p>0.936</text:p>
              </table:table-cell>
              <table:table-cell office:value-type="float" office:value="0.884937">
                <text:p>0.884937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7712">
                <text:p>0.7712</text:p>
              </table:table-cell>
              <table:table-cell office:value-type="float" office:value="0.870857">
                <text:p>0.870857</text:p>
              </table:table-cell>
              <table:table-cell office:value-type="float" office:value="0.88">
                <text:p>0.88</text:p>
              </table:table-cell>
              <table:table-cell office:value-type="float" office:value="0.883429">
                <text:p>0.883429</text:p>
              </table:table-cell>
              <table:table-cell office:value-type="float" office:value="0.890057">
                <text:p>0.890057</text:p>
              </table:table-cell>
              <table:table-cell office:value-type="float" office:value="0.896">
                <text:p>0.896</text:p>
              </table:table-cell>
              <table:table-cell office:value-type="float" office:value="0.902857">
                <text:p>0.902857</text:p>
              </table:table-cell>
              <table:table-cell office:value-type="float" office:value="0.907657">
                <text:p>0.907657</text:p>
              </table:table-cell>
              <table:table-cell office:value-type="float" office:value="0.912">
                <text:p>0.912</text:p>
              </table:table-cell>
              <table:table-cell office:value-type="float" office:value="0.923886">
                <text:p>0.923886</text:p>
              </table:table-cell>
              <table:table-cell office:value-type="float" office:value="0.936">
                <text:p>0.936</text:p>
              </table:table-cell>
              <table:table-cell office:value-type="float" office:value="0.883794">
                <text:p>0.883794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794057">
                <text:p>0.794057</text:p>
              </table:table-cell>
              <table:table-cell office:value-type="float" office:value="0.872686">
                <text:p>0.872686</text:p>
              </table:table-cell>
              <table:table-cell office:value-type="float" office:value="0.88">
                <text:p>0.88</text:p>
              </table:table-cell>
              <table:table-cell office:value-type="float" office:value="0.882971">
                <text:p>0.882971</text:p>
              </table:table-cell>
              <table:table-cell office:value-type="float" office:value="0.890057">
                <text:p>0.890057</text:p>
              </table:table-cell>
              <table:table-cell office:value-type="float" office:value="0.896">
                <text:p>0.896</text:p>
              </table:table-cell>
              <table:table-cell office:value-type="float" office:value="0.902171">
                <text:p>0.902171</text:p>
              </table:table-cell>
              <table:table-cell office:value-type="float" office:value="0.906514">
                <text:p>0.906514</text:p>
              </table:table-cell>
              <table:table-cell office:value-type="float" office:value="0.912">
                <text:p>0.912</text:p>
              </table:table-cell>
              <table:table-cell office:value-type="float" office:value="0.922286">
                <text:p>0.922286</text:p>
              </table:table-cell>
              <table:table-cell office:value-type="float" office:value="0.936">
                <text:p>0.936</text:p>
              </table:table-cell>
              <table:table-cell office:value-type="float" office:value="0.885874">
                <text:p>0.885874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788343">
                <text:p>0.788343</text:p>
              </table:table-cell>
              <table:table-cell office:value-type="float" office:value="0.8704">
                <text:p>0.8704</text:p>
              </table:table-cell>
              <table:table-cell office:value-type="float" office:value="0.877029">
                <text:p>0.877029</text:p>
              </table:table-cell>
              <table:table-cell office:value-type="float" office:value="0.88">
                <text:p>0.88</text:p>
              </table:table-cell>
              <table:table-cell office:value-type="float" office:value="0.886857">
                <text:p>0.886857</text:p>
              </table:table-cell>
              <table:table-cell office:value-type="float" office:value="0.8944">
                <text:p>0.8944</text:p>
              </table:table-cell>
              <table:table-cell office:value-type="float" office:value="0.901029">
                <text:p>0.901029</text:p>
              </table:table-cell>
              <table:table-cell office:value-type="float" office:value="0.906743">
                <text:p>0.906743</text:p>
              </table:table-cell>
              <table:table-cell office:value-type="float" office:value="0.912">
                <text:p>0.912</text:p>
              </table:table-cell>
              <table:table-cell office:value-type="float" office:value="0.922971">
                <text:p>0.922971</text:p>
              </table:table-cell>
              <table:table-cell office:value-type="float" office:value="0.936">
                <text:p>0.936</text:p>
              </table:table-cell>
              <table:table-cell office:value-type="float" office:value="0.883977">
                <text:p>0.883977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768457">
                <text:p>0.768457</text:p>
              </table:table-cell>
              <table:table-cell office:value-type="float" office:value="0.869943">
                <text:p>0.869943</text:p>
              </table:table-cell>
              <table:table-cell office:value-type="float" office:value="0.879086">
                <text:p>0.879086</text:p>
              </table:table-cell>
              <table:table-cell office:value-type="float" office:value="0.882286">
                <text:p>0.882286</text:p>
              </table:table-cell>
              <table:table-cell office:value-type="float" office:value="0.8896">
                <text:p>0.8896</text:p>
              </table:table-cell>
              <table:table-cell office:value-type="float" office:value="0.896457">
                <text:p>0.896457</text:p>
              </table:table-cell>
              <table:table-cell office:value-type="float" office:value="0.904">
                <text:p>0.904</text:p>
              </table:table-cell>
              <table:table-cell office:value-type="float" office:value="0.909486">
                <text:p>0.909486</text:p>
              </table:table-cell>
              <table:table-cell office:value-type="float" office:value="0.912457">
                <text:p>0.912457</text:p>
              </table:table-cell>
              <table:table-cell office:value-type="float" office:value="0.925943">
                <text:p>0.925943</text:p>
              </table:table-cell>
              <table:table-cell office:value-type="float" office:value="0.936">
                <text:p>0.936</text:p>
              </table:table-cell>
              <table:table-cell office:value-type="float" office:value="0.883771">
                <text:p>0.883771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786057">
                <text:p>0.786057</text:p>
              </table:table-cell>
              <table:table-cell office:value-type="float" office:value="0.869486">
                <text:p>0.869486</text:p>
              </table:table-cell>
              <table:table-cell office:value-type="float" office:value="0.8784">
                <text:p>0.8784</text:p>
              </table:table-cell>
              <table:table-cell office:value-type="float" office:value="0.88">
                <text:p>0.88</text:p>
              </table:table-cell>
              <table:table-cell office:value-type="float" office:value="0.888">
                <text:p>0.888</text:p>
              </table:table-cell>
              <table:table-cell office:value-type="float" office:value="0.895771">
                <text:p>0.895771</text:p>
              </table:table-cell>
              <table:table-cell office:value-type="float" office:value="0.901486">
                <text:p>0.901486</text:p>
              </table:table-cell>
              <table:table-cell office:value-type="float" office:value="0.908571">
                <text:p>0.908571</text:p>
              </table:table-cell>
              <table:table-cell office:value-type="float" office:value="0.913371">
                <text:p>0.913371</text:p>
              </table:table-cell>
              <table:table-cell office:value-type="float" office:value="0.9264">
                <text:p>0.9264</text:p>
              </table:table-cell>
              <table:table-cell office:value-type="float" office:value="0.936">
                <text:p>0.936</text:p>
              </table:table-cell>
              <table:table-cell office:value-type="float" office:value="0.884754">
                <text:p>0.884754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739886">
                <text:p>0.739886</text:p>
              </table:table-cell>
              <table:table-cell office:value-type="float" office:value="0.869257">
                <text:p>0.869257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8229">
                <text:p>0.888229</text:p>
              </table:table-cell>
              <table:table-cell office:value-type="float" office:value="0.896">
                <text:p>0.896</text:p>
              </table:table-cell>
              <table:table-cell office:value-type="float" office:value="0.899657">
                <text:p>0.899657</text:p>
              </table:table-cell>
              <table:table-cell office:value-type="float" office:value="0.908343">
                <text:p>0.908343</text:p>
              </table:table-cell>
              <table:table-cell office:value-type="float" office:value="0.912914">
                <text:p>0.912914</text:p>
              </table:table-cell>
              <table:table-cell office:value-type="float" office:value="0.925257">
                <text:p>0.925257</text:p>
              </table:table-cell>
              <table:table-cell office:value-type="float" office:value="0.936">
                <text:p>0.936</text:p>
              </table:table-cell>
              <table:table-cell office:value-type="float" office:value="0.879954">
                <text:p>0.879954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759543">
                <text:p>0.759543</text:p>
              </table:table-cell>
              <table:table-cell office:value-type="float" office:value="0.868343">
                <text:p>0.868343</text:p>
              </table:table-cell>
              <table:table-cell office:value-type="float" office:value="0.879543">
                <text:p>0.879543</text:p>
              </table:table-cell>
              <table:table-cell office:value-type="float" office:value="0.881143">
                <text:p>0.881143</text:p>
              </table:table-cell>
              <table:table-cell office:value-type="float" office:value="0.890971">
                <text:p>0.890971</text:p>
              </table:table-cell>
              <table:table-cell office:value-type="float" office:value="0.896">
                <text:p>0.896</text:p>
              </table:table-cell>
              <table:table-cell office:value-type="float" office:value="0.899886">
                <text:p>0.899886</text:p>
              </table:table-cell>
              <table:table-cell office:value-type="float" office:value="0.908343">
                <text:p>0.908343</text:p>
              </table:table-cell>
              <table:table-cell office:value-type="float" office:value="0.912">
                <text:p>0.912</text:p>
              </table:table-cell>
              <table:table-cell office:value-type="float" office:value="0.924343">
                <text:p>0.924343</text:p>
              </table:table-cell>
              <table:table-cell office:value-type="float" office:value="0.936">
                <text:p>0.936</text:p>
              </table:table-cell>
              <table:table-cell office:value-type="float" office:value="0.882011">
                <text:p>0.882011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67314">
                <text:p>0.767314</text:p>
              </table:table-cell>
              <table:table-cell office:value-type="float" office:value="0.869257">
                <text:p>0.869257</text:p>
              </table:table-cell>
              <table:table-cell office:value-type="float" office:value="0.88">
                <text:p>0.88</text:p>
              </table:table-cell>
              <table:table-cell office:value-type="float" office:value="0.885257">
                <text:p>0.8852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903314">
                <text:p>0.903314</text:p>
              </table:table-cell>
              <table:table-cell office:value-type="float" office:value="0.907657">
                <text:p>0.907657</text:p>
              </table:table-cell>
              <table:table-cell office:value-type="float" office:value="0.912">
                <text:p>0.912</text:p>
              </table:table-cell>
              <table:table-cell office:value-type="float" office:value="0.923657">
                <text:p>0.923657</text:p>
              </table:table-cell>
              <table:table-cell office:value-type="float" office:value="0.936">
                <text:p>0.936</text:p>
              </table:table-cell>
              <table:table-cell office:value-type="float" office:value="0.884046">
                <text:p>0.884046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766629">
                <text:p>0.766629</text:p>
              </table:table-cell>
              <table:table-cell office:value-type="float" office:value="0.867429">
                <text:p>0.867429</text:p>
              </table:table-cell>
              <table:table-cell office:value-type="float" office:value="0.879086">
                <text:p>0.879086</text:p>
              </table:table-cell>
              <table:table-cell office:value-type="float" office:value="0.884343">
                <text:p>0.884343</text:p>
              </table:table-cell>
              <table:table-cell office:value-type="float" office:value="0.895086">
                <text:p>0.895086</text:p>
              </table:table-cell>
              <table:table-cell office:value-type="float" office:value="0.896">
                <text:p>0.896</text:p>
              </table:table-cell>
              <table:table-cell office:value-type="float" office:value="0.903543">
                <text:p>0.903543</text:p>
              </table:table-cell>
              <table:table-cell office:value-type="float" office:value="0.907657">
                <text:p>0.907657</text:p>
              </table:table-cell>
              <table:table-cell office:value-type="float" office:value="0.912">
                <text:p>0.912</text:p>
              </table:table-cell>
              <table:table-cell office:value-type="float" office:value="0.923429">
                <text:p>0.923429</text:p>
              </table:table-cell>
              <table:table-cell office:value-type="float" office:value="0.936">
                <text:p>0.936</text:p>
              </table:table-cell>
              <table:table-cell office:value-type="float" office:value="0.88352">
                <text:p>0.88352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781257">
                <text:p>0.781257</text:p>
              </table:table-cell>
              <table:table-cell office:value-type="float" office:value="0.870171">
                <text:p>0.870171</text:p>
              </table:table-cell>
              <table:table-cell office:value-type="float" office:value="0.88">
                <text:p>0.88</text:p>
              </table:table-cell>
              <table:table-cell office:value-type="float" office:value="0.885029">
                <text:p>0.885029</text:p>
              </table:table-cell>
              <table:table-cell office:value-type="float" office:value="0.895086">
                <text:p>0.895086</text:p>
              </table:table-cell>
              <table:table-cell office:value-type="float" office:value="0.896686">
                <text:p>0.896686</text:p>
              </table:table-cell>
              <table:table-cell office:value-type="float" office:value="0.904">
                <text:p>0.904</text:p>
              </table:table-cell>
              <table:table-cell office:value-type="float" office:value="0.909943">
                <text:p>0.909943</text:p>
              </table:table-cell>
              <table:table-cell office:value-type="float" office:value="0.912">
                <text:p>0.912</text:p>
              </table:table-cell>
              <table:table-cell office:value-type="float" office:value="0.924114">
                <text:p>0.924114</text:p>
              </table:table-cell>
              <table:table-cell office:value-type="float" office:value="0.936">
                <text:p>0.936</text:p>
              </table:table-cell>
              <table:table-cell office:value-type="float" office:value="0.885829">
                <text:p>0.885829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779657">
                <text:p>0.779657</text:p>
              </table:table-cell>
              <table:table-cell office:value-type="float" office:value="0.872686">
                <text:p>0.872686</text:p>
              </table:table-cell>
              <table:table-cell office:value-type="float" office:value="0.88">
                <text:p>0.88</text:p>
              </table:table-cell>
              <table:table-cell office:value-type="float" office:value="0.886857">
                <text:p>0.8868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903771">
                <text:p>0.903771</text:p>
              </table:table-cell>
              <table:table-cell office:value-type="float" office:value="0.910171">
                <text:p>0.910171</text:p>
              </table:table-cell>
              <table:table-cell office:value-type="float" office:value="0.912">
                <text:p>0.912</text:p>
              </table:table-cell>
              <table:table-cell office:value-type="float" office:value="0.920914">
                <text:p>0.920914</text:p>
              </table:table-cell>
              <table:table-cell office:value-type="float" office:value="0.936">
                <text:p>0.936</text:p>
              </table:table-cell>
              <table:table-cell office:value-type="float" office:value="0.885806">
                <text:p>0.885806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754286">
                <text:p>0.754286</text:p>
              </table:table-cell>
              <table:table-cell office:value-type="float" office:value="0.868571">
                <text:p>0.868571</text:p>
              </table:table-cell>
              <table:table-cell office:value-type="float" office:value="0.88">
                <text:p>0.88</text:p>
              </table:table-cell>
              <table:table-cell office:value-type="float" office:value="0.882971">
                <text:p>0.882971</text:p>
              </table:table-cell>
              <table:table-cell office:value-type="float" office:value="0.894629">
                <text:p>0.894629</text:p>
              </table:table-cell>
              <table:table-cell office:value-type="float" office:value="0.896">
                <text:p>0.896</text:p>
              </table:table-cell>
              <table:table-cell office:value-type="float" office:value="0.903086">
                <text:p>0.903086</text:p>
              </table:table-cell>
              <table:table-cell office:value-type="float" office:value="0.907429">
                <text:p>0.907429</text:p>
              </table:table-cell>
              <table:table-cell office:value-type="float" office:value="0.912">
                <text:p>0.912</text:p>
              </table:table-cell>
              <table:table-cell office:value-type="float" office:value="0.9216">
                <text:p>0.9216</text:p>
              </table:table-cell>
              <table:table-cell office:value-type="float" office:value="0.936">
                <text:p>0.936</text:p>
              </table:table-cell>
              <table:table-cell office:value-type="float" office:value="0.882057">
                <text:p>0.882057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720914">
                <text:p>0.720914</text:p>
              </table:table-cell>
              <table:table-cell office:value-type="float" office:value="0.858057">
                <text:p>0.858057</text:p>
              </table:table-cell>
              <table:table-cell office:value-type="float" office:value="0.877486">
                <text:p>0.877486</text:p>
              </table:table-cell>
              <table:table-cell office:value-type="float" office:value="0.88">
                <text:p>0.88</text:p>
              </table:table-cell>
              <table:table-cell office:value-type="float" office:value="0.890743">
                <text:p>0.890743</text:p>
              </table:table-cell>
              <table:table-cell office:value-type="float" office:value="0.896">
                <text:p>0.896</text:p>
              </table:table-cell>
              <table:table-cell office:value-type="float" office:value="0.900114">
                <text:p>0.900114</text:p>
              </table:table-cell>
              <table:table-cell office:value-type="float" office:value="0.905371">
                <text:p>0.905371</text:p>
              </table:table-cell>
              <table:table-cell office:value-type="float" office:value="0.912">
                <text:p>0.912</text:p>
              </table:table-cell>
              <table:table-cell office:value-type="float" office:value="0.920229">
                <text:p>0.920229</text:p>
              </table:table-cell>
              <table:table-cell office:value-type="float" office:value="0.936">
                <text:p>0.936</text:p>
              </table:table-cell>
              <table:table-cell office:value-type="float" office:value="0.876091">
                <text:p>0.876091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779429">
                <text:p>0.779429</text:p>
              </table:table-cell>
              <table:table-cell office:value-type="float" office:value="0.864229">
                <text:p>0.864229</text:p>
              </table:table-cell>
              <table:table-cell office:value-type="float" office:value="0.879771">
                <text:p>0.879771</text:p>
              </table:table-cell>
              <table:table-cell office:value-type="float" office:value="0.882971">
                <text:p>0.882971</text:p>
              </table:table-cell>
              <table:table-cell office:value-type="float" office:value="0.893714">
                <text:p>0.893714</text:p>
              </table:table-cell>
              <table:table-cell office:value-type="float" office:value="0.896">
                <text:p>0.896</text:p>
              </table:table-cell>
              <table:table-cell office:value-type="float" office:value="0.903771">
                <text:p>0.903771</text:p>
              </table:table-cell>
              <table:table-cell office:value-type="float" office:value="0.907657">
                <text:p>0.907657</text:p>
              </table:table-cell>
              <table:table-cell office:value-type="float" office:value="0.912229">
                <text:p>0.912229</text:p>
              </table:table-cell>
              <table:table-cell office:value-type="float" office:value="0.922514">
                <text:p>0.922514</text:p>
              </table:table-cell>
              <table:table-cell office:value-type="float" office:value="0.936">
                <text:p>0.936</text:p>
              </table:table-cell>
              <table:table-cell office:value-type="float" office:value="0.884229">
                <text:p>0.884229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782857">
                <text:p>0.782857</text:p>
              </table:table-cell>
              <table:table-cell office:value-type="float" office:value="0.861943">
                <text:p>0.861943</text:p>
              </table:table-cell>
              <table:table-cell office:value-type="float" office:value="0.877257">
                <text:p>0.877257</text:p>
              </table:table-cell>
              <table:table-cell office:value-type="float" office:value="0.883886">
                <text:p>0.883886</text:p>
              </table:table-cell>
              <table:table-cell office:value-type="float" office:value="0.896">
                <text:p>0.896</text:p>
              </table:table-cell>
              <table:table-cell office:value-type="float" office:value="0.898057">
                <text:p>0.898057</text:p>
              </table:table-cell>
              <table:table-cell office:value-type="float" office:value="0.904">
                <text:p>0.904</text:p>
              </table:table-cell>
              <table:table-cell office:value-type="float" office:value="0.906971">
                <text:p>0.906971</text:p>
              </table:table-cell>
              <table:table-cell office:value-type="float" office:value="0.912">
                <text:p>0.912</text:p>
              </table:table-cell>
              <table:table-cell office:value-type="float" office:value="0.922057">
                <text:p>0.922057</text:p>
              </table:table-cell>
              <table:table-cell office:value-type="float" office:value="0.936">
                <text:p>0.936</text:p>
              </table:table-cell>
              <table:table-cell office:value-type="float" office:value="0.884503">
                <text:p>0.884503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777371">
                <text:p>0.777371</text:p>
              </table:table-cell>
              <table:table-cell office:value-type="float" office:value="0.864686">
                <text:p>0.864686</text:p>
              </table:table-cell>
              <table:table-cell office:value-type="float" office:value="0.879086">
                <text:p>0.879086</text:p>
              </table:table-cell>
              <table:table-cell office:value-type="float" office:value="0.885257">
                <text:p>0.8852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902857">
                <text:p>0.902857</text:p>
              </table:table-cell>
              <table:table-cell office:value-type="float" office:value="0.909029">
                <text:p>0.909029</text:p>
              </table:table-cell>
              <table:table-cell office:value-type="float" office:value="0.912">
                <text:p>0.912</text:p>
              </table:table-cell>
              <table:table-cell office:value-type="float" office:value="0.9232">
                <text:p>0.9232</text:p>
              </table:table-cell>
              <table:table-cell office:value-type="float" office:value="0.936">
                <text:p>0.936</text:p>
              </table:table-cell>
              <table:table-cell office:value-type="float" office:value="0.884549">
                <text:p>0.884549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757714">
                <text:p>0.757714</text:p>
              </table:table-cell>
              <table:table-cell office:value-type="float" office:value="0.861486">
                <text:p>0.861486</text:p>
              </table:table-cell>
              <table:table-cell office:value-type="float" office:value="0.877486">
                <text:p>0.877486</text:p>
              </table:table-cell>
              <table:table-cell office:value-type="float" office:value="0.8816">
                <text:p>0.8816</text:p>
              </table:table-cell>
              <table:table-cell office:value-type="float" office:value="0.8944">
                <text:p>0.8944</text:p>
              </table:table-cell>
              <table:table-cell office:value-type="float" office:value="0.896">
                <text:p>0.896</text:p>
              </table:table-cell>
              <table:table-cell office:value-type="float" office:value="0.900343">
                <text:p>0.900343</text:p>
              </table:table-cell>
              <table:table-cell office:value-type="float" office:value="0.9088">
                <text:p>0.9088</text:p>
              </table:table-cell>
              <table:table-cell office:value-type="float" office:value="0.913829">
                <text:p>0.913829</text:p>
              </table:table-cell>
              <table:table-cell office:value-type="float" office:value="0.925486">
                <text:p>0.925486</text:p>
              </table:table-cell>
              <table:table-cell office:value-type="float" office:value="0.936">
                <text:p>0.936</text:p>
              </table:table-cell>
              <table:table-cell office:value-type="float" office:value="0.881714">
                <text:p>0.881714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54514">
                <text:p>0.754514</text:p>
              </table:table-cell>
              <table:table-cell office:value-type="float" office:value="0.864686">
                <text:p>0.864686</text:p>
              </table:table-cell>
              <table:table-cell office:value-type="float" office:value="0.8784">
                <text:p>0.8784</text:p>
              </table:table-cell>
              <table:table-cell office:value-type="float" office:value="0.886857">
                <text:p>0.8868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901486">
                <text:p>0.901486</text:p>
              </table:table-cell>
              <table:table-cell office:value-type="float" office:value="0.9072">
                <text:p>0.9072</text:p>
              </table:table-cell>
              <table:table-cell office:value-type="float" office:value="0.912">
                <text:p>0.912</text:p>
              </table:table-cell>
              <table:table-cell office:value-type="float" office:value="0.923886">
                <text:p>0.923886</text:p>
              </table:table-cell>
              <table:table-cell office:value-type="float" office:value="0.936">
                <text:p>0.936</text:p>
              </table:table-cell>
              <table:table-cell office:value-type="float" office:value="0.882103">
                <text:p>0.882103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7376">
                <text:p>0.7376</text:p>
              </table:table-cell>
              <table:table-cell office:value-type="float" office:value="0.8544">
                <text:p>0.8544</text:p>
              </table:table-cell>
              <table:table-cell office:value-type="float" office:value="0.876571">
                <text:p>0.876571</text:p>
              </table:table-cell>
              <table:table-cell office:value-type="float" office:value="0.882743">
                <text:p>0.882743</text:p>
              </table:table-cell>
              <table:table-cell office:value-type="float" office:value="0.894629">
                <text:p>0.894629</text:p>
              </table:table-cell>
              <table:table-cell office:value-type="float" office:value="0.896">
                <text:p>0.896</text:p>
              </table:table-cell>
              <table:table-cell office:value-type="float" office:value="0.898743">
                <text:p>0.898743</text:p>
              </table:table-cell>
              <table:table-cell office:value-type="float" office:value="0.904686">
                <text:p>0.904686</text:p>
              </table:table-cell>
              <table:table-cell office:value-type="float" office:value="0.912">
                <text:p>0.912</text:p>
              </table:table-cell>
              <table:table-cell office:value-type="float" office:value="0.921371">
                <text:p>0.921371</text:p>
              </table:table-cell>
              <table:table-cell office:value-type="float" office:value="0.936">
                <text:p>0.936</text:p>
              </table:table-cell>
              <table:table-cell office:value-type="float" office:value="0.877874">
                <text:p>0.877874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735086">
                <text:p>0.735086</text:p>
              </table:table-cell>
              <table:table-cell office:value-type="float" office:value="0.861714">
                <text:p>0.861714</text:p>
              </table:table-cell>
              <table:table-cell office:value-type="float" office:value="0.878171">
                <text:p>0.878171</text:p>
              </table:table-cell>
              <table:table-cell office:value-type="float" office:value="0.881829">
                <text:p>0.881829</text:p>
              </table:table-cell>
              <table:table-cell office:value-type="float" office:value="0.895314">
                <text:p>0.895314</text:p>
              </table:table-cell>
              <table:table-cell office:value-type="float" office:value="0.896">
                <text:p>0.896</text:p>
              </table:table-cell>
              <table:table-cell office:value-type="float" office:value="0.8976">
                <text:p>0.8976</text:p>
              </table:table-cell>
              <table:table-cell office:value-type="float" office:value="0.904914">
                <text:p>0.904914</text:p>
              </table:table-cell>
              <table:table-cell office:value-type="float" office:value="0.912">
                <text:p>0.912</text:p>
              </table:table-cell>
              <table:table-cell office:value-type="float" office:value="0.921371">
                <text:p>0.921371</text:p>
              </table:table-cell>
              <table:table-cell office:value-type="float" office:value="0.936">
                <text:p>0.936</text:p>
              </table:table-cell>
              <table:table-cell office:value-type="float" office:value="0.8784">
                <text:p>0.8784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722057">
                <text:p>0.722057</text:p>
              </table:table-cell>
              <table:table-cell office:value-type="float" office:value="0.8544">
                <text:p>0.8544</text:p>
              </table:table-cell>
              <table:table-cell office:value-type="float" office:value="0.878857">
                <text:p>0.878857</text:p>
              </table:table-cell>
              <table:table-cell office:value-type="float" office:value="0.881371">
                <text:p>0.881371</text:p>
              </table:table-cell>
              <table:table-cell office:value-type="float" office:value="0.894171">
                <text:p>0.894171</text:p>
              </table:table-cell>
              <table:table-cell office:value-type="float" office:value="0.896">
                <text:p>0.896</text:p>
              </table:table-cell>
              <table:table-cell office:value-type="float" office:value="0.900114">
                <text:p>0.900114</text:p>
              </table:table-cell>
              <table:table-cell office:value-type="float" office:value="0.907657">
                <text:p>0.907657</text:p>
              </table:table-cell>
              <table:table-cell office:value-type="float" office:value="0.912">
                <text:p>0.912</text:p>
              </table:table-cell>
              <table:table-cell office:value-type="float" office:value="0.925029">
                <text:p>0.925029</text:p>
              </table:table-cell>
              <table:table-cell office:value-type="float" office:value="0.936">
                <text:p>0.936</text:p>
              </table:table-cell>
              <table:table-cell office:value-type="float" office:value="0.877166">
                <text:p>0.877166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752">
                <text:p>0.752</text:p>
              </table:table-cell>
              <table:table-cell office:value-type="float" office:value="0.8608">
                <text:p>0.8608</text:p>
              </table:table-cell>
              <table:table-cell office:value-type="float" office:value="0.876343">
                <text:p>0.876343</text:p>
              </table:table-cell>
              <table:table-cell office:value-type="float" office:value="0.88">
                <text:p>0.88</text:p>
              </table:table-cell>
              <table:table-cell office:value-type="float" office:value="0.889371">
                <text:p>0.889371</text:p>
              </table:table-cell>
              <table:table-cell office:value-type="float" office:value="0.896">
                <text:p>0.896</text:p>
              </table:table-cell>
              <table:table-cell office:value-type="float" office:value="0.899657">
                <text:p>0.899657</text:p>
              </table:table-cell>
              <table:table-cell office:value-type="float" office:value="0.905829">
                <text:p>0.905829</text:p>
              </table:table-cell>
              <table:table-cell office:value-type="float" office:value="0.912">
                <text:p>0.912</text:p>
              </table:table-cell>
              <table:table-cell office:value-type="float" office:value="0.922057">
                <text:p>0.922057</text:p>
              </table:table-cell>
              <table:table-cell office:value-type="float" office:value="0.936">
                <text:p>0.936</text:p>
              </table:table-cell>
              <table:table-cell office:value-type="float" office:value="0.879406">
                <text:p>0.879406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770514">
                <text:p>0.770514</text:p>
              </table:table-cell>
              <table:table-cell office:value-type="float" office:value="0.861714">
                <text:p>0.861714</text:p>
              </table:table-cell>
              <table:table-cell office:value-type="float" office:value="0.876114">
                <text:p>0.876114</text:p>
              </table:table-cell>
              <table:table-cell office:value-type="float" office:value="0.88">
                <text:p>0.88</text:p>
              </table:table-cell>
              <table:table-cell office:value-type="float" office:value="0.889371">
                <text:p>0.889371</text:p>
              </table:table-cell>
              <table:table-cell office:value-type="float" office:value="0.896">
                <text:p>0.896</text:p>
              </table:table-cell>
              <table:table-cell office:value-type="float" office:value="0.8976">
                <text:p>0.8976</text:p>
              </table:table-cell>
              <table:table-cell office:value-type="float" office:value="0.906971">
                <text:p>0.906971</text:p>
              </table:table-cell>
              <table:table-cell office:value-type="float" office:value="0.913143">
                <text:p>0.913143</text:p>
              </table:table-cell>
              <table:table-cell office:value-type="float" office:value="0.924343">
                <text:p>0.924343</text:p>
              </table:table-cell>
              <table:table-cell office:value-type="float" office:value="0.936">
                <text:p>0.936</text:p>
              </table:table-cell>
              <table:table-cell office:value-type="float" office:value="0.881577">
                <text:p>0.881577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769371">
                <text:p>0.769371</text:p>
              </table:table-cell>
              <table:table-cell office:value-type="float" office:value="0.858971">
                <text:p>0.858971</text:p>
              </table:table-cell>
              <table:table-cell office:value-type="float" office:value="0.8736">
                <text:p>0.8736</text:p>
              </table:table-cell>
              <table:table-cell office:value-type="float" office:value="0.880686">
                <text:p>0.880686</text:p>
              </table:table-cell>
              <table:table-cell office:value-type="float" office:value="0.893257">
                <text:p>0.893257</text:p>
              </table:table-cell>
              <table:table-cell office:value-type="float" office:value="0.896">
                <text:p>0.896</text:p>
              </table:table-cell>
              <table:table-cell office:value-type="float" office:value="0.899429">
                <text:p>0.899429</text:p>
              </table:table-cell>
              <table:table-cell office:value-type="float" office:value="0.907657">
                <text:p>0.907657</text:p>
              </table:table-cell>
              <table:table-cell office:value-type="float" office:value="0.914971">
                <text:p>0.914971</text:p>
              </table:table-cell>
              <table:table-cell office:value-type="float" office:value="0.926171">
                <text:p>0.926171</text:p>
              </table:table-cell>
              <table:table-cell office:value-type="float" office:value="0.936">
                <text:p>0.936</text:p>
              </table:table-cell>
              <table:table-cell office:value-type="float" office:value="0.882011">
                <text:p>0.882011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778057">
                <text:p>0.778057</text:p>
              </table:table-cell>
              <table:table-cell office:value-type="float" office:value="0.864229">
                <text:p>0.864229</text:p>
              </table:table-cell>
              <table:table-cell office:value-type="float" office:value="0.874743">
                <text:p>0.874743</text:p>
              </table:table-cell>
              <table:table-cell office:value-type="float" office:value="0.880914">
                <text:p>0.880914</text:p>
              </table:table-cell>
              <table:table-cell office:value-type="float" office:value="0.892114">
                <text:p>0.892114</text:p>
              </table:table-cell>
              <table:table-cell office:value-type="float" office:value="0.896">
                <text:p>0.896</text:p>
              </table:table-cell>
              <table:table-cell office:value-type="float" office:value="0.898971">
                <text:p>0.898971</text:p>
              </table:table-cell>
              <table:table-cell office:value-type="float" office:value="0.907657">
                <text:p>0.907657</text:p>
              </table:table-cell>
              <table:table-cell office:value-type="float" office:value="0.912686">
                <text:p>0.912686</text:p>
              </table:table-cell>
              <table:table-cell office:value-type="float" office:value="0.926629">
                <text:p>0.926629</text:p>
              </table:table-cell>
              <table:table-cell office:value-type="float" office:value="0.936">
                <text:p>0.936</text:p>
              </table:table-cell>
              <table:table-cell office:value-type="float" office:value="0.8832">
                <text:p>0.8832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794971">
                <text:p>0.794971</text:p>
              </table:table-cell>
              <table:table-cell office:value-type="float" office:value="0.865371">
                <text:p>0.865371</text:p>
              </table:table-cell>
              <table:table-cell office:value-type="float" office:value="0.874743">
                <text:p>0.874743</text:p>
              </table:table-cell>
              <table:table-cell office:value-type="float" office:value="0.88">
                <text:p>0.88</text:p>
              </table:table-cell>
              <table:table-cell office:value-type="float" office:value="0.887086">
                <text:p>0.887086</text:p>
              </table:table-cell>
              <table:table-cell office:value-type="float" office:value="0.896">
                <text:p>0.896</text:p>
              </table:table-cell>
              <table:table-cell office:value-type="float" office:value="0.899657">
                <text:p>0.899657</text:p>
              </table:table-cell>
              <table:table-cell office:value-type="float" office:value="0.906971">
                <text:p>0.906971</text:p>
              </table:table-cell>
              <table:table-cell office:value-type="float" office:value="0.912914">
                <text:p>0.912914</text:p>
              </table:table-cell>
              <table:table-cell office:value-type="float" office:value="0.927543">
                <text:p>0.927543</text:p>
              </table:table-cell>
              <table:table-cell office:value-type="float" office:value="0.936">
                <text:p>0.936</text:p>
              </table:table-cell>
              <table:table-cell office:value-type="float" office:value="0.884526">
                <text:p>0.884526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762971">
                <text:p>0.762971</text:p>
              </table:table-cell>
              <table:table-cell office:value-type="float" office:value="0.863771">
                <text:p>0.863771</text:p>
              </table:table-cell>
              <table:table-cell office:value-type="float" office:value="0.873829">
                <text:p>0.873829</text:p>
              </table:table-cell>
              <table:table-cell office:value-type="float" office:value="0.880229">
                <text:p>0.880229</text:p>
              </table:table-cell>
              <table:table-cell office:value-type="float" office:value="0.891657">
                <text:p>0.891657</text:p>
              </table:table-cell>
              <table:table-cell office:value-type="float" office:value="0.896">
                <text:p>0.896</text:p>
              </table:table-cell>
              <table:table-cell office:value-type="float" office:value="0.899886">
                <text:p>0.899886</text:p>
              </table:table-cell>
              <table:table-cell office:value-type="float" office:value="0.906971">
                <text:p>0.906971</text:p>
              </table:table-cell>
              <table:table-cell office:value-type="float" office:value="0.912">
                <text:p>0.912</text:p>
              </table:table-cell>
              <table:table-cell office:value-type="float" office:value="0.925257">
                <text:p>0.925257</text:p>
              </table:table-cell>
              <table:table-cell office:value-type="float" office:value="0.936">
                <text:p>0.936</text:p>
              </table:table-cell>
              <table:table-cell office:value-type="float" office:value="0.881257">
                <text:p>0.88125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83314">
                <text:p>0.783314</text:p>
              </table:table-cell>
              <table:table-cell office:value-type="float" office:value="0.862629">
                <text:p>0.862629</text:p>
              </table:table-cell>
              <table:table-cell office:value-type="float" office:value="0.874514">
                <text:p>0.874514</text:p>
              </table:table-cell>
              <table:table-cell office:value-type="float" office:value="0.88">
                <text:p>0.88</text:p>
              </table:table-cell>
              <table:table-cell office:value-type="float" office:value="0.8896">
                <text:p>0.8896</text:p>
              </table:table-cell>
              <table:table-cell office:value-type="float" office:value="0.896">
                <text:p>0.896</text:p>
              </table:table-cell>
              <table:table-cell office:value-type="float" office:value="0.899429">
                <text:p>0.899429</text:p>
              </table:table-cell>
              <table:table-cell office:value-type="float" office:value="0.906286">
                <text:p>0.906286</text:p>
              </table:table-cell>
              <table:table-cell office:value-type="float" office:value="0.912229">
                <text:p>0.912229</text:p>
              </table:table-cell>
              <table:table-cell office:value-type="float" office:value="0.927543">
                <text:p>0.927543</text:p>
              </table:table-cell>
              <table:table-cell office:value-type="float" office:value="0.936">
                <text:p>0.936</text:p>
              </table:table-cell>
              <table:table-cell office:value-type="float" office:value="0.883154">
                <text:p>0.883154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.815086">
                <text:p>0.815086</text:p>
              </table:table-cell>
              <table:table-cell office:value-type="float" office:value="0.861714">
                <text:p>0.861714</text:p>
              </table:table-cell>
              <table:table-cell office:value-type="float" office:value="0.873143">
                <text:p>0.873143</text:p>
              </table:table-cell>
              <table:table-cell office:value-type="float" office:value="0.88">
                <text:p>0.88</text:p>
              </table:table-cell>
              <table:table-cell office:value-type="float" office:value="0.8848">
                <text:p>0.8848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902857">
                <text:p>0.902857</text:p>
              </table:table-cell>
              <table:table-cell office:value-type="float" office:value="0.909714">
                <text:p>0.909714</text:p>
              </table:table-cell>
              <table:table-cell office:value-type="float" office:value="0.925486">
                <text:p>0.925486</text:p>
              </table:table-cell>
              <table:table-cell office:value-type="float" office:value="0.936">
                <text:p>0.936</text:p>
              </table:table-cell>
              <table:table-cell office:value-type="float" office:value="0.88448">
                <text:p>0.88448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0.820343">
                <text:p>0.820343</text:p>
              </table:table-cell>
              <table:table-cell office:value-type="float" office:value="0.859886">
                <text:p>0.859886</text:p>
              </table:table-cell>
              <table:table-cell office:value-type="float" office:value="0.872686">
                <text:p>0.872686</text:p>
              </table:table-cell>
              <table:table-cell office:value-type="float" office:value="0.88">
                <text:p>0.88</text:p>
              </table:table-cell>
              <table:table-cell office:value-type="float" office:value="0.886171">
                <text:p>0.886171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904">
                <text:p>0.904</text:p>
              </table:table-cell>
              <table:table-cell office:value-type="float" office:value="0.912">
                <text:p>0.912</text:p>
              </table:table-cell>
              <table:table-cell office:value-type="float" office:value="0.927771">
                <text:p>0.927771</text:p>
              </table:table-cell>
              <table:table-cell office:value-type="float" office:value="0.936">
                <text:p>0.936</text:p>
              </table:table-cell>
              <table:table-cell office:value-type="float" office:value="0.885486">
                <text:p>0.885486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0.825371">
                <text:p>0.825371</text:p>
              </table:table-cell>
              <table:table-cell office:value-type="float" office:value="0.862857">
                <text:p>0.862857</text:p>
              </table:table-cell>
              <table:table-cell office:value-type="float" office:value="0.876114">
                <text:p>0.876114</text:p>
              </table:table-cell>
              <table:table-cell office:value-type="float" office:value="0.88">
                <text:p>0.88</text:p>
              </table:table-cell>
              <table:table-cell office:value-type="float" office:value="0.8896">
                <text:p>0.8896</text:p>
              </table:table-cell>
              <table:table-cell office:value-type="float" office:value="0.896">
                <text:p>0.896</text:p>
              </table:table-cell>
              <table:table-cell office:value-type="float" office:value="0.896229">
                <text:p>0.896229</text:p>
              </table:table-cell>
              <table:table-cell office:value-type="float" office:value="0.904229">
                <text:p>0.904229</text:p>
              </table:table-cell>
              <table:table-cell office:value-type="float" office:value="0.913143">
                <text:p>0.913143</text:p>
              </table:table-cell>
              <table:table-cell office:value-type="float" office:value="0.928914">
                <text:p>0.928914</text:p>
              </table:table-cell>
              <table:table-cell office:value-type="float" office:value="0.936">
                <text:p>0.936</text:p>
              </table:table-cell>
              <table:table-cell office:value-type="float" office:value="0.887246">
                <text:p>0.887246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0.801143">
                <text:p>0.801143</text:p>
              </table:table-cell>
              <table:table-cell office:value-type="float" office:value="0.8592">
                <text:p>0.8592</text:p>
              </table:table-cell>
              <table:table-cell office:value-type="float" office:value="0.873143">
                <text:p>0.873143</text:p>
              </table:table-cell>
              <table:table-cell office:value-type="float" office:value="0.88">
                <text:p>0.88</text:p>
              </table:table-cell>
              <table:table-cell office:value-type="float" office:value="0.890286">
                <text:p>0.890286</text:p>
              </table:table-cell>
              <table:table-cell office:value-type="float" office:value="0.896">
                <text:p>0.896</text:p>
              </table:table-cell>
              <table:table-cell office:value-type="float" office:value="0.8992">
                <text:p>0.8992</text:p>
              </table:table-cell>
              <table:table-cell office:value-type="float" office:value="0.906743">
                <text:p>0.906743</text:p>
              </table:table-cell>
              <table:table-cell office:value-type="float" office:value="0.912457">
                <text:p>0.912457</text:p>
              </table:table-cell>
              <table:table-cell office:value-type="float" office:value="0.927543">
                <text:p>0.927543</text:p>
              </table:table-cell>
              <table:table-cell office:value-type="float" office:value="0.936">
                <text:p>0.936</text:p>
              </table:table-cell>
              <table:table-cell office:value-type="float" office:value="0.884571">
                <text:p>0.884571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7984">
                <text:p>0.7984</text:p>
              </table:table-cell>
              <table:table-cell office:value-type="float" office:value="0.8608">
                <text:p>0.8608</text:p>
              </table:table-cell>
              <table:table-cell office:value-type="float" office:value="0.875429">
                <text:p>0.875429</text:p>
              </table:table-cell>
              <table:table-cell office:value-type="float" office:value="0.880686">
                <text:p>0.880686</text:p>
              </table:table-cell>
              <table:table-cell office:value-type="float" office:value="0.891657">
                <text:p>0.891657</text:p>
              </table:table-cell>
              <table:table-cell office:value-type="float" office:value="0.896">
                <text:p>0.896</text:p>
              </table:table-cell>
              <table:table-cell office:value-type="float" office:value="0.902171">
                <text:p>0.902171</text:p>
              </table:table-cell>
              <table:table-cell office:value-type="float" office:value="0.909029">
                <text:p>0.909029</text:p>
              </table:table-cell>
              <table:table-cell office:value-type="float" office:value="0.9136">
                <text:p>0.9136</text:p>
              </table:table-cell>
              <table:table-cell office:value-type="float" office:value="0.928">
                <text:p>0.928</text:p>
              </table:table-cell>
              <table:table-cell office:value-type="float" office:value="0.936">
                <text:p>0.936</text:p>
              </table:table-cell>
              <table:table-cell office:value-type="float" office:value="0.885577">
                <text:p>0.885577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0.791314">
                <text:p>0.791314</text:p>
              </table:table-cell>
              <table:table-cell office:value-type="float" office:value="0.861714">
                <text:p>0.861714</text:p>
              </table:table-cell>
              <table:table-cell office:value-type="float" office:value="0.876114">
                <text:p>0.876114</text:p>
              </table:table-cell>
              <table:table-cell office:value-type="float" office:value="0.882971">
                <text:p>0.882971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903314">
                <text:p>0.903314</text:p>
              </table:table-cell>
              <table:table-cell office:value-type="float" office:value="0.911314">
                <text:p>0.911314</text:p>
              </table:table-cell>
              <table:table-cell office:value-type="float" office:value="0.913371">
                <text:p>0.913371</text:p>
              </table:table-cell>
              <table:table-cell office:value-type="float" office:value="0.927771">
                <text:p>0.927771</text:p>
              </table:table-cell>
              <table:table-cell office:value-type="float" office:value="0.936">
                <text:p>0.936</text:p>
              </table:table-cell>
              <table:table-cell office:value-type="float" office:value="0.885989">
                <text:p>0.885989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0.791314">
                <text:p>0.791314</text:p>
              </table:table-cell>
              <table:table-cell office:value-type="float" office:value="0.869029">
                <text:p>0.869029</text:p>
              </table:table-cell>
              <table:table-cell office:value-type="float" office:value="0.88">
                <text:p>0.88</text:p>
              </table:table-cell>
              <table:table-cell office:value-type="float" office:value="0.8864">
                <text:p>0.8864</text:p>
              </table:table-cell>
              <table:table-cell office:value-type="float" office:value="0.896">
                <text:p>0.896</text:p>
              </table:table-cell>
              <table:table-cell office:value-type="float" office:value="0.898057">
                <text:p>0.898057</text:p>
              </table:table-cell>
              <table:table-cell office:value-type="float" office:value="0.904914">
                <text:p>0.904914</text:p>
              </table:table-cell>
              <table:table-cell office:value-type="float" office:value="0.912">
                <text:p>0.912</text:p>
              </table:table-cell>
              <table:table-cell office:value-type="float" office:value="0.914286">
                <text:p>0.914286</text:p>
              </table:table-cell>
              <table:table-cell office:value-type="float" office:value="0.925943">
                <text:p>0.925943</text:p>
              </table:table-cell>
              <table:table-cell office:value-type="float" office:value="0.936">
                <text:p>0.936</text:p>
              </table:table-cell>
              <table:table-cell office:value-type="float" office:value="0.887794">
                <text:p>0.887794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0.757257">
                <text:p>0.757257</text:p>
              </table:table-cell>
              <table:table-cell office:value-type="float" office:value="0.863086">
                <text:p>0.863086</text:p>
              </table:table-cell>
              <table:table-cell office:value-type="float" office:value="0.877029">
                <text:p>0.877029</text:p>
              </table:table-cell>
              <table:table-cell office:value-type="float" office:value="0.882971">
                <text:p>0.882971</text:p>
              </table:table-cell>
              <table:table-cell office:value-type="float" office:value="0.893943">
                <text:p>0.893943</text:p>
              </table:table-cell>
              <table:table-cell office:value-type="float" office:value="0.896">
                <text:p>0.896</text:p>
              </table:table-cell>
              <table:table-cell office:value-type="float" office:value="0.905143">
                <text:p>0.905143</text:p>
              </table:table-cell>
              <table:table-cell office:value-type="float" office:value="0.912">
                <text:p>0.912</text:p>
              </table:table-cell>
              <table:table-cell office:value-type="float" office:value="0.913829">
                <text:p>0.913829</text:p>
              </table:table-cell>
              <table:table-cell office:value-type="float" office:value="0.925714">
                <text:p>0.925714</text:p>
              </table:table-cell>
              <table:table-cell office:value-type="float" office:value="0.936">
                <text:p>0.936</text:p>
              </table:table-cell>
              <table:table-cell office:value-type="float" office:value="0.882697">
                <text:p>0.882697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0.7472">
                <text:p>0.7472</text:p>
              </table:table-cell>
              <table:table-cell office:value-type="float" office:value="0.860343">
                <text:p>0.860343</text:p>
              </table:table-cell>
              <table:table-cell office:value-type="float" office:value="0.876343">
                <text:p>0.876343</text:p>
              </table:table-cell>
              <table:table-cell office:value-type="float" office:value="0.88">
                <text:p>0.88</text:p>
              </table:table-cell>
              <table:table-cell office:value-type="float" office:value="0.8896">
                <text:p>0.8896</text:p>
              </table:table-cell>
              <table:table-cell office:value-type="float" office:value="0.896">
                <text:p>0.896</text:p>
              </table:table-cell>
              <table:table-cell office:value-type="float" office:value="0.900571">
                <text:p>0.900571</text:p>
              </table:table-cell>
              <table:table-cell office:value-type="float" office:value="0.908571">
                <text:p>0.908571</text:p>
              </table:table-cell>
              <table:table-cell office:value-type="float" office:value="0.912">
                <text:p>0.912</text:p>
              </table:table-cell>
              <table:table-cell office:value-type="float" office:value="0.921829">
                <text:p>0.921829</text:p>
              </table:table-cell>
              <table:table-cell office:value-type="float" office:value="0.936">
                <text:p>0.936</text:p>
              </table:table-cell>
              <table:table-cell office:value-type="float" office:value="0.879246">
                <text:p>0.87924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757714">
                <text:p>0.757714</text:p>
              </table:table-cell>
              <table:table-cell office:value-type="float" office:value="0.860114">
                <text:p>0.860114</text:p>
              </table:table-cell>
              <table:table-cell office:value-type="float" office:value="0.874743">
                <text:p>0.874743</text:p>
              </table:table-cell>
              <table:table-cell office:value-type="float" office:value="0.88">
                <text:p>0.88</text:p>
              </table:table-cell>
              <table:table-cell office:value-type="float" office:value="0.885486">
                <text:p>0.885486</text:p>
              </table:table-cell>
              <table:table-cell office:value-type="float" office:value="0.896">
                <text:p>0.896</text:p>
              </table:table-cell>
              <table:table-cell office:value-type="float" office:value="0.898514">
                <text:p>0.898514</text:p>
              </table:table-cell>
              <table:table-cell office:value-type="float" office:value="0.906057">
                <text:p>0.906057</text:p>
              </table:table-cell>
              <table:table-cell office:value-type="float" office:value="0.912686">
                <text:p>0.912686</text:p>
              </table:table-cell>
              <table:table-cell office:value-type="float" office:value="0.9248">
                <text:p>0.9248</text:p>
              </table:table-cell>
              <table:table-cell office:value-type="float" office:value="0.936">
                <text:p>0.936</text:p>
              </table:table-cell>
              <table:table-cell office:value-type="float" office:value="0.879611">
                <text:p>0.879611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.763657">
                <text:p>0.763657</text:p>
              </table:table-cell>
              <table:table-cell office:value-type="float" office:value="0.859886">
                <text:p>0.859886</text:p>
              </table:table-cell>
              <table:table-cell office:value-type="float" office:value="0.873143">
                <text:p>0.873143</text:p>
              </table:table-cell>
              <table:table-cell office:value-type="float" office:value="0.88">
                <text:p>0.88</text:p>
              </table:table-cell>
              <table:table-cell office:value-type="float" office:value="0.890286">
                <text:p>0.890286</text:p>
              </table:table-cell>
              <table:table-cell office:value-type="float" office:value="0.896">
                <text:p>0.896</text:p>
              </table:table-cell>
              <table:table-cell office:value-type="float" office:value="0.899657">
                <text:p>0.899657</text:p>
              </table:table-cell>
              <table:table-cell office:value-type="float" office:value="0.906971">
                <text:p>0.906971</text:p>
              </table:table-cell>
              <table:table-cell office:value-type="float" office:value="0.912457">
                <text:p>0.912457</text:p>
              </table:table-cell>
              <table:table-cell office:value-type="float" office:value="0.924114">
                <text:p>0.924114</text:p>
              </table:table-cell>
              <table:table-cell office:value-type="float" office:value="0.936">
                <text:p>0.936</text:p>
              </table:table-cell>
              <table:table-cell office:value-type="float" office:value="0.880617">
                <text:p>0.880617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0.808686">
                <text:p>0.808686</text:p>
              </table:table-cell>
              <table:table-cell office:value-type="float" office:value="0.862629">
                <text:p>0.862629</text:p>
              </table:table-cell>
              <table:table-cell office:value-type="float" office:value="0.875429">
                <text:p>0.875429</text:p>
              </table:table-cell>
              <table:table-cell office:value-type="float" office:value="0.880457">
                <text:p>0.880457</text:p>
              </table:table-cell>
              <table:table-cell office:value-type="float" office:value="0.892114">
                <text:p>0.892114</text:p>
              </table:table-cell>
              <table:table-cell office:value-type="float" office:value="0.896">
                <text:p>0.896</text:p>
              </table:table-cell>
              <table:table-cell office:value-type="float" office:value="0.902857">
                <text:p>0.902857</text:p>
              </table:table-cell>
              <table:table-cell office:value-type="float" office:value="0.910857">
                <text:p>0.910857</text:p>
              </table:table-cell>
              <table:table-cell office:value-type="float" office:value="0.912914">
                <text:p>0.912914</text:p>
              </table:table-cell>
              <table:table-cell office:value-type="float" office:value="0.925486">
                <text:p>0.925486</text:p>
              </table:table-cell>
              <table:table-cell office:value-type="float" office:value="0.936">
                <text:p>0.936</text:p>
              </table:table-cell>
              <table:table-cell office:value-type="float" office:value="0.886743">
                <text:p>0.886743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0.796114">
                <text:p>0.796114</text:p>
              </table:table-cell>
              <table:table-cell office:value-type="float" office:value="0.864">
                <text:p>0.864</text:p>
              </table:table-cell>
              <table:table-cell office:value-type="float" office:value="0.877943">
                <text:p>0.877943</text:p>
              </table:table-cell>
              <table:table-cell office:value-type="float" office:value="0.885257">
                <text:p>0.885257</text:p>
              </table:table-cell>
              <table:table-cell office:value-type="float" office:value="0.896">
                <text:p>0.896</text:p>
              </table:table-cell>
              <table:table-cell office:value-type="float" office:value="0.898057">
                <text:p>0.898057</text:p>
              </table:table-cell>
              <table:table-cell office:value-type="float" office:value="0.904">
                <text:p>0.904</text:p>
              </table:table-cell>
              <table:table-cell office:value-type="float" office:value="0.911314">
                <text:p>0.911314</text:p>
              </table:table-cell>
              <table:table-cell office:value-type="float" office:value="0.912686">
                <text:p>0.912686</text:p>
              </table:table-cell>
              <table:table-cell office:value-type="float" office:value="0.925257">
                <text:p>0.925257</text:p>
              </table:table-cell>
              <table:table-cell office:value-type="float" office:value="0.936">
                <text:p>0.936</text:p>
              </table:table-cell>
              <table:table-cell office:value-type="float" office:value="0.887063">
                <text:p>0.887063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0.7376">
                <text:p>0.7376</text:p>
              </table:table-cell>
              <table:table-cell office:value-type="float" office:value="0.864">
                <text:p>0.864</text:p>
              </table:table-cell>
              <table:table-cell office:value-type="float" office:value="0.876343">
                <text:p>0.876343</text:p>
              </table:table-cell>
              <table:table-cell office:value-type="float" office:value="0.881829">
                <text:p>0.881829</text:p>
              </table:table-cell>
              <table:table-cell office:value-type="float" office:value="0.894171">
                <text:p>0.894171</text:p>
              </table:table-cell>
              <table:table-cell office:value-type="float" office:value="0.896">
                <text:p>0.896</text:p>
              </table:table-cell>
              <table:table-cell office:value-type="float" office:value="0.901029">
                <text:p>0.901029</text:p>
              </table:table-cell>
              <table:table-cell office:value-type="float" office:value="0.9104">
                <text:p>0.9104</text:p>
              </table:table-cell>
              <table:table-cell office:value-type="float" office:value="0.912">
                <text:p>0.912</text:p>
              </table:table-cell>
              <table:table-cell office:value-type="float" office:value="0.925257">
                <text:p>0.925257</text:p>
              </table:table-cell>
              <table:table-cell office:value-type="float" office:value="0.936">
                <text:p>0.936</text:p>
              </table:table-cell>
              <table:table-cell office:value-type="float" office:value="0.879863">
                <text:p>0.879863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728457">
                <text:p>0.728457</text:p>
              </table:table-cell>
              <table:table-cell office:value-type="float" office:value="0.866057">
                <text:p>0.866057</text:p>
              </table:table-cell>
              <table:table-cell office:value-type="float" office:value="0.875886">
                <text:p>0.875886</text:p>
              </table:table-cell>
              <table:table-cell office:value-type="float" office:value="0.881371">
                <text:p>0.881371</text:p>
              </table:table-cell>
              <table:table-cell office:value-type="float" office:value="0.893486">
                <text:p>0.893486</text:p>
              </table:table-cell>
              <table:table-cell office:value-type="float" office:value="0.896">
                <text:p>0.896</text:p>
              </table:table-cell>
              <table:table-cell office:value-type="float" office:value="0.898971">
                <text:p>0.898971</text:p>
              </table:table-cell>
              <table:table-cell office:value-type="float" office:value="0.907886">
                <text:p>0.907886</text:p>
              </table:table-cell>
              <table:table-cell office:value-type="float" office:value="0.912">
                <text:p>0.912</text:p>
              </table:table-cell>
              <table:table-cell office:value-type="float" office:value="0.922514">
                <text:p>0.922514</text:p>
              </table:table-cell>
              <table:table-cell office:value-type="float" office:value="0.936">
                <text:p>0.936</text:p>
              </table:table-cell>
              <table:table-cell office:value-type="float" office:value="0.878263">
                <text:p>0.878263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0.754743">
                <text:p>0.754743</text:p>
              </table:table-cell>
              <table:table-cell office:value-type="float" office:value="0.864">
                <text:p>0.864</text:p>
              </table:table-cell>
              <table:table-cell office:value-type="float" office:value="0.877943">
                <text:p>0.877943</text:p>
              </table:table-cell>
              <table:table-cell office:value-type="float" office:value="0.885257">
                <text:p>0.8852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901486">
                <text:p>0.901486</text:p>
              </table:table-cell>
              <table:table-cell office:value-type="float" office:value="0.909257">
                <text:p>0.909257</text:p>
              </table:table-cell>
              <table:table-cell office:value-type="float" office:value="0.912">
                <text:p>0.912</text:p>
              </table:table-cell>
              <table:table-cell office:value-type="float" office:value="0.922743">
                <text:p>0.922743</text:p>
              </table:table-cell>
              <table:table-cell office:value-type="float" office:value="0.936">
                <text:p>0.936</text:p>
              </table:table-cell>
              <table:table-cell office:value-type="float" office:value="0.881943">
                <text:p>0.881943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0.747429">
                <text:p>0.747429</text:p>
              </table:table-cell>
              <table:table-cell office:value-type="float" office:value="0.858286">
                <text:p>0.858286</text:p>
              </table:table-cell>
              <table:table-cell office:value-type="float" office:value="0.874514">
                <text:p>0.874514</text:p>
              </table:table-cell>
              <table:table-cell office:value-type="float" office:value="0.8832">
                <text:p>0.8832</text:p>
              </table:table-cell>
              <table:table-cell office:value-type="float" office:value="0.895771">
                <text:p>0.895771</text:p>
              </table:table-cell>
              <table:table-cell office:value-type="float" office:value="0.896">
                <text:p>0.896</text:p>
              </table:table-cell>
              <table:table-cell office:value-type="float" office:value="0.902171">
                <text:p>0.902171</text:p>
              </table:table-cell>
              <table:table-cell office:value-type="float" office:value="0.9104">
                <text:p>0.9104</text:p>
              </table:table-cell>
              <table:table-cell office:value-type="float" office:value="0.912">
                <text:p>0.912</text:p>
              </table:table-cell>
              <table:table-cell office:value-type="float" office:value="0.9248">
                <text:p>0.9248</text:p>
              </table:table-cell>
              <table:table-cell office:value-type="float" office:value="0.936">
                <text:p>0.936</text:p>
              </table:table-cell>
              <table:table-cell office:value-type="float" office:value="0.880457">
                <text:p>0.880457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0.773714">
                <text:p>0.773714</text:p>
              </table:table-cell>
              <table:table-cell office:value-type="float" office:value="0.865143">
                <text:p>0.865143</text:p>
              </table:table-cell>
              <table:table-cell office:value-type="float" office:value="0.88">
                <text:p>0.88</text:p>
              </table:table-cell>
              <table:table-cell office:value-type="float" office:value="0.891886">
                <text:p>0.891886</text:p>
              </table:table-cell>
              <table:table-cell office:value-type="float" office:value="0.896">
                <text:p>0.896</text:p>
              </table:table-cell>
              <table:table-cell office:value-type="float" office:value="0.896914">
                <text:p>0.896914</text:p>
              </table:table-cell>
              <table:table-cell office:value-type="float" office:value="0.904">
                <text:p>0.904</text:p>
              </table:table-cell>
              <table:table-cell office:value-type="float" office:value="0.910171">
                <text:p>0.910171</text:p>
              </table:table-cell>
              <table:table-cell office:value-type="float" office:value="0.912229">
                <text:p>0.912229</text:p>
              </table:table-cell>
              <table:table-cell office:value-type="float" office:value="0.927086">
                <text:p>0.927086</text:p>
              </table:table-cell>
              <table:table-cell office:value-type="float" office:value="0.936">
                <text:p>0.936</text:p>
              </table:table-cell>
              <table:table-cell office:value-type="float" office:value="0.885714">
                <text:p>0.885714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0.794057">
                <text:p>0.794057</text:p>
              </table:table-cell>
              <table:table-cell office:value-type="float" office:value="0.858743">
                <text:p>0.858743</text:p>
              </table:table-cell>
              <table:table-cell office:value-type="float" office:value="0.873143">
                <text:p>0.873143</text:p>
              </table:table-cell>
              <table:table-cell office:value-type="float" office:value="0.883429">
                <text:p>0.883429</text:p>
              </table:table-cell>
              <table:table-cell office:value-type="float" office:value="0.895086">
                <text:p>0.895086</text:p>
              </table:table-cell>
              <table:table-cell office:value-type="float" office:value="0.896">
                <text:p>0.896</text:p>
              </table:table-cell>
              <table:table-cell office:value-type="float" office:value="0.903543">
                <text:p>0.903543</text:p>
              </table:table-cell>
              <table:table-cell office:value-type="float" office:value="0.909257">
                <text:p>0.909257</text:p>
              </table:table-cell>
              <table:table-cell office:value-type="float" office:value="0.912">
                <text:p>0.912</text:p>
              </table:table-cell>
              <table:table-cell office:value-type="float" office:value="0.925714">
                <text:p>0.925714</text:p>
              </table:table-cell>
              <table:table-cell office:value-type="float" office:value="0.936">
                <text:p>0.936</text:p>
              </table:table-cell>
              <table:table-cell office:value-type="float" office:value="0.885097">
                <text:p>0.885097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773943">
                <text:p>0.773943</text:p>
              </table:table-cell>
              <table:table-cell office:value-type="float" office:value="0.857371">
                <text:p>0.857371</text:p>
              </table:table-cell>
              <table:table-cell office:value-type="float" office:value="0.874514">
                <text:p>0.874514</text:p>
              </table:table-cell>
              <table:table-cell office:value-type="float" office:value="0.886171">
                <text:p>0.886171</text:p>
              </table:table-cell>
              <table:table-cell office:value-type="float" office:value="0.896">
                <text:p>0.896</text:p>
              </table:table-cell>
              <table:table-cell office:value-type="float" office:value="0.898514">
                <text:p>0.898514</text:p>
              </table:table-cell>
              <table:table-cell office:value-type="float" office:value="0.904">
                <text:p>0.904</text:p>
              </table:table-cell>
              <table:table-cell office:value-type="float" office:value="0.911543">
                <text:p>0.911543</text:p>
              </table:table-cell>
              <table:table-cell office:value-type="float" office:value="0.913143">
                <text:p>0.913143</text:p>
              </table:table-cell>
              <table:table-cell office:value-type="float" office:value="0.927771">
                <text:p>0.927771</text:p>
              </table:table-cell>
              <table:table-cell office:value-type="float" office:value="0.936">
                <text:p>0.936</text:p>
              </table:table-cell>
              <table:table-cell office:value-type="float" office:value="0.884297">
                <text:p>0.884297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0.719314">
                <text:p>0.719314</text:p>
              </table:table-cell>
              <table:table-cell office:value-type="float" office:value="0.858743">
                <text:p>0.858743</text:p>
              </table:table-cell>
              <table:table-cell office:value-type="float" office:value="0.8768">
                <text:p>0.8768</text:p>
              </table:table-cell>
              <table:table-cell office:value-type="float" office:value="0.8896">
                <text:p>0.8896</text:p>
              </table:table-cell>
              <table:table-cell office:value-type="float" office:value="0.896">
                <text:p>0.896</text:p>
              </table:table-cell>
              <table:table-cell office:value-type="float" office:value="0.900571">
                <text:p>0.900571</text:p>
              </table:table-cell>
              <table:table-cell office:value-type="float" office:value="0.904">
                <text:p>0.904</text:p>
              </table:table-cell>
              <table:table-cell office:value-type="float" office:value="0.907886">
                <text:p>0.907886</text:p>
              </table:table-cell>
              <table:table-cell office:value-type="float" office:value="0.912">
                <text:p>0.912</text:p>
              </table:table-cell>
              <table:table-cell office:value-type="float" office:value="0.926171">
                <text:p>0.926171</text:p>
              </table:table-cell>
              <table:table-cell office:value-type="float" office:value="0.936">
                <text:p>0.936</text:p>
              </table:table-cell>
              <table:table-cell office:value-type="float" office:value="0.879109">
                <text:p>0.879109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0.714286">
                <text:p>0.714286</text:p>
              </table:table-cell>
              <table:table-cell office:value-type="float" office:value="0.857371">
                <text:p>0.857371</text:p>
              </table:table-cell>
              <table:table-cell office:value-type="float" office:value="0.873143">
                <text:p>0.873143</text:p>
              </table:table-cell>
              <table:table-cell office:value-type="float" office:value="0.8864">
                <text:p>0.8864</text:p>
              </table:table-cell>
              <table:table-cell office:value-type="float" office:value="0.896">
                <text:p>0.896</text:p>
              </table:table-cell>
              <table:table-cell office:value-type="float" office:value="0.897829">
                <text:p>0.897829</text:p>
              </table:table-cell>
              <table:table-cell office:value-type="float" office:value="0.904">
                <text:p>0.904</text:p>
              </table:table-cell>
              <table:table-cell office:value-type="float" office:value="0.910171">
                <text:p>0.910171</text:p>
              </table:table-cell>
              <table:table-cell office:value-type="float" office:value="0.912914">
                <text:p>0.912914</text:p>
              </table:table-cell>
              <table:table-cell office:value-type="float" office:value="0.927543">
                <text:p>0.927543</text:p>
              </table:table-cell>
              <table:table-cell office:value-type="float" office:value="0.936">
                <text:p>0.936</text:p>
              </table:table-cell>
              <table:table-cell office:value-type="float" office:value="0.877966">
                <text:p>0.877966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0.677257">
                <text:p>0.677257</text:p>
              </table:table-cell>
              <table:table-cell office:value-type="float" office:value="0.853257">
                <text:p>0.853257</text:p>
              </table:table-cell>
              <table:table-cell office:value-type="float" office:value="0.869943">
                <text:p>0.869943</text:p>
              </table:table-cell>
              <table:table-cell office:value-type="float" office:value="0.882971">
                <text:p>0.882971</text:p>
              </table:table-cell>
              <table:table-cell office:value-type="float" office:value="0.894629">
                <text:p>0.894629</text:p>
              </table:table-cell>
              <table:table-cell office:value-type="float" office:value="0.896457">
                <text:p>0.896457</text:p>
              </table:table-cell>
              <table:table-cell office:value-type="float" office:value="0.904">
                <text:p>0.904</text:p>
              </table:table-cell>
              <table:table-cell office:value-type="float" office:value="0.908571">
                <text:p>0.908571</text:p>
              </table:table-cell>
              <table:table-cell office:value-type="float" office:value="0.9136">
                <text:p>0.9136</text:p>
              </table:table-cell>
              <table:table-cell office:value-type="float" office:value="0.927314">
                <text:p>0.927314</text:p>
              </table:table-cell>
              <table:table-cell office:value-type="float" office:value="0.936">
                <text:p>0.936</text:p>
              </table:table-cell>
              <table:table-cell office:value-type="float" office:value="0.8728">
                <text:p>0.8728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0.645943">
                <text:p>0.645943</text:p>
              </table:table-cell>
              <table:table-cell office:value-type="float" office:value="0.850057">
                <text:p>0.850057</text:p>
              </table:table-cell>
              <table:table-cell office:value-type="float" office:value="0.867657">
                <text:p>0.867657</text:p>
              </table:table-cell>
              <table:table-cell office:value-type="float" office:value="0.882286">
                <text:p>0.882286</text:p>
              </table:table-cell>
              <table:table-cell office:value-type="float" office:value="0.893943">
                <text:p>0.893943</text:p>
              </table:table-cell>
              <table:table-cell office:value-type="float" office:value="0.897829">
                <text:p>0.897829</text:p>
              </table:table-cell>
              <table:table-cell office:value-type="float" office:value="0.904">
                <text:p>0.904</text:p>
              </table:table-cell>
              <table:table-cell office:value-type="float" office:value="0.909943">
                <text:p>0.909943</text:p>
              </table:table-cell>
              <table:table-cell office:value-type="float" office:value="0.914286">
                <text:p>0.914286</text:p>
              </table:table-cell>
              <table:table-cell office:value-type="float" office:value="0.927543">
                <text:p>0.927543</text:p>
              </table:table-cell>
              <table:table-cell office:value-type="float" office:value="0.936">
                <text:p>0.936</text:p>
              </table:table-cell>
              <table:table-cell office:value-type="float" office:value="0.869349">
                <text:p>0.869349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6896">
                <text:p>0.6896</text:p>
              </table:table-cell>
              <table:table-cell office:value-type="float" office:value="0.856686">
                <text:p>0.856686</text:p>
              </table:table-cell>
              <table:table-cell office:value-type="float" office:value="0.871543">
                <text:p>0.871543</text:p>
              </table:table-cell>
              <table:table-cell office:value-type="float" office:value="0.883886">
                <text:p>0.883886</text:p>
              </table:table-cell>
              <table:table-cell office:value-type="float" office:value="0.8944">
                <text:p>0.8944</text:p>
              </table:table-cell>
              <table:table-cell office:value-type="float" office:value="0.898743">
                <text:p>0.898743</text:p>
              </table:table-cell>
              <table:table-cell office:value-type="float" office:value="0.904914">
                <text:p>0.904914</text:p>
              </table:table-cell>
              <table:table-cell office:value-type="float" office:value="0.912">
                <text:p>0.912</text:p>
              </table:table-cell>
              <table:table-cell office:value-type="float" office:value="0.9168">
                <text:p>0.9168</text:p>
              </table:table-cell>
              <table:table-cell office:value-type="float" office:value="0.927543">
                <text:p>0.927543</text:p>
              </table:table-cell>
              <table:table-cell office:value-type="float" office:value="0.936">
                <text:p>0.936</text:p>
              </table:table-cell>
              <table:table-cell office:value-type="float" office:value="0.875611">
                <text:p>0.875611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0.704914">
                <text:p>0.704914</text:p>
              </table:table-cell>
              <table:table-cell office:value-type="float" office:value="0.856">
                <text:p>0.856</text:p>
              </table:table-cell>
              <table:table-cell office:value-type="float" office:value="0.869486">
                <text:p>0.869486</text:p>
              </table:table-cell>
              <table:table-cell office:value-type="float" office:value="0.883886">
                <text:p>0.883886</text:p>
              </table:table-cell>
              <table:table-cell office:value-type="float" office:value="0.896">
                <text:p>0.896</text:p>
              </table:table-cell>
              <table:table-cell office:value-type="float" office:value="0.9008">
                <text:p>0.9008</text:p>
              </table:table-cell>
              <table:table-cell office:value-type="float" office:value="0.904457">
                <text:p>0.904457</text:p>
              </table:table-cell>
              <table:table-cell office:value-type="float" office:value="0.912">
                <text:p>0.912</text:p>
              </table:table-cell>
              <table:table-cell office:value-type="float" office:value="0.917257">
                <text:p>0.917257</text:p>
              </table:table-cell>
              <table:table-cell office:value-type="float" office:value="0.928">
                <text:p>0.928</text:p>
              </table:table-cell>
              <table:table-cell office:value-type="float" office:value="0.936">
                <text:p>0.936</text:p>
              </table:table-cell>
              <table:table-cell office:value-type="float" office:value="0.87728">
                <text:p>0.87728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0.7104">
                <text:p>0.7104</text:p>
              </table:table-cell>
              <table:table-cell office:value-type="float" office:value="0.855314">
                <text:p>0.855314</text:p>
              </table:table-cell>
              <table:table-cell office:value-type="float" office:value="0.868343">
                <text:p>0.868343</text:p>
              </table:table-cell>
              <table:table-cell office:value-type="float" office:value="0.887086">
                <text:p>0.887086</text:p>
              </table:table-cell>
              <table:table-cell office:value-type="float" office:value="0.896">
                <text:p>0.896</text:p>
              </table:table-cell>
              <table:table-cell office:value-type="float" office:value="0.901943">
                <text:p>0.901943</text:p>
              </table:table-cell>
              <table:table-cell office:value-type="float" office:value="0.906514">
                <text:p>0.906514</text:p>
              </table:table-cell>
              <table:table-cell office:value-type="float" office:value="0.912">
                <text:p>0.912</text:p>
              </table:table-cell>
              <table:table-cell office:value-type="float" office:value="0.919086">
                <text:p>0.919086</text:p>
              </table:table-cell>
              <table:table-cell office:value-type="float" office:value="0.928457">
                <text:p>0.928457</text:p>
              </table:table-cell>
              <table:table-cell office:value-type="float" office:value="0.936">
                <text:p>0.936</text:p>
              </table:table-cell>
              <table:table-cell office:value-type="float" office:value="0.878514">
                <text:p>0.878514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0.750171">
                <text:p>0.750171</text:p>
              </table:table-cell>
              <table:table-cell office:value-type="float" office:value="0.856">
                <text:p>0.856</text:p>
              </table:table-cell>
              <table:table-cell office:value-type="float" office:value="0.868114">
                <text:p>0.868114</text:p>
              </table:table-cell>
              <table:table-cell office:value-type="float" office:value="0.887543">
                <text:p>0.887543</text:p>
              </table:table-cell>
              <table:table-cell office:value-type="float" office:value="0.896">
                <text:p>0.896</text:p>
              </table:table-cell>
              <table:table-cell office:value-type="float" office:value="0.901943">
                <text:p>0.901943</text:p>
              </table:table-cell>
              <table:table-cell office:value-type="float" office:value="0.908114">
                <text:p>0.908114</text:p>
              </table:table-cell>
              <table:table-cell office:value-type="float" office:value="0.912">
                <text:p>0.912</text:p>
              </table:table-cell>
              <table:table-cell office:value-type="float" office:value="0.917257">
                <text:p>0.917257</text:p>
              </table:table-cell>
              <table:table-cell office:value-type="float" office:value="0.927086">
                <text:p>0.927086</text:p>
              </table:table-cell>
              <table:table-cell office:value-type="float" office:value="0.936">
                <text:p>0.936</text:p>
              </table:table-cell>
              <table:table-cell office:value-type="float" office:value="0.882423">
                <text:p>0.882423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.765029">
                <text:p>0.765029</text:p>
              </table:table-cell>
              <table:table-cell office:value-type="float" office:value="0.859886">
                <text:p>0.859886</text:p>
              </table:table-cell>
              <table:table-cell office:value-type="float" office:value="0.8752">
                <text:p>0.8752</text:p>
              </table:table-cell>
              <table:table-cell office:value-type="float" office:value="0.890286">
                <text:p>0.890286</text:p>
              </table:table-cell>
              <table:table-cell office:value-type="float" office:value="0.896">
                <text:p>0.896</text:p>
              </table:table-cell>
              <table:table-cell office:value-type="float" office:value="0.900571">
                <text:p>0.900571</text:p>
              </table:table-cell>
              <table:table-cell office:value-type="float" office:value="0.907657">
                <text:p>0.907657</text:p>
              </table:table-cell>
              <table:table-cell office:value-type="float" office:value="0.912">
                <text:p>0.912</text:p>
              </table:table-cell>
              <table:table-cell office:value-type="float" office:value="0.917943">
                <text:p>0.917943</text:p>
              </table:table-cell>
              <table:table-cell office:value-type="float" office:value="0.926629">
                <text:p>0.926629</text:p>
              </table:table-cell>
              <table:table-cell office:value-type="float" office:value="0.936">
                <text:p>0.936</text:p>
              </table:table-cell>
              <table:table-cell office:value-type="float" office:value="0.88512">
                <text:p>0.8851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759543">
                <text:p>0.759543</text:p>
              </table:table-cell>
              <table:table-cell office:value-type="float" office:value="0.859886">
                <text:p>0.859886</text:p>
              </table:table-cell>
              <table:table-cell office:value-type="float" office:value="0.876343">
                <text:p>0.876343</text:p>
              </table:table-cell>
              <table:table-cell office:value-type="float" office:value="0.892114">
                <text:p>0.892114</text:p>
              </table:table-cell>
              <table:table-cell office:value-type="float" office:value="0.897143">
                <text:p>0.897143</text:p>
              </table:table-cell>
              <table:table-cell office:value-type="float" office:value="0.904">
                <text:p>0.904</text:p>
              </table:table-cell>
              <table:table-cell office:value-type="float" office:value="0.909714">
                <text:p>0.909714</text:p>
              </table:table-cell>
              <table:table-cell office:value-type="float" office:value="0.914743">
                <text:p>0.914743</text:p>
              </table:table-cell>
              <table:table-cell office:value-type="float" office:value="0.92">
                <text:p>0.92</text:p>
              </table:table-cell>
              <table:table-cell office:value-type="float" office:value="0.928686">
                <text:p>0.928686</text:p>
              </table:table-cell>
              <table:table-cell office:value-type="float" office:value="0.936">
                <text:p>0.936</text:p>
              </table:table-cell>
              <table:table-cell office:value-type="float" office:value="0.886217">
                <text:p>0.886217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.732114">
                <text:p>0.732114</text:p>
              </table:table-cell>
              <table:table-cell office:value-type="float" office:value="0.856914">
                <text:p>0.856914</text:p>
              </table:table-cell>
              <table:table-cell office:value-type="float" office:value="0.872686">
                <text:p>0.872686</text:p>
              </table:table-cell>
              <table:table-cell office:value-type="float" office:value="0.888229">
                <text:p>0.888229</text:p>
              </table:table-cell>
              <table:table-cell office:value-type="float" office:value="0.897371">
                <text:p>0.897371</text:p>
              </table:table-cell>
              <table:table-cell office:value-type="float" office:value="0.904">
                <text:p>0.904</text:p>
              </table:table-cell>
              <table:table-cell office:value-type="float" office:value="0.910171">
                <text:p>0.910171</text:p>
              </table:table-cell>
              <table:table-cell office:value-type="float" office:value="0.9136">
                <text:p>0.9136</text:p>
              </table:table-cell>
              <table:table-cell office:value-type="float" office:value="0.920229">
                <text:p>0.920229</text:p>
              </table:table-cell>
              <table:table-cell office:value-type="float" office:value="0.930514">
                <text:p>0.930514</text:p>
              </table:table-cell>
              <table:table-cell office:value-type="float" office:value="0.936">
                <text:p>0.936</text:p>
              </table:table-cell>
              <table:table-cell office:value-type="float" office:value="0.882583">
                <text:p>0.882583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0.744686">
                <text:p>0.744686</text:p>
              </table:table-cell>
              <table:table-cell office:value-type="float" office:value="0.858286">
                <text:p>0.858286</text:p>
              </table:table-cell>
              <table:table-cell office:value-type="float" office:value="0.873143">
                <text:p>0.873143</text:p>
              </table:table-cell>
              <table:table-cell office:value-type="float" office:value="0.887543">
                <text:p>0.887543</text:p>
              </table:table-cell>
              <table:table-cell office:value-type="float" office:value="0.898743">
                <text:p>0.898743</text:p>
              </table:table-cell>
              <table:table-cell office:value-type="float" office:value="0.904">
                <text:p>0.904</text:p>
              </table:table-cell>
              <table:table-cell office:value-type="float" office:value="0.911314">
                <text:p>0.911314</text:p>
              </table:table-cell>
              <table:table-cell office:value-type="float" office:value="0.913371">
                <text:p>0.913371</text:p>
              </table:table-cell>
              <table:table-cell office:value-type="float" office:value="0.920914">
                <text:p>0.920914</text:p>
              </table:table-cell>
              <table:table-cell office:value-type="float" office:value="0.932114">
                <text:p>0.932114</text:p>
              </table:table-cell>
              <table:table-cell office:value-type="float" office:value="0.936">
                <text:p>0.936</text:p>
              </table:table-cell>
              <table:table-cell office:value-type="float" office:value="0.884411">
                <text:p>0.884411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0.761143">
                <text:p>0.761143</text:p>
              </table:table-cell>
              <table:table-cell office:value-type="float" office:value="0.856457">
                <text:p>0.856457</text:p>
              </table:table-cell>
              <table:table-cell office:value-type="float" office:value="0.870857">
                <text:p>0.870857</text:p>
              </table:table-cell>
              <table:table-cell office:value-type="float" office:value="0.885714">
                <text:p>0.885714</text:p>
              </table:table-cell>
              <table:table-cell office:value-type="float" office:value="0.896">
                <text:p>0.896</text:p>
              </table:table-cell>
              <table:table-cell office:value-type="float" office:value="0.903771">
                <text:p>0.903771</text:p>
              </table:table-cell>
              <table:table-cell office:value-type="float" office:value="0.911314">
                <text:p>0.911314</text:p>
              </table:table-cell>
              <table:table-cell office:value-type="float" office:value="0.914971">
                <text:p>0.914971</text:p>
              </table:table-cell>
              <table:table-cell office:value-type="float" office:value="0.921371">
                <text:p>0.921371</text:p>
              </table:table-cell>
              <table:table-cell office:value-type="float" office:value="0.932343">
                <text:p>0.932343</text:p>
              </table:table-cell>
              <table:table-cell office:value-type="float" office:value="0.936">
                <text:p>0.936</text:p>
              </table:table-cell>
              <table:table-cell office:value-type="float" office:value="0.885394">
                <text:p>0.885394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0.723886">
                <text:p>0.723886</text:p>
              </table:table-cell>
              <table:table-cell office:value-type="float" office:value="0.852114">
                <text:p>0.852114</text:p>
              </table:table-cell>
              <table:table-cell office:value-type="float" office:value="0.866743">
                <text:p>0.866743</text:p>
              </table:table-cell>
              <table:table-cell office:value-type="float" office:value="0.877943">
                <text:p>0.877943</text:p>
              </table:table-cell>
              <table:table-cell office:value-type="float" office:value="0.890971">
                <text:p>0.890971</text:p>
              </table:table-cell>
              <table:table-cell office:value-type="float" office:value="0.900571">
                <text:p>0.900571</text:p>
              </table:table-cell>
              <table:table-cell office:value-type="float" office:value="0.908571">
                <text:p>0.908571</text:p>
              </table:table-cell>
              <table:table-cell office:value-type="float" office:value="0.914057">
                <text:p>0.914057</text:p>
              </table:table-cell>
              <table:table-cell office:value-type="float" office:value="0.921143">
                <text:p>0.921143</text:p>
              </table:table-cell>
              <table:table-cell office:value-type="float" office:value="0.933029">
                <text:p>0.933029</text:p>
              </table:table-cell>
              <table:table-cell office:value-type="float" office:value="0.936">
                <text:p>0.936</text:p>
              </table:table-cell>
              <table:table-cell office:value-type="float" office:value="0.878903">
                <text:p>0.878903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697829">
                <text:p>0.697829</text:p>
              </table:table-cell>
              <table:table-cell office:value-type="float" office:value="0.842514">
                <text:p>0.842514</text:p>
              </table:table-cell>
              <table:table-cell office:value-type="float" office:value="0.863771">
                <text:p>0.863771</text:p>
              </table:table-cell>
              <table:table-cell office:value-type="float" office:value="0.878171">
                <text:p>0.878171</text:p>
              </table:table-cell>
              <table:table-cell office:value-type="float" office:value="0.893943">
                <text:p>0.893943</text:p>
              </table:table-cell>
              <table:table-cell office:value-type="float" office:value="0.902171">
                <text:p>0.902171</text:p>
              </table:table-cell>
              <table:table-cell office:value-type="float" office:value="0.9072">
                <text:p>0.9072</text:p>
              </table:table-cell>
              <table:table-cell office:value-type="float" office:value="0.9136">
                <text:p>0.9136</text:p>
              </table:table-cell>
              <table:table-cell office:value-type="float" office:value="0.921143">
                <text:p>0.921143</text:p>
              </table:table-cell>
              <table:table-cell office:value-type="float" office:value="0.933486">
                <text:p>0.933486</text:p>
              </table:table-cell>
              <table:table-cell office:value-type="float" office:value="0.936">
                <text:p>0.936</text:p>
              </table:table-cell>
              <table:table-cell office:value-type="float" office:value="0.875383">
                <text:p>0.875383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0.717257">
                <text:p>0.717257</text:p>
              </table:table-cell>
              <table:table-cell office:value-type="float" office:value="0.829257">
                <text:p>0.829257</text:p>
              </table:table-cell>
              <table:table-cell office:value-type="float" office:value="0.863314">
                <text:p>0.863314</text:p>
              </table:table-cell>
              <table:table-cell office:value-type="float" office:value="0.877486">
                <text:p>0.877486</text:p>
              </table:table-cell>
              <table:table-cell office:value-type="float" office:value="0.893029">
                <text:p>0.893029</text:p>
              </table:table-cell>
              <table:table-cell office:value-type="float" office:value="0.901486">
                <text:p>0.901486</text:p>
              </table:table-cell>
              <table:table-cell office:value-type="float" office:value="0.906286">
                <text:p>0.906286</text:p>
              </table:table-cell>
              <table:table-cell office:value-type="float" office:value="0.914286">
                <text:p>0.914286</text:p>
              </table:table-cell>
              <table:table-cell office:value-type="float" office:value="0.921143">
                <text:p>0.921143</text:p>
              </table:table-cell>
              <table:table-cell office:value-type="float" office:value="0.933029">
                <text:p>0.933029</text:p>
              </table:table-cell>
              <table:table-cell office:value-type="float" office:value="0.936">
                <text:p>0.936</text:p>
              </table:table-cell>
              <table:table-cell office:value-type="float" office:value="0.875657">
                <text:p>0.875657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0.672229">
                <text:p>0.672229</text:p>
              </table:table-cell>
              <table:table-cell office:value-type="float" office:value="0.802514">
                <text:p>0.802514</text:p>
              </table:table-cell>
              <table:table-cell office:value-type="float" office:value="0.858057">
                <text:p>0.858057</text:p>
              </table:table-cell>
              <table:table-cell office:value-type="float" office:value="0.876114">
                <text:p>0.876114</text:p>
              </table:table-cell>
              <table:table-cell office:value-type="float" office:value="0.890743">
                <text:p>0.890743</text:p>
              </table:table-cell>
              <table:table-cell office:value-type="float" office:value="0.9008">
                <text:p>0.9008</text:p>
              </table:table-cell>
              <table:table-cell office:value-type="float" office:value="0.904686">
                <text:p>0.904686</text:p>
              </table:table-cell>
              <table:table-cell office:value-type="float" office:value="0.912914">
                <text:p>0.912914</text:p>
              </table:table-cell>
              <table:table-cell office:value-type="float" office:value="0.92">
                <text:p>0.92</text:p>
              </table:table-cell>
              <table:table-cell office:value-type="float" office:value="0.931886">
                <text:p>0.931886</text:p>
              </table:table-cell>
              <table:table-cell office:value-type="float" office:value="0.936">
                <text:p>0.936</text:p>
              </table:table-cell>
              <table:table-cell office:value-type="float" office:value="0.866994">
                <text:p>0.866994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0.689829">
                <text:p>0.689829</text:p>
              </table:table-cell>
              <table:table-cell office:value-type="float" office:value="0.8128">
                <text:p>0.8128</text:p>
              </table:table-cell>
              <table:table-cell office:value-type="float" office:value="0.8576">
                <text:p>0.8576</text:p>
              </table:table-cell>
              <table:table-cell office:value-type="float" office:value="0.873371">
                <text:p>0.873371</text:p>
              </table:table-cell>
              <table:table-cell office:value-type="float" office:value="0.890743">
                <text:p>0.890743</text:p>
              </table:table-cell>
              <table:table-cell office:value-type="float" office:value="0.900114">
                <text:p>0.900114</text:p>
              </table:table-cell>
              <table:table-cell office:value-type="float" office:value="0.905371">
                <text:p>0.905371</text:p>
              </table:table-cell>
              <table:table-cell office:value-type="float" office:value="0.913371">
                <text:p>0.913371</text:p>
              </table:table-cell>
              <table:table-cell office:value-type="float" office:value="0.92">
                <text:p>0.92</text:p>
              </table:table-cell>
              <table:table-cell office:value-type="float" office:value="0.9312">
                <text:p>0.9312</text:p>
              </table:table-cell>
              <table:table-cell office:value-type="float" office:value="0.936">
                <text:p>0.936</text:p>
              </table:table-cell>
              <table:table-cell office:value-type="float" office:value="0.86944">
                <text:p>0.86944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0.698971">
                <text:p>0.698971</text:p>
              </table:table-cell>
              <table:table-cell office:value-type="float" office:value="0.818971">
                <text:p>0.818971</text:p>
              </table:table-cell>
              <table:table-cell office:value-type="float" office:value="0.857829">
                <text:p>0.857829</text:p>
              </table:table-cell>
              <table:table-cell office:value-type="float" office:value="0.873143">
                <text:p>0.873143</text:p>
              </table:table-cell>
              <table:table-cell office:value-type="float" office:value="0.891429">
                <text:p>0.891429</text:p>
              </table:table-cell>
              <table:table-cell office:value-type="float" office:value="0.898514">
                <text:p>0.898514</text:p>
              </table:table-cell>
              <table:table-cell office:value-type="float" office:value="0.905371">
                <text:p>0.905371</text:p>
              </table:table-cell>
              <table:table-cell office:value-type="float" office:value="0.912">
                <text:p>0.912</text:p>
              </table:table-cell>
              <table:table-cell office:value-type="float" office:value="0.918857">
                <text:p>0.918857</text:p>
              </table:table-cell>
              <table:table-cell office:value-type="float" office:value="0.928914">
                <text:p>0.928914</text:p>
              </table:table-cell>
              <table:table-cell office:value-type="float" office:value="0.936">
                <text:p>0.936</text:p>
              </table:table-cell>
              <table:table-cell office:value-type="float" office:value="0.8704">
                <text:p>0.8704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718171">
                <text:p>0.718171</text:p>
              </table:table-cell>
              <table:table-cell office:value-type="float" office:value="0.825143">
                <text:p>0.825143</text:p>
              </table:table-cell>
              <table:table-cell office:value-type="float" office:value="0.8608">
                <text:p>0.8608</text:p>
              </table:table-cell>
              <table:table-cell office:value-type="float" office:value="0.876114">
                <text:p>0.876114</text:p>
              </table:table-cell>
              <table:table-cell office:value-type="float" office:value="0.891886">
                <text:p>0.891886</text:p>
              </table:table-cell>
              <table:table-cell office:value-type="float" office:value="0.898971">
                <text:p>0.898971</text:p>
              </table:table-cell>
              <table:table-cell office:value-type="float" office:value="0.905829">
                <text:p>0.905829</text:p>
              </table:table-cell>
              <table:table-cell office:value-type="float" office:value="0.912">
                <text:p>0.912</text:p>
              </table:table-cell>
              <table:table-cell office:value-type="float" office:value="0.9184">
                <text:p>0.9184</text:p>
              </table:table-cell>
              <table:table-cell office:value-type="float" office:value="0.931886">
                <text:p>0.931886</text:p>
              </table:table-cell>
              <table:table-cell office:value-type="float" office:value="0.936">
                <text:p>0.936</text:p>
              </table:table-cell>
              <table:table-cell office:value-type="float" office:value="0.87392">
                <text:p>0.87392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0.698057">
                <text:p>0.698057</text:p>
              </table:table-cell>
              <table:table-cell office:value-type="float" office:value="0.818971">
                <text:p>0.818971</text:p>
              </table:table-cell>
              <table:table-cell office:value-type="float" office:value="0.864914">
                <text:p>0.864914</text:p>
              </table:table-cell>
              <table:table-cell office:value-type="float" office:value="0.877486">
                <text:p>0.877486</text:p>
              </table:table-cell>
              <table:table-cell office:value-type="float" office:value="0.892571">
                <text:p>0.892571</text:p>
              </table:table-cell>
              <table:table-cell office:value-type="float" office:value="0.898514">
                <text:p>0.898514</text:p>
              </table:table-cell>
              <table:table-cell office:value-type="float" office:value="0.906057">
                <text:p>0.906057</text:p>
              </table:table-cell>
              <table:table-cell office:value-type="float" office:value="0.914286">
                <text:p>0.914286</text:p>
              </table:table-cell>
              <table:table-cell office:value-type="float" office:value="0.92">
                <text:p>0.92</text:p>
              </table:table-cell>
              <table:table-cell office:value-type="float" office:value="0.932343">
                <text:p>0.932343</text:p>
              </table:table-cell>
              <table:table-cell office:value-type="float" office:value="0.936">
                <text:p>0.936</text:p>
              </table:table-cell>
              <table:table-cell office:value-type="float" office:value="0.87232">
                <text:p>0.87232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0.687314">
                <text:p>0.687314</text:p>
              </table:table-cell>
              <table:table-cell office:value-type="float" office:value="0.825371">
                <text:p>0.825371</text:p>
              </table:table-cell>
              <table:table-cell office:value-type="float" office:value="0.865371">
                <text:p>0.865371</text:p>
              </table:table-cell>
              <table:table-cell office:value-type="float" office:value="0.880229">
                <text:p>0.880229</text:p>
              </table:table-cell>
              <table:table-cell office:value-type="float" office:value="0.892114">
                <text:p>0.892114</text:p>
              </table:table-cell>
              <table:table-cell office:value-type="float" office:value="0.901943">
                <text:p>0.901943</text:p>
              </table:table-cell>
              <table:table-cell office:value-type="float" office:value="0.9104">
                <text:p>0.9104</text:p>
              </table:table-cell>
              <table:table-cell office:value-type="float" office:value="0.918171">
                <text:p>0.918171</text:p>
              </table:table-cell>
              <table:table-cell office:value-type="float" office:value="0.92">
                <text:p>0.92</text:p>
              </table:table-cell>
              <table:table-cell office:value-type="float" office:value="0.9312">
                <text:p>0.9312</text:p>
              </table:table-cell>
              <table:table-cell office:value-type="float" office:value="0.936">
                <text:p>0.936</text:p>
              </table:table-cell>
              <table:table-cell office:value-type="float" office:value="0.873211">
                <text:p>0.873211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0.696229">
                <text:p>0.696229</text:p>
              </table:table-cell>
              <table:table-cell office:value-type="float" office:value="0.836114">
                <text:p>0.836114</text:p>
              </table:table-cell>
              <table:table-cell office:value-type="float" office:value="0.866743">
                <text:p>0.866743</text:p>
              </table:table-cell>
              <table:table-cell office:value-type="float" office:value="0.880457">
                <text:p>0.880457</text:p>
              </table:table-cell>
              <table:table-cell office:value-type="float" office:value="0.893943">
                <text:p>0.893943</text:p>
              </table:table-cell>
              <table:table-cell office:value-type="float" office:value="0.9024">
                <text:p>0.9024</text:p>
              </table:table-cell>
              <table:table-cell office:value-type="float" office:value="0.911086">
                <text:p>0.911086</text:p>
              </table:table-cell>
              <table:table-cell office:value-type="float" office:value="0.918857">
                <text:p>0.918857</text:p>
              </table:table-cell>
              <table:table-cell office:value-type="float" office:value="0.921829">
                <text:p>0.921829</text:p>
              </table:table-cell>
              <table:table-cell office:value-type="float" office:value="0.935543">
                <text:p>0.935543</text:p>
              </table:table-cell>
              <table:table-cell office:value-type="float" office:value="0.936">
                <text:p>0.936</text:p>
              </table:table-cell>
              <table:table-cell office:value-type="float" office:value="0.87632">
                <text:p>0.87632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0.720229">
                <text:p>0.720229</text:p>
              </table:table-cell>
              <table:table-cell office:value-type="float" office:value="0.852114">
                <text:p>0.852114</text:p>
              </table:table-cell>
              <table:table-cell office:value-type="float" office:value="0.8704">
                <text:p>0.8704</text:p>
              </table:table-cell>
              <table:table-cell office:value-type="float" office:value="0.884571">
                <text:p>0.884571</text:p>
              </table:table-cell>
              <table:table-cell office:value-type="float" office:value="0.896">
                <text:p>0.896</text:p>
              </table:table-cell>
              <table:table-cell office:value-type="float" office:value="0.904686">
                <text:p>0.904686</text:p>
              </table:table-cell>
              <table:table-cell office:value-type="float" office:value="0.912229">
                <text:p>0.912229</text:p>
              </table:table-cell>
              <table:table-cell office:value-type="float" office:value="0.92">
                <text:p>0.92</text:p>
              </table:table-cell>
              <table:table-cell office:value-type="float" office:value="0.920914">
                <text:p>0.920914</text:p>
              </table:table-cell>
              <table:table-cell office:value-type="float" office:value="0.934171">
                <text:p>0.934171</text:p>
              </table:table-cell>
              <table:table-cell office:value-type="float" office:value="0.936">
                <text:p>0.936</text:p>
              </table:table-cell>
              <table:table-cell office:value-type="float" office:value="0.881531">
                <text:p>0.881531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.757257">
                <text:p>0.757257</text:p>
              </table:table-cell>
              <table:table-cell office:value-type="float" office:value="0.859886">
                <text:p>0.859886</text:p>
              </table:table-cell>
              <table:table-cell office:value-type="float" office:value="0.872229">
                <text:p>0.872229</text:p>
              </table:table-cell>
              <table:table-cell office:value-type="float" office:value="0.8864">
                <text:p>0.8864</text:p>
              </table:table-cell>
              <table:table-cell office:value-type="float" office:value="0.896">
                <text:p>0.896</text:p>
              </table:table-cell>
              <table:table-cell office:value-type="float" office:value="0.905829">
                <text:p>0.905829</text:p>
              </table:table-cell>
              <table:table-cell office:value-type="float" office:value="0.913371">
                <text:p>0.913371</text:p>
              </table:table-cell>
              <table:table-cell office:value-type="float" office:value="0.92">
                <text:p>0.92</text:p>
              </table:table-cell>
              <table:table-cell office:value-type="float" office:value="0.921829">
                <text:p>0.921829</text:p>
              </table:table-cell>
              <table:table-cell office:value-type="float" office:value="0.936">
                <text:p>0.936</text:p>
              </table:table-cell>
              <table:table-cell office:value-type="float" office:value="0.936">
                <text:p>0.936</text:p>
              </table:table-cell>
              <table:table-cell office:value-type="float" office:value="0.88688">
                <text:p>0.88688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0.6672">
                <text:p>0.6672</text:p>
              </table:table-cell>
              <table:table-cell office:value-type="float" office:value="0.856">
                <text:p>0.856</text:p>
              </table:table-cell>
              <table:table-cell office:value-type="float" office:value="0.870629">
                <text:p>0.870629</text:p>
              </table:table-cell>
              <table:table-cell office:value-type="float" office:value="0.882514">
                <text:p>0.882514</text:p>
              </table:table-cell>
              <table:table-cell office:value-type="float" office:value="0.894171">
                <text:p>0.894171</text:p>
              </table:table-cell>
              <table:table-cell office:value-type="float" office:value="0.903543">
                <text:p>0.903543</text:p>
              </table:table-cell>
              <table:table-cell office:value-type="float" office:value="0.912">
                <text:p>0.912</text:p>
              </table:table-cell>
              <table:table-cell office:value-type="float" office:value="0.92">
                <text:p>0.92</text:p>
              </table:table-cell>
              <table:table-cell office:value-type="float" office:value="0.920229">
                <text:p>0.920229</text:p>
              </table:table-cell>
              <table:table-cell office:value-type="float" office:value="0.934857">
                <text:p>0.934857</text:p>
              </table:table-cell>
              <table:table-cell office:value-type="float" office:value="0.936">
                <text:p>0.936</text:p>
              </table:table-cell>
              <table:table-cell office:value-type="float" office:value="0.876114">
                <text:p>0.876114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0.701257">
                <text:p>0.701257</text:p>
              </table:table-cell>
              <table:table-cell office:value-type="float" office:value="0.861943">
                <text:p>0.861943</text:p>
              </table:table-cell>
              <table:table-cell office:value-type="float" office:value="0.876114">
                <text:p>0.876114</text:p>
              </table:table-cell>
              <table:table-cell office:value-type="float" office:value="0.891886">
                <text:p>0.891886</text:p>
              </table:table-cell>
              <table:table-cell office:value-type="float" office:value="0.901486">
                <text:p>0.901486</text:p>
              </table:table-cell>
              <table:table-cell office:value-type="float" office:value="0.910857">
                <text:p>0.910857</text:p>
              </table:table-cell>
              <table:table-cell office:value-type="float" office:value="0.9168">
                <text:p>0.9168</text:p>
              </table:table-cell>
              <table:table-cell office:value-type="float" office:value="0.92">
                <text:p>0.92</text:p>
              </table:table-cell>
              <table:table-cell office:value-type="float" office:value="0.9216">
                <text:p>0.9216</text:p>
              </table:table-cell>
              <table:table-cell office:value-type="float" office:value="0.936">
                <text:p>0.936</text:p>
              </table:table-cell>
              <table:table-cell office:value-type="float" office:value="0.936">
                <text:p>0.936</text:p>
              </table:table-cell>
              <table:table-cell office:value-type="float" office:value="0.883794">
                <text:p>0.883794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748114">
                <text:p>0.748114</text:p>
              </table:table-cell>
              <table:table-cell office:value-type="float" office:value="0.863086">
                <text:p>0.863086</text:p>
              </table:table-cell>
              <table:table-cell office:value-type="float" office:value="0.8816">
                <text:p>0.8816</text:p>
              </table:table-cell>
              <table:table-cell office:value-type="float" office:value="0.896">
                <text:p>0.896</text:p>
              </table:table-cell>
              <table:table-cell office:value-type="float" office:value="0.905371">
                <text:p>0.905371</text:p>
              </table:table-cell>
              <table:table-cell office:value-type="float" office:value="0.912">
                <text:p>0.912</text:p>
              </table:table-cell>
              <table:table-cell office:value-type="float" office:value="0.916571">
                <text:p>0.916571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934629">
                <text:p>0.934629</text:p>
              </table:table-cell>
              <table:table-cell office:value-type="float" office:value="0.936">
                <text:p>0.936</text:p>
              </table:table-cell>
              <table:table-cell office:value-type="float" office:value="0.889737">
                <text:p>0.889737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0.747657">
                <text:p>0.747657</text:p>
              </table:table-cell>
              <table:table-cell office:value-type="float" office:value="0.869486">
                <text:p>0.869486</text:p>
              </table:table-cell>
              <table:table-cell office:value-type="float" office:value="0.883657">
                <text:p>0.883657</text:p>
              </table:table-cell>
              <table:table-cell office:value-type="float" office:value="0.896914">
                <text:p>0.896914</text:p>
              </table:table-cell>
              <table:table-cell office:value-type="float" office:value="0.905371">
                <text:p>0.905371</text:p>
              </table:table-cell>
              <table:table-cell office:value-type="float" office:value="0.912">
                <text:p>0.912</text:p>
              </table:table-cell>
              <table:table-cell office:value-type="float" office:value="0.917257">
                <text:p>0.917257</text:p>
              </table:table-cell>
              <table:table-cell office:value-type="float" office:value="0.92">
                <text:p>0.92</text:p>
              </table:table-cell>
              <table:table-cell office:value-type="float" office:value="0.921371">
                <text:p>0.921371</text:p>
              </table:table-cell>
              <table:table-cell office:value-type="float" office:value="0.935771">
                <text:p>0.935771</text:p>
              </table:table-cell>
              <table:table-cell office:value-type="float" office:value="0.936">
                <text:p>0.936</text:p>
              </table:table-cell>
              <table:table-cell office:value-type="float" office:value="0.890949">
                <text:p>0.8909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MacOSX_AARCH64 LibreOffice_project/56f7684011345957bbf33a7ee678afaf4d2ba33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